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2307210" style:family="table" style:master-page-name="ta-mp-0x2307210">
      <style:table-properties table:display="true" style:writing-mode="lr-tb"/>
    </style:style>
    <style:style style:name="ta-0x2307400" style:family="table" style:master-page-name="ta-mp-0x2307400">
      <style:table-properties table:display="true" style:writing-mode="lr-tb"/>
    </style:style>
    <style:style style:name="ta-0x23075f0" style:family="table" style:master-page-name="ta-mp-0x2307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23da758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b958" style:family="table-cell" style:data-style-name="ND.1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ca3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a6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4ae8" style:family="table-cell" style:data-style-name="ND.2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1a78" style:family="table-cell" style:data-style-name="ND.1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a99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c6d8" style:family="table-cell" style:data-style-name="ND.2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4788" style:family="table-cell" style:data-style-name="ND.2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1" style:condition="cell-content()&lt;[$'asap'.IV1:.IV60]"/>
    </style:style>
    <style:style style:name="ACE-0x24f2498" style:family="table-cell" style:data-style-name="ND.1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a1b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d578" style:family="table-cell" style:data-style-name="ND.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9c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af38" style:family="table-cell" style:data-style-name="ND.1">
      <style:table-cell-properties fo:background-color="transparent" fo:border-top="0.000cm none #c7c7c7" fo:border-bottom="0.000cm none #c7c7c7" fo:border-left="0.106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b178" style:family="table-cell" style:data-style-name="ND.1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30f8" style:family="table-cell" style:data-style-name="ND.2">
      <style:table-cell-properties fo:background-color="transparent" fo:border-top="0.035cm solid #000000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2d98" style:family="table-cell" style:data-style-name="ND.1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a3f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a2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5aa8" style:family="table-cell" style:data-style-name="ND.3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5628" style:family="table-cell" style:data-style-name="ND.2">
      <style:table-cell-properties fo:background-color="transparent" fo:border-top="0.000cm none #c7c7c7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2a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b058" style:family="table-cell" style:data-style-name="ND.2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c01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2c78" style:family="table-cell" style:data-style-name="ND.1">
      <style:table-cell-properties fo:background-color="transparent" fo:border-top="0.106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9f7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d9f8" style:family="table-cell" style:data-style-name="ND.2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b718" style:family="table-cell" style:data-style-name="ND.1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c7f8" style:family="table-cell" style:data-style-name="ND.1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cc78" style:family="table-cell" style:data-style-name="ND.2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2" style:condition="cell-content()&lt;[$'asap'.IV1:.IV60]"/>
    </style:style>
    <style:style style:name="ACE-0x24f2138" style:family="table-cell" style:data-style-name="ND.2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d0f8" style:family="table-cell" style:data-style-name="ND.2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3" style:condition="cell-content()&lt;[$'asap'.IV1:.IV60]"/>
    </style:style>
    <style:style style:name="ACE-0x23dbef8" style:family="table-cell" style:data-style-name="ND.1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a878" style:family="table-cell" style:data-style-name="ND.0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cfd8" style:family="table-cell" style:data-style-name="ND.2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15f8" style:family="table-cell" style:data-style-name="ND.2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53e8" style:family="table-cell" style:data-style-name="ND.2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508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d698" style:family="table-cell" style:data-style-name="ND.2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1ef8" style:family="table-cell" style:data-style-name="ND.1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bb9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bcb8" style:family="table-cell" style:data-style-name="ND.1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3338" style:family="table-cell" style:data-style-name="ND.2">
      <style:table-cell-properties fo:background-color="transparent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acf8" style:family="table-cell" style:data-style-name="ND.1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3458" style:family="table-cell" style:data-style-name="ND.1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a09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aab8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2258" style:family="table-cell" style:data-style-name="ND.1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5988" style:family="table-cell" style:data-style-name="General">
      <style:table-cell-properties fo:background-color="transparent" fo:border-top="0.000cm none #c7c7c7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b4d8" style:family="table-cell" style:data-style-name="ND.1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2918" style:family="table-cell" style:data-style-name="ND.1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a51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14d8" style:family="table-cell" style:data-style-name="ND.1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c138" style:family="table-cell" style:data-style-name="ND.1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c3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4c08" style:family="table-cell" style:data-style-name="ND.2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b298" style:family="table-cell" style:data-style-name="General">
      <style:table-cell-properties fo:background-color="transparent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4f6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1b98" style:family="table-cell" style:data-style-name="ND.2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25b8" style:family="table-cell" style:data-style-name="ND.1">
      <style:table-cell-properties fo:background-color="transparent" fo:border-top="0.035cm solid #000000" fo:border-bottom="0.106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2018" style:family="table-cell" style:data-style-name="ND.1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13b8" style:family="table-cell" style:data-style-name="ND.2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c498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4e48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bdd8" style:family="table-cell" style:data-style-name="ND.1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2fd8" style:family="table-cell" style:data-style-name="ND.1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1dd8" style:family="table-cell" style:data-style-name="ND.1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1298" style:family="table-cell" style:data-style-name="ND.1">
      <style:table-cell-properties fo:background-color="transparent" fo:border-top="0.000cm none #c7c7c7" fo:border-bottom="0.000cm none #c7c7c7" fo:border-left="0.106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183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1958" style:family="table-cell" style:data-style-name="ND.2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1718" style:family="table-cell" style:data-style-name="ND.1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7008" style:family="table-cell" style:data-style-name="ND.4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4" style:condition="cell-content()&lt;[$'Propio'.B1:.B60]"/>
    </style:style>
    <style:style style:name="ACE-0x23f6948" style:family="table-cell" style:data-style-name="ND.1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5e0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5ce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670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6ca8" style:family="table-cell" style:data-style-name="ND.4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5" style:condition="cell-content()&lt;[$'Propio'.B1:.B60]"/>
    </style:style>
    <style:style style:name="ACE-0x23f682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76c8" style:family="table-cell" style:data-style-name="ND.4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6" style:condition="cell-content()&lt;[$'Propio'.B1:.B60]"/>
    </style:style>
    <style:style style:name="ACE-0x23f7368" style:family="table-cell" style:data-style-name="ND.4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  <style:map style:apply-style-name="Gnumeric-7" style:condition="cell-content()&lt;[$'Propio'.B1:.B60]"/>
    </style:style>
    <style:style style:name="ACE-0x23f7fc8" style:family="table-cell" style:data-style-name="ND.3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60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5bc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65e8" style:family="table-cell" style:data-style-name="ND.1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5f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63a8" style:family="table-cell" style:data-style-name="ND.1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6a68" style:family="table-cell" style:data-style-name="ND.1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7c68" style:family="table-cell" style:data-style-name="ND.3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6288" style:family="table-cell" style:data-style-name="ND.0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7a28" style:family="table-cell" style:data-style-name="ND.3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8328" style:family="table-cell" style:data-style-name="ND.3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6168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80e8" style:family="table-cell" style:data-style-name="ND.3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7d88" style:family="table-cell" style:data-style-name="ND.3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7b48" style:family="table-cell" style:data-style-name="ND.3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7ea8" style:family="table-cell" style:data-style-name="ND.3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9d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8208" style:family="table-cell" style:data-style-name="ND.3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64c8" style:family="table-cell" style:data-style-name="ND.1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6b88" style:family="table-cell" style:data-style-name="ND.1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0998" style:family="table-cell" style:data-style-name="ND.4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0758" style:family="table-cell" style:data-style-name="ND.1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efd3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efc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051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1178" style:family="table-cell" style:data-style-name="ND.3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063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0f38" style:family="table-cell" style:data-style-name="ND.3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1058" style:family="table-cell" style:data-style-name="ND.3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eff7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f84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03f8" style:family="table-cell" style:data-style-name="ND.1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efe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02d8" style:family="table-cell" style:data-style-name="ND.1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0cf8" style:family="table-cell" style:data-style-name="ND.3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01b8" style:family="table-cell" style:data-style-name="ND.0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0bd8" style:family="table-cell" style:data-style-name="ND.3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0098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0e18" style:family="table-cell" style:data-style-name="ND.3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3d9e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0ab8" style:family="table-cell" style:data-style-name="ND.4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4f0878" style:family="table-cell" style:data-style-name="ND.1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6.75pt" style:use-optimal-column-width="true"/>
    </style:style>
    <style:style style:name="ACOL-2" style:family="table-column">
      <style:table-column-properties style:column-width="60.75pt" style:use-optimal-column-width="false"/>
    </style:style>
    <style:style style:name="ACOL-3" style:family="table-column">
      <style:table-column-properties style:column-width="59.25pt" style:use-optimal-column-width="true"/>
    </style:style>
    <style:style style:name="ACOL-4" style:family="table-column">
      <style:table-column-properties style:column-width="60.00pt" style:use-optimal-column-width="true"/>
    </style:style>
    <style:style style:name="ACOL-5" style:family="table-column">
      <style:table-column-properties style:column-width="58.50pt" style:use-optimal-column-width="true"/>
    </style:style>
    <style:style style:name="ACOL-6" style:family="table-column">
      <style:table-column-properties style:column-width="60.00pt" style:use-optimal-column-width="false"/>
    </style:style>
    <style:style style:name="ACOL-7" style:family="table-column">
      <style:table-column-properties style:column-width="61.07pt" style:use-optimal-column-width="true"/>
    </style:style>
    <style:style style:name="ACOL-8" style:family="table-column">
      <style:table-column-properties style:column-width="58.93pt" style:use-optimal-column-width="true"/>
    </style:style>
    <style:style style:name="ACOL-9" style:family="table-column">
      <style:table-column-properties style:column-width="64.50pt" style:use-optimal-column-width="false"/>
    </style:style>
    <style:style style:name="ACOL-10" style:family="table-column"/>
    <style:style style:name="ACOL-11" style:family="table-column">
      <style:table-column-properties style:column-width="96.75pt" style:use-optimal-column-width="true"/>
    </style:style>
    <style:style style:name="ACOL-12" style:family="table-column">
      <style:table-column-properties style:column-width="62.25pt" style:use-optimal-column-width="false"/>
    </style:style>
    <style:style style:name="ACOL-13" style:family="table-column">
      <style:table-column-properties style:column-width="60.75pt" style:use-optimal-column-width="true"/>
    </style:style>
    <style:style style:name="AROW-1" style:family="table-row">
      <style:table-row-properties style:row-height="12.86pt" style:use-optimal-row-height="true"/>
    </style:style>
    <style:style style:name="AROW-2" style:family="table-row">
      <style:table-row-properties style:row-height="26.79pt" style:use-optimal-row-height="true"/>
    </style:style>
    <style:style style:name="AROW-3" style:family="table-row">
      <style:table-row-properties style:row-height="12.86pt" style:use-optimal-row-height="false"/>
    </style:style>
    <style:style style:name="AROW-4" style:family="table-row">
      <style:table-row-properties style:row-height="13.50pt" style:use-optimal-row-height="true"/>
    </style:style>
    <style:style style:name="AROW-5" style:family="table-row">
      <style:table-row-properties style:row-height="13.93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Propio" table:style-name="ta-0x2307210" table:print="true">
        <office:forms form:automatic-focus="false" form:apply-design-mode="false">
          <form:form/>
        </office:forms>
        <table:table-column table:default-cell-style-name="ACE-0x23da2d8" table:style-name="ACOL-1"/>
        <table:table-column table:default-cell-style-name="ACE-0x23da2d8" table:style-name="ACOL-0"/>
        <table:table-column table:default-cell-style-name="ACE-0x23da2d8" table:style-name="ACOL-2" table:number-columns-repeated="3"/>
        <table:table-column table:default-cell-style-name="ACE-0x23da2d8" table:style-name="ACOL-0"/>
        <table:table-column table:default-cell-style-name="ACE-0x23da2d8" table:style-name="ACOL-3"/>
        <table:table-column table:default-cell-style-name="ACE-0x23da2d8" table:style-name="ACOL-4"/>
        <table:table-column table:default-cell-style-name="ACE-0x23da2d8" table:style-name="ACOL-5"/>
        <table:table-column table:default-cell-style-name="ACE-0x23da2d8" table:style-name="ACOL-6"/>
        <table:table-column table:default-cell-style-name="ACE-0x23da2d8" table:style-name="ACOL-7"/>
        <table:table-column table:default-cell-style-name="ACE-0x23da2d8" table:style-name="ACOL-8" table:number-columns-repeated="2"/>
        <table:table-column table:default-cell-style-name="ACE-0x23da2d8" table:style-name="ACOL-0" table:number-columns-repeated="3"/>
        <table:table-column table:default-cell-style-name="ACE-0x23da2d8" table:style-name="ACOL-4"/>
        <table:table-column table:default-cell-style-name="ACE-0x23da2d8" table:style-name="ACOL-3"/>
        <table:table-column table:default-cell-style-name="ACE-0x23da2d8" table:style-name="ACOL-4"/>
        <table:table-column table:default-cell-style-name="ACE-0x23da2d8" table:style-name="ACOL-5"/>
        <table:table-column table:default-cell-style-name="ACE-0x23da2d8" table:style-name="ACOL-3"/>
        <table:table-column table:default-cell-style-name="ACE-0x23da2d8" table:style-name="ACOL-4"/>
        <table:table-column table:default-cell-style-name="ACE-0x23da2d8" table:style-name="ACOL-5"/>
        <table:table-column table:default-cell-style-name="ACE-0x23da2d8" table:style-name="ACOL-9"/>
        <table:table-column table:default-cell-style-name="ACE-0x23da2d8" table:style-name="ACOL-3"/>
        <table:table-column table:default-cell-style-name="ACE-0x23da2d8" table:style-name="ACOL-4"/>
        <table:table-column table:default-cell-style-name="ACE-0x23da2d8" table:style-name="ACOL-5"/>
        <table:table-column table:default-cell-style-name="ACE-0x23da2d8" table:style-name="ACOL-3"/>
        <table:table-column table:default-cell-style-name="ACE-0x23da2d8" table:style-name="ACOL-4"/>
        <table:table-column table:default-cell-style-name="ACE-0x23da2d8" table:style-name="ACOL-5"/>
        <table:table-column table:default-cell-style-name="ACE-0x23da2d8" table:style-name="ACOL-0"/>
        <table:table-column table:default-cell-style-name="ACE-0x23da2d8" table:style-name="ACOL-0" table:number-columns-repeated="2"/>
        <table:table-column table:default-cell-style-name="ACE-0x23da2d8" table:style-name="ACOL-11"/>
        <table:table-column table:default-cell-style-name="ACE-0x23da2d8" table:style-name="ACOL-0" table:number-columns-repeated="222"/>
        <table:table-row table:style-name="AROW-1">
          <table:table-cell table:number-rows-spanned="2" table:style-name="ACE-0x23d9f78" office:value-type="string" office:string-value="Instancia">
            <text:p>Instancia</text:p>
          </table:table-cell>
          <table:table-cell table:number-rows-spanned="2" table:style-name="ACE-0x23d9f78" office:value-type="string" office:string-value="Dias">
            <text:p>Dias</text:p>
          </table:table-cell>
          <table:table-cell table:number-columns-spanned="3" table:style-name="ACE-0x23da638" office:value-type="string" office:string-value="Probabilidad maquina">
            <text:p>Probabilidad maquina</text:p>
          </table:table-cell>
          <table:covered-table-cell table:number-columns-repeated="2"/>
          <table:table-cell table:number-rows-spanned="2" table:style-name="ACE-0x23d9f78" office:value-type="string" office:string-value="Pacientes por dia">
            <text:p>Pacientes por dia</text:p>
          </table:table-cell>
          <table:table-cell table:number-columns-spanned="4" table:style-name="ACE-0x23da998" office:value-type="string" office:string-value="Numero pacientes">
            <text:p>Numero pacientes</text:p>
          </table:table-cell>
          <table:covered-table-cell table:number-columns-repeated="3"/>
          <table:table-cell table:number-columns-spanned="6" table:style-name="ACE-0x23dbdd8" office:value-type="string" office:string-value="Numero de sesiones">
            <text:p>Numero de sesiones</text:p>
          </table:table-cell>
          <table:covered-table-cell table:number-columns-repeated="5"/>
          <table:table-cell table:number-rows-spanned="2" table:style-name="ACE-0x23dca38" office:value-type="string" office:string-value="Delay">
            <text:p>Delay</text:p>
          </table:table-cell>
          <table:table-cell table:number-columns-spanned="3" table:style-name="ACE-0x23d9f78" office:value-type="string" office:string-value="% atrasados">
            <text:p>% atrasados</text:p>
          </table:table-cell>
          <table:covered-table-cell table:number-columns-repeated="2"/>
          <table:table-cell table:number-columns-spanned="3" table:style-name="ACE-0x23f4f68" office:value-type="string" office:string-value="Cantidad pacientes atrasados">
            <text:p>Cantidad pacientes atrasados</text:p>
          </table:table-cell>
          <table:covered-table-cell table:number-columns-repeated="2"/>
          <table:table-cell table:number-rows-spanned="2" table:style-name="ACE-0x23f4f68" office:value-type="string" office:string-value="Total atrasados">
            <text:p>Total atrasados</text:p>
          </table:table-cell>
          <table:table-cell table:number-columns-spanned="3" table:style-name="ACE-0x23da638" office:value-type="string" office:string-value="Promedio">
            <text:p>Promedio</text:p>
          </table:table-cell>
          <table:covered-table-cell table:number-columns-repeated="2"/>
          <table:table-cell table:number-columns-spanned="3" table:style-name="ACE-0x23dca38" office:value-type="string" office:string-value="Desviación estándar">
            <text:p>Desviación estándar</text:p>
          </table:table-cell>
          <table:covered-table-cell table:number-columns-repeated="2"/>
          <table:table-cell table:number-columns-repeated="226" table:style-name="ACE-0x23da2d8"/>
        </table:table-row>
        <table:table-row table:style-name="AROW-2">
          <table:covered-table-cell table:number-columns-repeated="2"/>
          <table:table-cell table:style-name="ACE-0x23da638" office:value-type="string" office:string-value="Urgente">
            <text:p>Urgente</text:p>
          </table:table-cell>
          <table:table-cell table:style-name="ACE-0x23da638" office:value-type="string" office:string-value="Paliativo">
            <text:p>Paliativo</text:p>
          </table:table-cell>
          <table:table-cell table:style-name="ACE-0x23da638" office:value-type="string" office:string-value="Radical">
            <text:p>Radical</text:p>
          </table:table-cell>
          <table:covered-table-cell/>
          <table:table-cell table:style-name="ACE-0x23daab8" office:value-type="string" office:string-value="Urgentes ">
            <text:p>Urgentes </text:p>
          </table:table-cell>
          <table:table-cell table:style-name="ACE-0x23daab8" office:value-type="string" office:string-value="Paliativos">
            <text:p>Paliativos</text:p>
          </table:table-cell>
          <table:table-cell table:style-name="ACE-0x23daab8" office:value-type="string" office:string-value="Radicales">
            <text:p>Radicales</text:p>
          </table:table-cell>
          <table:table-cell table:style-name="ACE-0x23dbcb8" office:value-type="string" office:string-value="Total pacientes">
            <text:p>Total pacientes</text:p>
          </table:table-cell>
          <table:table-cell table:style-name="ACE-0x23da638" office:value-type="string" office:string-value="Urgentes ">
            <text:p>Urgentes </text:p>
          </table:table-cell>
          <table:table-cell table:style-name="ACE-0x23da638" office:value-type="string" office:string-value="Paliativos">
            <text:p>Paliativos</text:p>
          </table:table-cell>
          <table:table-cell table:style-name="ACE-0x23da638" office:value-type="string" office:string-value="Radicales">
            <text:p>Radicales</text:p>
          </table:table-cell>
          <table:table-cell table:style-name="ACE-0x24f1838" office:value-type="string" office:string-value="Total">
            <text:p>Total</text:p>
          </table:table-cell>
          <table:table-cell table:style-name="ACE-0x24f1838" office:value-type="string" office:string-value="Alta">
            <text:p>Alta</text:p>
          </table:table-cell>
          <table:table-cell table:style-name="ACE-0x24f1838" office:value-type="string" office:string-value="Baja">
            <text:p>Baja</text:p>
          </table:table-cell>
          <table:covered-table-cell/>
          <table:table-cell table:style-name="ACE-0x23da638" office:value-type="string" office:string-value="Urgentes ">
            <text:p>Urgentes </text:p>
          </table:table-cell>
          <table:table-cell table:style-name="ACE-0x23da638" office:value-type="string" office:string-value="Paliativos">
            <text:p>Paliativos</text:p>
          </table:table-cell>
          <table:table-cell table:style-name="ACE-0x23f5088" office:value-type="string" office:string-value="Radicales">
            <text:p>Radicales</text:p>
          </table:table-cell>
          <table:table-cell table:style-name="ACE-0x23da638" office:value-type="string" office:string-value="Urgentes ">
            <text:p>Urgentes </text:p>
          </table:table-cell>
          <table:table-cell table:style-name="ACE-0x23da638" office:value-type="string" office:string-value="Paliativos">
            <text:p>Paliativos</text:p>
          </table:table-cell>
          <table:table-cell table:style-name="ACE-0x23f5088" office:value-type="string" office:string-value="Radicales">
            <text:p>Radicales</text:p>
          </table:table-cell>
          <table:covered-table-cell/>
          <table:table-cell table:style-name="ACE-0x23da638" office:value-type="string" office:string-value="Urgentes ">
            <text:p>Urgentes </text:p>
          </table:table-cell>
          <table:table-cell table:style-name="ACE-0x23da638" office:value-type="string" office:string-value="Paliativos">
            <text:p>Paliativos</text:p>
          </table:table-cell>
          <table:table-cell table:style-name="ACE-0x23f5088" office:value-type="string" office:string-value="Radicales">
            <text:p>Radicales</text:p>
          </table:table-cell>
          <table:table-cell table:style-name="ACE-0x23dca38" office:value-type="string" office:string-value="Urgentes ">
            <text:p>Urgentes </text:p>
          </table:table-cell>
          <table:table-cell table:style-name="ACE-0x23da638" office:value-type="string" office:string-value="Paliativos">
            <text:p>Paliativos</text:p>
          </table:table-cell>
          <table:table-cell table:style-name="ACE-0x23f5088" office:value-type="string" office:string-value="Radicales">
            <text:p>Radicales</text:p>
          </table:table-cell>
          <table:table-cell table:number-columns-repeated="226" table:style-name="ACE-0x23da2d8"/>
        </table:table-row>
        <table:table-row table:style-name="AROW-3">
          <table:table-cell table:number-rows-spanned="3" table:style-name="ACE-0x23da098" office:value-type="float" office:value="1">
            <text:p>1</text:p>
          </table:table-cell>
          <table:table-cell table:number-rows-spanned="45" table:style-name="ACE-0x23da098" office:value-type="float" office:value="30">
            <text:p>30</text:p>
          </table:table-cell>
          <table:table-cell table:number-rows-spanned="180" table:style-name="ACE-0x23da758" office:value-type="float" office:value="1">
            <text:p>1.0</text:p>
          </table:table-cell>
          <table:table-cell table:number-rows-spanned="90" table:style-name="ACE-0x23da758" office:value-type="float" office:value="0">
            <text:p>0.0</text:p>
          </table:table-cell>
          <table:table-cell table:number-rows-spanned="90" table:style-name="ACE-0x23da758" office:value-type="float" office:value="0.5">
            <text:p>0.5</text:p>
          </table:table-cell>
          <table:table-cell table:number-rows-spanned="15" table:style-name="ACE-0x23da098" office:value-type="float" office:value="10">
            <text:p>10</text:p>
          </table:table-cell>
          <table:table-cell table:number-rows-spanned="3" table:style-name="ACE-0x24f1dd8" office:value-type="float" office:value="1">
            <text:p>1</text:p>
          </table:table-cell>
          <table:table-cell table:number-rows-spanned="3" table:style-name="ACE-0x24f14d8" office:value-type="float" office:value="31">
            <text:p>31</text:p>
          </table:table-cell>
          <table:table-cell table:number-rows-spanned="3" table:style-name="ACE-0x24f14d8" office:value-type="float" office:value="100">
            <text:p>100</text:p>
          </table:table-cell>
          <table:table-cell table:number-rows-spanned="3" table:style-name="ACE-0x24f14d8" table:formula="of:=SUM([.G3:.I3])" office:value-type="float" office:value="132">
            <text:p>132</text:p>
          </table:table-cell>
          <table:table-cell table:number-rows-spanned="3" table:style-name="ACE-0x24f14d8" office:value-type="float" office:value="1">
            <text:p>1</text:p>
          </table:table-cell>
          <table:table-cell table:number-rows-spanned="3" table:style-name="ACE-0x24f14d8" office:value-type="float" office:value="121">
            <text:p>121</text:p>
          </table:table-cell>
          <table:table-cell table:number-rows-spanned="3" table:style-name="ACE-0x24f14d8" office:value-type="float" office:value="3040">
            <text:p>3040</text:p>
          </table:table-cell>
          <table:table-cell table:number-rows-spanned="3" table:style-name="ACE-0x24f14d8" table:formula="of:=SUM([.K3:.M5])" office:value-type="float" office:value="3162">
            <text:p>3162</text:p>
          </table:table-cell>
          <table:table-cell table:number-rows-spanned="3" table:style-name="ACE-0x24f14d8" office:value-type="float" office:value="1451">
            <text:p>1451</text:p>
          </table:table-cell>
          <table:table-cell table:number-rows-spanned="3" table:style-name="ACE-0x24f14d8" office:value-type="float" office:value="1711">
            <text:p>1711</text:p>
          </table:table-cell>
          <table:table-cell table:style-name="ACE-0x24f15f8" office:value-type="float" office:value="47">
            <text:p>47.00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29.0323">
            <text:p>29.03</text:p>
          </table:table-cell>
          <table:table-cell table:style-name="ACE-0x24f15f8" office:value-type="float" office:value="16">
            <text:p>16.00</text:p>
          </table:table-cell>
          <table:table-cell table:style-name="ACE-0x24f15f8" table:formula="of:=[.R3]*[.G3]/100" office:value-type="float" office:value="0">
            <text:p>0.00</text:p>
          </table:table-cell>
          <table:table-cell table:style-name="ACE-0x24f15f8" table:formula="of:=[.S3]*[.H3]/100" office:value-type="float" office:value="9.000013">
            <text:p>9.00</text:p>
          </table:table-cell>
          <table:table-cell table:style-name="ACE-0x24f15f8" table:formula="of:=[.T3]*[.I3]/100" office:value-type="float" office:value="16">
            <text:p>16.00</text:p>
          </table:table-cell>
          <table:table-cell table:style-name="ACE-0x24f15f8" table:formula="of:=SUM([.U3:.W3])" office:value-type="float" office:value="25.000013">
            <text:p>25.00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2.33333">
            <text:p>2.33</text:p>
          </table:table-cell>
          <table:table-cell table:style-name="ACE-0x24f15f8" office:value-type="float" office:value="1.625">
            <text:p>1.62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2.0548">
            <text:p>2.05</text:p>
          </table:table-cell>
          <table:table-cell table:style-name="ACE-0x24f1958" office:value-type="float" office:value="0.599479">
            <text:p>0.60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cc78" office:value-type="float" office:value="47">
            <text:p>47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29.0323">
            <text:p>29.03</text:p>
          </table:table-cell>
          <table:table-cell table:style-name="ACE-0x23dcfd8" office:value-type="float" office:value="16">
            <text:p>16.00</text:p>
          </table:table-cell>
          <table:table-cell table:style-name="ACE-0x23dcfd8" table:formula="of:=[.R4]*[.G3]/100" office:value-type="float" office:value="0">
            <text:p>0.00</text:p>
          </table:table-cell>
          <table:table-cell table:style-name="ACE-0x23dcfd8" table:formula="of:=[.S4]*[.H3]/100" office:value-type="float" office:value="9.000013">
            <text:p>9.00</text:p>
          </table:table-cell>
          <table:table-cell table:style-name="ACE-0x23dcfd8" table:formula="of:=[.T4]*[.I3]/100" office:value-type="float" office:value="16">
            <text:p>16.00</text:p>
          </table:table-cell>
          <table:table-cell table:style-name="ACE-0x23dcfd8" table:formula="of:=SUM([.U4:.W4])" office:value-type="float" office:value="25.000013">
            <text:p>25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2.33333">
            <text:p>2.33</text:p>
          </table:table-cell>
          <table:table-cell table:style-name="ACE-0x23dcfd8" office:value-type="float" office:value="1.625">
            <text:p>1.62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2.0548">
            <text:p>2.05</text:p>
          </table:table-cell>
          <table:table-cell table:style-name="ACE-0x24f13b8" office:value-type="float" office:value="0.599479">
            <text:p>0.60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4f1b98" office:value-type="float" office:value="47">
            <text:p>47.00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29.0323">
            <text:p>29.03</text:p>
          </table:table-cell>
          <table:table-cell table:style-name="ACE-0x24f1b98" office:value-type="float" office:value="16">
            <text:p>16.00</text:p>
          </table:table-cell>
          <table:table-cell table:style-name="ACE-0x24f1b98" table:formula="of:=[.R5]*[.G3]/100" office:value-type="float" office:value="0">
            <text:p>0.00</text:p>
          </table:table-cell>
          <table:table-cell table:style-name="ACE-0x24f1b98" table:formula="of:=[.S5]*[.H3]/100" office:value-type="float" office:value="9.000013">
            <text:p>9.00</text:p>
          </table:table-cell>
          <table:table-cell table:style-name="ACE-0x24f1b98" table:formula="of:=[.T5]*[.I3]/100" office:value-type="float" office:value="16">
            <text:p>16.00</text:p>
          </table:table-cell>
          <table:table-cell table:style-name="ACE-0x24f1b98" table:formula="of:=SUM([.U5:.W5])" office:value-type="float" office:value="25.000013">
            <text:p>25.00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2.33333">
            <text:p>2.33</text:p>
          </table:table-cell>
          <table:table-cell table:style-name="ACE-0x24f1b98" office:value-type="float" office:value="1.625">
            <text:p>1.62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2.0548">
            <text:p>2.05</text:p>
          </table:table-cell>
          <table:table-cell table:style-name="ACE-0x24f2138" office:value-type="float" office:value="0.599479">
            <text:p>0.60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2">
            <text:p>2</text:p>
          </table:table-cell>
          <table:covered-table-cell table:number-columns-repeated="5"/>
          <table:table-cell table:number-rows-spanned="3" table:style-name="ACE-0x23daf38" office:value-type="float" office:value="3">
            <text:p>3</text:p>
          </table:table-cell>
          <table:table-cell table:number-rows-spanned="3" table:style-name="ACE-0x23db718" office:value-type="float" office:value="33">
            <text:p>33</text:p>
          </table:table-cell>
          <table:table-cell table:number-rows-spanned="3" table:style-name="ACE-0x23db718" office:value-type="float" office:value="92">
            <text:p>92</text:p>
          </table:table-cell>
          <table:table-cell table:number-rows-spanned="3" table:style-name="ACE-0x23db718" table:formula="of:=SUM([.G6:.I6])" office:value-type="float" office:value="128">
            <text:p>128</text:p>
          </table:table-cell>
          <table:table-cell table:number-rows-spanned="3" table:style-name="ACE-0x23db718" office:value-type="float" office:value="6">
            <text:p>6</text:p>
          </table:table-cell>
          <table:table-cell table:number-rows-spanned="3" table:style-name="ACE-0x23db718" office:value-type="float" office:value="105">
            <text:p>105</text:p>
          </table:table-cell>
          <table:table-cell table:number-rows-spanned="3" table:style-name="ACE-0x23db718" office:value-type="float" office:value="2780">
            <text:p>2780</text:p>
          </table:table-cell>
          <table:table-cell table:number-rows-spanned="3" table:style-name="ACE-0x23db718" table:formula="of:=SUM([.K6:.M6])" office:value-type="float" office:value="2891">
            <text:p>2891</text:p>
          </table:table-cell>
          <table:table-cell table:number-rows-spanned="3" table:style-name="ACE-0x23db718" office:value-type="float" office:value="1131">
            <text:p>1131</text:p>
          </table:table-cell>
          <table:table-cell table:number-rows-spanned="3" table:style-name="ACE-0x23db718" office:value-type="float" office:value="1760">
            <text:p>1760</text:p>
          </table:table-cell>
          <table:table-cell table:style-name="ACE-0x23f4ae8" office:value-type="float" office:value="57">
            <text:p>57.00</text:p>
          </table:table-cell>
          <table:table-cell table:style-name="ACE-0x23f4ae8" office:value-type="float" office:value="33.3333">
            <text:p>33.33</text:p>
          </table:table-cell>
          <table:table-cell table:style-name="ACE-0x23f4ae8" office:value-type="float" office:value="21.2121">
            <text:p>21.21</text:p>
          </table:table-cell>
          <table:table-cell table:style-name="ACE-0x23f4ae8" office:value-type="float" office:value="22.8261">
            <text:p>22.83</text:p>
          </table:table-cell>
          <table:table-cell table:style-name="ACE-0x23f4ae8" table:formula="of:=[.R6]*[.G6]/100" office:value-type="float" office:value="0.999999">
            <text:p>1.00</text:p>
          </table:table-cell>
          <table:table-cell table:style-name="ACE-0x23f4ae8" table:formula="of:=[.S6]*[.H6]/100" office:value-type="float" office:value="6.999993">
            <text:p>7.00</text:p>
          </table:table-cell>
          <table:table-cell table:style-name="ACE-0x23f4ae8" table:formula="of:=[.T6]*[.I6]/100" office:value-type="float" office:value="21.000012">
            <text:p>21.00</text:p>
          </table:table-cell>
          <table:table-cell table:style-name="ACE-0x23f4ae8" table:formula="of:=SUM([.U6:.W6])" office:value-type="float" office:value="29.000004">
            <text:p>29.00</text:p>
          </table:table-cell>
          <table:table-cell table:style-name="ACE-0x23f4ae8" office:value-type="float" office:value="3">
            <text:p>3.00</text:p>
          </table:table-cell>
          <table:table-cell table:style-name="ACE-0x23f4ae8" office:value-type="float" office:value="1.71429">
            <text:p>1.71</text:p>
          </table:table-cell>
          <table:table-cell table:style-name="ACE-0x23f4ae8" office:value-type="float" office:value="2">
            <text:p>2.00</text:p>
          </table:table-cell>
          <table:table-cell table:style-name="ACE-0x23f4ae8" office:value-type="float" office:value="0">
            <text:p>0.00</text:p>
          </table:table-cell>
          <table:table-cell table:style-name="ACE-0x23f4ae8" office:value-type="float" office:value="0.699854">
            <text:p>0.70</text:p>
          </table:table-cell>
          <table:table-cell table:style-name="ACE-0x23f5628" office:value-type="float" office:value="1.19523">
            <text:p>1.20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0f8" office:value-type="float" office:value="57">
            <text:p>57.00</text:p>
          </table:table-cell>
          <table:table-cell table:style-name="ACE-0x23dcfd8" office:value-type="float" office:value="33.3333">
            <text:p>33.33</text:p>
          </table:table-cell>
          <table:table-cell table:style-name="ACE-0x23dcfd8" office:value-type="float" office:value="21.2121">
            <text:p>21.21</text:p>
          </table:table-cell>
          <table:table-cell table:style-name="ACE-0x23dcfd8" office:value-type="float" office:value="22.8261">
            <text:p>22.83</text:p>
          </table:table-cell>
          <table:table-cell table:style-name="ACE-0x23dcfd8" table:formula="of:=[.R7]*[.G6]/100" office:value-type="float" office:value="0.999999">
            <text:p>1.00</text:p>
          </table:table-cell>
          <table:table-cell table:style-name="ACE-0x23dcfd8" table:formula="of:=[.S7]*[.H6]/100" office:value-type="float" office:value="6.999993">
            <text:p>7.00</text:p>
          </table:table-cell>
          <table:table-cell table:style-name="ACE-0x23dcfd8" table:formula="of:=[.T7]*[.I6]/100" office:value-type="float" office:value="21.000012">
            <text:p>21.00</text:p>
          </table:table-cell>
          <table:table-cell table:style-name="ACE-0x23dcfd8" table:formula="of:=SUM([.U7:.W7])" office:value-type="float" office:value="29.000004">
            <text:p>29.00</text:p>
          </table:table-cell>
          <table:table-cell table:style-name="ACE-0x23dcfd8" office:value-type="float" office:value="3">
            <text:p>3.00</text:p>
          </table:table-cell>
          <table:table-cell table:style-name="ACE-0x23dcfd8" office:value-type="float" office:value="1.71429">
            <text:p>1.71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0.699854">
            <text:p>0.70</text:p>
          </table:table-cell>
          <table:table-cell table:style-name="ACE-0x23f53e8" office:value-type="float" office:value="1.19523">
            <text:p>1.20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cfd8" office:value-type="float" office:value="57">
            <text:p>57.00</text:p>
          </table:table-cell>
          <table:table-cell table:style-name="ACE-0x23dcfd8" office:value-type="float" office:value="33.3333">
            <text:p>33.33</text:p>
          </table:table-cell>
          <table:table-cell table:style-name="ACE-0x23dcfd8" office:value-type="float" office:value="21.2121">
            <text:p>21.21</text:p>
          </table:table-cell>
          <table:table-cell table:style-name="ACE-0x23dcfd8" office:value-type="float" office:value="22.8261">
            <text:p>22.83</text:p>
          </table:table-cell>
          <table:table-cell table:style-name="ACE-0x23dcfd8" table:formula="of:=[.R8]*[.G6]/100" office:value-type="float" office:value="0.999999">
            <text:p>1.00</text:p>
          </table:table-cell>
          <table:table-cell table:style-name="ACE-0x23dcfd8" table:formula="of:=[.S8]*[.H6]/100" office:value-type="float" office:value="6.999993">
            <text:p>7.00</text:p>
          </table:table-cell>
          <table:table-cell table:style-name="ACE-0x23dcfd8" table:formula="of:=[.T8]*[.I6]/100" office:value-type="float" office:value="21.000012">
            <text:p>21.00</text:p>
          </table:table-cell>
          <table:table-cell table:style-name="ACE-0x23dcfd8" table:formula="of:=SUM([.U8:.W8])" office:value-type="float" office:value="29.000004">
            <text:p>29.00</text:p>
          </table:table-cell>
          <table:table-cell table:style-name="ACE-0x23dcfd8" office:value-type="float" office:value="3">
            <text:p>3.00</text:p>
          </table:table-cell>
          <table:table-cell table:style-name="ACE-0x23dcfd8" office:value-type="float" office:value="1.71429">
            <text:p>1.71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0.699854">
            <text:p>0.70</text:p>
          </table:table-cell>
          <table:table-cell table:style-name="ACE-0x23f53e8" office:value-type="float" office:value="1.19523">
            <text:p>1.20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3">
            <text:p>3</text:p>
          </table:table-cell>
          <table:covered-table-cell table:number-columns-repeated="5"/>
          <table:table-cell table:number-rows-spanned="3" table:style-name="ACE-0x24f1dd8" office:value-type="float" office:value="8">
            <text:p>8</text:p>
          </table:table-cell>
          <table:table-cell table:number-rows-spanned="3" table:style-name="ACE-0x24f14d8" office:value-type="float" office:value="34">
            <text:p>34</text:p>
          </table:table-cell>
          <table:table-cell table:number-rows-spanned="3" table:style-name="ACE-0x24f14d8" office:value-type="float" office:value="87">
            <text:p>87</text:p>
          </table:table-cell>
          <table:table-cell table:number-rows-spanned="3" table:style-name="ACE-0x24f14d8" table:formula="of:=SUM([.G9:.I9])" office:value-type="float" office:value="129">
            <text:p>129</text:p>
          </table:table-cell>
          <table:table-cell table:number-rows-spanned="3" table:style-name="ACE-0x24f14d8" office:value-type="float" office:value="11">
            <text:p>11</text:p>
          </table:table-cell>
          <table:table-cell table:number-rows-spanned="3" table:style-name="ACE-0x24f14d8" office:value-type="float" office:value="115">
            <text:p>115</text:p>
          </table:table-cell>
          <table:table-cell table:number-rows-spanned="3" table:style-name="ACE-0x24f14d8" office:value-type="float" office:value="2625">
            <text:p>2625</text:p>
          </table:table-cell>
          <table:table-cell table:number-rows-spanned="3" table:style-name="ACE-0x24f14d8" table:formula="of:=SUM([.K9:.M11])" office:value-type="float" office:value="2751">
            <text:p>2751</text:p>
          </table:table-cell>
          <table:table-cell table:number-rows-spanned="3" table:style-name="ACE-0x24f3458" office:value-type="float" office:value="1386">
            <text:p>1386</text:p>
          </table:table-cell>
          <table:table-cell table:number-rows-spanned="3" table:style-name="ACE-0x24f2c78" office:value-type="float" office:value="1365">
            <text:p>1365</text:p>
          </table:table-cell>
          <table:table-cell table:style-name="ACE-0x24f3338" office:value-type="float" office:value="75">
            <text:p>75.00</text:p>
          </table:table-cell>
          <table:table-cell table:style-name="ACE-0x24f15f8" office:value-type="float" office:value="25">
            <text:p>25.00</text:p>
          </table:table-cell>
          <table:table-cell table:style-name="ACE-0x24f15f8" office:value-type="float" office:value="20.5882">
            <text:p>20.59</text:p>
          </table:table-cell>
          <table:table-cell table:style-name="ACE-0x24f15f8" office:value-type="float" office:value="32.1839">
            <text:p>32.18</text:p>
          </table:table-cell>
          <table:table-cell table:style-name="ACE-0x24f15f8" table:formula="of:=[.R9]*[.G9]/100" office:value-type="float" office:value="2">
            <text:p>2.00</text:p>
          </table:table-cell>
          <table:table-cell table:style-name="ACE-0x24f15f8" table:formula="of:=[.S9]*[.H9]/100" office:value-type="float" office:value="6.999988">
            <text:p>7.00</text:p>
          </table:table-cell>
          <table:table-cell table:style-name="ACE-0x24f15f8" table:formula="of:=[.T9]*[.I9]/100" office:value-type="float" office:value="27.999993">
            <text:p>28.00</text:p>
          </table:table-cell>
          <table:table-cell table:style-name="ACE-0x24f15f8" table:formula="of:=SUM([.U9:.W9])" office:value-type="float" office:value="36.999981">
            <text:p>37.00</text:p>
          </table:table-cell>
          <table:table-cell table:style-name="ACE-0x24f15f8" office:value-type="float" office:value="2">
            <text:p>2.00</text:p>
          </table:table-cell>
          <table:table-cell table:style-name="ACE-0x24f15f8" office:value-type="float" office:value="2.14286">
            <text:p>2.14</text:p>
          </table:table-cell>
          <table:table-cell table:style-name="ACE-0x24f15f8" office:value-type="float" office:value="2">
            <text:p>2.00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1.6413">
            <text:p>1.64</text:p>
          </table:table-cell>
          <table:table-cell table:style-name="ACE-0x24f1958" office:value-type="float" office:value="1.60357">
            <text:p>1.60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75">
            <text:p>75.00</text:p>
          </table:table-cell>
          <table:table-cell table:style-name="ACE-0x23dcfd8" office:value-type="float" office:value="25">
            <text:p>25.00</text:p>
          </table:table-cell>
          <table:table-cell table:style-name="ACE-0x23dcfd8" office:value-type="float" office:value="20.5882">
            <text:p>20.59</text:p>
          </table:table-cell>
          <table:table-cell table:style-name="ACE-0x23dcfd8" office:value-type="float" office:value="32.1839">
            <text:p>32.18</text:p>
          </table:table-cell>
          <table:table-cell table:style-name="ACE-0x23dcfd8" table:formula="of:=[.R10]*[.G9]/100" office:value-type="float" office:value="2">
            <text:p>2.00</text:p>
          </table:table-cell>
          <table:table-cell table:style-name="ACE-0x23dcfd8" table:formula="of:=[.S10]*[.H9]/100" office:value-type="float" office:value="6.999988">
            <text:p>7.00</text:p>
          </table:table-cell>
          <table:table-cell table:style-name="ACE-0x23dcfd8" table:formula="of:=[.T10]*[.I9]/100" office:value-type="float" office:value="27.999993">
            <text:p>28.00</text:p>
          </table:table-cell>
          <table:table-cell table:style-name="ACE-0x23dcfd8" table:formula="of:=SUM([.U10:.W10])" office:value-type="float" office:value="36.999981">
            <text:p>37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2.14286">
            <text:p>2.14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1.6413">
            <text:p>1.64</text:p>
          </table:table-cell>
          <table:table-cell table:style-name="ACE-0x24f13b8" office:value-type="float" office:value="1.60357">
            <text:p>1.60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75">
            <text:p>75.00</text:p>
          </table:table-cell>
          <table:table-cell table:style-name="ACE-0x24f1b98" office:value-type="float" office:value="25">
            <text:p>25.00</text:p>
          </table:table-cell>
          <table:table-cell table:style-name="ACE-0x24f1b98" office:value-type="float" office:value="20.5882">
            <text:p>20.59</text:p>
          </table:table-cell>
          <table:table-cell table:style-name="ACE-0x24f1b98" office:value-type="float" office:value="32.1839">
            <text:p>32.18</text:p>
          </table:table-cell>
          <table:table-cell table:style-name="ACE-0x24f1b98" table:formula="of:=[.R11]*[.G9]/100" office:value-type="float" office:value="2">
            <text:p>2.00</text:p>
          </table:table-cell>
          <table:table-cell table:style-name="ACE-0x24f1b98" table:formula="of:=[.S11]*[.H9]/100" office:value-type="float" office:value="6.999988">
            <text:p>7.00</text:p>
          </table:table-cell>
          <table:table-cell table:style-name="ACE-0x24f1b98" table:formula="of:=[.T11]*[.I9]/100" office:value-type="float" office:value="27.999993">
            <text:p>28.00</text:p>
          </table:table-cell>
          <table:table-cell table:style-name="ACE-0x24f1b98" table:formula="of:=SUM([.U11:.W11])" office:value-type="float" office:value="36.999981">
            <text:p>37.00</text:p>
          </table:table-cell>
          <table:table-cell table:style-name="ACE-0x24f1b98" office:value-type="float" office:value="2">
            <text:p>2.00</text:p>
          </table:table-cell>
          <table:table-cell table:style-name="ACE-0x24f1b98" office:value-type="float" office:value="2.14286">
            <text:p>2.14</text:p>
          </table:table-cell>
          <table:table-cell table:style-name="ACE-0x24f1b98" office:value-type="float" office:value="2">
            <text:p>2.00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1.6413">
            <text:p>1.64</text:p>
          </table:table-cell>
          <table:table-cell table:style-name="ACE-0x24f2138" office:value-type="float" office:value="1.60357">
            <text:p>1.60</text:p>
          </table:table-cell>
          <table:table-cell table:number-columns-repeated="226" table:style-name="ACE-0x23da2d8"/>
        </table:table-row>
        <text:soft-page-break/>
        <table:table-row table:style-name="AROW-0">
          <table:table-cell table:number-rows-spanned="3" table:style-name="ACE-0x23da1b8" office:value-type="float" office:value="4">
            <text:p>4</text:p>
          </table:table-cell>
          <table:covered-table-cell table:number-columns-repeated="5"/>
          <table:table-cell table:number-rows-spanned="3" table:style-name="ACE-0x23daf38" office:value-type="float" office:value="10">
            <text:p>10</text:p>
          </table:table-cell>
          <table:table-cell table:number-rows-spanned="3" table:style-name="ACE-0x23db718" office:value-type="float" office:value="56">
            <text:p>56</text:p>
          </table:table-cell>
          <table:table-cell table:number-rows-spanned="3" table:style-name="ACE-0x23db718" office:value-type="float" office:value="94">
            <text:p>94</text:p>
          </table:table-cell>
          <table:table-cell table:number-rows-spanned="3" table:style-name="ACE-0x23db718" table:formula="of:=SUM([.G12:.I12])" office:value-type="float" office:value="160">
            <text:p>160</text:p>
          </table:table-cell>
          <table:table-cell table:number-rows-spanned="3" table:style-name="ACE-0x23db718" office:value-type="float" office:value="17">
            <text:p>17</text:p>
          </table:table-cell>
          <table:table-cell table:number-rows-spanned="3" table:style-name="ACE-0x23db718" office:value-type="float" office:value="203">
            <text:p>203</text:p>
          </table:table-cell>
          <table:table-cell table:number-rows-spanned="3" table:style-name="ACE-0x23db718" office:value-type="float" office:value="2730">
            <text:p>2730</text:p>
          </table:table-cell>
          <table:table-cell table:number-rows-spanned="3" table:style-name="ACE-0x23db718" table:formula="of:=SUM([.K12:.M12])" office:value-type="float" office:value="2950">
            <text:p>2950</text:p>
          </table:table-cell>
          <table:table-cell table:number-rows-spanned="3" table:style-name="ACE-0x24f2498" office:value-type="float" office:value="1532">
            <text:p>1532</text:p>
          </table:table-cell>
          <table:table-cell table:number-rows-spanned="3" table:style-name="ACE-0x24f2fd8" office:value-type="float" office:value="1418">
            <text:p>1418</text:p>
          </table:table-cell>
          <table:table-cell table:style-name="ACE-0x23dd578" office:value-type="float" office:value="77">
            <text:p>77.00</text:p>
          </table:table-cell>
          <table:table-cell table:style-name="ACE-0x23f4ae8" office:value-type="float" office:value="10">
            <text:p>10.00</text:p>
          </table:table-cell>
          <table:table-cell table:style-name="ACE-0x23f4ae8" office:value-type="float" office:value="19.6429">
            <text:p>19.64</text:p>
          </table:table-cell>
          <table:table-cell table:style-name="ACE-0x23f4ae8" office:value-type="float" office:value="21.2766">
            <text:p>21.28</text:p>
          </table:table-cell>
          <table:table-cell table:style-name="ACE-0x23f4ae8" table:formula="of:=[.R12]*[.G12]/100" office:value-type="float" office:value="1">
            <text:p>1.00</text:p>
          </table:table-cell>
          <table:table-cell table:style-name="ACE-0x23f4ae8" table:formula="of:=[.S12]*[.H12]/100" office:value-type="float" office:value="11.000024">
            <text:p>11.00</text:p>
          </table:table-cell>
          <table:table-cell table:style-name="ACE-0x23f4ae8" table:formula="of:=[.T12]*[.I12]/100" office:value-type="float" office:value="20.000004">
            <text:p>20.00</text:p>
          </table:table-cell>
          <table:table-cell table:style-name="ACE-0x23f4ae8" table:formula="of:=SUM([.U12:.W12])" office:value-type="float" office:value="32.000028">
            <text:p>32.00</text:p>
          </table:table-cell>
          <table:table-cell table:style-name="ACE-0x23f4ae8" office:value-type="float" office:value="2">
            <text:p>2.00</text:p>
          </table:table-cell>
          <table:table-cell table:style-name="ACE-0x23f4ae8" office:value-type="float" office:value="3.09091">
            <text:p>3.09</text:p>
          </table:table-cell>
          <table:table-cell table:style-name="ACE-0x23f4ae8" office:value-type="float" office:value="2.05">
            <text:p>2.05</text:p>
          </table:table-cell>
          <table:table-cell table:style-name="ACE-0x23f4ae8" office:value-type="float" office:value="0">
            <text:p>0.00</text:p>
          </table:table-cell>
          <table:table-cell table:style-name="ACE-0x23f4ae8" office:value-type="float" office:value="3.47601">
            <text:p>3.48</text:p>
          </table:table-cell>
          <table:table-cell table:style-name="ACE-0x23f5628" office:value-type="float" office:value="2.33399">
            <text:p>2.33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77">
            <text:p>77.00</text:p>
          </table:table-cell>
          <table:table-cell table:style-name="ACE-0x23dcfd8" office:value-type="float" office:value="10">
            <text:p>10.00</text:p>
          </table:table-cell>
          <table:table-cell table:style-name="ACE-0x23dcfd8" office:value-type="float" office:value="19.6429">
            <text:p>19.64</text:p>
          </table:table-cell>
          <table:table-cell table:style-name="ACE-0x23dcfd8" office:value-type="float" office:value="21.2766">
            <text:p>21.28</text:p>
          </table:table-cell>
          <table:table-cell table:style-name="ACE-0x23dcfd8" table:formula="of:=[.R13]*[.G12]/100" office:value-type="float" office:value="1">
            <text:p>1.00</text:p>
          </table:table-cell>
          <table:table-cell table:style-name="ACE-0x23dcfd8" table:formula="of:=[.S13]*[.H12]/100" office:value-type="float" office:value="11.000024">
            <text:p>11.00</text:p>
          </table:table-cell>
          <table:table-cell table:style-name="ACE-0x23dcfd8" table:formula="of:=[.T13]*[.I12]/100" office:value-type="float" office:value="20.000004">
            <text:p>20.00</text:p>
          </table:table-cell>
          <table:table-cell table:style-name="ACE-0x23dcfd8" table:formula="of:=SUM([.U13:.W13])" office:value-type="float" office:value="32.000028">
            <text:p>32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3.09091">
            <text:p>3.09</text:p>
          </table:table-cell>
          <table:table-cell table:style-name="ACE-0x23dcfd8" office:value-type="float" office:value="2.05">
            <text:p>2.05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3.47601">
            <text:p>3.48</text:p>
          </table:table-cell>
          <table:table-cell table:style-name="ACE-0x23f53e8" office:value-type="float" office:value="2.33399">
            <text:p>2.33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77">
            <text:p>77.00</text:p>
          </table:table-cell>
          <table:table-cell table:style-name="ACE-0x23dcfd8" office:value-type="float" office:value="10">
            <text:p>10.00</text:p>
          </table:table-cell>
          <table:table-cell table:style-name="ACE-0x23dcfd8" office:value-type="float" office:value="19.6429">
            <text:p>19.64</text:p>
          </table:table-cell>
          <table:table-cell table:style-name="ACE-0x23dcfd8" office:value-type="float" office:value="21.2766">
            <text:p>21.28</text:p>
          </table:table-cell>
          <table:table-cell table:style-name="ACE-0x23dcfd8" table:formula="of:=[.R14]*[.G12]/100" office:value-type="float" office:value="1">
            <text:p>1.00</text:p>
          </table:table-cell>
          <table:table-cell table:style-name="ACE-0x23dcfd8" table:formula="of:=[.S14]*[.H12]/100" office:value-type="float" office:value="11.000024">
            <text:p>11.00</text:p>
          </table:table-cell>
          <table:table-cell table:style-name="ACE-0x23dcfd8" table:formula="of:=[.T14]*[.I12]/100" office:value-type="float" office:value="20.000004">
            <text:p>20.00</text:p>
          </table:table-cell>
          <table:table-cell table:style-name="ACE-0x23dcfd8" table:formula="of:=SUM([.U14:.W14])" office:value-type="float" office:value="32.000028">
            <text:p>32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3.09091">
            <text:p>3.09</text:p>
          </table:table-cell>
          <table:table-cell table:style-name="ACE-0x23dcfd8" office:value-type="float" office:value="2.05">
            <text:p>2.05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3.47601">
            <text:p>3.48</text:p>
          </table:table-cell>
          <table:table-cell table:style-name="ACE-0x23f53e8" office:value-type="float" office:value="2.33399">
            <text:p>2.33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5">
            <text:p>5</text:p>
          </table:table-cell>
          <table:covered-table-cell table:number-columns-repeated="5"/>
          <table:table-cell table:number-rows-spanned="3" table:style-name="ACE-0x24f1dd8" office:value-type="float" office:value="11">
            <text:p>11</text:p>
          </table:table-cell>
          <table:table-cell table:number-rows-spanned="3" table:style-name="ACE-0x24f14d8" office:value-type="float" office:value="34">
            <text:p>34</text:p>
          </table:table-cell>
          <table:table-cell table:number-rows-spanned="3" table:style-name="ACE-0x24f14d8" office:value-type="float" office:value="84">
            <text:p>84</text:p>
          </table:table-cell>
          <table:table-cell table:number-rows-spanned="3" table:style-name="ACE-0x24f14d8" table:formula="of:=SUM([.G15:.I15])" office:value-type="float" office:value="129">
            <text:p>129</text:p>
          </table:table-cell>
          <table:table-cell table:number-rows-spanned="3" table:style-name="ACE-0x24f14d8" office:value-type="float" office:value="18">
            <text:p>18</text:p>
          </table:table-cell>
          <table:table-cell table:number-rows-spanned="3" table:style-name="ACE-0x24f14d8" office:value-type="float" office:value="139">
            <text:p>139</text:p>
          </table:table-cell>
          <table:table-cell table:number-rows-spanned="3" table:style-name="ACE-0x24f14d8" office:value-type="float" office:value="2480">
            <text:p>2480</text:p>
          </table:table-cell>
          <table:table-cell table:number-rows-spanned="3" table:style-name="ACE-0x24f14d8" table:formula="of:=SUM([.K15:.M17])" office:value-type="float" office:value="2637">
            <text:p>2637</text:p>
          </table:table-cell>
          <table:table-cell table:number-rows-spanned="3" table:style-name="ACE-0x24f3458" office:value-type="float" office:value="1438">
            <text:p>1438</text:p>
          </table:table-cell>
          <table:table-cell table:number-rows-spanned="3" table:style-name="ACE-0x24f2c78" office:value-type="float" office:value="1199">
            <text:p>1199</text:p>
          </table:table-cell>
          <table:table-cell table:style-name="ACE-0x24f3338" office:value-type="float" office:value="58">
            <text:p>58.00</text:p>
          </table:table-cell>
          <table:table-cell table:style-name="ACE-0x24f15f8" office:value-type="float" office:value="9.09091">
            <text:p>9.09</text:p>
          </table:table-cell>
          <table:table-cell table:style-name="ACE-0x24f15f8" office:value-type="float" office:value="17.6471">
            <text:p>17.65</text:p>
          </table:table-cell>
          <table:table-cell table:style-name="ACE-0x24f15f8" office:value-type="float" office:value="20.2381">
            <text:p>20.24</text:p>
          </table:table-cell>
          <table:table-cell table:style-name="ACE-0x24f15f8" table:formula="of:=[.R15]*[.G15]/100" office:value-type="float" office:value="1.0000001">
            <text:p>1.00</text:p>
          </table:table-cell>
          <table:table-cell table:style-name="ACE-0x24f15f8" table:formula="of:=[.S15]*[.H15]/100" office:value-type="float" office:value="6.000014">
            <text:p>6.00</text:p>
          </table:table-cell>
          <table:table-cell table:style-name="ACE-0x24f15f8" table:formula="of:=[.T15]*[.I15]/100" office:value-type="float" office:value="17.000004">
            <text:p>17.00</text:p>
          </table:table-cell>
          <table:table-cell table:style-name="ACE-0x24f15f8" table:formula="of:=SUM([.U15:.W15])" office:value-type="float" office:value="24.0000181">
            <text:p>24.00</text:p>
          </table:table-cell>
          <table:table-cell table:style-name="ACE-0x24f15f8" office:value-type="float" office:value="2">
            <text:p>2.00</text:p>
          </table:table-cell>
          <table:table-cell table:style-name="ACE-0x24f15f8" office:value-type="float" office:value="2.83333">
            <text:p>2.83</text:p>
          </table:table-cell>
          <table:table-cell table:style-name="ACE-0x24f15f8" office:value-type="float" office:value="2.29412">
            <text:p>2.29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3.67045">
            <text:p>3.67</text:p>
          </table:table-cell>
          <table:table-cell table:style-name="ACE-0x24f1958" office:value-type="float" office:value="3.23155">
            <text:p>3.23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58">
            <text:p>58.00</text:p>
          </table:table-cell>
          <table:table-cell table:style-name="ACE-0x23dcfd8" office:value-type="float" office:value="9.09091">
            <text:p>9.09</text:p>
          </table:table-cell>
          <table:table-cell table:style-name="ACE-0x23dcfd8" office:value-type="float" office:value="17.6471">
            <text:p>17.65</text:p>
          </table:table-cell>
          <table:table-cell table:style-name="ACE-0x23dcfd8" office:value-type="float" office:value="20.2381">
            <text:p>20.24</text:p>
          </table:table-cell>
          <table:table-cell table:style-name="ACE-0x23dcfd8" table:formula="of:=[.R16]*[.G15]/100" office:value-type="float" office:value="1.0000001">
            <text:p>1.00</text:p>
          </table:table-cell>
          <table:table-cell table:style-name="ACE-0x23dcfd8" table:formula="of:=[.S16]*[.H15]/100" office:value-type="float" office:value="6.000014">
            <text:p>6.00</text:p>
          </table:table-cell>
          <table:table-cell table:style-name="ACE-0x23dcfd8" table:formula="of:=[.T16]*[.I15]/100" office:value-type="float" office:value="17.000004">
            <text:p>17.00</text:p>
          </table:table-cell>
          <table:table-cell table:style-name="ACE-0x23dcfd8" table:formula="of:=SUM([.U16:.W16])" office:value-type="float" office:value="24.0000181">
            <text:p>24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2.83333">
            <text:p>2.83</text:p>
          </table:table-cell>
          <table:table-cell table:style-name="ACE-0x23dcfd8" office:value-type="float" office:value="2.29412">
            <text:p>2.29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3.67045">
            <text:p>3.67</text:p>
          </table:table-cell>
          <table:table-cell table:style-name="ACE-0x24f13b8" office:value-type="float" office:value="3.23155">
            <text:p>3.23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58">
            <text:p>58.00</text:p>
          </table:table-cell>
          <table:table-cell table:style-name="ACE-0x24f1b98" office:value-type="float" office:value="9.09091">
            <text:p>9.09</text:p>
          </table:table-cell>
          <table:table-cell table:style-name="ACE-0x24f1b98" office:value-type="float" office:value="17.6471">
            <text:p>17.65</text:p>
          </table:table-cell>
          <table:table-cell table:style-name="ACE-0x24f1b98" office:value-type="float" office:value="20.2381">
            <text:p>20.24</text:p>
          </table:table-cell>
          <table:table-cell table:style-name="ACE-0x24f1b98" table:formula="of:=[.R17]*[.G15]/100" office:value-type="float" office:value="1.0000001">
            <text:p>1.00</text:p>
          </table:table-cell>
          <table:table-cell table:style-name="ACE-0x24f1b98" table:formula="of:=[.S17]*[.H15]/100" office:value-type="float" office:value="6.000014">
            <text:p>6.00</text:p>
          </table:table-cell>
          <table:table-cell table:style-name="ACE-0x24f1b98" table:formula="of:=[.T17]*[.I15]/100" office:value-type="float" office:value="17.000004">
            <text:p>17.00</text:p>
          </table:table-cell>
          <table:table-cell table:style-name="ACE-0x24f1b98" table:formula="of:=SUM([.U17:.W17])" office:value-type="float" office:value="24.0000181">
            <text:p>24.00</text:p>
          </table:table-cell>
          <table:table-cell table:style-name="ACE-0x24f1b98" office:value-type="float" office:value="2">
            <text:p>2.00</text:p>
          </table:table-cell>
          <table:table-cell table:style-name="ACE-0x24f1b98" office:value-type="float" office:value="2.83333">
            <text:p>2.83</text:p>
          </table:table-cell>
          <table:table-cell table:style-name="ACE-0x24f1b98" office:value-type="float" office:value="2.29412">
            <text:p>2.29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3.67045">
            <text:p>3.67</text:p>
          </table:table-cell>
          <table:table-cell table:style-name="ACE-0x24f2138" office:value-type="float" office:value="3.23155">
            <text:p>3.23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1">
            <text:p>1</text:p>
          </table:table-cell>
          <table:covered-table-cell table:number-columns-repeated="4"/>
          <table:table-cell table:number-rows-spanned="15" table:style-name="ACE-0x23da098" office:value-type="float" office:value="20">
            <text:p>20</text:p>
          </table:table-cell>
          <table:table-cell table:number-rows-spanned="3" table:style-name="ACE-0x23daf38" office:value-type="float" office:value="9">
            <text:p>9</text:p>
          </table:table-cell>
          <table:table-cell table:number-rows-spanned="3" table:style-name="ACE-0x23db718" office:value-type="float" office:value="80">
            <text:p>80</text:p>
          </table:table-cell>
          <table:table-cell table:number-rows-spanned="3" table:style-name="ACE-0x23db718" office:value-type="float" office:value="196">
            <text:p>196</text:p>
          </table:table-cell>
          <table:table-cell table:number-rows-spanned="3" table:style-name="ACE-0x23db718" table:formula="of:=SUM([.G18:.I18])" office:value-type="float" office:value="285">
            <text:p>285</text:p>
          </table:table-cell>
          <table:table-cell table:number-rows-spanned="3" table:style-name="ACE-0x23db718" office:value-type="float" office:value="19">
            <text:p>19</text:p>
          </table:table-cell>
          <table:table-cell table:number-rows-spanned="3" table:style-name="ACE-0x23dc7f8" office:value-type="float" office:value="305">
            <text:p>305</text:p>
          </table:table-cell>
          <table:table-cell table:number-rows-spanned="3" table:style-name="ACE-0x23db718" office:value-type="float" office:value="5940">
            <text:p>5940</text:p>
          </table:table-cell>
          <table:table-cell table:number-rows-spanned="3" table:style-name="ACE-0x23db718" table:formula="of:=SUM([.K18:.M18])" office:value-type="float" office:value="6264">
            <text:p>6264</text:p>
          </table:table-cell>
          <table:table-cell table:number-rows-spanned="3" table:style-name="ACE-0x24f2498" office:value-type="float" office:value="2959">
            <text:p>2959</text:p>
          </table:table-cell>
          <table:table-cell table:number-rows-spanned="3" table:style-name="ACE-0x24f2fd8" office:value-type="float" office:value="3305">
            <text:p>3305</text:p>
          </table:table-cell>
          <table:table-cell table:style-name="ACE-0x23dd578" office:value-type="float" office:value="1455">
            <text:p>1455.00</text:p>
          </table:table-cell>
          <table:table-cell table:style-name="ACE-0x23f4ae8" office:value-type="float" office:value="0">
            <text:p>0.00</text:p>
          </table:table-cell>
          <table:table-cell table:style-name="ACE-0x23f4ae8" office:value-type="float" office:value="31.25">
            <text:p>31.25</text:p>
          </table:table-cell>
          <table:table-cell table:style-name="ACE-0x23f4ae8" office:value-type="float" office:value="74.4898">
            <text:p>74.49</text:p>
          </table:table-cell>
          <table:table-cell table:style-name="ACE-0x23f4ae8" table:formula="of:=[.R18]*[.G18]/100" office:value-type="float" office:value="0">
            <text:p>0.00</text:p>
          </table:table-cell>
          <table:table-cell table:style-name="ACE-0x23f4ae8" table:formula="of:=[.S18]*[.H18]/100" office:value-type="float" office:value="25">
            <text:p>25.00</text:p>
          </table:table-cell>
          <table:table-cell table:style-name="ACE-0x23f4ae8" table:formula="of:=[.T18]*[.I18]/100" office:value-type="float" office:value="146.000008">
            <text:p>146.00</text:p>
          </table:table-cell>
          <table:table-cell table:style-name="ACE-0x23f4ae8" table:formula="of:=SUM([.U18:.W18])" office:value-type="float" office:value="171.000008">
            <text:p>171.00</text:p>
          </table:table-cell>
          <table:table-cell table:style-name="ACE-0x23f4ae8" office:value-type="float" office:value="0">
            <text:p>0.00</text:p>
          </table:table-cell>
          <table:table-cell table:style-name="ACE-0x23f4ae8" office:value-type="float" office:value="2.04">
            <text:p>2.04</text:p>
          </table:table-cell>
          <table:table-cell table:style-name="ACE-0x23f4ae8" office:value-type="float" office:value="9.61644">
            <text:p>9.62</text:p>
          </table:table-cell>
          <table:table-cell table:style-name="ACE-0x23f4ae8" office:value-type="float" office:value="0">
            <text:p>0.00</text:p>
          </table:table-cell>
          <table:table-cell table:style-name="ACE-0x23f4ae8" office:value-type="float" office:value="1.58695">
            <text:p>1.59</text:p>
          </table:table-cell>
          <table:table-cell table:style-name="ACE-0x23f5628" office:value-type="float" office:value="5.29055">
            <text:p>5.29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971">
            <text:p>971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28.75">
            <text:p>28.75</text:p>
          </table:table-cell>
          <table:table-cell table:style-name="ACE-0x23dcfd8" office:value-type="float" office:value="57.6531">
            <text:p>57.65</text:p>
          </table:table-cell>
          <table:table-cell table:style-name="ACE-0x23dcfd8" table:formula="of:=[.R19]*[.G18]/100" office:value-type="float" office:value="0">
            <text:p>0.00</text:p>
          </table:table-cell>
          <table:table-cell table:style-name="ACE-0x23dcfd8" table:formula="of:=[.S19]*[.H18]/100" office:value-type="float" office:value="23">
            <text:p>23.00</text:p>
          </table:table-cell>
          <table:table-cell table:style-name="ACE-0x23dcfd8" table:formula="of:=[.T19]*[.I18]/100" office:value-type="float" office:value="113.000076">
            <text:p>113.00</text:p>
          </table:table-cell>
          <table:table-cell table:style-name="ACE-0x23dcfd8" table:formula="of:=SUM([.U19:.W19])" office:value-type="float" office:value="136.000076">
            <text:p>136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2.65217">
            <text:p>2.65</text:p>
          </table:table-cell>
          <table:table-cell table:style-name="ACE-0x23dcfd8" office:value-type="float" office:value="8.0531">
            <text:p>8.05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2.46027">
            <text:p>2.46</text:p>
          </table:table-cell>
          <table:table-cell table:style-name="ACE-0x23f53e8" office:value-type="float" office:value="5.89411">
            <text:p>5.89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605">
            <text:p>605.00</text:p>
          </table:table-cell>
          <table:table-cell table:style-name="ACE-0x23dcfd8" office:value-type="float" office:value="22.2222">
            <text:p>22.22</text:p>
          </table:table-cell>
          <table:table-cell table:style-name="ACE-0x23dcfd8" office:value-type="float" office:value="25">
            <text:p>25.00</text:p>
          </table:table-cell>
          <table:table-cell table:style-name="ACE-0x23dcfd8" office:value-type="float" office:value="37.2449">
            <text:p>37.24</text:p>
          </table:table-cell>
          <table:table-cell table:style-name="ACE-0x23dcfd8" table:formula="of:=[.R20]*[.G18]/100" office:value-type="float" office:value="1.999998">
            <text:p>2.00</text:p>
          </table:table-cell>
          <table:table-cell table:style-name="ACE-0x23dcfd8" table:formula="of:=[.S20]*[.H18]/100" office:value-type="float" office:value="20">
            <text:p>20.00</text:p>
          </table:table-cell>
          <table:table-cell table:style-name="ACE-0x23dcfd8" table:formula="of:=[.T20]*[.I18]/100" office:value-type="float" office:value="73.000004">
            <text:p>73.00</text:p>
          </table:table-cell>
          <table:table-cell table:style-name="ACE-0x23dcfd8" table:formula="of:=SUM([.U20:.W20])" office:value-type="float" office:value="95.000002">
            <text:p>95.00</text:p>
          </table:table-cell>
          <table:table-cell table:style-name="ACE-0x23dcfd8" office:value-type="float" office:value="14">
            <text:p>14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7.35616">
            <text:p>7.36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0.774597">
            <text:p>0.77</text:p>
          </table:table-cell>
          <table:table-cell table:style-name="ACE-0x23f53e8" office:value-type="float" office:value="5.65048">
            <text:p>5.65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2">
            <text:p>2</text:p>
          </table:table-cell>
          <table:covered-table-cell table:number-columns-repeated="5"/>
          <table:table-cell table:number-rows-spanned="3" table:style-name="ACE-0x24f1dd8" office:value-type="float" office:value="18">
            <text:p>18</text:p>
          </table:table-cell>
          <table:table-cell table:number-rows-spanned="3" table:style-name="ACE-0x24f14d8" office:value-type="float" office:value="94">
            <text:p>94</text:p>
          </table:table-cell>
          <table:table-cell table:number-rows-spanned="3" table:style-name="ACE-0x24f14d8" office:value-type="float" office:value="199">
            <text:p>199</text:p>
          </table:table-cell>
          <table:table-cell table:number-rows-spanned="3" table:style-name="ACE-0x24f14d8" table:formula="of:=SUM([.G21:.I21])" office:value-type="float" office:value="311">
            <text:p>311</text:p>
          </table:table-cell>
          <table:table-cell table:number-rows-spanned="3" table:style-name="ACE-0x24f14d8" office:value-type="float" office:value="38">
            <text:p>38</text:p>
          </table:table-cell>
          <table:table-cell table:number-rows-spanned="3" table:style-name="ACE-0x24f14d8" office:value-type="float" office:value="370">
            <text:p>370</text:p>
          </table:table-cell>
          <table:table-cell table:number-rows-spanned="3" table:style-name="ACE-0x24f14d8" office:value-type="float" office:value="5985">
            <text:p>5985</text:p>
          </table:table-cell>
          <table:table-cell table:number-rows-spanned="3" table:style-name="ACE-0x24f14d8" table:formula="of:=SUM([.K21:.M23])" office:value-type="float" office:value="6393">
            <text:p>6393</text:p>
          </table:table-cell>
          <table:table-cell table:number-rows-spanned="3" table:style-name="ACE-0x24f3458" office:value-type="float" office:value="2828">
            <text:p>2828</text:p>
          </table:table-cell>
          <table:table-cell table:number-rows-spanned="3" table:style-name="ACE-0x24f2c78" office:value-type="float" office:value="3565">
            <text:p>3565</text:p>
          </table:table-cell>
          <table:table-cell table:style-name="ACE-0x24f3338" office:value-type="float" office:value="1943">
            <text:p>1943.00</text:p>
          </table:table-cell>
          <table:table-cell table:style-name="ACE-0x24f15f8" office:value-type="float" office:value="16.6667">
            <text:p>16.67</text:p>
          </table:table-cell>
          <table:table-cell table:style-name="ACE-0x24f15f8" office:value-type="float" office:value="42.5532">
            <text:p>42.55</text:p>
          </table:table-cell>
          <table:table-cell table:style-name="ACE-0x24f15f8" office:value-type="float" office:value="81.9095">
            <text:p>81.91</text:p>
          </table:table-cell>
          <table:table-cell table:style-name="ACE-0x24f15f8" table:formula="of:=[.R21]*[.G21]/100" office:value-type="float" office:value="3.000006">
            <text:p>3.00</text:p>
          </table:table-cell>
          <table:table-cell table:style-name="ACE-0x24f15f8" table:formula="of:=[.S21]*[.H21]/100" office:value-type="float" office:value="40.000008">
            <text:p>40.00</text:p>
          </table:table-cell>
          <table:table-cell table:style-name="ACE-0x24f15f8" table:formula="of:=[.T21]*[.I21]/100" office:value-type="float" office:value="162.999905">
            <text:p>163.00</text:p>
          </table:table-cell>
          <table:table-cell table:style-name="ACE-0x24f15f8" table:formula="of:=SUM([.U21:.W21])" office:value-type="float" office:value="205.999919">
            <text:p>206.00</text:p>
          </table:table-cell>
          <table:table-cell table:style-name="ACE-0x24f15f8" office:value-type="float" office:value="2.66667">
            <text:p>2.67</text:p>
          </table:table-cell>
          <table:table-cell table:style-name="ACE-0x24f15f8" office:value-type="float" office:value="2.45">
            <text:p>2.45</text:p>
          </table:table-cell>
          <table:table-cell table:style-name="ACE-0x24f15f8" office:value-type="float" office:value="11.2699">
            <text:p>11.27</text:p>
          </table:table-cell>
          <table:table-cell table:style-name="ACE-0x24f15f8" office:value-type="float" office:value="0.942809">
            <text:p>0.94</text:p>
          </table:table-cell>
          <table:table-cell table:style-name="ACE-0x24f15f8" office:value-type="float" office:value="3.50678">
            <text:p>3.51</text:p>
          </table:table-cell>
          <table:table-cell table:style-name="ACE-0x24f1958" office:value-type="float" office:value="7.03023">
            <text:p>7.03</text:p>
          </table:table-cell>
          <table:table-cell table:number-columns-repeated="226" table:style-name="ACE-0x23da2d8"/>
        </table:table-row>
        <text:soft-page-break/>
        <table:table-row table:style-name="AROW-4">
          <table:covered-table-cell table:number-columns-repeated="16"/>
          <table:table-cell table:style-name="ACE-0x23dd698" office:value-type="float" office:value="1537">
            <text:p>1537.00</text:p>
          </table:table-cell>
          <table:table-cell table:style-name="ACE-0x23dcfd8" office:value-type="float" office:value="22.2222">
            <text:p>22.22</text:p>
          </table:table-cell>
          <table:table-cell table:style-name="ACE-0x23dcfd8" office:value-type="float" office:value="39.3617">
            <text:p>39.36</text:p>
          </table:table-cell>
          <table:table-cell table:style-name="ACE-0x23dcfd8" office:value-type="float" office:value="62.3116">
            <text:p>62.31</text:p>
          </table:table-cell>
          <table:table-cell table:style-name="ACE-0x23dcfd8" table:formula="of:=[.R22]*[.G21]/100" office:value-type="float" office:value="3.999996">
            <text:p>4.00</text:p>
          </table:table-cell>
          <table:table-cell table:style-name="ACE-0x23dcfd8" table:formula="of:=[.S22]*[.H21]/100" office:value-type="float" office:value="36.999998">
            <text:p>37.00</text:p>
          </table:table-cell>
          <table:table-cell table:style-name="ACE-0x23dcfd8" table:formula="of:=[.T22]*[.I21]/100" office:value-type="float" office:value="124.000084">
            <text:p>124.00</text:p>
          </table:table-cell>
          <table:table-cell table:style-name="ACE-0x23dcfd8" table:formula="of:=SUM([.U22:.W22])" office:value-type="float" office:value="165.000078">
            <text:p>165.00</text:p>
          </table:table-cell>
          <table:table-cell table:style-name="ACE-0x23dcfd8" office:value-type="float" office:value="9">
            <text:p>9.00</text:p>
          </table:table-cell>
          <table:table-cell table:style-name="ACE-0x23dcfd8" office:value-type="float" office:value="2.37838">
            <text:p>2.38</text:p>
          </table:table-cell>
          <table:table-cell table:style-name="ACE-0x23dcfd8" office:value-type="float" office:value="11.3952">
            <text:p>11.40</text:p>
          </table:table-cell>
          <table:table-cell table:style-name="ACE-0x23dcfd8" office:value-type="float" office:value="11.5542">
            <text:p>11.55</text:p>
          </table:table-cell>
          <table:table-cell table:style-name="ACE-0x23dcfd8" office:value-type="float" office:value="2.85081">
            <text:p>2.85</text:p>
          </table:table-cell>
          <table:table-cell table:style-name="ACE-0x24f13b8" office:value-type="float" office:value="8.12187">
            <text:p>8.12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550">
            <text:p>550.00</text:p>
          </table:table-cell>
          <table:table-cell table:style-name="ACE-0x24f1b98" office:value-type="float" office:value="27.7778">
            <text:p>27.78</text:p>
          </table:table-cell>
          <table:table-cell table:style-name="ACE-0x24f1b98" office:value-type="float" office:value="37.234">
            <text:p>37.23</text:p>
          </table:table-cell>
          <table:table-cell table:style-name="ACE-0x24f1b98" office:value-type="float" office:value="33.6683">
            <text:p>33.67</text:p>
          </table:table-cell>
          <table:table-cell table:style-name="ACE-0x24f1b98" table:formula="of:=[.R23]*[.G21]/100" office:value-type="float" office:value="5.000004">
            <text:p>5.00</text:p>
          </table:table-cell>
          <table:table-cell table:style-name="ACE-0x24f1b98" table:formula="of:=[.S23]*[.H21]/100" office:value-type="float" office:value="34.99996">
            <text:p>35.00</text:p>
          </table:table-cell>
          <table:table-cell table:style-name="ACE-0x24f1b98" table:formula="of:=[.T23]*[.I21]/100" office:value-type="float" office:value="66.999917">
            <text:p>67.00</text:p>
          </table:table-cell>
          <table:table-cell table:style-name="ACE-0x24f1b98" table:formula="of:=SUM([.U23:.W23])" office:value-type="float" office:value="106.999881">
            <text:p>107.00</text:p>
          </table:table-cell>
          <table:table-cell table:style-name="ACE-0x24f1b98" office:value-type="float" office:value="4.4">
            <text:p>4.40</text:p>
          </table:table-cell>
          <table:table-cell table:style-name="ACE-0x24f1b98" office:value-type="float" office:value="2.85714">
            <text:p>2.86</text:p>
          </table:table-cell>
          <table:table-cell table:style-name="ACE-0x24f1b98" office:value-type="float" office:value="6.38806">
            <text:p>6.39</text:p>
          </table:table-cell>
          <table:table-cell table:style-name="ACE-0x24f1b98" office:value-type="float" office:value="4.31741">
            <text:p>4.32</text:p>
          </table:table-cell>
          <table:table-cell table:style-name="ACE-0x24f1b98" office:value-type="float" office:value="3.89976">
            <text:p>3.90</text:p>
          </table:table-cell>
          <table:table-cell table:style-name="ACE-0x24f2138" office:value-type="float" office:value="4.79414">
            <text:p>4.79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3">
            <text:p>3</text:p>
          </table:table-cell>
          <table:covered-table-cell table:number-columns-repeated="5"/>
          <table:table-cell table:number-rows-spanned="3" table:style-name="ACE-0x23daf38" office:value-type="float" office:value="18">
            <text:p>18</text:p>
          </table:table-cell>
          <table:table-cell table:number-rows-spanned="3" table:style-name="ACE-0x23db718" office:value-type="float" office:value="107">
            <text:p>107</text:p>
          </table:table-cell>
          <table:table-cell table:number-rows-spanned="3" table:style-name="ACE-0x23db718" office:value-type="float" office:value="237">
            <text:p>237</text:p>
          </table:table-cell>
          <table:table-cell table:number-rows-spanned="3" table:style-name="ACE-0x23db718" table:formula="of:=SUM([.G24:.I24])" office:value-type="float" office:value="362">
            <text:p>362</text:p>
          </table:table-cell>
          <table:table-cell table:number-rows-spanned="3" table:style-name="ACE-0x23db718" office:value-type="float" office:value="34">
            <text:p>34</text:p>
          </table:table-cell>
          <table:table-cell table:number-rows-spanned="3" table:style-name="ACE-0x23db718" office:value-type="float" office:value="425">
            <text:p>425</text:p>
          </table:table-cell>
          <table:table-cell table:number-rows-spanned="3" table:style-name="ACE-0x23db718" office:value-type="float" office:value="7145">
            <text:p>7145</text:p>
          </table:table-cell>
          <table:table-cell table:number-rows-spanned="3" table:style-name="ACE-0x23db718" table:formula="of:=SUM([.K24:.M24])" office:value-type="float" office:value="7604">
            <text:p>7604</text:p>
          </table:table-cell>
          <table:table-cell table:number-rows-spanned="3" table:style-name="ACE-0x24f2498" office:value-type="float" office:value="3854">
            <text:p>3854</text:p>
          </table:table-cell>
          <table:table-cell table:number-rows-spanned="3" table:style-name="ACE-0x24f2fd8" office:value-type="float" office:value="3750">
            <text:p>3750</text:p>
          </table:table-cell>
          <table:table-cell table:style-name="ACE-0x23dd578" office:value-type="float" office:value="2683">
            <text:p>2683.00</text:p>
          </table:table-cell>
          <table:table-cell table:style-name="ACE-0x23f4ae8" office:value-type="float" office:value="11.1111">
            <text:p>11.11</text:p>
          </table:table-cell>
          <table:table-cell table:style-name="ACE-0x23f4ae8" office:value-type="float" office:value="28.0374">
            <text:p>28.04</text:p>
          </table:table-cell>
          <table:table-cell table:style-name="ACE-0x23f4ae8" office:value-type="float" office:value="84.3882">
            <text:p>84.39</text:p>
          </table:table-cell>
          <table:table-cell table:style-name="ACE-0x23f4ae8" table:formula="of:=[.R24]*[.G24]/100" office:value-type="float" office:value="1.999998">
            <text:p>2.00</text:p>
          </table:table-cell>
          <table:table-cell table:style-name="ACE-0x23f4ae8" table:formula="of:=[.S24]*[.H24]/100" office:value-type="float" office:value="30.000018">
            <text:p>30.00</text:p>
          </table:table-cell>
          <table:table-cell table:style-name="ACE-0x23f4ae8" table:formula="of:=[.T24]*[.I24]/100" office:value-type="float" office:value="200.000034">
            <text:p>200.00</text:p>
          </table:table-cell>
          <table:table-cell table:style-name="ACE-0x23f4ae8" table:formula="of:=SUM([.U24:.W24])" office:value-type="float" office:value="232.00005">
            <text:p>232.00</text:p>
          </table:table-cell>
          <table:table-cell table:style-name="ACE-0x23f4ae8" office:value-type="float" office:value="3">
            <text:p>3.00</text:p>
          </table:table-cell>
          <table:table-cell table:style-name="ACE-0x23f4ae8" office:value-type="float" office:value="1.83333">
            <text:p>1.83</text:p>
          </table:table-cell>
          <table:table-cell table:style-name="ACE-0x23f4ae8" office:value-type="float" office:value="13.11">
            <text:p>13.11</text:p>
          </table:table-cell>
          <table:table-cell table:style-name="ACE-0x23f4ae8" office:value-type="float" office:value="1">
            <text:p>1.00</text:p>
          </table:table-cell>
          <table:table-cell table:style-name="ACE-0x23f4ae8" office:value-type="float" office:value="1.18556">
            <text:p>1.19</text:p>
          </table:table-cell>
          <table:table-cell table:style-name="ACE-0x23f5628" office:value-type="float" office:value="7.51784">
            <text:p>7.52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1456">
            <text:p>1456.00</text:p>
          </table:table-cell>
          <table:table-cell table:style-name="ACE-0x23dcfd8" office:value-type="float" office:value="11.1111">
            <text:p>11.11</text:p>
          </table:table-cell>
          <table:table-cell table:style-name="ACE-0x23dcfd8" office:value-type="float" office:value="29.9065">
            <text:p>29.91</text:p>
          </table:table-cell>
          <table:table-cell table:style-name="ACE-0x23dcfd8" office:value-type="float" office:value="59.0717">
            <text:p>59.07</text:p>
          </table:table-cell>
          <table:table-cell table:style-name="ACE-0x23dcfd8" table:formula="of:=[.R25]*[.G24]/100" office:value-type="float" office:value="1.999998">
            <text:p>2.00</text:p>
          </table:table-cell>
          <table:table-cell table:style-name="ACE-0x23dcfd8" table:formula="of:=[.S25]*[.H24]/100" office:value-type="float" office:value="31.999955">
            <text:p>32.00</text:p>
          </table:table-cell>
          <table:table-cell table:style-name="ACE-0x23dcfd8" table:formula="of:=[.T25]*[.I24]/100" office:value-type="float" office:value="139.999929">
            <text:p>140.00</text:p>
          </table:table-cell>
          <table:table-cell table:style-name="ACE-0x23dcfd8" table:formula="of:=SUM([.U25:.W25])" office:value-type="float" office:value="173.999882">
            <text:p>174.00</text:p>
          </table:table-cell>
          <table:table-cell table:style-name="ACE-0x23dcfd8" office:value-type="float" office:value="2.5">
            <text:p>2.50</text:p>
          </table:table-cell>
          <table:table-cell table:style-name="ACE-0x23dcfd8" office:value-type="float" office:value="2.3125">
            <text:p>2.31</text:p>
          </table:table-cell>
          <table:table-cell table:style-name="ACE-0x23dcfd8" office:value-type="float" office:value="9.83571">
            <text:p>9.84</text:p>
          </table:table-cell>
          <table:table-cell table:style-name="ACE-0x23dcfd8" office:value-type="float" office:value="0.5">
            <text:p>0.50</text:p>
          </table:table-cell>
          <table:table-cell table:style-name="ACE-0x23dcfd8" office:value-type="float" office:value="3.05612">
            <text:p>3.06</text:p>
          </table:table-cell>
          <table:table-cell table:style-name="ACE-0x23f53e8" office:value-type="float" office:value="7.37816">
            <text:p>7.38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1401">
            <text:p>1401.00</text:p>
          </table:table-cell>
          <table:table-cell table:style-name="ACE-0x23dcfd8" office:value-type="float" office:value="11.1111">
            <text:p>11.11</text:p>
          </table:table-cell>
          <table:table-cell table:style-name="ACE-0x23dcfd8" office:value-type="float" office:value="25.2336">
            <text:p>25.23</text:p>
          </table:table-cell>
          <table:table-cell table:style-name="ACE-0x23dcfd8" office:value-type="float" office:value="47.6793">
            <text:p>47.68</text:p>
          </table:table-cell>
          <table:table-cell table:style-name="ACE-0x23dcfd8" table:formula="of:=[.R26]*[.G24]/100" office:value-type="float" office:value="1.999998">
            <text:p>2.00</text:p>
          </table:table-cell>
          <table:table-cell table:style-name="ACE-0x23dcfd8" table:formula="of:=[.S26]*[.H24]/100" office:value-type="float" office:value="26.999952">
            <text:p>27.00</text:p>
          </table:table-cell>
          <table:table-cell table:style-name="ACE-0x23dcfd8" table:formula="of:=[.T26]*[.I24]/100" office:value-type="float" office:value="112.999941">
            <text:p>113.00</text:p>
          </table:table-cell>
          <table:table-cell table:style-name="ACE-0x23dcfd8" table:formula="of:=SUM([.U26:.W26])" office:value-type="float" office:value="141.999891">
            <text:p>142.00</text:p>
          </table:table-cell>
          <table:table-cell table:style-name="ACE-0x23dcfd8" office:value-type="float" office:value="3">
            <text:p>3.00</text:p>
          </table:table-cell>
          <table:table-cell table:style-name="ACE-0x23dcfd8" office:value-type="float" office:value="1.51852">
            <text:p>1.52</text:p>
          </table:table-cell>
          <table:table-cell table:style-name="ACE-0x23dcfd8" office:value-type="float" office:value="11.9823">
            <text:p>11.98</text:p>
          </table:table-cell>
          <table:table-cell table:style-name="ACE-0x23dcfd8" office:value-type="float" office:value="1">
            <text:p>1.00</text:p>
          </table:table-cell>
          <table:table-cell table:style-name="ACE-0x23dcfd8" office:value-type="float" office:value="0.995187">
            <text:p>1.00</text:p>
          </table:table-cell>
          <table:table-cell table:style-name="ACE-0x23f53e8" office:value-type="float" office:value="8.93931">
            <text:p>8.94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4">
            <text:p>4</text:p>
          </table:table-cell>
          <table:covered-table-cell table:number-columns-repeated="5"/>
          <table:table-cell table:number-rows-spanned="3" table:style-name="ACE-0x24f1dd8" office:value-type="float" office:value="17">
            <text:p>17</text:p>
          </table:table-cell>
          <table:table-cell table:number-rows-spanned="3" table:style-name="ACE-0x24f14d8" office:value-type="float" office:value="68">
            <text:p>68</text:p>
          </table:table-cell>
          <table:table-cell table:number-rows-spanned="3" table:style-name="ACE-0x24f14d8" office:value-type="float" office:value="166">
            <text:p>166</text:p>
          </table:table-cell>
          <table:table-cell table:number-rows-spanned="3" table:style-name="ACE-0x24f14d8" table:formula="of:=SUM([.G27:.I27])" office:value-type="float" office:value="251">
            <text:p>251</text:p>
          </table:table-cell>
          <table:table-cell table:number-rows-spanned="3" table:style-name="ACE-0x24f14d8" office:value-type="float" office:value="29">
            <text:p>29</text:p>
          </table:table-cell>
          <table:table-cell table:number-rows-spanned="3" table:style-name="ACE-0x24f14d8" office:value-type="float" office:value="230">
            <text:p>230</text:p>
          </table:table-cell>
          <table:table-cell table:number-rows-spanned="3" table:style-name="ACE-0x24f14d8" office:value-type="float" office:value="4930">
            <text:p>4930</text:p>
          </table:table-cell>
          <table:table-cell table:number-rows-spanned="3" table:style-name="ACE-0x24f14d8" table:formula="of:=SUM([.K27:.M29])" office:value-type="float" office:value="5189">
            <text:p>5189</text:p>
          </table:table-cell>
          <table:table-cell table:number-rows-spanned="3" table:style-name="ACE-0x24f3458" office:value-type="float" office:value="2479">
            <text:p>2479</text:p>
          </table:table-cell>
          <table:table-cell table:number-rows-spanned="3" table:style-name="ACE-0x24f2c78" office:value-type="float" office:value="2710">
            <text:p>2710</text:p>
          </table:table-cell>
          <table:table-cell table:style-name="ACE-0x24f3338" office:value-type="float" office:value="607">
            <text:p>607.00</text:p>
          </table:table-cell>
          <table:table-cell table:style-name="ACE-0x24f15f8" office:value-type="float" office:value="5.88235">
            <text:p>5.88</text:p>
          </table:table-cell>
          <table:table-cell table:style-name="ACE-0x24f15f8" office:value-type="float" office:value="26.4706">
            <text:p>26.47</text:p>
          </table:table-cell>
          <table:table-cell table:style-name="ACE-0x24f15f8" office:value-type="float" office:value="56.0241">
            <text:p>56.02</text:p>
          </table:table-cell>
          <table:table-cell table:style-name="ACE-0x24f15f8" table:formula="of:=[.R27]*[.G27]/100" office:value-type="float" office:value="0.9999995">
            <text:p>1.00</text:p>
          </table:table-cell>
          <table:table-cell table:style-name="ACE-0x24f15f8" table:formula="of:=[.S27]*[.H27]/100" office:value-type="float" office:value="18.000008">
            <text:p>18.00</text:p>
          </table:table-cell>
          <table:table-cell table:style-name="ACE-0x24f15f8" table:formula="of:=[.T27]*[.I27]/100" office:value-type="float" office:value="93.000006">
            <text:p>93.00</text:p>
          </table:table-cell>
          <table:table-cell table:style-name="ACE-0x24f15f8" table:formula="of:=SUM([.U27:.W27])" office:value-type="float" office:value="112.0000135">
            <text:p>112.00</text:p>
          </table:table-cell>
          <table:table-cell table:style-name="ACE-0x24f15f8" office:value-type="float" office:value="3">
            <text:p>3.00</text:p>
          </table:table-cell>
          <table:table-cell table:style-name="ACE-0x24f15f8" office:value-type="float" office:value="2.22222">
            <text:p>2.22</text:p>
          </table:table-cell>
          <table:table-cell table:style-name="ACE-0x24f15f8" office:value-type="float" office:value="6.06452">
            <text:p>6.06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1.6178">
            <text:p>1.62</text:p>
          </table:table-cell>
          <table:table-cell table:style-name="ACE-0x24f1958" office:value-type="float" office:value="3.18871">
            <text:p>3.19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430">
            <text:p>430.00</text:p>
          </table:table-cell>
          <table:table-cell table:style-name="ACE-0x23dcfd8" office:value-type="float" office:value="5.88235">
            <text:p>5.88</text:p>
          </table:table-cell>
          <table:table-cell table:style-name="ACE-0x23dcfd8" office:value-type="float" office:value="26.4706">
            <text:p>26.47</text:p>
          </table:table-cell>
          <table:table-cell table:style-name="ACE-0x23dcfd8" office:value-type="float" office:value="43.9759">
            <text:p>43.98</text:p>
          </table:table-cell>
          <table:table-cell table:style-name="ACE-0x23dcfd8" table:formula="of:=[.R28]*[.G27]/100" office:value-type="float" office:value="0.9999995">
            <text:p>1.00</text:p>
          </table:table-cell>
          <table:table-cell table:style-name="ACE-0x23dcfd8" table:formula="of:=[.S28]*[.H27]/100" office:value-type="float" office:value="18.000008">
            <text:p>18.00</text:p>
          </table:table-cell>
          <table:table-cell table:style-name="ACE-0x23dcfd8" table:formula="of:=[.T28]*[.I27]/100" office:value-type="float" office:value="72.999994">
            <text:p>73.00</text:p>
          </table:table-cell>
          <table:table-cell table:style-name="ACE-0x23dcfd8" table:formula="of:=SUM([.U28:.W28])" office:value-type="float" office:value="92.0000015">
            <text:p>92.00</text:p>
          </table:table-cell>
          <table:table-cell table:style-name="ACE-0x23dcfd8" office:value-type="float" office:value="3">
            <text:p>3.00</text:p>
          </table:table-cell>
          <table:table-cell table:style-name="ACE-0x23dcfd8" office:value-type="float" office:value="2.22222">
            <text:p>2.22</text:p>
          </table:table-cell>
          <table:table-cell table:style-name="ACE-0x23dcfd8" office:value-type="float" office:value="5.30137">
            <text:p>5.3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1.6178">
            <text:p>1.62</text:p>
          </table:table-cell>
          <table:table-cell table:style-name="ACE-0x24f13b8" office:value-type="float" office:value="3.80585">
            <text:p>3.81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286">
            <text:p>286.00</text:p>
          </table:table-cell>
          <table:table-cell table:style-name="ACE-0x24f1b98" office:value-type="float" office:value="5.88235">
            <text:p>5.88</text:p>
          </table:table-cell>
          <table:table-cell table:style-name="ACE-0x24f1b98" office:value-type="float" office:value="26.4706">
            <text:p>26.47</text:p>
          </table:table-cell>
          <table:table-cell table:style-name="ACE-0x24f1b98" office:value-type="float" office:value="31.9277">
            <text:p>31.93</text:p>
          </table:table-cell>
          <table:table-cell table:style-name="ACE-0x24f1b98" table:formula="of:=[.R29]*[.G27]/100" office:value-type="float" office:value="0.9999995">
            <text:p>1.00</text:p>
          </table:table-cell>
          <table:table-cell table:style-name="ACE-0x24f1b98" table:formula="of:=[.S29]*[.H27]/100" office:value-type="float" office:value="18.000008">
            <text:p>18.00</text:p>
          </table:table-cell>
          <table:table-cell table:style-name="ACE-0x24f1b98" table:formula="of:=[.T29]*[.I27]/100" office:value-type="float" office:value="52.999982">
            <text:p>53.00</text:p>
          </table:table-cell>
          <table:table-cell table:style-name="ACE-0x24f1b98" table:formula="of:=SUM([.U29:.W29])" office:value-type="float" office:value="71.9999895">
            <text:p>72.00</text:p>
          </table:table-cell>
          <table:table-cell table:style-name="ACE-0x24f1b98" office:value-type="float" office:value="9">
            <text:p>9.00</text:p>
          </table:table-cell>
          <table:table-cell table:style-name="ACE-0x24f1b98" office:value-type="float" office:value="2.05556">
            <text:p>2.06</text:p>
          </table:table-cell>
          <table:table-cell table:style-name="ACE-0x24f1b98" office:value-type="float" office:value="4.5283">
            <text:p>4.53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1.26808">
            <text:p>1.27</text:p>
          </table:table-cell>
          <table:table-cell table:style-name="ACE-0x24f2138" office:value-type="float" office:value="3.24243">
            <text:p>3.24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5">
            <text:p>5</text:p>
          </table:table-cell>
          <table:covered-table-cell table:number-columns-repeated="5"/>
          <table:table-cell table:number-rows-spanned="3" table:style-name="ACE-0x23daf38" office:value-type="float" office:value="14">
            <text:p>14</text:p>
          </table:table-cell>
          <table:table-cell table:number-rows-spanned="3" table:style-name="ACE-0x23db718" office:value-type="float" office:value="95">
            <text:p>95</text:p>
          </table:table-cell>
          <table:table-cell table:number-rows-spanned="3" table:style-name="ACE-0x23db718" office:value-type="float" office:value="198">
            <text:p>198</text:p>
          </table:table-cell>
          <table:table-cell table:number-rows-spanned="3" table:style-name="ACE-0x23db718" table:formula="of:=SUM([.G30:.I30])" office:value-type="float" office:value="307">
            <text:p>307</text:p>
          </table:table-cell>
          <table:table-cell table:number-rows-spanned="3" table:style-name="ACE-0x23db718" office:value-type="float" office:value="20">
            <text:p>20</text:p>
          </table:table-cell>
          <table:table-cell table:number-rows-spanned="3" table:style-name="ACE-0x23db718" office:value-type="float" office:value="410">
            <text:p>410</text:p>
          </table:table-cell>
          <table:table-cell table:number-rows-spanned="3" table:style-name="ACE-0x23db718" office:value-type="float" office:value="5960">
            <text:p>5960</text:p>
          </table:table-cell>
          <table:table-cell table:number-rows-spanned="3" table:style-name="ACE-0x23db718" table:formula="of:=SUM([.K30:.M30])" office:value-type="float" office:value="6390">
            <text:p>6390</text:p>
          </table:table-cell>
          <table:table-cell table:number-rows-spanned="3" table:style-name="ACE-0x24f2498" office:value-type="float" office:value="3175">
            <text:p>3175</text:p>
          </table:table-cell>
          <table:table-cell table:number-rows-spanned="3" table:style-name="ACE-0x24f2fd8" office:value-type="float" office:value="3215">
            <text:p>3215</text:p>
          </table:table-cell>
          <table:table-cell table:style-name="ACE-0x23dd578" office:value-type="float" office:value="1664">
            <text:p>1664.00</text:p>
          </table:table-cell>
          <table:table-cell table:style-name="ACE-0x23f4ae8" office:value-type="float" office:value="14.2857">
            <text:p>14.29</text:p>
          </table:table-cell>
          <table:table-cell table:style-name="ACE-0x23f4ae8" office:value-type="float" office:value="22.1053">
            <text:p>22.11</text:p>
          </table:table-cell>
          <table:table-cell table:style-name="ACE-0x23f4ae8" office:value-type="float" office:value="81.3131">
            <text:p>81.31</text:p>
          </table:table-cell>
          <table:table-cell table:style-name="ACE-0x23f4ae8" table:formula="of:=[.R30]*[.G30]/100" office:value-type="float" office:value="1.999998">
            <text:p>2.00</text:p>
          </table:table-cell>
          <table:table-cell table:style-name="ACE-0x23f4ae8" table:formula="of:=[.S30]*[.H30]/100" office:value-type="float" office:value="21.000035">
            <text:p>21.00</text:p>
          </table:table-cell>
          <table:table-cell table:style-name="ACE-0x23f4ae8" table:formula="of:=[.T30]*[.I30]/100" office:value-type="float" office:value="160.999938">
            <text:p>161.00</text:p>
          </table:table-cell>
          <table:table-cell table:style-name="ACE-0x23f4ae8" table:formula="of:=SUM([.U30:.W30])" office:value-type="float" office:value="183.999971">
            <text:p>184.00</text:p>
          </table:table-cell>
          <table:table-cell table:style-name="ACE-0x23f4ae8" office:value-type="float" office:value="2">
            <text:p>2.00</text:p>
          </table:table-cell>
          <table:table-cell table:style-name="ACE-0x23f4ae8" office:value-type="float" office:value="2.2381">
            <text:p>2.24</text:p>
          </table:table-cell>
          <table:table-cell table:style-name="ACE-0x23f4ae8" office:value-type="float" office:value="10.0186">
            <text:p>10.02</text:p>
          </table:table-cell>
          <table:table-cell table:style-name="ACE-0x23f4ae8" office:value-type="float" office:value="1">
            <text:p>1.00</text:p>
          </table:table-cell>
          <table:table-cell table:style-name="ACE-0x23f4ae8" office:value-type="float" office:value="1.74314">
            <text:p>1.74</text:p>
          </table:table-cell>
          <table:table-cell table:style-name="ACE-0x23f5628" office:value-type="float" office:value="5.65078">
            <text:p>5.65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1006">
            <text:p>1006.00</text:p>
          </table:table-cell>
          <table:table-cell table:style-name="ACE-0x23dcfd8" office:value-type="float" office:value="21.4286">
            <text:p>21.43</text:p>
          </table:table-cell>
          <table:table-cell table:style-name="ACE-0x23dcfd8" office:value-type="float" office:value="24.2105">
            <text:p>24.21</text:p>
          </table:table-cell>
          <table:table-cell table:style-name="ACE-0x23dcfd8" office:value-type="float" office:value="56.5657">
            <text:p>56.57</text:p>
          </table:table-cell>
          <table:table-cell table:style-name="ACE-0x23dcfd8" table:formula="of:=[.R31]*[.G30]/100" office:value-type="float" office:value="3.000004">
            <text:p>3.00</text:p>
          </table:table-cell>
          <table:table-cell table:style-name="ACE-0x23dcfd8" table:formula="of:=[.S31]*[.H30]/100" office:value-type="float" office:value="22.999975">
            <text:p>23.00</text:p>
          </table:table-cell>
          <table:table-cell table:style-name="ACE-0x23dcfd8" table:formula="of:=[.T31]*[.I30]/100" office:value-type="float" office:value="112.000086">
            <text:p>112.00</text:p>
          </table:table-cell>
          <table:table-cell table:style-name="ACE-0x23dcfd8" table:formula="of:=SUM([.U31:.W31])" office:value-type="float" office:value="138.000065">
            <text:p>138.00</text:p>
          </table:table-cell>
          <table:table-cell table:style-name="ACE-0x23dcfd8" office:value-type="float" office:value="8">
            <text:p>8.00</text:p>
          </table:table-cell>
          <table:table-cell table:style-name="ACE-0x23dcfd8" office:value-type="float" office:value="2.3913">
            <text:p>2.39</text:p>
          </table:table-cell>
          <table:table-cell table:style-name="ACE-0x23dcfd8" office:value-type="float" office:value="8.27679">
            <text:p>8.28</text:p>
          </table:table-cell>
          <table:table-cell table:style-name="ACE-0x23dcfd8" office:value-type="float" office:value="5.35413">
            <text:p>5.35</text:p>
          </table:table-cell>
          <table:table-cell table:style-name="ACE-0x23dcfd8" office:value-type="float" office:value="2.64968">
            <text:p>2.65</text:p>
          </table:table-cell>
          <table:table-cell table:style-name="ACE-0x23f53e8" office:value-type="float" office:value="6.07573">
            <text:p>6.08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814">
            <text:p>814.00</text:p>
          </table:table-cell>
          <table:table-cell table:style-name="ACE-0x23dcfd8" office:value-type="float" office:value="14.2857">
            <text:p>14.29</text:p>
          </table:table-cell>
          <table:table-cell table:style-name="ACE-0x23dcfd8" office:value-type="float" office:value="17.8947">
            <text:p>17.89</text:p>
          </table:table-cell>
          <table:table-cell table:style-name="ACE-0x23dcfd8" office:value-type="float" office:value="46.4646">
            <text:p>46.46</text:p>
          </table:table-cell>
          <table:table-cell table:style-name="ACE-0x23dcfd8" table:formula="of:=[.R32]*[.G30]/100" office:value-type="float" office:value="1.999998">
            <text:p>2.00</text:p>
          </table:table-cell>
          <table:table-cell table:style-name="ACE-0x23dcfd8" table:formula="of:=[.S32]*[.H30]/100" office:value-type="float" office:value="16.999965">
            <text:p>17.00</text:p>
          </table:table-cell>
          <table:table-cell table:style-name="ACE-0x23dcfd8" table:formula="of:=[.T32]*[.I30]/100" office:value-type="float" office:value="91.999908">
            <text:p>92.00</text:p>
          </table:table-cell>
          <table:table-cell table:style-name="ACE-0x23dcfd8" table:formula="of:=SUM([.U32:.W32])" office:value-type="float" office:value="110.999871">
            <text:p>111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2.58824">
            <text:p>2.59</text:p>
          </table:table-cell>
          <table:table-cell table:style-name="ACE-0x23dcfd8" office:value-type="float" office:value="8.32609">
            <text:p>8.33</text:p>
          </table:table-cell>
          <table:table-cell table:style-name="ACE-0x23dcfd8" office:value-type="float" office:value="1">
            <text:p>1.00</text:p>
          </table:table-cell>
          <table:table-cell table:style-name="ACE-0x23dcfd8" office:value-type="float" office:value="2.37781">
            <text:p>2.38</text:p>
          </table:table-cell>
          <table:table-cell table:style-name="ACE-0x23f53e8" office:value-type="float" office:value="6.47085">
            <text:p>6.47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1">
            <text:p>1</text:p>
          </table:table-cell>
          <table:covered-table-cell table:number-columns-repeated="4"/>
          <table:table-cell table:number-rows-spanned="15" table:style-name="ACE-0x23da098" office:value-type="float" office:value="30">
            <text:p>30</text:p>
          </table:table-cell>
          <table:table-cell table:number-rows-spanned="3" table:style-name="ACE-0x24f1dd8" office:value-type="float" office:value="13">
            <text:p>13</text:p>
          </table:table-cell>
          <table:table-cell table:number-rows-spanned="3" table:style-name="ACE-0x24f14d8" office:value-type="float" office:value="108">
            <text:p>108</text:p>
          </table:table-cell>
          <table:table-cell table:number-rows-spanned="3" table:style-name="ACE-0x24f14d8" office:value-type="float" office:value="297">
            <text:p>297</text:p>
          </table:table-cell>
          <table:table-cell table:number-rows-spanned="3" table:style-name="ACE-0x24f14d8" table:formula="of:=SUM([.G33:.I33])" office:value-type="float" office:value="418">
            <text:p>418</text:p>
          </table:table-cell>
          <table:table-cell table:number-rows-spanned="3" table:style-name="ACE-0x24f14d8" office:value-type="float" office:value="28">
            <text:p>28</text:p>
          </table:table-cell>
          <table:table-cell table:number-rows-spanned="3" table:style-name="ACE-0x24f14d8" office:value-type="float" office:value="441">
            <text:p>441</text:p>
          </table:table-cell>
          <table:table-cell table:number-rows-spanned="3" table:style-name="ACE-0x24f14d8" office:value-type="float" office:value="9065">
            <text:p>9065</text:p>
          </table:table-cell>
          <table:table-cell table:number-rows-spanned="3" table:style-name="ACE-0x24f14d8" table:formula="of:=SUM([.K33:.M35])" office:value-type="float" office:value="9534">
            <text:p>9534</text:p>
          </table:table-cell>
          <table:table-cell table:number-rows-spanned="3" table:style-name="ACE-0x24f3458" office:value-type="float" office:value="4858">
            <text:p>4858</text:p>
          </table:table-cell>
          <table:table-cell table:number-rows-spanned="3" table:style-name="ACE-0x24f2c78" office:value-type="float" office:value="4676">
            <text:p>4676</text:p>
          </table:table-cell>
          <table:table-cell table:style-name="ACE-0x24f3338" office:value-type="float" office:value="5948">
            <text:p>5948.00</text:p>
          </table:table-cell>
          <table:table-cell table:style-name="ACE-0x24f15f8" office:value-type="float" office:value="7.69231">
            <text:p>7.69</text:p>
          </table:table-cell>
          <table:table-cell table:style-name="ACE-0x24f15f8" office:value-type="float" office:value="27.7778">
            <text:p>27.78</text:p>
          </table:table-cell>
          <table:table-cell table:style-name="ACE-0x24f15f8" office:value-type="float" office:value="94.9495">
            <text:p>94.95</text:p>
          </table:table-cell>
          <table:table-cell table:style-name="ACE-0x24f15f8" table:formula="of:=[.R33]*[.G33]/100" office:value-type="float" office:value="1.0000003">
            <text:p>1.00</text:p>
          </table:table-cell>
          <table:table-cell table:style-name="ACE-0x24f15f8" table:formula="of:=[.S33]*[.H33]/100" office:value-type="float" office:value="30.000024">
            <text:p>30.00</text:p>
          </table:table-cell>
          <table:table-cell table:style-name="ACE-0x24f15f8" table:formula="of:=[.T33]*[.I33]/100" office:value-type="float" office:value="282.000015">
            <text:p>282.00</text:p>
          </table:table-cell>
          <table:table-cell table:style-name="ACE-0x24f15f8" table:formula="of:=SUM([.U33:.W33])" office:value-type="float" office:value="313.0000393">
            <text:p>313.00</text:p>
          </table:table-cell>
          <table:table-cell table:style-name="ACE-0x24f15f8" office:value-type="float" office:value="4">
            <text:p>4.00</text:p>
          </table:table-cell>
          <table:table-cell table:style-name="ACE-0x24f15f8" office:value-type="float" office:value="1.93333">
            <text:p>1.93</text:p>
          </table:table-cell>
          <table:table-cell table:style-name="ACE-0x24f15f8" office:value-type="float" office:value="20.8723">
            <text:p>20.87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1.41264">
            <text:p>1.41</text:p>
          </table:table-cell>
          <table:table-cell table:style-name="ACE-0x24f1958" office:value-type="float" office:value="12.2875">
            <text:p>12.29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3485">
            <text:p>3485.00</text:p>
          </table:table-cell>
          <table:table-cell table:style-name="ACE-0x23dcfd8" office:value-type="float" office:value="15.3846">
            <text:p>15.38</text:p>
          </table:table-cell>
          <table:table-cell table:style-name="ACE-0x23dcfd8" office:value-type="float" office:value="30.5556">
            <text:p>30.56</text:p>
          </table:table-cell>
          <table:table-cell table:style-name="ACE-0x23dcfd8" office:value-type="float" office:value="75.0842">
            <text:p>75.08</text:p>
          </table:table-cell>
          <table:table-cell table:style-name="ACE-0x23dcfd8" table:formula="of:=[.R34]*[.G33]/100" office:value-type="float" office:value="1.999998">
            <text:p>2.00</text:p>
          </table:table-cell>
          <table:table-cell table:style-name="ACE-0x23dcfd8" table:formula="of:=[.S34]*[.H33]/100" office:value-type="float" office:value="33.000048">
            <text:p>33.00</text:p>
          </table:table-cell>
          <table:table-cell table:style-name="ACE-0x23dcfd8" table:formula="of:=[.T34]*[.I33]/100" office:value-type="float" office:value="223.000074">
            <text:p>223.00</text:p>
          </table:table-cell>
          <table:table-cell table:style-name="ACE-0x23dcfd8" table:formula="of:=SUM([.U34:.W34])" office:value-type="float" office:value="258.00012">
            <text:p>258.00</text:p>
          </table:table-cell>
          <table:table-cell table:style-name="ACE-0x23dcfd8" office:value-type="float" office:value="3.5">
            <text:p>3.50</text:p>
          </table:table-cell>
          <table:table-cell table:style-name="ACE-0x23dcfd8" office:value-type="float" office:value="2.75758">
            <text:p>2.76</text:p>
          </table:table-cell>
          <table:table-cell table:style-name="ACE-0x23dcfd8" office:value-type="float" office:value="15.1883">
            <text:p>15.19</text:p>
          </table:table-cell>
          <table:table-cell table:style-name="ACE-0x23dcfd8" office:value-type="float" office:value="0.5">
            <text:p>0.50</text:p>
          </table:table-cell>
          <table:table-cell table:style-name="ACE-0x23dcfd8" office:value-type="float" office:value="3.39367">
            <text:p>3.39</text:p>
          </table:table-cell>
          <table:table-cell table:style-name="ACE-0x24f13b8" office:value-type="float" office:value="11.89">
            <text:p>11.89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4f30f8" office:value-type="float" office:value="3197">
            <text:p>3197.00</text:p>
          </table:table-cell>
          <table:table-cell table:style-name="ACE-0x24f1b98" office:value-type="float" office:value="7.69231">
            <text:p>7.69</text:p>
          </table:table-cell>
          <table:table-cell table:style-name="ACE-0x24f1b98" office:value-type="float" office:value="25">
            <text:p>25.00</text:p>
          </table:table-cell>
          <table:table-cell table:style-name="ACE-0x24f1b98" office:value-type="float" office:value="64.3098">
            <text:p>64.31</text:p>
          </table:table-cell>
          <table:table-cell table:style-name="ACE-0x24f1b98" table:formula="of:=[.R35]*[.G33]/100" office:value-type="float" office:value="1.0000003">
            <text:p>1.00</text:p>
          </table:table-cell>
          <table:table-cell table:style-name="ACE-0x24f1b98" table:formula="of:=[.S35]*[.H33]/100" office:value-type="float" office:value="27">
            <text:p>27.00</text:p>
          </table:table-cell>
          <table:table-cell table:style-name="ACE-0x24f1b98" table:formula="of:=[.T35]*[.I33]/100" office:value-type="float" office:value="191.000106">
            <text:p>191.00</text:p>
          </table:table-cell>
          <table:table-cell table:style-name="ACE-0x24f1b98" table:formula="of:=SUM([.U35:.W35])" office:value-type="float" office:value="219.0001063">
            <text:p>219.00</text:p>
          </table:table-cell>
          <table:table-cell table:style-name="ACE-0x24f1b98" office:value-type="float" office:value="3">
            <text:p>3.00</text:p>
          </table:table-cell>
          <table:table-cell table:style-name="ACE-0x24f1b98" office:value-type="float" office:value="2.25926">
            <text:p>2.26</text:p>
          </table:table-cell>
          <table:table-cell table:style-name="ACE-0x24f1b98" office:value-type="float" office:value="16.4031">
            <text:p>16.40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3.91192">
            <text:p>3.91</text:p>
          </table:table-cell>
          <table:table-cell table:style-name="ACE-0x24f2138" office:value-type="float" office:value="13.6979">
            <text:p>13.70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2">
            <text:p>2</text:p>
          </table:table-cell>
          <table:covered-table-cell table:number-columns-repeated="5"/>
          <table:table-cell table:number-rows-spanned="3" table:style-name="ACE-0x23daf38" office:value-type="float" office:value="21">
            <text:p>21</text:p>
          </table:table-cell>
          <table:table-cell table:number-rows-spanned="3" table:style-name="ACE-0x23db718" office:value-type="float" office:value="120">
            <text:p>120</text:p>
          </table:table-cell>
          <table:table-cell table:number-rows-spanned="3" table:style-name="ACE-0x23db718" office:value-type="float" office:value="324">
            <text:p>324</text:p>
          </table:table-cell>
          <table:table-cell table:number-rows-spanned="3" table:style-name="ACE-0x23db718" table:formula="of:=SUM([.G36:.I36])" office:value-type="float" office:value="465">
            <text:p>465</text:p>
          </table:table-cell>
          <table:table-cell table:number-rows-spanned="3" table:style-name="ACE-0x23db718" office:value-type="float" office:value="39">
            <text:p>39</text:p>
          </table:table-cell>
          <table:table-cell table:number-rows-spanned="3" table:style-name="ACE-0x23db718" office:value-type="float" office:value="435">
            <text:p>435</text:p>
          </table:table-cell>
          <table:table-cell table:number-rows-spanned="3" table:style-name="ACE-0x23db718" office:value-type="float" office:value="9720">
            <text:p>9720</text:p>
          </table:table-cell>
          <table:table-cell table:number-rows-spanned="3" table:style-name="ACE-0x23db718" table:formula="of:=SUM([.K36:.M36])" office:value-type="float" office:value="10194">
            <text:p>10194</text:p>
          </table:table-cell>
          <table:table-cell table:number-rows-spanned="3" table:style-name="ACE-0x24f2498" office:value-type="float" office:value="4274">
            <text:p>4274</text:p>
          </table:table-cell>
          <table:table-cell table:number-rows-spanned="3" table:style-name="ACE-0x24f2fd8" office:value-type="float" office:value="5920">
            <text:p>5920</text:p>
          </table:table-cell>
          <table:table-cell table:style-name="ACE-0x23dd578" office:value-type="float" office:value="7684">
            <text:p>7684.00</text:p>
          </table:table-cell>
          <table:table-cell table:style-name="ACE-0x23f4ae8" office:value-type="float" office:value="19.0476">
            <text:p>19.05</text:p>
          </table:table-cell>
          <table:table-cell table:style-name="ACE-0x23f4ae8" office:value-type="float" office:value="43.3333">
            <text:p>43.33</text:p>
          </table:table-cell>
          <table:table-cell table:style-name="ACE-0x23f4ae8" office:value-type="float" office:value="95.3704">
            <text:p>95.37</text:p>
          </table:table-cell>
          <table:table-cell table:style-name="ACE-0x23f4ae8" table:formula="of:=[.R36]*[.G36]/100" office:value-type="float" office:value="3.999996">
            <text:p>4.00</text:p>
          </table:table-cell>
          <table:table-cell table:style-name="ACE-0x23f4ae8" table:formula="of:=[.S36]*[.H36]/100" office:value-type="float" office:value="51.99996">
            <text:p>52.00</text:p>
          </table:table-cell>
          <table:table-cell table:style-name="ACE-0x23f4ae8" table:formula="of:=[.T36]*[.I36]/100" office:value-type="float" office:value="309.000096">
            <text:p>309.00</text:p>
          </table:table-cell>
          <table:table-cell table:style-name="ACE-0x23f4ae8" table:formula="of:=SUM([.U36:.W36])" office:value-type="float" office:value="365.000052">
            <text:p>365.00</text:p>
          </table:table-cell>
          <table:table-cell table:style-name="ACE-0x23f4ae8" office:value-type="float" office:value="4.5">
            <text:p>4.50</text:p>
          </table:table-cell>
          <table:table-cell table:style-name="ACE-0x23f4ae8" office:value-type="float" office:value="5.32692">
            <text:p>5.33</text:p>
          </table:table-cell>
          <table:table-cell table:style-name="ACE-0x23f4ae8" office:value-type="float" office:value="23.9126">
            <text:p>23.91</text:p>
          </table:table-cell>
          <table:table-cell table:style-name="ACE-0x23f4ae8" office:value-type="float" office:value="2.06155">
            <text:p>2.06</text:p>
          </table:table-cell>
          <table:table-cell table:style-name="ACE-0x23f4ae8" office:value-type="float" office:value="7.43102">
            <text:p>7.43</text:p>
          </table:table-cell>
          <table:table-cell table:style-name="ACE-0x23f5628" office:value-type="float" office:value="16.1979">
            <text:p>16.20</text:p>
          </table:table-cell>
          <table:table-cell table:number-columns-repeated="2" table:style-name="ACE-0x23f5aa8"/>
          <table:table-cell table:number-columns-repeated="224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5908">
            <text:p>5908.00</text:p>
          </table:table-cell>
          <table:table-cell table:style-name="ACE-0x23dcfd8" office:value-type="float" office:value="14.2857">
            <text:p>14.29</text:p>
          </table:table-cell>
          <table:table-cell table:style-name="ACE-0x23dcfd8" office:value-type="float" office:value="38.3333">
            <text:p>38.33</text:p>
          </table:table-cell>
          <table:table-cell table:style-name="ACE-0x23dcfd8" office:value-type="float" office:value="78.0864">
            <text:p>78.09</text:p>
          </table:table-cell>
          <table:table-cell table:style-name="ACE-0x23dcfd8" table:formula="of:=[.R37]*[.G36]/100" office:value-type="float" office:value="2.999997">
            <text:p>3.00</text:p>
          </table:table-cell>
          <table:table-cell table:style-name="ACE-0x23dcfd8" table:formula="of:=[.S37]*[.H36]/100" office:value-type="float" office:value="45.99996">
            <text:p>46.00</text:p>
          </table:table-cell>
          <table:table-cell table:style-name="ACE-0x23dcfd8" table:formula="of:=[.T37]*[.I36]/100" office:value-type="float" office:value="252.999936">
            <text:p>253.00</text:p>
          </table:table-cell>
          <table:table-cell table:style-name="ACE-0x23dcfd8" table:formula="of:=SUM([.U37:.W37])" office:value-type="float" office:value="301.999893">
            <text:p>302.00</text:p>
          </table:table-cell>
          <table:table-cell table:style-name="ACE-0x23dcfd8" office:value-type="float" office:value="3.66667">
            <text:p>3.67</text:p>
          </table:table-cell>
          <table:table-cell table:style-name="ACE-0x23dcfd8" office:value-type="float" office:value="5.36957">
            <text:p>5.37</text:p>
          </table:table-cell>
          <table:table-cell table:style-name="ACE-0x23dcfd8" office:value-type="float" office:value="22.332">
            <text:p>22.33</text:p>
          </table:table-cell>
          <table:table-cell table:style-name="ACE-0x23dcfd8" office:value-type="float" office:value="0.471405">
            <text:p>0.47</text:p>
          </table:table-cell>
          <table:table-cell table:style-name="ACE-0x23dcfd8" office:value-type="float" office:value="7.44358">
            <text:p>7.44</text:p>
          </table:table-cell>
          <table:table-cell table:style-name="ACE-0x23f53e8" office:value-type="float" office:value="18.4123">
            <text:p>18.41</text:p>
          </table:table-cell>
          <table:table-cell table:style-name="ACE-0x23f5aa8"/>
          <table:table-cell table:number-columns-repeated="225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3110">
            <text:p>3110.00</text:p>
          </table:table-cell>
          <table:table-cell table:style-name="ACE-0x23dcfd8" office:value-type="float" office:value="4.7619">
            <text:p>4.76</text:p>
          </table:table-cell>
          <table:table-cell table:style-name="ACE-0x23dcfd8" office:value-type="float" office:value="30.8333">
            <text:p>30.83</text:p>
          </table:table-cell>
          <table:table-cell table:style-name="ACE-0x23dcfd8" office:value-type="float" office:value="71.2963">
            <text:p>71.30</text:p>
          </table:table-cell>
          <table:table-cell table:style-name="ACE-0x23dcfd8" table:formula="of:=[.R38]*[.G36]/100" office:value-type="float" office:value="0.999999">
            <text:p>1.00</text:p>
          </table:table-cell>
          <table:table-cell table:style-name="ACE-0x23dcfd8" table:formula="of:=[.S38]*[.H36]/100" office:value-type="float" office:value="36.99996">
            <text:p>37.00</text:p>
          </table:table-cell>
          <table:table-cell table:style-name="ACE-0x23dcfd8" table:formula="of:=[.T38]*[.I36]/100" office:value-type="float" office:value="231.000012">
            <text:p>231.00</text:p>
          </table:table-cell>
          <table:table-cell table:style-name="ACE-0x23dcfd8" table:formula="of:=SUM([.U38:.W38])" office:value-type="float" office:value="268.999971">
            <text:p>269.00</text:p>
          </table:table-cell>
          <table:table-cell table:style-name="ACE-0x23dcfd8" office:value-type="float" office:value="3">
            <text:p>3.00</text:p>
          </table:table-cell>
          <table:table-cell table:style-name="ACE-0x23dcfd8" office:value-type="float" office:value="2.35135">
            <text:p>2.35</text:p>
          </table:table-cell>
          <table:table-cell table:style-name="ACE-0x23dcfd8" office:value-type="float" office:value="13.0736">
            <text:p>13.07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2.00292">
            <text:p>2.00</text:p>
          </table:table-cell>
          <table:table-cell table:style-name="ACE-0x23f53e8" office:value-type="float" office:value="8.786">
            <text:p>8.79</text:p>
          </table:table-cell>
          <table:table-cell table:style-name="ACE-0x23f5aa8"/>
          <table:table-cell table:number-columns-repeated="225" table:style-name="ACE-0x23da2d8"/>
        </table:table-row>
        <table:table-row table:style-name="AROW-0">
          <table:table-cell table:number-rows-spanned="3" table:style-name="ACE-0x23da1b8" office:value-type="float" office:value="3">
            <text:p>3</text:p>
          </table:table-cell>
          <table:covered-table-cell table:number-columns-repeated="5"/>
          <table:table-cell table:number-rows-spanned="3" table:style-name="ACE-0x24f1dd8" office:value-type="float" office:value="16">
            <text:p>16</text:p>
          </table:table-cell>
          <table:table-cell table:number-rows-spanned="3" table:style-name="ACE-0x24f14d8" office:value-type="float" office:value="139">
            <text:p>139</text:p>
          </table:table-cell>
          <table:table-cell table:number-rows-spanned="3" table:style-name="ACE-0x24f14d8" office:value-type="float" office:value="271">
            <text:p>271</text:p>
          </table:table-cell>
          <table:table-cell table:number-rows-spanned="3" table:style-name="ACE-0x24f14d8" table:formula="of:=SUM([.G39:.I39])" office:value-type="float" office:value="426">
            <text:p>426</text:p>
          </table:table-cell>
          <table:table-cell table:number-rows-spanned="3" table:style-name="ACE-0x24f14d8" office:value-type="float" office:value="34">
            <text:p>34</text:p>
          </table:table-cell>
          <table:table-cell table:number-rows-spanned="3" table:style-name="ACE-0x24f14d8" office:value-type="float" office:value="484">
            <text:p>484</text:p>
          </table:table-cell>
          <table:table-cell table:number-rows-spanned="3" table:style-name="ACE-0x24f14d8" office:value-type="float" office:value="8005">
            <text:p>8005</text:p>
          </table:table-cell>
          <table:table-cell table:number-rows-spanned="3" table:style-name="ACE-0x24f14d8" table:formula="of:=SUM([.K39:.M41])" office:value-type="float" office:value="8523">
            <text:p>8523</text:p>
          </table:table-cell>
          <table:table-cell table:number-rows-spanned="3" table:style-name="ACE-0x24f3458" office:value-type="float" office:value="4319">
            <text:p>4319</text:p>
          </table:table-cell>
          <table:table-cell table:number-rows-spanned="3" table:style-name="ACE-0x24f2c78" office:value-type="float" office:value="4204">
            <text:p>4204</text:p>
          </table:table-cell>
          <table:table-cell table:style-name="ACE-0x24f3338" office:value-type="float" office:value="4290">
            <text:p>4290.00</text:p>
          </table:table-cell>
          <table:table-cell table:style-name="ACE-0x24f15f8" office:value-type="float" office:value="12.5">
            <text:p>12.50</text:p>
          </table:table-cell>
          <table:table-cell table:style-name="ACE-0x24f15f8" office:value-type="float" office:value="30.9353">
            <text:p>30.94</text:p>
          </table:table-cell>
          <table:table-cell table:style-name="ACE-0x24f15f8" office:value-type="float" office:value="94.8339">
            <text:p>94.83</text:p>
          </table:table-cell>
          <table:table-cell table:style-name="ACE-0x24f15f8" table:formula="of:=[.R39]*[.G39]/100" office:value-type="float" office:value="2">
            <text:p>2.00</text:p>
          </table:table-cell>
          <table:table-cell table:style-name="ACE-0x24f15f8" table:formula="of:=[.S39]*[.H39]/100" office:value-type="float" office:value="43.000067">
            <text:p>43.00</text:p>
          </table:table-cell>
          <table:table-cell table:style-name="ACE-0x24f15f8" table:formula="of:=[.T39]*[.I39]/100" office:value-type="float" office:value="256.999869">
            <text:p>257.00</text:p>
          </table:table-cell>
          <table:table-cell table:style-name="ACE-0x24f15f8" table:formula="of:=SUM([.U39:.W39])" office:value-type="float" office:value="301.999936">
            <text:p>302.00</text:p>
          </table:table-cell>
          <table:table-cell table:style-name="ACE-0x24f15f8" office:value-type="float" office:value="6.5">
            <text:p>6.50</text:p>
          </table:table-cell>
          <table:table-cell table:style-name="ACE-0x24f15f8" office:value-type="float" office:value="1.90698">
            <text:p>1.91</text:p>
          </table:table-cell>
          <table:table-cell table:style-name="ACE-0x24f15f8" office:value-type="float" office:value="16.323">
            <text:p>16.32</text:p>
          </table:table-cell>
          <table:table-cell table:style-name="ACE-0x24f15f8" office:value-type="float" office:value="2.5">
            <text:p>2.50</text:p>
          </table:table-cell>
          <table:table-cell table:style-name="ACE-0x24f15f8" office:value-type="float" office:value="1.05244">
            <text:p>1.05</text:p>
          </table:table-cell>
          <table:table-cell table:style-name="ACE-0x24f1958" office:value-type="float" office:value="9.47004">
            <text:p>9.47</text:p>
          </table:table-cell>
          <table:table-cell table:style-name="ACE-0x23f5aa8"/>
          <table:table-cell table:number-columns-repeated="225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2468">
            <text:p>2468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30.2158">
            <text:p>30.22</text:p>
          </table:table-cell>
          <table:table-cell table:style-name="ACE-0x23dcfd8" office:value-type="float" office:value="75.6458">
            <text:p>75.65</text:p>
          </table:table-cell>
          <table:table-cell table:style-name="ACE-0x23dcfd8" table:formula="of:=[.R40]*[.G39]/100" office:value-type="float" office:value="0">
            <text:p>0.00</text:p>
          </table:table-cell>
          <table:table-cell table:style-name="ACE-0x23dcfd8" table:formula="of:=[.S40]*[.H39]/100" office:value-type="float" office:value="41.999962">
            <text:p>42.00</text:p>
          </table:table-cell>
          <table:table-cell table:style-name="ACE-0x23dcfd8" table:formula="of:=[.T40]*[.I39]/100" office:value-type="float" office:value="205.000118">
            <text:p>205.00</text:p>
          </table:table-cell>
          <table:table-cell table:style-name="ACE-0x23dcfd8" table:formula="of:=SUM([.U40:.W40])" office:value-type="float" office:value="247.00008">
            <text:p>247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2.64286">
            <text:p>2.64</text:p>
          </table:table-cell>
          <table:table-cell table:style-name="ACE-0x23dcfd8" office:value-type="float" office:value="11.4976">
            <text:p>11.5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2.75008">
            <text:p>2.75</text:p>
          </table:table-cell>
          <table:table-cell table:style-name="ACE-0x24f13b8" office:value-type="float" office:value="9.70422">
            <text:p>9.70</text:p>
          </table:table-cell>
          <table:table-cell table:style-name="ACE-0x23f5aa8"/>
          <table:table-cell table:number-columns-repeated="225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2236">
            <text:p>2236.00</text:p>
          </table:table-cell>
          <table:table-cell table:style-name="ACE-0x24f1b98" office:value-type="float" office:value="6.25">
            <text:p>6.25</text:p>
          </table:table-cell>
          <table:table-cell table:style-name="ACE-0x24f1b98" office:value-type="float" office:value="28.777">
            <text:p>28.78</text:p>
          </table:table-cell>
          <table:table-cell table:style-name="ACE-0x24f1b98" office:value-type="float" office:value="62.7306">
            <text:p>62.73</text:p>
          </table:table-cell>
          <table:table-cell table:style-name="ACE-0x24f1b98" table:formula="of:=[.R41]*[.G39]/100" office:value-type="float" office:value="1">
            <text:p>1.00</text:p>
          </table:table-cell>
          <table:table-cell table:style-name="ACE-0x24f1b98" table:formula="of:=[.S41]*[.H39]/100" office:value-type="float" office:value="40.00003">
            <text:p>40.00</text:p>
          </table:table-cell>
          <table:table-cell table:style-name="ACE-0x24f1b98" table:formula="of:=[.T41]*[.I39]/100" office:value-type="float" office:value="169.999926">
            <text:p>170.00</text:p>
          </table:table-cell>
          <table:table-cell table:style-name="ACE-0x24f1b98" table:formula="of:=SUM([.U41:.W41])" office:value-type="float" office:value="210.999956">
            <text:p>211.00</text:p>
          </table:table-cell>
          <table:table-cell table:style-name="ACE-0x24f1b98" office:value-type="float" office:value="4">
            <text:p>4.00</text:p>
          </table:table-cell>
          <table:table-cell table:style-name="ACE-0x24f1b98" office:value-type="float" office:value="2.85">
            <text:p>2.85</text:p>
          </table:table-cell>
          <table:table-cell table:style-name="ACE-0x24f1b98" office:value-type="float" office:value="12.4588">
            <text:p>12.46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3.752">
            <text:p>3.75</text:p>
          </table:table-cell>
          <table:table-cell table:style-name="ACE-0x24f2138" office:value-type="float" office:value="11.5285">
            <text:p>11.53</text:p>
          </table:table-cell>
          <table:table-cell table:style-name="ACE-0x23f5aa8"/>
          <table:table-cell table:number-columns-repeated="225" table:style-name="ACE-0x23da2d8"/>
        </table:table-row>
        <table:table-row table:style-name="AROW-0">
          <table:table-cell table:number-rows-spanned="3" table:style-name="ACE-0x23da1b8" office:value-type="float" office:value="4">
            <text:p>4</text:p>
          </table:table-cell>
          <table:covered-table-cell table:number-columns-repeated="5"/>
          <table:table-cell table:number-rows-spanned="3" table:style-name="ACE-0x24f1298" office:value-type="float" office:value="28">
            <text:p>28</text:p>
          </table:table-cell>
          <table:table-cell table:number-rows-spanned="3" table:style-name="ACE-0x24f2918" office:value-type="float" office:value="127">
            <text:p>127</text:p>
          </table:table-cell>
          <table:table-cell table:number-rows-spanned="3" table:style-name="ACE-0x24f2918" office:value-type="float" office:value="297">
            <text:p>297</text:p>
          </table:table-cell>
          <table:table-cell table:number-rows-spanned="3" table:style-name="ACE-0x23db718" table:formula="of:=SUM([.G42:.I42])" office:value-type="float" office:value="452">
            <text:p>452</text:p>
          </table:table-cell>
          <table:table-cell table:number-rows-spanned="3" table:style-name="ACE-0x23db718" office:value-type="float" office:value="51">
            <text:p>51</text:p>
          </table:table-cell>
          <table:table-cell table:number-rows-spanned="3" table:style-name="ACE-0x23db718" office:value-type="float" office:value="472">
            <text:p>472</text:p>
          </table:table-cell>
          <table:table-cell table:number-rows-spanned="3" table:style-name="ACE-0x23db718" office:value-type="float" office:value="8705">
            <text:p>8705</text:p>
          </table:table-cell>
          <table:table-cell table:number-rows-spanned="3" table:style-name="ACE-0x23db718" table:formula="of:=SUM([.K42:.M42])" office:value-type="float" office:value="9228">
            <text:p>9228</text:p>
          </table:table-cell>
          <table:table-cell table:number-rows-spanned="3" table:style-name="ACE-0x24f2498" office:value-type="float" office:value="4536">
            <text:p>4536</text:p>
          </table:table-cell>
          <table:table-cell table:number-rows-spanned="3" table:style-name="ACE-0x24f2fd8" office:value-type="float" office:value="4692">
            <text:p>4692</text:p>
          </table:table-cell>
          <table:table-cell table:style-name="ACE-0x23dd578" office:value-type="float" office:value="5342">
            <text:p>5342.00</text:p>
          </table:table-cell>
          <table:table-cell table:style-name="ACE-0x23f4ae8" office:value-type="float" office:value="7.14286">
            <text:p>7.14</text:p>
          </table:table-cell>
          <table:table-cell table:style-name="ACE-0x23f4ae8" office:value-type="float" office:value="37.0079">
            <text:p>37.01</text:p>
          </table:table-cell>
          <table:table-cell table:style-name="ACE-0x23f4ae8" office:value-type="float" office:value="96.2963">
            <text:p>96.30</text:p>
          </table:table-cell>
          <table:table-cell table:style-name="ACE-0x23f4ae8" table:formula="of:=[.R42]*[.G42]/100" office:value-type="float" office:value="2.0000008">
            <text:p>2.00</text:p>
          </table:table-cell>
          <table:table-cell table:style-name="ACE-0x23f4ae8" table:formula="of:=[.S42]*[.H42]/100" office:value-type="float" office:value="47.000033">
            <text:p>47.00</text:p>
          </table:table-cell>
          <table:table-cell table:style-name="ACE-0x23f4ae8" table:formula="of:=[.T42]*[.I42]/100" office:value-type="float" office:value="286.000011">
            <text:p>286.00</text:p>
          </table:table-cell>
          <table:table-cell table:style-name="ACE-0x23f4ae8" table:formula="of:=SUM([.U42:.W42])" office:value-type="float" office:value="335.0000448">
            <text:p>335.00</text:p>
          </table:table-cell>
          <table:table-cell table:style-name="ACE-0x23f4ae8" office:value-type="float" office:value="3">
            <text:p>3.00</text:p>
          </table:table-cell>
          <table:table-cell table:style-name="ACE-0x23f4ae8" office:value-type="float" office:value="2.7234">
            <text:p>2.72</text:p>
          </table:table-cell>
          <table:table-cell table:style-name="ACE-0x23f4ae8" office:value-type="float" office:value="18.2098">
            <text:p>18.21</text:p>
          </table:table-cell>
          <table:table-cell table:style-name="ACE-0x23f4ae8" office:value-type="float" office:value="1">
            <text:p>1.00</text:p>
          </table:table-cell>
          <table:table-cell table:style-name="ACE-0x23f4ae8" office:value-type="float" office:value="2.6554">
            <text:p>2.66</text:p>
          </table:table-cell>
          <table:table-cell table:style-name="ACE-0x23f5628" office:value-type="float" office:value="12.0517">
            <text:p>12.05</text:p>
          </table:table-cell>
          <table:table-cell table:style-name="ACE-0x23f5aa8"/>
          <table:table-cell table:number-columns-repeated="225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3319">
            <text:p>3319.00</text:p>
          </table:table-cell>
          <table:table-cell table:style-name="ACE-0x23dcfd8" office:value-type="float" office:value="14.2857">
            <text:p>14.29</text:p>
          </table:table-cell>
          <table:table-cell table:style-name="ACE-0x23dcfd8" office:value-type="float" office:value="34.6457">
            <text:p>34.65</text:p>
          </table:table-cell>
          <table:table-cell table:style-name="ACE-0x23dcfd8" office:value-type="float" office:value="80.4714">
            <text:p>80.47</text:p>
          </table:table-cell>
          <table:table-cell table:style-name="ACE-0x23dcfd8" table:formula="of:=[.R43]*[.G42]/100" office:value-type="float" office:value="3.999996">
            <text:p>4.00</text:p>
          </table:table-cell>
          <table:table-cell table:style-name="ACE-0x23dcfd8" table:formula="of:=[.S43]*[.H42]/100" office:value-type="float" office:value="44.000039">
            <text:p>44.00</text:p>
          </table:table-cell>
          <table:table-cell table:style-name="ACE-0x23dcfd8" table:formula="of:=[.T43]*[.I42]/100" office:value-type="float" office:value="239.000058">
            <text:p>239.00</text:p>
          </table:table-cell>
          <table:table-cell table:style-name="ACE-0x23dcfd8" table:formula="of:=SUM([.U43:.W43])" office:value-type="float" office:value="287.000093">
            <text:p>287.00</text:p>
          </table:table-cell>
          <table:table-cell table:style-name="ACE-0x23dcfd8" office:value-type="float" office:value="4.25">
            <text:p>4.25</text:p>
          </table:table-cell>
          <table:table-cell table:style-name="ACE-0x23dcfd8" office:value-type="float" office:value="2.47727">
            <text:p>2.48</text:p>
          </table:table-cell>
          <table:table-cell table:style-name="ACE-0x23dcfd8" office:value-type="float" office:value="13.3598">
            <text:p>13.36</text:p>
          </table:table-cell>
          <table:table-cell table:style-name="ACE-0x23dcfd8" office:value-type="float" office:value="2.77263">
            <text:p>2.77</text:p>
          </table:table-cell>
          <table:table-cell table:style-name="ACE-0x23dcfd8" office:value-type="float" office:value="1.85238">
            <text:p>1.85</text:p>
          </table:table-cell>
          <table:table-cell table:style-name="ACE-0x23f53e8" office:value-type="float" office:value="12.1099">
            <text:p>12.11</text:p>
          </table:table-cell>
          <table:table-cell table:style-name="ACE-0x23f5aa8"/>
          <table:table-cell table:number-columns-repeated="225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2640">
            <text:p>2640.00</text:p>
          </table:table-cell>
          <table:table-cell table:style-name="ACE-0x23dcfd8" office:value-type="float" office:value="7.14286">
            <text:p>7.14</text:p>
          </table:table-cell>
          <table:table-cell table:style-name="ACE-0x23dcfd8" office:value-type="float" office:value="26.7717">
            <text:p>26.77</text:p>
          </table:table-cell>
          <table:table-cell table:style-name="ACE-0x23dcfd8" office:value-type="float" office:value="66.6667">
            <text:p>66.67</text:p>
          </table:table-cell>
          <table:table-cell table:style-name="ACE-0x23dcfd8" table:formula="of:=[.R44]*[.G42]/100" office:value-type="float" office:value="2.0000008">
            <text:p>2.00</text:p>
          </table:table-cell>
          <table:table-cell table:style-name="ACE-0x23dcfd8" table:formula="of:=[.S44]*[.H42]/100" office:value-type="float" office:value="34.000059">
            <text:p>34.00</text:p>
          </table:table-cell>
          <table:table-cell table:style-name="ACE-0x23dcfd8" table:formula="of:=[.T44]*[.I42]/100" office:value-type="float" office:value="198.000099">
            <text:p>198.00</text:p>
          </table:table-cell>
          <table:table-cell table:style-name="ACE-0x23dcfd8" table:formula="of:=SUM([.U44:.W44])" office:value-type="float" office:value="234.0001588">
            <text:p>234.00</text:p>
          </table:table-cell>
          <table:table-cell table:style-name="ACE-0x23dcfd8" office:value-type="float" office:value="3">
            <text:p>3.00</text:p>
          </table:table-cell>
          <table:table-cell table:style-name="ACE-0x23dcfd8" office:value-type="float" office:value="2.02941">
            <text:p>2.03</text:p>
          </table:table-cell>
          <table:table-cell table:style-name="ACE-0x23dcfd8" office:value-type="float" office:value="12.9545">
            <text:p>12.95</text:p>
          </table:table-cell>
          <table:table-cell table:style-name="ACE-0x23dcfd8" office:value-type="float" office:value="1">
            <text:p>1.00</text:p>
          </table:table-cell>
          <table:table-cell table:style-name="ACE-0x23dcfd8" office:value-type="float" office:value="1.52403">
            <text:p>1.52</text:p>
          </table:table-cell>
          <table:table-cell table:style-name="ACE-0x23f53e8" office:value-type="float" office:value="11.2579">
            <text:p>11.26</text:p>
          </table:table-cell>
          <table:table-cell table:style-name="ACE-0x23f5aa8"/>
          <table:table-cell table:number-columns-repeated="225" table:style-name="ACE-0x23da2d8"/>
        </table:table-row>
        <table:table-row table:style-name="AROW-0">
          <table:table-cell table:number-rows-spanned="3" table:style-name="ACE-0x23da1b8" office:value-type="float" office:value="5">
            <text:p>5</text:p>
          </table:table-cell>
          <table:covered-table-cell table:number-columns-repeated="5"/>
          <table:table-cell table:number-rows-spanned="3" table:style-name="ACE-0x24f1dd8" office:value-type="float" office:value="16">
            <text:p>16</text:p>
          </table:table-cell>
          <table:table-cell table:number-rows-spanned="3" table:style-name="ACE-0x24f14d8" office:value-type="float" office:value="118">
            <text:p>118</text:p>
          </table:table-cell>
          <table:table-cell table:number-rows-spanned="3" table:style-name="ACE-0x24f14d8" office:value-type="float" office:value="229">
            <text:p>229</text:p>
          </table:table-cell>
          <table:table-cell table:number-rows-spanned="3" table:style-name="ACE-0x24f14d8" table:formula="of:=SUM([.G45:.I45])" office:value-type="float" office:value="363">
            <text:p>363</text:p>
          </table:table-cell>
          <table:table-cell table:number-rows-spanned="3" table:style-name="ACE-0x24f14d8" office:value-type="float" office:value="31">
            <text:p>31</text:p>
          </table:table-cell>
          <table:table-cell table:number-rows-spanned="3" table:style-name="ACE-0x24f14d8" office:value-type="float" office:value="550">
            <text:p>550</text:p>
          </table:table-cell>
          <table:table-cell table:number-rows-spanned="3" table:style-name="ACE-0x24f14d8" office:value-type="float" office:value="6745">
            <text:p>6745</text:p>
          </table:table-cell>
          <table:table-cell table:number-rows-spanned="3" table:style-name="ACE-0x24f14d8" table:formula="of:=SUM([.K45:.M47])" office:value-type="float" office:value="7326">
            <text:p>7326</text:p>
          </table:table-cell>
          <table:table-cell table:number-rows-spanned="3" table:style-name="ACE-0x24f3458" office:value-type="float" office:value="3431">
            <text:p>3431</text:p>
          </table:table-cell>
          <table:table-cell table:number-rows-spanned="3" table:style-name="ACE-0x24f2c78" office:value-type="float" office:value="3895">
            <text:p>3895</text:p>
          </table:table-cell>
          <table:table-cell table:style-name="ACE-0x24f3338" office:value-type="float" office:value="2601">
            <text:p>2601.00</text:p>
          </table:table-cell>
          <table:table-cell table:style-name="ACE-0x24f15f8" office:value-type="float" office:value="12.5">
            <text:p>12.50</text:p>
          </table:table-cell>
          <table:table-cell table:style-name="ACE-0x24f15f8" office:value-type="float" office:value="27.1186">
            <text:p>27.12</text:p>
          </table:table-cell>
          <table:table-cell table:style-name="ACE-0x24f15f8" office:value-type="float" office:value="85.1528">
            <text:p>85.15</text:p>
          </table:table-cell>
          <table:table-cell table:style-name="ACE-0x24f15f8" table:formula="of:=[.R45]*[.G45]/100" office:value-type="float" office:value="2">
            <text:p>2.00</text:p>
          </table:table-cell>
          <table:table-cell table:style-name="ACE-0x24f15f8" table:formula="of:=[.S45]*[.H45]/100" office:value-type="float" office:value="31.999948">
            <text:p>32.00</text:p>
          </table:table-cell>
          <table:table-cell table:style-name="ACE-0x24f15f8" table:formula="of:=[.T45]*[.I45]/100" office:value-type="float" office:value="194.999912">
            <text:p>195.00</text:p>
          </table:table-cell>
          <table:table-cell table:style-name="ACE-0x24f15f8" table:formula="of:=SUM([.U45:.W45])" office:value-type="float" office:value="228.99986">
            <text:p>229.00</text:p>
          </table:table-cell>
          <table:table-cell table:style-name="ACE-0x24f15f8" office:value-type="float" office:value="2">
            <text:p>2.00</text:p>
          </table:table-cell>
          <table:table-cell table:style-name="ACE-0x24f15f8" office:value-type="float" office:value="1.96875">
            <text:p>1.97</text:p>
          </table:table-cell>
          <table:table-cell table:style-name="ACE-0x24f15f8" office:value-type="float" office:value="12.9949">
            <text:p>12.99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1.35749">
            <text:p>1.36</text:p>
          </table:table-cell>
          <table:table-cell table:style-name="ACE-0x24f1958" office:value-type="float" office:value="7.42034">
            <text:p>7.42</text:p>
          </table:table-cell>
          <table:table-cell table:style-name="ACE-0x23f5aa8"/>
          <table:table-cell table:number-columns-repeated="225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1769">
            <text:p>1769.00</text:p>
          </table:table-cell>
          <table:table-cell table:style-name="ACE-0x23dcfd8" office:value-type="float" office:value="12.5">
            <text:p>12.50</text:p>
          </table:table-cell>
          <table:table-cell table:style-name="ACE-0x23dcfd8" office:value-type="float" office:value="26.2712">
            <text:p>26.27</text:p>
          </table:table-cell>
          <table:table-cell table:style-name="ACE-0x23dcfd8" office:value-type="float" office:value="65.9389">
            <text:p>65.94</text:p>
          </table:table-cell>
          <table:table-cell table:style-name="ACE-0x23dcfd8" table:formula="of:=[.R46]*[.G45]/100" office:value-type="float" office:value="2">
            <text:p>2.00</text:p>
          </table:table-cell>
          <table:table-cell table:style-name="ACE-0x23dcfd8" table:formula="of:=[.S46]*[.H45]/100" office:value-type="float" office:value="31.000016">
            <text:p>31.00</text:p>
          </table:table-cell>
          <table:table-cell table:style-name="ACE-0x23dcfd8" table:formula="of:=[.T46]*[.I45]/100" office:value-type="float" office:value="151.000081">
            <text:p>151.00</text:p>
          </table:table-cell>
          <table:table-cell table:style-name="ACE-0x23dcfd8" table:formula="of:=SUM([.U46:.W46])" office:value-type="float" office:value="184.000097">
            <text:p>184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1.96774">
            <text:p>1.97</text:p>
          </table:table-cell>
          <table:table-cell table:style-name="ACE-0x23dcfd8" office:value-type="float" office:value="11.2848">
            <text:p>11.28</text:p>
          </table:table-cell>
          <table:table-cell table:style-name="ACE-0x23dcfd8" office:value-type="float" office:value="1">
            <text:p>1.00</text:p>
          </table:table-cell>
          <table:table-cell table:style-name="ACE-0x23dcfd8" office:value-type="float" office:value="1.42521">
            <text:p>1.43</text:p>
          </table:table-cell>
          <table:table-cell table:style-name="ACE-0x24f13b8" office:value-type="float" office:value="8.49572">
            <text:p>8.50</text:p>
          </table:table-cell>
          <table:table-cell table:style-name="ACE-0x23f5aa8"/>
          <table:table-cell table:number-columns-repeated="225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1087">
            <text:p>1087.00</text:p>
          </table:table-cell>
          <table:table-cell table:style-name="ACE-0x24f1b98" office:value-type="float" office:value="12.5">
            <text:p>12.50</text:p>
          </table:table-cell>
          <table:table-cell table:style-name="ACE-0x24f1b98" office:value-type="float" office:value="23.7288">
            <text:p>23.73</text:p>
          </table:table-cell>
          <table:table-cell table:style-name="ACE-0x24f1b98" office:value-type="float" office:value="55.4585">
            <text:p>55.46</text:p>
          </table:table-cell>
          <table:table-cell table:style-name="ACE-0x24f1b98" table:formula="of:=[.R47]*[.G45]/100" office:value-type="float" office:value="2">
            <text:p>2.00</text:p>
          </table:table-cell>
          <table:table-cell table:style-name="ACE-0x24f1b98" table:formula="of:=[.S47]*[.H45]/100" office:value-type="float" office:value="27.999984">
            <text:p>28.00</text:p>
          </table:table-cell>
          <table:table-cell table:style-name="ACE-0x24f1b98" table:formula="of:=[.T47]*[.I45]/100" office:value-type="float" office:value="126.999965">
            <text:p>127.00</text:p>
          </table:table-cell>
          <table:table-cell table:style-name="ACE-0x24f1b98" table:formula="of:=SUM([.U47:.W47])" office:value-type="float" office:value="156.999949">
            <text:p>157.00</text:p>
          </table:table-cell>
          <table:table-cell table:style-name="ACE-0x24f1b98" office:value-type="float" office:value="2">
            <text:p>2.00</text:p>
          </table:table-cell>
          <table:table-cell table:style-name="ACE-0x24f1b98" office:value-type="float" office:value="2.5">
            <text:p>2.50</text:p>
          </table:table-cell>
          <table:table-cell table:style-name="ACE-0x24f1b98" office:value-type="float" office:value="7.97638">
            <text:p>7.98</text:p>
          </table:table-cell>
          <table:table-cell table:style-name="ACE-0x24f1b98" office:value-type="float" office:value="1">
            <text:p>1.00</text:p>
          </table:table-cell>
          <table:table-cell table:style-name="ACE-0x24f1b98" office:value-type="float" office:value="2.69258">
            <text:p>2.69</text:p>
          </table:table-cell>
          <table:table-cell table:style-name="ACE-0x24f2138" office:value-type="float" office:value="6.83606">
            <text:p>6.84</text:p>
          </table:table-cell>
          <table:table-cell table:style-name="ACE-0x23f5aa8"/>
          <table:table-cell table:number-columns-repeated="225" table:style-name="ACE-0x23da2d8"/>
        </table:table-row>
        <table:table-row table:style-name="AROW-4">
          <table:table-cell table:number-rows-spanned="3" table:style-name="ACE-0x23da098" office:value-type="float" office:value="1">
            <text:p>1</text:p>
          </table:table-cell>
          <table:table-cell table:number-rows-spanned="45" table:style-name="ACE-0x23da098" office:value-type="float" office:value="60">
            <text:p>60</text:p>
          </table:table-cell>
          <table:covered-table-cell table:number-columns-repeated="3"/>
          <table:table-cell table:number-rows-spanned="15" table:style-name="ACE-0x23da098" office:value-type="float" office:value="10">
            <text:p>10</text:p>
          </table:table-cell>
          <table:table-cell table:number-rows-spanned="3" table:style-name="ACE-0x23daf38" office:value-type="float" office:value="9">
            <text:p>9</text:p>
          </table:table-cell>
          <table:table-cell table:number-rows-spanned="3" table:style-name="ACE-0x23db718" office:value-type="float" office:value="66">
            <text:p>66</text:p>
          </table:table-cell>
          <table:table-cell table:number-rows-spanned="3" table:style-name="ACE-0x23db718" office:value-type="float" office:value="196">
            <text:p>196</text:p>
          </table:table-cell>
          <table:table-cell table:number-rows-spanned="3" table:style-name="ACE-0x23db718" table:formula="of:=SUM([.G48:.I48])" office:value-type="float" office:value="271">
            <text:p>271</text:p>
          </table:table-cell>
          <table:table-cell table:number-rows-spanned="3" table:style-name="ACE-0x23db718" office:value-type="float" office:value="20">
            <text:p>20</text:p>
          </table:table-cell>
          <table:table-cell table:number-rows-spanned="3" table:style-name="ACE-0x23db718" office:value-type="float" office:value="261">
            <text:p>261</text:p>
          </table:table-cell>
          <table:table-cell table:number-rows-spanned="3" table:style-name="ACE-0x23db718" office:value-type="float" office:value="5850">
            <text:p>5850</text:p>
          </table:table-cell>
          <table:table-cell table:number-rows-spanned="3" table:style-name="ACE-0x23db718" table:formula="of:=SUM([.K48:.M48])" office:value-type="float" office:value="6131">
            <text:p>6131</text:p>
          </table:table-cell>
          <table:table-cell table:number-rows-spanned="3" table:style-name="ACE-0x24f2498" office:value-type="float" office:value="149">
            <text:p>149</text:p>
          </table:table-cell>
          <table:table-cell table:number-rows-spanned="3" table:style-name="ACE-0x24f2fd8" office:value-type="float" office:value="5982">
            <text:p>5982</text:p>
          </table:table-cell>
          <table:table-cell table:style-name="ACE-0x23dd578" office:value-type="float" office:value="245">
            <text:p>245.00</text:p>
          </table:table-cell>
          <table:table-cell table:style-name="ACE-0x23f4ae8" office:value-type="float" office:value="22.2222">
            <text:p>22.22</text:p>
          </table:table-cell>
          <table:table-cell table:style-name="ACE-0x23f4ae8" office:value-type="float" office:value="18.1818">
            <text:p>18.18</text:p>
          </table:table-cell>
          <table:table-cell table:style-name="ACE-0x23f4ae8" office:value-type="float" office:value="33.6735">
            <text:p>33.67</text:p>
          </table:table-cell>
          <table:table-cell table:style-name="ACE-0x23f4ae8" table:formula="of:=[.R48]*[.G48]/100" office:value-type="float" office:value="1.999998">
            <text:p>2.00</text:p>
          </table:table-cell>
          <table:table-cell table:style-name="ACE-0x23f4ae8" table:formula="of:=[.S48]*[.H48]/100" office:value-type="float" office:value="11.999988">
            <text:p>12.00</text:p>
          </table:table-cell>
          <table:table-cell table:style-name="ACE-0x23f4ae8" table:formula="of:=[.T48]*[.I48]/100" office:value-type="float" office:value="66.00006">
            <text:p>66.00</text:p>
          </table:table-cell>
          <table:table-cell table:style-name="ACE-0x23f4ae8" table:formula="of:=SUM([.U48:.W48])" office:value-type="float" office:value="80.000046">
            <text:p>80.00</text:p>
          </table:table-cell>
          <table:table-cell table:style-name="ACE-0x23f4ae8" office:value-type="float" office:value="2">
            <text:p>2.00</text:p>
          </table:table-cell>
          <table:table-cell table:style-name="ACE-0x23f4ae8" office:value-type="float" office:value="2.41667">
            <text:p>2.42</text:p>
          </table:table-cell>
          <table:table-cell table:style-name="ACE-0x23f4ae8" office:value-type="float" office:value="3.21212">
            <text:p>3.21</text:p>
          </table:table-cell>
          <table:table-cell table:style-name="ACE-0x23f4ae8" office:value-type="float" office:value="1">
            <text:p>1.00</text:p>
          </table:table-cell>
          <table:table-cell table:style-name="ACE-0x23f4ae8" office:value-type="float" office:value="2.66015">
            <text:p>2.66</text:p>
          </table:table-cell>
          <table:table-cell table:style-name="ACE-0x23f5628" office:value-type="float" office:value="4.16521">
            <text:p>4.17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258">
            <text:p>258.00</text:p>
          </table:table-cell>
          <table:table-cell table:style-name="ACE-0x23dcfd8" office:value-type="float" office:value="11.1111">
            <text:p>11.11</text:p>
          </table:table-cell>
          <table:table-cell table:style-name="ACE-0x23dcfd8" office:value-type="float" office:value="22.7273">
            <text:p>22.73</text:p>
          </table:table-cell>
          <table:table-cell table:style-name="ACE-0x23dcfd8" office:value-type="float" office:value="34.1837">
            <text:p>34.18</text:p>
          </table:table-cell>
          <table:table-cell table:style-name="ACE-0x23dcfd8" table:formula="of:=[.R49]*[.G48]/100" office:value-type="float" office:value="0.999999">
            <text:p>1.00</text:p>
          </table:table-cell>
          <table:table-cell table:style-name="ACE-0x23dcfd8" table:formula="of:=[.S49]*[.H48]/100" office:value-type="float" office:value="15.000018">
            <text:p>15.00</text:p>
          </table:table-cell>
          <table:table-cell table:style-name="ACE-0x23dcfd8" table:formula="of:=[.T49]*[.I48]/100" office:value-type="float" office:value="67.000052">
            <text:p>67.00</text:p>
          </table:table-cell>
          <table:table-cell table:style-name="ACE-0x23dcfd8" table:formula="of:=SUM([.U49:.W49])" office:value-type="float" office:value="83.000069">
            <text:p>83.00</text:p>
          </table:table-cell>
          <table:table-cell table:style-name="ACE-0x23dcfd8" office:value-type="float" office:value="1">
            <text:p>1.00</text:p>
          </table:table-cell>
          <table:table-cell table:style-name="ACE-0x23dcfd8" office:value-type="float" office:value="5.4">
            <text:p>5.40</text:p>
          </table:table-cell>
          <table:table-cell table:style-name="ACE-0x23dcfd8" office:value-type="float" office:value="2.62687">
            <text:p>2.63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9.09798">
            <text:p>9.10</text:p>
          </table:table-cell>
          <table:table-cell table:style-name="ACE-0x23f53e8" office:value-type="float" office:value="2.48479">
            <text:p>2.48</text:p>
          </table:table-cell>
          <table:table-cell table:style-name="ACE-0x23f5aa8" office:value-type="string" office:string-value="*">
            <text:p>*</text:p>
          </table:table-cell>
          <table:table-cell table:number-columns-repeated="225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233">
            <text:p>233.00</text:p>
          </table:table-cell>
          <table:table-cell table:style-name="ACE-0x23dcfd8" office:value-type="float" office:value="11.1111">
            <text:p>11.11</text:p>
          </table:table-cell>
          <table:table-cell table:style-name="ACE-0x23dcfd8" office:value-type="float" office:value="19.697">
            <text:p>19.70</text:p>
          </table:table-cell>
          <table:table-cell table:style-name="ACE-0x23dcfd8" office:value-type="float" office:value="27.551">
            <text:p>27.55</text:p>
          </table:table-cell>
          <table:table-cell table:style-name="ACE-0x23dcfd8" table:formula="of:=[.R50]*[.G48]/100" office:value-type="float" office:value="0.999999">
            <text:p>1.00</text:p>
          </table:table-cell>
          <table:table-cell table:style-name="ACE-0x23dcfd8" table:formula="of:=[.S50]*[.H48]/100" office:value-type="float" office:value="13.00002">
            <text:p>13.00</text:p>
          </table:table-cell>
          <table:table-cell table:style-name="ACE-0x23dcfd8" table:formula="of:=[.T50]*[.I48]/100" office:value-type="float" office:value="53.99996">
            <text:p>54.00</text:p>
          </table:table-cell>
          <table:table-cell table:style-name="ACE-0x23dcfd8" table:formula="of:=SUM([.U50:.W50])" office:value-type="float" office:value="67.999979">
            <text:p>68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5.53846">
            <text:p>5.54</text:p>
          </table:table-cell>
          <table:table-cell table:style-name="ACE-0x23dcfd8" office:value-type="float" office:value="2.94444">
            <text:p>2.94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10.9658">
            <text:p>10.97</text:p>
          </table:table-cell>
          <table:table-cell table:style-name="ACE-0x23f53e8" office:value-type="float" office:value="4.47386">
            <text:p>4.47</text:p>
          </table:table-cell>
          <table:table-cell table:number-columns-repeated="3" table:style-name="ACE-0x23f5aa8"/>
          <table:table-cell table:number-columns-repeated="223" table:style-name="ACE-0x23da2d8"/>
        </table:table-row>
        <table:table-row table:style-name="AROW-4">
          <table:table-cell table:number-rows-spanned="3" table:style-name="ACE-0x23da098" office:value-type="float" office:value="2">
            <text:p>2</text:p>
          </table:table-cell>
          <table:covered-table-cell table:number-columns-repeated="5"/>
          <table:table-cell table:number-rows-spanned="3" table:style-name="ACE-0x24f1dd8" office:value-type="float" office:value="6">
            <text:p>6</text:p>
          </table:table-cell>
          <table:table-cell table:number-rows-spanned="3" table:style-name="ACE-0x24f14d8" office:value-type="float" office:value="66">
            <text:p>66</text:p>
          </table:table-cell>
          <table:table-cell table:number-rows-spanned="3" table:style-name="ACE-0x24f14d8" office:value-type="float" office:value="170">
            <text:p>170</text:p>
          </table:table-cell>
          <table:table-cell table:number-rows-spanned="3" table:style-name="ACE-0x24f14d8" table:formula="of:=SUM([.G51:.I51])" office:value-type="float" office:value="242">
            <text:p>242</text:p>
          </table:table-cell>
          <table:table-cell table:number-rows-spanned="3" table:style-name="ACE-0x24f14d8" office:value-type="float" office:value="12">
            <text:p>12</text:p>
          </table:table-cell>
          <table:table-cell table:number-rows-spanned="3" table:style-name="ACE-0x24f14d8" office:value-type="float" office:value="210">
            <text:p>210</text:p>
          </table:table-cell>
          <table:table-cell table:number-rows-spanned="3" table:style-name="ACE-0x24f14d8" office:value-type="float" office:value="5070">
            <text:p>5070</text:p>
          </table:table-cell>
          <table:table-cell table:number-rows-spanned="3" table:style-name="ACE-0x24f14d8" table:formula="of:=SUM([.K51:.M53])" office:value-type="float" office:value="5292">
            <text:p>5292</text:p>
          </table:table-cell>
          <table:table-cell table:number-rows-spanned="3" table:style-name="ACE-0x24f3458" office:value-type="float" office:value="118">
            <text:p>118</text:p>
          </table:table-cell>
          <table:table-cell table:number-rows-spanned="3" table:style-name="ACE-0x24f2c78" office:value-type="float" office:value="5174">
            <text:p>5174</text:p>
          </table:table-cell>
          <table:table-cell table:style-name="ACE-0x24f3338" office:value-type="float" office:value="162">
            <text:p>162.00</text:p>
          </table:table-cell>
          <table:table-cell table:style-name="ACE-0x24f15f8" office:value-type="float" office:value="16.6667">
            <text:p>16.67</text:p>
          </table:table-cell>
          <table:table-cell table:style-name="ACE-0x24f15f8" office:value-type="float" office:value="22.7273">
            <text:p>22.73</text:p>
          </table:table-cell>
          <table:table-cell table:style-name="ACE-0x24f15f8" office:value-type="float" office:value="23.5294">
            <text:p>23.53</text:p>
          </table:table-cell>
          <table:table-cell table:style-name="ACE-0x24f15f8" table:formula="of:=[.R51]*[.G51]/100" office:value-type="float" office:value="1.000002">
            <text:p>1.00</text:p>
          </table:table-cell>
          <table:table-cell table:style-name="ACE-0x24f15f8" table:formula="of:=[.S51]*[.H51]/100" office:value-type="float" office:value="15.000018">
            <text:p>15.00</text:p>
          </table:table-cell>
          <table:table-cell table:style-name="ACE-0x24f15f8" table:formula="of:=[.T51]*[.I51]/100" office:value-type="float" office:value="39.99998">
            <text:p>40.00</text:p>
          </table:table-cell>
          <table:table-cell table:style-name="ACE-0x24f15f8" table:formula="of:=SUM([.U51:.W51])" office:value-type="float" office:value="56">
            <text:p>56.00</text:p>
          </table:table-cell>
          <table:table-cell table:style-name="ACE-0x24f15f8" office:value-type="float" office:value="3">
            <text:p>3.00</text:p>
          </table:table-cell>
          <table:table-cell table:style-name="ACE-0x24f15f8" office:value-type="float" office:value="2.86667">
            <text:p>2.87</text:p>
          </table:table-cell>
          <table:table-cell table:style-name="ACE-0x24f15f8" office:value-type="float" office:value="2.9">
            <text:p>2.90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4.11285">
            <text:p>4.11</text:p>
          </table:table-cell>
          <table:table-cell table:style-name="ACE-0x24f1958" office:value-type="float" office:value="4.18808">
            <text:p>4.19</text:p>
          </table:table-cell>
          <table:table-cell table:style-name="ACE-0x23f5aa8"/>
          <table:table-cell table:number-columns-repeated="225" table:style-name="ACE-0x23da2d8"/>
        </table:table-row>
        <table:table-row table:style-name="AROW-4">
          <table:covered-table-cell table:number-columns-repeated="16"/>
          <table:table-cell table:style-name="ACE-0x23dd9f8" office:value-type="float" office:value="162">
            <text:p>162.00</text:p>
          </table:table-cell>
          <table:table-cell table:style-name="ACE-0x23f4c08" office:value-type="float" office:value="16.6667">
            <text:p>16.67</text:p>
          </table:table-cell>
          <table:table-cell table:style-name="ACE-0x23f4c08" office:value-type="float" office:value="22.7273">
            <text:p>22.73</text:p>
          </table:table-cell>
          <table:table-cell table:style-name="ACE-0x23f4c08" office:value-type="float" office:value="23.5294">
            <text:p>23.53</text:p>
          </table:table-cell>
          <table:table-cell table:style-name="ACE-0x23dcfd8" table:formula="of:=[.R52]*[.G51]/100" office:value-type="float" office:value="1.000002">
            <text:p>1.00</text:p>
          </table:table-cell>
          <table:table-cell table:style-name="ACE-0x23dcfd8" table:formula="of:=[.S52]*[.H51]/100" office:value-type="float" office:value="15.000018">
            <text:p>15.00</text:p>
          </table:table-cell>
          <table:table-cell table:style-name="ACE-0x23dcfd8" table:formula="of:=[.T52]*[.I51]/100" office:value-type="float" office:value="39.99998">
            <text:p>40.00</text:p>
          </table:table-cell>
          <table:table-cell table:style-name="ACE-0x23dcfd8" table:formula="of:=SUM([.U52:.W52])" office:value-type="float" office:value="56">
            <text:p>56.00</text:p>
          </table:table-cell>
          <table:table-cell table:style-name="ACE-0x23dcfd8" office:value-type="float" office:value="3">
            <text:p>3.00</text:p>
          </table:table-cell>
          <table:table-cell table:style-name="ACE-0x23dcfd8" office:value-type="float" office:value="2.86667">
            <text:p>2.87</text:p>
          </table:table-cell>
          <table:table-cell table:style-name="ACE-0x23dcfd8" office:value-type="float" office:value="2.9">
            <text:p>2.90</text:p>
          </table:table-cell>
          <table:table-cell table:style-name="ACE-0x23dcfd8" office:value-type="float" office:value="0">
            <text:p>0.00</text:p>
          </table:table-cell>
          <table:table-cell table:style-name="ACE-0x23f4c08" office:value-type="float" office:value="4.11285">
            <text:p>4.11</text:p>
          </table:table-cell>
          <table:table-cell table:style-name="ACE-0x23dc6d8" office:value-type="float" office:value="4.18808">
            <text:p>4.19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161">
            <text:p>161.00</text:p>
          </table:table-cell>
          <table:table-cell table:style-name="ACE-0x24f1b98" office:value-type="float" office:value="16.6667">
            <text:p>16.67</text:p>
          </table:table-cell>
          <table:table-cell table:style-name="ACE-0x24f1b98" office:value-type="float" office:value="22.7273">
            <text:p>22.73</text:p>
          </table:table-cell>
          <table:table-cell table:style-name="ACE-0x24f1b98" office:value-type="float" office:value="23.5294">
            <text:p>23.53</text:p>
          </table:table-cell>
          <table:table-cell table:style-name="ACE-0x24f1b98" table:formula="of:=[.R53]*[.G51]/100" office:value-type="float" office:value="1.000002">
            <text:p>1.00</text:p>
          </table:table-cell>
          <table:table-cell table:style-name="ACE-0x24f1b98" table:formula="of:=[.S53]*[.H51]/100" office:value-type="float" office:value="15.000018">
            <text:p>15.00</text:p>
          </table:table-cell>
          <table:table-cell table:style-name="ACE-0x24f1b98" table:formula="of:=[.T53]*[.I51]/100" office:value-type="float" office:value="39.99998">
            <text:p>40.00</text:p>
          </table:table-cell>
          <table:table-cell table:style-name="ACE-0x24f1b98" table:formula="of:=SUM([.U53:.W53])" office:value-type="float" office:value="56">
            <text:p>56.00</text:p>
          </table:table-cell>
          <table:table-cell table:style-name="ACE-0x24f1b98" office:value-type="float" office:value="3">
            <text:p>3.00</text:p>
          </table:table-cell>
          <table:table-cell table:style-name="ACE-0x24f1b98" office:value-type="float" office:value="2.86667">
            <text:p>2.87</text:p>
          </table:table-cell>
          <table:table-cell table:style-name="ACE-0x24f1b98" office:value-type="float" office:value="2.875">
            <text:p>2.88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4.11285">
            <text:p>4.11</text:p>
          </table:table-cell>
          <table:table-cell table:style-name="ACE-0x24f2138" office:value-type="float" office:value="4.1303">
            <text:p>4.13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3">
            <text:p>3</text:p>
          </table:table-cell>
          <table:covered-table-cell table:number-columns-repeated="5"/>
          <table:table-cell table:number-rows-spanned="3" table:style-name="ACE-0x24f1298" office:value-type="float" office:value="15">
            <text:p>15</text:p>
          </table:table-cell>
          <table:table-cell table:number-rows-spanned="3" table:style-name="ACE-0x24f2918" office:value-type="float" office:value="73">
            <text:p>73</text:p>
          </table:table-cell>
          <table:table-cell table:number-rows-spanned="3" table:style-name="ACE-0x24f2918" office:value-type="float" office:value="172">
            <text:p>172</text:p>
          </table:table-cell>
          <table:table-cell table:number-rows-spanned="3" table:style-name="ACE-0x23db718" table:formula="of:=SUM([.G54:.I54])" office:value-type="float" office:value="260">
            <text:p>260</text:p>
          </table:table-cell>
          <table:table-cell table:number-rows-spanned="3" table:style-name="ACE-0x23db718" office:value-type="float" office:value="34">
            <text:p>34</text:p>
          </table:table-cell>
          <table:table-cell table:number-rows-spanned="3" table:style-name="ACE-0x23db718" office:value-type="float" office:value="265">
            <text:p>265</text:p>
          </table:table-cell>
          <table:table-cell table:number-rows-spanned="3" table:style-name="ACE-0x23db718" office:value-type="float" office:value="5190">
            <text:p>5190</text:p>
          </table:table-cell>
          <table:table-cell table:number-rows-spanned="3" table:style-name="ACE-0x23db718" table:formula="of:=SUM([.K54:.M54])" office:value-type="float" office:value="5489">
            <text:p>5489</text:p>
          </table:table-cell>
          <table:table-cell table:number-rows-spanned="3" table:style-name="ACE-0x24f2498" office:value-type="float" office:value="204">
            <text:p>204</text:p>
          </table:table-cell>
          <table:table-cell table:number-rows-spanned="3" table:style-name="ACE-0x24f2fd8" office:value-type="float" office:value="5285">
            <text:p>5285</text:p>
          </table:table-cell>
          <table:table-cell table:style-name="ACE-0x23dd578" office:value-type="float" office:value="211">
            <text:p>211.00</text:p>
          </table:table-cell>
          <table:table-cell table:style-name="ACE-0x23f4ae8" office:value-type="float" office:value="26.6667">
            <text:p>26.67</text:p>
          </table:table-cell>
          <table:table-cell table:style-name="ACE-0x23f4ae8" office:value-type="float" office:value="19.1781">
            <text:p>19.18</text:p>
          </table:table-cell>
          <table:table-cell table:style-name="ACE-0x23f4ae8" office:value-type="float" office:value="21.5116">
            <text:p>21.51</text:p>
          </table:table-cell>
          <table:table-cell table:style-name="ACE-0x23f4ae8" table:formula="of:=[.R54]*[.G54]/100" office:value-type="float" office:value="4.000005">
            <text:p>4.00</text:p>
          </table:table-cell>
          <table:table-cell table:style-name="ACE-0x23f4ae8" table:formula="of:=[.S54]*[.H54]/100" office:value-type="float" office:value="14.000013">
            <text:p>14.00</text:p>
          </table:table-cell>
          <table:table-cell table:style-name="ACE-0x23f4ae8" table:formula="of:=[.T54]*[.I54]/100" office:value-type="float" office:value="36.999952">
            <text:p>37.00</text:p>
          </table:table-cell>
          <table:table-cell table:style-name="ACE-0x23f4ae8" table:formula="of:=SUM([.U54:.W54])" office:value-type="float" office:value="54.99997">
            <text:p>55.00</text:p>
          </table:table-cell>
          <table:table-cell table:style-name="ACE-0x23f4ae8" office:value-type="float" office:value="9">
            <text:p>9.00</text:p>
          </table:table-cell>
          <table:table-cell table:style-name="ACE-0x23f4ae8" office:value-type="float" office:value="2.28571">
            <text:p>2.29</text:p>
          </table:table-cell>
          <table:table-cell table:style-name="ACE-0x23f4ae8" office:value-type="float" office:value="3.86486">
            <text:p>3.86</text:p>
          </table:table-cell>
          <table:table-cell table:style-name="ACE-0x23f4ae8" office:value-type="float" office:value="12.1244">
            <text:p>12.12</text:p>
          </table:table-cell>
          <table:table-cell table:style-name="ACE-0x23f4ae8" office:value-type="float" office:value="1.62255">
            <text:p>1.62</text:p>
          </table:table-cell>
          <table:table-cell table:style-name="ACE-0x23f5628" office:value-type="float" office:value="6.19137">
            <text:p>6.19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211">
            <text:p>211.00</text:p>
          </table:table-cell>
          <table:table-cell table:style-name="ACE-0x23dcfd8" office:value-type="float" office:value="26.6667">
            <text:p>26.67</text:p>
          </table:table-cell>
          <table:table-cell table:style-name="ACE-0x23dcfd8" office:value-type="float" office:value="19.1781">
            <text:p>19.18</text:p>
          </table:table-cell>
          <table:table-cell table:style-name="ACE-0x23dcfd8" office:value-type="float" office:value="21.5116">
            <text:p>21.51</text:p>
          </table:table-cell>
          <table:table-cell table:style-name="ACE-0x23dcfd8" table:formula="of:=[.R55]*[.G54]/100" office:value-type="float" office:value="4.000005">
            <text:p>4.00</text:p>
          </table:table-cell>
          <table:table-cell table:style-name="ACE-0x23dcfd8" table:formula="of:=[.S55]*[.H54]/100" office:value-type="float" office:value="14.000013">
            <text:p>14.00</text:p>
          </table:table-cell>
          <table:table-cell table:style-name="ACE-0x23dcfd8" table:formula="of:=[.T55]*[.I54]/100" office:value-type="float" office:value="36.999952">
            <text:p>37.00</text:p>
          </table:table-cell>
          <table:table-cell table:style-name="ACE-0x23dcfd8" table:formula="of:=SUM([.U55:.W55])" office:value-type="float" office:value="54.99997">
            <text:p>55.00</text:p>
          </table:table-cell>
          <table:table-cell table:style-name="ACE-0x23dcfd8" office:value-type="float" office:value="9">
            <text:p>9.00</text:p>
          </table:table-cell>
          <table:table-cell table:style-name="ACE-0x23dcfd8" office:value-type="float" office:value="2.28571">
            <text:p>2.29</text:p>
          </table:table-cell>
          <table:table-cell table:style-name="ACE-0x23dcfd8" office:value-type="float" office:value="3.86486">
            <text:p>3.86</text:p>
          </table:table-cell>
          <table:table-cell table:style-name="ACE-0x23dcfd8" office:value-type="float" office:value="12.1244">
            <text:p>12.12</text:p>
          </table:table-cell>
          <table:table-cell table:style-name="ACE-0x23dcfd8" office:value-type="float" office:value="1.62255">
            <text:p>1.62</text:p>
          </table:table-cell>
          <table:table-cell table:style-name="ACE-0x23f53e8" office:value-type="float" office:value="6.19137">
            <text:p>6.19</text:p>
          </table:table-cell>
          <table:table-cell table:number-columns-repeated="226" table:style-name="ACE-0x23da2d8"/>
        </table:table-row>
        <table:table-row table:style-name="AROW-5">
          <table:covered-table-cell table:number-columns-repeated="16"/>
          <table:table-cell table:style-name="ACE-0x23dd698" office:value-type="float" office:value="211">
            <text:p>211.00</text:p>
          </table:table-cell>
          <table:table-cell table:style-name="ACE-0x23dcfd8" office:value-type="float" office:value="26.6667">
            <text:p>26.67</text:p>
          </table:table-cell>
          <table:table-cell table:style-name="ACE-0x23dcfd8" office:value-type="float" office:value="19.1781">
            <text:p>19.18</text:p>
          </table:table-cell>
          <table:table-cell table:style-name="ACE-0x23dcfd8" office:value-type="float" office:value="21.5116">
            <text:p>21.51</text:p>
          </table:table-cell>
          <table:table-cell table:style-name="ACE-0x23dcfd8" table:formula="of:=[.R56]*[.G54]/100" office:value-type="float" office:value="4.000005">
            <text:p>4.00</text:p>
          </table:table-cell>
          <table:table-cell table:style-name="ACE-0x23dcfd8" table:formula="of:=[.S56]*[.H54]/100" office:value-type="float" office:value="14.000013">
            <text:p>14.00</text:p>
          </table:table-cell>
          <table:table-cell table:style-name="ACE-0x23dcfd8" table:formula="of:=[.T56]*[.I54]/100" office:value-type="float" office:value="36.999952">
            <text:p>37.00</text:p>
          </table:table-cell>
          <table:table-cell table:style-name="ACE-0x23dcfd8" table:formula="of:=SUM([.U56:.W56])" office:value-type="float" office:value="54.99997">
            <text:p>55.00</text:p>
          </table:table-cell>
          <table:table-cell table:style-name="ACE-0x23dcfd8" office:value-type="float" office:value="9">
            <text:p>9.00</text:p>
          </table:table-cell>
          <table:table-cell table:style-name="ACE-0x23dcfd8" office:value-type="float" office:value="2.28571">
            <text:p>2.29</text:p>
          </table:table-cell>
          <table:table-cell table:style-name="ACE-0x23dcfd8" office:value-type="float" office:value="3.86486">
            <text:p>3.86</text:p>
          </table:table-cell>
          <table:table-cell table:style-name="ACE-0x23dcfd8" office:value-type="float" office:value="12.1244">
            <text:p>12.12</text:p>
          </table:table-cell>
          <table:table-cell table:style-name="ACE-0x23dcfd8" office:value-type="float" office:value="1.62255">
            <text:p>1.62</text:p>
          </table:table-cell>
          <table:table-cell table:style-name="ACE-0x23f53e8" office:value-type="float" office:value="6.19137">
            <text:p>6.19</text:p>
          </table:table-cell>
          <table:table-cell table:number-columns-repeated="226" table:style-name="ACE-0x23da2d8"/>
        </table:table-row>
        <table:table-row table:style-name="AROW-5">
          <table:table-cell table:number-rows-spanned="3" table:style-name="ACE-0x23da1b8" office:value-type="float" office:value="4">
            <text:p>4</text:p>
          </table:table-cell>
          <table:covered-table-cell table:number-columns-repeated="5"/>
          <table:table-cell table:number-rows-spanned="3" table:style-name="ACE-0x24f1dd8" office:value-type="float" office:value="15">
            <text:p>15</text:p>
          </table:table-cell>
          <table:table-cell table:number-rows-spanned="3" table:style-name="ACE-0x24f14d8" office:value-type="float" office:value="95">
            <text:p>95</text:p>
          </table:table-cell>
          <table:table-cell table:number-rows-spanned="3" table:style-name="ACE-0x24f14d8" office:value-type="float" office:value="196">
            <text:p>196</text:p>
          </table:table-cell>
          <table:table-cell table:number-rows-spanned="3" table:style-name="ACE-0x24f14d8" table:formula="of:=SUM([.G57:.I57])" office:value-type="float" office:value="306">
            <text:p>306</text:p>
          </table:table-cell>
          <table:table-cell table:number-rows-spanned="3" table:style-name="ACE-0x24f14d8" office:value-type="float" office:value="26">
            <text:p>26</text:p>
          </table:table-cell>
          <table:table-cell table:number-rows-spanned="3" table:style-name="ACE-0x24f14d8" office:value-type="float" office:value="341">
            <text:p>341</text:p>
          </table:table-cell>
          <table:table-cell table:number-rows-spanned="3" table:style-name="ACE-0x24f14d8" office:value-type="float" office:value="5810">
            <text:p>5810</text:p>
          </table:table-cell>
          <table:table-cell table:number-rows-spanned="3" table:style-name="ACE-0x24f14d8" table:formula="of:=SUM([.K57:.M59])" office:value-type="float" office:value="6177">
            <text:p>6177</text:p>
          </table:table-cell>
          <table:table-cell table:number-rows-spanned="3" table:style-name="ACE-0x24f3458" office:value-type="float" office:value="211">
            <text:p>211</text:p>
          </table:table-cell>
          <table:table-cell table:number-rows-spanned="3" table:style-name="ACE-0x24f2c78" office:value-type="float" office:value="5966">
            <text:p>5966</text:p>
          </table:table-cell>
          <table:table-cell table:style-name="ACE-0x24f3338" office:value-type="float" office:value="232">
            <text:p>232.00</text:p>
          </table:table-cell>
          <table:table-cell table:style-name="ACE-0x24f15f8" office:value-type="float" office:value="33.3333">
            <text:p>33.33</text:p>
          </table:table-cell>
          <table:table-cell table:style-name="ACE-0x24f15f8" office:value-type="float" office:value="21.0526">
            <text:p>21.05</text:p>
          </table:table-cell>
          <table:table-cell table:style-name="ACE-0x24f15f8" office:value-type="float" office:value="29.0816">
            <text:p>29.08</text:p>
          </table:table-cell>
          <table:table-cell table:style-name="ACE-0x24f15f8" table:formula="of:=[.R57]*[.G57]/100" office:value-type="float" office:value="4.999995">
            <text:p>5.00</text:p>
          </table:table-cell>
          <table:table-cell table:style-name="ACE-0x24f15f8" table:formula="of:=[.S57]*[.H57]/100" office:value-type="float" office:value="19.99997">
            <text:p>20.00</text:p>
          </table:table-cell>
          <table:table-cell table:style-name="ACE-0x24f15f8" table:formula="of:=[.T57]*[.I57]/100" office:value-type="float" office:value="56.999936">
            <text:p>57.00</text:p>
          </table:table-cell>
          <table:table-cell table:style-name="ACE-0x24f15f8" table:formula="of:=SUM([.U57:.W57])" office:value-type="float" office:value="81.999901">
            <text:p>82.00</text:p>
          </table:table-cell>
          <table:table-cell table:style-name="ACE-0x24f15f8" office:value-type="float" office:value="2.2">
            <text:p>2.20</text:p>
          </table:table-cell>
          <table:table-cell table:style-name="ACE-0x24f15f8" office:value-type="float" office:value="3.25">
            <text:p>3.25</text:p>
          </table:table-cell>
          <table:table-cell table:style-name="ACE-0x24f15f8" office:value-type="float" office:value="2.73684">
            <text:p>2.74</text:p>
          </table:table-cell>
          <table:table-cell table:style-name="ACE-0x24f15f8" office:value-type="float" office:value="0.979796">
            <text:p>0.98</text:p>
          </table:table-cell>
          <table:table-cell table:style-name="ACE-0x24f15f8" office:value-type="float" office:value="4.64624">
            <text:p>4.65</text:p>
          </table:table-cell>
          <table:table-cell table:style-name="ACE-0x24f1958" office:value-type="float" office:value="3.18178">
            <text:p>3.18</text:p>
          </table:table-cell>
          <table:table-cell table:number-columns-repeated="226" table:style-name="ACE-0x23da2d8"/>
        </table:table-row>
        <table:table-row table:style-name="AROW-5">
          <table:covered-table-cell table:number-columns-repeated="16"/>
          <table:table-cell table:style-name="ACE-0x23dd698" office:value-type="float" office:value="232">
            <text:p>232.00</text:p>
          </table:table-cell>
          <table:table-cell table:style-name="ACE-0x23dcfd8" office:value-type="float" office:value="33.3333">
            <text:p>33.33</text:p>
          </table:table-cell>
          <table:table-cell table:style-name="ACE-0x23dcfd8" office:value-type="float" office:value="21.0526">
            <text:p>21.05</text:p>
          </table:table-cell>
          <table:table-cell table:style-name="ACE-0x23dcfd8" office:value-type="float" office:value="29.0816">
            <text:p>29.08</text:p>
          </table:table-cell>
          <table:table-cell table:style-name="ACE-0x23dcfd8" table:formula="of:=[.R58]*[.G57]/100" office:value-type="float" office:value="4.999995">
            <text:p>5.00</text:p>
          </table:table-cell>
          <table:table-cell table:style-name="ACE-0x23dcfd8" table:formula="of:=[.S58]*[.H57]/100" office:value-type="float" office:value="19.99997">
            <text:p>20.00</text:p>
          </table:table-cell>
          <table:table-cell table:style-name="ACE-0x23dcfd8" table:formula="of:=[.T58]*[.I57]/100" office:value-type="float" office:value="56.999936">
            <text:p>57.00</text:p>
          </table:table-cell>
          <table:table-cell table:style-name="ACE-0x23dcfd8" table:formula="of:=SUM([.U58:.W58])" office:value-type="float" office:value="81.999901">
            <text:p>82.00</text:p>
          </table:table-cell>
          <table:table-cell table:style-name="ACE-0x23dcfd8" office:value-type="float" office:value="2.2">
            <text:p>2.20</text:p>
          </table:table-cell>
          <table:table-cell table:style-name="ACE-0x23dcfd8" office:value-type="float" office:value="3.25">
            <text:p>3.25</text:p>
          </table:table-cell>
          <table:table-cell table:style-name="ACE-0x23dcfd8" office:value-type="float" office:value="2.73684">
            <text:p>2.74</text:p>
          </table:table-cell>
          <table:table-cell table:style-name="ACE-0x23dcfd8" office:value-type="float" office:value="0.979796">
            <text:p>0.98</text:p>
          </table:table-cell>
          <table:table-cell table:style-name="ACE-0x23dcfd8" office:value-type="float" office:value="4.64624">
            <text:p>4.65</text:p>
          </table:table-cell>
          <table:table-cell table:style-name="ACE-0x24f13b8" office:value-type="float" office:value="3.18178">
            <text:p>3.18</text:p>
          </table:table-cell>
          <table:table-cell table:number-columns-repeated="226" table:style-name="ACE-0x23da2d8"/>
        </table:table-row>
        <table:table-row table:style-name="AROW-5">
          <table:covered-table-cell table:number-columns-repeated="16"/>
          <table:table-cell table:style-name="ACE-0x24f30f8" office:value-type="float" office:value="204">
            <text:p>204.00</text:p>
          </table:table-cell>
          <table:table-cell table:style-name="ACE-0x24f1b98" office:value-type="float" office:value="33.3333">
            <text:p>33.33</text:p>
          </table:table-cell>
          <table:table-cell table:style-name="ACE-0x24f1b98" office:value-type="float" office:value="21.0526">
            <text:p>21.05</text:p>
          </table:table-cell>
          <table:table-cell table:style-name="ACE-0x24f1b98" office:value-type="float" office:value="23.9796">
            <text:p>23.98</text:p>
          </table:table-cell>
          <table:table-cell table:style-name="ACE-0x24f1b98" table:formula="of:=[.R59]*[.G57]/100" office:value-type="float" office:value="4.999995">
            <text:p>5.00</text:p>
          </table:table-cell>
          <table:table-cell table:style-name="ACE-0x24f1b98" table:formula="of:=[.S59]*[.H57]/100" office:value-type="float" office:value="19.99997">
            <text:p>20.00</text:p>
          </table:table-cell>
          <table:table-cell table:style-name="ACE-0x24f1b98" table:formula="of:=[.T59]*[.I57]/100" office:value-type="float" office:value="47.000016">
            <text:p>47.00</text:p>
          </table:table-cell>
          <table:table-cell table:style-name="ACE-0x24f1b98" table:formula="of:=SUM([.U59:.W59])" office:value-type="float" office:value="71.999981">
            <text:p>72.00</text:p>
          </table:table-cell>
          <table:table-cell table:style-name="ACE-0x24f1b98" office:value-type="float" office:value="2.2">
            <text:p>2.20</text:p>
          </table:table-cell>
          <table:table-cell table:style-name="ACE-0x24f1b98" office:value-type="float" office:value="3.25">
            <text:p>3.25</text:p>
          </table:table-cell>
          <table:table-cell table:style-name="ACE-0x24f1b98" office:value-type="float" office:value="2.7234">
            <text:p>2.72</text:p>
          </table:table-cell>
          <table:table-cell table:style-name="ACE-0x24f1b98" office:value-type="float" office:value="0.979796">
            <text:p>0.98</text:p>
          </table:table-cell>
          <table:table-cell table:style-name="ACE-0x24f1b98" office:value-type="float" office:value="4.64624">
            <text:p>4.65</text:p>
          </table:table-cell>
          <table:table-cell table:style-name="ACE-0x24f2138" office:value-type="float" office:value="3.4252">
            <text:p>3.43</text:p>
          </table:table-cell>
          <table:table-cell table:style-name="ACE-0x23da2d8" office:value-type="string" office:string-value="*">
            <text:p>*</text:p>
          </table:table-cell>
          <table:table-cell table:number-columns-repeated="225" table:style-name="ACE-0x23da2d8"/>
        </table:table-row>
        <table:table-row table:style-name="AROW-0">
          <table:table-cell table:number-rows-spanned="3" table:style-name="ACE-0x23da1b8" office:value-type="float" office:value="5">
            <text:p>5</text:p>
          </table:table-cell>
          <table:covered-table-cell table:number-columns-repeated="5"/>
          <table:table-cell table:number-rows-spanned="3" table:style-name="ACE-0x23daf38" office:value-type="float" office:value="19">
            <text:p>19</text:p>
          </table:table-cell>
          <table:table-cell table:number-rows-spanned="3" table:style-name="ACE-0x23db718" office:value-type="float" office:value="82">
            <text:p>82</text:p>
          </table:table-cell>
          <table:table-cell table:number-rows-spanned="3" table:style-name="ACE-0x23db718" office:value-type="float" office:value="172">
            <text:p>172</text:p>
          </table:table-cell>
          <table:table-cell table:number-rows-spanned="3" table:style-name="ACE-0x23db718" table:formula="of:=SUM([.G60:.I60])" office:value-type="float" office:value="273">
            <text:p>273</text:p>
          </table:table-cell>
          <table:table-cell table:number-rows-spanned="3" table:style-name="ACE-0x23db718" office:value-type="float" office:value="39">
            <text:p>39</text:p>
          </table:table-cell>
          <table:table-cell table:number-rows-spanned="3" table:style-name="ACE-0x23db718" office:value-type="float" office:value="337">
            <text:p>337</text:p>
          </table:table-cell>
          <table:table-cell table:number-rows-spanned="3" table:style-name="ACE-0x23db718" office:value-type="float" office:value="5070">
            <text:p>5070</text:p>
          </table:table-cell>
          <table:table-cell table:number-rows-spanned="3" table:style-name="ACE-0x23db718" table:formula="of:=SUM([.K60:.M60])" office:value-type="float" office:value="5446">
            <text:p>5446</text:p>
          </table:table-cell>
          <table:table-cell table:number-rows-spanned="3" table:style-name="ACE-0x24f2498" office:value-type="float" office:value="205">
            <text:p>205</text:p>
          </table:table-cell>
          <table:table-cell table:number-rows-spanned="3" table:style-name="ACE-0x24f2fd8" office:value-type="float" office:value="5241">
            <text:p>5241</text:p>
          </table:table-cell>
          <table:table-cell table:style-name="ACE-0x23dd578" office:value-type="float" office:value="234">
            <text:p>234.00</text:p>
          </table:table-cell>
          <table:table-cell table:style-name="ACE-0x23f4ae8" office:value-type="float" office:value="15.7895">
            <text:p>15.79</text:p>
          </table:table-cell>
          <table:table-cell table:style-name="ACE-0x23f4ae8" office:value-type="float" office:value="19.5122">
            <text:p>19.51</text:p>
          </table:table-cell>
          <table:table-cell table:style-name="ACE-0x23f4ae8" office:value-type="float" office:value="20.9302">
            <text:p>20.93</text:p>
          </table:table-cell>
          <table:table-cell table:style-name="ACE-0x23f4ae8" table:formula="of:=[.R60]*[.G60]/100" office:value-type="float" office:value="3.000005">
            <text:p>3.00</text:p>
          </table:table-cell>
          <table:table-cell table:style-name="ACE-0x23f4ae8" table:formula="of:=[.S60]*[.H60]/100" office:value-type="float" office:value="16.000004">
            <text:p>16.00</text:p>
          </table:table-cell>
          <table:table-cell table:style-name="ACE-0x23f4ae8" table:formula="of:=[.T60]*[.I60]/100" office:value-type="float" office:value="35.999944">
            <text:p>36.00</text:p>
          </table:table-cell>
          <table:table-cell table:style-name="ACE-0x23f4ae8" table:formula="of:=SUM([.U60:.W60])" office:value-type="float" office:value="54.999953">
            <text:p>55.00</text:p>
          </table:table-cell>
          <table:table-cell table:style-name="ACE-0x23f4ae8" office:value-type="float" office:value="18">
            <text:p>18.00</text:p>
          </table:table-cell>
          <table:table-cell table:style-name="ACE-0x23f4ae8" office:value-type="float" office:value="5.0625">
            <text:p>5.06</text:p>
          </table:table-cell>
          <table:table-cell table:style-name="ACE-0x23f4ae8" office:value-type="float" office:value="2.75">
            <text:p>2.75</text:p>
          </table:table-cell>
          <table:table-cell table:style-name="ACE-0x23f4ae8" office:value-type="float" office:value="23.3381">
            <text:p>23.34</text:p>
          </table:table-cell>
          <table:table-cell table:style-name="ACE-0x23f4ae8" office:value-type="float" office:value="9.80095">
            <text:p>9.80</text:p>
          </table:table-cell>
          <table:table-cell table:style-name="ACE-0x23f5628" office:value-type="float" office:value="3.13027">
            <text:p>3.13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234">
            <text:p>234.00</text:p>
          </table:table-cell>
          <table:table-cell table:style-name="ACE-0x23dcfd8" office:value-type="float" office:value="15.7895">
            <text:p>15.79</text:p>
          </table:table-cell>
          <table:table-cell table:style-name="ACE-0x23dcfd8" office:value-type="float" office:value="19.5122">
            <text:p>19.51</text:p>
          </table:table-cell>
          <table:table-cell table:style-name="ACE-0x23dcfd8" office:value-type="float" office:value="20.9302">
            <text:p>20.93</text:p>
          </table:table-cell>
          <table:table-cell table:style-name="ACE-0x23dcfd8" table:formula="of:=[.R61]*[.G60]/100" office:value-type="float" office:value="3.000005">
            <text:p>3.00</text:p>
          </table:table-cell>
          <table:table-cell table:style-name="ACE-0x23dcfd8" table:formula="of:=[.S61]*[.H60]/100" office:value-type="float" office:value="16.000004">
            <text:p>16.00</text:p>
          </table:table-cell>
          <table:table-cell table:style-name="ACE-0x23dcfd8" table:formula="of:=[.T61]*[.I60]/100" office:value-type="float" office:value="35.999944">
            <text:p>36.00</text:p>
          </table:table-cell>
          <table:table-cell table:style-name="ACE-0x23dcfd8" table:formula="of:=SUM([.U61:.W61])" office:value-type="float" office:value="54.999953">
            <text:p>55.00</text:p>
          </table:table-cell>
          <table:table-cell table:style-name="ACE-0x23dcfd8" office:value-type="float" office:value="18">
            <text:p>18.00</text:p>
          </table:table-cell>
          <table:table-cell table:style-name="ACE-0x23dcfd8" office:value-type="float" office:value="5.0625">
            <text:p>5.06</text:p>
          </table:table-cell>
          <table:table-cell table:style-name="ACE-0x23dcfd8" office:value-type="float" office:value="2.75">
            <text:p>2.75</text:p>
          </table:table-cell>
          <table:table-cell table:style-name="ACE-0x23dcfd8" office:value-type="float" office:value="23.3381">
            <text:p>23.34</text:p>
          </table:table-cell>
          <table:table-cell table:style-name="ACE-0x23dcfd8" office:value-type="float" office:value="9.80095">
            <text:p>9.80</text:p>
          </table:table-cell>
          <table:table-cell table:style-name="ACE-0x23f53e8" office:value-type="float" office:value="3.13027">
            <text:p>3.13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206">
            <text:p>206.00</text:p>
          </table:table-cell>
          <table:table-cell table:style-name="ACE-0x23dcfd8" office:value-type="float" office:value="26.3158">
            <text:p>26.32</text:p>
          </table:table-cell>
          <table:table-cell table:style-name="ACE-0x23dcfd8" office:value-type="float" office:value="18.2927">
            <text:p>18.29</text:p>
          </table:table-cell>
          <table:table-cell table:style-name="ACE-0x23dcfd8" office:value-type="float" office:value="20.9302">
            <text:p>20.93</text:p>
          </table:table-cell>
          <table:table-cell table:style-name="ACE-0x23dcfd8" table:formula="of:=[.R62]*[.G60]/100" office:value-type="float" office:value="5.000002">
            <text:p>5.00</text:p>
          </table:table-cell>
          <table:table-cell table:style-name="ACE-0x23dcfd8" table:formula="of:=[.S62]*[.H60]/100" office:value-type="float" office:value="15.000014">
            <text:p>15.00</text:p>
          </table:table-cell>
          <table:table-cell table:style-name="ACE-0x23dcfd8" table:formula="of:=[.T62]*[.I60]/100" office:value-type="float" office:value="35.999944">
            <text:p>36.00</text:p>
          </table:table-cell>
          <table:table-cell table:style-name="ACE-0x23dcfd8" table:formula="of:=SUM([.U62:.W62])" office:value-type="float" office:value="55.99996">
            <text:p>56.00</text:p>
          </table:table-cell>
          <table:table-cell table:style-name="ACE-0x23dcfd8" office:value-type="float" office:value="8.2">
            <text:p>8.20</text:p>
          </table:table-cell>
          <table:table-cell table:style-name="ACE-0x23dcfd8" office:value-type="float" office:value="3.46667">
            <text:p>3.47</text:p>
          </table:table-cell>
          <table:table-cell table:style-name="ACE-0x23dcfd8" office:value-type="float" office:value="3.13889">
            <text:p>3.14</text:p>
          </table:table-cell>
          <table:table-cell table:style-name="ACE-0x23dcfd8" office:value-type="float" office:value="12.4483">
            <text:p>12.45</text:p>
          </table:table-cell>
          <table:table-cell table:style-name="ACE-0x23dcfd8" office:value-type="float" office:value="5.03146">
            <text:p>5.03</text:p>
          </table:table-cell>
          <table:table-cell table:style-name="ACE-0x23f53e8" office:value-type="float" office:value="5.08349">
            <text:p>5.08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1">
            <text:p>1</text:p>
          </table:table-cell>
          <table:covered-table-cell table:number-columns-repeated="4"/>
          <table:table-cell table:number-rows-spanned="15" table:style-name="ACE-0x23da098" office:value-type="float" office:value="20">
            <text:p>20</text:p>
          </table:table-cell>
          <table:table-cell table:number-rows-spanned="3" table:style-name="ACE-0x24f1dd8" office:value-type="float" office:value="23">
            <text:p>23</text:p>
          </table:table-cell>
          <table:table-cell table:number-rows-spanned="3" table:style-name="ACE-0x24f14d8" office:value-type="float" office:value="154">
            <text:p>154</text:p>
          </table:table-cell>
          <table:table-cell table:number-rows-spanned="3" table:style-name="ACE-0x24f14d8" office:value-type="float" office:value="374">
            <text:p>374</text:p>
          </table:table-cell>
          <table:table-cell table:number-rows-spanned="3" table:style-name="ACE-0x24f14d8" table:formula="of:=SUM([.G63:.I63])" office:value-type="float" office:value="551">
            <text:p>551</text:p>
          </table:table-cell>
          <table:table-cell table:number-rows-spanned="3" table:style-name="ACE-0x24f14d8" office:value-type="float" office:value="46">
            <text:p>46</text:p>
          </table:table-cell>
          <table:table-cell table:number-rows-spanned="3" table:style-name="ACE-0x24f14d8" office:value-type="float" office:value="562">
            <text:p>562</text:p>
          </table:table-cell>
          <table:table-cell table:number-rows-spanned="3" table:style-name="ACE-0x24f14d8" office:value-type="float" office:value="11310">
            <text:p>11310</text:p>
          </table:table-cell>
          <table:table-cell table:number-rows-spanned="3" table:style-name="ACE-0x24f14d8" table:formula="of:=SUM([.K63:.M65])" office:value-type="float" office:value="11918">
            <text:p>11918</text:p>
          </table:table-cell>
          <table:table-cell table:number-rows-spanned="3" table:style-name="ACE-0x24f3458" office:value-type="float" office:value="345">
            <text:p>345</text:p>
          </table:table-cell>
          <table:table-cell table:number-rows-spanned="3" table:style-name="ACE-0x24f2c78" office:value-type="float" office:value="11573">
            <text:p>11573</text:p>
          </table:table-cell>
          <table:table-cell table:style-name="ACE-0x24f3338" office:value-type="float" office:value="6949">
            <text:p>6949.00</text:p>
          </table:table-cell>
          <table:table-cell table:style-name="ACE-0x24f15f8" office:value-type="float" office:value="21.7391">
            <text:p>21.74</text:p>
          </table:table-cell>
          <table:table-cell table:style-name="ACE-0x24f15f8" office:value-type="float" office:value="36.3636">
            <text:p>36.36</text:p>
          </table:table-cell>
          <table:table-cell table:style-name="ACE-0x24f15f8" office:value-type="float" office:value="98.6631">
            <text:p>98.66</text:p>
          </table:table-cell>
          <table:table-cell table:style-name="ACE-0x24f15f8" table:formula="of:=[.R63]*[.G63]/100" office:value-type="float" office:value="4.999993">
            <text:p>5.00</text:p>
          </table:table-cell>
          <table:table-cell table:style-name="ACE-0x24f15f8" table:formula="of:=[.S63]*[.H63]/100" office:value-type="float" office:value="55.999944">
            <text:p>56.00</text:p>
          </table:table-cell>
          <table:table-cell table:style-name="ACE-0x24f15f8" table:formula="of:=[.T63]*[.I63]/100" office:value-type="float" office:value="368.999994">
            <text:p>369.00</text:p>
          </table:table-cell>
          <table:table-cell table:style-name="ACE-0x24f15f8" table:formula="of:=SUM([.U63:.W63])" office:value-type="float" office:value="429.999931">
            <text:p>430.00</text:p>
          </table:table-cell>
          <table:table-cell table:style-name="ACE-0x24f15f8" office:value-type="float" office:value="6.4">
            <text:p>6.40</text:p>
          </table:table-cell>
          <table:table-cell table:style-name="ACE-0x24f15f8" office:value-type="float" office:value="4.32143">
            <text:p>4.32</text:p>
          </table:table-cell>
          <table:table-cell table:style-name="ACE-0x24f15f8" office:value-type="float" office:value="18.0894">
            <text:p>18.09</text:p>
          </table:table-cell>
          <table:table-cell table:style-name="ACE-0x24f15f8" office:value-type="float" office:value="5.42586">
            <text:p>5.43</text:p>
          </table:table-cell>
          <table:table-cell table:style-name="ACE-0x24f15f8" office:value-type="float" office:value="4.47655">
            <text:p>4.48</text:p>
          </table:table-cell>
          <table:table-cell table:style-name="ACE-0x24f1958" office:value-type="float" office:value="10.3753">
            <text:p>10.38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4455">
            <text:p>4455.00</text:p>
          </table:table-cell>
          <table:table-cell table:style-name="ACE-0x23dcfd8" office:value-type="float" office:value="21.7391">
            <text:p>21.74</text:p>
          </table:table-cell>
          <table:table-cell table:style-name="ACE-0x23dcfd8" office:value-type="float" office:value="38.3117">
            <text:p>38.31</text:p>
          </table:table-cell>
          <table:table-cell table:style-name="ACE-0x23dcfd8" office:value-type="float" office:value="69.2513">
            <text:p>69.25</text:p>
          </table:table-cell>
          <table:table-cell table:style-name="ACE-0x23dcfd8" table:formula="of:=[.R64]*[.G63]/100" office:value-type="float" office:value="4.999993">
            <text:p>5.00</text:p>
          </table:table-cell>
          <table:table-cell table:style-name="ACE-0x23dcfd8" table:formula="of:=[.S64]*[.H63]/100" office:value-type="float" office:value="59.000018">
            <text:p>59.00</text:p>
          </table:table-cell>
          <table:table-cell table:style-name="ACE-0x23dcfd8" table:formula="of:=[.T64]*[.I63]/100" office:value-type="float" office:value="258.999862">
            <text:p>259.00</text:p>
          </table:table-cell>
          <table:table-cell table:style-name="ACE-0x23dcfd8" table:formula="of:=SUM([.U64:.W64])" office:value-type="float" office:value="322.999873">
            <text:p>323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4.30508">
            <text:p>4.31</text:p>
          </table:table-cell>
          <table:table-cell table:style-name="ACE-0x23dcfd8" office:value-type="float" office:value="16.1815">
            <text:p>16.18</text:p>
          </table:table-cell>
          <table:table-cell table:style-name="ACE-0x23dcfd8" office:value-type="float" office:value="0.632456">
            <text:p>0.63</text:p>
          </table:table-cell>
          <table:table-cell table:style-name="ACE-0x23dcfd8" office:value-type="float" office:value="4.09735">
            <text:p>4.10</text:p>
          </table:table-cell>
          <table:table-cell table:style-name="ACE-0x24f13b8" office:value-type="float" office:value="12.655">
            <text:p>12.65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4f30f8" office:value-type="float" office:value="2841">
            <text:p>2841.00</text:p>
          </table:table-cell>
          <table:table-cell table:style-name="ACE-0x24f1b98" office:value-type="float" office:value="26.087">
            <text:p>26.09</text:p>
          </table:table-cell>
          <table:table-cell table:style-name="ACE-0x24f1b98" office:value-type="float" office:value="22.0779">
            <text:p>22.08</text:p>
          </table:table-cell>
          <table:table-cell table:style-name="ACE-0x24f1b98" office:value-type="float" office:value="51.8717">
            <text:p>51.87</text:p>
          </table:table-cell>
          <table:table-cell table:style-name="ACE-0x24f1b98" table:formula="of:=[.R65]*[.G63]/100" office:value-type="float" office:value="6.00001">
            <text:p>6.00</text:p>
          </table:table-cell>
          <table:table-cell table:style-name="ACE-0x24f1b98" table:formula="of:=[.S65]*[.H63]/100" office:value-type="float" office:value="33.999966">
            <text:p>34.00</text:p>
          </table:table-cell>
          <table:table-cell table:style-name="ACE-0x24f1b98" table:formula="of:=[.T65]*[.I63]/100" office:value-type="float" office:value="194.000158">
            <text:p>194.00</text:p>
          </table:table-cell>
          <table:table-cell table:style-name="ACE-0x24f1b98" table:formula="of:=SUM([.U65:.W65])" office:value-type="float" office:value="234.000134">
            <text:p>234.00</text:p>
          </table:table-cell>
          <table:table-cell table:style-name="ACE-0x24f1b98" office:value-type="float" office:value="3.83333">
            <text:p>3.83</text:p>
          </table:table-cell>
          <table:table-cell table:style-name="ACE-0x24f1b98" office:value-type="float" office:value="3.44118">
            <text:p>3.44</text:p>
          </table:table-cell>
          <table:table-cell table:style-name="ACE-0x24f1b98" office:value-type="float" office:value="13.9227">
            <text:p>13.92</text:p>
          </table:table-cell>
          <table:table-cell table:style-name="ACE-0x24f1b98" office:value-type="float" office:value="4.13991">
            <text:p>4.14</text:p>
          </table:table-cell>
          <table:table-cell table:style-name="ACE-0x24f1b98" office:value-type="float" office:value="5.16317">
            <text:p>5.16</text:p>
          </table:table-cell>
          <table:table-cell table:style-name="ACE-0x24f2138" office:value-type="float" office:value="10.5688">
            <text:p>10.57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2">
            <text:p>2</text:p>
          </table:table-cell>
          <table:covered-table-cell table:number-columns-repeated="5"/>
          <table:table-cell table:number-rows-spanned="3" table:style-name="ACE-0x23daf38" office:value-type="float" office:value="29">
            <text:p>29</text:p>
          </table:table-cell>
          <table:table-cell table:number-rows-spanned="3" table:style-name="ACE-0x23db718" office:value-type="float" office:value="161">
            <text:p>161</text:p>
          </table:table-cell>
          <table:table-cell table:number-rows-spanned="3" table:style-name="ACE-0x23db718" office:value-type="float" office:value="333">
            <text:p>333</text:p>
          </table:table-cell>
          <table:table-cell table:number-rows-spanned="3" table:style-name="ACE-0x23db718" table:formula="of:=SUM([.G66:.I66])" office:value-type="float" office:value="523">
            <text:p>523</text:p>
          </table:table-cell>
          <table:table-cell table:number-rows-spanned="3" table:style-name="ACE-0x23db718" office:value-type="float" office:value="61">
            <text:p>61</text:p>
          </table:table-cell>
          <table:table-cell table:number-rows-spanned="3" table:style-name="ACE-0x23db718" office:value-type="float" office:value="620">
            <text:p>620</text:p>
          </table:table-cell>
          <table:table-cell table:number-rows-spanned="3" table:style-name="ACE-0x23db718" office:value-type="float" office:value="10025">
            <text:p>10025</text:p>
          </table:table-cell>
          <table:table-cell table:number-rows-spanned="3" table:style-name="ACE-0x23db718" table:formula="of:=SUM([.K66:.M66])" office:value-type="float" office:value="10706">
            <text:p>10706</text:p>
          </table:table-cell>
          <table:table-cell table:number-rows-spanned="3" table:style-name="ACE-0x24f2498" office:value-type="float" office:value="410">
            <text:p>410</text:p>
          </table:table-cell>
          <table:table-cell table:number-rows-spanned="3" table:style-name="ACE-0x24f2fd8" office:value-type="float" office:value="10296">
            <text:p>10296</text:p>
          </table:table-cell>
          <table:table-cell table:style-name="ACE-0x23dd578" office:value-type="float" office:value="5762">
            <text:p>5762.00</text:p>
          </table:table-cell>
          <table:table-cell table:style-name="ACE-0x23f4ae8" office:value-type="float" office:value="34.4828">
            <text:p>34.48</text:p>
          </table:table-cell>
          <table:table-cell table:style-name="ACE-0x23f4ae8" office:value-type="float" office:value="47.8261">
            <text:p>47.83</text:p>
          </table:table-cell>
          <table:table-cell table:style-name="ACE-0x23f4ae8" office:value-type="float" office:value="95.1952">
            <text:p>95.20</text:p>
          </table:table-cell>
          <table:table-cell table:style-name="ACE-0x23f4ae8" table:formula="of:=[.R66]*[.G66]/100" office:value-type="float" office:value="10.000012">
            <text:p>10.00</text:p>
          </table:table-cell>
          <table:table-cell table:style-name="ACE-0x23f4ae8" table:formula="of:=[.S66]*[.H66]/100" office:value-type="float" office:value="77.000021">
            <text:p>77.00</text:p>
          </table:table-cell>
          <table:table-cell table:style-name="ACE-0x23f4ae8" table:formula="of:=[.T66]*[.I66]/100" office:value-type="float" office:value="317.000016">
            <text:p>317.00</text:p>
          </table:table-cell>
          <table:table-cell table:style-name="ACE-0x23f4ae8" table:formula="of:=SUM([.U66:.W66])" office:value-type="float" office:value="404.000049">
            <text:p>404.00</text:p>
          </table:table-cell>
          <table:table-cell table:style-name="ACE-0x23f4ae8" office:value-type="float" office:value="1.9">
            <text:p>1.90</text:p>
          </table:table-cell>
          <table:table-cell table:style-name="ACE-0x23f4ae8" office:value-type="float" office:value="6.98701">
            <text:p>6.99</text:p>
          </table:table-cell>
          <table:table-cell table:style-name="ACE-0x23f4ae8" office:value-type="float" office:value="16.4196">
            <text:p>16.42</text:p>
          </table:table-cell>
          <table:table-cell table:style-name="ACE-0x23f4ae8" office:value-type="float" office:value="0.7">
            <text:p>0.70</text:p>
          </table:table-cell>
          <table:table-cell table:style-name="ACE-0x23f4ae8" office:value-type="float" office:value="8.18058">
            <text:p>8.18</text:p>
          </table:table-cell>
          <table:table-cell table:style-name="ACE-0x23f5628" office:value-type="float" office:value="9.58199">
            <text:p>9.58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4659">
            <text:p>4659.00</text:p>
          </table:table-cell>
          <table:table-cell table:style-name="ACE-0x23dcfd8" office:value-type="float" office:value="37.931">
            <text:p>37.93</text:p>
          </table:table-cell>
          <table:table-cell table:style-name="ACE-0x23dcfd8" office:value-type="float" office:value="44.7205">
            <text:p>44.72</text:p>
          </table:table-cell>
          <table:table-cell table:style-name="ACE-0x23dcfd8" office:value-type="float" office:value="71.4715">
            <text:p>71.47</text:p>
          </table:table-cell>
          <table:table-cell table:style-name="ACE-0x23dcfd8" table:formula="of:=[.R67]*[.G66]/100" office:value-type="float" office:value="10.99999">
            <text:p>11.00</text:p>
          </table:table-cell>
          <table:table-cell table:style-name="ACE-0x23dcfd8" table:formula="of:=[.S67]*[.H66]/100" office:value-type="float" office:value="72.000005">
            <text:p>72.00</text:p>
          </table:table-cell>
          <table:table-cell table:style-name="ACE-0x23dcfd8" table:formula="of:=[.T67]*[.I66]/100" office:value-type="float" office:value="238.000095">
            <text:p>238.00</text:p>
          </table:table-cell>
          <table:table-cell table:style-name="ACE-0x23dcfd8" table:formula="of:=SUM([.U67:.W67])" office:value-type="float" office:value="321.00009">
            <text:p>321.00</text:p>
          </table:table-cell>
          <table:table-cell table:style-name="ACE-0x23dcfd8" office:value-type="float" office:value="7.45455">
            <text:p>7.45</text:p>
          </table:table-cell>
          <table:table-cell table:style-name="ACE-0x23dcfd8" office:value-type="float" office:value="7">
            <text:p>7.00</text:p>
          </table:table-cell>
          <table:table-cell table:style-name="ACE-0x23dcfd8" office:value-type="float" office:value="17.1134">
            <text:p>17.11</text:p>
          </table:table-cell>
          <table:table-cell table:style-name="ACE-0x23dcfd8" office:value-type="float" office:value="17.8904">
            <text:p>17.89</text:p>
          </table:table-cell>
          <table:table-cell table:style-name="ACE-0x23dcfd8" office:value-type="float" office:value="8.10007">
            <text:p>8.10</text:p>
          </table:table-cell>
          <table:table-cell table:style-name="ACE-0x23f53e8" office:value-type="float" office:value="12.1493">
            <text:p>12.15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1535">
            <text:p>1535.00</text:p>
          </table:table-cell>
          <table:table-cell table:style-name="ACE-0x23dcfd8" office:value-type="float" office:value="34.4828">
            <text:p>34.48</text:p>
          </table:table-cell>
          <table:table-cell table:style-name="ACE-0x23dcfd8" office:value-type="float" office:value="27.9503">
            <text:p>27.95</text:p>
          </table:table-cell>
          <table:table-cell table:style-name="ACE-0x23dcfd8" office:value-type="float" office:value="52.8529">
            <text:p>52.85</text:p>
          </table:table-cell>
          <table:table-cell table:style-name="ACE-0x23dcfd8" table:formula="of:=[.R68]*[.G66]/100" office:value-type="float" office:value="10.000012">
            <text:p>10.00</text:p>
          </table:table-cell>
          <table:table-cell table:style-name="ACE-0x23dcfd8" table:formula="of:=[.S68]*[.H66]/100" office:value-type="float" office:value="44.999983">
            <text:p>45.00</text:p>
          </table:table-cell>
          <table:table-cell table:style-name="ACE-0x23dcfd8" table:formula="of:=[.T68]*[.I66]/100" office:value-type="float" office:value="176.000157">
            <text:p>176.00</text:p>
          </table:table-cell>
          <table:table-cell table:style-name="ACE-0x23dcfd8" table:formula="of:=SUM([.U68:.W68])" office:value-type="float" office:value="231.000152">
            <text:p>231.00</text:p>
          </table:table-cell>
          <table:table-cell table:style-name="ACE-0x23dcfd8" office:value-type="float" office:value="1.9">
            <text:p>1.90</text:p>
          </table:table-cell>
          <table:table-cell table:style-name="ACE-0x23dcfd8" office:value-type="float" office:value="3.04444">
            <text:p>3.04</text:p>
          </table:table-cell>
          <table:table-cell table:style-name="ACE-0x23dcfd8" office:value-type="float" office:value="7.83523">
            <text:p>7.84</text:p>
          </table:table-cell>
          <table:table-cell table:style-name="ACE-0x23dcfd8" office:value-type="float" office:value="0.7">
            <text:p>0.70</text:p>
          </table:table-cell>
          <table:table-cell table:style-name="ACE-0x23dcfd8" office:value-type="float" office:value="3.98305">
            <text:p>3.98</text:p>
          </table:table-cell>
          <table:table-cell table:style-name="ACE-0x23f53e8" office:value-type="float" office:value="6.23326">
            <text:p>6.23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3">
            <text:p>3</text:p>
          </table:table-cell>
          <table:covered-table-cell table:number-columns-repeated="5"/>
          <table:table-cell table:number-rows-spanned="3" table:style-name="ACE-0x24f1dd8" office:value-type="float" office:value="36">
            <text:p>36</text:p>
          </table:table-cell>
          <table:table-cell table:number-rows-spanned="3" table:style-name="ACE-0x24f14d8" office:value-type="float" office:value="178">
            <text:p>178</text:p>
          </table:table-cell>
          <table:table-cell table:number-rows-spanned="3" table:style-name="ACE-0x24f14d8" office:value-type="float" office:value="401">
            <text:p>401</text:p>
          </table:table-cell>
          <table:table-cell table:number-rows-spanned="3" table:style-name="ACE-0x24f14d8" table:formula="of:=SUM([.G69:.I69])" office:value-type="float" office:value="615">
            <text:p>615</text:p>
          </table:table-cell>
          <table:table-cell table:number-rows-spanned="3" table:style-name="ACE-0x24f14d8" office:value-type="float" office:value="73">
            <text:p>73</text:p>
          </table:table-cell>
          <table:table-cell table:number-rows-spanned="3" table:style-name="ACE-0x24f14d8" office:value-type="float" office:value="667">
            <text:p>667</text:p>
          </table:table-cell>
          <table:table-cell table:number-rows-spanned="3" table:style-name="ACE-0x24f14d8" office:value-type="float" office:value="11955">
            <text:p>11955</text:p>
          </table:table-cell>
          <table:table-cell table:number-rows-spanned="3" table:style-name="ACE-0x24f14d8" table:formula="of:=SUM([.K69:.M71])" office:value-type="float" office:value="12695">
            <text:p>12695</text:p>
          </table:table-cell>
          <table:table-cell table:number-rows-spanned="3" table:style-name="ACE-0x24f3458" office:value-type="float" office:value="449">
            <text:p>449</text:p>
          </table:table-cell>
          <table:table-cell table:number-rows-spanned="3" table:style-name="ACE-0x24f2c78" office:value-type="float" office:value="12246">
            <text:p>12246</text:p>
          </table:table-cell>
          <table:table-cell table:style-name="ACE-0x24f3338" office:value-type="float" office:value="9507">
            <text:p>9507.00</text:p>
          </table:table-cell>
          <table:table-cell table:style-name="ACE-0x24f15f8" office:value-type="float" office:value="52.7778">
            <text:p>52.78</text:p>
          </table:table-cell>
          <table:table-cell table:style-name="ACE-0x24f15f8" office:value-type="float" office:value="39.8876">
            <text:p>39.89</text:p>
          </table:table-cell>
          <table:table-cell table:style-name="ACE-0x24f15f8" office:value-type="float" office:value="99.0025">
            <text:p>99.00</text:p>
          </table:table-cell>
          <table:table-cell table:style-name="ACE-0x24f15f8" table:formula="of:=[.R69]*[.G69]/100" office:value-type="float" office:value="19.000008">
            <text:p>19.00</text:p>
          </table:table-cell>
          <table:table-cell table:style-name="ACE-0x24f15f8" table:formula="of:=[.S69]*[.H69]/100" office:value-type="float" office:value="70.999928">
            <text:p>71.00</text:p>
          </table:table-cell>
          <table:table-cell table:style-name="ACE-0x24f15f8" table:formula="of:=[.T69]*[.I69]/100" office:value-type="float" office:value="397.000025">
            <text:p>397.00</text:p>
          </table:table-cell>
          <table:table-cell table:style-name="ACE-0x24f15f8" table:formula="of:=SUM([.U69:.W69])" office:value-type="float" office:value="486.999961">
            <text:p>487.00</text:p>
          </table:table-cell>
          <table:table-cell table:style-name="ACE-0x24f15f8" office:value-type="float" office:value="2.47368">
            <text:p>2.47</text:p>
          </table:table-cell>
          <table:table-cell table:style-name="ACE-0x24f15f8" office:value-type="float" office:value="6.87324">
            <text:p>6.87</text:p>
          </table:table-cell>
          <table:table-cell table:style-name="ACE-0x24f15f8" office:value-type="float" office:value="22.5995">
            <text:p>22.60</text:p>
          </table:table-cell>
          <table:table-cell table:style-name="ACE-0x24f15f8" office:value-type="float" office:value="2.23297">
            <text:p>2.23</text:p>
          </table:table-cell>
          <table:table-cell table:style-name="ACE-0x24f15f8" office:value-type="float" office:value="5.76764">
            <text:p>5.77</text:p>
          </table:table-cell>
          <table:table-cell table:style-name="ACE-0x24f1958" office:value-type="float" office:value="13.9169">
            <text:p>13.92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4808">
            <text:p>4808.00</text:p>
          </table:table-cell>
          <table:table-cell table:style-name="ACE-0x23dcfd8" office:value-type="float" office:value="38.8889">
            <text:p>38.89</text:p>
          </table:table-cell>
          <table:table-cell table:style-name="ACE-0x23dcfd8" office:value-type="float" office:value="34.2697">
            <text:p>34.27</text:p>
          </table:table-cell>
          <table:table-cell table:style-name="ACE-0x23dcfd8" office:value-type="float" office:value="72.5686">
            <text:p>72.57</text:p>
          </table:table-cell>
          <table:table-cell table:style-name="ACE-0x23dcfd8" table:formula="of:=[.R70]*[.G69]/100" office:value-type="float" office:value="14.000004">
            <text:p>14.00</text:p>
          </table:table-cell>
          <table:table-cell table:style-name="ACE-0x23dcfd8" table:formula="of:=[.S70]*[.H69]/100" office:value-type="float" office:value="61.000066">
            <text:p>61.00</text:p>
          </table:table-cell>
          <table:table-cell table:style-name="ACE-0x23dcfd8" table:formula="of:=[.T70]*[.I69]/100" office:value-type="float" office:value="291.000086">
            <text:p>291.00</text:p>
          </table:table-cell>
          <table:table-cell table:style-name="ACE-0x23dcfd8" table:formula="of:=SUM([.U70:.W70])" office:value-type="float" office:value="366.000156">
            <text:p>366.00</text:p>
          </table:table-cell>
          <table:table-cell table:style-name="ACE-0x23dcfd8" office:value-type="float" office:value="1.85714">
            <text:p>1.86</text:p>
          </table:table-cell>
          <table:table-cell table:style-name="ACE-0x23dcfd8" office:value-type="float" office:value="4.39344">
            <text:p>4.39</text:p>
          </table:table-cell>
          <table:table-cell table:style-name="ACE-0x23dcfd8" office:value-type="float" office:value="15.512">
            <text:p>15.51</text:p>
          </table:table-cell>
          <table:table-cell table:style-name="ACE-0x23dcfd8" office:value-type="float" office:value="0.742308">
            <text:p>0.74</text:p>
          </table:table-cell>
          <table:table-cell table:style-name="ACE-0x23dcfd8" office:value-type="float" office:value="4.77452">
            <text:p>4.77</text:p>
          </table:table-cell>
          <table:table-cell table:style-name="ACE-0x24f13b8" office:value-type="float" office:value="13.5282">
            <text:p>13.53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4926">
            <text:p>4926.00</text:p>
          </table:table-cell>
          <table:table-cell table:style-name="ACE-0x24f1b98" office:value-type="float" office:value="38.8889">
            <text:p>38.89</text:p>
          </table:table-cell>
          <table:table-cell table:style-name="ACE-0x24f1b98" office:value-type="float" office:value="29.7753">
            <text:p>29.78</text:p>
          </table:table-cell>
          <table:table-cell table:style-name="ACE-0x24f1b98" office:value-type="float" office:value="54.3641">
            <text:p>54.36</text:p>
          </table:table-cell>
          <table:table-cell table:style-name="ACE-0x24f1b98" table:formula="of:=[.R71]*[.G69]/100" office:value-type="float" office:value="14.000004">
            <text:p>14.00</text:p>
          </table:table-cell>
          <table:table-cell table:style-name="ACE-0x24f1b98" table:formula="of:=[.S71]*[.H69]/100" office:value-type="float" office:value="53.000034">
            <text:p>53.00</text:p>
          </table:table-cell>
          <table:table-cell table:style-name="ACE-0x24f1b98" table:formula="of:=[.T71]*[.I69]/100" office:value-type="float" office:value="218.000041">
            <text:p>218.00</text:p>
          </table:table-cell>
          <table:table-cell table:style-name="ACE-0x24f1b98" table:formula="of:=SUM([.U71:.W71])" office:value-type="float" office:value="285.000079">
            <text:p>285.00</text:p>
          </table:table-cell>
          <table:table-cell table:style-name="ACE-0x24f1b98" office:value-type="float" office:value="1.85714">
            <text:p>1.86</text:p>
          </table:table-cell>
          <table:table-cell table:style-name="ACE-0x24f1b98" office:value-type="float" office:value="5.43396">
            <text:p>5.43</text:p>
          </table:table-cell>
          <table:table-cell table:style-name="ACE-0x24f1b98" office:value-type="float" office:value="21.156">
            <text:p>21.16</text:p>
          </table:table-cell>
          <table:table-cell table:style-name="ACE-0x24f1b98" office:value-type="float" office:value="0.742308">
            <text:p>0.74</text:p>
          </table:table-cell>
          <table:table-cell table:style-name="ACE-0x24f1b98" office:value-type="float" office:value="5.86164">
            <text:p>5.86</text:p>
          </table:table-cell>
          <table:table-cell table:style-name="ACE-0x24f2138" office:value-type="float" office:value="16.1755">
            <text:p>16.18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4">
            <text:p>4</text:p>
          </table:table-cell>
          <table:covered-table-cell table:number-columns-repeated="5"/>
          <table:table-cell table:number-rows-spanned="3" table:style-name="ACE-0x23daf38" office:value-type="float" office:value="38">
            <text:p>38</text:p>
          </table:table-cell>
          <table:table-cell table:number-rows-spanned="3" table:style-name="ACE-0x23db718" office:value-type="float" office:value="151">
            <text:p>151</text:p>
          </table:table-cell>
          <table:table-cell table:number-rows-spanned="3" table:style-name="ACE-0x23db718" office:value-type="float" office:value="370">
            <text:p>370</text:p>
          </table:table-cell>
          <table:table-cell table:number-rows-spanned="3" table:style-name="ACE-0x23db718" table:formula="of:=SUM([.G72:.I72])" office:value-type="float" office:value="559">
            <text:p>559</text:p>
          </table:table-cell>
          <table:table-cell table:number-rows-spanned="3" table:style-name="ACE-0x23db718" office:value-type="float" office:value="65">
            <text:p>65</text:p>
          </table:table-cell>
          <table:table-cell table:number-rows-spanned="3" table:style-name="ACE-0x23db718" office:value-type="float" office:value="496">
            <text:p>496</text:p>
          </table:table-cell>
          <table:table-cell table:number-rows-spanned="3" table:style-name="ACE-0x23db718" office:value-type="float" office:value="11150">
            <text:p>11150</text:p>
          </table:table-cell>
          <table:table-cell table:number-rows-spanned="3" table:style-name="ACE-0x23db718" table:formula="of:=SUM([.K72:.M72])" office:value-type="float" office:value="11711">
            <text:p>11711</text:p>
          </table:table-cell>
          <table:table-cell table:number-rows-spanned="3" table:style-name="ACE-0x24f2498" office:value-type="float" office:value="299">
            <text:p>299</text:p>
          </table:table-cell>
          <table:table-cell table:number-rows-spanned="3" table:style-name="ACE-0x24f2fd8" office:value-type="float" office:value="11412">
            <text:p>11412</text:p>
          </table:table-cell>
          <table:table-cell table:style-name="ACE-0x23dd578" office:value-type="float" office:value="5934">
            <text:p>5934.00</text:p>
          </table:table-cell>
          <table:table-cell table:style-name="ACE-0x23f4ae8" office:value-type="float" office:value="21.0526">
            <text:p>21.05</text:p>
          </table:table-cell>
          <table:table-cell table:style-name="ACE-0x23f4ae8" office:value-type="float" office:value="29.8013">
            <text:p>29.80</text:p>
          </table:table-cell>
          <table:table-cell table:style-name="ACE-0x23f4ae8" office:value-type="float" office:value="95.1351">
            <text:p>95.14</text:p>
          </table:table-cell>
          <table:table-cell table:style-name="ACE-0x23f4ae8" table:formula="of:=[.R72]*[.G72]/100" office:value-type="float" office:value="7.999988">
            <text:p>8.00</text:p>
          </table:table-cell>
          <table:table-cell table:style-name="ACE-0x23f4ae8" table:formula="of:=[.S72]*[.H72]/100" office:value-type="float" office:value="44.999963">
            <text:p>45.00</text:p>
          </table:table-cell>
          <table:table-cell table:style-name="ACE-0x23f4ae8" table:formula="of:=[.T72]*[.I72]/100" office:value-type="float" office:value="351.99987">
            <text:p>352.00</text:p>
          </table:table-cell>
          <table:table-cell table:style-name="ACE-0x23f4ae8" table:formula="of:=SUM([.U72:.W72])" office:value-type="float" office:value="404.999821">
            <text:p>405.00</text:p>
          </table:table-cell>
          <table:table-cell table:style-name="ACE-0x23f4ae8" office:value-type="float" office:value="4.125">
            <text:p>4.12</text:p>
          </table:table-cell>
          <table:table-cell table:style-name="ACE-0x23f4ae8" office:value-type="float" office:value="4.15556">
            <text:p>4.16</text:p>
          </table:table-cell>
          <table:table-cell table:style-name="ACE-0x23f4ae8" office:value-type="float" office:value="16.233">
            <text:p>16.23</text:p>
          </table:table-cell>
          <table:table-cell table:style-name="ACE-0x23f4ae8" office:value-type="float" office:value="5.64441">
            <text:p>5.64</text:p>
          </table:table-cell>
          <table:table-cell table:style-name="ACE-0x23f4ae8" office:value-type="float" office:value="4.5993">
            <text:p>4.60</text:p>
          </table:table-cell>
          <table:table-cell table:style-name="ACE-0x23f5628" office:value-type="float" office:value="10.8566">
            <text:p>10.86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3424">
            <text:p>3424.00</text:p>
          </table:table-cell>
          <table:table-cell table:style-name="ACE-0x23dcfd8" office:value-type="float" office:value="21.0526">
            <text:p>21.05</text:p>
          </table:table-cell>
          <table:table-cell table:style-name="ACE-0x23dcfd8" office:value-type="float" office:value="32.4503">
            <text:p>32.45</text:p>
          </table:table-cell>
          <table:table-cell table:style-name="ACE-0x23dcfd8" office:value-type="float" office:value="67.2973">
            <text:p>67.30</text:p>
          </table:table-cell>
          <table:table-cell table:style-name="ACE-0x23dcfd8" table:formula="of:=[.R73]*[.G72]/100" office:value-type="float" office:value="7.999988">
            <text:p>8.00</text:p>
          </table:table-cell>
          <table:table-cell table:style-name="ACE-0x23dcfd8" table:formula="of:=[.S73]*[.H72]/100" office:value-type="float" office:value="48.999953">
            <text:p>49.00</text:p>
          </table:table-cell>
          <table:table-cell table:style-name="ACE-0x23dcfd8" table:formula="of:=[.T73]*[.I72]/100" office:value-type="float" office:value="249.00001">
            <text:p>249.00</text:p>
          </table:table-cell>
          <table:table-cell table:style-name="ACE-0x23dcfd8" table:formula="of:=SUM([.U73:.W73])" office:value-type="float" office:value="305.999951">
            <text:p>306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3.57143">
            <text:p>3.57</text:p>
          </table:table-cell>
          <table:table-cell table:style-name="ACE-0x23dcfd8" office:value-type="float" office:value="12.9839">
            <text:p>12.98</text:p>
          </table:table-cell>
          <table:table-cell table:style-name="ACE-0x23dcfd8" office:value-type="float" office:value="0.5">
            <text:p>0.50</text:p>
          </table:table-cell>
          <table:table-cell table:style-name="ACE-0x23dcfd8" office:value-type="float" office:value="3.0034">
            <text:p>3.00</text:p>
          </table:table-cell>
          <table:table-cell table:style-name="ACE-0x23f53e8" office:value-type="float" office:value="10.9998">
            <text:p>11.00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2848">
            <text:p>2848.00</text:p>
          </table:table-cell>
          <table:table-cell table:style-name="ACE-0x23dcfd8" office:value-type="float" office:value="23.6842">
            <text:p>23.68</text:p>
          </table:table-cell>
          <table:table-cell table:style-name="ACE-0x23dcfd8" office:value-type="float" office:value="17.8808">
            <text:p>17.88</text:p>
          </table:table-cell>
          <table:table-cell table:style-name="ACE-0x23dcfd8" office:value-type="float" office:value="52.7027">
            <text:p>52.70</text:p>
          </table:table-cell>
          <table:table-cell table:style-name="ACE-0x23dcfd8" table:formula="of:=[.R74]*[.G72]/100" office:value-type="float" office:value="8.999996">
            <text:p>9.00</text:p>
          </table:table-cell>
          <table:table-cell table:style-name="ACE-0x23dcfd8" table:formula="of:=[.S74]*[.H72]/100" office:value-type="float" office:value="27.000008">
            <text:p>27.00</text:p>
          </table:table-cell>
          <table:table-cell table:style-name="ACE-0x23dcfd8" table:formula="of:=[.T74]*[.I72]/100" office:value-type="float" office:value="194.99999">
            <text:p>195.00</text:p>
          </table:table-cell>
          <table:table-cell table:style-name="ACE-0x23dcfd8" table:formula="of:=SUM([.U74:.W74])" office:value-type="float" office:value="230.999994">
            <text:p>231.00</text:p>
          </table:table-cell>
          <table:table-cell table:style-name="ACE-0x23dcfd8" office:value-type="float" office:value="2.66667">
            <text:p>2.67</text:p>
          </table:table-cell>
          <table:table-cell table:style-name="ACE-0x23dcfd8" office:value-type="float" office:value="3.81481">
            <text:p>3.81</text:p>
          </table:table-cell>
          <table:table-cell table:style-name="ACE-0x23dcfd8" office:value-type="float" office:value="13.9538">
            <text:p>13.95</text:p>
          </table:table-cell>
          <table:table-cell table:style-name="ACE-0x23dcfd8" office:value-type="float" office:value="2.4037">
            <text:p>2.40</text:p>
          </table:table-cell>
          <table:table-cell table:style-name="ACE-0x23dcfd8" office:value-type="float" office:value="3.89717">
            <text:p>3.90</text:p>
          </table:table-cell>
          <table:table-cell table:style-name="ACE-0x23f53e8" office:value-type="float" office:value="11.5511">
            <text:p>11.55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5">
            <text:p>5</text:p>
          </table:table-cell>
          <table:covered-table-cell table:number-columns-repeated="5"/>
          <table:table-cell table:number-rows-spanned="3" table:style-name="ACE-0x24f1dd8" office:value-type="float" office:value="29">
            <text:p>29</text:p>
          </table:table-cell>
          <table:table-cell table:number-rows-spanned="3" table:style-name="ACE-0x24f14d8" office:value-type="float" office:value="181">
            <text:p>181</text:p>
          </table:table-cell>
          <table:table-cell table:number-rows-spanned="3" table:style-name="ACE-0x24f14d8" office:value-type="float" office:value="385">
            <text:p>385</text:p>
          </table:table-cell>
          <table:table-cell table:number-rows-spanned="3" table:style-name="ACE-0x24f14d8" table:formula="of:=SUM([.G75:.I75])" office:value-type="float" office:value="595">
            <text:p>595</text:p>
          </table:table-cell>
          <table:table-cell table:number-rows-spanned="3" table:style-name="ACE-0x24f14d8" office:value-type="float" office:value="54">
            <text:p>54</text:p>
          </table:table-cell>
          <table:table-cell table:number-rows-spanned="3" table:style-name="ACE-0x24f14d8" office:value-type="float" office:value="781">
            <text:p>781</text:p>
          </table:table-cell>
          <table:table-cell table:number-rows-spanned="3" table:style-name="ACE-0x24f14d8" office:value-type="float" office:value="11545">
            <text:p>11545</text:p>
          </table:table-cell>
          <table:table-cell table:number-rows-spanned="3" table:style-name="ACE-0x24f14d8" table:formula="of:=SUM([.K75:.M77])" office:value-type="float" office:value="12380">
            <text:p>12380</text:p>
          </table:table-cell>
          <table:table-cell table:number-rows-spanned="3" table:style-name="ACE-0x24f3458" office:value-type="float" office:value="475">
            <text:p>475</text:p>
          </table:table-cell>
          <table:table-cell table:number-rows-spanned="3" table:style-name="ACE-0x24f2c78" office:value-type="float" office:value="11905">
            <text:p>11905</text:p>
          </table:table-cell>
          <table:table-cell table:style-name="ACE-0x24f3338" office:value-type="float" office:value="8389">
            <text:p>8389.00</text:p>
          </table:table-cell>
          <table:table-cell table:style-name="ACE-0x24f15f8" office:value-type="float" office:value="37.931">
            <text:p>37.93</text:p>
          </table:table-cell>
          <table:table-cell table:style-name="ACE-0x24f15f8" office:value-type="float" office:value="45.8564">
            <text:p>45.86</text:p>
          </table:table-cell>
          <table:table-cell table:style-name="ACE-0x24f15f8" office:value-type="float" office:value="98.4416">
            <text:p>98.44</text:p>
          </table:table-cell>
          <table:table-cell table:style-name="ACE-0x24f15f8" table:formula="of:=[.R75]*[.G75]/100" office:value-type="float" office:value="10.99999">
            <text:p>11.00</text:p>
          </table:table-cell>
          <table:table-cell table:style-name="ACE-0x24f15f8" table:formula="of:=[.S75]*[.H75]/100" office:value-type="float" office:value="83.000084">
            <text:p>83.00</text:p>
          </table:table-cell>
          <table:table-cell table:style-name="ACE-0x24f15f8" table:formula="of:=[.T75]*[.I75]/100" office:value-type="float" office:value="379.00016">
            <text:p>379.00</text:p>
          </table:table-cell>
          <table:table-cell table:style-name="ACE-0x24f15f8" table:formula="of:=SUM([.U75:.W75])" office:value-type="float" office:value="473.000234">
            <text:p>473.00</text:p>
          </table:table-cell>
          <table:table-cell table:style-name="ACE-0x24f15f8" office:value-type="float" office:value="2.72727">
            <text:p>2.73</text:p>
          </table:table-cell>
          <table:table-cell table:style-name="ACE-0x24f15f8" office:value-type="float" office:value="6.46988">
            <text:p>6.47</text:p>
          </table:table-cell>
          <table:table-cell table:style-name="ACE-0x24f15f8" office:value-type="float" office:value="20.6385">
            <text:p>20.64</text:p>
          </table:table-cell>
          <table:table-cell table:style-name="ACE-0x24f15f8" office:value-type="float" office:value="2.41551">
            <text:p>2.42</text:p>
          </table:table-cell>
          <table:table-cell table:style-name="ACE-0x24f15f8" office:value-type="float" office:value="6.18069">
            <text:p>6.18</text:p>
          </table:table-cell>
          <table:table-cell table:style-name="ACE-0x24f1958" office:value-type="float" office:value="12.3043">
            <text:p>12.30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4801">
            <text:p>4801.00</text:p>
          </table:table-cell>
          <table:table-cell table:style-name="ACE-0x23dcfd8" office:value-type="float" office:value="34.4828">
            <text:p>34.48</text:p>
          </table:table-cell>
          <table:table-cell table:style-name="ACE-0x23dcfd8" office:value-type="float" office:value="30.9392">
            <text:p>30.94</text:p>
          </table:table-cell>
          <table:table-cell table:style-name="ACE-0x23dcfd8" office:value-type="float" office:value="68.8312">
            <text:p>68.83</text:p>
          </table:table-cell>
          <table:table-cell table:style-name="ACE-0x23dcfd8" table:formula="of:=[.R76]*[.G75]/100" office:value-type="float" office:value="10.000012">
            <text:p>10.00</text:p>
          </table:table-cell>
          <table:table-cell table:style-name="ACE-0x23dcfd8" table:formula="of:=[.S76]*[.H75]/100" office:value-type="float" office:value="55.999952">
            <text:p>56.00</text:p>
          </table:table-cell>
          <table:table-cell table:style-name="ACE-0x23dcfd8" table:formula="of:=[.T76]*[.I75]/100" office:value-type="float" office:value="265.00012">
            <text:p>265.00</text:p>
          </table:table-cell>
          <table:table-cell table:style-name="ACE-0x23dcfd8" table:formula="of:=SUM([.U76:.W76])" office:value-type="float" office:value="331.000084">
            <text:p>331.00</text:p>
          </table:table-cell>
          <table:table-cell table:style-name="ACE-0x23dcfd8" office:value-type="float" office:value="3.9">
            <text:p>3.90</text:p>
          </table:table-cell>
          <table:table-cell table:style-name="ACE-0x23dcfd8" office:value-type="float" office:value="5.46429">
            <text:p>5.46</text:p>
          </table:table-cell>
          <table:table-cell table:style-name="ACE-0x23dcfd8" office:value-type="float" office:value="16.8151">
            <text:p>16.82</text:p>
          </table:table-cell>
          <table:table-cell table:style-name="ACE-0x23dcfd8" office:value-type="float" office:value="4.32319">
            <text:p>4.32</text:p>
          </table:table-cell>
          <table:table-cell table:style-name="ACE-0x23dcfd8" office:value-type="float" office:value="5.87356">
            <text:p>5.87</text:p>
          </table:table-cell>
          <table:table-cell table:style-name="ACE-0x24f13b8" office:value-type="float" office:value="13.8499">
            <text:p>13.85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3761">
            <text:p>3761.00</text:p>
          </table:table-cell>
          <table:table-cell table:style-name="ACE-0x24f1b98" office:value-type="float" office:value="27.5862">
            <text:p>27.59</text:p>
          </table:table-cell>
          <table:table-cell table:style-name="ACE-0x24f1b98" office:value-type="float" office:value="25.9669">
            <text:p>25.97</text:p>
          </table:table-cell>
          <table:table-cell table:style-name="ACE-0x24f1b98" office:value-type="float" office:value="57.6623">
            <text:p>57.66</text:p>
          </table:table-cell>
          <table:table-cell table:style-name="ACE-0x24f1b98" table:formula="of:=[.R77]*[.G75]/100" office:value-type="float" office:value="7.999998">
            <text:p>8.00</text:p>
          </table:table-cell>
          <table:table-cell table:style-name="ACE-0x24f1b98" table:formula="of:=[.S77]*[.H75]/100" office:value-type="float" office:value="47.000089">
            <text:p>47.00</text:p>
          </table:table-cell>
          <table:table-cell table:style-name="ACE-0x24f1b98" table:formula="of:=[.T77]*[.I75]/100" office:value-type="float" office:value="221.999855">
            <text:p>222.00</text:p>
          </table:table-cell>
          <table:table-cell table:style-name="ACE-0x24f1b98" table:formula="of:=SUM([.U77:.W77])" office:value-type="float" office:value="276.999942">
            <text:p>277.00</text:p>
          </table:table-cell>
          <table:table-cell table:style-name="ACE-0x24f1b98" office:value-type="float" office:value="2.875">
            <text:p>2.88</text:p>
          </table:table-cell>
          <table:table-cell table:style-name="ACE-0x24f1b98" office:value-type="float" office:value="6.6383">
            <text:p>6.64</text:p>
          </table:table-cell>
          <table:table-cell table:style-name="ACE-0x24f1b98" office:value-type="float" office:value="15.4324">
            <text:p>15.43</text:p>
          </table:table-cell>
          <table:table-cell table:style-name="ACE-0x24f1b98" office:value-type="float" office:value="1.89984">
            <text:p>1.90</text:p>
          </table:table-cell>
          <table:table-cell table:style-name="ACE-0x24f1b98" office:value-type="float" office:value="7.16797">
            <text:p>7.17</text:p>
          </table:table-cell>
          <table:table-cell table:style-name="ACE-0x24f2138" office:value-type="float" office:value="13.6501">
            <text:p>13.65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1">
            <text:p>1</text:p>
          </table:table-cell>
          <table:covered-table-cell table:number-columns-repeated="4"/>
          <table:table-cell table:number-rows-spanned="15" table:style-name="ACE-0x23da098" office:value-type="float" office:value="30">
            <text:p>30</text:p>
          </table:table-cell>
          <table:table-cell table:number-rows-spanned="3" table:style-name="ACE-0x23daf38" office:value-type="float" office:value="33">
            <text:p>33</text:p>
          </table:table-cell>
          <table:table-cell table:number-rows-spanned="3" table:style-name="ACE-0x23db718" office:value-type="float" office:value="223">
            <text:p>223</text:p>
          </table:table-cell>
          <table:table-cell table:number-rows-spanned="3" table:style-name="ACE-0x23db718" office:value-type="float" office:value="580">
            <text:p>580</text:p>
          </table:table-cell>
          <table:table-cell table:number-rows-spanned="3" table:style-name="ACE-0x23db718" table:formula="of:=SUM([.G78:.I78])" office:value-type="float" office:value="836">
            <text:p>836</text:p>
          </table:table-cell>
          <table:table-cell table:number-rows-spanned="3" table:style-name="ACE-0x23db718" office:value-type="float" office:value="62">
            <text:p>62</text:p>
          </table:table-cell>
          <table:table-cell table:number-rows-spanned="3" table:style-name="ACE-0x23db718" office:value-type="float" office:value="853">
            <text:p>853</text:p>
          </table:table-cell>
          <table:table-cell table:number-rows-spanned="3" table:style-name="ACE-0x23db718" office:value-type="float" office:value="17540">
            <text:p>17540</text:p>
          </table:table-cell>
          <table:table-cell table:number-rows-spanned="3" table:style-name="ACE-0x23db718" table:formula="of:=SUM([.K78:.M78])" office:value-type="float" office:value="18455">
            <text:p>18455</text:p>
          </table:table-cell>
          <table:table-cell table:number-rows-spanned="3" table:style-name="ACE-0x24f2498" office:value-type="float" office:value="9547">
            <text:p>9547</text:p>
          </table:table-cell>
          <table:table-cell table:number-rows-spanned="3" table:style-name="ACE-0x24f2fd8" office:value-type="float" office:value="8908">
            <text:p>8908</text:p>
          </table:table-cell>
          <table:table-cell table:style-name="ACE-0x23dd578" office:value-type="float" office:value="27299">
            <text:p>27299.00</text:p>
          </table:table-cell>
          <table:table-cell table:style-name="ACE-0x23f4ae8" office:value-type="float" office:value="18.1818">
            <text:p>18.18</text:p>
          </table:table-cell>
          <table:table-cell table:style-name="ACE-0x23f4ae8" office:value-type="float" office:value="65.4709">
            <text:p>65.47</text:p>
          </table:table-cell>
          <table:table-cell table:style-name="ACE-0x23f4ae8" office:value-type="float" office:value="99.8276">
            <text:p>99.83</text:p>
          </table:table-cell>
          <table:table-cell table:style-name="ACE-0x23f4ae8" table:formula="of:=[.R78]*[.G78]/100" office:value-type="float" office:value="5.999994">
            <text:p>6.00</text:p>
          </table:table-cell>
          <table:table-cell table:style-name="ACE-0x23f4ae8" table:formula="of:=[.S78]*[.H78]/100" office:value-type="float" office:value="146.000107">
            <text:p>146.00</text:p>
          </table:table-cell>
          <table:table-cell table:style-name="ACE-0x23f4ae8" table:formula="of:=[.T78]*[.I78]/100" office:value-type="float" office:value="579.00008">
            <text:p>579.00</text:p>
          </table:table-cell>
          <table:table-cell table:style-name="ACE-0x23f4ae8" table:formula="of:=SUM([.U78:.W78])" office:value-type="float" office:value="731.000181">
            <text:p>731.00</text:p>
          </table:table-cell>
          <table:table-cell table:style-name="ACE-0x23f4ae8" office:value-type="float" office:value="3.33333">
            <text:p>3.33</text:p>
          </table:table-cell>
          <table:table-cell table:style-name="ACE-0x23f4ae8" office:value-type="float" office:value="14.0479">
            <text:p>14.05</text:p>
          </table:table-cell>
          <table:table-cell table:style-name="ACE-0x23f4ae8" office:value-type="float" office:value="43.5717">
            <text:p>43.57</text:p>
          </table:table-cell>
          <table:table-cell table:style-name="ACE-0x23f4ae8" office:value-type="float" office:value="2.28522">
            <text:p>2.29</text:p>
          </table:table-cell>
          <table:table-cell table:style-name="ACE-0x23f4ae8" office:value-type="float" office:value="10.1862">
            <text:p>10.19</text:p>
          </table:table-cell>
          <table:table-cell table:style-name="ACE-0x23f5628" office:value-type="float" office:value="27.0339">
            <text:p>27.03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15613">
            <text:p>15613.00</text:p>
          </table:table-cell>
          <table:table-cell table:style-name="ACE-0x23dcfd8" office:value-type="float" office:value="18.1818">
            <text:p>18.18</text:p>
          </table:table-cell>
          <table:table-cell table:style-name="ACE-0x23dcfd8" office:value-type="float" office:value="48.4305">
            <text:p>48.43</text:p>
          </table:table-cell>
          <table:table-cell table:style-name="ACE-0x23dcfd8" office:value-type="float" office:value="95.5172">
            <text:p>95.52</text:p>
          </table:table-cell>
          <table:table-cell table:style-name="ACE-0x23dcfd8" table:formula="of:=[.R79]*[.G78]/100" office:value-type="float" office:value="5.999994">
            <text:p>6.00</text:p>
          </table:table-cell>
          <table:table-cell table:style-name="ACE-0x23dcfd8" table:formula="of:=[.S79]*[.H78]/100" office:value-type="float" office:value="108.000015">
            <text:p>108.00</text:p>
          </table:table-cell>
          <table:table-cell table:style-name="ACE-0x23dcfd8" table:formula="of:=[.T79]*[.I78]/100" office:value-type="float" office:value="553.99976">
            <text:p>554.00</text:p>
          </table:table-cell>
          <table:table-cell table:style-name="ACE-0x23dcfd8" table:formula="of:=SUM([.U79:.W79])" office:value-type="float" office:value="667.999769">
            <text:p>668.00</text:p>
          </table:table-cell>
          <table:table-cell table:style-name="ACE-0x23dcfd8" office:value-type="float" office:value="2.66667">
            <text:p>2.67</text:p>
          </table:table-cell>
          <table:table-cell table:style-name="ACE-0x23dcfd8" office:value-type="float" office:value="10.1944">
            <text:p>10.19</text:p>
          </table:table-cell>
          <table:table-cell table:style-name="ACE-0x23dcfd8" office:value-type="float" office:value="26.1661">
            <text:p>26.17</text:p>
          </table:table-cell>
          <table:table-cell table:style-name="ACE-0x23dcfd8" office:value-type="float" office:value="1.10554">
            <text:p>1.11</text:p>
          </table:table-cell>
          <table:table-cell table:style-name="ACE-0x23dcfd8" office:value-type="float" office:value="10.2338">
            <text:p>10.23</text:p>
          </table:table-cell>
          <table:table-cell table:style-name="ACE-0x23f53e8" office:value-type="float" office:value="24.0809">
            <text:p>24.08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15901">
            <text:p>15901.00</text:p>
          </table:table-cell>
          <table:table-cell table:style-name="ACE-0x23dcfd8" office:value-type="float" office:value="21.2121">
            <text:p>21.21</text:p>
          </table:table-cell>
          <table:table-cell table:style-name="ACE-0x23dcfd8" office:value-type="float" office:value="43.4978">
            <text:p>43.50</text:p>
          </table:table-cell>
          <table:table-cell table:style-name="ACE-0x23dcfd8" office:value-type="float" office:value="91.0345">
            <text:p>91.03</text:p>
          </table:table-cell>
          <table:table-cell table:style-name="ACE-0x23dcfd8" table:formula="of:=[.R80]*[.G78]/100" office:value-type="float" office:value="6.999993">
            <text:p>7.00</text:p>
          </table:table-cell>
          <table:table-cell table:style-name="ACE-0x23dcfd8" table:formula="of:=[.S80]*[.H78]/100" office:value-type="float" office:value="97.000094">
            <text:p>97.00</text:p>
          </table:table-cell>
          <table:table-cell table:style-name="ACE-0x23dcfd8" table:formula="of:=[.T80]*[.I78]/100" office:value-type="float" office:value="528.0001">
            <text:p>528.00</text:p>
          </table:table-cell>
          <table:table-cell table:style-name="ACE-0x23dcfd8" table:formula="of:=SUM([.U80:.W80])" office:value-type="float" office:value="632.000187">
            <text:p>632.00</text:p>
          </table:table-cell>
          <table:table-cell table:style-name="ACE-0x23dcfd8" office:value-type="float" office:value="2.71429">
            <text:p>2.71</text:p>
          </table:table-cell>
          <table:table-cell table:style-name="ACE-0x23dcfd8" office:value-type="float" office:value="11.5464">
            <text:p>11.55</text:p>
          </table:table-cell>
          <table:table-cell table:style-name="ACE-0x23dcfd8" office:value-type="float" office:value="27.9583">
            <text:p>27.96</text:p>
          </table:table-cell>
          <table:table-cell table:style-name="ACE-0x23dcfd8" office:value-type="float" office:value="1.03016">
            <text:p>1.03</text:p>
          </table:table-cell>
          <table:table-cell table:style-name="ACE-0x23dcfd8" office:value-type="float" office:value="10.5821">
            <text:p>10.58</text:p>
          </table:table-cell>
          <table:table-cell table:style-name="ACE-0x23f53e8" office:value-type="float" office:value="29.3084">
            <text:p>29.31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2">
            <text:p>2</text:p>
          </table:table-cell>
          <table:covered-table-cell table:number-columns-repeated="5"/>
          <table:table-cell table:number-rows-spanned="3" table:style-name="ACE-0x24f1dd8" office:value-type="float" office:value="35">
            <text:p>35</text:p>
          </table:table-cell>
          <table:table-cell table:number-rows-spanned="3" table:style-name="ACE-0x24f14d8" office:value-type="float" office:value="232">
            <text:p>232</text:p>
          </table:table-cell>
          <table:table-cell table:number-rows-spanned="3" table:style-name="ACE-0x24f14d8" office:value-type="float" office:value="552">
            <text:p>552</text:p>
          </table:table-cell>
          <table:table-cell table:number-rows-spanned="3" table:style-name="ACE-0x24f14d8" table:formula="of:=SUM([.G81:.I81])" office:value-type="float" office:value="819">
            <text:p>819</text:p>
          </table:table-cell>
          <table:table-cell table:number-rows-spanned="3" table:style-name="ACE-0x24f14d8" office:value-type="float" office:value="67">
            <text:p>67</text:p>
          </table:table-cell>
          <table:table-cell table:number-rows-spanned="3" table:style-name="ACE-0x24f14d8" office:value-type="float" office:value="883">
            <text:p>883</text:p>
          </table:table-cell>
          <table:table-cell table:number-rows-spanned="3" table:style-name="ACE-0x24f14d8" office:value-type="float" office:value="16530">
            <text:p>16530</text:p>
          </table:table-cell>
          <table:table-cell table:number-rows-spanned="3" table:style-name="ACE-0x24f14d8" table:formula="of:=SUM([.K81:.M83])" office:value-type="float" office:value="17480">
            <text:p>17480</text:p>
          </table:table-cell>
          <table:table-cell table:number-rows-spanned="3" table:style-name="ACE-0x24f3458" office:value-type="float" office:value="7307">
            <text:p>7307</text:p>
          </table:table-cell>
          <table:table-cell table:number-rows-spanned="3" table:style-name="ACE-0x24f2c78" office:value-type="float" office:value="10173">
            <text:p>10173</text:p>
          </table:table-cell>
          <table:table-cell table:style-name="ACE-0x24f3338" office:value-type="float" office:value="25463">
            <text:p>25463.00</text:p>
          </table:table-cell>
          <table:table-cell table:style-name="ACE-0x24f15f8" office:value-type="float" office:value="31.4286">
            <text:p>31.43</text:p>
          </table:table-cell>
          <table:table-cell table:style-name="ACE-0x24f15f8" office:value-type="float" office:value="67.2414">
            <text:p>67.24</text:p>
          </table:table-cell>
          <table:table-cell table:style-name="ACE-0x24f15f8" office:value-type="float" office:value="99.6377">
            <text:p>99.64</text:p>
          </table:table-cell>
          <table:table-cell table:style-name="ACE-0x24f15f8" table:formula="of:=[.R81]*[.G81]/100" office:value-type="float" office:value="11.00001">
            <text:p>11.00</text:p>
          </table:table-cell>
          <table:table-cell table:style-name="ACE-0x24f15f8" table:formula="of:=[.S81]*[.H81]/100" office:value-type="float" office:value="156.000048">
            <text:p>156.00</text:p>
          </table:table-cell>
          <table:table-cell table:style-name="ACE-0x24f15f8" table:formula="of:=[.T81]*[.I81]/100" office:value-type="float" office:value="550.000104">
            <text:p>550.00</text:p>
          </table:table-cell>
          <table:table-cell table:style-name="ACE-0x24f15f8" table:formula="of:=SUM([.U81:.W81])" office:value-type="float" office:value="717.000162">
            <text:p>717.00</text:p>
          </table:table-cell>
          <table:table-cell table:style-name="ACE-0x24f15f8" office:value-type="float" office:value="2.90909">
            <text:p>2.91</text:p>
          </table:table-cell>
          <table:table-cell table:style-name="ACE-0x24f15f8" office:value-type="float" office:value="14.7821">
            <text:p>14.78</text:p>
          </table:table-cell>
          <table:table-cell table:style-name="ACE-0x24f15f8" office:value-type="float" office:value="42.0455">
            <text:p>42.05</text:p>
          </table:table-cell>
          <table:table-cell table:style-name="ACE-0x24f15f8" office:value-type="float" office:value="1.72966">
            <text:p>1.73</text:p>
          </table:table-cell>
          <table:table-cell table:style-name="ACE-0x24f15f8" office:value-type="float" office:value="11.754">
            <text:p>11.75</text:p>
          </table:table-cell>
          <table:table-cell table:style-name="ACE-0x24f1958" office:value-type="float" office:value="30.8848">
            <text:p>30.88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19394">
            <text:p>19394.00</text:p>
          </table:table-cell>
          <table:table-cell table:style-name="ACE-0x23dcfd8" office:value-type="float" office:value="28.5714">
            <text:p>28.57</text:p>
          </table:table-cell>
          <table:table-cell table:style-name="ACE-0x23dcfd8" office:value-type="float" office:value="59.4828">
            <text:p>59.48</text:p>
          </table:table-cell>
          <table:table-cell table:style-name="ACE-0x23dcfd8" office:value-type="float" office:value="89.3116">
            <text:p>89.31</text:p>
          </table:table-cell>
          <table:table-cell table:style-name="ACE-0x23dcfd8" table:formula="of:=[.R82]*[.G81]/100" office:value-type="float" office:value="9.99999">
            <text:p>10.00</text:p>
          </table:table-cell>
          <table:table-cell table:style-name="ACE-0x23dcfd8" table:formula="of:=[.S82]*[.H81]/100" office:value-type="float" office:value="138.000096">
            <text:p>138.00</text:p>
          </table:table-cell>
          <table:table-cell table:style-name="ACE-0x23dcfd8" table:formula="of:=[.T82]*[.I81]/100" office:value-type="float" office:value="493.000032">
            <text:p>493.00</text:p>
          </table:table-cell>
          <table:table-cell table:style-name="ACE-0x23dcfd8" table:formula="of:=SUM([.U82:.W82])" office:value-type="float" office:value="641.000118">
            <text:p>641.00</text:p>
          </table:table-cell>
          <table:table-cell table:style-name="ACE-0x23dcfd8" office:value-type="float" office:value="2.8">
            <text:p>2.80</text:p>
          </table:table-cell>
          <table:table-cell table:style-name="ACE-0x23dcfd8" office:value-type="float" office:value="14.4058">
            <text:p>14.41</text:p>
          </table:table-cell>
          <table:table-cell table:style-name="ACE-0x23dcfd8" office:value-type="float" office:value="35.2495">
            <text:p>35.25</text:p>
          </table:table-cell>
          <table:table-cell table:style-name="ACE-0x23dcfd8" office:value-type="float" office:value="1.77764">
            <text:p>1.78</text:p>
          </table:table-cell>
          <table:table-cell table:style-name="ACE-0x23dcfd8" office:value-type="float" office:value="13.0165">
            <text:p>13.02</text:p>
          </table:table-cell>
          <table:table-cell table:style-name="ACE-0x24f13b8" office:value-type="float" office:value="35.9658">
            <text:p>35.97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10851">
            <text:p>10851.00</text:p>
          </table:table-cell>
          <table:table-cell table:style-name="ACE-0x24f1b98" office:value-type="float" office:value="28.5714">
            <text:p>28.57</text:p>
          </table:table-cell>
          <table:table-cell table:style-name="ACE-0x24f1b98" office:value-type="float" office:value="33.1897">
            <text:p>33.19</text:p>
          </table:table-cell>
          <table:table-cell table:style-name="ACE-0x24f1b98" office:value-type="float" office:value="97.8261">
            <text:p>97.83</text:p>
          </table:table-cell>
          <table:table-cell table:style-name="ACE-0x24f1b98" table:formula="of:=[.R83]*[.G81]/100" office:value-type="float" office:value="9.99999">
            <text:p>10.00</text:p>
          </table:table-cell>
          <table:table-cell table:style-name="ACE-0x24f1b98" table:formula="of:=[.S83]*[.H81]/100" office:value-type="float" office:value="77.000104">
            <text:p>77.00</text:p>
          </table:table-cell>
          <table:table-cell table:style-name="ACE-0x24f1b98" table:formula="of:=[.T83]*[.I81]/100" office:value-type="float" office:value="540.000072">
            <text:p>540.00</text:p>
          </table:table-cell>
          <table:table-cell table:style-name="ACE-0x24f1b98" table:formula="of:=SUM([.U83:.W83])" office:value-type="float" office:value="627.000166">
            <text:p>627.00</text:p>
          </table:table-cell>
          <table:table-cell table:style-name="ACE-0x24f1b98" office:value-type="float" office:value="2.2">
            <text:p>2.20</text:p>
          </table:table-cell>
          <table:table-cell table:style-name="ACE-0x24f1b98" office:value-type="float" office:value="6.98701">
            <text:p>6.99</text:p>
          </table:table-cell>
          <table:table-cell table:style-name="ACE-0x24f1b98" office:value-type="float" office:value="19.0574">
            <text:p>19.06</text:p>
          </table:table-cell>
          <table:table-cell table:style-name="ACE-0x24f1b98" office:value-type="float" office:value="0.6">
            <text:p>0.60</text:p>
          </table:table-cell>
          <table:table-cell table:style-name="ACE-0x24f1b98" office:value-type="float" office:value="6.96651">
            <text:p>6.97</text:p>
          </table:table-cell>
          <table:table-cell table:style-name="ACE-0x24f2138" office:value-type="float" office:value="15.2038">
            <text:p>15.20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3">
            <text:p>3</text:p>
          </table:table-cell>
          <table:covered-table-cell table:number-columns-repeated="5"/>
          <table:table-cell table:number-rows-spanned="3" table:style-name="ACE-0x23daf38" office:value-type="float" office:value="36">
            <text:p>36</text:p>
          </table:table-cell>
          <table:table-cell table:number-rows-spanned="3" table:style-name="ACE-0x23db718" office:value-type="float" office:value="261">
            <text:p>261</text:p>
          </table:table-cell>
          <table:table-cell table:number-rows-spanned="3" table:style-name="ACE-0x23db718" office:value-type="float" office:value="531">
            <text:p>531</text:p>
          </table:table-cell>
          <table:table-cell table:number-rows-spanned="3" table:style-name="ACE-0x23db718" table:formula="of:=SUM([.G84:.I84])" office:value-type="float" office:value="828">
            <text:p>828</text:p>
          </table:table-cell>
          <table:table-cell table:number-rows-spanned="3" table:style-name="ACE-0x23db718" office:value-type="float" office:value="77">
            <text:p>77</text:p>
          </table:table-cell>
          <table:table-cell table:number-rows-spanned="3" table:style-name="ACE-0x23db718" office:value-type="float" office:value="921">
            <text:p>921</text:p>
          </table:table-cell>
          <table:table-cell table:number-rows-spanned="3" table:style-name="ACE-0x23db718" office:value-type="float" office:value="15625">
            <text:p>15625</text:p>
          </table:table-cell>
          <table:table-cell table:number-rows-spanned="3" table:style-name="ACE-0x23db718" table:formula="of:=SUM([.K84:.M84])" office:value-type="float" office:value="16623">
            <text:p>16623</text:p>
          </table:table-cell>
          <table:table-cell table:number-rows-spanned="3" table:style-name="ACE-0x24f2498" office:value-type="float" office:value="8092">
            <text:p>8092</text:p>
          </table:table-cell>
          <table:table-cell table:number-rows-spanned="3" table:style-name="ACE-0x24f2fd8" office:value-type="float" office:value="8531">
            <text:p>8531</text:p>
          </table:table-cell>
          <table:table-cell table:style-name="ACE-0x23dd578" office:value-type="float" office:value="20952">
            <text:p>20952.00</text:p>
          </table:table-cell>
          <table:table-cell table:style-name="ACE-0x23f4ae8" office:value-type="float" office:value="38.8889">
            <text:p>38.89</text:p>
          </table:table-cell>
          <table:table-cell table:style-name="ACE-0x23f4ae8" office:value-type="float" office:value="62.069">
            <text:p>62.07</text:p>
          </table:table-cell>
          <table:table-cell table:style-name="ACE-0x23f4ae8" office:value-type="float" office:value="99.435">
            <text:p>99.44</text:p>
          </table:table-cell>
          <table:table-cell table:style-name="ACE-0x23f4ae8" table:formula="of:=[.R84]*[.G84]/100" office:value-type="float" office:value="14.000004">
            <text:p>14.00</text:p>
          </table:table-cell>
          <table:table-cell table:style-name="ACE-0x23f4ae8" table:formula="of:=[.S84]*[.H84]/100" office:value-type="float" office:value="162.00009">
            <text:p>162.00</text:p>
          </table:table-cell>
          <table:table-cell table:style-name="ACE-0x23f4ae8" table:formula="of:=[.T84]*[.I84]/100" office:value-type="float" office:value="527.99985">
            <text:p>528.00</text:p>
          </table:table-cell>
          <table:table-cell table:style-name="ACE-0x23f4ae8" table:formula="of:=SUM([.U84:.W84])" office:value-type="float" office:value="703.999944">
            <text:p>704.00</text:p>
          </table:table-cell>
          <table:table-cell table:style-name="ACE-0x23f4ae8" office:value-type="float" office:value="2.28571">
            <text:p>2.29</text:p>
          </table:table-cell>
          <table:table-cell table:style-name="ACE-0x23f4ae8" office:value-type="float" office:value="11.6235">
            <text:p>11.62</text:p>
          </table:table-cell>
          <table:table-cell table:style-name="ACE-0x23f4ae8" office:value-type="float" office:value="36.0549">
            <text:p>36.05</text:p>
          </table:table-cell>
          <table:table-cell table:style-name="ACE-0x23f4ae8" office:value-type="float" office:value="0.88063">
            <text:p>0.88</text:p>
          </table:table-cell>
          <table:table-cell table:style-name="ACE-0x23f4ae8" office:value-type="float" office:value="8.26716">
            <text:p>8.27</text:p>
          </table:table-cell>
          <table:table-cell table:style-name="ACE-0x23f5628" office:value-type="float" office:value="24.5627">
            <text:p>24.56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13209">
            <text:p>13209.00</text:p>
          </table:table-cell>
          <table:table-cell table:style-name="ACE-0x23dcfd8" office:value-type="float" office:value="33.3333">
            <text:p>33.33</text:p>
          </table:table-cell>
          <table:table-cell table:style-name="ACE-0x23dcfd8" office:value-type="float" office:value="49.0421">
            <text:p>49.04</text:p>
          </table:table-cell>
          <table:table-cell table:style-name="ACE-0x23dcfd8" office:value-type="float" office:value="94.9153">
            <text:p>94.92</text:p>
          </table:table-cell>
          <table:table-cell table:style-name="ACE-0x23dcfd8" table:formula="of:=[.R85]*[.G84]/100" office:value-type="float" office:value="11.999988">
            <text:p>12.00</text:p>
          </table:table-cell>
          <table:table-cell table:style-name="ACE-0x23dcfd8" table:formula="of:=[.S85]*[.H84]/100" office:value-type="float" office:value="127.999881">
            <text:p>128.00</text:p>
          </table:table-cell>
          <table:table-cell table:style-name="ACE-0x23dcfd8" table:formula="of:=[.T85]*[.I84]/100" office:value-type="float" office:value="504.000243">
            <text:p>504.00</text:p>
          </table:table-cell>
          <table:table-cell table:style-name="ACE-0x23dcfd8" table:formula="of:=SUM([.U85:.W85])" office:value-type="float" office:value="644.000112">
            <text:p>644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8.5625">
            <text:p>8.56</text:p>
          </table:table-cell>
          <table:table-cell table:style-name="ACE-0x23dcfd8" office:value-type="float" office:value="23.9861">
            <text:p>23.99</text:p>
          </table:table-cell>
          <table:table-cell table:style-name="ACE-0x23dcfd8" office:value-type="float" office:value="0.707107">
            <text:p>0.71</text:p>
          </table:table-cell>
          <table:table-cell table:style-name="ACE-0x23dcfd8" office:value-type="float" office:value="8.27057">
            <text:p>8.27</text:p>
          </table:table-cell>
          <table:table-cell table:style-name="ACE-0x23f53e8" office:value-type="float" office:value="24.5962">
            <text:p>24.60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11006">
            <text:p>11006.00</text:p>
          </table:table-cell>
          <table:table-cell table:style-name="ACE-0x23dcfd8" office:value-type="float" office:value="36.1111">
            <text:p>36.11</text:p>
          </table:table-cell>
          <table:table-cell table:style-name="ACE-0x23dcfd8" office:value-type="float" office:value="36.0153">
            <text:p>36.02</text:p>
          </table:table-cell>
          <table:table-cell table:style-name="ACE-0x23dcfd8" office:value-type="float" office:value="93.2203">
            <text:p>93.22</text:p>
          </table:table-cell>
          <table:table-cell table:style-name="ACE-0x23dcfd8" table:formula="of:=[.R86]*[.G84]/100" office:value-type="float" office:value="12.999996">
            <text:p>13.00</text:p>
          </table:table-cell>
          <table:table-cell table:style-name="ACE-0x23dcfd8" table:formula="of:=[.S86]*[.H84]/100" office:value-type="float" office:value="93.999933">
            <text:p>94.00</text:p>
          </table:table-cell>
          <table:table-cell table:style-name="ACE-0x23dcfd8" table:formula="of:=[.T86]*[.I84]/100" office:value-type="float" office:value="494.999793">
            <text:p>495.00</text:p>
          </table:table-cell>
          <table:table-cell table:style-name="ACE-0x23dcfd8" table:formula="of:=SUM([.U86:.W86])" office:value-type="float" office:value="601.999722">
            <text:p>602.00</text:p>
          </table:table-cell>
          <table:table-cell table:style-name="ACE-0x23dcfd8" office:value-type="float" office:value="2.30769">
            <text:p>2.31</text:p>
          </table:table-cell>
          <table:table-cell table:style-name="ACE-0x23dcfd8" office:value-type="float" office:value="10.0532">
            <text:p>10.05</text:p>
          </table:table-cell>
          <table:table-cell table:style-name="ACE-0x23dcfd8" office:value-type="float" office:value="20.2646">
            <text:p>20.26</text:p>
          </table:table-cell>
          <table:table-cell table:style-name="ACE-0x23dcfd8" office:value-type="float" office:value="1.53846">
            <text:p>1.54</text:p>
          </table:table-cell>
          <table:table-cell table:style-name="ACE-0x23dcfd8" office:value-type="float" office:value="8.38612">
            <text:p>8.39</text:p>
          </table:table-cell>
          <table:table-cell table:style-name="ACE-0x23f53e8" office:value-type="float" office:value="21.5678">
            <text:p>21.57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4">
            <text:p>4</text:p>
          </table:table-cell>
          <table:covered-table-cell table:number-columns-repeated="5"/>
          <table:table-cell table:number-rows-spanned="3" table:style-name="ACE-0x24f1dd8" office:value-type="float" office:value="62">
            <text:p>62</text:p>
          </table:table-cell>
          <table:table-cell table:number-rows-spanned="3" table:style-name="ACE-0x24f14d8" office:value-type="float" office:value="282">
            <text:p>282</text:p>
          </table:table-cell>
          <table:table-cell table:number-rows-spanned="3" table:style-name="ACE-0x24f14d8" office:value-type="float" office:value="646">
            <text:p>646</text:p>
          </table:table-cell>
          <table:table-cell table:number-rows-spanned="3" table:style-name="ACE-0x24f14d8" table:formula="of:=SUM([.G87:.I87])" office:value-type="float" office:value="990">
            <text:p>990</text:p>
          </table:table-cell>
          <table:table-cell table:number-rows-spanned="3" table:style-name="ACE-0x24f14d8" office:value-type="float" office:value="109">
            <text:p>109</text:p>
          </table:table-cell>
          <table:table-cell table:number-rows-spanned="3" table:style-name="ACE-0x24f14d8" office:value-type="float" office:value="981">
            <text:p>981</text:p>
          </table:table-cell>
          <table:table-cell table:number-rows-spanned="3" table:style-name="ACE-0x24f14d8" office:value-type="float" office:value="19090">
            <text:p>19090</text:p>
          </table:table-cell>
          <table:table-cell table:number-rows-spanned="3" table:style-name="ACE-0x24f14d8" table:formula="of:=SUM([.K87:.M89])" office:value-type="float" office:value="20180">
            <text:p>20180</text:p>
          </table:table-cell>
          <table:table-cell table:number-rows-spanned="3" table:style-name="ACE-0x24f3458" office:value-type="float" office:value="9599">
            <text:p>9599</text:p>
          </table:table-cell>
          <table:table-cell table:number-rows-spanned="3" table:style-name="ACE-0x24f2c78" office:value-type="float" office:value="10581">
            <text:p>10581</text:p>
          </table:table-cell>
          <table:table-cell table:style-name="ACE-0x24f3338" office:value-type="float" office:value="35003">
            <text:p>35003.00</text:p>
          </table:table-cell>
          <table:table-cell table:style-name="ACE-0x24f15f8" office:value-type="float" office:value="19.3548">
            <text:p>19.35</text:p>
          </table:table-cell>
          <table:table-cell table:style-name="ACE-0x24f15f8" office:value-type="float" office:value="74.8227">
            <text:p>74.82</text:p>
          </table:table-cell>
          <table:table-cell table:style-name="ACE-0x24f15f8" office:value-type="float" office:value="98.452">
            <text:p>98.45</text:p>
          </table:table-cell>
          <table:table-cell table:style-name="ACE-0x24f15f8" table:formula="of:=[.R87]*[.G87]/100" office:value-type="float" office:value="11.999976">
            <text:p>12.00</text:p>
          </table:table-cell>
          <table:table-cell table:style-name="ACE-0x24f15f8" table:formula="of:=[.S87]*[.H87]/100" office:value-type="float" office:value="211.000014">
            <text:p>211.00</text:p>
          </table:table-cell>
          <table:table-cell table:style-name="ACE-0x24f15f8" table:formula="of:=[.T87]*[.I87]/100" office:value-type="float" office:value="635.99992">
            <text:p>636.00</text:p>
          </table:table-cell>
          <table:table-cell table:style-name="ACE-0x24f15f8" table:formula="of:=SUM([.U87:.W87])" office:value-type="float" office:value="858.99991">
            <text:p>859.00</text:p>
          </table:table-cell>
          <table:table-cell table:style-name="ACE-0x24f15f8" office:value-type="float" office:value="3">
            <text:p>3.00</text:p>
          </table:table-cell>
          <table:table-cell table:style-name="ACE-0x24f15f8" office:value-type="float" office:value="14.3507">
            <text:p>14.35</text:p>
          </table:table-cell>
          <table:table-cell table:style-name="ACE-0x24f15f8" office:value-type="float" office:value="50.2186">
            <text:p>50.22</text:p>
          </table:table-cell>
          <table:table-cell table:style-name="ACE-0x24f15f8" office:value-type="float" office:value="2.23607">
            <text:p>2.24</text:p>
          </table:table-cell>
          <table:table-cell table:style-name="ACE-0x24f15f8" office:value-type="float" office:value="11.0054">
            <text:p>11.01</text:p>
          </table:table-cell>
          <table:table-cell table:style-name="ACE-0x24f1958" office:value-type="float" office:value="33.7728">
            <text:p>33.77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23831">
            <text:p>23831.00</text:p>
          </table:table-cell>
          <table:table-cell table:style-name="ACE-0x23dcfd8" office:value-type="float" office:value="25.8065">
            <text:p>25.81</text:p>
          </table:table-cell>
          <table:table-cell table:style-name="ACE-0x23dcfd8" office:value-type="float" office:value="59.5745">
            <text:p>59.57</text:p>
          </table:table-cell>
          <table:table-cell table:style-name="ACE-0x23dcfd8" office:value-type="float" office:value="96.4396">
            <text:p>96.44</text:p>
          </table:table-cell>
          <table:table-cell table:style-name="ACE-0x23dcfd8" table:formula="of:=[.R88]*[.G87]/100" office:value-type="float" office:value="16.00003">
            <text:p>16.00</text:p>
          </table:table-cell>
          <table:table-cell table:style-name="ACE-0x23dcfd8" table:formula="of:=[.S88]*[.H87]/100" office:value-type="float" office:value="168.00009">
            <text:p>168.00</text:p>
          </table:table-cell>
          <table:table-cell table:style-name="ACE-0x23dcfd8" table:formula="of:=[.T88]*[.I87]/100" office:value-type="float" office:value="622.999816">
            <text:p>623.00</text:p>
          </table:table-cell>
          <table:table-cell table:style-name="ACE-0x23dcfd8" table:formula="of:=SUM([.U88:.W88])" office:value-type="float" office:value="806.999936">
            <text:p>807.00</text:p>
          </table:table-cell>
          <table:table-cell table:style-name="ACE-0x23dcfd8" office:value-type="float" office:value="2.1875">
            <text:p>2.19</text:p>
          </table:table-cell>
          <table:table-cell table:style-name="ACE-0x23dcfd8" office:value-type="float" office:value="13.0833">
            <text:p>13.08</text:p>
          </table:table-cell>
          <table:table-cell table:style-name="ACE-0x23dcfd8" office:value-type="float" office:value="34.6677">
            <text:p>34.67</text:p>
          </table:table-cell>
          <table:table-cell table:style-name="ACE-0x23dcfd8" office:value-type="float" office:value="1.1302">
            <text:p>1.13</text:p>
          </table:table-cell>
          <table:table-cell table:style-name="ACE-0x23dcfd8" office:value-type="float" office:value="13.0299">
            <text:p>13.03</text:p>
          </table:table-cell>
          <table:table-cell table:style-name="ACE-0x24f13b8" office:value-type="float" office:value="34.4726">
            <text:p>34.47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18873">
            <text:p>18873.00</text:p>
          </table:table-cell>
          <table:table-cell table:style-name="ACE-0x24f1b98" office:value-type="float" office:value="29.0323">
            <text:p>29.03</text:p>
          </table:table-cell>
          <table:table-cell table:style-name="ACE-0x24f1b98" office:value-type="float" office:value="39.0071">
            <text:p>39.01</text:p>
          </table:table-cell>
          <table:table-cell table:style-name="ACE-0x24f1b98" office:value-type="float" office:value="97.3684">
            <text:p>97.37</text:p>
          </table:table-cell>
          <table:table-cell table:style-name="ACE-0x24f1b98" table:formula="of:=[.R89]*[.G87]/100" office:value-type="float" office:value="18.000026">
            <text:p>18.00</text:p>
          </table:table-cell>
          <table:table-cell table:style-name="ACE-0x24f1b98" table:formula="of:=[.S89]*[.H87]/100" office:value-type="float" office:value="110.000022">
            <text:p>110.00</text:p>
          </table:table-cell>
          <table:table-cell table:style-name="ACE-0x24f1b98" table:formula="of:=[.T89]*[.I87]/100" office:value-type="float" office:value="628.999864">
            <text:p>629.00</text:p>
          </table:table-cell>
          <table:table-cell table:style-name="ACE-0x24f1b98" table:formula="of:=SUM([.U89:.W89])" office:value-type="float" office:value="756.999912">
            <text:p>757.00</text:p>
          </table:table-cell>
          <table:table-cell table:style-name="ACE-0x24f1b98" office:value-type="float" office:value="3.5">
            <text:p>3.50</text:p>
          </table:table-cell>
          <table:table-cell table:style-name="ACE-0x24f1b98" office:value-type="float" office:value="9.48182">
            <text:p>9.48</text:p>
          </table:table-cell>
          <table:table-cell table:style-name="ACE-0x24f1b98" office:value-type="float" office:value="28.2464">
            <text:p>28.25</text:p>
          </table:table-cell>
          <table:table-cell table:style-name="ACE-0x24f1b98" office:value-type="float" office:value="5.07992">
            <text:p>5.08</text:p>
          </table:table-cell>
          <table:table-cell table:style-name="ACE-0x24f1b98" office:value-type="float" office:value="7.94839">
            <text:p>7.95</text:p>
          </table:table-cell>
          <table:table-cell table:style-name="ACE-0x24f2138" office:value-type="float" office:value="27.2613">
            <text:p>27.26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5">
            <text:p>5</text:p>
          </table:table-cell>
          <table:covered-table-cell table:number-columns-repeated="5"/>
          <table:table-cell table:number-rows-spanned="3" table:style-name="ACE-0x23daf38" office:value-type="float" office:value="43">
            <text:p>43</text:p>
          </table:table-cell>
          <table:table-cell table:number-rows-spanned="3" table:style-name="ACE-0x23db718" office:value-type="float" office:value="232">
            <text:p>232</text:p>
          </table:table-cell>
          <table:table-cell table:number-rows-spanned="3" table:style-name="ACE-0x23db718" office:value-type="float" office:value="503">
            <text:p>503</text:p>
          </table:table-cell>
          <table:table-cell table:number-rows-spanned="3" table:style-name="ACE-0x23db718" table:formula="of:=SUM([.G90:.I90])" office:value-type="float" office:value="778">
            <text:p>778</text:p>
          </table:table-cell>
          <table:table-cell table:number-rows-spanned="3" table:style-name="ACE-0x23db718" office:value-type="float" office:value="81">
            <text:p>81</text:p>
          </table:table-cell>
          <table:table-cell table:number-rows-spanned="3" table:style-name="ACE-0x23db718" office:value-type="float" office:value="940">
            <text:p>940</text:p>
          </table:table-cell>
          <table:table-cell table:number-rows-spanned="3" table:style-name="ACE-0x23db718" office:value-type="float" office:value="14985">
            <text:p>14985</text:p>
          </table:table-cell>
          <table:table-cell table:number-rows-spanned="3" table:style-name="ACE-0x23db718" table:formula="of:=SUM([.K90:.M90])" office:value-type="float" office:value="16006">
            <text:p>16006</text:p>
          </table:table-cell>
          <table:table-cell table:number-rows-spanned="3" table:style-name="ACE-0x24f2498" office:value-type="float" office:value="7496">
            <text:p>7496</text:p>
          </table:table-cell>
          <table:table-cell table:number-rows-spanned="3" table:style-name="ACE-0x24f2fd8" office:value-type="float" office:value="8510">
            <text:p>8510</text:p>
          </table:table-cell>
          <table:table-cell table:style-name="ACE-0x23dd578" office:value-type="float" office:value="17765">
            <text:p>17765.00</text:p>
          </table:table-cell>
          <table:table-cell table:style-name="ACE-0x23f4ae8" office:value-type="float" office:value="27.907">
            <text:p>27.91</text:p>
          </table:table-cell>
          <table:table-cell table:style-name="ACE-0x23f4ae8" office:value-type="float" office:value="56.0345">
            <text:p>56.03</text:p>
          </table:table-cell>
          <table:table-cell table:style-name="ACE-0x23f4ae8" office:value-type="float" office:value="98.0119">
            <text:p>98.01</text:p>
          </table:table-cell>
          <table:table-cell table:style-name="ACE-0x23f4ae8" table:formula="of:=[.R90]*[.G90]/100" office:value-type="float" office:value="12.00001">
            <text:p>12.00</text:p>
          </table:table-cell>
          <table:table-cell table:style-name="ACE-0x23f4ae8" table:formula="of:=[.S90]*[.H90]/100" office:value-type="float" office:value="130.00004">
            <text:p>130.00</text:p>
          </table:table-cell>
          <table:table-cell table:style-name="ACE-0x23f4ae8" table:formula="of:=[.T90]*[.I90]/100" office:value-type="float" office:value="492.999857">
            <text:p>493.00</text:p>
          </table:table-cell>
          <table:table-cell table:style-name="ACE-0x23f4ae8" table:formula="of:=SUM([.U90:.W90])" office:value-type="float" office:value="634.999907">
            <text:p>635.00</text:p>
          </table:table-cell>
          <table:table-cell table:style-name="ACE-0x23f4ae8" office:value-type="float" office:value="1.58333">
            <text:p>1.58</text:p>
          </table:table-cell>
          <table:table-cell table:style-name="ACE-0x23f4ae8" office:value-type="float" office:value="10.4846">
            <text:p>10.48</text:p>
          </table:table-cell>
          <table:table-cell table:style-name="ACE-0x23f4ae8" office:value-type="float" office:value="33.2312">
            <text:p>33.23</text:p>
          </table:table-cell>
          <table:table-cell table:style-name="ACE-0x23f4ae8" office:value-type="float" office:value="0.493006">
            <text:p>0.49</text:p>
          </table:table-cell>
          <table:table-cell table:style-name="ACE-0x23f4ae8" office:value-type="float" office:value="7.92972">
            <text:p>7.93</text:p>
          </table:table-cell>
          <table:table-cell table:style-name="ACE-0x23f5628" office:value-type="float" office:value="22.0929">
            <text:p>22.09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11294">
            <text:p>11294.00</text:p>
          </table:table-cell>
          <table:table-cell table:style-name="ACE-0x23dcfd8" office:value-type="float" office:value="34.8837">
            <text:p>34.88</text:p>
          </table:table-cell>
          <table:table-cell table:style-name="ACE-0x23dcfd8" office:value-type="float" office:value="44.8276">
            <text:p>44.83</text:p>
          </table:table-cell>
          <table:table-cell table:style-name="ACE-0x23dcfd8" office:value-type="float" office:value="84.0954">
            <text:p>84.10</text:p>
          </table:table-cell>
          <table:table-cell table:style-name="ACE-0x23dcfd8" table:formula="of:=[.R91]*[.G90]/100" office:value-type="float" office:value="14.999991">
            <text:p>15.00</text:p>
          </table:table-cell>
          <table:table-cell table:style-name="ACE-0x23dcfd8" table:formula="of:=[.S91]*[.H90]/100" office:value-type="float" office:value="104.000032">
            <text:p>104.00</text:p>
          </table:table-cell>
          <table:table-cell table:style-name="ACE-0x23dcfd8" table:formula="of:=[.T91]*[.I90]/100" office:value-type="float" office:value="422.999862">
            <text:p>423.00</text:p>
          </table:table-cell>
          <table:table-cell table:style-name="ACE-0x23dcfd8" table:formula="of:=SUM([.U91:.W91])" office:value-type="float" office:value="541.999885">
            <text:p>542.00</text:p>
          </table:table-cell>
          <table:table-cell table:style-name="ACE-0x23dcfd8" office:value-type="float" office:value="2.46667">
            <text:p>2.47</text:p>
          </table:table-cell>
          <table:table-cell table:style-name="ACE-0x23dcfd8" office:value-type="float" office:value="8.90385">
            <text:p>8.90</text:p>
          </table:table-cell>
          <table:table-cell table:style-name="ACE-0x23dcfd8" office:value-type="float" office:value="24.4232">
            <text:p>24.42</text:p>
          </table:table-cell>
          <table:table-cell table:style-name="ACE-0x23dcfd8" office:value-type="float" office:value="1.96186">
            <text:p>1.96</text:p>
          </table:table-cell>
          <table:table-cell table:style-name="ACE-0x23dcfd8" office:value-type="float" office:value="8.23281">
            <text:p>8.23</text:p>
          </table:table-cell>
          <table:table-cell table:style-name="ACE-0x23f53e8" office:value-type="float" office:value="24.7191">
            <text:p>24.72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8314">
            <text:p>8314.00</text:p>
          </table:table-cell>
          <table:table-cell table:style-name="ACE-0x23dcfd8" office:value-type="float" office:value="30.2326">
            <text:p>30.23</text:p>
          </table:table-cell>
          <table:table-cell table:style-name="ACE-0x23dcfd8" office:value-type="float" office:value="32.7586">
            <text:p>32.76</text:p>
          </table:table-cell>
          <table:table-cell table:style-name="ACE-0x23dcfd8" office:value-type="float" office:value="93.0417">
            <text:p>93.04</text:p>
          </table:table-cell>
          <table:table-cell table:style-name="ACE-0x23dcfd8" table:formula="of:=[.R92]*[.G90]/100" office:value-type="float" office:value="13.000018">
            <text:p>13.00</text:p>
          </table:table-cell>
          <table:table-cell table:style-name="ACE-0x23dcfd8" table:formula="of:=[.S92]*[.H90]/100" office:value-type="float" office:value="75.999952">
            <text:p>76.00</text:p>
          </table:table-cell>
          <table:table-cell table:style-name="ACE-0x23dcfd8" table:formula="of:=[.T92]*[.I90]/100" office:value-type="float" office:value="467.999751">
            <text:p>468.00</text:p>
          </table:table-cell>
          <table:table-cell table:style-name="ACE-0x23dcfd8" table:formula="of:=SUM([.U92:.W92])" office:value-type="float" office:value="556.999721">
            <text:p>557.00</text:p>
          </table:table-cell>
          <table:table-cell table:style-name="ACE-0x23dcfd8" office:value-type="float" office:value="3.30769">
            <text:p>3.31</text:p>
          </table:table-cell>
          <table:table-cell table:style-name="ACE-0x23dcfd8" office:value-type="float" office:value="6.68421">
            <text:p>6.68</text:p>
          </table:table-cell>
          <table:table-cell table:style-name="ACE-0x23dcfd8" office:value-type="float" office:value="16.5876">
            <text:p>16.59</text:p>
          </table:table-cell>
          <table:table-cell table:style-name="ACE-0x23dcfd8" office:value-type="float" office:value="4.93628">
            <text:p>4.94</text:p>
          </table:table-cell>
          <table:table-cell table:style-name="ACE-0x23dcfd8" office:value-type="float" office:value="6.73993">
            <text:p>6.74</text:p>
          </table:table-cell>
          <table:table-cell table:style-name="ACE-0x23f53e8" office:value-type="float" office:value="17.7127">
            <text:p>17.71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1">
            <text:p>1</text:p>
          </table:table-cell>
          <table:table-cell table:number-rows-spanned="45" table:style-name="ACE-0x23da3f8" office:value-type="float" office:value="30">
            <text:p>30</text:p>
          </table:table-cell>
          <table:covered-table-cell/>
          <table:table-cell table:number-rows-spanned="90" table:style-name="ACE-0x23da758" office:value-type="float" office:value="0.5">
            <text:p>0.5</text:p>
          </table:table-cell>
          <table:table-cell table:number-rows-spanned="90" table:style-name="ACE-0x23da758" office:value-type="float" office:value="0">
            <text:p>0.0</text:p>
          </table:table-cell>
          <table:table-cell table:number-rows-spanned="15" table:style-name="ACE-0x23da098" office:value-type="float" office:value="10">
            <text:p>10</text:p>
          </table:table-cell>
          <table:table-cell table:number-rows-spanned="3" table:style-name="ACE-0x24f1dd8" office:value-type="float" office:value="1">
            <text:p>1</text:p>
          </table:table-cell>
          <table:table-cell table:number-rows-spanned="3" table:style-name="ACE-0x24f14d8" office:value-type="float" office:value="31">
            <text:p>31</text:p>
          </table:table-cell>
          <table:table-cell table:number-rows-spanned="3" table:style-name="ACE-0x24f14d8" office:value-type="float" office:value="100">
            <text:p>100</text:p>
          </table:table-cell>
          <table:table-cell table:number-rows-spanned="3" table:style-name="ACE-0x24f14d8" table:formula="of:=SUM([.G93:.I93])" office:value-type="float" office:value="132">
            <text:p>132</text:p>
          </table:table-cell>
          <table:table-cell table:number-rows-spanned="3" table:style-name="ACE-0x24f14d8" office:value-type="float" office:value="1">
            <text:p>1</text:p>
          </table:table-cell>
          <table:table-cell table:number-rows-spanned="3" table:style-name="ACE-0x24f14d8" office:value-type="float" office:value="121">
            <text:p>121</text:p>
          </table:table-cell>
          <table:table-cell table:number-rows-spanned="3" table:style-name="ACE-0x24f14d8" office:value-type="float" office:value="3040">
            <text:p>3040</text:p>
          </table:table-cell>
          <table:table-cell table:number-rows-spanned="3" table:style-name="ACE-0x24f14d8" table:formula="of:=SUM([.K93:.M95])" office:value-type="float" office:value="3162">
            <text:p>3162</text:p>
          </table:table-cell>
          <table:table-cell table:number-rows-spanned="3" table:style-name="ACE-0x24f3458" office:value-type="float" office:value="46">
            <text:p>46</text:p>
          </table:table-cell>
          <table:table-cell table:number-rows-spanned="3" table:style-name="ACE-0x24f2c78" office:value-type="float" office:value="3116">
            <text:p>3116</text:p>
          </table:table-cell>
          <table:table-cell table:style-name="ACE-0x24f3338" office:value-type="float" office:value="575">
            <text:p>575.00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29.0323">
            <text:p>29.03</text:p>
          </table:table-cell>
          <table:table-cell table:style-name="ACE-0x24f15f8" office:value-type="float" office:value="53">
            <text:p>53.00</text:p>
          </table:table-cell>
          <table:table-cell table:style-name="ACE-0x24f15f8" table:formula="of:=[.R93]*[.G93]/100" office:value-type="float" office:value="0">
            <text:p>0.00</text:p>
          </table:table-cell>
          <table:table-cell table:style-name="ACE-0x24f15f8" table:formula="of:=[.S93]*[.H93]/100" office:value-type="float" office:value="9.000013">
            <text:p>9.00</text:p>
          </table:table-cell>
          <table:table-cell table:style-name="ACE-0x24f15f8" table:formula="of:=[.T93]*[.I93]/100" office:value-type="float" office:value="53">
            <text:p>53.00</text:p>
          </table:table-cell>
          <table:table-cell table:style-name="ACE-0x24f15f8" table:formula="of:=SUM([.U93:.W93])" office:value-type="float" office:value="62.000013">
            <text:p>62.00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2.11111">
            <text:p>2.11</text:p>
          </table:table-cell>
          <table:table-cell table:style-name="ACE-0x24f15f8" office:value-type="float" office:value="10.4906">
            <text:p>10.49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0.87489">
            <text:p>0.87</text:p>
          </table:table-cell>
          <table:table-cell table:style-name="ACE-0x24f1958" office:value-type="float" office:value="4.96639">
            <text:p>4.97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575">
            <text:p>575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29.0323">
            <text:p>29.03</text:p>
          </table:table-cell>
          <table:table-cell table:style-name="ACE-0x23dcfd8" office:value-type="float" office:value="53">
            <text:p>53.00</text:p>
          </table:table-cell>
          <table:table-cell table:style-name="ACE-0x23dcfd8" table:formula="of:=[.R94]*[.G93]/100" office:value-type="float" office:value="0">
            <text:p>0.00</text:p>
          </table:table-cell>
          <table:table-cell table:style-name="ACE-0x23dcfd8" table:formula="of:=[.S94]*[.H93]/100" office:value-type="float" office:value="9.000013">
            <text:p>9.00</text:p>
          </table:table-cell>
          <table:table-cell table:style-name="ACE-0x23dcfd8" table:formula="of:=[.T94]*[.I93]/100" office:value-type="float" office:value="53">
            <text:p>53.00</text:p>
          </table:table-cell>
          <table:table-cell table:style-name="ACE-0x23dcfd8" table:formula="of:=SUM([.U94:.W94])" office:value-type="float" office:value="62.000013">
            <text:p>62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2.11111">
            <text:p>2.11</text:p>
          </table:table-cell>
          <table:table-cell table:style-name="ACE-0x23dcfd8" office:value-type="float" office:value="10.4906">
            <text:p>10.49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0.87489">
            <text:p>0.87</text:p>
          </table:table-cell>
          <table:table-cell table:style-name="ACE-0x24f13b8" office:value-type="float" office:value="4.96639">
            <text:p>4.97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4f30f8" office:value-type="float" office:value="47">
            <text:p>47.00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29.0323">
            <text:p>29.03</text:p>
          </table:table-cell>
          <table:table-cell table:style-name="ACE-0x24f1b98" office:value-type="float" office:value="16">
            <text:p>16.00</text:p>
          </table:table-cell>
          <table:table-cell table:style-name="ACE-0x24f1b98" table:formula="of:=[.R95]*[.G93]/100" office:value-type="float" office:value="0">
            <text:p>0.00</text:p>
          </table:table-cell>
          <table:table-cell table:style-name="ACE-0x24f1b98" table:formula="of:=[.S95]*[.H93]/100" office:value-type="float" office:value="9.000013">
            <text:p>9.00</text:p>
          </table:table-cell>
          <table:table-cell table:style-name="ACE-0x24f1b98" table:formula="of:=[.T95]*[.I93]/100" office:value-type="float" office:value="16">
            <text:p>16.00</text:p>
          </table:table-cell>
          <table:table-cell table:style-name="ACE-0x24f1b98" table:formula="of:=SUM([.U95:.W95])" office:value-type="float" office:value="25.000013">
            <text:p>25.00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2.33333">
            <text:p>2.33</text:p>
          </table:table-cell>
          <table:table-cell table:style-name="ACE-0x24f1b98" office:value-type="float" office:value="1.625">
            <text:p>1.62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2.0548">
            <text:p>2.05</text:p>
          </table:table-cell>
          <table:table-cell table:style-name="ACE-0x24f2138" office:value-type="float" office:value="0.599479">
            <text:p>0.60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2">
            <text:p>2</text:p>
          </table:table-cell>
          <table:covered-table-cell table:number-columns-repeated="5"/>
          <table:table-cell table:number-rows-spanned="3" table:style-name="ACE-0x23daf38" office:value-type="float" office:value="3">
            <text:p>3</text:p>
          </table:table-cell>
          <table:table-cell table:number-rows-spanned="3" table:style-name="ACE-0x23db718" office:value-type="float" office:value="33">
            <text:p>33</text:p>
          </table:table-cell>
          <table:table-cell table:number-rows-spanned="3" table:style-name="ACE-0x23db718" office:value-type="float" office:value="92">
            <text:p>92</text:p>
          </table:table-cell>
          <table:table-cell table:number-rows-spanned="3" table:style-name="ACE-0x23db718" table:formula="of:=SUM([.G96:.I96])" office:value-type="float" office:value="128">
            <text:p>128</text:p>
          </table:table-cell>
          <table:table-cell table:number-rows-spanned="3" table:style-name="ACE-0x23db718" office:value-type="float" office:value="6">
            <text:p>6</text:p>
          </table:table-cell>
          <table:table-cell table:number-rows-spanned="3" table:style-name="ACE-0x23db718" office:value-type="float" office:value="105">
            <text:p>105</text:p>
          </table:table-cell>
          <table:table-cell table:number-rows-spanned="3" table:style-name="ACE-0x23db718" office:value-type="float" office:value="2780">
            <text:p>2780</text:p>
          </table:table-cell>
          <table:table-cell table:number-rows-spanned="3" table:style-name="ACE-0x23db718" table:formula="of:=SUM([.K96:.M96])" office:value-type="float" office:value="2891">
            <text:p>2891</text:p>
          </table:table-cell>
          <table:table-cell table:number-rows-spanned="3" table:style-name="ACE-0x24f2498" office:value-type="float" office:value="64">
            <text:p>64</text:p>
          </table:table-cell>
          <table:table-cell table:number-rows-spanned="3" table:style-name="ACE-0x24f2fd8" office:value-type="float" office:value="2827">
            <text:p>2827</text:p>
          </table:table-cell>
          <table:table-cell table:style-name="ACE-0x23dd578" office:value-type="float" office:value="461">
            <text:p>461.00</text:p>
          </table:table-cell>
          <table:table-cell table:style-name="ACE-0x23f4ae8" office:value-type="float" office:value="0">
            <text:p>0.00</text:p>
          </table:table-cell>
          <table:table-cell table:style-name="ACE-0x23f4ae8" office:value-type="float" office:value="18.1818">
            <text:p>18.18</text:p>
          </table:table-cell>
          <table:table-cell table:style-name="ACE-0x23f4ae8" office:value-type="float" office:value="54.3478">
            <text:p>54.35</text:p>
          </table:table-cell>
          <table:table-cell table:style-name="ACE-0x23f4ae8" table:formula="of:=[.R96]*[.G96]/100" office:value-type="float" office:value="0">
            <text:p>0.00</text:p>
          </table:table-cell>
          <table:table-cell table:style-name="ACE-0x23f4ae8" table:formula="of:=[.S96]*[.H96]/100" office:value-type="float" office:value="5.999994">
            <text:p>6.00</text:p>
          </table:table-cell>
          <table:table-cell table:style-name="ACE-0x23f4ae8" table:formula="of:=[.T96]*[.I96]/100" office:value-type="float" office:value="49.999976">
            <text:p>50.00</text:p>
          </table:table-cell>
          <table:table-cell table:style-name="ACE-0x23f4ae8" table:formula="of:=SUM([.U96:.W96])" office:value-type="float" office:value="55.99997">
            <text:p>56.00</text:p>
          </table:table-cell>
          <table:table-cell table:style-name="ACE-0x23f4ae8" office:value-type="float" office:value="0">
            <text:p>0.00</text:p>
          </table:table-cell>
          <table:table-cell table:style-name="ACE-0x23f4ae8" office:value-type="float" office:value="1.5">
            <text:p>1.50</text:p>
          </table:table-cell>
          <table:table-cell table:style-name="ACE-0x23f4ae8" office:value-type="float" office:value="9.04">
            <text:p>9.04</text:p>
          </table:table-cell>
          <table:table-cell table:style-name="ACE-0x23f4ae8" office:value-type="float" office:value="0">
            <text:p>0.00</text:p>
          </table:table-cell>
          <table:table-cell table:style-name="ACE-0x23f4ae8" office:value-type="float" office:value="0.5">
            <text:p>0.50</text:p>
          </table:table-cell>
          <table:table-cell table:style-name="ACE-0x23f5628" office:value-type="float" office:value="4.72424">
            <text:p>4.72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461">
            <text:p>461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18.1818">
            <text:p>18.18</text:p>
          </table:table-cell>
          <table:table-cell table:style-name="ACE-0x23dcfd8" office:value-type="float" office:value="54.3478">
            <text:p>54.35</text:p>
          </table:table-cell>
          <table:table-cell table:style-name="ACE-0x23dcfd8" table:formula="of:=[.R97]*[.G96]/100" office:value-type="float" office:value="0">
            <text:p>0.00</text:p>
          </table:table-cell>
          <table:table-cell table:style-name="ACE-0x23dcfd8" table:formula="of:=[.S97]*[.H96]/100" office:value-type="float" office:value="5.999994">
            <text:p>6.00</text:p>
          </table:table-cell>
          <table:table-cell table:style-name="ACE-0x23dcfd8" table:formula="of:=[.T97]*[.I96]/100" office:value-type="float" office:value="49.999976">
            <text:p>50.00</text:p>
          </table:table-cell>
          <table:table-cell table:style-name="ACE-0x23dcfd8" table:formula="of:=SUM([.U97:.W97])" office:value-type="float" office:value="55.99997">
            <text:p>56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1.5">
            <text:p>1.50</text:p>
          </table:table-cell>
          <table:table-cell table:style-name="ACE-0x23dcfd8" office:value-type="float" office:value="9.04">
            <text:p>9.04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0.5">
            <text:p>0.50</text:p>
          </table:table-cell>
          <table:table-cell table:style-name="ACE-0x23f53e8" office:value-type="float" office:value="4.72424">
            <text:p>4.72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59">
            <text:p>59.00</text:p>
          </table:table-cell>
          <table:table-cell table:style-name="ACE-0x23dcfd8" office:value-type="float" office:value="33.3333">
            <text:p>33.33</text:p>
          </table:table-cell>
          <table:table-cell table:style-name="ACE-0x23dcfd8" office:value-type="float" office:value="21.2121">
            <text:p>21.21</text:p>
          </table:table-cell>
          <table:table-cell table:style-name="ACE-0x23dcfd8" office:value-type="float" office:value="23.913">
            <text:p>23.91</text:p>
          </table:table-cell>
          <table:table-cell table:style-name="ACE-0x23dcfd8" table:formula="of:=[.R98]*[.G96]/100" office:value-type="float" office:value="0.999999">
            <text:p>1.00</text:p>
          </table:table-cell>
          <table:table-cell table:style-name="ACE-0x23dcfd8" table:formula="of:=[.S98]*[.H96]/100" office:value-type="float" office:value="6.999993">
            <text:p>7.00</text:p>
          </table:table-cell>
          <table:table-cell table:style-name="ACE-0x23dcfd8" table:formula="of:=[.T98]*[.I96]/100" office:value-type="float" office:value="21.99996">
            <text:p>22.00</text:p>
          </table:table-cell>
          <table:table-cell table:style-name="ACE-0x23dcfd8" table:formula="of:=SUM([.U98:.W98])" office:value-type="float" office:value="29.999952">
            <text:p>30.00</text:p>
          </table:table-cell>
          <table:table-cell table:style-name="ACE-0x23dcfd8" office:value-type="float" office:value="3">
            <text:p>3.00</text:p>
          </table:table-cell>
          <table:table-cell table:style-name="ACE-0x23dcfd8" office:value-type="float" office:value="1.71429">
            <text:p>1.71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0.699854">
            <text:p>0.70</text:p>
          </table:table-cell>
          <table:table-cell table:style-name="ACE-0x23f53e8" office:value-type="float" office:value="1.16775">
            <text:p>1.17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3">
            <text:p>3</text:p>
          </table:table-cell>
          <table:covered-table-cell table:number-columns-repeated="5"/>
          <table:table-cell table:number-rows-spanned="3" table:style-name="ACE-0x24f1dd8" office:value-type="float" office:value="8">
            <text:p>8</text:p>
          </table:table-cell>
          <table:table-cell table:number-rows-spanned="3" table:style-name="ACE-0x24f14d8" office:value-type="float" office:value="34">
            <text:p>34</text:p>
          </table:table-cell>
          <table:table-cell table:number-rows-spanned="3" table:style-name="ACE-0x24f14d8" office:value-type="float" office:value="87">
            <text:p>87</text:p>
          </table:table-cell>
          <table:table-cell table:number-rows-spanned="3" table:style-name="ACE-0x24f14d8" table:formula="of:=SUM([.G99:.I99])" office:value-type="float" office:value="129">
            <text:p>129</text:p>
          </table:table-cell>
          <table:table-cell table:number-rows-spanned="3" table:style-name="ACE-0x24f14d8" office:value-type="float" office:value="11">
            <text:p>11</text:p>
          </table:table-cell>
          <table:table-cell table:number-rows-spanned="3" table:style-name="ACE-0x24f14d8" office:value-type="float" office:value="115">
            <text:p>115</text:p>
          </table:table-cell>
          <table:table-cell table:number-rows-spanned="3" table:style-name="ACE-0x24f14d8" office:value-type="float" office:value="2625">
            <text:p>2625</text:p>
          </table:table-cell>
          <table:table-cell table:number-rows-spanned="3" table:style-name="ACE-0x24f14d8" table:formula="of:=SUM([.K99:.M101])" office:value-type="float" office:value="2751">
            <text:p>2751</text:p>
          </table:table-cell>
          <table:table-cell table:number-rows-spanned="3" table:style-name="ACE-0x24f3458" office:value-type="float" office:value="87">
            <text:p>87</text:p>
          </table:table-cell>
          <table:table-cell table:number-rows-spanned="3" table:style-name="ACE-0x24f2c78" office:value-type="float" office:value="2664">
            <text:p>2664</text:p>
          </table:table-cell>
          <table:table-cell table:style-name="ACE-0x24f3338" office:value-type="float" office:value="351">
            <text:p>351.00</text:p>
          </table:table-cell>
          <table:table-cell table:style-name="ACE-0x24f15f8" office:value-type="float" office:value="25">
            <text:p>25.00</text:p>
          </table:table-cell>
          <table:table-cell table:style-name="ACE-0x24f15f8" office:value-type="float" office:value="17.6471">
            <text:p>17.65</text:p>
          </table:table-cell>
          <table:table-cell table:style-name="ACE-0x24f15f8" office:value-type="float" office:value="50.5747">
            <text:p>50.57</text:p>
          </table:table-cell>
          <table:table-cell table:style-name="ACE-0x24f15f8" table:formula="of:=[.R99]*[.G99]/100" office:value-type="float" office:value="2">
            <text:p>2.00</text:p>
          </table:table-cell>
          <table:table-cell table:style-name="ACE-0x24f15f8" table:formula="of:=[.S99]*[.H99]/100" office:value-type="float" office:value="6.000014">
            <text:p>6.00</text:p>
          </table:table-cell>
          <table:table-cell table:style-name="ACE-0x24f15f8" table:formula="of:=[.T99]*[.I99]/100" office:value-type="float" office:value="43.999989">
            <text:p>44.00</text:p>
          </table:table-cell>
          <table:table-cell table:style-name="ACE-0x24f15f8" table:formula="of:=SUM([.U99:.W99])" office:value-type="float" office:value="52.000003">
            <text:p>52.00</text:p>
          </table:table-cell>
          <table:table-cell table:style-name="ACE-0x24f15f8" office:value-type="float" office:value="2">
            <text:p>2.00</text:p>
          </table:table-cell>
          <table:table-cell table:style-name="ACE-0x24f15f8" office:value-type="float" office:value="3">
            <text:p>3.00</text:p>
          </table:table-cell>
          <table:table-cell table:style-name="ACE-0x24f15f8" office:value-type="float" office:value="7.47727">
            <text:p>7.48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4.04145">
            <text:p>4.04</text:p>
          </table:table-cell>
          <table:table-cell table:style-name="ACE-0x24f1958" office:value-type="float" office:value="4.67823">
            <text:p>4.68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351">
            <text:p>351.00</text:p>
          </table:table-cell>
          <table:table-cell table:style-name="ACE-0x23dcfd8" office:value-type="float" office:value="25">
            <text:p>25.00</text:p>
          </table:table-cell>
          <table:table-cell table:style-name="ACE-0x23dcfd8" office:value-type="float" office:value="17.6471">
            <text:p>17.65</text:p>
          </table:table-cell>
          <table:table-cell table:style-name="ACE-0x23dcfd8" office:value-type="float" office:value="50.5747">
            <text:p>50.57</text:p>
          </table:table-cell>
          <table:table-cell table:style-name="ACE-0x23dcfd8" table:formula="of:=[.R100]*[.G99]/100" office:value-type="float" office:value="2">
            <text:p>2.00</text:p>
          </table:table-cell>
          <table:table-cell table:style-name="ACE-0x23dcfd8" table:formula="of:=[.S100]*[.H99]/100" office:value-type="float" office:value="6.000014">
            <text:p>6.00</text:p>
          </table:table-cell>
          <table:table-cell table:style-name="ACE-0x23dcfd8" table:formula="of:=[.T100]*[.I99]/100" office:value-type="float" office:value="43.999989">
            <text:p>44.00</text:p>
          </table:table-cell>
          <table:table-cell table:style-name="ACE-0x23dcfd8" table:formula="of:=SUM([.U100:.W100])" office:value-type="float" office:value="52.000003">
            <text:p>52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3">
            <text:p>3.00</text:p>
          </table:table-cell>
          <table:table-cell table:style-name="ACE-0x23dcfd8" office:value-type="float" office:value="7.47727">
            <text:p>7.48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4.04145">
            <text:p>4.04</text:p>
          </table:table-cell>
          <table:table-cell table:style-name="ACE-0x24f13b8" office:value-type="float" office:value="4.67823">
            <text:p>4.68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75">
            <text:p>75.00</text:p>
          </table:table-cell>
          <table:table-cell table:style-name="ACE-0x24f1b98" office:value-type="float" office:value="25">
            <text:p>25.00</text:p>
          </table:table-cell>
          <table:table-cell table:style-name="ACE-0x24f1b98" office:value-type="float" office:value="20.5882">
            <text:p>20.59</text:p>
          </table:table-cell>
          <table:table-cell table:style-name="ACE-0x24f1b98" office:value-type="float" office:value="32.1839">
            <text:p>32.18</text:p>
          </table:table-cell>
          <table:table-cell table:style-name="ACE-0x24f1b98" table:formula="of:=[.R101]*[.G99]/100" office:value-type="float" office:value="2">
            <text:p>2.00</text:p>
          </table:table-cell>
          <table:table-cell table:style-name="ACE-0x24f1b98" table:formula="of:=[.S101]*[.H99]/100" office:value-type="float" office:value="6.999988">
            <text:p>7.00</text:p>
          </table:table-cell>
          <table:table-cell table:style-name="ACE-0x24f1b98" table:formula="of:=[.T101]*[.I99]/100" office:value-type="float" office:value="27.999993">
            <text:p>28.00</text:p>
          </table:table-cell>
          <table:table-cell table:style-name="ACE-0x24f1b98" table:formula="of:=SUM([.U101:.W101])" office:value-type="float" office:value="36.999981">
            <text:p>37.00</text:p>
          </table:table-cell>
          <table:table-cell table:style-name="ACE-0x24f1b98" office:value-type="float" office:value="2">
            <text:p>2.00</text:p>
          </table:table-cell>
          <table:table-cell table:style-name="ACE-0x24f1b98" office:value-type="float" office:value="2.14286">
            <text:p>2.14</text:p>
          </table:table-cell>
          <table:table-cell table:style-name="ACE-0x24f1b98" office:value-type="float" office:value="2">
            <text:p>2.00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1.6413">
            <text:p>1.64</text:p>
          </table:table-cell>
          <table:table-cell table:style-name="ACE-0x24f2138" office:value-type="float" office:value="1.60357">
            <text:p>1.60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4">
            <text:p>4</text:p>
          </table:table-cell>
          <table:covered-table-cell table:number-columns-repeated="5"/>
          <table:table-cell table:number-rows-spanned="3" table:style-name="ACE-0x23daf38" office:value-type="float" office:value="10">
            <text:p>10</text:p>
          </table:table-cell>
          <table:table-cell table:number-rows-spanned="3" table:style-name="ACE-0x23db718" office:value-type="float" office:value="56">
            <text:p>56</text:p>
          </table:table-cell>
          <table:table-cell table:number-rows-spanned="3" table:style-name="ACE-0x23db718" office:value-type="float" office:value="94">
            <text:p>94</text:p>
          </table:table-cell>
          <table:table-cell table:number-rows-spanned="3" table:style-name="ACE-0x23db718" table:formula="of:=SUM([.G102:.I102])" office:value-type="float" office:value="160">
            <text:p>160</text:p>
          </table:table-cell>
          <table:table-cell table:number-rows-spanned="3" table:style-name="ACE-0x23db718" office:value-type="float" office:value="17">
            <text:p>17</text:p>
          </table:table-cell>
          <table:table-cell table:number-rows-spanned="3" table:style-name="ACE-0x23db718" office:value-type="float" office:value="203">
            <text:p>203</text:p>
          </table:table-cell>
          <table:table-cell table:number-rows-spanned="3" table:style-name="ACE-0x23db718" office:value-type="float" office:value="2730">
            <text:p>2730</text:p>
          </table:table-cell>
          <table:table-cell table:number-rows-spanned="3" table:style-name="ACE-0x23db718" table:formula="of:=SUM([.K102:.M102])" office:value-type="float" office:value="2950">
            <text:p>2950</text:p>
          </table:table-cell>
          <table:table-cell table:number-rows-spanned="3" table:style-name="ACE-0x24f2498" office:value-type="float" office:value="124">
            <text:p>124</text:p>
          </table:table-cell>
          <table:table-cell table:number-rows-spanned="3" table:style-name="ACE-0x24f2fd8" office:value-type="float" office:value="2826">
            <text:p>2826</text:p>
          </table:table-cell>
          <table:table-cell table:style-name="ACE-0x23dd578" office:value-type="float" office:value="540">
            <text:p>540.00</text:p>
          </table:table-cell>
          <table:table-cell table:style-name="ACE-0x23f4ae8" office:value-type="float" office:value="10">
            <text:p>10.00</text:p>
          </table:table-cell>
          <table:table-cell table:style-name="ACE-0x23f4ae8" office:value-type="float" office:value="23.2143">
            <text:p>23.21</text:p>
          </table:table-cell>
          <table:table-cell table:style-name="ACE-0x23f4ae8" office:value-type="float" office:value="60.6383">
            <text:p>60.64</text:p>
          </table:table-cell>
          <table:table-cell table:style-name="ACE-0x23f4ae8" table:formula="of:=[.R102]*[.G102]/100" office:value-type="float" office:value="1">
            <text:p>1.00</text:p>
          </table:table-cell>
          <table:table-cell table:style-name="ACE-0x23f4ae8" table:formula="of:=[.S102]*[.H102]/100" office:value-type="float" office:value="13.000008">
            <text:p>13.00</text:p>
          </table:table-cell>
          <table:table-cell table:style-name="ACE-0x23f4ae8" table:formula="of:=[.T102]*[.I102]/100" office:value-type="float" office:value="57.000002">
            <text:p>57.00</text:p>
          </table:table-cell>
          <table:table-cell table:style-name="ACE-0x23f4ae8" table:formula="of:=SUM([.U102:.W102])" office:value-type="float" office:value="71.00001">
            <text:p>71.00</text:p>
          </table:table-cell>
          <table:table-cell table:style-name="ACE-0x23f4ae8" office:value-type="float" office:value="2">
            <text:p>2.00</text:p>
          </table:table-cell>
          <table:table-cell table:style-name="ACE-0x23f4ae8" office:value-type="float" office:value="3.38462">
            <text:p>3.38</text:p>
          </table:table-cell>
          <table:table-cell table:style-name="ACE-0x23f4ae8" office:value-type="float" office:value="8.66667">
            <text:p>8.67</text:p>
          </table:table-cell>
          <table:table-cell table:style-name="ACE-0x23f4ae8" office:value-type="float" office:value="0">
            <text:p>0.00</text:p>
          </table:table-cell>
          <table:table-cell table:style-name="ACE-0x23f4ae8" office:value-type="float" office:value="4.84432">
            <text:p>4.84</text:p>
          </table:table-cell>
          <table:table-cell table:style-name="ACE-0x23f5628" office:value-type="float" office:value="4.89301">
            <text:p>4.89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540">
            <text:p>540.00</text:p>
          </table:table-cell>
          <table:table-cell table:style-name="ACE-0x23dcfd8" office:value-type="float" office:value="10">
            <text:p>10.00</text:p>
          </table:table-cell>
          <table:table-cell table:style-name="ACE-0x23dcfd8" office:value-type="float" office:value="23.2143">
            <text:p>23.21</text:p>
          </table:table-cell>
          <table:table-cell table:style-name="ACE-0x23dcfd8" office:value-type="float" office:value="60.6383">
            <text:p>60.64</text:p>
          </table:table-cell>
          <table:table-cell table:style-name="ACE-0x23dcfd8" table:formula="of:=[.R103]*[.G102]/100" office:value-type="float" office:value="1">
            <text:p>1.00</text:p>
          </table:table-cell>
          <table:table-cell table:style-name="ACE-0x23dcfd8" table:formula="of:=[.S103]*[.H102]/100" office:value-type="float" office:value="13.000008">
            <text:p>13.00</text:p>
          </table:table-cell>
          <table:table-cell table:style-name="ACE-0x23dcfd8" table:formula="of:=[.T103]*[.I102]/100" office:value-type="float" office:value="57.000002">
            <text:p>57.00</text:p>
          </table:table-cell>
          <table:table-cell table:style-name="ACE-0x23dcfd8" table:formula="of:=SUM([.U103:.W103])" office:value-type="float" office:value="71.00001">
            <text:p>71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3.38462">
            <text:p>3.38</text:p>
          </table:table-cell>
          <table:table-cell table:style-name="ACE-0x23dcfd8" office:value-type="float" office:value="8.66667">
            <text:p>8.67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4.84432">
            <text:p>4.84</text:p>
          </table:table-cell>
          <table:table-cell table:style-name="ACE-0x23f53e8" office:value-type="float" office:value="4.89301">
            <text:p>4.89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77">
            <text:p>77.00</text:p>
          </table:table-cell>
          <table:table-cell table:style-name="ACE-0x23dcfd8" office:value-type="float" office:value="10">
            <text:p>10.00</text:p>
          </table:table-cell>
          <table:table-cell table:style-name="ACE-0x23dcfd8" office:value-type="float" office:value="19.6429">
            <text:p>19.64</text:p>
          </table:table-cell>
          <table:table-cell table:style-name="ACE-0x23dcfd8" office:value-type="float" office:value="21.2766">
            <text:p>21.28</text:p>
          </table:table-cell>
          <table:table-cell table:style-name="ACE-0x23dcfd8" table:formula="of:=[.R104]*[.G102]/100" office:value-type="float" office:value="1">
            <text:p>1.00</text:p>
          </table:table-cell>
          <table:table-cell table:style-name="ACE-0x23dcfd8" table:formula="of:=[.S104]*[.H102]/100" office:value-type="float" office:value="11.000024">
            <text:p>11.00</text:p>
          </table:table-cell>
          <table:table-cell table:style-name="ACE-0x23dcfd8" table:formula="of:=[.T104]*[.I102]/100" office:value-type="float" office:value="20.000004">
            <text:p>20.00</text:p>
          </table:table-cell>
          <table:table-cell table:style-name="ACE-0x23dcfd8" table:formula="of:=SUM([.U104:.W104])" office:value-type="float" office:value="32.000028">
            <text:p>32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3.09091">
            <text:p>3.09</text:p>
          </table:table-cell>
          <table:table-cell table:style-name="ACE-0x23dcfd8" office:value-type="float" office:value="2.05">
            <text:p>2.05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3.47601">
            <text:p>3.48</text:p>
          </table:table-cell>
          <table:table-cell table:style-name="ACE-0x23f53e8" office:value-type="float" office:value="2.33399">
            <text:p>2.33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5">
            <text:p>5</text:p>
          </table:table-cell>
          <table:covered-table-cell table:number-columns-repeated="5"/>
          <table:table-cell table:number-rows-spanned="3" table:style-name="ACE-0x24f1dd8" office:value-type="float" office:value="11">
            <text:p>11</text:p>
          </table:table-cell>
          <table:table-cell table:number-rows-spanned="3" table:style-name="ACE-0x24f14d8" office:value-type="float" office:value="34">
            <text:p>34</text:p>
          </table:table-cell>
          <table:table-cell table:number-rows-spanned="3" table:style-name="ACE-0x24f14d8" office:value-type="float" office:value="84">
            <text:p>84</text:p>
          </table:table-cell>
          <table:table-cell table:number-rows-spanned="3" table:style-name="ACE-0x24f14d8" table:formula="of:=SUM([.G105:.I105])" office:value-type="float" office:value="129">
            <text:p>129</text:p>
          </table:table-cell>
          <table:table-cell table:number-rows-spanned="3" table:style-name="ACE-0x24f14d8" office:value-type="float" office:value="18">
            <text:p>18</text:p>
          </table:table-cell>
          <table:table-cell table:number-rows-spanned="3" table:style-name="ACE-0x24f14d8" office:value-type="float" office:value="139">
            <text:p>139</text:p>
          </table:table-cell>
          <table:table-cell table:number-rows-spanned="3" table:style-name="ACE-0x24f14d8" office:value-type="float" office:value="2480">
            <text:p>2480</text:p>
          </table:table-cell>
          <table:table-cell table:number-rows-spanned="3" table:style-name="ACE-0x24f14d8" table:formula="of:=SUM([.K105:.M107])" office:value-type="float" office:value="2637">
            <text:p>2637</text:p>
          </table:table-cell>
          <table:table-cell table:number-rows-spanned="3" table:style-name="ACE-0x24f3458" office:value-type="float" office:value="100">
            <text:p>100</text:p>
          </table:table-cell>
          <table:table-cell table:number-rows-spanned="3" table:style-name="ACE-0x24f2c78" office:value-type="float" office:value="2537">
            <text:p>2537</text:p>
          </table:table-cell>
          <table:table-cell table:style-name="ACE-0x24f3338" office:value-type="float" office:value="254">
            <text:p>254.00</text:p>
          </table:table-cell>
          <table:table-cell table:style-name="ACE-0x24f15f8" office:value-type="float" office:value="27.2727">
            <text:p>27.27</text:p>
          </table:table-cell>
          <table:table-cell table:style-name="ACE-0x24f15f8" office:value-type="float" office:value="14.7059">
            <text:p>14.71</text:p>
          </table:table-cell>
          <table:table-cell table:style-name="ACE-0x24f15f8" office:value-type="float" office:value="46.4286">
            <text:p>46.43</text:p>
          </table:table-cell>
          <table:table-cell table:style-name="ACE-0x24f15f8" table:formula="of:=[.R105]*[.G105]/100" office:value-type="float" office:value="2.999997">
            <text:p>3.00</text:p>
          </table:table-cell>
          <table:table-cell table:style-name="ACE-0x24f15f8" table:formula="of:=[.S105]*[.H105]/100" office:value-type="float" office:value="5.000006">
            <text:p>5.00</text:p>
          </table:table-cell>
          <table:table-cell table:style-name="ACE-0x24f15f8" table:formula="of:=[.T105]*[.I105]/100" office:value-type="float" office:value="39.000024">
            <text:p>39.00</text:p>
          </table:table-cell>
          <table:table-cell table:style-name="ACE-0x24f15f8" table:formula="of:=SUM([.U105:.W105])" office:value-type="float" office:value="47.000027">
            <text:p>47.00</text:p>
          </table:table-cell>
          <table:table-cell table:style-name="ACE-0x24f15f8" office:value-type="float" office:value="2.33333">
            <text:p>2.33</text:p>
          </table:table-cell>
          <table:table-cell table:style-name="ACE-0x24f15f8" office:value-type="float" office:value="2.2">
            <text:p>2.20</text:p>
          </table:table-cell>
          <table:table-cell table:style-name="ACE-0x24f15f8" office:value-type="float" office:value="6.05128">
            <text:p>6.05</text:p>
          </table:table-cell>
          <table:table-cell table:style-name="ACE-0x24f15f8" office:value-type="float" office:value="1.24722">
            <text:p>1.25</text:p>
          </table:table-cell>
          <table:table-cell table:style-name="ACE-0x24f15f8" office:value-type="float" office:value="2.4">
            <text:p>2.40</text:p>
          </table:table-cell>
          <table:table-cell table:style-name="ACE-0x24f1958" office:value-type="float" office:value="3.94805">
            <text:p>3.95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254">
            <text:p>254.00</text:p>
          </table:table-cell>
          <table:table-cell table:style-name="ACE-0x23dcfd8" office:value-type="float" office:value="27.2727">
            <text:p>27.27</text:p>
          </table:table-cell>
          <table:table-cell table:style-name="ACE-0x23dcfd8" office:value-type="float" office:value="14.7059">
            <text:p>14.71</text:p>
          </table:table-cell>
          <table:table-cell table:style-name="ACE-0x23dcfd8" office:value-type="float" office:value="46.4286">
            <text:p>46.43</text:p>
          </table:table-cell>
          <table:table-cell table:style-name="ACE-0x23dcfd8" table:formula="of:=[.R106]*[.G105]/100" office:value-type="float" office:value="2.999997">
            <text:p>3.00</text:p>
          </table:table-cell>
          <table:table-cell table:style-name="ACE-0x23dcfd8" table:formula="of:=[.S106]*[.H105]/100" office:value-type="float" office:value="5.000006">
            <text:p>5.00</text:p>
          </table:table-cell>
          <table:table-cell table:style-name="ACE-0x23dcfd8" table:formula="of:=[.T106]*[.I105]/100" office:value-type="float" office:value="39.000024">
            <text:p>39.00</text:p>
          </table:table-cell>
          <table:table-cell table:style-name="ACE-0x23dcfd8" table:formula="of:=SUM([.U106:.W106])" office:value-type="float" office:value="47.000027">
            <text:p>47.00</text:p>
          </table:table-cell>
          <table:table-cell table:style-name="ACE-0x23dcfd8" office:value-type="float" office:value="2.33333">
            <text:p>2.33</text:p>
          </table:table-cell>
          <table:table-cell table:style-name="ACE-0x23dcfd8" office:value-type="float" office:value="2.2">
            <text:p>2.20</text:p>
          </table:table-cell>
          <table:table-cell table:style-name="ACE-0x23dcfd8" office:value-type="float" office:value="6.05128">
            <text:p>6.05</text:p>
          </table:table-cell>
          <table:table-cell table:style-name="ACE-0x23dcfd8" office:value-type="float" office:value="1.24722">
            <text:p>1.25</text:p>
          </table:table-cell>
          <table:table-cell table:style-name="ACE-0x23dcfd8" office:value-type="float" office:value="2.4">
            <text:p>2.40</text:p>
          </table:table-cell>
          <table:table-cell table:style-name="ACE-0x24f13b8" office:value-type="float" office:value="3.94805">
            <text:p>3.95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58">
            <text:p>58.00</text:p>
          </table:table-cell>
          <table:table-cell table:style-name="ACE-0x24f1b98" office:value-type="float" office:value="9.09091">
            <text:p>9.09</text:p>
          </table:table-cell>
          <table:table-cell table:style-name="ACE-0x24f1b98" office:value-type="float" office:value="17.6471">
            <text:p>17.65</text:p>
          </table:table-cell>
          <table:table-cell table:style-name="ACE-0x24f1b98" office:value-type="float" office:value="20.2381">
            <text:p>20.24</text:p>
          </table:table-cell>
          <table:table-cell table:style-name="ACE-0x24f1b98" table:formula="of:=[.R107]*[.G105]/100" office:value-type="float" office:value="1.0000001">
            <text:p>1.00</text:p>
          </table:table-cell>
          <table:table-cell table:style-name="ACE-0x24f1b98" table:formula="of:=[.S107]*[.H105]/100" office:value-type="float" office:value="6.000014">
            <text:p>6.00</text:p>
          </table:table-cell>
          <table:table-cell table:style-name="ACE-0x24f1b98" table:formula="of:=[.T107]*[.I105]/100" office:value-type="float" office:value="17.000004">
            <text:p>17.00</text:p>
          </table:table-cell>
          <table:table-cell table:style-name="ACE-0x24f1b98" table:formula="of:=SUM([.U107:.W107])" office:value-type="float" office:value="24.0000181">
            <text:p>24.00</text:p>
          </table:table-cell>
          <table:table-cell table:style-name="ACE-0x24f1b98" office:value-type="float" office:value="2">
            <text:p>2.00</text:p>
          </table:table-cell>
          <table:table-cell table:style-name="ACE-0x24f1b98" office:value-type="float" office:value="2.83333">
            <text:p>2.83</text:p>
          </table:table-cell>
          <table:table-cell table:style-name="ACE-0x24f1b98" office:value-type="float" office:value="2.29412">
            <text:p>2.29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3.67045">
            <text:p>3.67</text:p>
          </table:table-cell>
          <table:table-cell table:style-name="ACE-0x24f2138" office:value-type="float" office:value="3.23155">
            <text:p>3.23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1">
            <text:p>1</text:p>
          </table:table-cell>
          <table:covered-table-cell table:number-columns-repeated="4"/>
          <table:table-cell table:number-rows-spanned="15" table:style-name="ACE-0x23da098" office:value-type="float" office:value="20">
            <text:p>20</text:p>
          </table:table-cell>
          <table:table-cell table:number-rows-spanned="3" table:style-name="ACE-0x23daf38" office:value-type="float" office:value="9">
            <text:p>9</text:p>
          </table:table-cell>
          <table:table-cell table:number-rows-spanned="3" table:style-name="ACE-0x23db718" office:value-type="float" office:value="80">
            <text:p>80</text:p>
          </table:table-cell>
          <table:table-cell table:number-rows-spanned="3" table:style-name="ACE-0x23db718" office:value-type="float" office:value="196">
            <text:p>196</text:p>
          </table:table-cell>
          <table:table-cell table:number-rows-spanned="3" table:style-name="ACE-0x23db718" table:formula="of:=SUM([.G108:.I108])" office:value-type="float" office:value="285">
            <text:p>285</text:p>
          </table:table-cell>
          <table:table-cell table:number-rows-spanned="3" table:style-name="ACE-0x23db718" office:value-type="float" office:value="19">
            <text:p>19</text:p>
          </table:table-cell>
          <table:table-cell table:number-rows-spanned="3" table:style-name="ACE-0x23dc7f8" office:value-type="float" office:value="305">
            <text:p>305</text:p>
          </table:table-cell>
          <table:table-cell table:number-rows-spanned="3" table:style-name="ACE-0x23db718" office:value-type="float" office:value="5940">
            <text:p>5940</text:p>
          </table:table-cell>
          <table:table-cell table:number-rows-spanned="3" table:style-name="ACE-0x23db718" table:formula="of:=SUM([.K108:.M108])" office:value-type="float" office:value="6264">
            <text:p>6264</text:p>
          </table:table-cell>
          <table:table-cell table:number-rows-spanned="3" table:style-name="ACE-0x24f2498" office:value-type="float" office:value="173">
            <text:p>173</text:p>
          </table:table-cell>
          <table:table-cell table:number-rows-spanned="3" table:style-name="ACE-0x24f2fd8" office:value-type="float" office:value="6091">
            <text:p>6091</text:p>
          </table:table-cell>
          <table:table-cell table:style-name="ACE-0x23dd578" office:value-type="float" office:value="5530">
            <text:p>5530.00</text:p>
          </table:table-cell>
          <table:table-cell table:style-name="ACE-0x23f4ae8" office:value-type="float" office:value="0">
            <text:p>0.00</text:p>
          </table:table-cell>
          <table:table-cell table:style-name="ACE-0x23f4ae8" office:value-type="float" office:value="37.5">
            <text:p>37.50</text:p>
          </table:table-cell>
          <table:table-cell table:style-name="ACE-0x23f4ae8" office:value-type="float" office:value="83.6735">
            <text:p>83.67</text:p>
          </table:table-cell>
          <table:table-cell table:style-name="ACE-0x23f4ae8" table:formula="of:=[.R108]*[.G108]/100" office:value-type="float" office:value="0">
            <text:p>0.00</text:p>
          </table:table-cell>
          <table:table-cell table:style-name="ACE-0x23f4ae8" table:formula="of:=[.S108]*[.H108]/100" office:value-type="float" office:value="30">
            <text:p>30.00</text:p>
          </table:table-cell>
          <table:table-cell table:style-name="ACE-0x23f4ae8" table:formula="of:=[.T108]*[.I108]/100" office:value-type="float" office:value="164.00006">
            <text:p>164.00</text:p>
          </table:table-cell>
          <table:table-cell table:style-name="ACE-0x23f4ae8" table:formula="of:=SUM([.U108:.W108])" office:value-type="float" office:value="194.00006">
            <text:p>194.00</text:p>
          </table:table-cell>
          <table:table-cell table:style-name="ACE-0x23f4ae8" office:value-type="float" office:value="0">
            <text:p>0.00</text:p>
          </table:table-cell>
          <table:table-cell table:style-name="ACE-0x23f4ae8" office:value-type="float" office:value="5.33333">
            <text:p>5.33</text:p>
          </table:table-cell>
          <table:table-cell table:style-name="ACE-0x23f4ae8" office:value-type="float" office:value="32.7439">
            <text:p>32.74</text:p>
          </table:table-cell>
          <table:table-cell table:style-name="ACE-0x23f4ae8" office:value-type="float" office:value="0">
            <text:p>0.00</text:p>
          </table:table-cell>
          <table:table-cell table:style-name="ACE-0x23f4ae8" office:value-type="float" office:value="6.87669">
            <text:p>6.88</text:p>
          </table:table-cell>
          <table:table-cell table:style-name="ACE-0x23f5628" office:value-type="float" office:value="18.029">
            <text:p>18.03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5530">
            <text:p>5530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37.5">
            <text:p>37.50</text:p>
          </table:table-cell>
          <table:table-cell table:style-name="ACE-0x23dcfd8" office:value-type="float" office:value="83.6735">
            <text:p>83.67</text:p>
          </table:table-cell>
          <table:table-cell table:style-name="ACE-0x23dcfd8" table:formula="of:=[.R109]*[.G108]/100" office:value-type="float" office:value="0">
            <text:p>0.00</text:p>
          </table:table-cell>
          <table:table-cell table:style-name="ACE-0x23dcfd8" table:formula="of:=[.S109]*[.H108]/100" office:value-type="float" office:value="30">
            <text:p>30.00</text:p>
          </table:table-cell>
          <table:table-cell table:style-name="ACE-0x23dcfd8" table:formula="of:=[.T109]*[.I108]/100" office:value-type="float" office:value="164.00006">
            <text:p>164.00</text:p>
          </table:table-cell>
          <table:table-cell table:style-name="ACE-0x23dcfd8" table:formula="of:=SUM([.U109:.W109])" office:value-type="float" office:value="194.00006">
            <text:p>194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5.33333">
            <text:p>5.33</text:p>
          </table:table-cell>
          <table:table-cell table:style-name="ACE-0x23dcfd8" office:value-type="float" office:value="32.7439">
            <text:p>32.74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6.87669">
            <text:p>6.88</text:p>
          </table:table-cell>
          <table:table-cell table:style-name="ACE-0x23f53e8" office:value-type="float" office:value="18.029">
            <text:p>18.03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1161">
            <text:p>1161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30">
            <text:p>30.00</text:p>
          </table:table-cell>
          <table:table-cell table:style-name="ACE-0x23dcfd8" office:value-type="float" office:value="59.6939">
            <text:p>59.69</text:p>
          </table:table-cell>
          <table:table-cell table:style-name="ACE-0x23dcfd8" table:formula="of:=[.R110]*[.G108]/100" office:value-type="float" office:value="0">
            <text:p>0.00</text:p>
          </table:table-cell>
          <table:table-cell table:style-name="ACE-0x23dcfd8" table:formula="of:=[.S110]*[.H108]/100" office:value-type="float" office:value="24">
            <text:p>24.00</text:p>
          </table:table-cell>
          <table:table-cell table:style-name="ACE-0x23dcfd8" table:formula="of:=[.T110]*[.I108]/100" office:value-type="float" office:value="117.000044">
            <text:p>117.00</text:p>
          </table:table-cell>
          <table:table-cell table:style-name="ACE-0x23dcfd8" table:formula="of:=SUM([.U110:.W110])" office:value-type="float" office:value="141.000044">
            <text:p>141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2.08333">
            <text:p>2.08</text:p>
          </table:table-cell>
          <table:table-cell table:style-name="ACE-0x23dcfd8" office:value-type="float" office:value="9.49573">
            <text:p>9.5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1.60511">
            <text:p>1.61</text:p>
          </table:table-cell>
          <table:table-cell table:style-name="ACE-0x23f53e8" office:value-type="float" office:value="4.94694">
            <text:p>4.95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2">
            <text:p>2</text:p>
          </table:table-cell>
          <table:covered-table-cell table:number-columns-repeated="5"/>
          <table:table-cell table:number-rows-spanned="3" table:style-name="ACE-0x24f1dd8" office:value-type="float" office:value="18">
            <text:p>18</text:p>
          </table:table-cell>
          <table:table-cell table:number-rows-spanned="3" table:style-name="ACE-0x24f14d8" office:value-type="float" office:value="94">
            <text:p>94</text:p>
          </table:table-cell>
          <table:table-cell table:number-rows-spanned="3" table:style-name="ACE-0x24f14d8" office:value-type="float" office:value="199">
            <text:p>199</text:p>
          </table:table-cell>
          <table:table-cell table:number-rows-spanned="3" table:style-name="ACE-0x24f14d8" table:formula="of:=SUM([.G111:.I111])" office:value-type="float" office:value="311">
            <text:p>311</text:p>
          </table:table-cell>
          <table:table-cell table:number-rows-spanned="3" table:style-name="ACE-0x24f14d8" office:value-type="float" office:value="38">
            <text:p>38</text:p>
          </table:table-cell>
          <table:table-cell table:number-rows-spanned="3" table:style-name="ACE-0x24f14d8" office:value-type="float" office:value="370">
            <text:p>370</text:p>
          </table:table-cell>
          <table:table-cell table:number-rows-spanned="3" table:style-name="ACE-0x24f14d8" office:value-type="float" office:value="5985">
            <text:p>5985</text:p>
          </table:table-cell>
          <table:table-cell table:number-rows-spanned="3" table:style-name="ACE-0x24f14d8" table:formula="of:=SUM([.K111:.M113])" office:value-type="float" office:value="6393">
            <text:p>6393</text:p>
          </table:table-cell>
          <table:table-cell table:number-rows-spanned="3" table:style-name="ACE-0x24f3458" office:value-type="float" office:value="250">
            <text:p>250</text:p>
          </table:table-cell>
          <table:table-cell table:number-rows-spanned="3" table:style-name="ACE-0x24f2c78" office:value-type="float" office:value="6143">
            <text:p>6143</text:p>
          </table:table-cell>
          <table:table-cell table:style-name="ACE-0x24f3338" office:value-type="float" office:value="6176">
            <text:p>6176.00</text:p>
          </table:table-cell>
          <table:table-cell table:style-name="ACE-0x24f15f8" office:value-type="float" office:value="22.2222">
            <text:p>22.22</text:p>
          </table:table-cell>
          <table:table-cell table:style-name="ACE-0x24f15f8" office:value-type="float" office:value="55.3191">
            <text:p>55.32</text:p>
          </table:table-cell>
          <table:table-cell table:style-name="ACE-0x24f15f8" office:value-type="float" office:value="72.8643">
            <text:p>72.86</text:p>
          </table:table-cell>
          <table:table-cell table:style-name="ACE-0x24f15f8" table:formula="of:=[.R111]*[.G111]/100" office:value-type="float" office:value="3.999996">
            <text:p>4.00</text:p>
          </table:table-cell>
          <table:table-cell table:style-name="ACE-0x24f15f8" table:formula="of:=[.S111]*[.H111]/100" office:value-type="float" office:value="51.999954">
            <text:p>52.00</text:p>
          </table:table-cell>
          <table:table-cell table:style-name="ACE-0x24f15f8" table:formula="of:=[.T111]*[.I111]/100" office:value-type="float" office:value="144.999957">
            <text:p>145.00</text:p>
          </table:table-cell>
          <table:table-cell table:style-name="ACE-0x24f15f8" table:formula="of:=SUM([.U111:.W111])" office:value-type="float" office:value="200.999907">
            <text:p>201.00</text:p>
          </table:table-cell>
          <table:table-cell table:style-name="ACE-0x24f15f8" office:value-type="float" office:value="2.5">
            <text:p>2.50</text:p>
          </table:table-cell>
          <table:table-cell table:style-name="ACE-0x24f15f8" office:value-type="float" office:value="12.0192">
            <text:p>12.02</text:p>
          </table:table-cell>
          <table:table-cell table:style-name="ACE-0x24f15f8" office:value-type="float" office:value="38.2138">
            <text:p>38.21</text:p>
          </table:table-cell>
          <table:table-cell table:style-name="ACE-0x24f15f8" office:value-type="float" office:value="0.5">
            <text:p>0.50</text:p>
          </table:table-cell>
          <table:table-cell table:style-name="ACE-0x24f15f8" office:value-type="float" office:value="11.3891">
            <text:p>11.39</text:p>
          </table:table-cell>
          <table:table-cell table:style-name="ACE-0x24f1958" office:value-type="float" office:value="17.9325">
            <text:p>17.93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6176">
            <text:p>6176.00</text:p>
          </table:table-cell>
          <table:table-cell table:style-name="ACE-0x23dcfd8" office:value-type="float" office:value="22.2222">
            <text:p>22.22</text:p>
          </table:table-cell>
          <table:table-cell table:style-name="ACE-0x23dcfd8" office:value-type="float" office:value="55.3191">
            <text:p>55.32</text:p>
          </table:table-cell>
          <table:table-cell table:style-name="ACE-0x23dcfd8" office:value-type="float" office:value="72.8643">
            <text:p>72.86</text:p>
          </table:table-cell>
          <table:table-cell table:style-name="ACE-0x23dcfd8" table:formula="of:=[.R112]*[.G111]/100" office:value-type="float" office:value="3.999996">
            <text:p>4.00</text:p>
          </table:table-cell>
          <table:table-cell table:style-name="ACE-0x23dcfd8" table:formula="of:=[.S112]*[.H111]/100" office:value-type="float" office:value="51.999954">
            <text:p>52.00</text:p>
          </table:table-cell>
          <table:table-cell table:style-name="ACE-0x23dcfd8" table:formula="of:=[.T112]*[.I111]/100" office:value-type="float" office:value="144.999957">
            <text:p>145.00</text:p>
          </table:table-cell>
          <table:table-cell table:style-name="ACE-0x23dcfd8" table:formula="of:=SUM([.U112:.W112])" office:value-type="float" office:value="200.999907">
            <text:p>201.00</text:p>
          </table:table-cell>
          <table:table-cell table:style-name="ACE-0x23dcfd8" office:value-type="float" office:value="2.5">
            <text:p>2.50</text:p>
          </table:table-cell>
          <table:table-cell table:style-name="ACE-0x23dcfd8" office:value-type="float" office:value="12.0192">
            <text:p>12.02</text:p>
          </table:table-cell>
          <table:table-cell table:style-name="ACE-0x23dcfd8" office:value-type="float" office:value="38.2138">
            <text:p>38.21</text:p>
          </table:table-cell>
          <table:table-cell table:style-name="ACE-0x23dcfd8" office:value-type="float" office:value="0.5">
            <text:p>0.50</text:p>
          </table:table-cell>
          <table:table-cell table:style-name="ACE-0x23dcfd8" office:value-type="float" office:value="11.3891">
            <text:p>11.39</text:p>
          </table:table-cell>
          <table:table-cell table:style-name="ACE-0x24f13b8" office:value-type="float" office:value="17.9325">
            <text:p>17.93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1403">
            <text:p>1403.00</text:p>
          </table:table-cell>
          <table:table-cell table:style-name="ACE-0x24f1b98" office:value-type="float" office:value="16.6667">
            <text:p>16.67</text:p>
          </table:table-cell>
          <table:table-cell table:style-name="ACE-0x24f1b98" office:value-type="float" office:value="37.234">
            <text:p>37.23</text:p>
          </table:table-cell>
          <table:table-cell table:style-name="ACE-0x24f1b98" office:value-type="float" office:value="58.794">
            <text:p>58.79</text:p>
          </table:table-cell>
          <table:table-cell table:style-name="ACE-0x24f1b98" table:formula="of:=[.R113]*[.G111]/100" office:value-type="float" office:value="3.000006">
            <text:p>3.00</text:p>
          </table:table-cell>
          <table:table-cell table:style-name="ACE-0x24f1b98" table:formula="of:=[.S113]*[.H111]/100" office:value-type="float" office:value="34.99996">
            <text:p>35.00</text:p>
          </table:table-cell>
          <table:table-cell table:style-name="ACE-0x24f1b98" table:formula="of:=[.T113]*[.I111]/100" office:value-type="float" office:value="117.00006">
            <text:p>117.00</text:p>
          </table:table-cell>
          <table:table-cell table:style-name="ACE-0x24f1b98" table:formula="of:=SUM([.U113:.W113])" office:value-type="float" office:value="155.000026">
            <text:p>155.00</text:p>
          </table:table-cell>
          <table:table-cell table:style-name="ACE-0x24f1b98" office:value-type="float" office:value="5.66667">
            <text:p>5.67</text:p>
          </table:table-cell>
          <table:table-cell table:style-name="ACE-0x24f1b98" office:value-type="float" office:value="1.94286">
            <text:p>1.94</text:p>
          </table:table-cell>
          <table:table-cell table:style-name="ACE-0x24f1b98" office:value-type="float" office:value="11.265">
            <text:p>11.27</text:p>
          </table:table-cell>
          <table:table-cell table:style-name="ACE-0x24f1b98" office:value-type="float" office:value="5.18545">
            <text:p>5.19</text:p>
          </table:table-cell>
          <table:table-cell table:style-name="ACE-0x24f1b98" office:value-type="float" office:value="1.26362">
            <text:p>1.26</text:p>
          </table:table-cell>
          <table:table-cell table:style-name="ACE-0x24f2138" office:value-type="float" office:value="5.04576">
            <text:p>5.05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3">
            <text:p>3</text:p>
          </table:table-cell>
          <table:covered-table-cell table:number-columns-repeated="5"/>
          <table:table-cell table:number-rows-spanned="3" table:style-name="ACE-0x23daf38" office:value-type="float" office:value="18">
            <text:p>18</text:p>
          </table:table-cell>
          <table:table-cell table:number-rows-spanned="3" table:style-name="ACE-0x23db718" office:value-type="float" office:value="107">
            <text:p>107</text:p>
          </table:table-cell>
          <table:table-cell table:number-rows-spanned="3" table:style-name="ACE-0x23db718" office:value-type="float" office:value="237">
            <text:p>237</text:p>
          </table:table-cell>
          <table:table-cell table:number-rows-spanned="3" table:style-name="ACE-0x23db718" table:formula="of:=SUM([.G114:.I114])" office:value-type="float" office:value="362">
            <text:p>362</text:p>
          </table:table-cell>
          <table:table-cell table:number-rows-spanned="3" table:style-name="ACE-0x23db718" office:value-type="float" office:value="34">
            <text:p>34</text:p>
          </table:table-cell>
          <table:table-cell table:number-rows-spanned="3" table:style-name="ACE-0x23db718" office:value-type="float" office:value="425">
            <text:p>425</text:p>
          </table:table-cell>
          <table:table-cell table:number-rows-spanned="3" table:style-name="ACE-0x23db718" office:value-type="float" office:value="7145">
            <text:p>7145</text:p>
          </table:table-cell>
          <table:table-cell table:number-rows-spanned="3" table:style-name="ACE-0x23db718" table:formula="of:=SUM([.K114:.M114])" office:value-type="float" office:value="7604">
            <text:p>7604</text:p>
          </table:table-cell>
          <table:table-cell table:number-rows-spanned="3" table:style-name="ACE-0x24f2498" office:value-type="float" office:value="312">
            <text:p>312</text:p>
          </table:table-cell>
          <table:table-cell table:number-rows-spanned="3" table:style-name="ACE-0x24f2fd8" office:value-type="float" office:value="7292">
            <text:p>7292</text:p>
          </table:table-cell>
          <table:table-cell table:style-name="ACE-0x23dd578" office:value-type="float" office:value="8916">
            <text:p>8916.00</text:p>
          </table:table-cell>
          <table:table-cell table:style-name="ACE-0x23f4ae8" office:value-type="float" office:value="11.1111">
            <text:p>11.11</text:p>
          </table:table-cell>
          <table:table-cell table:style-name="ACE-0x23f4ae8" office:value-type="float" office:value="44.8598">
            <text:p>44.86</text:p>
          </table:table-cell>
          <table:table-cell table:style-name="ACE-0x23f4ae8" office:value-type="float" office:value="78.903">
            <text:p>78.90</text:p>
          </table:table-cell>
          <table:table-cell table:style-name="ACE-0x23f4ae8" table:formula="of:=[.R114]*[.G114]/100" office:value-type="float" office:value="1.999998">
            <text:p>2.00</text:p>
          </table:table-cell>
          <table:table-cell table:style-name="ACE-0x23f4ae8" table:formula="of:=[.S114]*[.H114]/100" office:value-type="float" office:value="47.999986">
            <text:p>48.00</text:p>
          </table:table-cell>
          <table:table-cell table:style-name="ACE-0x23f4ae8" table:formula="of:=[.T114]*[.I114]/100" office:value-type="float" office:value="187.00011">
            <text:p>187.00</text:p>
          </table:table-cell>
          <table:table-cell table:style-name="ACE-0x23f4ae8" table:formula="of:=SUM([.U114:.W114])" office:value-type="float" office:value="237.000094">
            <text:p>237.00</text:p>
          </table:table-cell>
          <table:table-cell table:style-name="ACE-0x23f4ae8" office:value-type="float" office:value="2.5">
            <text:p>2.50</text:p>
          </table:table-cell>
          <table:table-cell table:style-name="ACE-0x23f4ae8" office:value-type="float" office:value="12.7292">
            <text:p>12.73</text:p>
          </table:table-cell>
          <table:table-cell table:style-name="ACE-0x23f4ae8" office:value-type="float" office:value="44.385">
            <text:p>44.38</text:p>
          </table:table-cell>
          <table:table-cell table:style-name="ACE-0x23f4ae8" office:value-type="float" office:value="0.5">
            <text:p>0.50</text:p>
          </table:table-cell>
          <table:table-cell table:style-name="ACE-0x23f4ae8" office:value-type="float" office:value="9.76332">
            <text:p>9.76</text:p>
          </table:table-cell>
          <table:table-cell table:style-name="ACE-0x23f5628" office:value-type="float" office:value="24.2847">
            <text:p>24.28</text:p>
          </table:table-cell>
          <table:table-cell table:number-columns-repeated="226" table:style-name="ACE-0x23da2d8"/>
        </table:table-row>
        <table:table-row table:style-name="AROW-5">
          <table:covered-table-cell table:number-columns-repeated="16"/>
          <table:table-cell table:style-name="ACE-0x23dd698" office:value-type="float" office:value="8916">
            <text:p>8916.00</text:p>
          </table:table-cell>
          <table:table-cell table:style-name="ACE-0x23dcfd8" office:value-type="float" office:value="11.1111">
            <text:p>11.11</text:p>
          </table:table-cell>
          <table:table-cell table:style-name="ACE-0x23dcfd8" office:value-type="float" office:value="44.8598">
            <text:p>44.86</text:p>
          </table:table-cell>
          <table:table-cell table:style-name="ACE-0x23dcfd8" office:value-type="float" office:value="78.903">
            <text:p>78.90</text:p>
          </table:table-cell>
          <table:table-cell table:style-name="ACE-0x23dcfd8" table:formula="of:=[.R115]*[.G114]/100" office:value-type="float" office:value="1.999998">
            <text:p>2.00</text:p>
          </table:table-cell>
          <table:table-cell table:style-name="ACE-0x23dcfd8" table:formula="of:=[.S115]*[.H114]/100" office:value-type="float" office:value="47.999986">
            <text:p>48.00</text:p>
          </table:table-cell>
          <table:table-cell table:style-name="ACE-0x23dcfd8" table:formula="of:=[.T115]*[.I114]/100" office:value-type="float" office:value="187.00011">
            <text:p>187.00</text:p>
          </table:table-cell>
          <table:table-cell table:style-name="ACE-0x23dcfd8" table:formula="of:=SUM([.U115:.W115])" office:value-type="float" office:value="237.000094">
            <text:p>237.00</text:p>
          </table:table-cell>
          <table:table-cell table:style-name="ACE-0x23dcfd8" office:value-type="float" office:value="2.5">
            <text:p>2.50</text:p>
          </table:table-cell>
          <table:table-cell table:style-name="ACE-0x23dcfd8" office:value-type="float" office:value="12.7292">
            <text:p>12.73</text:p>
          </table:table-cell>
          <table:table-cell table:style-name="ACE-0x23dcfd8" office:value-type="float" office:value="44.385">
            <text:p>44.38</text:p>
          </table:table-cell>
          <table:table-cell table:style-name="ACE-0x23dcfd8" office:value-type="float" office:value="0.5">
            <text:p>0.50</text:p>
          </table:table-cell>
          <table:table-cell table:style-name="ACE-0x23dcfd8" office:value-type="float" office:value="9.76332">
            <text:p>9.76</text:p>
          </table:table-cell>
          <table:table-cell table:style-name="ACE-0x23f53e8" office:value-type="float" office:value="24.2847">
            <text:p>24.28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2186">
            <text:p>2186.00</text:p>
          </table:table-cell>
          <table:table-cell table:style-name="ACE-0x23dcfd8" office:value-type="float" office:value="11.1111">
            <text:p>11.11</text:p>
          </table:table-cell>
          <table:table-cell table:style-name="ACE-0x23dcfd8" office:value-type="float" office:value="28.0374">
            <text:p>28.04</text:p>
          </table:table-cell>
          <table:table-cell table:style-name="ACE-0x23dcfd8" office:value-type="float" office:value="65.8228">
            <text:p>65.82</text:p>
          </table:table-cell>
          <table:table-cell table:style-name="ACE-0x23dcfd8" table:formula="of:=[.R116]*[.G114]/100" office:value-type="float" office:value="1.999998">
            <text:p>2.00</text:p>
          </table:table-cell>
          <table:table-cell table:style-name="ACE-0x23dcfd8" table:formula="of:=[.S116]*[.H114]/100" office:value-type="float" office:value="30.000018">
            <text:p>30.00</text:p>
          </table:table-cell>
          <table:table-cell table:style-name="ACE-0x23dcfd8" table:formula="of:=[.T116]*[.I114]/100" office:value-type="float" office:value="156.000036">
            <text:p>156.00</text:p>
          </table:table-cell>
          <table:table-cell table:style-name="ACE-0x23dcfd8" table:formula="of:=SUM([.U116:.W116])" office:value-type="float" office:value="188.000052">
            <text:p>188.00</text:p>
          </table:table-cell>
          <table:table-cell table:style-name="ACE-0x23dcfd8" office:value-type="float" office:value="2.5">
            <text:p>2.50</text:p>
          </table:table-cell>
          <table:table-cell table:style-name="ACE-0x23dcfd8" office:value-type="float" office:value="1.76667">
            <text:p>1.77</text:p>
          </table:table-cell>
          <table:table-cell table:style-name="ACE-0x23dcfd8" office:value-type="float" office:value="13.641">
            <text:p>13.64</text:p>
          </table:table-cell>
          <table:table-cell table:style-name="ACE-0x23dcfd8" office:value-type="float" office:value="0.5">
            <text:p>0.50</text:p>
          </table:table-cell>
          <table:table-cell table:style-name="ACE-0x23dcfd8" office:value-type="float" office:value="1.28279">
            <text:p>1.28</text:p>
          </table:table-cell>
          <table:table-cell table:style-name="ACE-0x23f53e8" office:value-type="float" office:value="6.28791">
            <text:p>6.29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4">
            <text:p>4</text:p>
          </table:table-cell>
          <table:covered-table-cell table:number-columns-repeated="5"/>
          <table:table-cell table:number-rows-spanned="3" table:style-name="ACE-0x24f1dd8" office:value-type="float" office:value="17">
            <text:p>17</text:p>
          </table:table-cell>
          <table:table-cell table:number-rows-spanned="3" table:style-name="ACE-0x24f14d8" office:value-type="float" office:value="68">
            <text:p>68</text:p>
          </table:table-cell>
          <table:table-cell table:number-rows-spanned="3" table:style-name="ACE-0x24f14d8" office:value-type="float" office:value="166">
            <text:p>166</text:p>
          </table:table-cell>
          <table:table-cell table:number-rows-spanned="3" table:style-name="ACE-0x24f14d8" table:formula="of:=SUM([.G117:.I117])" office:value-type="float" office:value="251">
            <text:p>251</text:p>
          </table:table-cell>
          <table:table-cell table:number-rows-spanned="3" table:style-name="ACE-0x24f14d8" office:value-type="float" office:value="29">
            <text:p>29</text:p>
          </table:table-cell>
          <table:table-cell table:number-rows-spanned="3" table:style-name="ACE-0x24f14d8" office:value-type="float" office:value="230">
            <text:p>230</text:p>
          </table:table-cell>
          <table:table-cell table:number-rows-spanned="3" table:style-name="ACE-0x24f14d8" office:value-type="float" office:value="4930">
            <text:p>4930</text:p>
          </table:table-cell>
          <table:table-cell table:number-rows-spanned="3" table:style-name="ACE-0x24f14d8" table:formula="of:=SUM([.K117:.M119])" office:value-type="float" office:value="5189">
            <text:p>5189</text:p>
          </table:table-cell>
          <table:table-cell table:number-rows-spanned="3" table:style-name="ACE-0x24f3458" office:value-type="float" office:value="172">
            <text:p>172</text:p>
          </table:table-cell>
          <table:table-cell table:number-rows-spanned="3" table:style-name="ACE-0x24f2c78" office:value-type="float" office:value="5017">
            <text:p>5017</text:p>
          </table:table-cell>
          <table:table-cell table:style-name="ACE-0x24f3338" office:value-type="float" office:value="3114">
            <text:p>3114.00</text:p>
          </table:table-cell>
          <table:table-cell table:style-name="ACE-0x24f15f8" office:value-type="float" office:value="5.88235">
            <text:p>5.88</text:p>
          </table:table-cell>
          <table:table-cell table:style-name="ACE-0x24f15f8" office:value-type="float" office:value="25">
            <text:p>25.00</text:p>
          </table:table-cell>
          <table:table-cell table:style-name="ACE-0x24f15f8" office:value-type="float" office:value="78.9157">
            <text:p>78.92</text:p>
          </table:table-cell>
          <table:table-cell table:style-name="ACE-0x24f15f8" table:formula="of:=[.R117]*[.G117]/100" office:value-type="float" office:value="0.9999995">
            <text:p>1.00</text:p>
          </table:table-cell>
          <table:table-cell table:style-name="ACE-0x24f15f8" table:formula="of:=[.S117]*[.H117]/100" office:value-type="float" office:value="17">
            <text:p>17.00</text:p>
          </table:table-cell>
          <table:table-cell table:style-name="ACE-0x24f15f8" table:formula="of:=[.T117]*[.I117]/100" office:value-type="float" office:value="131.000062">
            <text:p>131.00</text:p>
          </table:table-cell>
          <table:table-cell table:style-name="ACE-0x24f15f8" table:formula="of:=SUM([.U117:.W117])" office:value-type="float" office:value="149.0000615">
            <text:p>149.00</text:p>
          </table:table-cell>
          <table:table-cell table:style-name="ACE-0x24f15f8" office:value-type="float" office:value="3">
            <text:p>3.00</text:p>
          </table:table-cell>
          <table:table-cell table:style-name="ACE-0x24f15f8" office:value-type="float" office:value="2.76471">
            <text:p>2.76</text:p>
          </table:table-cell>
          <table:table-cell table:style-name="ACE-0x24f15f8" office:value-type="float" office:value="23.3893">
            <text:p>23.39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3.63851">
            <text:p>3.64</text:p>
          </table:table-cell>
          <table:table-cell table:style-name="ACE-0x24f1958" office:value-type="float" office:value="12.221">
            <text:p>12.22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3114">
            <text:p>3114.00</text:p>
          </table:table-cell>
          <table:table-cell table:style-name="ACE-0x23dcfd8" office:value-type="float" office:value="5.88235">
            <text:p>5.88</text:p>
          </table:table-cell>
          <table:table-cell table:style-name="ACE-0x23dcfd8" office:value-type="float" office:value="25">
            <text:p>25.00</text:p>
          </table:table-cell>
          <table:table-cell table:style-name="ACE-0x23dcfd8" office:value-type="float" office:value="78.9157">
            <text:p>78.92</text:p>
          </table:table-cell>
          <table:table-cell table:style-name="ACE-0x23dcfd8" table:formula="of:=[.R118]*[.G117]/100" office:value-type="float" office:value="0.9999995">
            <text:p>1.00</text:p>
          </table:table-cell>
          <table:table-cell table:style-name="ACE-0x23dcfd8" table:formula="of:=[.S118]*[.H117]/100" office:value-type="float" office:value="17">
            <text:p>17.00</text:p>
          </table:table-cell>
          <table:table-cell table:style-name="ACE-0x23dcfd8" table:formula="of:=[.T118]*[.I117]/100" office:value-type="float" office:value="131.000062">
            <text:p>131.00</text:p>
          </table:table-cell>
          <table:table-cell table:style-name="ACE-0x23dcfd8" table:formula="of:=SUM([.U118:.W118])" office:value-type="float" office:value="149.0000615">
            <text:p>149.00</text:p>
          </table:table-cell>
          <table:table-cell table:style-name="ACE-0x23dcfd8" office:value-type="float" office:value="3">
            <text:p>3.00</text:p>
          </table:table-cell>
          <table:table-cell table:style-name="ACE-0x23dcfd8" office:value-type="float" office:value="2.76471">
            <text:p>2.76</text:p>
          </table:table-cell>
          <table:table-cell table:style-name="ACE-0x23dcfd8" office:value-type="float" office:value="23.3893">
            <text:p>23.39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3.63851">
            <text:p>3.64</text:p>
          </table:table-cell>
          <table:table-cell table:style-name="ACE-0x24f13b8" office:value-type="float" office:value="12.221">
            <text:p>12.22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443">
            <text:p>443.00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27.9412">
            <text:p>27.94</text:p>
          </table:table-cell>
          <table:table-cell table:style-name="ACE-0x24f1b98" office:value-type="float" office:value="45.7831">
            <text:p>45.78</text:p>
          </table:table-cell>
          <table:table-cell table:style-name="ACE-0x24f1b98" table:formula="of:=[.R119]*[.G117]/100" office:value-type="float" office:value="0">
            <text:p>0.00</text:p>
          </table:table-cell>
          <table:table-cell table:style-name="ACE-0x24f1b98" table:formula="of:=[.S119]*[.H117]/100" office:value-type="float" office:value="19.000016">
            <text:p>19.00</text:p>
          </table:table-cell>
          <table:table-cell table:style-name="ACE-0x24f1b98" table:formula="of:=[.T119]*[.I117]/100" office:value-type="float" office:value="75.999946">
            <text:p>76.00</text:p>
          </table:table-cell>
          <table:table-cell table:style-name="ACE-0x24f1b98" table:formula="of:=SUM([.U119:.W119])" office:value-type="float" office:value="94.999962">
            <text:p>95.00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1.89474">
            <text:p>1.89</text:p>
          </table:table-cell>
          <table:table-cell table:style-name="ACE-0x24f1b98" office:value-type="float" office:value="5.35526">
            <text:p>5.36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0.717799">
            <text:p>0.72</text:p>
          </table:table-cell>
          <table:table-cell table:style-name="ACE-0x24f2138" office:value-type="float" office:value="3.05951">
            <text:p>3.06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5">
            <text:p>5</text:p>
          </table:table-cell>
          <table:covered-table-cell table:number-columns-repeated="5"/>
          <table:table-cell table:number-rows-spanned="3" table:style-name="ACE-0x23daf38" office:value-type="float" office:value="14">
            <text:p>14</text:p>
          </table:table-cell>
          <table:table-cell table:number-rows-spanned="3" table:style-name="ACE-0x23db718" office:value-type="float" office:value="95">
            <text:p>95</text:p>
          </table:table-cell>
          <table:table-cell table:number-rows-spanned="3" table:style-name="ACE-0x23db718" office:value-type="float" office:value="198">
            <text:p>198</text:p>
          </table:table-cell>
          <table:table-cell table:number-rows-spanned="3" table:style-name="ACE-0x23db718" table:formula="of:=SUM([.G120:.I120])" office:value-type="float" office:value="307">
            <text:p>307</text:p>
          </table:table-cell>
          <table:table-cell table:number-rows-spanned="3" table:style-name="ACE-0x23db718" office:value-type="float" office:value="20">
            <text:p>20</text:p>
          </table:table-cell>
          <table:table-cell table:number-rows-spanned="3" table:style-name="ACE-0x23db718" office:value-type="float" office:value="410">
            <text:p>410</text:p>
          </table:table-cell>
          <table:table-cell table:number-rows-spanned="3" table:style-name="ACE-0x23db718" office:value-type="float" office:value="5960">
            <text:p>5960</text:p>
          </table:table-cell>
          <table:table-cell table:number-rows-spanned="3" table:style-name="ACE-0x23db718" table:formula="of:=SUM([.K120:.M120])" office:value-type="float" office:value="6390">
            <text:p>6390</text:p>
          </table:table-cell>
          <table:table-cell table:number-rows-spanned="3" table:style-name="ACE-0x24f2498" office:value-type="float" office:value="227">
            <text:p>227</text:p>
          </table:table-cell>
          <table:table-cell table:number-rows-spanned="3" table:style-name="ACE-0x24f2fd8" office:value-type="float" office:value="6163">
            <text:p>6163</text:p>
          </table:table-cell>
          <table:table-cell table:style-name="ACE-0x23dd578" office:value-type="float" office:value="6076">
            <text:p>6076.00</text:p>
          </table:table-cell>
          <table:table-cell table:style-name="ACE-0x23f4ae8" office:value-type="float" office:value="14.2857">
            <text:p>14.29</text:p>
          </table:table-cell>
          <table:table-cell table:style-name="ACE-0x23f4ae8" office:value-type="float" office:value="41.0526">
            <text:p>41.05</text:p>
          </table:table-cell>
          <table:table-cell table:style-name="ACE-0x23f4ae8" office:value-type="float" office:value="81.3131">
            <text:p>81.31</text:p>
          </table:table-cell>
          <table:table-cell table:style-name="ACE-0x23f4ae8" table:formula="of:=[.R120]*[.G120]/100" office:value-type="float" office:value="1.999998">
            <text:p>2.00</text:p>
          </table:table-cell>
          <table:table-cell table:style-name="ACE-0x23f4ae8" table:formula="of:=[.S120]*[.H120]/100" office:value-type="float" office:value="38.99997">
            <text:p>39.00</text:p>
          </table:table-cell>
          <table:table-cell table:style-name="ACE-0x23f4ae8" table:formula="of:=[.T120]*[.I120]/100" office:value-type="float" office:value="160.999938">
            <text:p>161.00</text:p>
          </table:table-cell>
          <table:table-cell table:style-name="ACE-0x23f4ae8" table:formula="of:=SUM([.U120:.W120])" office:value-type="float" office:value="201.999906">
            <text:p>202.00</text:p>
          </table:table-cell>
          <table:table-cell table:style-name="ACE-0x23f4ae8" office:value-type="float" office:value="2.5">
            <text:p>2.50</text:p>
          </table:table-cell>
          <table:table-cell table:style-name="ACE-0x23f4ae8" office:value-type="float" office:value="8.92308">
            <text:p>8.92</text:p>
          </table:table-cell>
          <table:table-cell table:style-name="ACE-0x23f4ae8" office:value-type="float" office:value="35.5466">
            <text:p>35.55</text:p>
          </table:table-cell>
          <table:table-cell table:style-name="ACE-0x23f4ae8" office:value-type="float" office:value="1.5">
            <text:p>1.50</text:p>
          </table:table-cell>
          <table:table-cell table:style-name="ACE-0x23f4ae8" office:value-type="float" office:value="9.2359">
            <text:p>9.24</text:p>
          </table:table-cell>
          <table:table-cell table:style-name="ACE-0x23f5628" office:value-type="float" office:value="18.5927">
            <text:p>18.59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6076">
            <text:p>6076.00</text:p>
          </table:table-cell>
          <table:table-cell table:style-name="ACE-0x23dcfd8" office:value-type="float" office:value="14.2857">
            <text:p>14.29</text:p>
          </table:table-cell>
          <table:table-cell table:style-name="ACE-0x23dcfd8" office:value-type="float" office:value="41.0526">
            <text:p>41.05</text:p>
          </table:table-cell>
          <table:table-cell table:style-name="ACE-0x23dcfd8" office:value-type="float" office:value="81.3131">
            <text:p>81.31</text:p>
          </table:table-cell>
          <table:table-cell table:style-name="ACE-0x23dcfd8" table:formula="of:=[.R121]*[.G120]/100" office:value-type="float" office:value="1.999998">
            <text:p>2.00</text:p>
          </table:table-cell>
          <table:table-cell table:style-name="ACE-0x23dcfd8" table:formula="of:=[.S121]*[.H120]/100" office:value-type="float" office:value="38.99997">
            <text:p>39.00</text:p>
          </table:table-cell>
          <table:table-cell table:style-name="ACE-0x23dcfd8" table:formula="of:=[.T121]*[.I120]/100" office:value-type="float" office:value="160.999938">
            <text:p>161.00</text:p>
          </table:table-cell>
          <table:table-cell table:style-name="ACE-0x23dcfd8" table:formula="of:=SUM([.U121:.W121])" office:value-type="float" office:value="201.999906">
            <text:p>202.00</text:p>
          </table:table-cell>
          <table:table-cell table:style-name="ACE-0x23dcfd8" office:value-type="float" office:value="2.5">
            <text:p>2.50</text:p>
          </table:table-cell>
          <table:table-cell table:style-name="ACE-0x23dcfd8" office:value-type="float" office:value="8.92308">
            <text:p>8.92</text:p>
          </table:table-cell>
          <table:table-cell table:style-name="ACE-0x23dcfd8" office:value-type="float" office:value="35.5466">
            <text:p>35.55</text:p>
          </table:table-cell>
          <table:table-cell table:style-name="ACE-0x23dcfd8" office:value-type="float" office:value="1.5">
            <text:p>1.50</text:p>
          </table:table-cell>
          <table:table-cell table:style-name="ACE-0x23dcfd8" office:value-type="float" office:value="9.2359">
            <text:p>9.24</text:p>
          </table:table-cell>
          <table:table-cell table:style-name="ACE-0x23f53e8" office:value-type="float" office:value="18.5927">
            <text:p>18.59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1311">
            <text:p>1311.00</text:p>
          </table:table-cell>
          <table:table-cell table:style-name="ACE-0x23dcfd8" office:value-type="float" office:value="21.4286">
            <text:p>21.43</text:p>
          </table:table-cell>
          <table:table-cell table:style-name="ACE-0x23dcfd8" office:value-type="float" office:value="21.0526">
            <text:p>21.05</text:p>
          </table:table-cell>
          <table:table-cell table:style-name="ACE-0x23dcfd8" office:value-type="float" office:value="65.1515">
            <text:p>65.15</text:p>
          </table:table-cell>
          <table:table-cell table:style-name="ACE-0x23dcfd8" table:formula="of:=[.R122]*[.G120]/100" office:value-type="float" office:value="3.000004">
            <text:p>3.00</text:p>
          </table:table-cell>
          <table:table-cell table:style-name="ACE-0x23dcfd8" table:formula="of:=[.S122]*[.H120]/100" office:value-type="float" office:value="19.99997">
            <text:p>20.00</text:p>
          </table:table-cell>
          <table:table-cell table:style-name="ACE-0x23dcfd8" table:formula="of:=[.T122]*[.I120]/100" office:value-type="float" office:value="128.99997">
            <text:p>129.00</text:p>
          </table:table-cell>
          <table:table-cell table:style-name="ACE-0x23dcfd8" table:formula="of:=SUM([.U122:.W122])" office:value-type="float" office:value="151.999944">
            <text:p>152.00</text:p>
          </table:table-cell>
          <table:table-cell table:style-name="ACE-0x23dcfd8" office:value-type="float" office:value="4.66667">
            <text:p>4.67</text:p>
          </table:table-cell>
          <table:table-cell table:style-name="ACE-0x23dcfd8" office:value-type="float" office:value="1.65">
            <text:p>1.65</text:p>
          </table:table-cell>
          <table:table-cell table:style-name="ACE-0x23dcfd8" office:value-type="float" office:value="9.79845">
            <text:p>9.80</text:p>
          </table:table-cell>
          <table:table-cell table:style-name="ACE-0x23dcfd8" office:value-type="float" office:value="2.49444">
            <text:p>2.49</text:p>
          </table:table-cell>
          <table:table-cell table:style-name="ACE-0x23dcfd8" office:value-type="float" office:value="1.10793">
            <text:p>1.11</text:p>
          </table:table-cell>
          <table:table-cell table:style-name="ACE-0x23f53e8" office:value-type="float" office:value="5.25973">
            <text:p>5.26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1">
            <text:p>1</text:p>
          </table:table-cell>
          <table:covered-table-cell table:number-columns-repeated="4"/>
          <table:table-cell table:number-rows-spanned="15" table:style-name="ACE-0x23da098" office:value-type="float" office:value="30">
            <text:p>30</text:p>
          </table:table-cell>
          <table:table-cell table:number-rows-spanned="3" table:style-name="ACE-0x24f1dd8" office:value-type="float" office:value="13">
            <text:p>13</text:p>
          </table:table-cell>
          <table:table-cell table:number-rows-spanned="3" table:style-name="ACE-0x24f14d8" office:value-type="float" office:value="108">
            <text:p>108</text:p>
          </table:table-cell>
          <table:table-cell table:number-rows-spanned="3" table:style-name="ACE-0x24f14d8" office:value-type="float" office:value="297">
            <text:p>297</text:p>
          </table:table-cell>
          <table:table-cell table:number-rows-spanned="3" table:style-name="ACE-0x24f14d8" table:formula="of:=SUM([.G123:.I123])" office:value-type="float" office:value="418">
            <text:p>418</text:p>
          </table:table-cell>
          <table:table-cell table:number-rows-spanned="3" table:style-name="ACE-0x24f14d8" office:value-type="float" office:value="28">
            <text:p>28</text:p>
          </table:table-cell>
          <table:table-cell table:number-rows-spanned="3" table:style-name="ACE-0x24f14d8" office:value-type="float" office:value="441">
            <text:p>441</text:p>
          </table:table-cell>
          <table:table-cell table:number-rows-spanned="3" table:style-name="ACE-0x24f14d8" office:value-type="float" office:value="9065">
            <text:p>9065</text:p>
          </table:table-cell>
          <table:table-cell table:number-rows-spanned="3" table:style-name="ACE-0x24f14d8" table:formula="of:=SUM([.K123:.M125])" office:value-type="float" office:value="9534">
            <text:p>9534</text:p>
          </table:table-cell>
          <table:table-cell table:number-rows-spanned="3" table:style-name="ACE-0x24f3458" office:value-type="float" office:value="260">
            <text:p>260</text:p>
          </table:table-cell>
          <table:table-cell table:number-rows-spanned="3" table:style-name="ACE-0x24f2c78" office:value-type="float" office:value="9274">
            <text:p>9274</text:p>
          </table:table-cell>
          <table:table-cell table:style-name="ACE-0x24f3338" office:value-type="float" office:value="16644">
            <text:p>16644.00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52.7778">
            <text:p>52.78</text:p>
          </table:table-cell>
          <table:table-cell table:style-name="ACE-0x24f15f8" office:value-type="float" office:value="83.8384">
            <text:p>83.84</text:p>
          </table:table-cell>
          <table:table-cell table:style-name="ACE-0x24f15f8" table:formula="of:=[.R123]*[.G123]/100" office:value-type="float" office:value="0">
            <text:p>0.00</text:p>
          </table:table-cell>
          <table:table-cell table:style-name="ACE-0x24f15f8" table:formula="of:=[.S123]*[.H123]/100" office:value-type="float" office:value="57.000024">
            <text:p>57.00</text:p>
          </table:table-cell>
          <table:table-cell table:style-name="ACE-0x24f15f8" table:formula="of:=[.T123]*[.I123]/100" office:value-type="float" office:value="249.000048">
            <text:p>249.00</text:p>
          </table:table-cell>
          <table:table-cell table:style-name="ACE-0x24f15f8" table:formula="of:=SUM([.U123:.W123])" office:value-type="float" office:value="306.000072">
            <text:p>306.00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13.4737">
            <text:p>13.47</text:p>
          </table:table-cell>
          <table:table-cell table:style-name="ACE-0x24f15f8" office:value-type="float" office:value="63.759">
            <text:p>63.76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11.8353">
            <text:p>11.84</text:p>
          </table:table-cell>
          <table:table-cell table:style-name="ACE-0x24f1958" office:value-type="float" office:value="32.6987">
            <text:p>32.70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16644">
            <text:p>16644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52.7778">
            <text:p>52.78</text:p>
          </table:table-cell>
          <table:table-cell table:style-name="ACE-0x23dcfd8" office:value-type="float" office:value="83.8384">
            <text:p>83.84</text:p>
          </table:table-cell>
          <table:table-cell table:style-name="ACE-0x23dcfd8" table:formula="of:=[.R124]*[.G123]/100" office:value-type="float" office:value="0">
            <text:p>0.00</text:p>
          </table:table-cell>
          <table:table-cell table:style-name="ACE-0x23dcfd8" table:formula="of:=[.S124]*[.H123]/100" office:value-type="float" office:value="57.000024">
            <text:p>57.00</text:p>
          </table:table-cell>
          <table:table-cell table:style-name="ACE-0x23dcfd8" table:formula="of:=[.T124]*[.I123]/100" office:value-type="float" office:value="249.000048">
            <text:p>249.00</text:p>
          </table:table-cell>
          <table:table-cell table:style-name="ACE-0x23dcfd8" table:formula="of:=SUM([.U124:.W124])" office:value-type="float" office:value="306.000072">
            <text:p>306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13.4737">
            <text:p>13.47</text:p>
          </table:table-cell>
          <table:table-cell table:style-name="ACE-0x23dcfd8" office:value-type="float" office:value="63.759">
            <text:p>63.76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11.8353">
            <text:p>11.84</text:p>
          </table:table-cell>
          <table:table-cell table:style-name="ACE-0x24f13b8" office:value-type="float" office:value="32.6987">
            <text:p>32.70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4f30f8" office:value-type="float" office:value="5178">
            <text:p>5178.00</text:p>
          </table:table-cell>
          <table:table-cell table:style-name="ACE-0x24f1b98" office:value-type="float" office:value="7.69231">
            <text:p>7.69</text:p>
          </table:table-cell>
          <table:table-cell table:style-name="ACE-0x24f1b98" office:value-type="float" office:value="25">
            <text:p>25.00</text:p>
          </table:table-cell>
          <table:table-cell table:style-name="ACE-0x24f1b98" office:value-type="float" office:value="76.7677">
            <text:p>76.77</text:p>
          </table:table-cell>
          <table:table-cell table:style-name="ACE-0x24f1b98" table:formula="of:=[.R125]*[.G123]/100" office:value-type="float" office:value="1.0000003">
            <text:p>1.00</text:p>
          </table:table-cell>
          <table:table-cell table:style-name="ACE-0x24f1b98" table:formula="of:=[.S125]*[.H123]/100" office:value-type="float" office:value="27">
            <text:p>27.00</text:p>
          </table:table-cell>
          <table:table-cell table:style-name="ACE-0x24f1b98" table:formula="of:=[.T125]*[.I123]/100" office:value-type="float" office:value="228.000069">
            <text:p>228.00</text:p>
          </table:table-cell>
          <table:table-cell table:style-name="ACE-0x24f1b98" table:formula="of:=SUM([.U125:.W125])" office:value-type="float" office:value="256.0000693">
            <text:p>256.00</text:p>
          </table:table-cell>
          <table:table-cell table:style-name="ACE-0x24f1b98" office:value-type="float" office:value="4">
            <text:p>4.00</text:p>
          </table:table-cell>
          <table:table-cell table:style-name="ACE-0x24f1b98" office:value-type="float" office:value="2.85185">
            <text:p>2.85</text:p>
          </table:table-cell>
          <table:table-cell table:style-name="ACE-0x24f1b98" office:value-type="float" office:value="22.3553">
            <text:p>22.36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3.54551">
            <text:p>3.55</text:p>
          </table:table-cell>
          <table:table-cell table:style-name="ACE-0x24f2138" office:value-type="float" office:value="10.7655">
            <text:p>10.77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2">
            <text:p>2</text:p>
          </table:table-cell>
          <table:covered-table-cell table:number-columns-repeated="5"/>
          <table:table-cell table:number-rows-spanned="3" table:style-name="ACE-0x23daf38" office:value-type="float" office:value="21">
            <text:p>21</text:p>
          </table:table-cell>
          <table:table-cell table:number-rows-spanned="3" table:style-name="ACE-0x23db718" office:value-type="float" office:value="120">
            <text:p>120</text:p>
          </table:table-cell>
          <table:table-cell table:number-rows-spanned="3" table:style-name="ACE-0x23db718" office:value-type="float" office:value="324">
            <text:p>324</text:p>
          </table:table-cell>
          <table:table-cell table:number-rows-spanned="3" table:style-name="ACE-0x23db718" table:formula="of:=SUM([.G126:.I126])" office:value-type="float" office:value="465">
            <text:p>465</text:p>
          </table:table-cell>
          <table:table-cell table:number-rows-spanned="3" table:style-name="ACE-0x23db718" office:value-type="float" office:value="39">
            <text:p>39</text:p>
          </table:table-cell>
          <table:table-cell table:number-rows-spanned="3" table:style-name="ACE-0x23db718" office:value-type="float" office:value="435">
            <text:p>435</text:p>
          </table:table-cell>
          <table:table-cell table:number-rows-spanned="3" table:style-name="ACE-0x23db718" office:value-type="float" office:value="9720">
            <text:p>9720</text:p>
          </table:table-cell>
          <table:table-cell table:number-rows-spanned="3" table:style-name="ACE-0x23db718" table:formula="of:=SUM([.K126:.M126])" office:value-type="float" office:value="10194">
            <text:p>10194</text:p>
          </table:table-cell>
          <table:table-cell table:number-rows-spanned="3" table:style-name="ACE-0x24f2498" office:value-type="float" office:value="295">
            <text:p>295</text:p>
          </table:table-cell>
          <table:table-cell table:number-rows-spanned="3" table:style-name="ACE-0x24f2fd8" office:value-type="float" office:value="9899">
            <text:p>9899</text:p>
          </table:table-cell>
          <table:table-cell table:style-name="ACE-0x23dd578" office:value-type="float" office:value="19563">
            <text:p>19563.00</text:p>
          </table:table-cell>
          <table:table-cell table:style-name="ACE-0x23f4ae8" office:value-type="float" office:value="4.7619">
            <text:p>4.76</text:p>
          </table:table-cell>
          <table:table-cell table:style-name="ACE-0x23f4ae8" office:value-type="float" office:value="64.1667">
            <text:p>64.17</text:p>
          </table:table-cell>
          <table:table-cell table:style-name="ACE-0x23f4ae8" office:value-type="float" office:value="81.7901">
            <text:p>81.79</text:p>
          </table:table-cell>
          <table:table-cell table:style-name="ACE-0x23f4ae8" table:formula="of:=[.R126]*[.G126]/100" office:value-type="float" office:value="0.999999">
            <text:p>1.00</text:p>
          </table:table-cell>
          <table:table-cell table:style-name="ACE-0x23f4ae8" table:formula="of:=[.S126]*[.H126]/100" office:value-type="float" office:value="77.00004">
            <text:p>77.00</text:p>
          </table:table-cell>
          <table:table-cell table:style-name="ACE-0x23f4ae8" table:formula="of:=[.T126]*[.I126]/100" office:value-type="float" office:value="264.999924">
            <text:p>265.00</text:p>
          </table:table-cell>
          <table:table-cell table:style-name="ACE-0x23f4ae8" table:formula="of:=SUM([.U126:.W126])" office:value-type="float" office:value="342.999963">
            <text:p>343.00</text:p>
          </table:table-cell>
          <table:table-cell table:style-name="ACE-0x23f4ae8" office:value-type="float" office:value="4">
            <text:p>4.00</text:p>
          </table:table-cell>
          <table:table-cell table:style-name="ACE-0x23f4ae8" office:value-type="float" office:value="18.039">
            <text:p>18.04</text:p>
          </table:table-cell>
          <table:table-cell table:style-name="ACE-0x23f4ae8" office:value-type="float" office:value="68.566">
            <text:p>68.57</text:p>
          </table:table-cell>
          <table:table-cell table:style-name="ACE-0x23f4ae8" office:value-type="float" office:value="0">
            <text:p>0.00</text:p>
          </table:table-cell>
          <table:table-cell table:style-name="ACE-0x23f4ae8" office:value-type="float" office:value="12.4634">
            <text:p>12.46</text:p>
          </table:table-cell>
          <table:table-cell table:style-name="ACE-0x23f5628" office:value-type="float" office:value="36.9257">
            <text:p>36.93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19563">
            <text:p>19563.00</text:p>
          </table:table-cell>
          <table:table-cell table:style-name="ACE-0x23dcfd8" office:value-type="float" office:value="4.7619">
            <text:p>4.76</text:p>
          </table:table-cell>
          <table:table-cell table:style-name="ACE-0x23dcfd8" office:value-type="float" office:value="64.1667">
            <text:p>64.17</text:p>
          </table:table-cell>
          <table:table-cell table:style-name="ACE-0x23dcfd8" office:value-type="float" office:value="81.7901">
            <text:p>81.79</text:p>
          </table:table-cell>
          <table:table-cell table:style-name="ACE-0x23dcfd8" table:formula="of:=[.R127]*[.G126]/100" office:value-type="float" office:value="0.999999">
            <text:p>1.00</text:p>
          </table:table-cell>
          <table:table-cell table:style-name="ACE-0x23dcfd8" table:formula="of:=[.S127]*[.H126]/100" office:value-type="float" office:value="77.00004">
            <text:p>77.00</text:p>
          </table:table-cell>
          <table:table-cell table:style-name="ACE-0x23dcfd8" table:formula="of:=[.T127]*[.I126]/100" office:value-type="float" office:value="264.999924">
            <text:p>265.00</text:p>
          </table:table-cell>
          <table:table-cell table:style-name="ACE-0x23dcfd8" table:formula="of:=SUM([.U127:.W127])" office:value-type="float" office:value="342.999963">
            <text:p>343.00</text:p>
          </table:table-cell>
          <table:table-cell table:style-name="ACE-0x23dcfd8" office:value-type="float" office:value="4">
            <text:p>4.00</text:p>
          </table:table-cell>
          <table:table-cell table:style-name="ACE-0x23dcfd8" office:value-type="float" office:value="18.039">
            <text:p>18.04</text:p>
          </table:table-cell>
          <table:table-cell table:style-name="ACE-0x23dcfd8" office:value-type="float" office:value="68.566">
            <text:p>68.57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12.4634">
            <text:p>12.46</text:p>
          </table:table-cell>
          <table:table-cell table:style-name="ACE-0x23f53e8" office:value-type="float" office:value="36.9257">
            <text:p>36.93</text:p>
          </table:table-cell>
          <table:table-cell table:number-columns-repeated="226" table:style-name="ACE-0x23da2d8"/>
        </table:table-row>
        <table:table-row table:style-name="AROW-5">
          <table:covered-table-cell table:number-columns-repeated="16"/>
          <table:table-cell table:style-name="ACE-0x23dd698" office:value-type="float" office:value="6158">
            <text:p>6158.00</text:p>
          </table:table-cell>
          <table:table-cell table:style-name="ACE-0x23dcfd8" office:value-type="float" office:value="14.2857">
            <text:p>14.29</text:p>
          </table:table-cell>
          <table:table-cell table:style-name="ACE-0x23dcfd8" office:value-type="float" office:value="29.1667">
            <text:p>29.17</text:p>
          </table:table-cell>
          <table:table-cell table:style-name="ACE-0x23dcfd8" office:value-type="float" office:value="77.4691">
            <text:p>77.47</text:p>
          </table:table-cell>
          <table:table-cell table:style-name="ACE-0x23dcfd8" table:formula="of:=[.R128]*[.G126]/100" office:value-type="float" office:value="2.999997">
            <text:p>3.00</text:p>
          </table:table-cell>
          <table:table-cell table:style-name="ACE-0x23dcfd8" table:formula="of:=[.S128]*[.H126]/100" office:value-type="float" office:value="35.00004">
            <text:p>35.00</text:p>
          </table:table-cell>
          <table:table-cell table:style-name="ACE-0x23dcfd8" table:formula="of:=[.T128]*[.I126]/100" office:value-type="float" office:value="250.999884">
            <text:p>251.00</text:p>
          </table:table-cell>
          <table:table-cell table:style-name="ACE-0x23dcfd8" table:formula="of:=SUM([.U128:.W128])" office:value-type="float" office:value="288.999921">
            <text:p>289.00</text:p>
          </table:table-cell>
          <table:table-cell table:style-name="ACE-0x23dcfd8" office:value-type="float" office:value="3">
            <text:p>3.00</text:p>
          </table:table-cell>
          <table:table-cell table:style-name="ACE-0x23dcfd8" office:value-type="float" office:value="2.74286">
            <text:p>2.74</text:p>
          </table:table-cell>
          <table:table-cell table:style-name="ACE-0x23dcfd8" office:value-type="float" office:value="24.1155">
            <text:p>24.12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3.82729">
            <text:p>3.83</text:p>
          </table:table-cell>
          <table:table-cell table:style-name="ACE-0x23f53e8" office:value-type="float" office:value="11.9773">
            <text:p>11.98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3">
            <text:p>3</text:p>
          </table:table-cell>
          <table:covered-table-cell table:number-columns-repeated="5"/>
          <table:table-cell table:number-rows-spanned="3" table:style-name="ACE-0x24f1dd8" office:value-type="float" office:value="16">
            <text:p>16</text:p>
          </table:table-cell>
          <table:table-cell table:number-rows-spanned="3" table:style-name="ACE-0x24f14d8" office:value-type="float" office:value="139">
            <text:p>139</text:p>
          </table:table-cell>
          <table:table-cell table:number-rows-spanned="3" table:style-name="ACE-0x24f14d8" office:value-type="float" office:value="271">
            <text:p>271</text:p>
          </table:table-cell>
          <table:table-cell table:number-rows-spanned="3" table:style-name="ACE-0x24f14d8" table:formula="of:=SUM([.G129:.I129])" office:value-type="float" office:value="426">
            <text:p>426</text:p>
          </table:table-cell>
          <table:table-cell table:number-rows-spanned="3" table:style-name="ACE-0x24f14d8" office:value-type="float" office:value="34">
            <text:p>34</text:p>
          </table:table-cell>
          <table:table-cell table:number-rows-spanned="3" table:style-name="ACE-0x24f14d8" office:value-type="float" office:value="484">
            <text:p>484</text:p>
          </table:table-cell>
          <table:table-cell table:number-rows-spanned="3" table:style-name="ACE-0x24f14d8" office:value-type="float" office:value="8005">
            <text:p>8005</text:p>
          </table:table-cell>
          <table:table-cell table:number-rows-spanned="3" table:style-name="ACE-0x24f14d8" table:formula="of:=SUM([.K129:.M131])" office:value-type="float" office:value="8523">
            <text:p>8523</text:p>
          </table:table-cell>
          <table:table-cell table:number-rows-spanned="3" table:style-name="ACE-0x24f3458" office:value-type="float" office:value="257">
            <text:p>257</text:p>
          </table:table-cell>
          <table:table-cell table:number-rows-spanned="3" table:style-name="ACE-0x24f2c78" office:value-type="float" office:value="8266">
            <text:p>8266</text:p>
          </table:table-cell>
          <table:table-cell table:style-name="ACE-0x24f3338" office:value-type="float" office:value="12946">
            <text:p>12946.00</text:p>
          </table:table-cell>
          <table:table-cell table:style-name="ACE-0x24f15f8" office:value-type="float" office:value="6.25">
            <text:p>6.25</text:p>
          </table:table-cell>
          <table:table-cell table:style-name="ACE-0x24f15f8" office:value-type="float" office:value="60.4317">
            <text:p>60.43</text:p>
          </table:table-cell>
          <table:table-cell table:style-name="ACE-0x24f15f8" office:value-type="float" office:value="80.0738">
            <text:p>80.07</text:p>
          </table:table-cell>
          <table:table-cell table:style-name="ACE-0x24f15f8" table:formula="of:=[.R129]*[.G129]/100" office:value-type="float" office:value="1">
            <text:p>1.00</text:p>
          </table:table-cell>
          <table:table-cell table:style-name="ACE-0x24f15f8" table:formula="of:=[.S129]*[.H129]/100" office:value-type="float" office:value="84.000063">
            <text:p>84.00</text:p>
          </table:table-cell>
          <table:table-cell table:style-name="ACE-0x24f15f8" table:formula="of:=[.T129]*[.I129]/100" office:value-type="float" office:value="216.999998">
            <text:p>217.00</text:p>
          </table:table-cell>
          <table:table-cell table:style-name="ACE-0x24f15f8" table:formula="of:=SUM([.U129:.W129])" office:value-type="float" office:value="302.000061">
            <text:p>302.00</text:p>
          </table:table-cell>
          <table:table-cell table:style-name="ACE-0x24f15f8" office:value-type="float" office:value="4">
            <text:p>4.00</text:p>
          </table:table-cell>
          <table:table-cell table:style-name="ACE-0x24f15f8" office:value-type="float" office:value="15.5833">
            <text:p>15.58</text:p>
          </table:table-cell>
          <table:table-cell table:style-name="ACE-0x24f15f8" office:value-type="float" office:value="53.6083">
            <text:p>53.61</text:p>
          </table:table-cell>
          <table:table-cell table:style-name="ACE-0x24f15f8" office:value-type="float" office:value="0">
            <text:p>0.00</text:p>
          </table:table-cell>
          <table:table-cell table:style-name="ACE-0x24f15f8" office:value-type="float" office:value="11.6437">
            <text:p>11.64</text:p>
          </table:table-cell>
          <table:table-cell table:style-name="ACE-0x24f1958" office:value-type="float" office:value="29.3254">
            <text:p>29.33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12946">
            <text:p>12946.00</text:p>
          </table:table-cell>
          <table:table-cell table:style-name="ACE-0x23dcfd8" office:value-type="float" office:value="6.25">
            <text:p>6.25</text:p>
          </table:table-cell>
          <table:table-cell table:style-name="ACE-0x23dcfd8" office:value-type="float" office:value="60.4317">
            <text:p>60.43</text:p>
          </table:table-cell>
          <table:table-cell table:style-name="ACE-0x23dcfd8" office:value-type="float" office:value="80.0738">
            <text:p>80.07</text:p>
          </table:table-cell>
          <table:table-cell table:style-name="ACE-0x23dcfd8" table:formula="of:=[.R130]*[.G129]/100" office:value-type="float" office:value="1">
            <text:p>1.00</text:p>
          </table:table-cell>
          <table:table-cell table:style-name="ACE-0x23dcfd8" table:formula="of:=[.S130]*[.H129]/100" office:value-type="float" office:value="84.000063">
            <text:p>84.00</text:p>
          </table:table-cell>
          <table:table-cell table:style-name="ACE-0x23dcfd8" table:formula="of:=[.T130]*[.I129]/100" office:value-type="float" office:value="216.999998">
            <text:p>217.00</text:p>
          </table:table-cell>
          <table:table-cell table:style-name="ACE-0x23dcfd8" table:formula="of:=SUM([.U130:.W130])" office:value-type="float" office:value="302.000061">
            <text:p>302.00</text:p>
          </table:table-cell>
          <table:table-cell table:style-name="ACE-0x23dcfd8" office:value-type="float" office:value="4">
            <text:p>4.00</text:p>
          </table:table-cell>
          <table:table-cell table:style-name="ACE-0x23dcfd8" office:value-type="float" office:value="15.5833">
            <text:p>15.58</text:p>
          </table:table-cell>
          <table:table-cell table:style-name="ACE-0x23dcfd8" office:value-type="float" office:value="53.6083">
            <text:p>53.61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11.6437">
            <text:p>11.64</text:p>
          </table:table-cell>
          <table:table-cell table:style-name="ACE-0x24f13b8" office:value-type="float" office:value="29.3254">
            <text:p>29.33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3560">
            <text:p>3560.00</text:p>
          </table:table-cell>
          <table:table-cell table:style-name="ACE-0x24f1b98" office:value-type="float" office:value="12.5">
            <text:p>12.50</text:p>
          </table:table-cell>
          <table:table-cell table:style-name="ACE-0x24f1b98" office:value-type="float" office:value="26.6187">
            <text:p>26.62</text:p>
          </table:table-cell>
          <table:table-cell table:style-name="ACE-0x24f1b98" office:value-type="float" office:value="75.2768">
            <text:p>75.28</text:p>
          </table:table-cell>
          <table:table-cell table:style-name="ACE-0x24f1b98" table:formula="of:=[.R131]*[.G129]/100" office:value-type="float" office:value="2">
            <text:p>2.00</text:p>
          </table:table-cell>
          <table:table-cell table:style-name="ACE-0x24f1b98" table:formula="of:=[.S131]*[.H129]/100" office:value-type="float" office:value="36.999993">
            <text:p>37.00</text:p>
          </table:table-cell>
          <table:table-cell table:style-name="ACE-0x24f1b98" table:formula="of:=[.T131]*[.I129]/100" office:value-type="float" office:value="204.000128">
            <text:p>204.00</text:p>
          </table:table-cell>
          <table:table-cell table:style-name="ACE-0x24f1b98" table:formula="of:=SUM([.U131:.W131])" office:value-type="float" office:value="243.000121">
            <text:p>243.00</text:p>
          </table:table-cell>
          <table:table-cell table:style-name="ACE-0x24f1b98" office:value-type="float" office:value="6">
            <text:p>6.00</text:p>
          </table:table-cell>
          <table:table-cell table:style-name="ACE-0x24f1b98" office:value-type="float" office:value="2.64865">
            <text:p>2.65</text:p>
          </table:table-cell>
          <table:table-cell table:style-name="ACE-0x24f1b98" office:value-type="float" office:value="16.9118">
            <text:p>16.91</text:p>
          </table:table-cell>
          <table:table-cell table:style-name="ACE-0x24f1b98" office:value-type="float" office:value="2">
            <text:p>2.00</text:p>
          </table:table-cell>
          <table:table-cell table:style-name="ACE-0x24f1b98" office:value-type="float" office:value="3.23174">
            <text:p>3.23</text:p>
          </table:table-cell>
          <table:table-cell table:style-name="ACE-0x24f2138" office:value-type="float" office:value="8.83465">
            <text:p>8.83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4">
            <text:p>4</text:p>
          </table:table-cell>
          <table:covered-table-cell table:number-columns-repeated="5"/>
          <table:table-cell table:number-rows-spanned="3" table:style-name="ACE-0x23daf38" office:value-type="float" office:value="28">
            <text:p>28</text:p>
          </table:table-cell>
          <table:table-cell table:number-rows-spanned="3" table:style-name="ACE-0x23db718" office:value-type="float" office:value="127">
            <text:p>127</text:p>
          </table:table-cell>
          <table:table-cell table:number-rows-spanned="3" table:style-name="ACE-0x23db718" office:value-type="float" office:value="297">
            <text:p>297</text:p>
          </table:table-cell>
          <table:table-cell table:number-rows-spanned="3" table:style-name="ACE-0x23db718" table:formula="of:=SUM([.G132:.I132])" office:value-type="float" office:value="452">
            <text:p>452</text:p>
          </table:table-cell>
          <table:table-cell table:number-rows-spanned="3" table:style-name="ACE-0x23db718" office:value-type="float" office:value="51">
            <text:p>51</text:p>
          </table:table-cell>
          <table:table-cell table:number-rows-spanned="3" table:style-name="ACE-0x23db718" office:value-type="float" office:value="472">
            <text:p>472</text:p>
          </table:table-cell>
          <table:table-cell table:number-rows-spanned="3" table:style-name="ACE-0x23db718" office:value-type="float" office:value="8705">
            <text:p>8705</text:p>
          </table:table-cell>
          <table:table-cell table:number-rows-spanned="3" table:style-name="ACE-0x23db718" table:formula="of:=SUM([.K132:.M132])" office:value-type="float" office:value="9228">
            <text:p>9228</text:p>
          </table:table-cell>
          <table:table-cell table:number-rows-spanned="3" table:style-name="ACE-0x24f2498" office:value-type="float" office:value="317">
            <text:p>317</text:p>
          </table:table-cell>
          <table:table-cell table:number-rows-spanned="3" table:style-name="ACE-0x24f2fd8" office:value-type="float" office:value="8911">
            <text:p>8911</text:p>
          </table:table-cell>
          <table:table-cell table:style-name="ACE-0x23dd578" office:value-type="float" office:value="15269">
            <text:p>15269.00</text:p>
          </table:table-cell>
          <table:table-cell table:style-name="ACE-0x23f4ae8" office:value-type="float" office:value="10.7143">
            <text:p>10.71</text:p>
          </table:table-cell>
          <table:table-cell table:style-name="ACE-0x23f4ae8" office:value-type="float" office:value="51.9685">
            <text:p>51.97</text:p>
          </table:table-cell>
          <table:table-cell table:style-name="ACE-0x23f4ae8" office:value-type="float" office:value="80.4714">
            <text:p>80.47</text:p>
          </table:table-cell>
          <table:table-cell table:style-name="ACE-0x23f4ae8" table:formula="of:=[.R132]*[.G132]/100" office:value-type="float" office:value="3.000004">
            <text:p>3.00</text:p>
          </table:table-cell>
          <table:table-cell table:style-name="ACE-0x23f4ae8" table:formula="of:=[.S132]*[.H132]/100" office:value-type="float" office:value="65.999995">
            <text:p>66.00</text:p>
          </table:table-cell>
          <table:table-cell table:style-name="ACE-0x23f4ae8" table:formula="of:=[.T132]*[.I132]/100" office:value-type="float" office:value="239.000058">
            <text:p>239.00</text:p>
          </table:table-cell>
          <table:table-cell table:style-name="ACE-0x23f4ae8" table:formula="of:=SUM([.U132:.W132])" office:value-type="float" office:value="308.000057">
            <text:p>308.00</text:p>
          </table:table-cell>
          <table:table-cell table:style-name="ACE-0x23f4ae8" office:value-type="float" office:value="2.66667">
            <text:p>2.67</text:p>
          </table:table-cell>
          <table:table-cell table:style-name="ACE-0x23f4ae8" office:value-type="float" office:value="18.5606">
            <text:p>18.56</text:p>
          </table:table-cell>
          <table:table-cell table:style-name="ACE-0x23f4ae8" office:value-type="float" office:value="58.728">
            <text:p>58.73</text:p>
          </table:table-cell>
          <table:table-cell table:style-name="ACE-0x23f4ae8" office:value-type="float" office:value="0.471404">
            <text:p>0.47</text:p>
          </table:table-cell>
          <table:table-cell table:style-name="ACE-0x23f4ae8" office:value-type="float" office:value="9.96072">
            <text:p>9.96</text:p>
          </table:table-cell>
          <table:table-cell table:style-name="ACE-0x23f5628" office:value-type="float" office:value="32.541">
            <text:p>32.54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15269">
            <text:p>15269.00</text:p>
          </table:table-cell>
          <table:table-cell table:style-name="ACE-0x23dcfd8" office:value-type="float" office:value="10.7143">
            <text:p>10.71</text:p>
          </table:table-cell>
          <table:table-cell table:style-name="ACE-0x23dcfd8" office:value-type="float" office:value="51.9685">
            <text:p>51.97</text:p>
          </table:table-cell>
          <table:table-cell table:style-name="ACE-0x23dcfd8" office:value-type="float" office:value="80.4714">
            <text:p>80.47</text:p>
          </table:table-cell>
          <table:table-cell table:style-name="ACE-0x23dcfd8" table:formula="of:=[.R133]*[.G132]/100" office:value-type="float" office:value="3.000004">
            <text:p>3.00</text:p>
          </table:table-cell>
          <table:table-cell table:style-name="ACE-0x23dcfd8" table:formula="of:=[.S133]*[.H132]/100" office:value-type="float" office:value="65.999995">
            <text:p>66.00</text:p>
          </table:table-cell>
          <table:table-cell table:style-name="ACE-0x23dcfd8" table:formula="of:=[.T133]*[.I132]/100" office:value-type="float" office:value="239.000058">
            <text:p>239.00</text:p>
          </table:table-cell>
          <table:table-cell table:style-name="ACE-0x23dcfd8" table:formula="of:=SUM([.U133:.W133])" office:value-type="float" office:value="308.000057">
            <text:p>308.00</text:p>
          </table:table-cell>
          <table:table-cell table:style-name="ACE-0x23dcfd8" office:value-type="float" office:value="2.66667">
            <text:p>2.67</text:p>
          </table:table-cell>
          <table:table-cell table:style-name="ACE-0x23dcfd8" office:value-type="float" office:value="18.5606">
            <text:p>18.56</text:p>
          </table:table-cell>
          <table:table-cell table:style-name="ACE-0x23dcfd8" office:value-type="float" office:value="58.728">
            <text:p>58.73</text:p>
          </table:table-cell>
          <table:table-cell table:style-name="ACE-0x23dcfd8" office:value-type="float" office:value="0.471404">
            <text:p>0.47</text:p>
          </table:table-cell>
          <table:table-cell table:style-name="ACE-0x23dcfd8" office:value-type="float" office:value="9.96072">
            <text:p>9.96</text:p>
          </table:table-cell>
          <table:table-cell table:style-name="ACE-0x23f53e8" office:value-type="float" office:value="32.541">
            <text:p>32.54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4360">
            <text:p>4360.00</text:p>
          </table:table-cell>
          <table:table-cell table:style-name="ACE-0x23dcfd8" office:value-type="float" office:value="14.2857">
            <text:p>14.29</text:p>
          </table:table-cell>
          <table:table-cell table:style-name="ACE-0x23dcfd8" office:value-type="float" office:value="23.622">
            <text:p>23.62</text:p>
          </table:table-cell>
          <table:table-cell table:style-name="ACE-0x23dcfd8" office:value-type="float" office:value="76.431">
            <text:p>76.43</text:p>
          </table:table-cell>
          <table:table-cell table:style-name="ACE-0x23dcfd8" table:formula="of:=[.R134]*[.G132]/100" office:value-type="float" office:value="3.999996">
            <text:p>4.00</text:p>
          </table:table-cell>
          <table:table-cell table:style-name="ACE-0x23dcfd8" table:formula="of:=[.S134]*[.H132]/100" office:value-type="float" office:value="29.99994">
            <text:p>30.00</text:p>
          </table:table-cell>
          <table:table-cell table:style-name="ACE-0x23dcfd8" table:formula="of:=[.T134]*[.I132]/100" office:value-type="float" office:value="227.00007">
            <text:p>227.00</text:p>
          </table:table-cell>
          <table:table-cell table:style-name="ACE-0x23dcfd8" table:formula="of:=SUM([.U134:.W134])" office:value-type="float" office:value="261.000006">
            <text:p>261.00</text:p>
          </table:table-cell>
          <table:table-cell table:style-name="ACE-0x23dcfd8" office:value-type="float" office:value="2.75">
            <text:p>2.75</text:p>
          </table:table-cell>
          <table:table-cell table:style-name="ACE-0x23dcfd8" office:value-type="float" office:value="1.9">
            <text:p>1.90</text:p>
          </table:table-cell>
          <table:table-cell table:style-name="ACE-0x23dcfd8" office:value-type="float" office:value="18.9075">
            <text:p>18.91</text:p>
          </table:table-cell>
          <table:table-cell table:style-name="ACE-0x23dcfd8" office:value-type="float" office:value="0.433013">
            <text:p>0.43</text:p>
          </table:table-cell>
          <table:table-cell table:style-name="ACE-0x23dcfd8" office:value-type="float" office:value="1.19304">
            <text:p>1.19</text:p>
          </table:table-cell>
          <table:table-cell table:style-name="ACE-0x23f53e8" office:value-type="float" office:value="10.6761">
            <text:p>10.68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5">
            <text:p>5</text:p>
          </table:table-cell>
          <table:covered-table-cell table:number-columns-repeated="5"/>
          <table:table-cell table:number-rows-spanned="3" table:style-name="ACE-0x24f1dd8" office:value-type="float" office:value="16">
            <text:p>16</text:p>
          </table:table-cell>
          <table:table-cell table:number-rows-spanned="3" table:style-name="ACE-0x24f14d8" office:value-type="float" office:value="118">
            <text:p>118</text:p>
          </table:table-cell>
          <table:table-cell table:number-rows-spanned="3" table:style-name="ACE-0x24f14d8" office:value-type="float" office:value="229">
            <text:p>229</text:p>
          </table:table-cell>
          <table:table-cell table:number-rows-spanned="3" table:style-name="ACE-0x24f14d8" table:formula="of:=SUM([.G135:.I135])" office:value-type="float" office:value="363">
            <text:p>363</text:p>
          </table:table-cell>
          <table:table-cell table:number-rows-spanned="3" table:style-name="ACE-0x24f14d8" office:value-type="float" office:value="31">
            <text:p>31</text:p>
          </table:table-cell>
          <table:table-cell table:number-rows-spanned="3" table:style-name="ACE-0x24f14d8" office:value-type="float" office:value="550">
            <text:p>550</text:p>
          </table:table-cell>
          <table:table-cell table:number-rows-spanned="3" table:style-name="ACE-0x24f14d8" office:value-type="float" office:value="6745">
            <text:p>6745</text:p>
          </table:table-cell>
          <table:table-cell table:number-rows-spanned="3" table:style-name="ACE-0x24f14d8" table:formula="of:=SUM([.K135:.M137])" office:value-type="float" office:value="7326">
            <text:p>7326</text:p>
          </table:table-cell>
          <table:table-cell table:number-rows-spanned="3" table:style-name="ACE-0x24f3458" office:value-type="float" office:value="313">
            <text:p>313</text:p>
          </table:table-cell>
          <table:table-cell table:number-rows-spanned="3" table:style-name="ACE-0x24f2c78" office:value-type="float" office:value="7013">
            <text:p>7013</text:p>
          </table:table-cell>
          <table:table-cell table:style-name="ACE-0x24f3338" office:value-type="float" office:value="8544">
            <text:p>8544.00</text:p>
          </table:table-cell>
          <table:table-cell table:style-name="ACE-0x24f15f8" office:value-type="float" office:value="12.5">
            <text:p>12.50</text:p>
          </table:table-cell>
          <table:table-cell table:style-name="ACE-0x24f15f8" office:value-type="float" office:value="44.9153">
            <text:p>44.92</text:p>
          </table:table-cell>
          <table:table-cell table:style-name="ACE-0x24f15f8" office:value-type="float" office:value="77.7293">
            <text:p>77.73</text:p>
          </table:table-cell>
          <table:table-cell table:style-name="ACE-0x24f15f8" table:formula="of:=[.R135]*[.G135]/100" office:value-type="float" office:value="2">
            <text:p>2.00</text:p>
          </table:table-cell>
          <table:table-cell table:style-name="ACE-0x24f15f8" table:formula="of:=[.S135]*[.H135]/100" office:value-type="float" office:value="53.000054">
            <text:p>53.00</text:p>
          </table:table-cell>
          <table:table-cell table:style-name="ACE-0x24f15f8" table:formula="of:=[.T135]*[.I135]/100" office:value-type="float" office:value="178.000097">
            <text:p>178.00</text:p>
          </table:table-cell>
          <table:table-cell table:style-name="ACE-0x24f15f8" table:formula="of:=SUM([.U135:.W135])" office:value-type="float" office:value="233.000151">
            <text:p>233.00</text:p>
          </table:table-cell>
          <table:table-cell table:style-name="ACE-0x24f15f8" office:value-type="float" office:value="2">
            <text:p>2.00</text:p>
          </table:table-cell>
          <table:table-cell table:style-name="ACE-0x24f15f8" office:value-type="float" office:value="15.4151">
            <text:p>15.42</text:p>
          </table:table-cell>
          <table:table-cell table:style-name="ACE-0x24f15f8" office:value-type="float" office:value="43.3876">
            <text:p>43.39</text:p>
          </table:table-cell>
          <table:table-cell table:style-name="ACE-0x24f15f8" office:value-type="float" office:value="1">
            <text:p>1.00</text:p>
          </table:table-cell>
          <table:table-cell table:style-name="ACE-0x24f15f8" office:value-type="float" office:value="10.5534">
            <text:p>10.55</text:p>
          </table:table-cell>
          <table:table-cell table:style-name="ACE-0x24f1958" office:value-type="float" office:value="22.5994">
            <text:p>22.60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8544">
            <text:p>8544.00</text:p>
          </table:table-cell>
          <table:table-cell table:style-name="ACE-0x23dcfd8" office:value-type="float" office:value="12.5">
            <text:p>12.50</text:p>
          </table:table-cell>
          <table:table-cell table:style-name="ACE-0x23dcfd8" office:value-type="float" office:value="44.9153">
            <text:p>44.92</text:p>
          </table:table-cell>
          <table:table-cell table:style-name="ACE-0x23dcfd8" office:value-type="float" office:value="77.7293">
            <text:p>77.73</text:p>
          </table:table-cell>
          <table:table-cell table:style-name="ACE-0x23dcfd8" table:formula="of:=[.R136]*[.G135]/100" office:value-type="float" office:value="2">
            <text:p>2.00</text:p>
          </table:table-cell>
          <table:table-cell table:style-name="ACE-0x23dcfd8" table:formula="of:=[.S136]*[.H135]/100" office:value-type="float" office:value="53.000054">
            <text:p>53.00</text:p>
          </table:table-cell>
          <table:table-cell table:style-name="ACE-0x23dcfd8" table:formula="of:=[.T136]*[.I135]/100" office:value-type="float" office:value="178.000097">
            <text:p>178.00</text:p>
          </table:table-cell>
          <table:table-cell table:style-name="ACE-0x23dcfd8" table:formula="of:=SUM([.U136:.W136])" office:value-type="float" office:value="233.000151">
            <text:p>233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15.4151">
            <text:p>15.42</text:p>
          </table:table-cell>
          <table:table-cell table:style-name="ACE-0x23dcfd8" office:value-type="float" office:value="43.3876">
            <text:p>43.39</text:p>
          </table:table-cell>
          <table:table-cell table:style-name="ACE-0x23dcfd8" office:value-type="float" office:value="1">
            <text:p>1.00</text:p>
          </table:table-cell>
          <table:table-cell table:style-name="ACE-0x23dcfd8" office:value-type="float" office:value="10.5534">
            <text:p>10.55</text:p>
          </table:table-cell>
          <table:table-cell table:style-name="ACE-0x24f13b8" office:value-type="float" office:value="22.5994">
            <text:p>22.60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2046">
            <text:p>2046.00</text:p>
          </table:table-cell>
          <table:table-cell table:style-name="ACE-0x24f1b98" office:value-type="float" office:value="25">
            <text:p>25.00</text:p>
          </table:table-cell>
          <table:table-cell table:style-name="ACE-0x24f1b98" office:value-type="float" office:value="24.5763">
            <text:p>24.58</text:p>
          </table:table-cell>
          <table:table-cell table:style-name="ACE-0x24f1b98" office:value-type="float" office:value="67.2489">
            <text:p>67.25</text:p>
          </table:table-cell>
          <table:table-cell table:style-name="ACE-0x24f1b98" table:formula="of:=[.R137]*[.G135]/100" office:value-type="float" office:value="4">
            <text:p>4.00</text:p>
          </table:table-cell>
          <table:table-cell table:style-name="ACE-0x24f1b98" table:formula="of:=[.S137]*[.H135]/100" office:value-type="float" office:value="29.000034">
            <text:p>29.00</text:p>
          </table:table-cell>
          <table:table-cell table:style-name="ACE-0x24f1b98" table:formula="of:=[.T137]*[.I135]/100" office:value-type="float" office:value="153.999981">
            <text:p>154.00</text:p>
          </table:table-cell>
          <table:table-cell table:style-name="ACE-0x24f1b98" table:formula="of:=SUM([.U137:.W137])" office:value-type="float" office:value="187.000015">
            <text:p>187.00</text:p>
          </table:table-cell>
          <table:table-cell table:style-name="ACE-0x24f1b98" office:value-type="float" office:value="3.75">
            <text:p>3.75</text:p>
          </table:table-cell>
          <table:table-cell table:style-name="ACE-0x24f1b98" office:value-type="float" office:value="2.31034">
            <text:p>2.31</text:p>
          </table:table-cell>
          <table:table-cell table:style-name="ACE-0x24f1b98" office:value-type="float" office:value="12.7532">
            <text:p>12.75</text:p>
          </table:table-cell>
          <table:table-cell table:style-name="ACE-0x24f1b98" office:value-type="float" office:value="3.11247">
            <text:p>3.11</text:p>
          </table:table-cell>
          <table:table-cell table:style-name="ACE-0x24f1b98" office:value-type="float" office:value="2.21443">
            <text:p>2.21</text:p>
          </table:table-cell>
          <table:table-cell table:style-name="ACE-0x24f2138" office:value-type="float" office:value="5.8812">
            <text:p>5.88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1">
            <text:p>1</text:p>
          </table:table-cell>
          <table:table-cell table:number-rows-spanned="45" table:style-name="ACE-0x23da3f8" office:value-type="float" office:value="60">
            <text:p>60</text:p>
          </table:table-cell>
          <table:covered-table-cell table:number-columns-repeated="3"/>
          <table:table-cell table:number-rows-spanned="15" table:style-name="ACE-0x23da098" office:value-type="float" office:value="10">
            <text:p>10</text:p>
          </table:table-cell>
          <table:table-cell table:number-rows-spanned="3" table:style-name="ACE-0x23daf38" office:value-type="float" office:value="9">
            <text:p>9</text:p>
          </table:table-cell>
          <table:table-cell table:number-rows-spanned="3" table:style-name="ACE-0x23db718" office:value-type="float" office:value="66">
            <text:p>66</text:p>
          </table:table-cell>
          <table:table-cell table:number-rows-spanned="3" table:style-name="ACE-0x23db718" office:value-type="float" office:value="196">
            <text:p>196</text:p>
          </table:table-cell>
          <table:table-cell table:number-rows-spanned="3" table:style-name="ACE-0x23db718" table:formula="of:=SUM([.G138:.I138])" office:value-type="float" office:value="271">
            <text:p>271</text:p>
          </table:table-cell>
          <table:table-cell table:number-rows-spanned="3" table:style-name="ACE-0x23db718" office:value-type="float" office:value="20">
            <text:p>20</text:p>
          </table:table-cell>
          <table:table-cell table:number-rows-spanned="3" table:style-name="ACE-0x23db718" office:value-type="float" office:value="261">
            <text:p>261</text:p>
          </table:table-cell>
          <table:table-cell table:number-rows-spanned="3" table:style-name="ACE-0x23db718" office:value-type="float" office:value="5850">
            <text:p>5850</text:p>
          </table:table-cell>
          <table:table-cell table:number-rows-spanned="3" table:style-name="ACE-0x23db718" table:formula="of:=SUM([.K138:.M138])" office:value-type="float" office:value="6131">
            <text:p>6131</text:p>
          </table:table-cell>
          <table:table-cell table:number-rows-spanned="3" table:style-name="ACE-0x24f2498" office:value-type="float" office:value="149">
            <text:p>149</text:p>
          </table:table-cell>
          <table:table-cell table:number-rows-spanned="3" table:style-name="ACE-0x24f2fd8" office:value-type="float" office:value="5982">
            <text:p>5982</text:p>
          </table:table-cell>
          <table:table-cell table:style-name="ACE-0x23da2d8" office:value-type="float" office:value="3382">
            <text:p>3382</text:p>
          </table:table-cell>
          <table:table-cell table:style-name="ACE-0x23f4e48" office:value-type="float" office:value="22.2222">
            <text:p>22.2222</text:p>
          </table:table-cell>
          <table:table-cell table:style-name="ACE-0x23f4e48" office:value-type="float" office:value="16.6667">
            <text:p>16.6667</text:p>
          </table:table-cell>
          <table:table-cell table:style-name="ACE-0x23f4e48" office:value-type="float" office:value="80.6122">
            <text:p>80.6122</text:p>
          </table:table-cell>
          <table:table-cell table:style-name="ACE-0x23f4ae8" table:formula="of:=[.R138]*[.G138]/100" office:value-type="float" office:value="1.999998">
            <text:p>2.00</text:p>
          </table:table-cell>
          <table:table-cell table:style-name="ACE-0x23f4ae8" table:formula="of:=[.S138]*[.H138]/100" office:value-type="float" office:value="11.000022">
            <text:p>11.00</text:p>
          </table:table-cell>
          <table:table-cell table:style-name="ACE-0x23f4ae8" table:formula="of:=[.T138]*[.I138]/100" office:value-type="float" office:value="157.999912">
            <text:p>158.00</text:p>
          </table:table-cell>
          <table:table-cell table:style-name="ACE-0x23f4ae8" table:formula="of:=SUM([.U138:.W138])" office:value-type="float" office:value="170.999932">
            <text:p>171.00</text:p>
          </table:table-cell>
          <table:table-cell table:style-name="ACE-0x23f4e48" office:value-type="float" office:value="2">
            <text:p>2</text:p>
          </table:table-cell>
          <table:table-cell table:style-name="ACE-0x23f4e48" office:value-type="float" office:value="1.72727">
            <text:p>1.72727</text:p>
          </table:table-cell>
          <table:table-cell table:style-name="ACE-0x23f4e48" office:value-type="float" office:value="21.2595">
            <text:p>21.2595</text:p>
          </table:table-cell>
          <table:table-cell table:style-name="ACE-0x23f4e48" office:value-type="float" office:value="1">
            <text:p>1</text:p>
          </table:table-cell>
          <table:table-cell table:style-name="ACE-0x23f4e48" office:value-type="float" office:value="0.616575">
            <text:p>0.61657</text:p>
          </table:table-cell>
          <table:table-cell table:style-name="ACE-0x23f5988" office:value-type="float" office:value="10.947">
            <text:p>10.947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3382">
            <text:p>3382.00</text:p>
          </table:table-cell>
          <table:table-cell table:style-name="ACE-0x23dcfd8" office:value-type="float" office:value="22.2222">
            <text:p>22.22</text:p>
          </table:table-cell>
          <table:table-cell table:style-name="ACE-0x23dcfd8" office:value-type="float" office:value="16.6667">
            <text:p>16.67</text:p>
          </table:table-cell>
          <table:table-cell table:style-name="ACE-0x23dcfd8" office:value-type="float" office:value="80.6122">
            <text:p>80.61</text:p>
          </table:table-cell>
          <table:table-cell table:style-name="ACE-0x23dcfd8" table:formula="of:=[.R139]*[.G138]/100" office:value-type="float" office:value="1.999998">
            <text:p>2.00</text:p>
          </table:table-cell>
          <table:table-cell table:style-name="ACE-0x23dcfd8" table:formula="of:=[.S139]*[.H138]/100" office:value-type="float" office:value="11.000022">
            <text:p>11.00</text:p>
          </table:table-cell>
          <table:table-cell table:style-name="ACE-0x23dcfd8" table:formula="of:=[.T139]*[.I138]/100" office:value-type="float" office:value="157.999912">
            <text:p>158.00</text:p>
          </table:table-cell>
          <table:table-cell table:style-name="ACE-0x23dcfd8" table:formula="of:=SUM([.U139:.W139])" office:value-type="float" office:value="170.999932">
            <text:p>171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1.72727">
            <text:p>1.73</text:p>
          </table:table-cell>
          <table:table-cell table:style-name="ACE-0x23dcfd8" office:value-type="float" office:value="21.2595">
            <text:p>21.26</text:p>
          </table:table-cell>
          <table:table-cell table:style-name="ACE-0x23dcfd8" office:value-type="float" office:value="1">
            <text:p>1.00</text:p>
          </table:table-cell>
          <table:table-cell table:style-name="ACE-0x23dcfd8" office:value-type="float" office:value="0.616575">
            <text:p>0.62</text:p>
          </table:table-cell>
          <table:table-cell table:style-name="ACE-0x23f53e8" office:value-type="float" office:value="10.947">
            <text:p>10.95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239">
            <text:p>239.00</text:p>
          </table:table-cell>
          <table:table-cell table:style-name="ACE-0x23dcfd8" office:value-type="float" office:value="11.1111">
            <text:p>11.11</text:p>
          </table:table-cell>
          <table:table-cell table:style-name="ACE-0x23dcfd8" office:value-type="float" office:value="24.2424">
            <text:p>24.24</text:p>
          </table:table-cell>
          <table:table-cell table:style-name="ACE-0x23dcfd8" office:value-type="float" office:value="25">
            <text:p>25.00</text:p>
          </table:table-cell>
          <table:table-cell table:style-name="ACE-0x23dcfd8" table:formula="of:=[.R140]*[.G138]/100" office:value-type="float" office:value="0.999999">
            <text:p>1.00</text:p>
          </table:table-cell>
          <table:table-cell table:style-name="ACE-0x23dcfd8" table:formula="of:=[.S140]*[.H138]/100" office:value-type="float" office:value="15.999984">
            <text:p>16.00</text:p>
          </table:table-cell>
          <table:table-cell table:style-name="ACE-0x23dcfd8" table:formula="of:=[.T140]*[.I138]/100" office:value-type="float" office:value="49">
            <text:p>49.00</text:p>
          </table:table-cell>
          <table:table-cell table:style-name="ACE-0x23dcfd8" table:formula="of:=SUM([.U140:.W140])" office:value-type="float" office:value="65.999983">
            <text:p>66.00</text:p>
          </table:table-cell>
          <table:table-cell table:style-name="ACE-0x23dcfd8" office:value-type="float" office:value="1">
            <text:p>1.00</text:p>
          </table:table-cell>
          <table:table-cell table:style-name="ACE-0x23dcfd8" office:value-type="float" office:value="8.0625">
            <text:p>8.06</text:p>
          </table:table-cell>
          <table:table-cell table:style-name="ACE-0x23dcfd8" office:value-type="float" office:value="2.22449">
            <text:p>2.22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13.5622">
            <text:p>13.56</text:p>
          </table:table-cell>
          <table:table-cell table:style-name="ACE-0x23f53e8" office:value-type="float" office:value="2.00271">
            <text:p>2.00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2">
            <text:p>2</text:p>
          </table:table-cell>
          <table:covered-table-cell table:number-columns-repeated="5"/>
          <table:table-cell table:number-rows-spanned="3" table:style-name="ACE-0x24f1dd8" office:value-type="float" office:value="6">
            <text:p>6</text:p>
          </table:table-cell>
          <table:table-cell table:number-rows-spanned="3" table:style-name="ACE-0x24f14d8" office:value-type="float" office:value="66">
            <text:p>66</text:p>
          </table:table-cell>
          <table:table-cell table:number-rows-spanned="3" table:style-name="ACE-0x24f14d8" office:value-type="float" office:value="170">
            <text:p>170</text:p>
          </table:table-cell>
          <table:table-cell table:number-rows-spanned="3" table:style-name="ACE-0x24f14d8" table:formula="of:=SUM([.G141:.I141])" office:value-type="float" office:value="242">
            <text:p>242</text:p>
          </table:table-cell>
          <table:table-cell table:number-rows-spanned="3" table:style-name="ACE-0x24f14d8" office:value-type="float" office:value="12">
            <text:p>12</text:p>
          </table:table-cell>
          <table:table-cell table:number-rows-spanned="3" table:style-name="ACE-0x24f14d8" office:value-type="float" office:value="210">
            <text:p>210</text:p>
          </table:table-cell>
          <table:table-cell table:number-rows-spanned="3" table:style-name="ACE-0x24f14d8" office:value-type="float" office:value="5070">
            <text:p>5070</text:p>
          </table:table-cell>
          <table:table-cell table:number-rows-spanned="3" table:style-name="ACE-0x24f14d8" table:formula="of:=SUM([.K141:.M143])" office:value-type="float" office:value="5292">
            <text:p>5292</text:p>
          </table:table-cell>
          <table:table-cell table:number-rows-spanned="3" table:style-name="ACE-0x24f3458" office:value-type="float" office:value="118">
            <text:p>118</text:p>
          </table:table-cell>
          <table:table-cell table:number-rows-spanned="3" table:style-name="ACE-0x24f2c78" office:value-type="float" office:value="5174">
            <text:p>5174</text:p>
          </table:table-cell>
          <table:table-cell table:style-name="ACE-0x23db298" office:value-type="float" office:value="1824">
            <text:p>1824</text:p>
          </table:table-cell>
          <table:table-cell table:style-name="ACE-0x23dc018" office:value-type="float" office:value="0">
            <text:p>0</text:p>
          </table:table-cell>
          <table:table-cell table:style-name="ACE-0x23dc018" office:value-type="float" office:value="21.2121">
            <text:p>21.2121</text:p>
          </table:table-cell>
          <table:table-cell table:style-name="ACE-0x23dc018" office:value-type="float" office:value="80">
            <text:p>80</text:p>
          </table:table-cell>
          <table:table-cell table:style-name="ACE-0x24f15f8" table:formula="of:=[.R141]*[.G141]/100" office:value-type="float" office:value="0">
            <text:p>0.00</text:p>
          </table:table-cell>
          <table:table-cell table:style-name="ACE-0x24f15f8" table:formula="of:=[.S141]*[.H141]/100" office:value-type="float" office:value="13.999986">
            <text:p>14.00</text:p>
          </table:table-cell>
          <table:table-cell table:style-name="ACE-0x24f15f8" table:formula="of:=[.T141]*[.I141]/100" office:value-type="float" office:value="136">
            <text:p>136.00</text:p>
          </table:table-cell>
          <table:table-cell table:style-name="ACE-0x24f15f8" table:formula="of:=SUM([.U141:.W141])" office:value-type="float" office:value="149.999986">
            <text:p>150.00</text:p>
          </table:table-cell>
          <table:table-cell table:style-name="ACE-0x23dc018" office:value-type="float" office:value="0">
            <text:p>0</text:p>
          </table:table-cell>
          <table:table-cell table:style-name="ACE-0x23dc018" office:value-type="float" office:value="1.64286">
            <text:p>1.64286</text:p>
          </table:table-cell>
          <table:table-cell table:style-name="ACE-0x23dc018" office:value-type="float" office:value="13.2426">
            <text:p>13.2426</text:p>
          </table:table-cell>
          <table:table-cell table:style-name="ACE-0x23dc018" office:value-type="float" office:value="0">
            <text:p>0</text:p>
          </table:table-cell>
          <table:table-cell table:style-name="ACE-0x23dc018" office:value-type="float" office:value="0.610286">
            <text:p>0.61029</text:p>
          </table:table-cell>
          <table:table-cell table:style-name="ACE-0x23dc498" office:value-type="float" office:value="5.61314">
            <text:p>5.61314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1824">
            <text:p>1824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21.2121">
            <text:p>21.21</text:p>
          </table:table-cell>
          <table:table-cell table:style-name="ACE-0x23dcfd8" office:value-type="float" office:value="80">
            <text:p>80.00</text:p>
          </table:table-cell>
          <table:table-cell table:style-name="ACE-0x23dcfd8" table:formula="of:=[.R142]*[.G141]/100" office:value-type="float" office:value="0">
            <text:p>0.00</text:p>
          </table:table-cell>
          <table:table-cell table:style-name="ACE-0x23dcfd8" table:formula="of:=[.S142]*[.H141]/100" office:value-type="float" office:value="13.999986">
            <text:p>14.00</text:p>
          </table:table-cell>
          <table:table-cell table:style-name="ACE-0x23dcfd8" table:formula="of:=[.T142]*[.I141]/100" office:value-type="float" office:value="136">
            <text:p>136.00</text:p>
          </table:table-cell>
          <table:table-cell table:style-name="ACE-0x23dcfd8" table:formula="of:=SUM([.U142:.W142])" office:value-type="float" office:value="149.999986">
            <text:p>150.0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1.64286">
            <text:p>1.64</text:p>
          </table:table-cell>
          <table:table-cell table:style-name="ACE-0x23dcfd8" office:value-type="float" office:value="13.2426">
            <text:p>13.24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0.610286">
            <text:p>0.61</text:p>
          </table:table-cell>
          <table:table-cell table:style-name="ACE-0x24f13b8" office:value-type="float" office:value="5.61314">
            <text:p>5.61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161">
            <text:p>161.00</text:p>
          </table:table-cell>
          <table:table-cell table:style-name="ACE-0x24f1b98" office:value-type="float" office:value="16.6667">
            <text:p>16.67</text:p>
          </table:table-cell>
          <table:table-cell table:style-name="ACE-0x24f1b98" office:value-type="float" office:value="22.7273">
            <text:p>22.73</text:p>
          </table:table-cell>
          <table:table-cell table:style-name="ACE-0x24f1b98" office:value-type="float" office:value="23.5294">
            <text:p>23.53</text:p>
          </table:table-cell>
          <table:table-cell table:style-name="ACE-0x24f1b98" table:formula="of:=[.R143]*[.G141]/100" office:value-type="float" office:value="1.000002">
            <text:p>1.00</text:p>
          </table:table-cell>
          <table:table-cell table:style-name="ACE-0x24f1b98" table:formula="of:=[.S143]*[.H141]/100" office:value-type="float" office:value="15.000018">
            <text:p>15.00</text:p>
          </table:table-cell>
          <table:table-cell table:style-name="ACE-0x24f1b98" table:formula="of:=[.T143]*[.I141]/100" office:value-type="float" office:value="39.99998">
            <text:p>40.00</text:p>
          </table:table-cell>
          <table:table-cell table:style-name="ACE-0x24f1b98" table:formula="of:=SUM([.U143:.W143])" office:value-type="float" office:value="56">
            <text:p>56.00</text:p>
          </table:table-cell>
          <table:table-cell table:style-name="ACE-0x24f1b98" office:value-type="float" office:value="3">
            <text:p>3.00</text:p>
          </table:table-cell>
          <table:table-cell table:style-name="ACE-0x24f1b98" office:value-type="float" office:value="2.86667">
            <text:p>2.87</text:p>
          </table:table-cell>
          <table:table-cell table:style-name="ACE-0x24f1b98" office:value-type="float" office:value="2.875">
            <text:p>2.88</text:p>
          </table:table-cell>
          <table:table-cell table:style-name="ACE-0x24f1b98" office:value-type="float" office:value="0">
            <text:p>0.00</text:p>
          </table:table-cell>
          <table:table-cell table:style-name="ACE-0x24f1b98" office:value-type="float" office:value="4.11285">
            <text:p>4.11</text:p>
          </table:table-cell>
          <table:table-cell table:style-name="ACE-0x24f2138" office:value-type="float" office:value="4.1303">
            <text:p>4.13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3">
            <text:p>3</text:p>
          </table:table-cell>
          <table:covered-table-cell table:number-columns-repeated="5"/>
          <table:table-cell table:number-rows-spanned="3" table:style-name="ACE-0x23daf38" office:value-type="float" office:value="15">
            <text:p>15</text:p>
          </table:table-cell>
          <table:table-cell table:number-rows-spanned="3" table:style-name="ACE-0x23db718" office:value-type="float" office:value="73">
            <text:p>73</text:p>
          </table:table-cell>
          <table:table-cell table:number-rows-spanned="3" table:style-name="ACE-0x23db718" office:value-type="float" office:value="172">
            <text:p>172</text:p>
          </table:table-cell>
          <table:table-cell table:number-rows-spanned="3" table:style-name="ACE-0x23db718" table:formula="of:=SUM([.G144:.I144])" office:value-type="float" office:value="260">
            <text:p>260</text:p>
          </table:table-cell>
          <table:table-cell table:number-rows-spanned="3" table:style-name="ACE-0x23db718" office:value-type="float" office:value="34">
            <text:p>34</text:p>
          </table:table-cell>
          <table:table-cell table:number-rows-spanned="3" table:style-name="ACE-0x23db718" office:value-type="float" office:value="265">
            <text:p>265</text:p>
          </table:table-cell>
          <table:table-cell table:number-rows-spanned="3" table:style-name="ACE-0x23db718" office:value-type="float" office:value="5190">
            <text:p>5190</text:p>
          </table:table-cell>
          <table:table-cell table:number-rows-spanned="3" table:style-name="ACE-0x23db718" table:formula="of:=SUM([.K144:.M144])" office:value-type="float" office:value="5489">
            <text:p>5489</text:p>
          </table:table-cell>
          <table:table-cell table:number-rows-spanned="3" table:style-name="ACE-0x24f2498" office:value-type="float" office:value="204">
            <text:p>204</text:p>
          </table:table-cell>
          <table:table-cell table:number-rows-spanned="3" table:style-name="ACE-0x24f2fd8" office:value-type="float" office:value="5285">
            <text:p>5285</text:p>
          </table:table-cell>
          <table:table-cell table:style-name="ACE-0x23da2d8" office:value-type="float" office:value="2136">
            <text:p>2136</text:p>
          </table:table-cell>
          <table:table-cell table:style-name="ACE-0x23f4e48" office:value-type="float" office:value="40">
            <text:p>40</text:p>
          </table:table-cell>
          <table:table-cell table:style-name="ACE-0x23f4e48" office:value-type="float" office:value="26.0274">
            <text:p>26.0274</text:p>
          </table:table-cell>
          <table:table-cell table:style-name="ACE-0x23f4e48" office:value-type="float" office:value="73.8372">
            <text:p>73.8372</text:p>
          </table:table-cell>
          <table:table-cell table:style-name="ACE-0x23f4ae8" table:formula="of:=[.R144]*[.G144]/100" office:value-type="float" office:value="6">
            <text:p>6.00</text:p>
          </table:table-cell>
          <table:table-cell table:style-name="ACE-0x23f4ae8" table:formula="of:=[.S144]*[.H144]/100" office:value-type="float" office:value="19.000002">
            <text:p>19.00</text:p>
          </table:table-cell>
          <table:table-cell table:style-name="ACE-0x23f4ae8" table:formula="of:=[.T144]*[.I144]/100" office:value-type="float" office:value="126.999984">
            <text:p>127.00</text:p>
          </table:table-cell>
          <table:table-cell table:style-name="ACE-0x23f4ae8" table:formula="of:=SUM([.U144:.W144])" office:value-type="float" office:value="151.999986">
            <text:p>152.00</text:p>
          </table:table-cell>
          <table:table-cell table:style-name="ACE-0x23f4e48" office:value-type="float" office:value="5.16667">
            <text:p>5.16667</text:p>
          </table:table-cell>
          <table:table-cell table:style-name="ACE-0x23f4e48" office:value-type="float" office:value="2.57895">
            <text:p>2.57895</text:p>
          </table:table-cell>
          <table:table-cell table:style-name="ACE-0x23f4e48" office:value-type="float" office:value="16.189">
            <text:p>16.189</text:p>
          </table:table-cell>
          <table:table-cell table:style-name="ACE-0x23f4e48" office:value-type="float" office:value="4.81029">
            <text:p>4.81029</text:p>
          </table:table-cell>
          <table:table-cell table:style-name="ACE-0x23f4e48" office:value-type="float" office:value="2.43474">
            <text:p>2.43474</text:p>
          </table:table-cell>
          <table:table-cell table:style-name="ACE-0x23f5988" office:value-type="float" office:value="7.96521">
            <text:p>7.96521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2136">
            <text:p>2136.00</text:p>
          </table:table-cell>
          <table:table-cell table:style-name="ACE-0x23dcfd8" office:value-type="float" office:value="40">
            <text:p>40.00</text:p>
          </table:table-cell>
          <table:table-cell table:style-name="ACE-0x23dcfd8" office:value-type="float" office:value="26.0274">
            <text:p>26.03</text:p>
          </table:table-cell>
          <table:table-cell table:style-name="ACE-0x23dcfd8" office:value-type="float" office:value="73.8372">
            <text:p>73.84</text:p>
          </table:table-cell>
          <table:table-cell table:style-name="ACE-0x23dcfd8" table:formula="of:=[.R145]*[.G144]/100" office:value-type="float" office:value="6">
            <text:p>6.00</text:p>
          </table:table-cell>
          <table:table-cell table:style-name="ACE-0x23dcfd8" table:formula="of:=[.S145]*[.H144]/100" office:value-type="float" office:value="19.000002">
            <text:p>19.00</text:p>
          </table:table-cell>
          <table:table-cell table:style-name="ACE-0x23dcfd8" table:formula="of:=[.T145]*[.I144]/100" office:value-type="float" office:value="126.999984">
            <text:p>127.00</text:p>
          </table:table-cell>
          <table:table-cell table:style-name="ACE-0x23dcfd8" table:formula="of:=SUM([.U145:.W145])" office:value-type="float" office:value="151.999986">
            <text:p>152.00</text:p>
          </table:table-cell>
          <table:table-cell table:style-name="ACE-0x23dcfd8" office:value-type="float" office:value="5.16667">
            <text:p>5.17</text:p>
          </table:table-cell>
          <table:table-cell table:style-name="ACE-0x23dcfd8" office:value-type="float" office:value="2.57895">
            <text:p>2.58</text:p>
          </table:table-cell>
          <table:table-cell table:style-name="ACE-0x23dcfd8" office:value-type="float" office:value="16.189">
            <text:p>16.19</text:p>
          </table:table-cell>
          <table:table-cell table:style-name="ACE-0x23dcfd8" office:value-type="float" office:value="4.81029">
            <text:p>4.81</text:p>
          </table:table-cell>
          <table:table-cell table:style-name="ACE-0x23dcfd8" office:value-type="float" office:value="2.43474">
            <text:p>2.43</text:p>
          </table:table-cell>
          <table:table-cell table:style-name="ACE-0x23f53e8" office:value-type="float" office:value="7.96521">
            <text:p>7.97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211">
            <text:p>211.00</text:p>
          </table:table-cell>
          <table:table-cell table:style-name="ACE-0x23dcfd8" office:value-type="float" office:value="26.6667">
            <text:p>26.67</text:p>
          </table:table-cell>
          <table:table-cell table:style-name="ACE-0x23dcfd8" office:value-type="float" office:value="19.1781">
            <text:p>19.18</text:p>
          </table:table-cell>
          <table:table-cell table:style-name="ACE-0x23dcfd8" office:value-type="float" office:value="21.5116">
            <text:p>21.51</text:p>
          </table:table-cell>
          <table:table-cell table:style-name="ACE-0x23dcfd8" table:formula="of:=[.R146]*[.G144]/100" office:value-type="float" office:value="4.000005">
            <text:p>4.00</text:p>
          </table:table-cell>
          <table:table-cell table:style-name="ACE-0x23dcfd8" table:formula="of:=[.S146]*[.H144]/100" office:value-type="float" office:value="14.000013">
            <text:p>14.00</text:p>
          </table:table-cell>
          <table:table-cell table:style-name="ACE-0x23dcfd8" table:formula="of:=[.T146]*[.I144]/100" office:value-type="float" office:value="36.999952">
            <text:p>37.00</text:p>
          </table:table-cell>
          <table:table-cell table:style-name="ACE-0x23dcfd8" table:formula="of:=SUM([.U146:.W146])" office:value-type="float" office:value="54.99997">
            <text:p>55.00</text:p>
          </table:table-cell>
          <table:table-cell table:style-name="ACE-0x23dcfd8" office:value-type="float" office:value="9">
            <text:p>9.00</text:p>
          </table:table-cell>
          <table:table-cell table:style-name="ACE-0x23dcfd8" office:value-type="float" office:value="2.28571">
            <text:p>2.29</text:p>
          </table:table-cell>
          <table:table-cell table:style-name="ACE-0x23dcfd8" office:value-type="float" office:value="3.86486">
            <text:p>3.86</text:p>
          </table:table-cell>
          <table:table-cell table:style-name="ACE-0x23dcfd8" office:value-type="float" office:value="12.1244">
            <text:p>12.12</text:p>
          </table:table-cell>
          <table:table-cell table:style-name="ACE-0x23dcfd8" office:value-type="float" office:value="1.62255">
            <text:p>1.62</text:p>
          </table:table-cell>
          <table:table-cell table:style-name="ACE-0x23f53e8" office:value-type="float" office:value="6.19137">
            <text:p>6.19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4">
            <text:p>4</text:p>
          </table:table-cell>
          <table:covered-table-cell table:number-columns-repeated="5"/>
          <table:table-cell table:number-rows-spanned="3" table:style-name="ACE-0x24f1dd8" office:value-type="float" office:value="15">
            <text:p>15</text:p>
          </table:table-cell>
          <table:table-cell table:number-rows-spanned="3" table:style-name="ACE-0x24f14d8" office:value-type="float" office:value="95">
            <text:p>95</text:p>
          </table:table-cell>
          <table:table-cell table:number-rows-spanned="3" table:style-name="ACE-0x24f14d8" office:value-type="float" office:value="196">
            <text:p>196</text:p>
          </table:table-cell>
          <table:table-cell table:number-rows-spanned="3" table:style-name="ACE-0x24f14d8" table:formula="of:=SUM([.G147:.I147])" office:value-type="float" office:value="306">
            <text:p>306</text:p>
          </table:table-cell>
          <table:table-cell table:number-rows-spanned="3" table:style-name="ACE-0x24f14d8" office:value-type="float" office:value="26">
            <text:p>26</text:p>
          </table:table-cell>
          <table:table-cell table:number-rows-spanned="3" table:style-name="ACE-0x24f14d8" office:value-type="float" office:value="341">
            <text:p>341</text:p>
          </table:table-cell>
          <table:table-cell table:number-rows-spanned="3" table:style-name="ACE-0x24f14d8" office:value-type="float" office:value="5810">
            <text:p>5810</text:p>
          </table:table-cell>
          <table:table-cell table:number-rows-spanned="3" table:style-name="ACE-0x24f14d8" table:formula="of:=SUM([.K147:.M149])" office:value-type="float" office:value="6177">
            <text:p>6177</text:p>
          </table:table-cell>
          <table:table-cell table:number-rows-spanned="3" table:style-name="ACE-0x24f3458" office:value-type="float" office:value="211">
            <text:p>211</text:p>
          </table:table-cell>
          <table:table-cell table:number-rows-spanned="3" table:style-name="ACE-0x24f2c78" office:value-type="float" office:value="5966">
            <text:p>5966</text:p>
          </table:table-cell>
          <table:table-cell table:style-name="ACE-0x23db298" office:value-type="float" office:value="3065">
            <text:p>3065</text:p>
          </table:table-cell>
          <table:table-cell table:style-name="ACE-0x23dc018" office:value-type="float" office:value="26.6667">
            <text:p>26.6667</text:p>
          </table:table-cell>
          <table:table-cell table:style-name="ACE-0x23dc018" office:value-type="float" office:value="29.4737">
            <text:p>29.4737</text:p>
          </table:table-cell>
          <table:table-cell table:style-name="ACE-0x23dc018" office:value-type="float" office:value="81.1225">
            <text:p>81.1225</text:p>
          </table:table-cell>
          <table:table-cell table:style-name="ACE-0x24f15f8" table:formula="of:=[.R147]*[.G147]/100" office:value-type="float" office:value="4.000005">
            <text:p>4.00</text:p>
          </table:table-cell>
          <table:table-cell table:style-name="ACE-0x24f15f8" table:formula="of:=[.S147]*[.H147]/100" office:value-type="float" office:value="28.000015">
            <text:p>28.00</text:p>
          </table:table-cell>
          <table:table-cell table:style-name="ACE-0x24f15f8" table:formula="of:=[.T147]*[.I147]/100" office:value-type="float" office:value="159.0001">
            <text:p>159.00</text:p>
          </table:table-cell>
          <table:table-cell table:style-name="ACE-0x24f15f8" table:formula="of:=SUM([.U147:.W147])" office:value-type="float" office:value="191.00012">
            <text:p>191.00</text:p>
          </table:table-cell>
          <table:table-cell table:style-name="ACE-0x23dc018" office:value-type="float" office:value="2">
            <text:p>2</text:p>
          </table:table-cell>
          <table:table-cell table:style-name="ACE-0x23dc018" office:value-type="float" office:value="4.71429">
            <text:p>4.71429</text:p>
          </table:table-cell>
          <table:table-cell table:style-name="ACE-0x23dc018" office:value-type="float" office:value="18.3962">
            <text:p>18.3962</text:p>
          </table:table-cell>
          <table:table-cell table:style-name="ACE-0x23dc018" office:value-type="float" office:value="0">
            <text:p>0</text:p>
          </table:table-cell>
          <table:table-cell table:style-name="ACE-0x23dc018" office:value-type="float" office:value="5.07696">
            <text:p>5.07696</text:p>
          </table:table-cell>
          <table:table-cell table:style-name="ACE-0x23dc498" office:value-type="float" office:value="10.102">
            <text:p>10.102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3065">
            <text:p>3065.00</text:p>
          </table:table-cell>
          <table:table-cell table:style-name="ACE-0x23dcfd8" office:value-type="float" office:value="26.6667">
            <text:p>26.67</text:p>
          </table:table-cell>
          <table:table-cell table:style-name="ACE-0x23dcfd8" office:value-type="float" office:value="29.4737">
            <text:p>29.47</text:p>
          </table:table-cell>
          <table:table-cell table:style-name="ACE-0x23dcfd8" office:value-type="float" office:value="81.1225">
            <text:p>81.12</text:p>
          </table:table-cell>
          <table:table-cell table:style-name="ACE-0x23dcfd8" table:formula="of:=[.R148]*[.G147]/100" office:value-type="float" office:value="4.000005">
            <text:p>4.00</text:p>
          </table:table-cell>
          <table:table-cell table:style-name="ACE-0x23dcfd8" table:formula="of:=[.S148]*[.H147]/100" office:value-type="float" office:value="28.000015">
            <text:p>28.00</text:p>
          </table:table-cell>
          <table:table-cell table:style-name="ACE-0x23dcfd8" table:formula="of:=[.T148]*[.I147]/100" office:value-type="float" office:value="159.0001">
            <text:p>159.00</text:p>
          </table:table-cell>
          <table:table-cell table:style-name="ACE-0x23dcfd8" table:formula="of:=SUM([.U148:.W148])" office:value-type="float" office:value="191.00012">
            <text:p>191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4.71429">
            <text:p>4.71</text:p>
          </table:table-cell>
          <table:table-cell table:style-name="ACE-0x23dcfd8" office:value-type="float" office:value="18.3962">
            <text:p>18.40</text:p>
          </table:table-cell>
          <table:table-cell table:style-name="ACE-0x23dcfd8" office:value-type="float" office:value="0">
            <text:p>0.00</text:p>
          </table:table-cell>
          <table:table-cell table:style-name="ACE-0x23dcfd8" office:value-type="float" office:value="5.07696">
            <text:p>5.08</text:p>
          </table:table-cell>
          <table:table-cell table:style-name="ACE-0x24f13b8" office:value-type="float" office:value="10.102">
            <text:p>10.10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204">
            <text:p>204.00</text:p>
          </table:table-cell>
          <table:table-cell table:style-name="ACE-0x24f1b98" office:value-type="float" office:value="33.3333">
            <text:p>33.33</text:p>
          </table:table-cell>
          <table:table-cell table:style-name="ACE-0x24f1b98" office:value-type="float" office:value="21.0526">
            <text:p>21.05</text:p>
          </table:table-cell>
          <table:table-cell table:style-name="ACE-0x24f1b98" office:value-type="float" office:value="23.9796">
            <text:p>23.98</text:p>
          </table:table-cell>
          <table:table-cell table:style-name="ACE-0x24f1b98" table:formula="of:=[.R149]*[.G147]/100" office:value-type="float" office:value="4.999995">
            <text:p>5.00</text:p>
          </table:table-cell>
          <table:table-cell table:style-name="ACE-0x24f1b98" table:formula="of:=[.S149]*[.H147]/100" office:value-type="float" office:value="19.99997">
            <text:p>20.00</text:p>
          </table:table-cell>
          <table:table-cell table:style-name="ACE-0x24f1b98" table:formula="of:=[.T149]*[.I147]/100" office:value-type="float" office:value="47.000016">
            <text:p>47.00</text:p>
          </table:table-cell>
          <table:table-cell table:style-name="ACE-0x24f1b98" table:formula="of:=SUM([.U149:.W149])" office:value-type="float" office:value="71.999981">
            <text:p>72.00</text:p>
          </table:table-cell>
          <table:table-cell table:style-name="ACE-0x24f1b98" office:value-type="float" office:value="2.2">
            <text:p>2.20</text:p>
          </table:table-cell>
          <table:table-cell table:style-name="ACE-0x24f1b98" office:value-type="float" office:value="3.25">
            <text:p>3.25</text:p>
          </table:table-cell>
          <table:table-cell table:style-name="ACE-0x24f1b98" office:value-type="float" office:value="2.7234">
            <text:p>2.72</text:p>
          </table:table-cell>
          <table:table-cell table:style-name="ACE-0x24f1b98" office:value-type="float" office:value="0.979796">
            <text:p>0.98</text:p>
          </table:table-cell>
          <table:table-cell table:style-name="ACE-0x24f1b98" office:value-type="float" office:value="4.64624">
            <text:p>4.65</text:p>
          </table:table-cell>
          <table:table-cell table:style-name="ACE-0x24f2138" office:value-type="float" office:value="3.4252">
            <text:p>3.43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5">
            <text:p>5</text:p>
          </table:table-cell>
          <table:covered-table-cell table:number-columns-repeated="5"/>
          <table:table-cell table:number-rows-spanned="3" table:style-name="ACE-0x23daf38" office:value-type="float" office:value="19">
            <text:p>19</text:p>
          </table:table-cell>
          <table:table-cell table:number-rows-spanned="3" table:style-name="ACE-0x23db718" office:value-type="float" office:value="82">
            <text:p>82</text:p>
          </table:table-cell>
          <table:table-cell table:number-rows-spanned="3" table:style-name="ACE-0x23db718" office:value-type="float" office:value="172">
            <text:p>172</text:p>
          </table:table-cell>
          <table:table-cell table:number-rows-spanned="3" table:style-name="ACE-0x23db718" table:formula="of:=SUM([.G150:.I150])" office:value-type="float" office:value="273">
            <text:p>273</text:p>
          </table:table-cell>
          <table:table-cell table:number-rows-spanned="3" table:style-name="ACE-0x23db718" office:value-type="float" office:value="39">
            <text:p>39</text:p>
          </table:table-cell>
          <table:table-cell table:number-rows-spanned="3" table:style-name="ACE-0x23db718" office:value-type="float" office:value="337">
            <text:p>337</text:p>
          </table:table-cell>
          <table:table-cell table:number-rows-spanned="3" table:style-name="ACE-0x23db718" office:value-type="float" office:value="5070">
            <text:p>5070</text:p>
          </table:table-cell>
          <table:table-cell table:number-rows-spanned="3" table:style-name="ACE-0x23db718" table:formula="of:=SUM([.K150:.M150])" office:value-type="float" office:value="5446">
            <text:p>5446</text:p>
          </table:table-cell>
          <table:table-cell table:number-rows-spanned="3" table:style-name="ACE-0x24f2498" office:value-type="float" office:value="205">
            <text:p>205</text:p>
          </table:table-cell>
          <table:table-cell table:number-rows-spanned="3" table:style-name="ACE-0x24f2fd8" office:value-type="float" office:value="5241">
            <text:p>5241</text:p>
          </table:table-cell>
          <table:table-cell table:style-name="ACE-0x23da2d8" office:value-type="float" office:value="1914">
            <text:p>1914</text:p>
          </table:table-cell>
          <table:table-cell table:style-name="ACE-0x23f4e48" office:value-type="float" office:value="15.7895">
            <text:p>15.7895</text:p>
          </table:table-cell>
          <table:table-cell table:style-name="ACE-0x23f4e48" office:value-type="float" office:value="25.6098">
            <text:p>25.6098</text:p>
          </table:table-cell>
          <table:table-cell table:style-name="ACE-0x23f4e48" office:value-type="float" office:value="79.0698">
            <text:p>79.0698</text:p>
          </table:table-cell>
          <table:table-cell table:style-name="ACE-0x23f4ae8" table:formula="of:=[.R150]*[.G150]/100" office:value-type="float" office:value="3.000005">
            <text:p>3.00</text:p>
          </table:table-cell>
          <table:table-cell table:style-name="ACE-0x23f4ae8" table:formula="of:=[.S150]*[.H150]/100" office:value-type="float" office:value="21.000036">
            <text:p>21.00</text:p>
          </table:table-cell>
          <table:table-cell table:style-name="ACE-0x23f4ae8" table:formula="of:=[.T150]*[.I150]/100" office:value-type="float" office:value="136.000056">
            <text:p>136.00</text:p>
          </table:table-cell>
          <table:table-cell table:style-name="ACE-0x23f4ae8" table:formula="of:=SUM([.U150:.W150])" office:value-type="float" office:value="160.000097">
            <text:p>160.00</text:p>
          </table:table-cell>
          <table:table-cell table:style-name="ACE-0x23f4e48" office:value-type="float" office:value="2.33333">
            <text:p>2.33333</text:p>
          </table:table-cell>
          <table:table-cell table:style-name="ACE-0x23f4e48" office:value-type="float" office:value="3.57143">
            <text:p>3.57143</text:p>
          </table:table-cell>
          <table:table-cell table:style-name="ACE-0x23f4e48" office:value-type="float" office:value="13.4706">
            <text:p>13.4706</text:p>
          </table:table-cell>
          <table:table-cell table:style-name="ACE-0x23f4e48" office:value-type="float" office:value="1.24722">
            <text:p>1.24722</text:p>
          </table:table-cell>
          <table:table-cell table:style-name="ACE-0x23f4e48" office:value-type="float" office:value="3.38866">
            <text:p>3.38866</text:p>
          </table:table-cell>
          <table:table-cell table:style-name="ACE-0x23f5988" office:value-type="float" office:value="6.56746">
            <text:p>6.56746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1914">
            <text:p>1914.00</text:p>
          </table:table-cell>
          <table:table-cell table:style-name="ACE-0x23dcfd8" office:value-type="float" office:value="15.7895">
            <text:p>15.79</text:p>
          </table:table-cell>
          <table:table-cell table:style-name="ACE-0x23dcfd8" office:value-type="float" office:value="25.6098">
            <text:p>25.61</text:p>
          </table:table-cell>
          <table:table-cell table:style-name="ACE-0x23dcfd8" office:value-type="float" office:value="79.0698">
            <text:p>79.07</text:p>
          </table:table-cell>
          <table:table-cell table:style-name="ACE-0x23dcfd8" table:formula="of:=[.R151]*[.G150]/100" office:value-type="float" office:value="3.000005">
            <text:p>3.00</text:p>
          </table:table-cell>
          <table:table-cell table:style-name="ACE-0x23dcfd8" table:formula="of:=[.S151]*[.H150]/100" office:value-type="float" office:value="21.000036">
            <text:p>21.00</text:p>
          </table:table-cell>
          <table:table-cell table:style-name="ACE-0x23dcfd8" table:formula="of:=[.T151]*[.I150]/100" office:value-type="float" office:value="136.000056">
            <text:p>136.00</text:p>
          </table:table-cell>
          <table:table-cell table:style-name="ACE-0x23dcfd8" table:formula="of:=SUM([.U151:.W151])" office:value-type="float" office:value="160.000097">
            <text:p>160.00</text:p>
          </table:table-cell>
          <table:table-cell table:style-name="ACE-0x23dcfd8" office:value-type="float" office:value="2.33333">
            <text:p>2.33</text:p>
          </table:table-cell>
          <table:table-cell table:style-name="ACE-0x23dcfd8" office:value-type="float" office:value="3.57143">
            <text:p>3.57</text:p>
          </table:table-cell>
          <table:table-cell table:style-name="ACE-0x23dcfd8" office:value-type="float" office:value="13.4706">
            <text:p>13.47</text:p>
          </table:table-cell>
          <table:table-cell table:style-name="ACE-0x23dcfd8" office:value-type="float" office:value="1.24722">
            <text:p>1.25</text:p>
          </table:table-cell>
          <table:table-cell table:style-name="ACE-0x23dcfd8" office:value-type="float" office:value="3.38866">
            <text:p>3.39</text:p>
          </table:table-cell>
          <table:table-cell table:style-name="ACE-0x23f53e8" office:value-type="float" office:value="6.56746">
            <text:p>6.57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206">
            <text:p>206.00</text:p>
          </table:table-cell>
          <table:table-cell table:style-name="ACE-0x23dcfd8" office:value-type="float" office:value="26.3158">
            <text:p>26.32</text:p>
          </table:table-cell>
          <table:table-cell table:style-name="ACE-0x23dcfd8" office:value-type="float" office:value="18.2927">
            <text:p>18.29</text:p>
          </table:table-cell>
          <table:table-cell table:style-name="ACE-0x23dcfd8" office:value-type="float" office:value="20.9302">
            <text:p>20.93</text:p>
          </table:table-cell>
          <table:table-cell table:style-name="ACE-0x23dcfd8" table:formula="of:=[.R152]*[.G150]/100" office:value-type="float" office:value="5.000002">
            <text:p>5.00</text:p>
          </table:table-cell>
          <table:table-cell table:style-name="ACE-0x23dcfd8" table:formula="of:=[.S152]*[.H150]/100" office:value-type="float" office:value="15.000014">
            <text:p>15.00</text:p>
          </table:table-cell>
          <table:table-cell table:style-name="ACE-0x23dcfd8" table:formula="of:=[.T152]*[.I150]/100" office:value-type="float" office:value="35.999944">
            <text:p>36.00</text:p>
          </table:table-cell>
          <table:table-cell table:style-name="ACE-0x23dcfd8" table:formula="of:=SUM([.U152:.W152])" office:value-type="float" office:value="55.99996">
            <text:p>56.00</text:p>
          </table:table-cell>
          <table:table-cell table:style-name="ACE-0x23dcfd8" office:value-type="float" office:value="8.2">
            <text:p>8.20</text:p>
          </table:table-cell>
          <table:table-cell table:style-name="ACE-0x23dcfd8" office:value-type="float" office:value="3.46667">
            <text:p>3.47</text:p>
          </table:table-cell>
          <table:table-cell table:style-name="ACE-0x23dcfd8" office:value-type="float" office:value="3.13889">
            <text:p>3.14</text:p>
          </table:table-cell>
          <table:table-cell table:style-name="ACE-0x23dcfd8" office:value-type="float" office:value="12.4483">
            <text:p>12.45</text:p>
          </table:table-cell>
          <table:table-cell table:style-name="ACE-0x23dcfd8" office:value-type="float" office:value="5.03146">
            <text:p>5.03</text:p>
          </table:table-cell>
          <table:table-cell table:style-name="ACE-0x23f53e8" office:value-type="float" office:value="5.08349">
            <text:p>5.08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1">
            <text:p>1</text:p>
          </table:table-cell>
          <table:covered-table-cell table:number-columns-repeated="4"/>
          <table:table-cell table:number-rows-spanned="15" table:style-name="ACE-0x23da098" office:value-type="float" office:value="20">
            <text:p>20</text:p>
          </table:table-cell>
          <table:table-cell table:number-rows-spanned="3" table:style-name="ACE-0x24f1dd8" office:value-type="float" office:value="23">
            <text:p>23</text:p>
          </table:table-cell>
          <table:table-cell table:number-rows-spanned="3" table:style-name="ACE-0x24f14d8" office:value-type="float" office:value="154">
            <text:p>154</text:p>
          </table:table-cell>
          <table:table-cell table:number-rows-spanned="3" table:style-name="ACE-0x24f14d8" office:value-type="float" office:value="374">
            <text:p>374</text:p>
          </table:table-cell>
          <table:table-cell table:number-rows-spanned="3" table:style-name="ACE-0x24f14d8" table:formula="of:=SUM([.G153:.I153])" office:value-type="float" office:value="551">
            <text:p>551</text:p>
          </table:table-cell>
          <table:table-cell table:number-rows-spanned="3" table:style-name="ACE-0x24f14d8" office:value-type="float" office:value="46">
            <text:p>46</text:p>
          </table:table-cell>
          <table:table-cell table:number-rows-spanned="3" table:style-name="ACE-0x24f14d8" office:value-type="float" office:value="562">
            <text:p>562</text:p>
          </table:table-cell>
          <table:table-cell table:number-rows-spanned="3" table:style-name="ACE-0x24f14d8" office:value-type="float" office:value="11310">
            <text:p>11310</text:p>
          </table:table-cell>
          <table:table-cell table:number-rows-spanned="3" table:style-name="ACE-0x24f14d8" table:formula="of:=SUM([.K153:.M155])" office:value-type="float" office:value="11918">
            <text:p>11918</text:p>
          </table:table-cell>
          <table:table-cell table:number-rows-spanned="3" table:style-name="ACE-0x24f3458" office:value-type="float" office:value="345">
            <text:p>345</text:p>
          </table:table-cell>
          <table:table-cell table:number-rows-spanned="3" table:style-name="ACE-0x24f2c78" office:value-type="float" office:value="11573">
            <text:p>11573</text:p>
          </table:table-cell>
          <table:table-cell table:style-name="ACE-0x23db298" office:value-type="float" office:value="23340">
            <text:p>23340</text:p>
          </table:table-cell>
          <table:table-cell table:style-name="ACE-0x23dc018" office:value-type="float" office:value="17.3913">
            <text:p>17.3913</text:p>
          </table:table-cell>
          <table:table-cell table:style-name="ACE-0x23dc018" office:value-type="float" office:value="64.2857">
            <text:p>64.2857</text:p>
          </table:table-cell>
          <table:table-cell table:style-name="ACE-0x23dc018" office:value-type="float" office:value="82.0856">
            <text:p>82.0856</text:p>
          </table:table-cell>
          <table:table-cell table:style-name="ACE-0x24f15f8" table:formula="of:=[.R153]*[.G153]/100" office:value-type="float" office:value="3.999999">
            <text:p>4.00</text:p>
          </table:table-cell>
          <table:table-cell table:style-name="ACE-0x24f15f8" table:formula="of:=[.S153]*[.H153]/100" office:value-type="float" office:value="98.999978">
            <text:p>99.00</text:p>
          </table:table-cell>
          <table:table-cell table:style-name="ACE-0x24f15f8" table:formula="of:=[.T153]*[.I153]/100" office:value-type="float" office:value="307.000144">
            <text:p>307.00</text:p>
          </table:table-cell>
          <table:table-cell table:style-name="ACE-0x24f15f8" table:formula="of:=SUM([.U153:.W153])" office:value-type="float" office:value="410.000121">
            <text:p>410.00</text:p>
          </table:table-cell>
          <table:table-cell table:style-name="ACE-0x23dc018" office:value-type="float" office:value="3">
            <text:p>3</text:p>
          </table:table-cell>
          <table:table-cell table:style-name="ACE-0x23dc018" office:value-type="float" office:value="18.7576">
            <text:p>18.7576</text:p>
          </table:table-cell>
          <table:table-cell table:style-name="ACE-0x23dc018" office:value-type="float" office:value="69.9381">
            <text:p>69.9381</text:p>
          </table:table-cell>
          <table:table-cell table:style-name="ACE-0x23dc018" office:value-type="float" office:value="2.34521">
            <text:p>2.34521</text:p>
          </table:table-cell>
          <table:table-cell table:style-name="ACE-0x23dc018" office:value-type="float" office:value="12.1955">
            <text:p>12.1955</text:p>
          </table:table-cell>
          <table:table-cell table:style-name="ACE-0x23dc498" office:value-type="float" office:value="37.4301">
            <text:p>37.4301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23340">
            <text:p>23340.00</text:p>
          </table:table-cell>
          <table:table-cell table:style-name="ACE-0x23dcfd8" office:value-type="float" office:value="17.3913">
            <text:p>17.39</text:p>
          </table:table-cell>
          <table:table-cell table:style-name="ACE-0x23dcfd8" office:value-type="float" office:value="64.2857">
            <text:p>64.29</text:p>
          </table:table-cell>
          <table:table-cell table:style-name="ACE-0x23dcfd8" office:value-type="float" office:value="82.0856">
            <text:p>82.09</text:p>
          </table:table-cell>
          <table:table-cell table:style-name="ACE-0x23dcfd8" table:formula="of:=[.R154]*[.G153]/100" office:value-type="float" office:value="3.999999">
            <text:p>4.00</text:p>
          </table:table-cell>
          <table:table-cell table:style-name="ACE-0x23dcfd8" table:formula="of:=[.S154]*[.H153]/100" office:value-type="float" office:value="98.999978">
            <text:p>99.00</text:p>
          </table:table-cell>
          <table:table-cell table:style-name="ACE-0x23dcfd8" table:formula="of:=[.T154]*[.I153]/100" office:value-type="float" office:value="307.000144">
            <text:p>307.00</text:p>
          </table:table-cell>
          <table:table-cell table:style-name="ACE-0x23dcfd8" table:formula="of:=SUM([.U154:.W154])" office:value-type="float" office:value="410.000121">
            <text:p>410.00</text:p>
          </table:table-cell>
          <table:table-cell table:style-name="ACE-0x23dcfd8" office:value-type="float" office:value="3">
            <text:p>3.00</text:p>
          </table:table-cell>
          <table:table-cell table:style-name="ACE-0x23dcfd8" office:value-type="float" office:value="18.7576">
            <text:p>18.76</text:p>
          </table:table-cell>
          <table:table-cell table:style-name="ACE-0x23dcfd8" office:value-type="float" office:value="69.9381">
            <text:p>69.94</text:p>
          </table:table-cell>
          <table:table-cell table:style-name="ACE-0x23dcfd8" office:value-type="float" office:value="2.34521">
            <text:p>2.35</text:p>
          </table:table-cell>
          <table:table-cell table:style-name="ACE-0x23dcfd8" office:value-type="float" office:value="12.1955">
            <text:p>12.20</text:p>
          </table:table-cell>
          <table:table-cell table:style-name="ACE-0x24f13b8" office:value-type="float" office:value="37.4301">
            <text:p>37.43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4f30f8" office:value-type="float" office:value="5655">
            <text:p>5655.00</text:p>
          </table:table-cell>
          <table:table-cell table:style-name="ACE-0x24f1b98" office:value-type="float" office:value="26.087">
            <text:p>26.09</text:p>
          </table:table-cell>
          <table:table-cell table:style-name="ACE-0x24f1b98" office:value-type="float" office:value="31.8182">
            <text:p>31.82</text:p>
          </table:table-cell>
          <table:table-cell table:style-name="ACE-0x24f1b98" office:value-type="float" office:value="79.6791">
            <text:p>79.68</text:p>
          </table:table-cell>
          <table:table-cell table:style-name="ACE-0x24f1b98" table:formula="of:=[.R155]*[.G153]/100" office:value-type="float" office:value="6.00001">
            <text:p>6.00</text:p>
          </table:table-cell>
          <table:table-cell table:style-name="ACE-0x24f1b98" table:formula="of:=[.S155]*[.H153]/100" office:value-type="float" office:value="49.000028">
            <text:p>49.00</text:p>
          </table:table-cell>
          <table:table-cell table:style-name="ACE-0x24f1b98" table:formula="of:=[.T155]*[.I153]/100" office:value-type="float" office:value="297.999834">
            <text:p>298.00</text:p>
          </table:table-cell>
          <table:table-cell table:style-name="ACE-0x24f1b98" table:formula="of:=SUM([.U155:.W155])" office:value-type="float" office:value="352.999872">
            <text:p>353.00</text:p>
          </table:table-cell>
          <table:table-cell table:style-name="ACE-0x24f1b98" office:value-type="float" office:value="3.16667">
            <text:p>3.17</text:p>
          </table:table-cell>
          <table:table-cell table:style-name="ACE-0x24f1b98" office:value-type="float" office:value="3.30612">
            <text:p>3.31</text:p>
          </table:table-cell>
          <table:table-cell table:style-name="ACE-0x24f1b98" office:value-type="float" office:value="18.3691">
            <text:p>18.37</text:p>
          </table:table-cell>
          <table:table-cell table:style-name="ACE-0x24f1b98" office:value-type="float" office:value="2.67187">
            <text:p>2.67</text:p>
          </table:table-cell>
          <table:table-cell table:style-name="ACE-0x24f1b98" office:value-type="float" office:value="3.18289">
            <text:p>3.18</text:p>
          </table:table-cell>
          <table:table-cell table:style-name="ACE-0x24f2138" office:value-type="float" office:value="8.83355">
            <text:p>8.83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2">
            <text:p>2</text:p>
          </table:table-cell>
          <table:covered-table-cell table:number-columns-repeated="5"/>
          <table:table-cell table:number-rows-spanned="3" table:style-name="ACE-0x23daf38" office:value-type="float" office:value="29">
            <text:p>29</text:p>
          </table:table-cell>
          <table:table-cell table:number-rows-spanned="3" table:style-name="ACE-0x23db718" office:value-type="float" office:value="161">
            <text:p>161</text:p>
          </table:table-cell>
          <table:table-cell table:number-rows-spanned="3" table:style-name="ACE-0x23db718" office:value-type="float" office:value="333">
            <text:p>333</text:p>
          </table:table-cell>
          <table:table-cell table:number-rows-spanned="3" table:style-name="ACE-0x23db718" table:formula="of:=SUM([.G156:.I156])" office:value-type="float" office:value="523">
            <text:p>523</text:p>
          </table:table-cell>
          <table:table-cell table:number-rows-spanned="3" table:style-name="ACE-0x23db718" office:value-type="float" office:value="61">
            <text:p>61</text:p>
          </table:table-cell>
          <table:table-cell table:number-rows-spanned="3" table:style-name="ACE-0x23db718" office:value-type="float" office:value="620">
            <text:p>620</text:p>
          </table:table-cell>
          <table:table-cell table:number-rows-spanned="3" table:style-name="ACE-0x23db718" office:value-type="float" office:value="10025">
            <text:p>10025</text:p>
          </table:table-cell>
          <table:table-cell table:number-rows-spanned="3" table:style-name="ACE-0x23db718" table:formula="of:=SUM([.K156:.M156])" office:value-type="float" office:value="10706">
            <text:p>10706</text:p>
          </table:table-cell>
          <table:table-cell table:number-rows-spanned="3" table:style-name="ACE-0x24f2498" office:value-type="float" office:value="410">
            <text:p>410</text:p>
          </table:table-cell>
          <table:table-cell table:number-rows-spanned="3" table:style-name="ACE-0x24f2fd8" office:value-type="float" office:value="10296">
            <text:p>10296</text:p>
          </table:table-cell>
          <table:table-cell table:style-name="ACE-0x23da2d8" office:value-type="float" office:value="18445">
            <text:p>18445</text:p>
          </table:table-cell>
          <table:table-cell table:style-name="ACE-0x23f4e48" office:value-type="float" office:value="34.4828">
            <text:p>34.4828</text:p>
          </table:table-cell>
          <table:table-cell table:style-name="ACE-0x23f4e48" office:value-type="float" office:value="62.7329">
            <text:p>62.7329</text:p>
          </table:table-cell>
          <table:table-cell table:style-name="ACE-0x23f4e48" office:value-type="float" office:value="78.6787">
            <text:p>78.6787</text:p>
          </table:table-cell>
          <table:table-cell table:style-name="ACE-0x23f4ae8" table:formula="of:=[.R156]*[.G156]/100" office:value-type="float" office:value="10.000012">
            <text:p>10.00</text:p>
          </table:table-cell>
          <table:table-cell table:style-name="ACE-0x23f4ae8" table:formula="of:=[.S156]*[.H156]/100" office:value-type="float" office:value="100.999969">
            <text:p>101.00</text:p>
          </table:table-cell>
          <table:table-cell table:style-name="ACE-0x23f4ae8" table:formula="of:=[.T156]*[.I156]/100" office:value-type="float" office:value="262.000071">
            <text:p>262.00</text:p>
          </table:table-cell>
          <table:table-cell table:style-name="ACE-0x23f4ae8" table:formula="of:=SUM([.U156:.W156])" office:value-type="float" office:value="373.000052">
            <text:p>373.00</text:p>
          </table:table-cell>
          <table:table-cell table:style-name="ACE-0x23f4e48" office:value-type="float" office:value="1.9">
            <text:p>1.9</text:p>
          </table:table-cell>
          <table:table-cell table:style-name="ACE-0x23f4e48" office:value-type="float" office:value="22.2475">
            <text:p>22.2475</text:p>
          </table:table-cell>
          <table:table-cell table:style-name="ACE-0x23f4e48" office:value-type="float" office:value="61.7519">
            <text:p>61.7519</text:p>
          </table:table-cell>
          <table:table-cell table:style-name="ACE-0x23f4e48" office:value-type="float" office:value="0.7">
            <text:p>0.7</text:p>
          </table:table-cell>
          <table:table-cell table:style-name="ACE-0x23f4e48" office:value-type="float" office:value="13.4653">
            <text:p>13.4653</text:p>
          </table:table-cell>
          <table:table-cell table:style-name="ACE-0x23f5988" office:value-type="float" office:value="32.2195">
            <text:p>32.2195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18445">
            <text:p>18445.00</text:p>
          </table:table-cell>
          <table:table-cell table:style-name="ACE-0x23dcfd8" office:value-type="float" office:value="34.4828">
            <text:p>34.48</text:p>
          </table:table-cell>
          <table:table-cell table:style-name="ACE-0x23dcfd8" office:value-type="float" office:value="62.7329">
            <text:p>62.73</text:p>
          </table:table-cell>
          <table:table-cell table:style-name="ACE-0x23dcfd8" office:value-type="float" office:value="78.6787">
            <text:p>78.68</text:p>
          </table:table-cell>
          <table:table-cell table:style-name="ACE-0x23dcfd8" table:formula="of:=[.R157]*[.G156]/100" office:value-type="float" office:value="10.000012">
            <text:p>10.00</text:p>
          </table:table-cell>
          <table:table-cell table:style-name="ACE-0x23dcfd8" table:formula="of:=[.S157]*[.H156]/100" office:value-type="float" office:value="100.999969">
            <text:p>101.00</text:p>
          </table:table-cell>
          <table:table-cell table:style-name="ACE-0x23dcfd8" table:formula="of:=[.T157]*[.I156]/100" office:value-type="float" office:value="262.000071">
            <text:p>262.00</text:p>
          </table:table-cell>
          <table:table-cell table:style-name="ACE-0x23dcfd8" table:formula="of:=SUM([.U157:.W157])" office:value-type="float" office:value="373.000052">
            <text:p>373.00</text:p>
          </table:table-cell>
          <table:table-cell table:style-name="ACE-0x23dcfd8" office:value-type="float" office:value="1.9">
            <text:p>1.90</text:p>
          </table:table-cell>
          <table:table-cell table:style-name="ACE-0x23dcfd8" office:value-type="float" office:value="22.2475">
            <text:p>22.25</text:p>
          </table:table-cell>
          <table:table-cell table:style-name="ACE-0x23dcfd8" office:value-type="float" office:value="61.7519">
            <text:p>61.75</text:p>
          </table:table-cell>
          <table:table-cell table:style-name="ACE-0x23dcfd8" office:value-type="float" office:value="0.7">
            <text:p>0.70</text:p>
          </table:table-cell>
          <table:table-cell table:style-name="ACE-0x23dcfd8" office:value-type="float" office:value="13.4653">
            <text:p>13.47</text:p>
          </table:table-cell>
          <table:table-cell table:style-name="ACE-0x23f53e8" office:value-type="float" office:value="32.2195">
            <text:p>32.22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4122">
            <text:p>4122.00</text:p>
          </table:table-cell>
          <table:table-cell table:style-name="ACE-0x23dcfd8" office:value-type="float" office:value="37.931">
            <text:p>37.93</text:p>
          </table:table-cell>
          <table:table-cell table:style-name="ACE-0x23dcfd8" office:value-type="float" office:value="30.4348">
            <text:p>30.43</text:p>
          </table:table-cell>
          <table:table-cell table:style-name="ACE-0x23dcfd8" office:value-type="float" office:value="76.8769">
            <text:p>76.88</text:p>
          </table:table-cell>
          <table:table-cell table:style-name="ACE-0x23dcfd8" table:formula="of:=[.R158]*[.G156]/100" office:value-type="float" office:value="10.99999">
            <text:p>11.00</text:p>
          </table:table-cell>
          <table:table-cell table:style-name="ACE-0x23dcfd8" table:formula="of:=[.S158]*[.H156]/100" office:value-type="float" office:value="49.000028">
            <text:p>49.00</text:p>
          </table:table-cell>
          <table:table-cell table:style-name="ACE-0x23dcfd8" table:formula="of:=[.T158]*[.I156]/100" office:value-type="float" office:value="256.000077">
            <text:p>256.00</text:p>
          </table:table-cell>
          <table:table-cell table:style-name="ACE-0x23dcfd8" table:formula="of:=SUM([.U158:.W158])" office:value-type="float" office:value="316.000095">
            <text:p>316.00</text:p>
          </table:table-cell>
          <table:table-cell table:style-name="ACE-0x23dcfd8" office:value-type="float" office:value="3.81818">
            <text:p>3.82</text:p>
          </table:table-cell>
          <table:table-cell table:style-name="ACE-0x23dcfd8" office:value-type="float" office:value="6.26531">
            <text:p>6.27</text:p>
          </table:table-cell>
          <table:table-cell table:style-name="ACE-0x23dcfd8" office:value-type="float" office:value="14.7383">
            <text:p>14.74</text:p>
          </table:table-cell>
          <table:table-cell table:style-name="ACE-0x23dcfd8" office:value-type="float" office:value="6.71251">
            <text:p>6.71</text:p>
          </table:table-cell>
          <table:table-cell table:style-name="ACE-0x23dcfd8" office:value-type="float" office:value="6.32383">
            <text:p>6.32</text:p>
          </table:table-cell>
          <table:table-cell table:style-name="ACE-0x23f53e8" office:value-type="float" office:value="6.47153">
            <text:p>6.47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3">
            <text:p>3</text:p>
          </table:table-cell>
          <table:covered-table-cell table:number-columns-repeated="5"/>
          <table:table-cell table:number-rows-spanned="3" table:style-name="ACE-0x24f1dd8" office:value-type="float" office:value="36">
            <text:p>36</text:p>
          </table:table-cell>
          <table:table-cell table:number-rows-spanned="3" table:style-name="ACE-0x24f14d8" office:value-type="float" office:value="178">
            <text:p>178</text:p>
          </table:table-cell>
          <table:table-cell table:number-rows-spanned="3" table:style-name="ACE-0x24f14d8" office:value-type="float" office:value="401">
            <text:p>401</text:p>
          </table:table-cell>
          <table:table-cell table:number-rows-spanned="3" table:style-name="ACE-0x24f14d8" table:formula="of:=SUM([.G159:.I159])" office:value-type="float" office:value="615">
            <text:p>615</text:p>
          </table:table-cell>
          <table:table-cell table:number-rows-spanned="3" table:style-name="ACE-0x24f14d8" office:value-type="float" office:value="73">
            <text:p>73</text:p>
          </table:table-cell>
          <table:table-cell table:number-rows-spanned="3" table:style-name="ACE-0x24f14d8" office:value-type="float" office:value="667">
            <text:p>667</text:p>
          </table:table-cell>
          <table:table-cell table:number-rows-spanned="3" table:style-name="ACE-0x24f14d8" office:value-type="float" office:value="11955">
            <text:p>11955</text:p>
          </table:table-cell>
          <table:table-cell table:number-rows-spanned="3" table:style-name="ACE-0x24f14d8" table:formula="of:=SUM([.K159:.M161])" office:value-type="float" office:value="12695">
            <text:p>12695</text:p>
          </table:table-cell>
          <table:table-cell table:number-rows-spanned="3" table:style-name="ACE-0x24f3458" office:value-type="float" office:value="449">
            <text:p>449</text:p>
          </table:table-cell>
          <table:table-cell table:number-rows-spanned="3" table:style-name="ACE-0x24f2c78" office:value-type="float" office:value="12246">
            <text:p>12246</text:p>
          </table:table-cell>
          <table:table-cell table:style-name="ACE-0x23db298" office:value-type="float" office:value="28595">
            <text:p>28595</text:p>
          </table:table-cell>
          <table:table-cell table:style-name="ACE-0x23dc018" office:value-type="float" office:value="36.1111">
            <text:p>36.1111</text:p>
          </table:table-cell>
          <table:table-cell table:style-name="ACE-0x23dc018" office:value-type="float" office:value="55.618">
            <text:p>55.618</text:p>
          </table:table-cell>
          <table:table-cell table:style-name="ACE-0x23dc018" office:value-type="float" office:value="84.5387">
            <text:p>84.5387</text:p>
          </table:table-cell>
          <table:table-cell table:style-name="ACE-0x24f15f8" table:formula="of:=[.R159]*[.G159]/100" office:value-type="float" office:value="12.999996">
            <text:p>13.00</text:p>
          </table:table-cell>
          <table:table-cell table:style-name="ACE-0x24f15f8" table:formula="of:=[.S159]*[.H159]/100" office:value-type="float" office:value="99.00004">
            <text:p>99.00</text:p>
          </table:table-cell>
          <table:table-cell table:style-name="ACE-0x24f15f8" table:formula="of:=[.T159]*[.I159]/100" office:value-type="float" office:value="339.000187">
            <text:p>339.00</text:p>
          </table:table-cell>
          <table:table-cell table:style-name="ACE-0x24f15f8" table:formula="of:=SUM([.U159:.W159])" office:value-type="float" office:value="451.000223">
            <text:p>451.00</text:p>
          </table:table-cell>
          <table:table-cell table:style-name="ACE-0x23dc018" office:value-type="float" office:value="1.76923">
            <text:p>1.76923</text:p>
          </table:table-cell>
          <table:table-cell table:style-name="ACE-0x23dc018" office:value-type="float" office:value="22.899">
            <text:p>22.899</text:p>
          </table:table-cell>
          <table:table-cell table:style-name="ACE-0x23dc018" office:value-type="float" office:value="77.5959">
            <text:p>77.5959</text:p>
          </table:table-cell>
          <table:table-cell table:style-name="ACE-0x23dc018" office:value-type="float" office:value="0.57564">
            <text:p>0.57564</text:p>
          </table:table-cell>
          <table:table-cell table:style-name="ACE-0x23dc018" office:value-type="float" office:value="12.2305">
            <text:p>12.2305</text:p>
          </table:table-cell>
          <table:table-cell table:style-name="ACE-0x23dc498" office:value-type="float" office:value="42.9592">
            <text:p>42.9592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28595">
            <text:p>28595.00</text:p>
          </table:table-cell>
          <table:table-cell table:style-name="ACE-0x23dcfd8" office:value-type="float" office:value="36.1111">
            <text:p>36.11</text:p>
          </table:table-cell>
          <table:table-cell table:style-name="ACE-0x23dcfd8" office:value-type="float" office:value="55.618">
            <text:p>55.62</text:p>
          </table:table-cell>
          <table:table-cell table:style-name="ACE-0x23dcfd8" office:value-type="float" office:value="84.5387">
            <text:p>84.54</text:p>
          </table:table-cell>
          <table:table-cell table:style-name="ACE-0x23dcfd8" table:formula="of:=[.R160]*[.G159]/100" office:value-type="float" office:value="12.999996">
            <text:p>13.00</text:p>
          </table:table-cell>
          <table:table-cell table:style-name="ACE-0x23dcfd8" table:formula="of:=[.S160]*[.H159]/100" office:value-type="float" office:value="99.00004">
            <text:p>99.00</text:p>
          </table:table-cell>
          <table:table-cell table:style-name="ACE-0x23dcfd8" table:formula="of:=[.T160]*[.I159]/100" office:value-type="float" office:value="339.000187">
            <text:p>339.00</text:p>
          </table:table-cell>
          <table:table-cell table:style-name="ACE-0x23dcfd8" table:formula="of:=SUM([.U160:.W160])" office:value-type="float" office:value="451.000223">
            <text:p>451.00</text:p>
          </table:table-cell>
          <table:table-cell table:style-name="ACE-0x23dcfd8" office:value-type="float" office:value="1.76923">
            <text:p>1.77</text:p>
          </table:table-cell>
          <table:table-cell table:style-name="ACE-0x23dcfd8" office:value-type="float" office:value="22.899">
            <text:p>22.90</text:p>
          </table:table-cell>
          <table:table-cell table:style-name="ACE-0x23dcfd8" office:value-type="float" office:value="77.5959">
            <text:p>77.60</text:p>
          </table:table-cell>
          <table:table-cell table:style-name="ACE-0x23dcfd8" office:value-type="float" office:value="0.57564">
            <text:p>0.58</text:p>
          </table:table-cell>
          <table:table-cell table:style-name="ACE-0x23dcfd8" office:value-type="float" office:value="12.2305">
            <text:p>12.23</text:p>
          </table:table-cell>
          <table:table-cell table:style-name="ACE-0x24f13b8" office:value-type="float" office:value="42.9592">
            <text:p>42.96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8053">
            <text:p>8053.00</text:p>
          </table:table-cell>
          <table:table-cell table:style-name="ACE-0x24f1b98" office:value-type="float" office:value="47.2222">
            <text:p>47.22</text:p>
          </table:table-cell>
          <table:table-cell table:style-name="ACE-0x24f1b98" office:value-type="float" office:value="23.0337">
            <text:p>23.03</text:p>
          </table:table-cell>
          <table:table-cell table:style-name="ACE-0x24f1b98" office:value-type="float" office:value="84.2893">
            <text:p>84.29</text:p>
          </table:table-cell>
          <table:table-cell table:style-name="ACE-0x24f1b98" table:formula="of:=[.R161]*[.G159]/100" office:value-type="float" office:value="16.999992">
            <text:p>17.00</text:p>
          </table:table-cell>
          <table:table-cell table:style-name="ACE-0x24f1b98" table:formula="of:=[.S161]*[.H159]/100" office:value-type="float" office:value="40.999986">
            <text:p>41.00</text:p>
          </table:table-cell>
          <table:table-cell table:style-name="ACE-0x24f1b98" table:formula="of:=[.T161]*[.I159]/100" office:value-type="float" office:value="338.000093">
            <text:p>338.00</text:p>
          </table:table-cell>
          <table:table-cell table:style-name="ACE-0x24f1b98" table:formula="of:=SUM([.U161:.W161])" office:value-type="float" office:value="396.000071">
            <text:p>396.00</text:p>
          </table:table-cell>
          <table:table-cell table:style-name="ACE-0x24f1b98" office:value-type="float" office:value="4.11765">
            <text:p>4.12</text:p>
          </table:table-cell>
          <table:table-cell table:style-name="ACE-0x24f1b98" office:value-type="float" office:value="6.12195">
            <text:p>6.12</text:p>
          </table:table-cell>
          <table:table-cell table:style-name="ACE-0x24f1b98" office:value-type="float" office:value="22.8757">
            <text:p>22.88</text:p>
          </table:table-cell>
          <table:table-cell table:style-name="ACE-0x24f1b98" office:value-type="float" office:value="4.68894">
            <text:p>4.69</text:p>
          </table:table-cell>
          <table:table-cell table:style-name="ACE-0x24f1b98" office:value-type="float" office:value="5.61442">
            <text:p>5.61</text:p>
          </table:table-cell>
          <table:table-cell table:style-name="ACE-0x24f2138" office:value-type="float" office:value="11.8285">
            <text:p>11.83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4">
            <text:p>4</text:p>
          </table:table-cell>
          <table:covered-table-cell table:number-columns-repeated="5"/>
          <table:table-cell table:number-rows-spanned="3" table:style-name="ACE-0x23daf38" office:value-type="float" office:value="38">
            <text:p>38</text:p>
          </table:table-cell>
          <table:table-cell table:number-rows-spanned="3" table:style-name="ACE-0x23db718" office:value-type="float" office:value="151">
            <text:p>151</text:p>
          </table:table-cell>
          <table:table-cell table:number-rows-spanned="3" table:style-name="ACE-0x23db718" office:value-type="float" office:value="370">
            <text:p>370</text:p>
          </table:table-cell>
          <table:table-cell table:number-rows-spanned="3" table:style-name="ACE-0x23db718" table:formula="of:=SUM([.G162:.I162])" office:value-type="float" office:value="559">
            <text:p>559</text:p>
          </table:table-cell>
          <table:table-cell table:number-rows-spanned="3" table:style-name="ACE-0x23db718" office:value-type="float" office:value="65">
            <text:p>65</text:p>
          </table:table-cell>
          <table:table-cell table:number-rows-spanned="3" table:style-name="ACE-0x23db718" office:value-type="float" office:value="496">
            <text:p>496</text:p>
          </table:table-cell>
          <table:table-cell table:number-rows-spanned="3" table:style-name="ACE-0x23db718" office:value-type="float" office:value="11150">
            <text:p>11150</text:p>
          </table:table-cell>
          <table:table-cell table:number-rows-spanned="3" table:style-name="ACE-0x23db718" table:formula="of:=SUM([.K162:.M162])" office:value-type="float" office:value="11711">
            <text:p>11711</text:p>
          </table:table-cell>
          <table:table-cell table:number-rows-spanned="3" table:style-name="ACE-0x24f2498" office:value-type="float" office:value="299">
            <text:p>299</text:p>
          </table:table-cell>
          <table:table-cell table:number-rows-spanned="3" table:style-name="ACE-0x24f2fd8" office:value-type="float" office:value="11412">
            <text:p>11412</text:p>
          </table:table-cell>
          <table:table-cell table:style-name="ACE-0x23da2d8" office:value-type="float" office:value="21593">
            <text:p>21593</text:p>
          </table:table-cell>
          <table:table-cell table:style-name="ACE-0x23f4e48" office:value-type="float" office:value="21.0526">
            <text:p>21.0526</text:p>
          </table:table-cell>
          <table:table-cell table:style-name="ACE-0x23f4e48" office:value-type="float" office:value="58.2781">
            <text:p>58.2781</text:p>
          </table:table-cell>
          <table:table-cell table:style-name="ACE-0x23f4e48" office:value-type="float" office:value="82.4324">
            <text:p>82.4324</text:p>
          </table:table-cell>
          <table:table-cell table:style-name="ACE-0x23f4ae8" table:formula="of:=[.R162]*[.G162]/100" office:value-type="float" office:value="7.999988">
            <text:p>8.00</text:p>
          </table:table-cell>
          <table:table-cell table:style-name="ACE-0x23f4ae8" table:formula="of:=[.S162]*[.H162]/100" office:value-type="float" office:value="87.999931">
            <text:p>88.00</text:p>
          </table:table-cell>
          <table:table-cell table:style-name="ACE-0x23f4ae8" table:formula="of:=[.T162]*[.I162]/100" office:value-type="float" office:value="304.99988">
            <text:p>305.00</text:p>
          </table:table-cell>
          <table:table-cell table:style-name="ACE-0x23f4ae8" table:formula="of:=SUM([.U162:.W162])" office:value-type="float" office:value="400.999799">
            <text:p>401.00</text:p>
          </table:table-cell>
          <table:table-cell table:style-name="ACE-0x23f4e48" office:value-type="float" office:value="1.875">
            <text:p>1.875</text:p>
          </table:table-cell>
          <table:table-cell table:style-name="ACE-0x23f4e48" office:value-type="float" office:value="18.375">
            <text:p>18.375</text:p>
          </table:table-cell>
          <table:table-cell table:style-name="ACE-0x23f4e48" office:value-type="float" office:value="65.4459">
            <text:p>65.4459</text:p>
          </table:table-cell>
          <table:table-cell table:style-name="ACE-0x23f4e48" office:value-type="float" office:value="0.599479">
            <text:p>0.59948</text:p>
          </table:table-cell>
          <table:table-cell table:style-name="ACE-0x23f4e48" office:value-type="float" office:value="10.1995">
            <text:p>10.1995</text:p>
          </table:table-cell>
          <table:table-cell table:style-name="ACE-0x23f5988" office:value-type="float" office:value="38.0454">
            <text:p>38.0454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21593">
            <text:p>21593.00</text:p>
          </table:table-cell>
          <table:table-cell table:style-name="ACE-0x23dcfd8" office:value-type="float" office:value="21.0526">
            <text:p>21.05</text:p>
          </table:table-cell>
          <table:table-cell table:style-name="ACE-0x23dcfd8" office:value-type="float" office:value="58.2781">
            <text:p>58.28</text:p>
          </table:table-cell>
          <table:table-cell table:style-name="ACE-0x23dcfd8" office:value-type="float" office:value="82.4324">
            <text:p>82.43</text:p>
          </table:table-cell>
          <table:table-cell table:style-name="ACE-0x23dcfd8" table:formula="of:=[.R163]*[.G162]/100" office:value-type="float" office:value="7.999988">
            <text:p>8.00</text:p>
          </table:table-cell>
          <table:table-cell table:style-name="ACE-0x23dcfd8" table:formula="of:=[.S163]*[.H162]/100" office:value-type="float" office:value="87.999931">
            <text:p>88.00</text:p>
          </table:table-cell>
          <table:table-cell table:style-name="ACE-0x23dcfd8" table:formula="of:=[.T163]*[.I162]/100" office:value-type="float" office:value="304.99988">
            <text:p>305.00</text:p>
          </table:table-cell>
          <table:table-cell table:style-name="ACE-0x23dcfd8" table:formula="of:=SUM([.U163:.W163])" office:value-type="float" office:value="400.999799">
            <text:p>401.00</text:p>
          </table:table-cell>
          <table:table-cell table:style-name="ACE-0x23dcfd8" office:value-type="float" office:value="1.875">
            <text:p>1.88</text:p>
          </table:table-cell>
          <table:table-cell table:style-name="ACE-0x23dcfd8" office:value-type="float" office:value="18.375">
            <text:p>18.38</text:p>
          </table:table-cell>
          <table:table-cell table:style-name="ACE-0x23dcfd8" office:value-type="float" office:value="65.4459">
            <text:p>65.45</text:p>
          </table:table-cell>
          <table:table-cell table:style-name="ACE-0x23dcfd8" office:value-type="float" office:value="0.599479">
            <text:p>0.60</text:p>
          </table:table-cell>
          <table:table-cell table:style-name="ACE-0x23dcfd8" office:value-type="float" office:value="10.1995">
            <text:p>10.20</text:p>
          </table:table-cell>
          <table:table-cell table:style-name="ACE-0x23f53e8" office:value-type="float" office:value="38.0454">
            <text:p>38.05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5107">
            <text:p>5107.00</text:p>
          </table:table-cell>
          <table:table-cell table:style-name="ACE-0x23dcfd8" office:value-type="float" office:value="26.3158">
            <text:p>26.32</text:p>
          </table:table-cell>
          <table:table-cell table:style-name="ACE-0x23dcfd8" office:value-type="float" office:value="24.5033">
            <text:p>24.50</text:p>
          </table:table-cell>
          <table:table-cell table:style-name="ACE-0x23dcfd8" office:value-type="float" office:value="81.3513">
            <text:p>81.35</text:p>
          </table:table-cell>
          <table:table-cell table:style-name="ACE-0x23dcfd8" table:formula="of:=[.R164]*[.G162]/100" office:value-type="float" office:value="10.000004">
            <text:p>10.00</text:p>
          </table:table-cell>
          <table:table-cell table:style-name="ACE-0x23dcfd8" table:formula="of:=[.S164]*[.H162]/100" office:value-type="float" office:value="36.999983">
            <text:p>37.00</text:p>
          </table:table-cell>
          <table:table-cell table:style-name="ACE-0x23dcfd8" table:formula="of:=[.T164]*[.I162]/100" office:value-type="float" office:value="300.99981">
            <text:p>301.00</text:p>
          </table:table-cell>
          <table:table-cell table:style-name="ACE-0x23dcfd8" table:formula="of:=SUM([.U164:.W164])" office:value-type="float" office:value="347.999797">
            <text:p>348.00</text:p>
          </table:table-cell>
          <table:table-cell table:style-name="ACE-0x23dcfd8" office:value-type="float" office:value="2.8">
            <text:p>2.80</text:p>
          </table:table-cell>
          <table:table-cell table:style-name="ACE-0x23dcfd8" office:value-type="float" office:value="3.16216">
            <text:p>3.16</text:p>
          </table:table-cell>
          <table:table-cell table:style-name="ACE-0x23dcfd8" office:value-type="float" office:value="16.4851">
            <text:p>16.49</text:p>
          </table:table-cell>
          <table:table-cell table:style-name="ACE-0x23dcfd8" office:value-type="float" office:value="2.13542">
            <text:p>2.14</text:p>
          </table:table-cell>
          <table:table-cell table:style-name="ACE-0x23dcfd8" office:value-type="float" office:value="2.37684">
            <text:p>2.38</text:p>
          </table:table-cell>
          <table:table-cell table:style-name="ACE-0x23f53e8" office:value-type="float" office:value="9.91713">
            <text:p>9.92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5">
            <text:p>5</text:p>
          </table:table-cell>
          <table:covered-table-cell table:number-columns-repeated="5"/>
          <table:table-cell table:number-rows-spanned="3" table:style-name="ACE-0x24f1dd8" office:value-type="float" office:value="29">
            <text:p>29</text:p>
          </table:table-cell>
          <table:table-cell table:number-rows-spanned="3" table:style-name="ACE-0x24f14d8" office:value-type="float" office:value="181">
            <text:p>181</text:p>
          </table:table-cell>
          <table:table-cell table:number-rows-spanned="3" table:style-name="ACE-0x24f14d8" office:value-type="float" office:value="385">
            <text:p>385</text:p>
          </table:table-cell>
          <table:table-cell table:number-rows-spanned="3" table:style-name="ACE-0x24f14d8" table:formula="of:=SUM([.G165:.I165])" office:value-type="float" office:value="595">
            <text:p>595</text:p>
          </table:table-cell>
          <table:table-cell table:number-rows-spanned="3" table:style-name="ACE-0x24f14d8" office:value-type="float" office:value="54">
            <text:p>54</text:p>
          </table:table-cell>
          <table:table-cell table:number-rows-spanned="3" table:style-name="ACE-0x24f14d8" office:value-type="float" office:value="781">
            <text:p>781</text:p>
          </table:table-cell>
          <table:table-cell table:number-rows-spanned="3" table:style-name="ACE-0x24f14d8" office:value-type="float" office:value="11545">
            <text:p>11545</text:p>
          </table:table-cell>
          <table:table-cell table:number-rows-spanned="3" table:style-name="ACE-0x24f14d8" table:formula="of:=SUM([.K165:.M167])" office:value-type="float" office:value="12380">
            <text:p>12380</text:p>
          </table:table-cell>
          <table:table-cell table:number-rows-spanned="3" table:style-name="ACE-0x24f3458" office:value-type="float" office:value="475">
            <text:p>475</text:p>
          </table:table-cell>
          <table:table-cell table:number-rows-spanned="3" table:style-name="ACE-0x24f2c78" office:value-type="float" office:value="11905">
            <text:p>11905</text:p>
          </table:table-cell>
          <table:table-cell table:style-name="ACE-0x23db298" office:value-type="float" office:value="25753">
            <text:p>25753</text:p>
          </table:table-cell>
          <table:table-cell table:style-name="ACE-0x23dc018" office:value-type="float" office:value="31.0345">
            <text:p>31.0345</text:p>
          </table:table-cell>
          <table:table-cell table:style-name="ACE-0x23dc018" office:value-type="float" office:value="61.326">
            <text:p>61.326</text:p>
          </table:table-cell>
          <table:table-cell table:style-name="ACE-0x23dc018" office:value-type="float" office:value="80">
            <text:p>80</text:p>
          </table:table-cell>
          <table:table-cell table:style-name="ACE-0x24f15f8" table:formula="of:=[.R165]*[.G165]/100" office:value-type="float" office:value="9.000005">
            <text:p>9.00</text:p>
          </table:table-cell>
          <table:table-cell table:style-name="ACE-0x24f15f8" table:formula="of:=[.S165]*[.H165]/100" office:value-type="float" office:value="111.00006">
            <text:p>111.00</text:p>
          </table:table-cell>
          <table:table-cell table:style-name="ACE-0x24f15f8" table:formula="of:=[.T165]*[.I165]/100" office:value-type="float" office:value="308">
            <text:p>308.00</text:p>
          </table:table-cell>
          <table:table-cell table:style-name="ACE-0x24f15f8" table:formula="of:=SUM([.U165:.W165])" office:value-type="float" office:value="428.000065">
            <text:p>428.00</text:p>
          </table:table-cell>
          <table:table-cell table:style-name="ACE-0x23dc018" office:value-type="float" office:value="1.44444">
            <text:p>1.44444</text:p>
          </table:table-cell>
          <table:table-cell table:style-name="ACE-0x23dc018" office:value-type="float" office:value="23.9099">
            <text:p>23.9099</text:p>
          </table:table-cell>
          <table:table-cell table:style-name="ACE-0x23dc018" office:value-type="float" office:value="74.9545">
            <text:p>74.9545</text:p>
          </table:table-cell>
          <table:table-cell table:style-name="ACE-0x23dc018" office:value-type="float" office:value="0.496904">
            <text:p>0.4969</text:p>
          </table:table-cell>
          <table:table-cell table:style-name="ACE-0x23dc018" office:value-type="float" office:value="14.3185">
            <text:p>14.3185</text:p>
          </table:table-cell>
          <table:table-cell table:style-name="ACE-0x23dc498" office:value-type="float" office:value="40.544">
            <text:p>40.544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25753">
            <text:p>25753.00</text:p>
          </table:table-cell>
          <table:table-cell table:style-name="ACE-0x23dcfd8" office:value-type="float" office:value="31.0345">
            <text:p>31.03</text:p>
          </table:table-cell>
          <table:table-cell table:style-name="ACE-0x23dcfd8" office:value-type="float" office:value="61.326">
            <text:p>61.33</text:p>
          </table:table-cell>
          <table:table-cell table:style-name="ACE-0x23dcfd8" office:value-type="float" office:value="80">
            <text:p>80.00</text:p>
          </table:table-cell>
          <table:table-cell table:style-name="ACE-0x23dcfd8" table:formula="of:=[.R166]*[.G165]/100" office:value-type="float" office:value="9.000005">
            <text:p>9.00</text:p>
          </table:table-cell>
          <table:table-cell table:style-name="ACE-0x23dcfd8" table:formula="of:=[.S166]*[.H165]/100" office:value-type="float" office:value="111.00006">
            <text:p>111.00</text:p>
          </table:table-cell>
          <table:table-cell table:style-name="ACE-0x23dcfd8" table:formula="of:=[.T166]*[.I165]/100" office:value-type="float" office:value="308">
            <text:p>308.00</text:p>
          </table:table-cell>
          <table:table-cell table:style-name="ACE-0x23dcfd8" table:formula="of:=SUM([.U166:.W166])" office:value-type="float" office:value="428.000065">
            <text:p>428.00</text:p>
          </table:table-cell>
          <table:table-cell table:style-name="ACE-0x23dcfd8" office:value-type="float" office:value="1.44444">
            <text:p>1.44</text:p>
          </table:table-cell>
          <table:table-cell table:style-name="ACE-0x23dcfd8" office:value-type="float" office:value="23.9099">
            <text:p>23.91</text:p>
          </table:table-cell>
          <table:table-cell table:style-name="ACE-0x23dcfd8" office:value-type="float" office:value="74.9545">
            <text:p>74.95</text:p>
          </table:table-cell>
          <table:table-cell table:style-name="ACE-0x23dcfd8" office:value-type="float" office:value="0.496904">
            <text:p>0.50</text:p>
          </table:table-cell>
          <table:table-cell table:style-name="ACE-0x23dcfd8" office:value-type="float" office:value="14.3185">
            <text:p>14.32</text:p>
          </table:table-cell>
          <table:table-cell table:style-name="ACE-0x24f13b8" office:value-type="float" office:value="40.544">
            <text:p>40.54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6660">
            <text:p>6660.00</text:p>
          </table:table-cell>
          <table:table-cell table:style-name="ACE-0x24f1b98" office:value-type="float" office:value="27.5862">
            <text:p>27.59</text:p>
          </table:table-cell>
          <table:table-cell table:style-name="ACE-0x24f1b98" office:value-type="float" office:value="30.9392">
            <text:p>30.94</text:p>
          </table:table-cell>
          <table:table-cell table:style-name="ACE-0x24f1b98" office:value-type="float" office:value="80.7792">
            <text:p>80.78</text:p>
          </table:table-cell>
          <table:table-cell table:style-name="ACE-0x24f1b98" table:formula="of:=[.R167]*[.G165]/100" office:value-type="float" office:value="7.999998">
            <text:p>8.00</text:p>
          </table:table-cell>
          <table:table-cell table:style-name="ACE-0x24f1b98" table:formula="of:=[.S167]*[.H165]/100" office:value-type="float" office:value="55.999952">
            <text:p>56.00</text:p>
          </table:table-cell>
          <table:table-cell table:style-name="ACE-0x24f1b98" table:formula="of:=[.T167]*[.I165]/100" office:value-type="float" office:value="310.99992">
            <text:p>311.00</text:p>
          </table:table-cell>
          <table:table-cell table:style-name="ACE-0x24f1b98" table:formula="of:=SUM([.U167:.W167])" office:value-type="float" office:value="374.99987">
            <text:p>375.00</text:p>
          </table:table-cell>
          <table:table-cell table:style-name="ACE-0x24f1b98" office:value-type="float" office:value="2.875">
            <text:p>2.88</text:p>
          </table:table-cell>
          <table:table-cell table:style-name="ACE-0x24f1b98" office:value-type="float" office:value="6.46429">
            <text:p>6.46</text:p>
          </table:table-cell>
          <table:table-cell table:style-name="ACE-0x24f1b98" office:value-type="float" office:value="20.1768">
            <text:p>20.18</text:p>
          </table:table-cell>
          <table:table-cell table:style-name="ACE-0x24f1b98" office:value-type="float" office:value="1.89984">
            <text:p>1.90</text:p>
          </table:table-cell>
          <table:table-cell table:style-name="ACE-0x24f1b98" office:value-type="float" office:value="5.36178">
            <text:p>5.36</text:p>
          </table:table-cell>
          <table:table-cell table:style-name="ACE-0x24f2138" office:value-type="float" office:value="10.6773">
            <text:p>10.68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1">
            <text:p>1</text:p>
          </table:table-cell>
          <table:covered-table-cell table:number-columns-repeated="4"/>
          <table:table-cell table:number-rows-spanned="15" table:style-name="ACE-0x23da098" office:value-type="float" office:value="30">
            <text:p>30</text:p>
          </table:table-cell>
          <table:table-cell table:number-rows-spanned="3" table:style-name="ACE-0x23daf38" office:value-type="float" office:value="33">
            <text:p>33</text:p>
          </table:table-cell>
          <table:table-cell table:number-rows-spanned="3" table:style-name="ACE-0x23db718" office:value-type="float" office:value="223">
            <text:p>223</text:p>
          </table:table-cell>
          <table:table-cell table:number-rows-spanned="3" table:style-name="ACE-0x23db718" office:value-type="float" office:value="580">
            <text:p>580</text:p>
          </table:table-cell>
          <table:table-cell table:number-rows-spanned="3" table:style-name="ACE-0x23db718" table:formula="of:=SUM([.G168:.I168])" office:value-type="float" office:value="836">
            <text:p>836</text:p>
          </table:table-cell>
          <table:table-cell table:number-rows-spanned="3" table:style-name="ACE-0x23db718" office:value-type="float" office:value="62">
            <text:p>62</text:p>
          </table:table-cell>
          <table:table-cell table:number-rows-spanned="3" table:style-name="ACE-0x23db718" office:value-type="float" office:value="853">
            <text:p>853</text:p>
          </table:table-cell>
          <table:table-cell table:number-rows-spanned="3" table:style-name="ACE-0x23db718" office:value-type="float" office:value="17540">
            <text:p>17540</text:p>
          </table:table-cell>
          <table:table-cell table:number-rows-spanned="3" table:style-name="ACE-0x23db718" table:formula="of:=SUM([.K168:.M168])" office:value-type="float" office:value="18455">
            <text:p>18455</text:p>
          </table:table-cell>
          <table:table-cell table:number-rows-spanned="3" table:style-name="ACE-0x24f2498" office:value-type="float" office:value="471">
            <text:p>471</text:p>
          </table:table-cell>
          <table:table-cell table:number-rows-spanned="3" table:style-name="ACE-0x24f2fd8" office:value-type="float" office:value="17984">
            <text:p>17984</text:p>
          </table:table-cell>
          <table:table-cell table:style-name="ACE-0x23da2d8" office:value-type="float" office:value="69205">
            <text:p>69205</text:p>
          </table:table-cell>
          <table:table-cell table:style-name="ACE-0x23f4e48" office:value-type="float" office:value="18.1818">
            <text:p>18.1818</text:p>
          </table:table-cell>
          <table:table-cell table:style-name="ACE-0x23f4e48" office:value-type="float" office:value="74.4395">
            <text:p>74.4395</text:p>
          </table:table-cell>
          <table:table-cell table:style-name="ACE-0x23f4e48" office:value-type="float" office:value="84.6552">
            <text:p>84.6552</text:p>
          </table:table-cell>
          <table:table-cell table:style-name="ACE-0x23f4ae8" table:formula="of:=[.R168]*[.G168]/100" office:value-type="float" office:value="5.999994">
            <text:p>6.00</text:p>
          </table:table-cell>
          <table:table-cell table:style-name="ACE-0x23f4ae8" table:formula="of:=[.S168]*[.H168]/100" office:value-type="float" office:value="166.000085">
            <text:p>166.00</text:p>
          </table:table-cell>
          <table:table-cell table:style-name="ACE-0x23f4ae8" table:formula="of:=[.T168]*[.I168]/100" office:value-type="float" office:value="491.00016">
            <text:p>491.00</text:p>
          </table:table-cell>
          <table:table-cell table:style-name="ACE-0x23f4ae8" table:formula="of:=SUM([.U168:.W168])" office:value-type="float" office:value="663.000239">
            <text:p>663.00</text:p>
          </table:table-cell>
          <table:table-cell table:style-name="ACE-0x23f4e48" office:value-type="float" office:value="3.83333">
            <text:p>3.83333</text:p>
          </table:table-cell>
          <table:table-cell table:style-name="ACE-0x23f4e48" office:value-type="float" office:value="39.3434">
            <text:p>39.3434</text:p>
          </table:table-cell>
          <table:table-cell table:style-name="ACE-0x23f4e48" office:value-type="float" office:value="127.599">
            <text:p>127.599</text:p>
          </table:table-cell>
          <table:table-cell table:style-name="ACE-0x23f4e48" office:value-type="float" office:value="2.79384">
            <text:p>2.79384</text:p>
          </table:table-cell>
          <table:table-cell table:style-name="ACE-0x23f4e48" office:value-type="float" office:value="23.8683">
            <text:p>23.8683</text:p>
          </table:table-cell>
          <table:table-cell table:style-name="ACE-0x23f5988" office:value-type="float" office:value="72.1649">
            <text:p>72.1649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69205">
            <text:p>69205.00</text:p>
          </table:table-cell>
          <table:table-cell table:style-name="ACE-0x23dcfd8" office:value-type="float" office:value="18.1818">
            <text:p>18.18</text:p>
          </table:table-cell>
          <table:table-cell table:style-name="ACE-0x23dcfd8" office:value-type="float" office:value="74.4395">
            <text:p>74.44</text:p>
          </table:table-cell>
          <table:table-cell table:style-name="ACE-0x23dcfd8" office:value-type="float" office:value="84.6552">
            <text:p>84.66</text:p>
          </table:table-cell>
          <table:table-cell table:style-name="ACE-0x23dcfd8" table:formula="of:=[.R169]*[.G168]/100" office:value-type="float" office:value="5.999994">
            <text:p>6.00</text:p>
          </table:table-cell>
          <table:table-cell table:style-name="ACE-0x23dcfd8" table:formula="of:=[.S169]*[.H168]/100" office:value-type="float" office:value="166.000085">
            <text:p>166.00</text:p>
          </table:table-cell>
          <table:table-cell table:style-name="ACE-0x23dcfd8" table:formula="of:=[.T169]*[.I168]/100" office:value-type="float" office:value="491.00016">
            <text:p>491.00</text:p>
          </table:table-cell>
          <table:table-cell table:style-name="ACE-0x23dcfd8" table:formula="of:=SUM([.U169:.W169])" office:value-type="float" office:value="663.000239">
            <text:p>663.00</text:p>
          </table:table-cell>
          <table:table-cell table:style-name="ACE-0x23dcfd8" office:value-type="float" office:value="3.83333">
            <text:p>3.83</text:p>
          </table:table-cell>
          <table:table-cell table:style-name="ACE-0x23dcfd8" office:value-type="float" office:value="39.3434">
            <text:p>39.34</text:p>
          </table:table-cell>
          <table:table-cell table:style-name="ACE-0x23dcfd8" office:value-type="float" office:value="127.599">
            <text:p>127.60</text:p>
          </table:table-cell>
          <table:table-cell table:style-name="ACE-0x23dcfd8" office:value-type="float" office:value="2.79384">
            <text:p>2.79</text:p>
          </table:table-cell>
          <table:table-cell table:style-name="ACE-0x23dcfd8" office:value-type="float" office:value="23.8683">
            <text:p>23.87</text:p>
          </table:table-cell>
          <table:table-cell table:style-name="ACE-0x23f53e8" office:value-type="float" office:value="72.1649">
            <text:p>72.16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23855">
            <text:p>23855.00</text:p>
          </table:table-cell>
          <table:table-cell table:style-name="ACE-0x23dcfd8" office:value-type="float" office:value="12.1212">
            <text:p>12.12</text:p>
          </table:table-cell>
          <table:table-cell table:style-name="ACE-0x23dcfd8" office:value-type="float" office:value="53.8117">
            <text:p>53.81</text:p>
          </table:table-cell>
          <table:table-cell table:style-name="ACE-0x23dcfd8" office:value-type="float" office:value="84.1379">
            <text:p>84.14</text:p>
          </table:table-cell>
          <table:table-cell table:style-name="ACE-0x23dcfd8" table:formula="of:=[.R170]*[.G168]/100" office:value-type="float" office:value="3.999996">
            <text:p>4.00</text:p>
          </table:table-cell>
          <table:table-cell table:style-name="ACE-0x23dcfd8" table:formula="of:=[.S170]*[.H168]/100" office:value-type="float" office:value="120.000091">
            <text:p>120.00</text:p>
          </table:table-cell>
          <table:table-cell table:style-name="ACE-0x23dcfd8" table:formula="of:=[.T170]*[.I168]/100" office:value-type="float" office:value="487.99982">
            <text:p>488.00</text:p>
          </table:table-cell>
          <table:table-cell table:style-name="ACE-0x23dcfd8" table:formula="of:=SUM([.U170:.W170])" office:value-type="float" office:value="611.999907">
            <text:p>612.00</text:p>
          </table:table-cell>
          <table:table-cell table:style-name="ACE-0x23dcfd8" office:value-type="float" office:value="2">
            <text:p>2.00</text:p>
          </table:table-cell>
          <table:table-cell table:style-name="ACE-0x23dcfd8" office:value-type="float" office:value="14.6333">
            <text:p>14.63</text:p>
          </table:table-cell>
          <table:table-cell table:style-name="ACE-0x23dcfd8" office:value-type="float" office:value="45.2684">
            <text:p>45.27</text:p>
          </table:table-cell>
          <table:table-cell table:style-name="ACE-0x23dcfd8" office:value-type="float" office:value="0.707107">
            <text:p>0.71</text:p>
          </table:table-cell>
          <table:table-cell table:style-name="ACE-0x23dcfd8" office:value-type="float" office:value="9.81829">
            <text:p>9.82</text:p>
          </table:table-cell>
          <table:table-cell table:style-name="ACE-0x23f53e8" office:value-type="float" office:value="24.9278">
            <text:p>24.93</text:p>
          </table:table-cell>
          <table:table-cell table:number-columns-repeated="226" table:style-name="ACE-0x23da2d8"/>
        </table:table-row>
        <table:table-row table:style-name="AROW-4">
          <table:table-cell table:number-rows-spanned="3" table:style-name="ACE-0x23da098" office:value-type="float" office:value="2">
            <text:p>2</text:p>
          </table:table-cell>
          <table:covered-table-cell table:number-columns-repeated="5"/>
          <table:table-cell table:number-rows-spanned="3" table:style-name="ACE-0x24f1dd8" office:value-type="float" office:value="35">
            <text:p>35</text:p>
          </table:table-cell>
          <table:table-cell table:number-rows-spanned="3" table:style-name="ACE-0x24f14d8" office:value-type="float" office:value="232">
            <text:p>232</text:p>
          </table:table-cell>
          <table:table-cell table:number-rows-spanned="3" table:style-name="ACE-0x24f14d8" office:value-type="float" office:value="552">
            <text:p>552</text:p>
          </table:table-cell>
          <table:table-cell table:number-rows-spanned="3" table:style-name="ACE-0x24f14d8" table:formula="of:=SUM([.G171:.I171])" office:value-type="float" office:value="819">
            <text:p>819</text:p>
          </table:table-cell>
          <table:table-cell table:number-rows-spanned="3" table:style-name="ACE-0x24f14d8" office:value-type="float" office:value="67">
            <text:p>67</text:p>
          </table:table-cell>
          <table:table-cell table:number-rows-spanned="3" table:style-name="ACE-0x24f14d8" office:value-type="float" office:value="883">
            <text:p>883</text:p>
          </table:table-cell>
          <table:table-cell table:number-rows-spanned="3" table:style-name="ACE-0x24f14d8" office:value-type="float" office:value="16530">
            <text:p>16530</text:p>
          </table:table-cell>
          <table:table-cell table:number-rows-spanned="3" table:style-name="ACE-0x24f14d8" table:formula="of:=SUM([.K171:.M173])" office:value-type="float" office:value="17480">
            <text:p>17480</text:p>
          </table:table-cell>
          <table:table-cell table:number-rows-spanned="3" table:style-name="ACE-0x24f3458" office:value-type="float" office:value="525">
            <text:p>525</text:p>
          </table:table-cell>
          <table:table-cell table:number-rows-spanned="3" table:style-name="ACE-0x24f2c78" office:value-type="float" office:value="16955">
            <text:p>16955</text:p>
          </table:table-cell>
          <table:table-cell table:style-name="ACE-0x23db298" office:value-type="float" office:value="61596">
            <text:p>61596</text:p>
          </table:table-cell>
          <table:table-cell table:style-name="ACE-0x23dc018" office:value-type="float" office:value="34.2857">
            <text:p>34.2857</text:p>
          </table:table-cell>
          <table:table-cell table:style-name="ACE-0x23dc018" office:value-type="float" office:value="70.6897">
            <text:p>70.6897</text:p>
          </table:table-cell>
          <table:table-cell table:style-name="ACE-0x23dc018" office:value-type="float" office:value="83.5145">
            <text:p>83.5145</text:p>
          </table:table-cell>
          <table:table-cell table:style-name="ACE-0x24f15f8" table:formula="of:=[.R171]*[.G171]/100" office:value-type="float" office:value="11.999995">
            <text:p>12.00</text:p>
          </table:table-cell>
          <table:table-cell table:style-name="ACE-0x24f15f8" table:formula="of:=[.S171]*[.H171]/100" office:value-type="float" office:value="164.000104">
            <text:p>164.00</text:p>
          </table:table-cell>
          <table:table-cell table:style-name="ACE-0x24f15f8" table:formula="of:=[.T171]*[.I171]/100" office:value-type="float" office:value="461.00004">
            <text:p>461.00</text:p>
          </table:table-cell>
          <table:table-cell table:style-name="ACE-0x24f15f8" table:formula="of:=SUM([.U171:.W171])" office:value-type="float" office:value="637.000139">
            <text:p>637.00</text:p>
          </table:table-cell>
          <table:table-cell table:style-name="ACE-0x23dc018" office:value-type="float" office:value="5">
            <text:p>5</text:p>
          </table:table-cell>
          <table:table-cell table:style-name="ACE-0x23dc018" office:value-type="float" office:value="37.7744">
            <text:p>37.7744</text:p>
          </table:table-cell>
          <table:table-cell table:style-name="ACE-0x23dc018" office:value-type="float" office:value="120.046">
            <text:p>120.046</text:p>
          </table:table-cell>
          <table:table-cell table:style-name="ACE-0x23dc018" office:value-type="float" office:value="7.32575">
            <text:p>7.32575</text:p>
          </table:table-cell>
          <table:table-cell table:style-name="ACE-0x23dc018" office:value-type="float" office:value="22.6022">
            <text:p>22.6022</text:p>
          </table:table-cell>
          <table:table-cell table:style-name="ACE-0x23dc498" office:value-type="float" office:value="67.5894">
            <text:p>67.5894</text:p>
          </table:table-cell>
          <table:table-cell table:number-columns-repeated="226" table:style-name="ACE-0x23da2d8"/>
        </table:table-row>
        <table:table-row table:style-name="AROW-4">
          <table:covered-table-cell table:number-columns-repeated="16"/>
          <table:table-cell table:style-name="ACE-0x23dd698" office:value-type="float" office:value="61596">
            <text:p>61596.00</text:p>
          </table:table-cell>
          <table:table-cell table:style-name="ACE-0x23dcfd8" office:value-type="float" office:value="34.2857">
            <text:p>34.29</text:p>
          </table:table-cell>
          <table:table-cell table:style-name="ACE-0x23dcfd8" office:value-type="float" office:value="70.6897">
            <text:p>70.69</text:p>
          </table:table-cell>
          <table:table-cell table:style-name="ACE-0x23dcfd8" office:value-type="float" office:value="83.5145">
            <text:p>83.51</text:p>
          </table:table-cell>
          <table:table-cell table:style-name="ACE-0x23dcfd8" table:formula="of:=[.R172]*[.G171]/100" office:value-type="float" office:value="11.999995">
            <text:p>12.00</text:p>
          </table:table-cell>
          <table:table-cell table:style-name="ACE-0x23dcfd8" table:formula="of:=[.S172]*[.H171]/100" office:value-type="float" office:value="164.000104">
            <text:p>164.00</text:p>
          </table:table-cell>
          <table:table-cell table:style-name="ACE-0x23dcfd8" table:formula="of:=[.T172]*[.I171]/100" office:value-type="float" office:value="461.00004">
            <text:p>461.00</text:p>
          </table:table-cell>
          <table:table-cell table:style-name="ACE-0x23dcfd8" table:formula="of:=SUM([.U172:.W172])" office:value-type="float" office:value="637.000139">
            <text:p>637.00</text:p>
          </table:table-cell>
          <table:table-cell table:style-name="ACE-0x23dcfd8" office:value-type="float" office:value="5">
            <text:p>5.00</text:p>
          </table:table-cell>
          <table:table-cell table:style-name="ACE-0x23dcfd8" office:value-type="float" office:value="37.7744">
            <text:p>37.77</text:p>
          </table:table-cell>
          <table:table-cell table:style-name="ACE-0x23dcfd8" office:value-type="float" office:value="120.046">
            <text:p>120.05</text:p>
          </table:table-cell>
          <table:table-cell table:style-name="ACE-0x23dcfd8" office:value-type="float" office:value="7.32575">
            <text:p>7.33</text:p>
          </table:table-cell>
          <table:table-cell table:style-name="ACE-0x23dcfd8" office:value-type="float" office:value="22.6022">
            <text:p>22.60</text:p>
          </table:table-cell>
          <table:table-cell table:style-name="ACE-0x24f13b8" office:value-type="float" office:value="67.5894">
            <text:p>67.59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21018">
            <text:p>21018.00</text:p>
          </table:table-cell>
          <table:table-cell table:style-name="ACE-0x24f1b98" office:value-type="float" office:value="31.4286">
            <text:p>31.43</text:p>
          </table:table-cell>
          <table:table-cell table:style-name="ACE-0x24f1b98" office:value-type="float" office:value="49.569">
            <text:p>49.57</text:p>
          </table:table-cell>
          <table:table-cell table:style-name="ACE-0x24f1b98" office:value-type="float" office:value="82.971">
            <text:p>82.97</text:p>
          </table:table-cell>
          <table:table-cell table:style-name="ACE-0x24f1b98" table:formula="of:=[.R173]*[.G171]/100" office:value-type="float" office:value="11.00001">
            <text:p>11.00</text:p>
          </table:table-cell>
          <table:table-cell table:style-name="ACE-0x24f1b98" table:formula="of:=[.S173]*[.H171]/100" office:value-type="float" office:value="115.00008">
            <text:p>115.00</text:p>
          </table:table-cell>
          <table:table-cell table:style-name="ACE-0x24f1b98" table:formula="of:=[.T173]*[.I171]/100" office:value-type="float" office:value="457.99992">
            <text:p>458.00</text:p>
          </table:table-cell>
          <table:table-cell table:style-name="ACE-0x24f1b98" table:formula="of:=SUM([.U173:.W173])" office:value-type="float" office:value="584.00001">
            <text:p>584.00</text:p>
          </table:table-cell>
          <table:table-cell table:style-name="ACE-0x24f1b98" office:value-type="float" office:value="5.27273">
            <text:p>5.27</text:p>
          </table:table-cell>
          <table:table-cell table:style-name="ACE-0x24f1b98" office:value-type="float" office:value="13.0696">
            <text:p>13.07</text:p>
          </table:table-cell>
          <table:table-cell table:style-name="ACE-0x24f1b98" office:value-type="float" office:value="42.4825">
            <text:p>42.48</text:p>
          </table:table-cell>
          <table:table-cell table:style-name="ACE-0x24f1b98" office:value-type="float" office:value="6.0316">
            <text:p>6.03</text:p>
          </table:table-cell>
          <table:table-cell table:style-name="ACE-0x24f1b98" office:value-type="float" office:value="8.49217">
            <text:p>8.49</text:p>
          </table:table-cell>
          <table:table-cell table:style-name="ACE-0x24f2138" office:value-type="float" office:value="22.796">
            <text:p>22.80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3">
            <text:p>3</text:p>
          </table:table-cell>
          <table:covered-table-cell table:number-columns-repeated="5"/>
          <table:table-cell table:number-rows-spanned="3" table:style-name="ACE-0x23daf38" office:value-type="float" office:value="36">
            <text:p>36</text:p>
          </table:table-cell>
          <table:table-cell table:number-rows-spanned="3" table:style-name="ACE-0x23db718" office:value-type="float" office:value="261">
            <text:p>261</text:p>
          </table:table-cell>
          <table:table-cell table:number-rows-spanned="3" table:style-name="ACE-0x23db718" office:value-type="float" office:value="531">
            <text:p>531</text:p>
          </table:table-cell>
          <table:table-cell table:number-rows-spanned="3" table:style-name="ACE-0x23db718" table:formula="of:=SUM([.G174:.I174])" office:value-type="float" office:value="828">
            <text:p>828</text:p>
          </table:table-cell>
          <table:table-cell table:number-rows-spanned="3" table:style-name="ACE-0x23db718" office:value-type="float" office:value="77">
            <text:p>77</text:p>
          </table:table-cell>
          <table:table-cell table:number-rows-spanned="3" table:style-name="ACE-0x23db718" office:value-type="float" office:value="921">
            <text:p>921</text:p>
          </table:table-cell>
          <table:table-cell table:number-rows-spanned="3" table:style-name="ACE-0x23db718" office:value-type="float" office:value="15625">
            <text:p>15625</text:p>
          </table:table-cell>
          <table:table-cell table:number-rows-spanned="3" table:style-name="ACE-0x23db718" table:formula="of:=SUM([.K174:.M174])" office:value-type="float" office:value="16623">
            <text:p>16623</text:p>
          </table:table-cell>
          <table:table-cell table:number-rows-spanned="3" table:style-name="ACE-0x24f2498" office:value-type="float" office:value="519">
            <text:p>519</text:p>
          </table:table-cell>
          <table:table-cell table:number-rows-spanned="3" table:style-name="ACE-0x24f2fd8" office:value-type="float" office:value="16104">
            <text:p>16104</text:p>
          </table:table-cell>
          <table:table-cell table:style-name="ACE-0x23da2d8" office:value-type="float" office:value="55329">
            <text:p>55329</text:p>
          </table:table-cell>
          <table:table-cell table:style-name="ACE-0x23f4e48" office:value-type="float" office:value="38.8889">
            <text:p>38.8889</text:p>
          </table:table-cell>
          <table:table-cell table:style-name="ACE-0x23f4e48" office:value-type="float" office:value="72.4138">
            <text:p>72.4138</text:p>
          </table:table-cell>
          <table:table-cell table:style-name="ACE-0x23f4e48" office:value-type="float" office:value="81.9209">
            <text:p>81.9209</text:p>
          </table:table-cell>
          <table:table-cell table:style-name="ACE-0x23f4ae8" table:formula="of:=[.R174]*[.G174]/100" office:value-type="float" office:value="14.000004">
            <text:p>14.00</text:p>
          </table:table-cell>
          <table:table-cell table:style-name="ACE-0x23f4ae8" table:formula="of:=[.S174]*[.H174]/100" office:value-type="float" office:value="189.000018">
            <text:p>189.00</text:p>
          </table:table-cell>
          <table:table-cell table:style-name="ACE-0x23f4ae8" table:formula="of:=[.T174]*[.I174]/100" office:value-type="float" office:value="434.999979">
            <text:p>435.00</text:p>
          </table:table-cell>
          <table:table-cell table:style-name="ACE-0x23f4ae8" table:formula="of:=SUM([.U174:.W174])" office:value-type="float" office:value="638.000001">
            <text:p>638.00</text:p>
          </table:table-cell>
          <table:table-cell table:style-name="ACE-0x23f4e48" office:value-type="float" office:value="2.78571">
            <text:p>2.78571</text:p>
          </table:table-cell>
          <table:table-cell table:style-name="ACE-0x23f4e48" office:value-type="float" office:value="33.6508">
            <text:p>33.6508</text:p>
          </table:table-cell>
          <table:table-cell table:style-name="ACE-0x23f4e48" office:value-type="float" office:value="112.483">
            <text:p>112.483</text:p>
          </table:table-cell>
          <table:table-cell table:style-name="ACE-0x23f4e48" office:value-type="float" office:value="2.2734">
            <text:p>2.2734</text:p>
          </table:table-cell>
          <table:table-cell table:style-name="ACE-0x23f4e48" office:value-type="float" office:value="21.7896">
            <text:p>21.7896</text:p>
          </table:table-cell>
          <table:table-cell table:style-name="ACE-0x23f5988" office:value-type="float" office:value="63.3828">
            <text:p>63.3828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f4788" office:value-type="float" office:value="55329">
            <text:p>55329.00</text:p>
          </table:table-cell>
          <table:table-cell table:style-name="ACE-0x23dcfd8" office:value-type="float" office:value="38.8889">
            <text:p>38.89</text:p>
          </table:table-cell>
          <table:table-cell table:style-name="ACE-0x23dcfd8" office:value-type="float" office:value="72.4138">
            <text:p>72.41</text:p>
          </table:table-cell>
          <table:table-cell table:style-name="ACE-0x23dcfd8" office:value-type="float" office:value="81.9209">
            <text:p>81.92</text:p>
          </table:table-cell>
          <table:table-cell table:style-name="ACE-0x23dcfd8" table:formula="of:=[.R175]*[.G174]/100" office:value-type="float" office:value="14.000004">
            <text:p>14.00</text:p>
          </table:table-cell>
          <table:table-cell table:style-name="ACE-0x23dcfd8" table:formula="of:=[.S175]*[.H174]/100" office:value-type="float" office:value="189.000018">
            <text:p>189.00</text:p>
          </table:table-cell>
          <table:table-cell table:style-name="ACE-0x23dcfd8" table:formula="of:=[.T175]*[.I174]/100" office:value-type="float" office:value="434.999979">
            <text:p>435.00</text:p>
          </table:table-cell>
          <table:table-cell table:style-name="ACE-0x23dcfd8" table:formula="of:=SUM([.U175:.W175])" office:value-type="float" office:value="638.000001">
            <text:p>638.00</text:p>
          </table:table-cell>
          <table:table-cell table:style-name="ACE-0x23dcfd8" office:value-type="float" office:value="2.78571">
            <text:p>2.79</text:p>
          </table:table-cell>
          <table:table-cell table:style-name="ACE-0x23dcfd8" office:value-type="float" office:value="33.6508">
            <text:p>33.65</text:p>
          </table:table-cell>
          <table:table-cell table:style-name="ACE-0x23dcfd8" office:value-type="float" office:value="112.483">
            <text:p>112.48</text:p>
          </table:table-cell>
          <table:table-cell table:style-name="ACE-0x23dcfd8" office:value-type="float" office:value="2.2734">
            <text:p>2.27</text:p>
          </table:table-cell>
          <table:table-cell table:style-name="ACE-0x23dcfd8" office:value-type="float" office:value="21.7896">
            <text:p>21.79</text:p>
          </table:table-cell>
          <table:table-cell table:style-name="ACE-0x23f53e8" office:value-type="float" office:value="63.3828">
            <text:p>63.38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17943">
            <text:p>17943.00</text:p>
          </table:table-cell>
          <table:table-cell table:style-name="ACE-0x23dcfd8" office:value-type="float" office:value="33.3333">
            <text:p>33.33</text:p>
          </table:table-cell>
          <table:table-cell table:style-name="ACE-0x23dcfd8" office:value-type="float" office:value="50.1916">
            <text:p>50.19</text:p>
          </table:table-cell>
          <table:table-cell table:style-name="ACE-0x23dcfd8" office:value-type="float" office:value="82.1092">
            <text:p>82.11</text:p>
          </table:table-cell>
          <table:table-cell table:style-name="ACE-0x23dcfd8" table:formula="of:=[.R176]*[.G174]/100" office:value-type="float" office:value="11.999988">
            <text:p>12.00</text:p>
          </table:table-cell>
          <table:table-cell table:style-name="ACE-0x23dcfd8" table:formula="of:=[.S176]*[.H174]/100" office:value-type="float" office:value="131.000076">
            <text:p>131.00</text:p>
          </table:table-cell>
          <table:table-cell table:style-name="ACE-0x23dcfd8" table:formula="of:=[.T176]*[.I174]/100" office:value-type="float" office:value="435.999852">
            <text:p>436.00</text:p>
          </table:table-cell>
          <table:table-cell table:style-name="ACE-0x23dcfd8" table:formula="of:=SUM([.U176:.W176])" office:value-type="float" office:value="578.999916">
            <text:p>579.00</text:p>
          </table:table-cell>
          <table:table-cell table:style-name="ACE-0x23dcfd8" office:value-type="float" office:value="1.91667">
            <text:p>1.92</text:p>
          </table:table-cell>
          <table:table-cell table:style-name="ACE-0x23dcfd8" office:value-type="float" office:value="10.8015">
            <text:p>10.80</text:p>
          </table:table-cell>
          <table:table-cell table:style-name="ACE-0x23dcfd8" office:value-type="float" office:value="37.8555">
            <text:p>37.86</text:p>
          </table:table-cell>
          <table:table-cell table:style-name="ACE-0x23dcfd8" office:value-type="float" office:value="0.759203">
            <text:p>0.76</text:p>
          </table:table-cell>
          <table:table-cell table:style-name="ACE-0x23dcfd8" office:value-type="float" office:value="6.86224">
            <text:p>6.86</text:p>
          </table:table-cell>
          <table:table-cell table:style-name="ACE-0x23f53e8" office:value-type="float" office:value="21.0562">
            <text:p>21.06</text:p>
          </table:table-cell>
          <table:table-cell table:number-columns-repeated="226" table:style-name="ACE-0x23da2d8"/>
        </table:table-row>
        <table:table-row table:style-name="AROW-0">
          <table:table-cell table:number-rows-spanned="3" table:style-name="ACE-0x23da1b8" office:value-type="float" office:value="4">
            <text:p>4</text:p>
          </table:table-cell>
          <table:covered-table-cell table:number-columns-repeated="5"/>
          <table:table-cell table:number-rows-spanned="3" table:style-name="ACE-0x24f1dd8" office:value-type="float" office:value="62">
            <text:p>62</text:p>
          </table:table-cell>
          <table:table-cell table:number-rows-spanned="3" table:style-name="ACE-0x24f14d8" office:value-type="float" office:value="282">
            <text:p>282</text:p>
          </table:table-cell>
          <table:table-cell table:number-rows-spanned="3" table:style-name="ACE-0x24f14d8" office:value-type="float" office:value="646">
            <text:p>646</text:p>
          </table:table-cell>
          <table:table-cell table:number-rows-spanned="3" table:style-name="ACE-0x24f14d8" table:formula="of:=SUM([.G177:.I177])" office:value-type="float" office:value="990">
            <text:p>990</text:p>
          </table:table-cell>
          <table:table-cell table:number-rows-spanned="3" table:style-name="ACE-0x24f14d8" office:value-type="float" office:value="109">
            <text:p>109</text:p>
          </table:table-cell>
          <table:table-cell table:number-rows-spanned="3" table:style-name="ACE-0x24f14d8" office:value-type="float" office:value="981">
            <text:p>981</text:p>
          </table:table-cell>
          <table:table-cell table:number-rows-spanned="3" table:style-name="ACE-0x24f14d8" office:value-type="float" office:value="19090">
            <text:p>19090</text:p>
          </table:table-cell>
          <table:table-cell table:number-rows-spanned="3" table:style-name="ACE-0x24f14d8" table:formula="of:=SUM([.K177:.M179])" office:value-type="float" office:value="20180">
            <text:p>20180</text:p>
          </table:table-cell>
          <table:table-cell table:number-rows-spanned="3" table:style-name="ACE-0x24f3458" office:value-type="float" office:value="626">
            <text:p>626</text:p>
          </table:table-cell>
          <table:table-cell table:number-rows-spanned="3" table:style-name="ACE-0x24f2c78" office:value-type="float" office:value="19554">
            <text:p>19554</text:p>
          </table:table-cell>
          <table:table-cell table:style-name="ACE-0x23db298" office:value-type="float" office:value="83975">
            <text:p>83975</text:p>
          </table:table-cell>
          <table:table-cell table:style-name="ACE-0x23dc018" office:value-type="float" office:value="22.5806">
            <text:p>22.5806</text:p>
          </table:table-cell>
          <table:table-cell table:style-name="ACE-0x23dc018" office:value-type="float" office:value="76.2411">
            <text:p>76.2411</text:p>
          </table:table-cell>
          <table:table-cell table:style-name="ACE-0x23dc018" office:value-type="float" office:value="81.7337">
            <text:p>81.7337</text:p>
          </table:table-cell>
          <table:table-cell table:style-name="ACE-0x24f15f8" table:formula="of:=[.R177]*[.G177]/100" office:value-type="float" office:value="13.999972">
            <text:p>14.00</text:p>
          </table:table-cell>
          <table:table-cell table:style-name="ACE-0x24f15f8" table:formula="of:=[.S177]*[.H177]/100" office:value-type="float" office:value="214.999902">
            <text:p>215.00</text:p>
          </table:table-cell>
          <table:table-cell table:style-name="ACE-0x24f15f8" table:formula="of:=[.T177]*[.I177]/100" office:value-type="float" office:value="527.999702">
            <text:p>528.00</text:p>
          </table:table-cell>
          <table:table-cell table:style-name="ACE-0x24f15f8" table:formula="of:=SUM([.U177:.W177])" office:value-type="float" office:value="756.999576">
            <text:p>757.00</text:p>
          </table:table-cell>
          <table:table-cell table:style-name="ACE-0x23dc018" office:value-type="float" office:value="3.07143">
            <text:p>3.07143</text:p>
          </table:table-cell>
          <table:table-cell table:style-name="ACE-0x23dc018" office:value-type="float" office:value="40.9302">
            <text:p>40.9302</text:p>
          </table:table-cell>
          <table:table-cell table:style-name="ACE-0x23dc018" office:value-type="float" office:value="142.295">
            <text:p>142.295</text:p>
          </table:table-cell>
          <table:table-cell table:style-name="ACE-0x23dc018" office:value-type="float" office:value="5.00663">
            <text:p>5.00663</text:p>
          </table:table-cell>
          <table:table-cell table:style-name="ACE-0x23dc018" office:value-type="float" office:value="25.1363">
            <text:p>25.1363</text:p>
          </table:table-cell>
          <table:table-cell table:style-name="ACE-0x23dc498" office:value-type="float" office:value="81.915">
            <text:p>81.915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3dd698" office:value-type="float" office:value="83975">
            <text:p>83975.00</text:p>
          </table:table-cell>
          <table:table-cell table:style-name="ACE-0x23dcfd8" office:value-type="float" office:value="22.5806">
            <text:p>22.58</text:p>
          </table:table-cell>
          <table:table-cell table:style-name="ACE-0x23dcfd8" office:value-type="float" office:value="76.2411">
            <text:p>76.24</text:p>
          </table:table-cell>
          <table:table-cell table:style-name="ACE-0x23dcfd8" office:value-type="float" office:value="81.7337">
            <text:p>81.73</text:p>
          </table:table-cell>
          <table:table-cell table:style-name="ACE-0x23dcfd8" table:formula="of:=[.R178]*[.G177]/100" office:value-type="float" office:value="13.999972">
            <text:p>14.00</text:p>
          </table:table-cell>
          <table:table-cell table:style-name="ACE-0x23dcfd8" table:formula="of:=[.S178]*[.H177]/100" office:value-type="float" office:value="214.999902">
            <text:p>215.00</text:p>
          </table:table-cell>
          <table:table-cell table:style-name="ACE-0x23dcfd8" table:formula="of:=[.T178]*[.I177]/100" office:value-type="float" office:value="527.999702">
            <text:p>528.00</text:p>
          </table:table-cell>
          <table:table-cell table:style-name="ACE-0x23dcfd8" table:formula="of:=SUM([.U178:.W178])" office:value-type="float" office:value="756.999576">
            <text:p>757.00</text:p>
          </table:table-cell>
          <table:table-cell table:style-name="ACE-0x23dcfd8" office:value-type="float" office:value="3.07143">
            <text:p>3.07</text:p>
          </table:table-cell>
          <table:table-cell table:style-name="ACE-0x23dcfd8" office:value-type="float" office:value="40.9302">
            <text:p>40.93</text:p>
          </table:table-cell>
          <table:table-cell table:style-name="ACE-0x23dcfd8" office:value-type="float" office:value="142.295">
            <text:p>142.29</text:p>
          </table:table-cell>
          <table:table-cell table:style-name="ACE-0x23dcfd8" office:value-type="float" office:value="5.00663">
            <text:p>5.01</text:p>
          </table:table-cell>
          <table:table-cell table:style-name="ACE-0x23dcfd8" office:value-type="float" office:value="25.1363">
            <text:p>25.14</text:p>
          </table:table-cell>
          <table:table-cell table:style-name="ACE-0x24f13b8" office:value-type="float" office:value="81.915">
            <text:p>81.92</text:p>
          </table:table-cell>
          <table:table-cell table:number-columns-repeated="226" table:style-name="ACE-0x23da2d8"/>
        </table:table-row>
        <table:table-row table:style-name="AROW-5">
          <table:covered-table-cell table:number-columns-repeated="16"/>
          <table:table-cell table:style-name="ACE-0x23dd698" office:value-type="float" office:value="29709">
            <text:p>29709.00</text:p>
          </table:table-cell>
          <table:table-cell table:style-name="ACE-0x23dcfd8" office:value-type="float" office:value="20.9677">
            <text:p>20.97</text:p>
          </table:table-cell>
          <table:table-cell table:style-name="ACE-0x23dcfd8" office:value-type="float" office:value="56.7376">
            <text:p>56.74</text:p>
          </table:table-cell>
          <table:table-cell table:style-name="ACE-0x23dcfd8" office:value-type="float" office:value="81.1145">
            <text:p>81.11</text:p>
          </table:table-cell>
          <table:table-cell table:style-name="ACE-0x23dcfd8" table:formula="of:=[.R179]*[.G177]/100" office:value-type="float" office:value="12.999974">
            <text:p>13.00</text:p>
          </table:table-cell>
          <table:table-cell table:style-name="ACE-0x23dcfd8" table:formula="of:=[.S179]*[.H177]/100" office:value-type="float" office:value="160.000032">
            <text:p>160.00</text:p>
          </table:table-cell>
          <table:table-cell table:style-name="ACE-0x23dcfd8" table:formula="of:=[.T179]*[.I177]/100" office:value-type="float" office:value="523.99967">
            <text:p>524.00</text:p>
          </table:table-cell>
          <table:table-cell table:style-name="ACE-0x23dcfd8" table:formula="of:=SUM([.U179:.W179])" office:value-type="float" office:value="696.999676">
            <text:p>697.00</text:p>
          </table:table-cell>
          <table:table-cell table:style-name="ACE-0x23dcfd8" office:value-type="float" office:value="1.92308">
            <text:p>1.92</text:p>
          </table:table-cell>
          <table:table-cell table:style-name="ACE-0x23dcfd8" office:value-type="float" office:value="12.8125">
            <text:p>12.81</text:p>
          </table:table-cell>
          <table:table-cell table:style-name="ACE-0x23dcfd8" office:value-type="float" office:value="52.7366">
            <text:p>52.74</text:p>
          </table:table-cell>
          <table:table-cell table:style-name="ACE-0x23dcfd8" office:value-type="float" office:value="0.729757">
            <text:p>0.73</text:p>
          </table:table-cell>
          <table:table-cell table:style-name="ACE-0x23dcfd8" office:value-type="float" office:value="7.56488">
            <text:p>7.56</text:p>
          </table:table-cell>
          <table:table-cell table:style-name="ACE-0x24f13b8" office:value-type="float" office:value="29.7653">
            <text:p>29.77</text:p>
          </table:table-cell>
          <table:table-cell table:number-columns-repeated="226" table:style-name="ACE-0x23da2d8"/>
        </table:table-row>
        <table:table-row table:style-name="AROW-5">
          <table:table-cell table:number-rows-spanned="3" table:style-name="ACE-0x23da1b8" office:value-type="float" office:value="5">
            <text:p>5</text:p>
          </table:table-cell>
          <table:covered-table-cell table:number-columns-repeated="5"/>
          <table:table-cell table:number-rows-spanned="3" table:style-name="ACE-0x24f1dd8" office:value-type="float" office:value="43">
            <text:p>43</text:p>
          </table:table-cell>
          <table:table-cell table:number-rows-spanned="3" table:style-name="ACE-0x24f14d8" office:value-type="float" office:value="232">
            <text:p>232</text:p>
          </table:table-cell>
          <table:table-cell table:number-rows-spanned="3" table:style-name="ACE-0x24f14d8" office:value-type="float" office:value="503">
            <text:p>503</text:p>
          </table:table-cell>
          <table:table-cell table:number-rows-spanned="3" table:style-name="ACE-0x24f14d8" table:formula="of:=SUM([.G180:.I180])" office:value-type="float" office:value="778">
            <text:p>778</text:p>
          </table:table-cell>
          <table:table-cell table:number-rows-spanned="3" table:style-name="ACE-0x24f14d8" office:value-type="float" office:value="81">
            <text:p>81</text:p>
          </table:table-cell>
          <table:table-cell table:number-rows-spanned="3" table:style-name="ACE-0x24f14d8" office:value-type="float" office:value="940">
            <text:p>940</text:p>
          </table:table-cell>
          <table:table-cell table:number-rows-spanned="3" table:style-name="ACE-0x24f14d8" office:value-type="float" office:value="14985">
            <text:p>14985</text:p>
          </table:table-cell>
          <table:table-cell table:number-rows-spanned="3" table:style-name="ACE-0x24f14d8" table:formula="of:=SUM([.K180:.M180])" office:value-type="float" office:value="16006">
            <text:p>16006</text:p>
          </table:table-cell>
          <table:table-cell table:number-rows-spanned="3" table:style-name="ACE-0x24f3458" office:value-type="float" office:value="547">
            <text:p>547</text:p>
          </table:table-cell>
          <table:table-cell table:number-rows-spanned="3" table:style-name="ACE-0x24f2c78" office:value-type="float" office:value="15459">
            <text:p>15459</text:p>
          </table:table-cell>
          <table:table-cell table:style-name="ACE-0x23db298" office:value-type="float" office:value="47706">
            <text:p>47706</text:p>
          </table:table-cell>
          <table:table-cell table:style-name="ACE-0x23dc018" office:value-type="float" office:value="25.5814">
            <text:p>25.5814</text:p>
          </table:table-cell>
          <table:table-cell table:style-name="ACE-0x23dc018" office:value-type="float" office:value="68.5345">
            <text:p>68.5345</text:p>
          </table:table-cell>
          <table:table-cell table:style-name="ACE-0x23dc018" office:value-type="float" office:value="80.1193">
            <text:p>80.1193</text:p>
          </table:table-cell>
          <table:table-cell table:style-name="ACE-0x24f15f8" table:formula="of:=[.R180]*[.G180]/100" office:value-type="float" office:value="11.000002">
            <text:p>11.00</text:p>
          </table:table-cell>
          <table:table-cell table:style-name="ACE-0x24f15f8" table:formula="of:=[.S180]*[.H180]/100" office:value-type="float" office:value="159.00004">
            <text:p>159.00</text:p>
          </table:table-cell>
          <table:table-cell table:style-name="ACE-0x24f15f8" table:formula="of:=[.T180]*[.I180]/100" office:value-type="float" office:value="403.000079">
            <text:p>403.00</text:p>
          </table:table-cell>
          <table:table-cell table:style-name="ACE-0x24f15f8" table:formula="of:=SUM([.U180:.W180])" office:value-type="float" office:value="573.000121">
            <text:p>573.00</text:p>
          </table:table-cell>
          <table:table-cell table:style-name="ACE-0x23dc018" office:value-type="float" office:value="2.45455">
            <text:p>2.45455</text:p>
          </table:table-cell>
          <table:table-cell table:style-name="ACE-0x23dc018" office:value-type="float" office:value="29.7925">
            <text:p>29.7925</text:p>
          </table:table-cell>
          <table:table-cell table:style-name="ACE-0x23dc018" office:value-type="float" office:value="106.556">
            <text:p>106.556</text:p>
          </table:table-cell>
          <table:table-cell table:style-name="ACE-0x23dc018" office:value-type="float" office:value="2.77533">
            <text:p>2.77533</text:p>
          </table:table-cell>
          <table:table-cell table:style-name="ACE-0x23dc018" office:value-type="float" office:value="17.4691">
            <text:p>17.4691</text:p>
          </table:table-cell>
          <table:table-cell table:style-name="ACE-0x23dc498" office:value-type="float" office:value="57.4054">
            <text:p>57.4054</text:p>
          </table:table-cell>
          <table:table-cell table:number-columns-repeated="226" table:style-name="ACE-0x23da2d8"/>
        </table:table-row>
        <table:table-row table:style-name="AROW-5">
          <table:covered-table-cell table:number-columns-repeated="16"/>
          <table:table-cell table:style-name="ACE-0x23dd698" office:value-type="float" office:value="47706">
            <text:p>47706.00</text:p>
          </table:table-cell>
          <table:table-cell table:style-name="ACE-0x23dcfd8" office:value-type="float" office:value="25.5814">
            <text:p>25.58</text:p>
          </table:table-cell>
          <table:table-cell table:style-name="ACE-0x23dcfd8" office:value-type="float" office:value="68.5345">
            <text:p>68.53</text:p>
          </table:table-cell>
          <table:table-cell table:style-name="ACE-0x23dcfd8" office:value-type="float" office:value="80.1193">
            <text:p>80.12</text:p>
          </table:table-cell>
          <table:table-cell table:style-name="ACE-0x23dcfd8" table:formula="of:=[.R181]*[.G180]/100" office:value-type="float" office:value="11.000002">
            <text:p>11.00</text:p>
          </table:table-cell>
          <table:table-cell table:style-name="ACE-0x23dcfd8" table:formula="of:=[.S181]*[.H180]/100" office:value-type="float" office:value="159.00004">
            <text:p>159.00</text:p>
          </table:table-cell>
          <table:table-cell table:style-name="ACE-0x23dcfd8" table:formula="of:=[.T181]*[.I180]/100" office:value-type="float" office:value="403.000079">
            <text:p>403.00</text:p>
          </table:table-cell>
          <table:table-cell table:style-name="ACE-0x23dcfd8" table:formula="of:=SUM([.U181:.W181])" office:value-type="float" office:value="573.000121">
            <text:p>573.00</text:p>
          </table:table-cell>
          <table:table-cell table:style-name="ACE-0x23dcfd8" office:value-type="float" office:value="2.45455">
            <text:p>2.45</text:p>
          </table:table-cell>
          <table:table-cell table:style-name="ACE-0x23dcfd8" office:value-type="float" office:value="29.7925">
            <text:p>29.79</text:p>
          </table:table-cell>
          <table:table-cell table:style-name="ACE-0x23dcfd8" office:value-type="float" office:value="106.556">
            <text:p>106.56</text:p>
          </table:table-cell>
          <table:table-cell table:style-name="ACE-0x23dcfd8" office:value-type="float" office:value="2.77533">
            <text:p>2.78</text:p>
          </table:table-cell>
          <table:table-cell table:style-name="ACE-0x23dcfd8" office:value-type="float" office:value="17.4691">
            <text:p>17.47</text:p>
          </table:table-cell>
          <table:table-cell table:style-name="ACE-0x24f13b8" office:value-type="float" office:value="57.4054">
            <text:p>57.41</text:p>
          </table:table-cell>
          <table:table-cell table:number-columns-repeated="226" table:style-name="ACE-0x23da2d8"/>
        </table:table-row>
        <table:table-row table:style-name="AROW-0">
          <table:covered-table-cell table:number-columns-repeated="16"/>
          <table:table-cell table:style-name="ACE-0x24f30f8" office:value-type="float" office:value="14861">
            <text:p>14861.00</text:p>
          </table:table-cell>
          <table:table-cell table:style-name="ACE-0x24f1b98" office:value-type="float" office:value="30.2326">
            <text:p>30.23</text:p>
          </table:table-cell>
          <table:table-cell table:style-name="ACE-0x24f1b98" office:value-type="float" office:value="46.5517">
            <text:p>46.55</text:p>
          </table:table-cell>
          <table:table-cell table:style-name="ACE-0x24f1b98" office:value-type="float" office:value="79.5229">
            <text:p>79.52</text:p>
          </table:table-cell>
          <table:table-cell table:style-name="ACE-0x24f1b98" table:formula="of:=[.R182]*[.G180]/100" office:value-type="float" office:value="13.000018">
            <text:p>13.00</text:p>
          </table:table-cell>
          <table:table-cell table:style-name="ACE-0x24f1b98" table:formula="of:=[.S182]*[.H180]/100" office:value-type="float" office:value="107.999944">
            <text:p>108.00</text:p>
          </table:table-cell>
          <table:table-cell table:style-name="ACE-0x23db058" table:formula="of:=[.T182]*[.I180]/100" office:value-type="float" office:value="400.000187">
            <text:p>400.00</text:p>
          </table:table-cell>
          <table:table-cell table:style-name="ACE-0x24f1b98" table:formula="of:=SUM([.U182:.W182])" office:value-type="float" office:value="521.000149">
            <text:p>521.00</text:p>
          </table:table-cell>
          <table:table-cell table:style-name="ACE-0x24f1b98" office:value-type="float" office:value="1.92308">
            <text:p>1.92</text:p>
          </table:table-cell>
          <table:table-cell table:style-name="ACE-0x24f1b98" office:value-type="float" office:value="9.21296">
            <text:p>9.21</text:p>
          </table:table-cell>
          <table:table-cell table:style-name="ACE-0x24f1b98" office:value-type="float" office:value="34.6025">
            <text:p>34.60</text:p>
          </table:table-cell>
          <table:table-cell table:style-name="ACE-0x24f1b98" office:value-type="float" office:value="1.6853">
            <text:p>1.69</text:p>
          </table:table-cell>
          <table:table-cell table:style-name="ACE-0x24f1b98" office:value-type="float" office:value="6.28498">
            <text:p>6.28</text:p>
          </table:table-cell>
          <table:table-cell table:style-name="ACE-0x24f2138" office:value-type="float" office:value="18.8064">
            <text:p>18.81</text:p>
          </table:table-cell>
          <table:table-cell table:number-columns-repeated="226" table:style-name="ACE-0x23da2d8"/>
        </table:table-row>
        <table:table-row table:style-name="AROW-0">
          <table:table-cell table:number-columns-repeated="256" table:style-name="ACE-0x23da2d8"/>
        </table:table-row>
        <table:table-row table:style-name="AROW-0">
          <table:table-cell table:number-columns-repeated="256" table:style-name="ACE-0x23da2d8"/>
        </table:table-row>
        <table:table-row table:style-name="AROW-0">
          <table:table-cell table:number-columns-repeated="8" table:style-name="ACE-0x23da2d8"/>
          <table:table-cell table:number-columns-repeated="8" table:style-name="ACE-0x23da2d8"/>
          <table:table-cell table:number-columns-repeated="8" table:style-name="ACE-0x23da2d8"/>
          <table:table-cell table:number-columns-repeated="232" table:style-name="ACE-0x23da2d8"/>
        </table:table-row>
        <table:table-row table:style-name="AROW-0" table:number-rows-repeated="7">
          <table:table-cell table:number-columns-repeated="8" table:style-name="ACE-0x23da2d8"/>
          <table:table-cell table:number-columns-repeated="8" table:style-name="ACE-0x23da2d8"/>
          <table:table-cell table:number-columns-repeated="8" table:style-name="ACE-0x23da2d8"/>
          <table:table-cell table:number-columns-repeated="232" table:style-name="ACE-0x23da2d8"/>
        </table:table-row>
        <table:table-row table:style-name="AROW-0">
          <table:table-cell table:number-columns-repeated="8" table:style-name="ACE-0x23da2d8"/>
          <table:table-cell table:number-columns-repeated="8" table:style-name="ACE-0x23da2d8"/>
          <table:table-cell table:number-columns-repeated="8" table:style-name="ACE-0x23da2d8"/>
          <table:table-cell table:number-columns-repeated="232" table:style-name="ACE-0x23da2d8"/>
        </table:table-row>
        <table:table-row table:style-name="AROW-0" table:number-rows-repeated="65343">
          <table:table-cell table:number-columns-repeated="8" table:style-name="ACE-0x23da2d8"/>
          <table:table-cell table:number-columns-repeated="8" table:style-name="ACE-0x23da2d8"/>
          <table:table-cell table:number-columns-repeated="8" table:style-name="ACE-0x23da2d8"/>
          <table:table-cell table:number-columns-repeated="232" table:style-name="ACE-0x23da2d8"/>
        </table:table-row>
        <table:named-expressions>
          <table:named-expression table:name="Print_Area" table:expression="of:=#REF!" table:base-cell-address="$'Propio'.$A$1"/>
          <table:named-expression table:name="Sheet_Title" table:expression="of:=&quot;Propio&quot;" table:base-cell-address="$'Propio'.$A$1"/>
        </table:named-expressions>
      </table:table>
      <table:table table:name="asap" table:style-name="ta-0x2307400" table:print="true">
        <office:forms form:automatic-focus="false" form:apply-design-mode="false">
          <form:form/>
        </office:forms>
        <table:table-column table:default-cell-style-name="ACE-0x23f5f28" table:style-name="ACOL-1"/>
        <table:table-column table:default-cell-style-name="ACE-0x23f5f28" table:style-name="ACOL-0"/>
        <table:table-column table:default-cell-style-name="ACE-0x23f5f28" table:style-name="ACOL-12"/>
        <table:table-column table:default-cell-style-name="ACE-0x23f5f28" table:style-name="ACOL-2" table:number-columns-repeated="3"/>
        <table:table-column table:default-cell-style-name="ACE-0x23f5f28" table:style-name="ACOL-3"/>
        <table:table-column table:default-cell-style-name="ACE-0x23f5f28" table:style-name="ACOL-4"/>
        <table:table-column table:default-cell-style-name="ACE-0x23f5f28" table:style-name="ACOL-5"/>
        <table:table-column table:default-cell-style-name="ACE-0x23f5f28" table:style-name="ACOL-0"/>
        <table:table-column table:default-cell-style-name="ACE-0x23f5f28" table:style-name="ACOL-3"/>
        <table:table-column table:default-cell-style-name="ACE-0x23f5f28" table:style-name="ACOL-4"/>
        <table:table-column table:default-cell-style-name="ACE-0x23f5f28" table:style-name="ACOL-5"/>
        <table:table-column table:default-cell-style-name="ACE-0x23f5f28" table:style-name="ACOL-3"/>
        <table:table-column table:default-cell-style-name="ACE-0x23f5f28" table:style-name="ACOL-4"/>
        <table:table-column table:default-cell-style-name="ACE-0x23f5f28" table:style-name="ACOL-5"/>
        <table:table-column table:default-cell-style-name="ACE-0x23f5f28" table:style-name="ACOL-2"/>
        <table:table-column table:default-cell-style-name="ACE-0x23f5f28" table:style-name="ACOL-3"/>
        <table:table-column table:default-cell-style-name="ACE-0x23f5f28" table:style-name="ACOL-4"/>
        <table:table-column table:default-cell-style-name="ACE-0x23f5f28" table:style-name="ACOL-5"/>
        <table:table-column table:default-cell-style-name="ACE-0x23f5f28" table:style-name="ACOL-0" table:number-columns-repeated="2"/>
        <table:table-column table:default-cell-style-name="ACE-0x23f5f28" table:style-name="ACOL-5"/>
        <table:table-column table:default-cell-style-name="ACE-0x23f5f28" table:style-name="ACOL-0" table:number-columns-repeated="4"/>
        <table:table-column table:default-cell-style-name="ACE-0x23f5f28" table:style-name="ACOL-11"/>
        <table:table-column table:default-cell-style-name="ACE-0x23f5f28" table:style-name="ACOL-0" table:number-columns-repeated="228"/>
        <table:table-row table:style-name="AROW-0">
          <table:table-cell table:number-rows-spanned="2" table:style-name="ACE-0x23f5bc8" office:value-type="string" office:string-value="Instancia">
            <text:p>Instancia</text:p>
          </table:table-cell>
          <table:table-cell table:number-rows-spanned="2" table:style-name="ACE-0x23f5bc8" office:value-type="string" office:string-value="Dias">
            <text:p>Dias</text:p>
          </table:table-cell>
          <table:table-cell table:number-rows-spanned="2" table:style-name="ACE-0x23f5bc8" office:value-type="string" office:string-value="Pacientes por dia">
            <text:p>Pacientes por dia</text:p>
          </table:table-cell>
          <table:table-cell table:number-columns-spanned="3" table:style-name="ACE-0x23f6048" office:value-type="string" office:string-value="Probabilidad maquina">
            <text:p>Probabilidad maquina</text:p>
          </table:table-cell>
          <table:covered-table-cell table:number-columns-repeated="2"/>
          <table:table-cell table:number-columns-spanned="3" table:style-name="ACE-0x23f5bc8" office:value-type="string" office:string-value="Numero pacientes">
            <text:p>Numero pacientes</text:p>
          </table:table-cell>
          <table:covered-table-cell table:number-columns-repeated="2"/>
          <table:table-cell table:number-rows-spanned="2" table:style-name="ACE-0x23f6048" office:value-type="string" office:string-value="Delay">
            <text:p>Delay</text:p>
          </table:table-cell>
          <table:table-cell table:number-columns-spanned="3" table:style-name="ACE-0x23f5bc8" office:value-type="string" office:string-value="% atrasados">
            <text:p>% atrasados</text:p>
          </table:table-cell>
          <table:covered-table-cell table:number-columns-repeated="2"/>
          <table:table-cell table:number-columns-spanned="3" table:style-name="ACE-0x23f6708" office:value-type="string" office:string-value="Cantidad pacientes atrasados">
            <text:p>Cantidad pacientes atrasados</text:p>
          </table:table-cell>
          <table:covered-table-cell table:number-columns-repeated="2"/>
          <table:table-cell table:number-rows-spanned="2" table:style-name="ACE-0x23f6708" office:value-type="string" office:string-value="Total atrasados">
            <text:p>Total atrasados</text:p>
          </table:table-cell>
          <table:table-cell table:number-columns-spanned="3" table:style-name="ACE-0x23f6048" office:value-type="string" office:string-value="Promedio">
            <text:p>Promedio</text:p>
          </table:table-cell>
          <table:covered-table-cell table:number-columns-repeated="2"/>
          <table:table-cell table:number-columns-spanned="3" table:style-name="ACE-0x23f6048" office:value-type="string" office:string-value="Desviación estándar">
            <text:p>Desviación estándar</text:p>
          </table:table-cell>
          <table:covered-table-cell table:number-columns-repeated="2"/>
          <table:table-cell table:number-columns-repeated="233" table:style-name="ACE-0x23f5f28"/>
        </table:table-row>
        <table:table-row table:style-name="AROW-4">
          <table:covered-table-cell table:number-columns-repeated="3"/>
          <table:table-cell table:style-name="ACE-0x23f6048" office:value-type="string" office:string-value="Urgente">
            <text:p>Urgente</text:p>
          </table:table-cell>
          <table:table-cell table:style-name="ACE-0x23f6048" office:value-type="string" office:string-value="Paliativo">
            <text:p>Paliativo</text:p>
          </table:table-cell>
          <table:table-cell table:style-name="ACE-0x23f6048" office:value-type="string" office:string-value="Radical">
            <text:p>Radical</text:p>
          </table:table-cell>
          <table:table-cell table:style-name="ACE-0x23f6048" office:value-type="string" office:string-value="Urgentes ">
            <text:p>Urgentes </text:p>
          </table:table-cell>
          <table:table-cell table:style-name="ACE-0x23f6048" office:value-type="string" office:string-value="Paliativos">
            <text:p>Paliativos</text:p>
          </table:table-cell>
          <table:table-cell table:style-name="ACE-0x23f6828" office:value-type="string" office:string-value="Radicales">
            <text:p>Radicales</text:p>
          </table:table-cell>
          <table:covered-table-cell/>
          <table:table-cell table:style-name="ACE-0x23f6048" office:value-type="string" office:string-value="Urgentes ">
            <text:p>Urgentes </text:p>
          </table:table-cell>
          <table:table-cell table:style-name="ACE-0x23f6048" office:value-type="string" office:string-value="Paliativos">
            <text:p>Paliativos</text:p>
          </table:table-cell>
          <table:table-cell table:style-name="ACE-0x23f6828" office:value-type="string" office:string-value="Radicales">
            <text:p>Radicales</text:p>
          </table:table-cell>
          <table:table-cell table:style-name="ACE-0x23f6048" office:value-type="string" office:string-value="Urgentes ">
            <text:p>Urgentes </text:p>
          </table:table-cell>
          <table:table-cell table:style-name="ACE-0x23f6048" office:value-type="string" office:string-value="Paliativos">
            <text:p>Paliativos</text:p>
          </table:table-cell>
          <table:table-cell table:style-name="ACE-0x23f6828" office:value-type="string" office:string-value="Radicales">
            <text:p>Radicales</text:p>
          </table:table-cell>
          <table:covered-table-cell/>
          <table:table-cell table:style-name="ACE-0x23f6048" office:value-type="string" office:string-value="Urgentes ">
            <text:p>Urgentes </text:p>
          </table:table-cell>
          <table:table-cell table:style-name="ACE-0x23f6048" office:value-type="string" office:string-value="Paliativos">
            <text:p>Paliativos</text:p>
          </table:table-cell>
          <table:table-cell table:style-name="ACE-0x23f6048" office:value-type="string" office:string-value="Radicales">
            <text:p>Radicales</text:p>
          </table:table-cell>
          <table:table-cell table:style-name="ACE-0x23f6048" office:value-type="string" office:string-value="Urgentes ">
            <text:p>Urgentes </text:p>
          </table:table-cell>
          <table:table-cell table:style-name="ACE-0x23f6048" office:value-type="string" office:string-value="Paliativos">
            <text:p>Paliativos</text:p>
          </table:table-cell>
          <table:table-cell table:style-name="ACE-0x23f6828" office:value-type="string" office:string-value="Radicales">
            <text:p>Radicales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1">
            <text:p>1</text:p>
          </table:table-cell>
          <table:table-cell table:number-rows-spanned="5" table:style-name="ACE-0x23f5ce8" office:value-type="float" office:value="30">
            <text:p>30</text:p>
          </table:table-cell>
          <table:table-cell table:number-rows-spanned="5" table:style-name="ACE-0x23f5ce8" office:value-type="float" office:value="10">
            <text:p>10</text:p>
          </table:table-cell>
          <table:table-cell table:number-rows-spanned="5" table:style-name="ACE-0x23f6168" office:value-type="float" office:value="1">
            <text:p>1.0</text:p>
          </table:table-cell>
          <table:table-cell table:number-rows-spanned="5" table:style-name="ACE-0x23f6168" office:value-type="float" office:value="0">
            <text:p>0.0</text:p>
          </table:table-cell>
          <table:table-cell table:number-rows-spanned="5" table:style-name="ACE-0x23f6168" office:value-type="float" office:value="0.5">
            <text:p>0.5</text:p>
          </table:table-cell>
          <table:table-cell table:style-name="ACE-0x23f63a8" office:value-type="float" office:value="1">
            <text:p>1</text:p>
          </table:table-cell>
          <table:table-cell table:style-name="ACE-0x23f63a8" office:value-type="float" office:value="31">
            <text:p>31</text:p>
          </table:table-cell>
          <table:table-cell table:style-name="ACE-0x23f6948" office:value-type="float" office:value="100">
            <text:p>100</text:p>
          </table:table-cell>
          <table:table-cell table:style-name="ACE-0x23f6ca8" office:value-type="float" office:value="0">
            <text:p>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63a8" table:formula="of:=[.K3]*[.G3]/100" office:value-type="float" office:value="0">
            <text:p>0</text:p>
          </table:table-cell>
          <table:table-cell table:style-name="ACE-0x23f63a8" table:formula="of:=[.L3]*[.H3]/100" office:value-type="float" office:value="0">
            <text:p>0</text:p>
          </table:table-cell>
          <table:table-cell table:style-name="ACE-0x23f63a8" table:formula="of:=[.M3]*[.I3]/100" office:value-type="float" office:value="0">
            <text:p>0</text:p>
          </table:table-cell>
          <table:table-cell table:style-name="ACE-0x23f6948" table:formula="of:=SUM([.N3:.P3])" office:value-type="float" office:value="0">
            <text:p>0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0">
            <text:p>0.000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2">
            <text:p>2</text:p>
          </table:table-cell>
          <table:covered-table-cell table:number-columns-repeated="5"/>
          <table:table-cell table:style-name="ACE-0x23f63a8" office:value-type="float" office:value="3">
            <text:p>3</text:p>
          </table:table-cell>
          <table:table-cell table:style-name="ACE-0x23f63a8" office:value-type="float" office:value="33">
            <text:p>33</text:p>
          </table:table-cell>
          <table:table-cell table:style-name="ACE-0x23f6948" office:value-type="float" office:value="92">
            <text:p>92</text:p>
          </table:table-cell>
          <table:table-cell table:style-name="ACE-0x23f6ca8" office:value-type="float" office:value="0">
            <text:p>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63a8" table:formula="of:=[.K4]*[.G4]/100" office:value-type="float" office:value="0">
            <text:p>0</text:p>
          </table:table-cell>
          <table:table-cell table:style-name="ACE-0x23f63a8" table:formula="of:=[.L4]*[.H4]/100" office:value-type="float" office:value="0">
            <text:p>0</text:p>
          </table:table-cell>
          <table:table-cell table:style-name="ACE-0x23f63a8" table:formula="of:=[.M4]*[.I4]/100" office:value-type="float" office:value="0">
            <text:p>0</text:p>
          </table:table-cell>
          <table:table-cell table:style-name="ACE-0x23f6948" table:formula="of:=SUM([.N4:.P4])" office:value-type="float" office:value="0">
            <text:p>0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0">
            <text:p>0.000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3">
            <text:p>3</text:p>
          </table:table-cell>
          <table:covered-table-cell table:number-columns-repeated="5"/>
          <table:table-cell table:style-name="ACE-0x23f63a8" office:value-type="float" office:value="8">
            <text:p>8</text:p>
          </table:table-cell>
          <table:table-cell table:style-name="ACE-0x23f63a8" office:value-type="float" office:value="34">
            <text:p>34</text:p>
          </table:table-cell>
          <table:table-cell table:style-name="ACE-0x23f6948" office:value-type="float" office:value="87">
            <text:p>87</text:p>
          </table:table-cell>
          <table:table-cell table:style-name="ACE-0x23f6ca8" office:value-type="float" office:value="0">
            <text:p>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63a8" table:formula="of:=[.K5]*[.G5]/100" office:value-type="float" office:value="0">
            <text:p>0</text:p>
          </table:table-cell>
          <table:table-cell table:style-name="ACE-0x23f63a8" table:formula="of:=[.L5]*[.H5]/100" office:value-type="float" office:value="0">
            <text:p>0</text:p>
          </table:table-cell>
          <table:table-cell table:style-name="ACE-0x23f63a8" table:formula="of:=[.M5]*[.I5]/100" office:value-type="float" office:value="0">
            <text:p>0</text:p>
          </table:table-cell>
          <table:table-cell table:style-name="ACE-0x23f6948" table:formula="of:=SUM([.N5:.P5])" office:value-type="float" office:value="0">
            <text:p>0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0">
            <text:p>0.000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4">
            <text:p>4</text:p>
          </table:table-cell>
          <table:covered-table-cell table:number-columns-repeated="5"/>
          <table:table-cell table:style-name="ACE-0x23f63a8" office:value-type="float" office:value="10">
            <text:p>10</text:p>
          </table:table-cell>
          <table:table-cell table:style-name="ACE-0x23f63a8" office:value-type="float" office:value="56">
            <text:p>56</text:p>
          </table:table-cell>
          <table:table-cell table:style-name="ACE-0x23f6948" office:value-type="float" office:value="94">
            <text:p>94</text:p>
          </table:table-cell>
          <table:table-cell table:style-name="ACE-0x23f6ca8" office:value-type="float" office:value="0">
            <text:p>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63a8" table:formula="of:=[.K6]*[.G6]/100" office:value-type="float" office:value="0">
            <text:p>0</text:p>
          </table:table-cell>
          <table:table-cell table:style-name="ACE-0x23f63a8" table:formula="of:=[.L6]*[.H6]/100" office:value-type="float" office:value="0">
            <text:p>0</text:p>
          </table:table-cell>
          <table:table-cell table:style-name="ACE-0x23f63a8" table:formula="of:=[.M6]*[.I6]/100" office:value-type="float" office:value="0">
            <text:p>0</text:p>
          </table:table-cell>
          <table:table-cell table:style-name="ACE-0x23f6948" table:formula="of:=SUM([.N6:.P6])" office:value-type="float" office:value="0">
            <text:p>0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0">
            <text:p>0.000</text:p>
          </table:table-cell>
          <table:table-cell table:number-columns-repeated="233" table:style-name="ACE-0x23f5f28"/>
        </table:table-row>
        <table:table-row table:style-name="AROW-4">
          <table:table-cell table:style-name="ACE-0x23f5e08" office:value-type="float" office:value="5">
            <text:p>5</text:p>
          </table:table-cell>
          <table:covered-table-cell table:number-columns-repeated="5"/>
          <table:table-cell table:style-name="ACE-0x23f63a8" office:value-type="float" office:value="11">
            <text:p>11</text:p>
          </table:table-cell>
          <table:table-cell table:style-name="ACE-0x23f63a8" office:value-type="float" office:value="34">
            <text:p>34</text:p>
          </table:table-cell>
          <table:table-cell table:style-name="ACE-0x23f6948" office:value-type="float" office:value="84">
            <text:p>84</text:p>
          </table:table-cell>
          <table:table-cell table:style-name="ACE-0x23f6ca8" office:value-type="float" office:value="0">
            <text:p>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63a8" table:formula="of:=[.K7]*[.G7]/100" office:value-type="float" office:value="0">
            <text:p>0</text:p>
          </table:table-cell>
          <table:table-cell table:style-name="ACE-0x23f63a8" table:formula="of:=[.L7]*[.H7]/100" office:value-type="float" office:value="0">
            <text:p>0</text:p>
          </table:table-cell>
          <table:table-cell table:style-name="ACE-0x23f63a8" table:formula="of:=[.M7]*[.I7]/100" office:value-type="float" office:value="0">
            <text:p>0</text:p>
          </table:table-cell>
          <table:table-cell table:style-name="ACE-0x23f6948" table:formula="of:=SUM([.N7:.P7])" office:value-type="float" office:value="0">
            <text:p>0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0">
            <text:p>0.000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1">
            <text:p>1</text:p>
          </table:table-cell>
          <table:table-cell table:number-rows-spanned="5" table:style-name="ACE-0x23f5ce8" office:value-type="float" office:value="30">
            <text:p>30</text:p>
          </table:table-cell>
          <table:table-cell table:number-rows-spanned="5" table:style-name="ACE-0x23f5ce8" office:value-type="float" office:value="20">
            <text:p>20</text:p>
          </table:table-cell>
          <table:table-cell table:number-rows-spanned="5" table:style-name="ACE-0x23f6168" office:value-type="float" office:value="1">
            <text:p>1.0</text:p>
          </table:table-cell>
          <table:table-cell table:number-rows-spanned="5" table:style-name="ACE-0x23f6168" office:value-type="float" office:value="0">
            <text:p>0.0</text:p>
          </table:table-cell>
          <table:table-cell table:number-rows-spanned="5" table:style-name="ACE-0x23f6168" office:value-type="float" office:value="0.5">
            <text:p>0.5</text:p>
          </table:table-cell>
          <table:table-cell table:style-name="ACE-0x23f63a8" office:value-type="float" office:value="9">
            <text:p>9</text:p>
          </table:table-cell>
          <table:table-cell table:style-name="ACE-0x23f63a8" office:value-type="float" office:value="80">
            <text:p>80</text:p>
          </table:table-cell>
          <table:table-cell table:style-name="ACE-0x23f6948" office:value-type="float" office:value="196">
            <text:p>196</text:p>
          </table:table-cell>
          <table:table-cell table:style-name="ACE-0x23f6ca8" office:value-type="float" office:value="393">
            <text:p>393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2.5">
            <text:p>2.500</text:p>
          </table:table-cell>
          <table:table-cell table:style-name="ACE-0x23f7a28" office:value-type="float" office:value="25.5102">
            <text:p>25.510</text:p>
          </table:table-cell>
          <table:table-cell table:style-name="ACE-0x23f63a8" table:formula="of:=[.K8]*[.G8]/100" office:value-type="float" office:value="0">
            <text:p>0</text:p>
          </table:table-cell>
          <table:table-cell table:style-name="ACE-0x23f63a8" table:formula="of:=[.L8]*[.H8]/100" office:value-type="float" office:value="2">
            <text:p>2</text:p>
          </table:table-cell>
          <table:table-cell table:style-name="ACE-0x23f63a8" table:formula="of:=[.M8]*[.I8]/100" office:value-type="float" office:value="49.999992">
            <text:p>50</text:p>
          </table:table-cell>
          <table:table-cell table:style-name="ACE-0x23f6948" table:formula="of:=SUM([.N8:.P8])" office:value-type="float" office:value="51.999992">
            <text:p>52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2.5">
            <text:p>2.500</text:p>
          </table:table-cell>
          <table:table-cell table:style-name="ACE-0x23f7a28" office:value-type="float" office:value="7.76">
            <text:p>7.76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.5">
            <text:p>0.500</text:p>
          </table:table-cell>
          <table:table-cell table:style-name="ACE-0x23f80e8" office:value-type="float" office:value="5.21751">
            <text:p>5.218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2">
            <text:p>2</text:p>
          </table:table-cell>
          <table:covered-table-cell table:number-columns-repeated="5"/>
          <table:table-cell table:style-name="ACE-0x23f63a8" office:value-type="float" office:value="18">
            <text:p>18</text:p>
          </table:table-cell>
          <table:table-cell table:style-name="ACE-0x23f63a8" office:value-type="float" office:value="94">
            <text:p>94</text:p>
          </table:table-cell>
          <table:table-cell table:style-name="ACE-0x23f6948" office:value-type="float" office:value="199">
            <text:p>199</text:p>
          </table:table-cell>
          <table:table-cell table:style-name="ACE-0x23f6ca8" office:value-type="float" office:value="1131">
            <text:p>1,131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10.6383">
            <text:p>10.638</text:p>
          </table:table-cell>
          <table:table-cell table:style-name="ACE-0x23f7a28" office:value-type="float" office:value="37.6884">
            <text:p>37.688</text:p>
          </table:table-cell>
          <table:table-cell table:style-name="ACE-0x23f63a8" table:formula="of:=[.K9]*[.G9]/100" office:value-type="float" office:value="0">
            <text:p>0</text:p>
          </table:table-cell>
          <table:table-cell table:style-name="ACE-0x23f63a8" table:formula="of:=[.L9]*[.H9]/100" office:value-type="float" office:value="10.000002">
            <text:p>10</text:p>
          </table:table-cell>
          <table:table-cell table:style-name="ACE-0x23f63a8" table:formula="of:=[.M9]*[.I9]/100" office:value-type="float" office:value="74.999916">
            <text:p>75</text:p>
          </table:table-cell>
          <table:table-cell table:style-name="ACE-0x23f6948" table:formula="of:=SUM([.N9:.P9])" office:value-type="float" office:value="84.999918">
            <text:p>85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12.6">
            <text:p>12.600</text:p>
          </table:table-cell>
          <table:table-cell table:style-name="ACE-0x23f7a28" office:value-type="float" office:value="13.4">
            <text:p>13.4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7.98999">
            <text:p>7.990</text:p>
          </table:table-cell>
          <table:table-cell table:style-name="ACE-0x23f80e8" office:value-type="float" office:value="7.37564">
            <text:p>7.376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3">
            <text:p>3</text:p>
          </table:table-cell>
          <table:covered-table-cell table:number-columns-repeated="5"/>
          <table:table-cell table:style-name="ACE-0x23f63a8" office:value-type="float" office:value="18">
            <text:p>18</text:p>
          </table:table-cell>
          <table:table-cell table:style-name="ACE-0x23f63a8" office:value-type="float" office:value="107">
            <text:p>107</text:p>
          </table:table-cell>
          <table:table-cell table:style-name="ACE-0x23f6948" office:value-type="float" office:value="237">
            <text:p>237</text:p>
          </table:table-cell>
          <table:table-cell table:style-name="ACE-0x23f6ca8" office:value-type="float" office:value="1856">
            <text:p>1,856</text:p>
          </table:table-cell>
          <table:table-cell table:style-name="ACE-0x23f7a28" office:value-type="float" office:value="22.2222">
            <text:p>22.222</text:p>
          </table:table-cell>
          <table:table-cell table:style-name="ACE-0x23f7a28" office:value-type="float" office:value="17.757">
            <text:p>17.757</text:p>
          </table:table-cell>
          <table:table-cell table:style-name="ACE-0x23f7a28" office:value-type="float" office:value="35.0211">
            <text:p>35.021</text:p>
          </table:table-cell>
          <table:table-cell table:style-name="ACE-0x23f63a8" table:formula="of:=[.K10]*[.G10]/100" office:value-type="float" office:value="3.999996">
            <text:p>4</text:p>
          </table:table-cell>
          <table:table-cell table:style-name="ACE-0x23f63a8" table:formula="of:=[.L10]*[.H10]/100" office:value-type="float" office:value="18.99999">
            <text:p>19</text:p>
          </table:table-cell>
          <table:table-cell table:style-name="ACE-0x23f63a8" table:formula="of:=[.M10]*[.I10]/100" office:value-type="float" office:value="83.000007">
            <text:p>83</text:p>
          </table:table-cell>
          <table:table-cell table:style-name="ACE-0x23f6948" table:formula="of:=SUM([.N10:.P10])" office:value-type="float" office:value="105.999993">
            <text:p>106</text:p>
          </table:table-cell>
          <table:table-cell table:style-name="ACE-0x23f7d88" office:value-type="float" office:value="36">
            <text:p>36.000</text:p>
          </table:table-cell>
          <table:table-cell table:style-name="ACE-0x23f7a28" office:value-type="float" office:value="23.2105">
            <text:p>23.210</text:p>
          </table:table-cell>
          <table:table-cell table:style-name="ACE-0x23f7a28" office:value-type="float" office:value="15.3133">
            <text:p>15.313</text:p>
          </table:table-cell>
          <table:table-cell table:style-name="ACE-0x23f7a28" office:value-type="float" office:value="8.06226">
            <text:p>8.062</text:p>
          </table:table-cell>
          <table:table-cell table:style-name="ACE-0x23f7a28" office:value-type="float" office:value="12.8168">
            <text:p>12.817</text:p>
          </table:table-cell>
          <table:table-cell table:style-name="ACE-0x23f80e8" office:value-type="float" office:value="8.52908">
            <text:p>8.529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4">
            <text:p>4</text:p>
          </table:table-cell>
          <table:covered-table-cell table:number-columns-repeated="5"/>
          <table:table-cell table:style-name="ACE-0x23f63a8" office:value-type="float" office:value="17">
            <text:p>17</text:p>
          </table:table-cell>
          <table:table-cell table:style-name="ACE-0x23f63a8" office:value-type="float" office:value="68">
            <text:p>68</text:p>
          </table:table-cell>
          <table:table-cell table:style-name="ACE-0x23f6948" office:value-type="float" office:value="166">
            <text:p>166</text:p>
          </table:table-cell>
          <table:table-cell table:style-name="ACE-0x23f6ca8" office:value-type="float" office:value="47">
            <text:p>47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6.0241">
            <text:p>6.024</text:p>
          </table:table-cell>
          <table:table-cell table:style-name="ACE-0x23f63a8" table:formula="of:=[.K11]*[.G11]/100" office:value-type="float" office:value="0">
            <text:p>0</text:p>
          </table:table-cell>
          <table:table-cell table:style-name="ACE-0x23f63a8" table:formula="of:=[.L11]*[.H11]/100" office:value-type="float" office:value="0">
            <text:p>0</text:p>
          </table:table-cell>
          <table:table-cell table:style-name="ACE-0x23f63a8" table:formula="of:=[.M11]*[.I11]/100" office:value-type="float" office:value="10.000006">
            <text:p>10</text:p>
          </table:table-cell>
          <table:table-cell table:style-name="ACE-0x23f6948" table:formula="of:=SUM([.N11:.P11])" office:value-type="float" office:value="10.000006">
            <text:p>10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4.7">
            <text:p>4.7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4.45084">
            <text:p>4.451</text:p>
          </table:table-cell>
          <table:table-cell table:number-columns-repeated="233" table:style-name="ACE-0x23f5f28"/>
        </table:table-row>
        <table:table-row table:style-name="AROW-4">
          <table:table-cell table:style-name="ACE-0x23f5e08" office:value-type="float" office:value="5">
            <text:p>5</text:p>
          </table:table-cell>
          <table:covered-table-cell table:number-columns-repeated="5"/>
          <table:table-cell table:style-name="ACE-0x23f63a8" office:value-type="float" office:value="14">
            <text:p>14</text:p>
          </table:table-cell>
          <table:table-cell table:style-name="ACE-0x23f63a8" office:value-type="float" office:value="95">
            <text:p>95</text:p>
          </table:table-cell>
          <table:table-cell table:style-name="ACE-0x23f6948" office:value-type="float" office:value="198">
            <text:p>198</text:p>
          </table:table-cell>
          <table:table-cell table:style-name="ACE-0x23f6ca8" office:value-type="float" office:value="553">
            <text:p>553</text:p>
          </table:table-cell>
          <table:table-cell table:style-name="ACE-0x23f7a28" office:value-type="float" office:value="7.14286">
            <text:p>7.143</text:p>
          </table:table-cell>
          <table:table-cell table:style-name="ACE-0x23f7a28" office:value-type="float" office:value="7.36842">
            <text:p>7.368</text:p>
          </table:table-cell>
          <table:table-cell table:style-name="ACE-0x23f7a28" office:value-type="float" office:value="32.8283">
            <text:p>32.828</text:p>
          </table:table-cell>
          <table:table-cell table:style-name="ACE-0x23f63a8" table:formula="of:=[.K12]*[.G12]/100" office:value-type="float" office:value="1.0000004">
            <text:p>1</text:p>
          </table:table-cell>
          <table:table-cell table:style-name="ACE-0x23f63a8" table:formula="of:=[.L12]*[.H12]/100" office:value-type="float" office:value="6.999999">
            <text:p>7</text:p>
          </table:table-cell>
          <table:table-cell table:style-name="ACE-0x23f63a8" table:formula="of:=[.M12]*[.I12]/100" office:value-type="float" office:value="65.000034">
            <text:p>65</text:p>
          </table:table-cell>
          <table:table-cell table:style-name="ACE-0x23f6948" table:formula="of:=SUM([.N12:.P12])" office:value-type="float" office:value="73.0000334">
            <text:p>73</text:p>
          </table:table-cell>
          <table:table-cell table:style-name="ACE-0x23f7d88" office:value-type="float" office:value="22">
            <text:p>22.000</text:p>
          </table:table-cell>
          <table:table-cell table:style-name="ACE-0x23f7a28" office:value-type="float" office:value="16.2857">
            <text:p>16.286</text:p>
          </table:table-cell>
          <table:table-cell table:style-name="ACE-0x23f7a28" office:value-type="float" office:value="6.41538">
            <text:p>6.415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6.27271">
            <text:p>6.273</text:p>
          </table:table-cell>
          <table:table-cell table:style-name="ACE-0x23f80e8" office:value-type="float" office:value="4.53327">
            <text:p>4.533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1">
            <text:p>1</text:p>
          </table:table-cell>
          <table:table-cell table:number-rows-spanned="5" table:style-name="ACE-0x23f5ce8" office:value-type="float" office:value="30">
            <text:p>30</text:p>
          </table:table-cell>
          <table:table-cell table:number-rows-spanned="5" table:style-name="ACE-0x23f5ce8" office:value-type="float" office:value="30">
            <text:p>30</text:p>
          </table:table-cell>
          <table:table-cell table:number-rows-spanned="5" table:style-name="ACE-0x23f6168" office:value-type="float" office:value="1">
            <text:p>1.0</text:p>
          </table:table-cell>
          <table:table-cell table:number-rows-spanned="5" table:style-name="ACE-0x23f6168" office:value-type="float" office:value="0">
            <text:p>0.0</text:p>
          </table:table-cell>
          <table:table-cell table:number-rows-spanned="5" table:style-name="ACE-0x23f6168" office:value-type="float" office:value="0.5">
            <text:p>0.5</text:p>
          </table:table-cell>
          <table:table-cell table:style-name="ACE-0x23f63a8" office:value-type="float" office:value="13">
            <text:p>13</text:p>
          </table:table-cell>
          <table:table-cell table:style-name="ACE-0x23f63a8" office:value-type="float" office:value="108">
            <text:p>108</text:p>
          </table:table-cell>
          <table:table-cell table:style-name="ACE-0x23f6948" office:value-type="float" office:value="297">
            <text:p>297</text:p>
          </table:table-cell>
          <table:table-cell table:style-name="ACE-0x23f6ca8" office:value-type="float" office:value="4538">
            <text:p>4,538</text:p>
          </table:table-cell>
          <table:table-cell table:style-name="ACE-0x23f7a28" office:value-type="float" office:value="7.69231">
            <text:p>7.692</text:p>
          </table:table-cell>
          <table:table-cell table:style-name="ACE-0x23f7a28" office:value-type="float" office:value="10.1852">
            <text:p>10.185</text:p>
          </table:table-cell>
          <table:table-cell table:style-name="ACE-0x23f7a28" office:value-type="float" office:value="66.33">
            <text:p>66.330</text:p>
          </table:table-cell>
          <table:table-cell table:style-name="ACE-0x23f63a8" table:formula="of:=[.K13]*[.G13]/100" office:value-type="float" office:value="1.0000003">
            <text:p>1</text:p>
          </table:table-cell>
          <table:table-cell table:style-name="ACE-0x23f63a8" table:formula="of:=[.L13]*[.H13]/100" office:value-type="float" office:value="11.000016">
            <text:p>11</text:p>
          </table:table-cell>
          <table:table-cell table:style-name="ACE-0x23f63a8" table:formula="of:=[.M13]*[.I13]/100" office:value-type="float" office:value="197.0001">
            <text:p>197</text:p>
          </table:table-cell>
          <table:table-cell table:style-name="ACE-0x23f6948" table:formula="of:=SUM([.N13:.P13])" office:value-type="float" office:value="209.0001163">
            <text:p>209</text:p>
          </table:table-cell>
          <table:table-cell table:style-name="ACE-0x23f7d88" office:value-type="float" office:value="14">
            <text:p>14.000</text:p>
          </table:table-cell>
          <table:table-cell table:style-name="ACE-0x23f7a28" office:value-type="float" office:value="29.9091">
            <text:p>29.909</text:p>
          </table:table-cell>
          <table:table-cell table:style-name="ACE-0x23f7a28" office:value-type="float" office:value="21.2944">
            <text:p>21.294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21.168">
            <text:p>21.168</text:p>
          </table:table-cell>
          <table:table-cell table:style-name="ACE-0x23f80e8" office:value-type="float" office:value="14.0783">
            <text:p>14.078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2">
            <text:p>2</text:p>
          </table:table-cell>
          <table:covered-table-cell table:number-columns-repeated="5"/>
          <table:table-cell table:style-name="ACE-0x23f63a8" office:value-type="float" office:value="21">
            <text:p>21</text:p>
          </table:table-cell>
          <table:table-cell table:style-name="ACE-0x23f63a8" office:value-type="float" office:value="120">
            <text:p>120</text:p>
          </table:table-cell>
          <table:table-cell table:style-name="ACE-0x23f6948" office:value-type="float" office:value="324">
            <text:p>324</text:p>
          </table:table-cell>
          <table:table-cell table:style-name="ACE-0x23f6ca8" office:value-type="float" office:value="7876">
            <text:p>7,876</text:p>
          </table:table-cell>
          <table:table-cell table:style-name="ACE-0x23f7a28" office:value-type="float" office:value="14.2857">
            <text:p>14.286</text:p>
          </table:table-cell>
          <table:table-cell table:style-name="ACE-0x23f7a28" office:value-type="float" office:value="8.33333">
            <text:p>8.333</text:p>
          </table:table-cell>
          <table:table-cell table:style-name="ACE-0x23f7a28" office:value-type="float" office:value="75.9259">
            <text:p>75.926</text:p>
          </table:table-cell>
          <table:table-cell table:style-name="ACE-0x23f63a8" table:formula="of:=[.K14]*[.G14]/100" office:value-type="float" office:value="2.999997">
            <text:p>3</text:p>
          </table:table-cell>
          <table:table-cell table:style-name="ACE-0x23f63a8" table:formula="of:=[.L14]*[.H14]/100" office:value-type="float" office:value="9.999996">
            <text:p>10</text:p>
          </table:table-cell>
          <table:table-cell table:style-name="ACE-0x23f63a8" table:formula="of:=[.M14]*[.I14]/100" office:value-type="float" office:value="245.999916">
            <text:p>246</text:p>
          </table:table-cell>
          <table:table-cell table:style-name="ACE-0x23f6948" table:formula="of:=SUM([.N14:.P14])" office:value-type="float" office:value="258.999909">
            <text:p>259</text:p>
          </table:table-cell>
          <table:table-cell table:style-name="ACE-0x23f7d88" office:value-type="float" office:value="35.6667">
            <text:p>35.667</text:p>
          </table:table-cell>
          <table:table-cell table:style-name="ACE-0x23f7a28" office:value-type="float" office:value="32.1">
            <text:p>32.100</text:p>
          </table:table-cell>
          <table:table-cell table:style-name="ACE-0x23f7a28" office:value-type="float" office:value="30.2764">
            <text:p>30.276</text:p>
          </table:table-cell>
          <table:table-cell table:style-name="ACE-0x23f7a28" office:value-type="float" office:value="8.73053">
            <text:p>8.731</text:p>
          </table:table-cell>
          <table:table-cell table:style-name="ACE-0x23f7a28" office:value-type="float" office:value="29.0567">
            <text:p>29.057</text:p>
          </table:table-cell>
          <table:table-cell table:style-name="ACE-0x23f80e8" office:value-type="float" office:value="20.1316">
            <text:p>20.132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3">
            <text:p>3</text:p>
          </table:table-cell>
          <table:covered-table-cell table:number-columns-repeated="5"/>
          <table:table-cell table:style-name="ACE-0x23f63a8" office:value-type="float" office:value="16">
            <text:p>16</text:p>
          </table:table-cell>
          <table:table-cell table:style-name="ACE-0x23f63a8" office:value-type="float" office:value="139">
            <text:p>139</text:p>
          </table:table-cell>
          <table:table-cell table:style-name="ACE-0x23f6948" office:value-type="float" office:value="271">
            <text:p>271</text:p>
          </table:table-cell>
          <table:table-cell table:style-name="ACE-0x23f6ca8" office:value-type="float" office:value="3180">
            <text:p>3,180</text:p>
          </table:table-cell>
          <table:table-cell table:style-name="ACE-0x23f7a28" office:value-type="float" office:value="12.5">
            <text:p>12.500</text:p>
          </table:table-cell>
          <table:table-cell table:style-name="ACE-0x23f7a28" office:value-type="float" office:value="7.19424">
            <text:p>7.194</text:p>
          </table:table-cell>
          <table:table-cell table:style-name="ACE-0x23f7a28" office:value-type="float" office:value="67.8967">
            <text:p>67.897</text:p>
          </table:table-cell>
          <table:table-cell table:style-name="ACE-0x23f63a8" table:formula="of:=[.K15]*[.G15]/100" office:value-type="float" office:value="2">
            <text:p>2</text:p>
          </table:table-cell>
          <table:table-cell table:style-name="ACE-0x23f63a8" table:formula="of:=[.L15]*[.H15]/100" office:value-type="float" office:value="9.9999936">
            <text:p>10</text:p>
          </table:table-cell>
          <table:table-cell table:style-name="ACE-0x23f63a8" table:formula="of:=[.M15]*[.I15]/100" office:value-type="float" office:value="184.000057">
            <text:p>184</text:p>
          </table:table-cell>
          <table:table-cell table:style-name="ACE-0x23f6948" table:formula="of:=SUM([.N15:.P15])" office:value-type="float" office:value="196.0000506">
            <text:p>196</text:p>
          </table:table-cell>
          <table:table-cell table:style-name="ACE-0x23f7d88" office:value-type="float" office:value="19">
            <text:p>19.000</text:p>
          </table:table-cell>
          <table:table-cell table:style-name="ACE-0x23f7a28" office:value-type="float" office:value="15">
            <text:p>15.000</text:p>
          </table:table-cell>
          <table:table-cell table:style-name="ACE-0x23f7a28" office:value-type="float" office:value="16.2609">
            <text:p>16.261</text:p>
          </table:table-cell>
          <table:table-cell table:style-name="ACE-0x23f7a28" office:value-type="float" office:value="10">
            <text:p>10.000</text:p>
          </table:table-cell>
          <table:table-cell table:style-name="ACE-0x23f7a28" office:value-type="float" office:value="13.1072">
            <text:p>13.107</text:p>
          </table:table-cell>
          <table:table-cell table:style-name="ACE-0x23f80e8" office:value-type="float" office:value="12.3955">
            <text:p>12.396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4">
            <text:p>4</text:p>
          </table:table-cell>
          <table:covered-table-cell table:number-columns-repeated="5"/>
          <table:table-cell table:style-name="ACE-0x23f63a8" office:value-type="float" office:value="28">
            <text:p>28</text:p>
          </table:table-cell>
          <table:table-cell table:style-name="ACE-0x23f63a8" office:value-type="float" office:value="127">
            <text:p>127</text:p>
          </table:table-cell>
          <table:table-cell table:style-name="ACE-0x23f6948" office:value-type="float" office:value="297">
            <text:p>297</text:p>
          </table:table-cell>
          <table:table-cell table:style-name="ACE-0x23f6ca8" office:value-type="float" office:value="4218">
            <text:p>4,218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8.66142">
            <text:p>8.661</text:p>
          </table:table-cell>
          <table:table-cell table:style-name="ACE-0x23f7a28" office:value-type="float" office:value="68.3502">
            <text:p>68.350</text:p>
          </table:table-cell>
          <table:table-cell table:style-name="ACE-0x23f63a8" table:formula="of:=[.K16]*[.G16]/100" office:value-type="float" office:value="0">
            <text:p>0</text:p>
          </table:table-cell>
          <table:table-cell table:style-name="ACE-0x23f63a8" table:formula="of:=[.L16]*[.H16]/100" office:value-type="float" office:value="11.0000034">
            <text:p>11</text:p>
          </table:table-cell>
          <table:table-cell table:style-name="ACE-0x23f63a8" table:formula="of:=[.M16]*[.I16]/100" office:value-type="float" office:value="203.000094">
            <text:p>203</text:p>
          </table:table-cell>
          <table:table-cell table:style-name="ACE-0x23f6948" table:formula="of:=SUM([.N16:.P16])" office:value-type="float" office:value="214.0000974">
            <text:p>214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19">
            <text:p>19.000</text:p>
          </table:table-cell>
          <table:table-cell table:style-name="ACE-0x23f7a28" office:value-type="float" office:value="19.7488">
            <text:p>19.749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20.217">
            <text:p>20.217</text:p>
          </table:table-cell>
          <table:table-cell table:style-name="ACE-0x23f80e8" office:value-type="float" office:value="14.5626">
            <text:p>14.563</text:p>
          </table:table-cell>
          <table:table-cell table:number-columns-repeated="233" table:style-name="ACE-0x23f5f28"/>
        </table:table-row>
        <table:table-row table:style-name="AROW-4">
          <table:table-cell table:style-name="ACE-0x23f5e08" office:value-type="float" office:value="5">
            <text:p>5</text:p>
          </table:table-cell>
          <table:covered-table-cell table:number-columns-repeated="5"/>
          <table:table-cell table:style-name="ACE-0x23f63a8" office:value-type="float" office:value="16">
            <text:p>16</text:p>
          </table:table-cell>
          <table:table-cell table:style-name="ACE-0x23f63a8" office:value-type="float" office:value="118">
            <text:p>118</text:p>
          </table:table-cell>
          <table:table-cell table:style-name="ACE-0x23f6948" office:value-type="float" office:value="229">
            <text:p>229</text:p>
          </table:table-cell>
          <table:table-cell table:style-name="ACE-0x23f6ca8" office:value-type="float" office:value="1265">
            <text:p>1,265</text:p>
          </table:table-cell>
          <table:table-cell table:style-name="ACE-0x23f7a28" office:value-type="float" office:value="6.25">
            <text:p>6.250</text:p>
          </table:table-cell>
          <table:table-cell table:style-name="ACE-0x23f7a28" office:value-type="float" office:value="2.54237">
            <text:p>2.542</text:p>
          </table:table-cell>
          <table:table-cell table:style-name="ACE-0x23f7a28" office:value-type="float" office:value="52.4017">
            <text:p>52.402</text:p>
          </table:table-cell>
          <table:table-cell table:style-name="ACE-0x23f63a8" table:formula="of:=[.K17]*[.G17]/100" office:value-type="float" office:value="1">
            <text:p>1</text:p>
          </table:table-cell>
          <table:table-cell table:style-name="ACE-0x23f63a8" table:formula="of:=[.L17]*[.H17]/100" office:value-type="float" office:value="2.9999966">
            <text:p>3</text:p>
          </table:table-cell>
          <table:table-cell table:style-name="ACE-0x23f63a8" table:formula="of:=[.M17]*[.I17]/100" office:value-type="float" office:value="119.999893">
            <text:p>120</text:p>
          </table:table-cell>
          <table:table-cell table:style-name="ACE-0x23f6948" table:formula="of:=SUM([.N17:.P17])" office:value-type="float" office:value="123.9998896">
            <text:p>124</text:p>
          </table:table-cell>
          <table:table-cell table:style-name="ACE-0x23f7d88" office:value-type="float" office:value="7">
            <text:p>7.000</text:p>
          </table:table-cell>
          <table:table-cell table:style-name="ACE-0x23f7a28" office:value-type="float" office:value="16.6667">
            <text:p>16.667</text:p>
          </table:table-cell>
          <table:table-cell table:style-name="ACE-0x23f7a28" office:value-type="float" office:value="10.0667">
            <text:p>10.067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8.01388">
            <text:p>8.014</text:p>
          </table:table-cell>
          <table:table-cell table:style-name="ACE-0x23f80e8" office:value-type="float" office:value="7.68411">
            <text:p>7.684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1">
            <text:p>1</text:p>
          </table:table-cell>
          <table:table-cell table:number-rows-spanned="5" table:style-name="ACE-0x23f5ce8" office:value-type="float" office:value="60">
            <text:p>60</text:p>
          </table:table-cell>
          <table:table-cell table:number-rows-spanned="5" table:style-name="ACE-0x23f5ce8" office:value-type="float" office:value="10">
            <text:p>10</text:p>
          </table:table-cell>
          <table:table-cell table:number-rows-spanned="5" table:style-name="ACE-0x23f6168" office:value-type="float" office:value="1">
            <text:p>1.0</text:p>
          </table:table-cell>
          <table:table-cell table:number-rows-spanned="5" table:style-name="ACE-0x23f6168" office:value-type="float" office:value="0">
            <text:p>0.0</text:p>
          </table:table-cell>
          <table:table-cell table:number-rows-spanned="5" table:style-name="ACE-0x23f6168" office:value-type="float" office:value="0.5">
            <text:p>0.5</text:p>
          </table:table-cell>
          <table:table-cell table:style-name="ACE-0x23f63a8" office:value-type="float" office:value="9">
            <text:p>9</text:p>
          </table:table-cell>
          <table:table-cell table:style-name="ACE-0x23f63a8" office:value-type="float" office:value="66">
            <text:p>66</text:p>
          </table:table-cell>
          <table:table-cell table:style-name="ACE-0x23f6948" office:value-type="float" office:value="196">
            <text:p>196</text:p>
          </table:table-cell>
          <table:table-cell table:style-name="ACE-0x23f6ca8" office:value-type="float" office:value="48">
            <text:p>48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5.10204">
            <text:p>5.102</text:p>
          </table:table-cell>
          <table:table-cell table:style-name="ACE-0x23f63a8" table:formula="of:=[.K18]*[.G18]/100" office:value-type="float" office:value="0">
            <text:p>0</text:p>
          </table:table-cell>
          <table:table-cell table:style-name="ACE-0x23f63a8" table:formula="of:=[.L18]*[.H18]/100" office:value-type="float" office:value="0">
            <text:p>0</text:p>
          </table:table-cell>
          <table:table-cell table:style-name="ACE-0x23f63a8" table:formula="of:=[.M18]*[.I18]/100" office:value-type="float" office:value="9.9999984">
            <text:p>10</text:p>
          </table:table-cell>
          <table:table-cell table:style-name="ACE-0x23f6948" table:formula="of:=SUM([.N18:.P18])" office:value-type="float" office:value="9.9999984">
            <text:p>10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4.8">
            <text:p>4.8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2.48193">
            <text:p>2.482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2">
            <text:p>2</text:p>
          </table:table-cell>
          <table:covered-table-cell table:number-columns-repeated="5"/>
          <table:table-cell table:style-name="ACE-0x23f63a8" office:value-type="float" office:value="6">
            <text:p>6</text:p>
          </table:table-cell>
          <table:table-cell table:style-name="ACE-0x23f63a8" office:value-type="float" office:value="66">
            <text:p>66</text:p>
          </table:table-cell>
          <table:table-cell table:style-name="ACE-0x23f6948" office:value-type="float" office:value="170">
            <text:p>170</text:p>
          </table:table-cell>
          <table:table-cell table:style-name="ACE-0x23f6ca8" office:value-type="float" office:value="0">
            <text:p>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63a8" table:formula="of:=[.K19]*[.G19]/100" office:value-type="float" office:value="0">
            <text:p>0</text:p>
          </table:table-cell>
          <table:table-cell table:style-name="ACE-0x23f63a8" table:formula="of:=[.L19]*[.H19]/100" office:value-type="float" office:value="0">
            <text:p>0</text:p>
          </table:table-cell>
          <table:table-cell table:style-name="ACE-0x23f63a8" table:formula="of:=[.M19]*[.I19]/100" office:value-type="float" office:value="0">
            <text:p>0</text:p>
          </table:table-cell>
          <table:table-cell table:style-name="ACE-0x23f6948" table:formula="of:=SUM([.N19:.P19])" office:value-type="float" office:value="0">
            <text:p>0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0">
            <text:p>0.000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3">
            <text:p>3</text:p>
          </table:table-cell>
          <table:covered-table-cell table:number-columns-repeated="5"/>
          <table:table-cell table:style-name="ACE-0x23f64c8" office:value-type="float" office:value="15">
            <text:p>15</text:p>
          </table:table-cell>
          <table:table-cell table:style-name="ACE-0x23f64c8" office:value-type="float" office:value="73">
            <text:p>73</text:p>
          </table:table-cell>
          <table:table-cell table:style-name="ACE-0x23f6a68" office:value-type="float" office:value="172">
            <text:p>172</text:p>
          </table:table-cell>
          <table:table-cell table:style-name="ACE-0x23f7008" office:value-type="float" office:value="19">
            <text:p>19</text:p>
          </table:table-cell>
          <table:table-cell table:style-name="ACE-0x23f7b48" office:value-type="float" office:value="0">
            <text:p>0.000</text:p>
          </table:table-cell>
          <table:table-cell table:style-name="ACE-0x23f7b48" office:value-type="float" office:value="0">
            <text:p>0.000</text:p>
          </table:table-cell>
          <table:table-cell table:style-name="ACE-0x23f7b48" office:value-type="float" office:value="2.32558">
            <text:p>2.326</text:p>
          </table:table-cell>
          <table:table-cell table:style-name="ACE-0x23f64c8" table:formula="of:=[.K20]*[.G20]/100" office:value-type="float" office:value="0">
            <text:p>0</text:p>
          </table:table-cell>
          <table:table-cell table:style-name="ACE-0x23f64c8" table:formula="of:=[.L20]*[.H20]/100" office:value-type="float" office:value="0">
            <text:p>0</text:p>
          </table:table-cell>
          <table:table-cell table:style-name="ACE-0x23f64c8" table:formula="of:=[.M20]*[.I20]/100" office:value-type="float" office:value="3.9999976">
            <text:p>4</text:p>
          </table:table-cell>
          <table:table-cell table:style-name="ACE-0x23f6a68" table:formula="of:=SUM([.N20:.P20])" office:value-type="float" office:value="3.9999976">
            <text:p>4</text:p>
          </table:table-cell>
          <table:table-cell table:style-name="ACE-0x23f7ea8" office:value-type="float" office:value="0">
            <text:p>0.000</text:p>
          </table:table-cell>
          <table:table-cell table:style-name="ACE-0x23f7b48" office:value-type="float" office:value="0">
            <text:p>0.000</text:p>
          </table:table-cell>
          <table:table-cell table:style-name="ACE-0x23f7b48" office:value-type="float" office:value="4.75">
            <text:p>4.750</text:p>
          </table:table-cell>
          <table:table-cell table:style-name="ACE-0x23f7b48" office:value-type="float" office:value="0">
            <text:p>0.000</text:p>
          </table:table-cell>
          <table:table-cell table:style-name="ACE-0x23f7b48" office:value-type="float" office:value="0">
            <text:p>0.000</text:p>
          </table:table-cell>
          <table:table-cell table:style-name="ACE-0x23f8208" office:value-type="float" office:value="2.48747">
            <text:p>2.487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4">
            <text:p>4</text:p>
          </table:table-cell>
          <table:covered-table-cell table:number-columns-repeated="5"/>
          <table:table-cell table:style-name="ACE-0x23f63a8" office:value-type="float" office:value="15">
            <text:p>15</text:p>
          </table:table-cell>
          <table:table-cell table:style-name="ACE-0x23f63a8" office:value-type="float" office:value="95">
            <text:p>95</text:p>
          </table:table-cell>
          <table:table-cell table:style-name="ACE-0x23f6948" office:value-type="float" office:value="196">
            <text:p>196</text:p>
          </table:table-cell>
          <table:table-cell table:style-name="ACE-0x23f7368" office:value-type="float" office:value="0">
            <text:p>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63a8" table:formula="of:=[.K21]*[.G21]/100" office:value-type="float" office:value="0">
            <text:p>0</text:p>
          </table:table-cell>
          <table:table-cell table:style-name="ACE-0x23f63a8" table:formula="of:=[.L21]*[.H21]/100" office:value-type="float" office:value="0">
            <text:p>0</text:p>
          </table:table-cell>
          <table:table-cell table:style-name="ACE-0x23f63a8" table:formula="of:=[.M21]*[.I21]/100" office:value-type="float" office:value="0">
            <text:p>0</text:p>
          </table:table-cell>
          <table:table-cell table:style-name="ACE-0x23f6948" table:formula="of:=SUM([.N21:.P21])" office:value-type="float" office:value="0">
            <text:p>0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0">
            <text:p>0.000</text:p>
          </table:table-cell>
          <table:table-cell table:number-columns-repeated="233" table:style-name="ACE-0x23f5f28"/>
        </table:table-row>
        <table:table-row table:style-name="AROW-4">
          <table:table-cell table:style-name="ACE-0x23f5e08" office:value-type="float" office:value="5">
            <text:p>5</text:p>
          </table:table-cell>
          <table:covered-table-cell table:number-columns-repeated="5"/>
          <table:table-cell table:style-name="ACE-0x23f63a8" office:value-type="float" office:value="19">
            <text:p>19</text:p>
          </table:table-cell>
          <table:table-cell table:style-name="ACE-0x23f63a8" office:value-type="float" office:value="82">
            <text:p>82</text:p>
          </table:table-cell>
          <table:table-cell table:style-name="ACE-0x23f6948" office:value-type="float" office:value="172">
            <text:p>172</text:p>
          </table:table-cell>
          <table:table-cell table:style-name="ACE-0x23f7368" office:value-type="float" office:value="7">
            <text:p>7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.581395">
            <text:p>0.581</text:p>
          </table:table-cell>
          <table:table-cell table:style-name="ACE-0x23f63a8" table:formula="of:=[.K22]*[.G22]/100" office:value-type="float" office:value="0">
            <text:p>0</text:p>
          </table:table-cell>
          <table:table-cell table:style-name="ACE-0x23f63a8" table:formula="of:=[.L22]*[.H22]/100" office:value-type="float" office:value="0">
            <text:p>0</text:p>
          </table:table-cell>
          <table:table-cell table:style-name="ACE-0x23f63a8" table:formula="of:=[.M22]*[.I22]/100" office:value-type="float" office:value="0.9999994">
            <text:p>1</text:p>
          </table:table-cell>
          <table:table-cell table:style-name="ACE-0x23f6948" table:formula="of:=SUM([.N22:.P22])" office:value-type="float" office:value="0.9999994">
            <text:p>1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7">
            <text:p>7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0">
            <text:p>0.000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1">
            <text:p>1</text:p>
          </table:table-cell>
          <table:table-cell table:number-rows-spanned="5" table:style-name="ACE-0x23f5ce8" office:value-type="float" office:value="60">
            <text:p>60</text:p>
          </table:table-cell>
          <table:table-cell table:number-rows-spanned="5" table:style-name="ACE-0x23f5ce8" office:value-type="float" office:value="20">
            <text:p>20</text:p>
          </table:table-cell>
          <table:table-cell table:number-rows-spanned="5" table:style-name="ACE-0x23f6168" office:value-type="float" office:value="1">
            <text:p>1.0</text:p>
          </table:table-cell>
          <table:table-cell table:number-rows-spanned="5" table:style-name="ACE-0x23f6168" office:value-type="float" office:value="0">
            <text:p>0.0</text:p>
          </table:table-cell>
          <table:table-cell table:number-rows-spanned="5" table:style-name="ACE-0x23f6168" office:value-type="float" office:value="0.5">
            <text:p>0.5</text:p>
          </table:table-cell>
          <table:table-cell table:style-name="ACE-0x23f63a8" office:value-type="float" office:value="23">
            <text:p>23</text:p>
          </table:table-cell>
          <table:table-cell table:style-name="ACE-0x23f63a8" office:value-type="float" office:value="154">
            <text:p>154</text:p>
          </table:table-cell>
          <table:table-cell table:style-name="ACE-0x23f6948" office:value-type="float" office:value="374">
            <text:p>374</text:p>
          </table:table-cell>
          <table:table-cell table:style-name="ACE-0x23f7368" office:value-type="float" office:value="7431">
            <text:p>7,431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7.14286">
            <text:p>7.143</text:p>
          </table:table-cell>
          <table:table-cell table:style-name="ACE-0x23f7a28" office:value-type="float" office:value="77.2727">
            <text:p>77.273</text:p>
          </table:table-cell>
          <table:table-cell table:style-name="ACE-0x23f63a8" table:formula="of:=[.K23]*[.G23]/100" office:value-type="float" office:value="0">
            <text:p>0</text:p>
          </table:table-cell>
          <table:table-cell table:style-name="ACE-0x23f63a8" table:formula="of:=[.L23]*[.H23]/100" office:value-type="float" office:value="11.0000044">
            <text:p>11</text:p>
          </table:table-cell>
          <table:table-cell table:style-name="ACE-0x23f63a8" table:formula="of:=[.M23]*[.I23]/100" office:value-type="float" office:value="288.999898">
            <text:p>289</text:p>
          </table:table-cell>
          <table:table-cell table:style-name="ACE-0x23f6948" table:formula="of:=SUM([.N23:.P23])" office:value-type="float" office:value="299.9999024">
            <text:p>300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12.3636">
            <text:p>12.364</text:p>
          </table:table-cell>
          <table:table-cell table:style-name="ACE-0x23f7a28" office:value-type="float" office:value="25.2422">
            <text:p>25.242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11.0394">
            <text:p>11.039</text:p>
          </table:table-cell>
          <table:table-cell table:style-name="ACE-0x23f80e8" office:value-type="float" office:value="14.9612">
            <text:p>14.961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2">
            <text:p>2</text:p>
          </table:table-cell>
          <table:covered-table-cell table:number-columns-repeated="5"/>
          <table:table-cell table:style-name="ACE-0x23f63a8" office:value-type="float" office:value="29">
            <text:p>29</text:p>
          </table:table-cell>
          <table:table-cell table:style-name="ACE-0x23f63a8" office:value-type="float" office:value="161">
            <text:p>161</text:p>
          </table:table-cell>
          <table:table-cell table:style-name="ACE-0x23f6948" office:value-type="float" office:value="333">
            <text:p>333</text:p>
          </table:table-cell>
          <table:table-cell table:style-name="ACE-0x23f7368" office:value-type="float" office:value="6558">
            <text:p>6,558</text:p>
          </table:table-cell>
          <table:table-cell table:style-name="ACE-0x23f7a28" office:value-type="float" office:value="3.44828">
            <text:p>3.448</text:p>
          </table:table-cell>
          <table:table-cell table:style-name="ACE-0x23f7a28" office:value-type="float" office:value="11.8012">
            <text:p>11.801</text:p>
          </table:table-cell>
          <table:table-cell table:style-name="ACE-0x23f7a28" office:value-type="float" office:value="75.6757">
            <text:p>75.676</text:p>
          </table:table-cell>
          <table:table-cell table:style-name="ACE-0x23f63a8" table:formula="of:=[.K24]*[.G24]/100" office:value-type="float" office:value="1.0000012">
            <text:p>1</text:p>
          </table:table-cell>
          <table:table-cell table:style-name="ACE-0x23f63a8" table:formula="of:=[.L24]*[.H24]/100" office:value-type="float" office:value="18.999932">
            <text:p>19</text:p>
          </table:table-cell>
          <table:table-cell table:style-name="ACE-0x23f63a8" table:formula="of:=[.M24]*[.I24]/100" office:value-type="float" office:value="252.000081">
            <text:p>252</text:p>
          </table:table-cell>
          <table:table-cell table:style-name="ACE-0x23f6948" table:formula="of:=SUM([.N24:.P24])" office:value-type="float" office:value="272.0000142">
            <text:p>272</text:p>
          </table:table-cell>
          <table:table-cell table:style-name="ACE-0x23f7d88" office:value-type="float" office:value="22">
            <text:p>22.000</text:p>
          </table:table-cell>
          <table:table-cell table:style-name="ACE-0x23f7a28" office:value-type="float" office:value="13.5789">
            <text:p>13.579</text:p>
          </table:table-cell>
          <table:table-cell table:style-name="ACE-0x23f7a28" office:value-type="float" office:value="24.9127">
            <text:p>24.913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10.7865">
            <text:p>10.787</text:p>
          </table:table-cell>
          <table:table-cell table:style-name="ACE-0x23f80e8" office:value-type="float" office:value="13.3506">
            <text:p>13.351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3">
            <text:p>3</text:p>
          </table:table-cell>
          <table:covered-table-cell table:number-columns-repeated="5"/>
          <table:table-cell table:style-name="ACE-0x23f63a8" office:value-type="float" office:value="36">
            <text:p>36</text:p>
          </table:table-cell>
          <table:table-cell table:style-name="ACE-0x23f63a8" office:value-type="float" office:value="178">
            <text:p>178</text:p>
          </table:table-cell>
          <table:table-cell table:style-name="ACE-0x23f6948" office:value-type="float" office:value="401">
            <text:p>401</text:p>
          </table:table-cell>
          <table:table-cell table:style-name="ACE-0x23f7368" office:value-type="float" office:value="12662">
            <text:p>12,662</text:p>
          </table:table-cell>
          <table:table-cell table:style-name="ACE-0x23f7a28" office:value-type="float" office:value="22.2222">
            <text:p>22.222</text:p>
          </table:table-cell>
          <table:table-cell table:style-name="ACE-0x23f7a28" office:value-type="float" office:value="21.9101">
            <text:p>21.910</text:p>
          </table:table-cell>
          <table:table-cell table:style-name="ACE-0x23f7a28" office:value-type="float" office:value="78.0549">
            <text:p>78.055</text:p>
          </table:table-cell>
          <table:table-cell table:style-name="ACE-0x23f63a8" table:formula="of:=[.K25]*[.G25]/100" office:value-type="float" office:value="7.999992">
            <text:p>8</text:p>
          </table:table-cell>
          <table:table-cell table:style-name="ACE-0x23f63a8" table:formula="of:=[.L25]*[.H25]/100" office:value-type="float" office:value="38.999978">
            <text:p>39</text:p>
          </table:table-cell>
          <table:table-cell table:style-name="ACE-0x23f63a8" table:formula="of:=[.M25]*[.I25]/100" office:value-type="float" office:value="313.000149">
            <text:p>313</text:p>
          </table:table-cell>
          <table:table-cell table:style-name="ACE-0x23f6948" table:formula="of:=SUM([.N25:.P25])" office:value-type="float" office:value="360.000119">
            <text:p>360</text:p>
          </table:table-cell>
          <table:table-cell table:style-name="ACE-0x23f7d88" office:value-type="float" office:value="30.25">
            <text:p>30.250</text:p>
          </table:table-cell>
          <table:table-cell table:style-name="ACE-0x23f7a28" office:value-type="float" office:value="24.7692">
            <text:p>24.769</text:p>
          </table:table-cell>
          <table:table-cell table:style-name="ACE-0x23f7a28" office:value-type="float" office:value="36.4665">
            <text:p>36.467</text:p>
          </table:table-cell>
          <table:table-cell table:style-name="ACE-0x23f7a28" office:value-type="float" office:value="14.2982">
            <text:p>14.298</text:p>
          </table:table-cell>
          <table:table-cell table:style-name="ACE-0x23f7a28" office:value-type="float" office:value="16.9153">
            <text:p>16.915</text:p>
          </table:table-cell>
          <table:table-cell table:style-name="ACE-0x23f80e8" office:value-type="float" office:value="17.6355">
            <text:p>17.636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4">
            <text:p>4</text:p>
          </table:table-cell>
          <table:covered-table-cell table:number-columns-repeated="5"/>
          <table:table-cell table:style-name="ACE-0x23f63a8" office:value-type="float" office:value="38">
            <text:p>38</text:p>
          </table:table-cell>
          <table:table-cell table:style-name="ACE-0x23f63a8" office:value-type="float" office:value="151">
            <text:p>151</text:p>
          </table:table-cell>
          <table:table-cell table:style-name="ACE-0x23f6948" office:value-type="float" office:value="370">
            <text:p>370</text:p>
          </table:table-cell>
          <table:table-cell table:style-name="ACE-0x23f7368" office:value-type="float" office:value="6668">
            <text:p>6,668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7.28477">
            <text:p>7.285</text:p>
          </table:table-cell>
          <table:table-cell table:style-name="ACE-0x23f7a28" office:value-type="float" office:value="70.8108">
            <text:p>70.811</text:p>
          </table:table-cell>
          <table:table-cell table:style-name="ACE-0x23f63a8" table:formula="of:=[.K26]*[.G26]/100" office:value-type="float" office:value="0">
            <text:p>0</text:p>
          </table:table-cell>
          <table:table-cell table:style-name="ACE-0x23f63a8" table:formula="of:=[.L26]*[.H26]/100" office:value-type="float" office:value="11.0000027">
            <text:p>11</text:p>
          </table:table-cell>
          <table:table-cell table:style-name="ACE-0x23f63a8" table:formula="of:=[.M26]*[.I26]/100" office:value-type="float" office:value="261.99996">
            <text:p>262</text:p>
          </table:table-cell>
          <table:table-cell table:style-name="ACE-0x23f6948" table:formula="of:=SUM([.N26:.P26])" office:value-type="float" office:value="272.9999627">
            <text:p>273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18.1818">
            <text:p>18.182</text:p>
          </table:table-cell>
          <table:table-cell table:style-name="ACE-0x23f7a28" office:value-type="float" office:value="24.687">
            <text:p>24.687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15.3435">
            <text:p>15.344</text:p>
          </table:table-cell>
          <table:table-cell table:style-name="ACE-0x23f80e8" office:value-type="float" office:value="13.7536">
            <text:p>13.754</text:p>
          </table:table-cell>
          <table:table-cell table:number-columns-repeated="233" table:style-name="ACE-0x23f5f28"/>
        </table:table-row>
        <table:table-row table:style-name="AROW-4">
          <table:table-cell table:style-name="ACE-0x23f5e08" office:value-type="float" office:value="5">
            <text:p>5</text:p>
          </table:table-cell>
          <table:covered-table-cell table:number-columns-repeated="5"/>
          <table:table-cell table:style-name="ACE-0x23f63a8" office:value-type="float" office:value="29">
            <text:p>29</text:p>
          </table:table-cell>
          <table:table-cell table:style-name="ACE-0x23f63a8" office:value-type="float" office:value="181">
            <text:p>181</text:p>
          </table:table-cell>
          <table:table-cell table:style-name="ACE-0x23f6948" office:value-type="float" office:value="385">
            <text:p>385</text:p>
          </table:table-cell>
          <table:table-cell table:style-name="ACE-0x23f7368" office:value-type="float" office:value="9502">
            <text:p>9,502</text:p>
          </table:table-cell>
          <table:table-cell table:style-name="ACE-0x23f7a28" office:value-type="float" office:value="13.7931">
            <text:p>13.793</text:p>
          </table:table-cell>
          <table:table-cell table:style-name="ACE-0x23f7a28" office:value-type="float" office:value="12.1547">
            <text:p>12.155</text:p>
          </table:table-cell>
          <table:table-cell table:style-name="ACE-0x23f7a28" office:value-type="float" office:value="82.8571">
            <text:p>82.857</text:p>
          </table:table-cell>
          <table:table-cell table:style-name="ACE-0x23f63a8" table:formula="of:=[.K27]*[.G27]/100" office:value-type="float" office:value="3.999999">
            <text:p>4</text:p>
          </table:table-cell>
          <table:table-cell table:style-name="ACE-0x23f63a8" table:formula="of:=[.L27]*[.H27]/100" office:value-type="float" office:value="22.000007">
            <text:p>22</text:p>
          </table:table-cell>
          <table:table-cell table:style-name="ACE-0x23f63a8" table:formula="of:=[.M27]*[.I27]/100" office:value-type="float" office:value="318.999835">
            <text:p>319</text:p>
          </table:table-cell>
          <table:table-cell table:style-name="ACE-0x23f6948" table:formula="of:=SUM([.N27:.P27])" office:value-type="float" office:value="344.999841">
            <text:p>345</text:p>
          </table:table-cell>
          <table:table-cell table:style-name="ACE-0x23f7d88" office:value-type="float" office:value="23.5">
            <text:p>23.500</text:p>
          </table:table-cell>
          <table:table-cell table:style-name="ACE-0x23f7a28" office:value-type="float" office:value="12.9091">
            <text:p>12.909</text:p>
          </table:table-cell>
          <table:table-cell table:style-name="ACE-0x23f7a28" office:value-type="float" office:value="28.6019">
            <text:p>28.602</text:p>
          </table:table-cell>
          <table:table-cell table:style-name="ACE-0x23f7a28" office:value-type="float" office:value="12.816">
            <text:p>12.816</text:p>
          </table:table-cell>
          <table:table-cell table:style-name="ACE-0x23f7a28" office:value-type="float" office:value="8.50085">
            <text:p>8.501</text:p>
          </table:table-cell>
          <table:table-cell table:style-name="ACE-0x23f80e8" office:value-type="float" office:value="16.4117">
            <text:p>16.412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1">
            <text:p>1</text:p>
          </table:table-cell>
          <table:table-cell table:number-rows-spanned="5" table:style-name="ACE-0x23f5ce8" office:value-type="float" office:value="60">
            <text:p>60</text:p>
          </table:table-cell>
          <table:table-cell table:number-rows-spanned="5" table:style-name="ACE-0x23f5ce8" office:value-type="float" office:value="30">
            <text:p>30</text:p>
          </table:table-cell>
          <table:table-cell table:number-rows-spanned="5" table:style-name="ACE-0x23f6168" office:value-type="float" office:value="1">
            <text:p>1.0</text:p>
          </table:table-cell>
          <table:table-cell table:number-rows-spanned="5" table:style-name="ACE-0x23f6168" office:value-type="float" office:value="0">
            <text:p>0.0</text:p>
          </table:table-cell>
          <table:table-cell table:number-rows-spanned="5" table:style-name="ACE-0x23f6168" office:value-type="float" office:value="0.5">
            <text:p>0.5</text:p>
          </table:table-cell>
          <table:table-cell table:style-name="ACE-0x23f63a8" office:value-type="float" office:value="33">
            <text:p>33</text:p>
          </table:table-cell>
          <table:table-cell table:style-name="ACE-0x23f63a8" office:value-type="float" office:value="223">
            <text:p>223</text:p>
          </table:table-cell>
          <table:table-cell table:style-name="ACE-0x23f6948" office:value-type="float" office:value="580">
            <text:p>580</text:p>
          </table:table-cell>
          <table:table-cell table:style-name="ACE-0x23f7368" office:value-type="float" office:value="38029">
            <text:p>38,029</text:p>
          </table:table-cell>
          <table:table-cell table:style-name="ACE-0x23f7a28" office:value-type="float" office:value="9.09091">
            <text:p>9.091</text:p>
          </table:table-cell>
          <table:table-cell table:style-name="ACE-0x23f7a28" office:value-type="float" office:value="30.0448">
            <text:p>30.045</text:p>
          </table:table-cell>
          <table:table-cell table:style-name="ACE-0x23f7a28" office:value-type="float" office:value="95.3448">
            <text:p>95.345</text:p>
          </table:table-cell>
          <table:table-cell table:style-name="ACE-0x23f63a8" table:formula="of:=[.K28]*[.G28]/100" office:value-type="float" office:value="3.0000003">
            <text:p>3</text:p>
          </table:table-cell>
          <table:table-cell table:style-name="ACE-0x23f63a8" table:formula="of:=[.L28]*[.H28]/100" office:value-type="float" office:value="66.999904">
            <text:p>67</text:p>
          </table:table-cell>
          <table:table-cell table:style-name="ACE-0x23f63a8" table:formula="of:=[.M28]*[.I28]/100" office:value-type="float" office:value="552.99984">
            <text:p>553</text:p>
          </table:table-cell>
          <table:table-cell table:style-name="ACE-0x23f6948" table:formula="of:=SUM([.N28:.P28])" office:value-type="float" office:value="622.9997443">
            <text:p>623</text:p>
          </table:table-cell>
          <table:table-cell table:style-name="ACE-0x23f7d88" office:value-type="float" office:value="45.3333">
            <text:p>45.333</text:p>
          </table:table-cell>
          <table:table-cell table:style-name="ACE-0x23f7a28" office:value-type="float" office:value="23.3284">
            <text:p>23.328</text:p>
          </table:table-cell>
          <table:table-cell table:style-name="ACE-0x23f7a28" office:value-type="float" office:value="65.6962">
            <text:p>65.696</text:p>
          </table:table-cell>
          <table:table-cell table:style-name="ACE-0x23f7a28" office:value-type="float" office:value="28.0159">
            <text:p>28.016</text:p>
          </table:table-cell>
          <table:table-cell table:style-name="ACE-0x23f7a28" office:value-type="float" office:value="23.6336">
            <text:p>23.634</text:p>
          </table:table-cell>
          <table:table-cell table:style-name="ACE-0x23f80e8" office:value-type="float" office:value="34.4354">
            <text:p>34.435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2">
            <text:p>2</text:p>
          </table:table-cell>
          <table:covered-table-cell table:number-columns-repeated="5"/>
          <table:table-cell table:style-name="ACE-0x23f63a8" office:value-type="float" office:value="35">
            <text:p>35</text:p>
          </table:table-cell>
          <table:table-cell table:style-name="ACE-0x23f63a8" office:value-type="float" office:value="232">
            <text:p>232</text:p>
          </table:table-cell>
          <table:table-cell table:style-name="ACE-0x23f6948" office:value-type="float" office:value="552">
            <text:p>552</text:p>
          </table:table-cell>
          <table:table-cell table:style-name="ACE-0x23f7368" office:value-type="float" office:value="38572">
            <text:p>38,572</text:p>
          </table:table-cell>
          <table:table-cell table:style-name="ACE-0x23f7a28" office:value-type="float" office:value="14.2857">
            <text:p>14.286</text:p>
          </table:table-cell>
          <table:table-cell table:style-name="ACE-0x23f7a28" office:value-type="float" office:value="34.0517">
            <text:p>34.052</text:p>
          </table:table-cell>
          <table:table-cell table:style-name="ACE-0x23f7a28" office:value-type="float" office:value="95.2899">
            <text:p>95.290</text:p>
          </table:table-cell>
          <table:table-cell table:style-name="ACE-0x23f63a8" table:formula="of:=[.K29]*[.G29]/100" office:value-type="float" office:value="4.999995">
            <text:p>5</text:p>
          </table:table-cell>
          <table:table-cell table:style-name="ACE-0x23f63a8" table:formula="of:=[.L29]*[.H29]/100" office:value-type="float" office:value="78.999944">
            <text:p>79</text:p>
          </table:table-cell>
          <table:table-cell table:style-name="ACE-0x23f63a8" table:formula="of:=[.M29]*[.I29]/100" office:value-type="float" office:value="526.000248">
            <text:p>526</text:p>
          </table:table-cell>
          <table:table-cell table:style-name="ACE-0x23f6948" table:formula="of:=SUM([.N29:.P29])" office:value-type="float" office:value="610.000187">
            <text:p>610</text:p>
          </table:table-cell>
          <table:table-cell table:style-name="ACE-0x23f7d88" office:value-type="float" office:value="56">
            <text:p>56.000</text:p>
          </table:table-cell>
          <table:table-cell table:style-name="ACE-0x23f7a28" office:value-type="float" office:value="22.3165">
            <text:p>22.317</text:p>
          </table:table-cell>
          <table:table-cell table:style-name="ACE-0x23f7a28" office:value-type="float" office:value="69.4468">
            <text:p>69.447</text:p>
          </table:table-cell>
          <table:table-cell table:style-name="ACE-0x23f7a28" office:value-type="float" office:value="47.5941">
            <text:p>47.594</text:p>
          </table:table-cell>
          <table:table-cell table:style-name="ACE-0x23f7a28" office:value-type="float" office:value="19.6691">
            <text:p>19.669</text:p>
          </table:table-cell>
          <table:table-cell table:style-name="ACE-0x23f80e8" office:value-type="float" office:value="38.3995">
            <text:p>38.400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3">
            <text:p>3</text:p>
          </table:table-cell>
          <table:covered-table-cell table:number-columns-repeated="5"/>
          <table:table-cell table:style-name="ACE-0x23f63a8" office:value-type="float" office:value="36">
            <text:p>36</text:p>
          </table:table-cell>
          <table:table-cell table:style-name="ACE-0x23f63a8" office:value-type="float" office:value="261">
            <text:p>261</text:p>
          </table:table-cell>
          <table:table-cell table:style-name="ACE-0x23f6948" office:value-type="float" office:value="531">
            <text:p>531</text:p>
          </table:table-cell>
          <table:table-cell table:style-name="ACE-0x23f7368" office:value-type="float" office:value="27988">
            <text:p>27,988</text:p>
          </table:table-cell>
          <table:table-cell table:style-name="ACE-0x23f7a28" office:value-type="float" office:value="11.1111">
            <text:p>11.111</text:p>
          </table:table-cell>
          <table:table-cell table:style-name="ACE-0x23f7a28" office:value-type="float" office:value="29.8851">
            <text:p>29.885</text:p>
          </table:table-cell>
          <table:table-cell table:style-name="ACE-0x23f7a28" office:value-type="float" office:value="95.8569">
            <text:p>95.857</text:p>
          </table:table-cell>
          <table:table-cell table:style-name="ACE-0x23f63a8" table:formula="of:=[.K30]*[.G30]/100" office:value-type="float" office:value="3.999996">
            <text:p>4</text:p>
          </table:table-cell>
          <table:table-cell table:style-name="ACE-0x23f63a8" table:formula="of:=[.L30]*[.H30]/100" office:value-type="float" office:value="78.000111">
            <text:p>78</text:p>
          </table:table-cell>
          <table:table-cell table:style-name="ACE-0x23f63a8" table:formula="of:=[.M30]*[.I30]/100" office:value-type="float" office:value="509.000139">
            <text:p>509</text:p>
          </table:table-cell>
          <table:table-cell table:style-name="ACE-0x23f6948" table:formula="of:=SUM([.N30:.P30])" office:value-type="float" office:value="591.000246">
            <text:p>591</text:p>
          </table:table-cell>
          <table:table-cell table:style-name="ACE-0x23f7d88" office:value-type="float" office:value="22.5">
            <text:p>22.500</text:p>
          </table:table-cell>
          <table:table-cell table:style-name="ACE-0x23f7a28" office:value-type="float" office:value="19.6667">
            <text:p>19.667</text:p>
          </table:table-cell>
          <table:table-cell table:style-name="ACE-0x23f7a28" office:value-type="float" office:value="51.7957">
            <text:p>51.796</text:p>
          </table:table-cell>
          <table:table-cell table:style-name="ACE-0x23f7a28" office:value-type="float" office:value="12.114">
            <text:p>12.114</text:p>
          </table:table-cell>
          <table:table-cell table:style-name="ACE-0x23f7a28" office:value-type="float" office:value="21.7725">
            <text:p>21.773</text:p>
          </table:table-cell>
          <table:table-cell table:style-name="ACE-0x23f80e8" office:value-type="float" office:value="29.8051">
            <text:p>29.805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4">
            <text:p>4</text:p>
          </table:table-cell>
          <table:covered-table-cell table:number-columns-repeated="5"/>
          <table:table-cell table:style-name="ACE-0x23f63a8" office:value-type="float" office:value="62">
            <text:p>62</text:p>
          </table:table-cell>
          <table:table-cell table:style-name="ACE-0x23f63a8" office:value-type="float" office:value="282">
            <text:p>282</text:p>
          </table:table-cell>
          <table:table-cell table:style-name="ACE-0x23f6948" office:value-type="float" office:value="646">
            <text:p>646</text:p>
          </table:table-cell>
          <table:table-cell table:style-name="ACE-0x23f7368" office:value-type="float" office:value="46015">
            <text:p>46,015</text:p>
          </table:table-cell>
          <table:table-cell table:style-name="ACE-0x23f7a28" office:value-type="float" office:value="4.83871">
            <text:p>4.839</text:p>
          </table:table-cell>
          <table:table-cell table:style-name="ACE-0x23f7a28" office:value-type="float" office:value="43.9716">
            <text:p>43.972</text:p>
          </table:table-cell>
          <table:table-cell table:style-name="ACE-0x23f7a28" office:value-type="float" office:value="95.0464">
            <text:p>95.046</text:p>
          </table:table-cell>
          <table:table-cell table:style-name="ACE-0x23f63a8" table:formula="of:=[.K31]*[.G31]/100" office:value-type="float" office:value="3.0000002">
            <text:p>3</text:p>
          </table:table-cell>
          <table:table-cell table:style-name="ACE-0x23f63a8" table:formula="of:=[.L31]*[.H31]/100" office:value-type="float" office:value="123.999912">
            <text:p>124</text:p>
          </table:table-cell>
          <table:table-cell table:style-name="ACE-0x23f63a8" table:formula="of:=[.M31]*[.I31]/100" office:value-type="float" office:value="613.999744">
            <text:p>614</text:p>
          </table:table-cell>
          <table:table-cell table:style-name="ACE-0x23f6948" table:formula="of:=SUM([.N31:.P31])" office:value-type="float" office:value="740.9996562">
            <text:p>741</text:p>
          </table:table-cell>
          <table:table-cell table:style-name="ACE-0x23f7d88" office:value-type="float" office:value="49.6667">
            <text:p>49.667</text:p>
          </table:table-cell>
          <table:table-cell table:style-name="ACE-0x23f7a28" office:value-type="float" office:value="44.2419">
            <text:p>44.242</text:p>
          </table:table-cell>
          <table:table-cell table:style-name="ACE-0x23f7a28" office:value-type="float" office:value="65.7655">
            <text:p>65.766</text:p>
          </table:table-cell>
          <table:table-cell table:style-name="ACE-0x23f7a28" office:value-type="float" office:value="61.754">
            <text:p>61.754</text:p>
          </table:table-cell>
          <table:table-cell table:style-name="ACE-0x23f7a28" office:value-type="float" office:value="47.8124">
            <text:p>47.812</text:p>
          </table:table-cell>
          <table:table-cell table:style-name="ACE-0x23f80e8" office:value-type="float" office:value="46.8453">
            <text:p>46.845</text:p>
          </table:table-cell>
          <table:table-cell table:number-columns-repeated="233" table:style-name="ACE-0x23f5f28"/>
        </table:table-row>
        <table:table-row table:style-name="AROW-4">
          <table:table-cell table:style-name="ACE-0x23f5e08" office:value-type="float" office:value="5">
            <text:p>5</text:p>
          </table:table-cell>
          <table:covered-table-cell table:number-columns-repeated="5"/>
          <table:table-cell table:style-name="ACE-0x23f63a8" office:value-type="float" office:value="43">
            <text:p>43</text:p>
          </table:table-cell>
          <table:table-cell table:style-name="ACE-0x23f63a8" office:value-type="float" office:value="232">
            <text:p>232</text:p>
          </table:table-cell>
          <table:table-cell table:style-name="ACE-0x23f6948" office:value-type="float" office:value="503">
            <text:p>503</text:p>
          </table:table-cell>
          <table:table-cell table:style-name="ACE-0x23f7368" office:value-type="float" office:value="22160">
            <text:p>22,160</text:p>
          </table:table-cell>
          <table:table-cell table:style-name="ACE-0x23f7a28" office:value-type="float" office:value="4.65116">
            <text:p>4.651</text:p>
          </table:table-cell>
          <table:table-cell table:style-name="ACE-0x23f7a28" office:value-type="float" office:value="25">
            <text:p>25.000</text:p>
          </table:table-cell>
          <table:table-cell table:style-name="ACE-0x23f7a28" office:value-type="float" office:value="92.4453">
            <text:p>92.445</text:p>
          </table:table-cell>
          <table:table-cell table:style-name="ACE-0x23f63a8" table:formula="of:=[.K32]*[.G32]/100" office:value-type="float" office:value="1.9999988">
            <text:p>2</text:p>
          </table:table-cell>
          <table:table-cell table:style-name="ACE-0x23f63a8" table:formula="of:=[.L32]*[.H32]/100" office:value-type="float" office:value="58">
            <text:p>58</text:p>
          </table:table-cell>
          <table:table-cell table:style-name="ACE-0x23f63a8" table:formula="of:=[.M32]*[.I32]/100" office:value-type="float" office:value="464.999859">
            <text:p>465</text:p>
          </table:table-cell>
          <table:table-cell table:style-name="ACE-0x23f6948" table:formula="of:=SUM([.N32:.P32])" office:value-type="float" office:value="524.9998578">
            <text:p>525</text:p>
          </table:table-cell>
          <table:table-cell table:style-name="ACE-0x23f7d88" office:value-type="float" office:value="9">
            <text:p>9.000</text:p>
          </table:table-cell>
          <table:table-cell table:style-name="ACE-0x23f7a28" office:value-type="float" office:value="19.0862">
            <text:p>19.086</text:p>
          </table:table-cell>
          <table:table-cell table:style-name="ACE-0x23f7a28" office:value-type="float" office:value="45.2366">
            <text:p>45.237</text:p>
          </table:table-cell>
          <table:table-cell table:style-name="ACE-0x23f7a28" office:value-type="float" office:value="2">
            <text:p>2.000</text:p>
          </table:table-cell>
          <table:table-cell table:style-name="ACE-0x23f7a28" office:value-type="float" office:value="26.4655">
            <text:p>26.465</text:p>
          </table:table-cell>
          <table:table-cell table:style-name="ACE-0x23f80e8" office:value-type="float" office:value="28.4814">
            <text:p>28.481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1">
            <text:p>1</text:p>
          </table:table-cell>
          <table:table-cell table:number-rows-spanned="5" table:style-name="ACE-0x23f5ce8" office:value-type="float" office:value="30">
            <text:p>30</text:p>
          </table:table-cell>
          <table:table-cell table:number-rows-spanned="5" table:style-name="ACE-0x23f5ce8" office:value-type="float" office:value="10">
            <text:p>10</text:p>
          </table:table-cell>
          <table:table-cell table:number-rows-spanned="5" table:style-name="ACE-0x23f6168" office:value-type="float" office:value="1">
            <text:p>1.0</text:p>
          </table:table-cell>
          <table:table-cell table:number-rows-spanned="5" table:style-name="ACE-0x23f6168" office:value-type="float" office:value="0.5">
            <text:p>0.5</text:p>
          </table:table-cell>
          <table:table-cell table:number-rows-spanned="5" table:style-name="ACE-0x23f6168" office:value-type="float" office:value="0">
            <text:p>0.0</text:p>
          </table:table-cell>
          <table:table-cell table:style-name="ACE-0x23f63a8" office:value-type="float" office:value="1">
            <text:p>1</text:p>
          </table:table-cell>
          <table:table-cell table:style-name="ACE-0x23f63a8" office:value-type="float" office:value="31">
            <text:p>31</text:p>
          </table:table-cell>
          <table:table-cell table:style-name="ACE-0x23f6948" office:value-type="float" office:value="100">
            <text:p>100</text:p>
          </table:table-cell>
          <table:table-cell table:style-name="ACE-0x23f7368" office:value-type="float" office:value="76">
            <text:p>76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15">
            <text:p>15.000</text:p>
          </table:table-cell>
          <table:table-cell table:style-name="ACE-0x23f63a8" table:formula="of:=[.K33]*[.G33]/100" office:value-type="float" office:value="0">
            <text:p>0</text:p>
          </table:table-cell>
          <table:table-cell table:style-name="ACE-0x23f63a8" table:formula="of:=[.L33]*[.H33]/100" office:value-type="float" office:value="0">
            <text:p>0</text:p>
          </table:table-cell>
          <table:table-cell table:style-name="ACE-0x23f63a8" table:formula="of:=[.M33]*[.I33]/100" office:value-type="float" office:value="15">
            <text:p>15</text:p>
          </table:table-cell>
          <table:table-cell table:style-name="ACE-0x23f6948" table:formula="of:=SUM([.N33:.P33])" office:value-type="float" office:value="15">
            <text:p>15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5.06667">
            <text:p>5.067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2.95447">
            <text:p>2.954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2">
            <text:p>2</text:p>
          </table:table-cell>
          <table:covered-table-cell table:number-columns-repeated="5"/>
          <table:table-cell table:style-name="ACE-0x23f63a8" office:value-type="float" office:value="3">
            <text:p>3</text:p>
          </table:table-cell>
          <table:table-cell table:style-name="ACE-0x23f63a8" office:value-type="float" office:value="33">
            <text:p>33</text:p>
          </table:table-cell>
          <table:table-cell table:style-name="ACE-0x23f6948" office:value-type="float" office:value="92">
            <text:p>92</text:p>
          </table:table-cell>
          <table:table-cell table:style-name="ACE-0x23f7368" office:value-type="float" office:value="62">
            <text:p>62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3.0303">
            <text:p>3.030</text:p>
          </table:table-cell>
          <table:table-cell table:style-name="ACE-0x23f7a28" office:value-type="float" office:value="11.9565">
            <text:p>11.957</text:p>
          </table:table-cell>
          <table:table-cell table:style-name="ACE-0x23f63a8" table:formula="of:=[.K34]*[.G34]/100" office:value-type="float" office:value="0">
            <text:p>0</text:p>
          </table:table-cell>
          <table:table-cell table:style-name="ACE-0x23f63a8" table:formula="of:=[.L34]*[.H34]/100" office:value-type="float" office:value="0.999999">
            <text:p>1</text:p>
          </table:table-cell>
          <table:table-cell table:style-name="ACE-0x23f63a8" table:formula="of:=[.M34]*[.I34]/100" office:value-type="float" office:value="10.99998">
            <text:p>11</text:p>
          </table:table-cell>
          <table:table-cell table:style-name="ACE-0x23f6948" table:formula="of:=SUM([.N34:.P34])" office:value-type="float" office:value="11.999979">
            <text:p>12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3">
            <text:p>3.000</text:p>
          </table:table-cell>
          <table:table-cell table:style-name="ACE-0x23f7a28" office:value-type="float" office:value="5.36364">
            <text:p>5.364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3.36486">
            <text:p>3.365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3">
            <text:p>3</text:p>
          </table:table-cell>
          <table:covered-table-cell table:number-columns-repeated="5"/>
          <table:table-cell table:style-name="ACE-0x23f63a8" office:value-type="float" office:value="8">
            <text:p>8</text:p>
          </table:table-cell>
          <table:table-cell table:style-name="ACE-0x23f63a8" office:value-type="float" office:value="34">
            <text:p>34</text:p>
          </table:table-cell>
          <table:table-cell table:style-name="ACE-0x23f6948" office:value-type="float" office:value="87">
            <text:p>87</text:p>
          </table:table-cell>
          <table:table-cell table:style-name="ACE-0x23f7368" office:value-type="float" office:value="3">
            <text:p>3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2.29885">
            <text:p>2.299</text:p>
          </table:table-cell>
          <table:table-cell table:style-name="ACE-0x23f63a8" table:formula="of:=[.K35]*[.G35]/100" office:value-type="float" office:value="0">
            <text:p>0</text:p>
          </table:table-cell>
          <table:table-cell table:style-name="ACE-0x23f63a8" table:formula="of:=[.L35]*[.H35]/100" office:value-type="float" office:value="0">
            <text:p>0</text:p>
          </table:table-cell>
          <table:table-cell table:style-name="ACE-0x23f63a8" table:formula="of:=[.M35]*[.I35]/100" office:value-type="float" office:value="1.9999995">
            <text:p>2</text:p>
          </table:table-cell>
          <table:table-cell table:style-name="ACE-0x23f6948" table:formula="of:=SUM([.N35:.P35])" office:value-type="float" office:value="1.9999995">
            <text:p>2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1.5">
            <text:p>1.5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0.5">
            <text:p>0.500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4">
            <text:p>4</text:p>
          </table:table-cell>
          <table:covered-table-cell table:number-columns-repeated="5"/>
          <table:table-cell table:style-name="ACE-0x23f63a8" office:value-type="float" office:value="10">
            <text:p>10</text:p>
          </table:table-cell>
          <table:table-cell table:style-name="ACE-0x23f63a8" office:value-type="float" office:value="56">
            <text:p>56</text:p>
          </table:table-cell>
          <table:table-cell table:style-name="ACE-0x23f6948" office:value-type="float" office:value="94">
            <text:p>94</text:p>
          </table:table-cell>
          <table:table-cell table:style-name="ACE-0x23f7368" office:value-type="float" office:value="87">
            <text:p>87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12.766">
            <text:p>12.766</text:p>
          </table:table-cell>
          <table:table-cell table:style-name="ACE-0x23f63a8" table:formula="of:=[.K36]*[.G36]/100" office:value-type="float" office:value="0">
            <text:p>0</text:p>
          </table:table-cell>
          <table:table-cell table:style-name="ACE-0x23f63a8" table:formula="of:=[.L36]*[.H36]/100" office:value-type="float" office:value="0">
            <text:p>0</text:p>
          </table:table-cell>
          <table:table-cell table:style-name="ACE-0x23f63a8" table:formula="of:=[.M36]*[.I36]/100" office:value-type="float" office:value="12.00004">
            <text:p>12</text:p>
          </table:table-cell>
          <table:table-cell table:style-name="ACE-0x23f6948" table:formula="of:=SUM([.N36:.P36])" office:value-type="float" office:value="12.00004">
            <text:p>12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7.25">
            <text:p>7.25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4.83261">
            <text:p>4.833</text:p>
          </table:table-cell>
          <table:table-cell table:number-columns-repeated="233" table:style-name="ACE-0x23f5f28"/>
        </table:table-row>
        <table:table-row table:style-name="AROW-4">
          <table:table-cell table:style-name="ACE-0x23f5e08" office:value-type="float" office:value="5">
            <text:p>5</text:p>
          </table:table-cell>
          <table:covered-table-cell table:number-columns-repeated="5"/>
          <table:table-cell table:style-name="ACE-0x23f63a8" office:value-type="float" office:value="11">
            <text:p>11</text:p>
          </table:table-cell>
          <table:table-cell table:style-name="ACE-0x23f63a8" office:value-type="float" office:value="34">
            <text:p>34</text:p>
          </table:table-cell>
          <table:table-cell table:style-name="ACE-0x23f6948" office:value-type="float" office:value="84">
            <text:p>84</text:p>
          </table:table-cell>
          <table:table-cell table:style-name="ACE-0x23f7368" office:value-type="float" office:value="41">
            <text:p>41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9.52381">
            <text:p>9.524</text:p>
          </table:table-cell>
          <table:table-cell table:style-name="ACE-0x23f63a8" table:formula="of:=[.K37]*[.G37]/100" office:value-type="float" office:value="0">
            <text:p>0</text:p>
          </table:table-cell>
          <table:table-cell table:style-name="ACE-0x23f63a8" table:formula="of:=[.L37]*[.H37]/100" office:value-type="float" office:value="0">
            <text:p>0</text:p>
          </table:table-cell>
          <table:table-cell table:style-name="ACE-0x23f63a8" table:formula="of:=[.M37]*[.I37]/100" office:value-type="float" office:value="8.0000004">
            <text:p>8</text:p>
          </table:table-cell>
          <table:table-cell table:style-name="ACE-0x23f6948" table:formula="of:=SUM([.N37:.P37])" office:value-type="float" office:value="8.0000004">
            <text:p>8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5.215">
            <text:p>5.215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2.08791">
            <text:p>2.088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1">
            <text:p>1</text:p>
          </table:table-cell>
          <table:table-cell table:number-rows-spanned="5" table:style-name="ACE-0x23f5ce8" office:value-type="float" office:value="30">
            <text:p>30</text:p>
          </table:table-cell>
          <table:table-cell table:number-rows-spanned="5" table:style-name="ACE-0x23f5ce8" office:value-type="float" office:value="20">
            <text:p>20</text:p>
          </table:table-cell>
          <table:table-cell table:number-rows-spanned="5" table:style-name="ACE-0x23f6168" office:value-type="float" office:value="1">
            <text:p>1.0</text:p>
          </table:table-cell>
          <table:table-cell table:number-rows-spanned="5" table:style-name="ACE-0x23f6168" office:value-type="float" office:value="0.5">
            <text:p>0.5</text:p>
          </table:table-cell>
          <table:table-cell table:number-rows-spanned="5" table:style-name="ACE-0x23f6168" office:value-type="float" office:value="0">
            <text:p>0.0</text:p>
          </table:table-cell>
          <table:table-cell table:style-name="ACE-0x23f63a8" office:value-type="float" office:value="9">
            <text:p>9</text:p>
          </table:table-cell>
          <table:table-cell table:style-name="ACE-0x23f63a8" office:value-type="float" office:value="80">
            <text:p>80</text:p>
          </table:table-cell>
          <table:table-cell table:style-name="ACE-0x23f6948" office:value-type="float" office:value="196">
            <text:p>196</text:p>
          </table:table-cell>
          <table:table-cell table:style-name="ACE-0x23f7368" office:value-type="float" office:value="5446">
            <text:p>5,446</text:p>
          </table:table-cell>
          <table:table-cell table:style-name="ACE-0x23f7a28" office:value-type="float" office:value="22.2222">
            <text:p>22.222</text:p>
          </table:table-cell>
          <table:table-cell table:style-name="ACE-0x23f7a28" office:value-type="float" office:value="16.25">
            <text:p>16.250</text:p>
          </table:table-cell>
          <table:table-cell table:style-name="ACE-0x23f7a28" office:value-type="float" office:value="71.9388">
            <text:p>71.939</text:p>
          </table:table-cell>
          <table:table-cell table:style-name="ACE-0x23f63a8" table:formula="of:=[.K38]*[.G38]/100" office:value-type="float" office:value="1.999998">
            <text:p>2</text:p>
          </table:table-cell>
          <table:table-cell table:style-name="ACE-0x23f63a8" table:formula="of:=[.L38]*[.H38]/100" office:value-type="float" office:value="13">
            <text:p>13</text:p>
          </table:table-cell>
          <table:table-cell table:style-name="ACE-0x23f63a8" table:formula="of:=[.M38]*[.I38]/100" office:value-type="float" office:value="141.000048">
            <text:p>141</text:p>
          </table:table-cell>
          <table:table-cell table:style-name="ACE-0x23f6948" table:formula="of:=SUM([.N38:.P38])" office:value-type="float" office:value="156.000046">
            <text:p>156</text:p>
          </table:table-cell>
          <table:table-cell table:style-name="ACE-0x23f7d88" office:value-type="float" office:value="17.5">
            <text:p>17.500</text:p>
          </table:table-cell>
          <table:table-cell table:style-name="ACE-0x23f7a28" office:value-type="float" office:value="16.2308">
            <text:p>16.231</text:p>
          </table:table-cell>
          <table:table-cell table:style-name="ACE-0x23f7a28" office:value-type="float" office:value="36.8794">
            <text:p>36.879</text:p>
          </table:table-cell>
          <table:table-cell table:style-name="ACE-0x23f7a28" office:value-type="float" office:value="3.5">
            <text:p>3.500</text:p>
          </table:table-cell>
          <table:table-cell table:style-name="ACE-0x23f7a28" office:value-type="float" office:value="9.27489">
            <text:p>9.275</text:p>
          </table:table-cell>
          <table:table-cell table:style-name="ACE-0x23f80e8" office:value-type="float" office:value="22.2511">
            <text:p>22.251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2">
            <text:p>2</text:p>
          </table:table-cell>
          <table:covered-table-cell table:number-columns-repeated="5"/>
          <table:table-cell table:style-name="ACE-0x23f63a8" office:value-type="float" office:value="18">
            <text:p>18</text:p>
          </table:table-cell>
          <table:table-cell table:style-name="ACE-0x23f63a8" office:value-type="float" office:value="94">
            <text:p>94</text:p>
          </table:table-cell>
          <table:table-cell table:style-name="ACE-0x23f6948" office:value-type="float" office:value="199">
            <text:p>199</text:p>
          </table:table-cell>
          <table:table-cell table:style-name="ACE-0x23f7368" office:value-type="float" office:value="6018">
            <text:p>6,018</text:p>
          </table:table-cell>
          <table:table-cell table:style-name="ACE-0x23f7a28" office:value-type="float" office:value="11.1111">
            <text:p>11.111</text:p>
          </table:table-cell>
          <table:table-cell table:style-name="ACE-0x23f7a28" office:value-type="float" office:value="36.1702">
            <text:p>36.170</text:p>
          </table:table-cell>
          <table:table-cell table:style-name="ACE-0x23f7a28" office:value-type="float" office:value="59.2965">
            <text:p>59.297</text:p>
          </table:table-cell>
          <table:table-cell table:style-name="ACE-0x23f63a8" table:formula="of:=[.K39]*[.G39]/100" office:value-type="float" office:value="1.999998">
            <text:p>2</text:p>
          </table:table-cell>
          <table:table-cell table:style-name="ACE-0x23f63a8" table:formula="of:=[.L39]*[.H39]/100" office:value-type="float" office:value="33.999988">
            <text:p>34</text:p>
          </table:table-cell>
          <table:table-cell table:style-name="ACE-0x23f63a8" table:formula="of:=[.M39]*[.I39]/100" office:value-type="float" office:value="118.000035">
            <text:p>118</text:p>
          </table:table-cell>
          <table:table-cell table:style-name="ACE-0x23f6948" table:formula="of:=SUM([.N39:.P39])" office:value-type="float" office:value="154.000021">
            <text:p>154</text:p>
          </table:table-cell>
          <table:table-cell table:style-name="ACE-0x23f7d88" office:value-type="float" office:value="13.5">
            <text:p>13.500</text:p>
          </table:table-cell>
          <table:table-cell table:style-name="ACE-0x23f7a28" office:value-type="float" office:value="27.5294">
            <text:p>27.529</text:p>
          </table:table-cell>
          <table:table-cell table:style-name="ACE-0x23f7a28" office:value-type="float" office:value="42.839">
            <text:p>42.839</text:p>
          </table:table-cell>
          <table:table-cell table:style-name="ACE-0x23f7a28" office:value-type="float" office:value="7.5">
            <text:p>7.500</text:p>
          </table:table-cell>
          <table:table-cell table:style-name="ACE-0x23f7a28" office:value-type="float" office:value="20.3126">
            <text:p>20.313</text:p>
          </table:table-cell>
          <table:table-cell table:style-name="ACE-0x23f80e8" office:value-type="float" office:value="22.5974">
            <text:p>22.597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3">
            <text:p>3</text:p>
          </table:table-cell>
          <table:covered-table-cell table:number-columns-repeated="5"/>
          <table:table-cell table:style-name="ACE-0x23f63a8" office:value-type="float" office:value="18">
            <text:p>18</text:p>
          </table:table-cell>
          <table:table-cell table:style-name="ACE-0x23f63a8" office:value-type="float" office:value="107">
            <text:p>107</text:p>
          </table:table-cell>
          <table:table-cell table:style-name="ACE-0x23f6948" office:value-type="float" office:value="237">
            <text:p>237</text:p>
          </table:table-cell>
          <table:table-cell table:style-name="ACE-0x23f7368" office:value-type="float" office:value="9757">
            <text:p>9,757</text:p>
          </table:table-cell>
          <table:table-cell table:style-name="ACE-0x23f7a28" office:value-type="float" office:value="27.7778">
            <text:p>27.778</text:p>
          </table:table-cell>
          <table:table-cell table:style-name="ACE-0x23f7a28" office:value-type="float" office:value="31.7757">
            <text:p>31.776</text:p>
          </table:table-cell>
          <table:table-cell table:style-name="ACE-0x23f7a28" office:value-type="float" office:value="57.8059">
            <text:p>57.806</text:p>
          </table:table-cell>
          <table:table-cell table:style-name="ACE-0x23f63a8" table:formula="of:=[.K40]*[.G40]/100" office:value-type="float" office:value="5.000004">
            <text:p>5</text:p>
          </table:table-cell>
          <table:table-cell table:style-name="ACE-0x23f63a8" table:formula="of:=[.L40]*[.H40]/100" office:value-type="float" office:value="33.999999">
            <text:p>34</text:p>
          </table:table-cell>
          <table:table-cell table:style-name="ACE-0x23f63a8" table:formula="of:=[.M40]*[.I40]/100" office:value-type="float" office:value="136.999983">
            <text:p>137</text:p>
          </table:table-cell>
          <table:table-cell table:style-name="ACE-0x23f6948" table:formula="of:=SUM([.N40:.P40])" office:value-type="float" office:value="175.999986">
            <text:p>176</text:p>
          </table:table-cell>
          <table:table-cell table:style-name="ACE-0x23f7d88" office:value-type="float" office:value="81">
            <text:p>81.000</text:p>
          </table:table-cell>
          <table:table-cell table:style-name="ACE-0x23f7a28" office:value-type="float" office:value="53.3824">
            <text:p>53.382</text:p>
          </table:table-cell>
          <table:table-cell table:style-name="ACE-0x23f7a28" office:value-type="float" office:value="55.0146">
            <text:p>55.015</text:p>
          </table:table-cell>
          <table:table-cell table:style-name="ACE-0x23f7a28" office:value-type="float" office:value="31.9687">
            <text:p>31.969</text:p>
          </table:table-cell>
          <table:table-cell table:style-name="ACE-0x23f7a28" office:value-type="float" office:value="37.8597">
            <text:p>37.860</text:p>
          </table:table-cell>
          <table:table-cell table:style-name="ACE-0x23f80e8" office:value-type="float" office:value="32.1951">
            <text:p>32.195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4">
            <text:p>4</text:p>
          </table:table-cell>
          <table:covered-table-cell table:number-columns-repeated="5"/>
          <table:table-cell table:style-name="ACE-0x23f63a8" office:value-type="float" office:value="17">
            <text:p>17</text:p>
          </table:table-cell>
          <table:table-cell table:style-name="ACE-0x23f63a8" office:value-type="float" office:value="68">
            <text:p>68</text:p>
          </table:table-cell>
          <table:table-cell table:style-name="ACE-0x23f6948" office:value-type="float" office:value="166">
            <text:p>166</text:p>
          </table:table-cell>
          <table:table-cell table:style-name="ACE-0x23f7368" office:value-type="float" office:value="2310">
            <text:p>2,310</text:p>
          </table:table-cell>
          <table:table-cell table:style-name="ACE-0x23f7a28" office:value-type="float" office:value="5.88235">
            <text:p>5.882</text:p>
          </table:table-cell>
          <table:table-cell table:style-name="ACE-0x23f7a28" office:value-type="float" office:value="7.35294">
            <text:p>7.353</text:p>
          </table:table-cell>
          <table:table-cell table:style-name="ACE-0x23f7a28" office:value-type="float" office:value="59.0361">
            <text:p>59.036</text:p>
          </table:table-cell>
          <table:table-cell table:style-name="ACE-0x23f63a8" table:formula="of:=[.K41]*[.G41]/100" office:value-type="float" office:value="0.9999995">
            <text:p>1</text:p>
          </table:table-cell>
          <table:table-cell table:style-name="ACE-0x23f63a8" table:formula="of:=[.L41]*[.H41]/100" office:value-type="float" office:value="4.9999992">
            <text:p>5</text:p>
          </table:table-cell>
          <table:table-cell table:style-name="ACE-0x23f63a8" table:formula="of:=[.M41]*[.I41]/100" office:value-type="float" office:value="97.999926">
            <text:p>98</text:p>
          </table:table-cell>
          <table:table-cell table:style-name="ACE-0x23f6948" table:formula="of:=SUM([.N41:.P41])" office:value-type="float" office:value="103.9999247">
            <text:p>104</text:p>
          </table:table-cell>
          <table:table-cell table:style-name="ACE-0x23f7d88" office:value-type="float" office:value="22">
            <text:p>22.000</text:p>
          </table:table-cell>
          <table:table-cell table:style-name="ACE-0x23f7a28" office:value-type="float" office:value="7">
            <text:p>7.000</text:p>
          </table:table-cell>
          <table:table-cell table:style-name="ACE-0x23f7a28" office:value-type="float" office:value="22.9898">
            <text:p>22.99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6.72309">
            <text:p>6.723</text:p>
          </table:table-cell>
          <table:table-cell table:style-name="ACE-0x23f80e8" office:value-type="float" office:value="16.2402">
            <text:p>16.240</text:p>
          </table:table-cell>
          <table:table-cell table:number-columns-repeated="233" table:style-name="ACE-0x23f5f28"/>
        </table:table-row>
        <table:table-row table:style-name="AROW-4">
          <table:table-cell table:style-name="ACE-0x23f5e08" office:value-type="float" office:value="5">
            <text:p>5</text:p>
          </table:table-cell>
          <table:covered-table-cell table:number-columns-repeated="5"/>
          <table:table-cell table:style-name="ACE-0x23f63a8" office:value-type="float" office:value="14">
            <text:p>14</text:p>
          </table:table-cell>
          <table:table-cell table:style-name="ACE-0x23f63a8" office:value-type="float" office:value="95">
            <text:p>95</text:p>
          </table:table-cell>
          <table:table-cell table:style-name="ACE-0x23f6948" office:value-type="float" office:value="198">
            <text:p>198</text:p>
          </table:table-cell>
          <table:table-cell table:style-name="ACE-0x23f7368" office:value-type="float" office:value="6342">
            <text:p>6,342</text:p>
          </table:table-cell>
          <table:table-cell table:style-name="ACE-0x23f7a28" office:value-type="float" office:value="28.5714">
            <text:p>28.571</text:p>
          </table:table-cell>
          <table:table-cell table:style-name="ACE-0x23f7a28" office:value-type="float" office:value="24.2105">
            <text:p>24.210</text:p>
          </table:table-cell>
          <table:table-cell table:style-name="ACE-0x23f7a28" office:value-type="float" office:value="68.1818">
            <text:p>68.182</text:p>
          </table:table-cell>
          <table:table-cell table:style-name="ACE-0x23f63a8" table:formula="of:=[.K42]*[.G42]/100" office:value-type="float" office:value="3.999996">
            <text:p>4</text:p>
          </table:table-cell>
          <table:table-cell table:style-name="ACE-0x23f63a8" table:formula="of:=[.L42]*[.H42]/100" office:value-type="float" office:value="22.999975">
            <text:p>23</text:p>
          </table:table-cell>
          <table:table-cell table:style-name="ACE-0x23f63a8" table:formula="of:=[.M42]*[.I42]/100" office:value-type="float" office:value="134.999964">
            <text:p>135</text:p>
          </table:table-cell>
          <table:table-cell table:style-name="ACE-0x23f6948" table:formula="of:=SUM([.N42:.P42])" office:value-type="float" office:value="161.999935">
            <text:p>162</text:p>
          </table:table-cell>
          <table:table-cell table:style-name="ACE-0x23f7d88" office:value-type="float" office:value="35.75">
            <text:p>35.750</text:p>
          </table:table-cell>
          <table:table-cell table:style-name="ACE-0x23f7a28" office:value-type="float" office:value="31.5217">
            <text:p>31.522</text:p>
          </table:table-cell>
          <table:table-cell table:style-name="ACE-0x23f7a28" office:value-type="float" office:value="40.5481">
            <text:p>40.548</text:p>
          </table:table-cell>
          <table:table-cell table:style-name="ACE-0x23f7a28" office:value-type="float" office:value="21.9246">
            <text:p>21.925</text:p>
          </table:table-cell>
          <table:table-cell table:style-name="ACE-0x23f7a28" office:value-type="float" office:value="23.2582">
            <text:p>23.258</text:p>
          </table:table-cell>
          <table:table-cell table:style-name="ACE-0x23f80e8" office:value-type="float" office:value="22.9759">
            <text:p>22.976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1">
            <text:p>1</text:p>
          </table:table-cell>
          <table:table-cell table:number-rows-spanned="5" table:style-name="ACE-0x23f5ce8" office:value-type="float" office:value="30">
            <text:p>30</text:p>
          </table:table-cell>
          <table:table-cell table:number-rows-spanned="5" table:style-name="ACE-0x23f5ce8" office:value-type="float" office:value="30">
            <text:p>30</text:p>
          </table:table-cell>
          <table:table-cell table:number-rows-spanned="5" table:style-name="ACE-0x23f6168" office:value-type="float" office:value="1">
            <text:p>1.0</text:p>
          </table:table-cell>
          <table:table-cell table:number-rows-spanned="5" table:style-name="ACE-0x23f6168" office:value-type="float" office:value="0.5">
            <text:p>0.5</text:p>
          </table:table-cell>
          <table:table-cell table:number-rows-spanned="5" table:style-name="ACE-0x23f6168" office:value-type="float" office:value="0">
            <text:p>0.0</text:p>
          </table:table-cell>
          <table:table-cell table:style-name="ACE-0x23f63a8" office:value-type="float" office:value="13">
            <text:p>13</text:p>
          </table:table-cell>
          <table:table-cell table:style-name="ACE-0x23f63a8" office:value-type="float" office:value="108">
            <text:p>108</text:p>
          </table:table-cell>
          <table:table-cell table:style-name="ACE-0x23f6948" office:value-type="float" office:value="297">
            <text:p>297</text:p>
          </table:table-cell>
          <table:table-cell table:style-name="ACE-0x23f7368" office:value-type="float" office:value="19678">
            <text:p>19,678</text:p>
          </table:table-cell>
          <table:table-cell table:style-name="ACE-0x23f7a28" office:value-type="float" office:value="7.69231">
            <text:p>7.692</text:p>
          </table:table-cell>
          <table:table-cell table:style-name="ACE-0x23f7a28" office:value-type="float" office:value="30.5556">
            <text:p>30.556</text:p>
          </table:table-cell>
          <table:table-cell table:style-name="ACE-0x23f7a28" office:value-type="float" office:value="79.798">
            <text:p>79.798</text:p>
          </table:table-cell>
          <table:table-cell table:style-name="ACE-0x23f63a8" table:formula="of:=[.K43]*[.G43]/100" office:value-type="float" office:value="1.0000003">
            <text:p>1</text:p>
          </table:table-cell>
          <table:table-cell table:style-name="ACE-0x23f63a8" table:formula="of:=[.L43]*[.H43]/100" office:value-type="float" office:value="33.000048">
            <text:p>33</text:p>
          </table:table-cell>
          <table:table-cell table:style-name="ACE-0x23f63a8" table:formula="of:=[.M43]*[.I43]/100" office:value-type="float" office:value="237.00006">
            <text:p>237</text:p>
          </table:table-cell>
          <table:table-cell table:style-name="ACE-0x23f6948" table:formula="of:=SUM([.N43:.P43])" office:value-type="float" office:value="271.0001083">
            <text:p>271</text:p>
          </table:table-cell>
          <table:table-cell table:style-name="ACE-0x23f7d88" office:value-type="float" office:value="41">
            <text:p>41.000</text:p>
          </table:table-cell>
          <table:table-cell table:style-name="ACE-0x23f7a28" office:value-type="float" office:value="41.8182">
            <text:p>41.818</text:p>
          </table:table-cell>
          <table:table-cell table:style-name="ACE-0x23f7a28" office:value-type="float" office:value="77.0338">
            <text:p>77.034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49.0055">
            <text:p>49.005</text:p>
          </table:table-cell>
          <table:table-cell table:style-name="ACE-0x23f80e8" office:value-type="float" office:value="41.7831">
            <text:p>41.783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2">
            <text:p>2</text:p>
          </table:table-cell>
          <table:covered-table-cell table:number-columns-repeated="5"/>
          <table:table-cell table:style-name="ACE-0x23f63a8" office:value-type="float" office:value="21">
            <text:p>21</text:p>
          </table:table-cell>
          <table:table-cell table:style-name="ACE-0x23f63a8" office:value-type="float" office:value="120">
            <text:p>120</text:p>
          </table:table-cell>
          <table:table-cell table:style-name="ACE-0x23f6948" office:value-type="float" office:value="324">
            <text:p>324</text:p>
          </table:table-cell>
          <table:table-cell table:style-name="ACE-0x23f7368" office:value-type="float" office:value="23335">
            <text:p>23,335</text:p>
          </table:table-cell>
          <table:table-cell table:style-name="ACE-0x23f7a28" office:value-type="float" office:value="28.5714">
            <text:p>28.571</text:p>
          </table:table-cell>
          <table:table-cell table:style-name="ACE-0x23f7a28" office:value-type="float" office:value="39.1667">
            <text:p>39.167</text:p>
          </table:table-cell>
          <table:table-cell table:style-name="ACE-0x23f7a28" office:value-type="float" office:value="78.0864">
            <text:p>78.086</text:p>
          </table:table-cell>
          <table:table-cell table:style-name="ACE-0x23f63a8" table:formula="of:=[.K44]*[.G44]/100" office:value-type="float" office:value="5.999994">
            <text:p>6</text:p>
          </table:table-cell>
          <table:table-cell table:style-name="ACE-0x23f63a8" table:formula="of:=[.L44]*[.H44]/100" office:value-type="float" office:value="47.00004">
            <text:p>47</text:p>
          </table:table-cell>
          <table:table-cell table:style-name="ACE-0x23f63a8" table:formula="of:=[.M44]*[.I44]/100" office:value-type="float" office:value="252.999936">
            <text:p>253</text:p>
          </table:table-cell>
          <table:table-cell table:style-name="ACE-0x23f6948" table:formula="of:=SUM([.N44:.P44])" office:value-type="float" office:value="305.99997">
            <text:p>306</text:p>
          </table:table-cell>
          <table:table-cell table:style-name="ACE-0x23f7d88" office:value-type="float" office:value="70">
            <text:p>70.000</text:p>
          </table:table-cell>
          <table:table-cell table:style-name="ACE-0x23f7a28" office:value-type="float" office:value="27.0851">
            <text:p>27.085</text:p>
          </table:table-cell>
          <table:table-cell table:style-name="ACE-0x23f7a28" office:value-type="float" office:value="85.5415">
            <text:p>85.541</text:p>
          </table:table-cell>
          <table:table-cell table:style-name="ACE-0x23f7a28" office:value-type="float" office:value="43.9469">
            <text:p>43.947</text:p>
          </table:table-cell>
          <table:table-cell table:style-name="ACE-0x23f7a28" office:value-type="float" office:value="37.6952">
            <text:p>37.695</text:p>
          </table:table-cell>
          <table:table-cell table:style-name="ACE-0x23f80e8" office:value-type="float" office:value="46.1337">
            <text:p>46.134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3">
            <text:p>3</text:p>
          </table:table-cell>
          <table:covered-table-cell table:number-columns-repeated="5"/>
          <table:table-cell table:style-name="ACE-0x23f63a8" office:value-type="float" office:value="16">
            <text:p>16</text:p>
          </table:table-cell>
          <table:table-cell table:style-name="ACE-0x23f63a8" office:value-type="float" office:value="139">
            <text:p>139</text:p>
          </table:table-cell>
          <table:table-cell table:style-name="ACE-0x23f6948" office:value-type="float" office:value="271">
            <text:p>271</text:p>
          </table:table-cell>
          <table:table-cell table:style-name="ACE-0x23f7368" office:value-type="float" office:value="15462">
            <text:p>15,462</text:p>
          </table:table-cell>
          <table:table-cell table:style-name="ACE-0x23f7a28" office:value-type="float" office:value="25">
            <text:p>25.000</text:p>
          </table:table-cell>
          <table:table-cell table:style-name="ACE-0x23f7a28" office:value-type="float" office:value="28.0576">
            <text:p>28.058</text:p>
          </table:table-cell>
          <table:table-cell table:style-name="ACE-0x23f7a28" office:value-type="float" office:value="76.3838">
            <text:p>76.384</text:p>
          </table:table-cell>
          <table:table-cell table:style-name="ACE-0x23f63a8" table:formula="of:=[.K45]*[.G45]/100" office:value-type="float" office:value="4">
            <text:p>4</text:p>
          </table:table-cell>
          <table:table-cell table:style-name="ACE-0x23f63a8" table:formula="of:=[.L45]*[.H45]/100" office:value-type="float" office:value="39.000064">
            <text:p>39</text:p>
          </table:table-cell>
          <table:table-cell table:style-name="ACE-0x23f63a8" table:formula="of:=[.M45]*[.I45]/100" office:value-type="float" office:value="207.000098">
            <text:p>207</text:p>
          </table:table-cell>
          <table:table-cell table:style-name="ACE-0x23f6948" table:formula="of:=SUM([.N45:.P45])" office:value-type="float" office:value="250.000162">
            <text:p>250</text:p>
          </table:table-cell>
          <table:table-cell table:style-name="ACE-0x23f7d88" office:value-type="float" office:value="41">
            <text:p>41.000</text:p>
          </table:table-cell>
          <table:table-cell table:style-name="ACE-0x23f7a28" office:value-type="float" office:value="30.4615">
            <text:p>30.462</text:p>
          </table:table-cell>
          <table:table-cell table:style-name="ACE-0x23f7a28" office:value-type="float" office:value="68.1643">
            <text:p>68.164</text:p>
          </table:table-cell>
          <table:table-cell table:style-name="ACE-0x23f7a28" office:value-type="float" office:value="27.3404">
            <text:p>27.340</text:p>
          </table:table-cell>
          <table:table-cell table:style-name="ACE-0x23f7a28" office:value-type="float" office:value="28.4513">
            <text:p>28.451</text:p>
          </table:table-cell>
          <table:table-cell table:style-name="ACE-0x23f80e8" office:value-type="float" office:value="35.566">
            <text:p>35.566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4">
            <text:p>4</text:p>
          </table:table-cell>
          <table:covered-table-cell table:number-columns-repeated="5"/>
          <table:table-cell table:style-name="ACE-0x23f63a8" office:value-type="float" office:value="28">
            <text:p>28</text:p>
          </table:table-cell>
          <table:table-cell table:style-name="ACE-0x23f63a8" office:value-type="float" office:value="127">
            <text:p>127</text:p>
          </table:table-cell>
          <table:table-cell table:style-name="ACE-0x23f6948" office:value-type="float" office:value="297">
            <text:p>297</text:p>
          </table:table-cell>
          <table:table-cell table:style-name="ACE-0x23f7368" office:value-type="float" office:value="18069">
            <text:p>18,069</text:p>
          </table:table-cell>
          <table:table-cell table:style-name="ACE-0x23f7a28" office:value-type="float" office:value="14.2857">
            <text:p>14.286</text:p>
          </table:table-cell>
          <table:table-cell table:style-name="ACE-0x23f7a28" office:value-type="float" office:value="29.9213">
            <text:p>29.921</text:p>
          </table:table-cell>
          <table:table-cell table:style-name="ACE-0x23f7a28" office:value-type="float" office:value="77.7778">
            <text:p>77.778</text:p>
          </table:table-cell>
          <table:table-cell table:style-name="ACE-0x23f63a8" table:formula="of:=[.K46]*[.G46]/100" office:value-type="float" office:value="3.999996">
            <text:p>4</text:p>
          </table:table-cell>
          <table:table-cell table:style-name="ACE-0x23f63a8" table:formula="of:=[.L46]*[.H46]/100" office:value-type="float" office:value="38.000051">
            <text:p>38</text:p>
          </table:table-cell>
          <table:table-cell table:style-name="ACE-0x23f63a8" table:formula="of:=[.M46]*[.I46]/100" office:value-type="float" office:value="231.000066">
            <text:p>231</text:p>
          </table:table-cell>
          <table:table-cell table:style-name="ACE-0x23f6948" table:formula="of:=SUM([.N46:.P46])" office:value-type="float" office:value="273.000113">
            <text:p>273</text:p>
          </table:table-cell>
          <table:table-cell table:style-name="ACE-0x23f7d88" office:value-type="float" office:value="11.5">
            <text:p>11.500</text:p>
          </table:table-cell>
          <table:table-cell table:style-name="ACE-0x23f7a28" office:value-type="float" office:value="29.4474">
            <text:p>29.447</text:p>
          </table:table-cell>
          <table:table-cell table:style-name="ACE-0x23f7a28" office:value-type="float" office:value="73.1775">
            <text:p>73.177</text:p>
          </table:table-cell>
          <table:table-cell table:style-name="ACE-0x23f7a28" office:value-type="float" office:value="3.20156">
            <text:p>3.202</text:p>
          </table:table-cell>
          <table:table-cell table:style-name="ACE-0x23f7a28" office:value-type="float" office:value="35.9508">
            <text:p>35.951</text:p>
          </table:table-cell>
          <table:table-cell table:style-name="ACE-0x23f80e8" office:value-type="float" office:value="42.171">
            <text:p>42.171</text:p>
          </table:table-cell>
          <table:table-cell table:number-columns-repeated="233" table:style-name="ACE-0x23f5f28"/>
        </table:table-row>
        <table:table-row table:style-name="AROW-4">
          <table:table-cell table:style-name="ACE-0x23f5e08" office:value-type="float" office:value="5">
            <text:p>5</text:p>
          </table:table-cell>
          <table:covered-table-cell table:number-columns-repeated="5"/>
          <table:table-cell table:style-name="ACE-0x23f63a8" office:value-type="float" office:value="16">
            <text:p>16</text:p>
          </table:table-cell>
          <table:table-cell table:style-name="ACE-0x23f63a8" office:value-type="float" office:value="118">
            <text:p>118</text:p>
          </table:table-cell>
          <table:table-cell table:style-name="ACE-0x23f6948" office:value-type="float" office:value="229">
            <text:p>229</text:p>
          </table:table-cell>
          <table:table-cell table:style-name="ACE-0x23f7368" office:value-type="float" office:value="9127">
            <text:p>9,127</text:p>
          </table:table-cell>
          <table:table-cell table:style-name="ACE-0x23f7a28" office:value-type="float" office:value="6.25">
            <text:p>6.250</text:p>
          </table:table-cell>
          <table:table-cell table:style-name="ACE-0x23f7a28" office:value-type="float" office:value="25.4237">
            <text:p>25.424</text:p>
          </table:table-cell>
          <table:table-cell table:style-name="ACE-0x23f7a28" office:value-type="float" office:value="79.0393">
            <text:p>79.039</text:p>
          </table:table-cell>
          <table:table-cell table:style-name="ACE-0x23f63a8" table:formula="of:=[.K47]*[.G47]/100" office:value-type="float" office:value="1">
            <text:p>1</text:p>
          </table:table-cell>
          <table:table-cell table:style-name="ACE-0x23f63a8" table:formula="of:=[.L47]*[.H47]/100" office:value-type="float" office:value="29.999966">
            <text:p>30</text:p>
          </table:table-cell>
          <table:table-cell table:style-name="ACE-0x23f63a8" table:formula="of:=[.M47]*[.I47]/100" office:value-type="float" office:value="180.999997">
            <text:p>181</text:p>
          </table:table-cell>
          <table:table-cell table:style-name="ACE-0x23f6948" table:formula="of:=SUM([.N47:.P47])" office:value-type="float" office:value="211.999963">
            <text:p>212</text:p>
          </table:table-cell>
          <table:table-cell table:style-name="ACE-0x23f7d88" office:value-type="float" office:value="37">
            <text:p>37.000</text:p>
          </table:table-cell>
          <table:table-cell table:style-name="ACE-0x23f7a28" office:value-type="float" office:value="18.8">
            <text:p>18.800</text:p>
          </table:table-cell>
          <table:table-cell table:style-name="ACE-0x23f7a28" office:value-type="float" office:value="47.105">
            <text:p>47.105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21.3454">
            <text:p>21.345</text:p>
          </table:table-cell>
          <table:table-cell table:style-name="ACE-0x23f80e8" office:value-type="float" office:value="27.789">
            <text:p>27.789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1">
            <text:p>1</text:p>
          </table:table-cell>
          <table:table-cell table:number-rows-spanned="5" table:style-name="ACE-0x23f5ce8" office:value-type="float" office:value="60">
            <text:p>60</text:p>
          </table:table-cell>
          <table:table-cell table:number-rows-spanned="5" table:style-name="ACE-0x23f5ce8" office:value-type="float" office:value="10">
            <text:p>10</text:p>
          </table:table-cell>
          <table:table-cell table:number-rows-spanned="5" table:style-name="ACE-0x23f6168" office:value-type="float" office:value="1">
            <text:p>1.0</text:p>
          </table:table-cell>
          <table:table-cell table:number-rows-spanned="5" table:style-name="ACE-0x23f6168" office:value-type="float" office:value="0.5">
            <text:p>0.5</text:p>
          </table:table-cell>
          <table:table-cell table:number-rows-spanned="5" table:style-name="ACE-0x23f6168" office:value-type="float" office:value="0">
            <text:p>0.0</text:p>
          </table:table-cell>
          <table:table-cell table:style-name="ACE-0x23f63a8" office:value-type="float" office:value="9">
            <text:p>9</text:p>
          </table:table-cell>
          <table:table-cell table:style-name="ACE-0x23f63a8" office:value-type="float" office:value="66">
            <text:p>66</text:p>
          </table:table-cell>
          <table:table-cell table:style-name="ACE-0x23f6948" office:value-type="float" office:value="196">
            <text:p>196</text:p>
          </table:table-cell>
          <table:table-cell table:style-name="ACE-0x23f7368" office:value-type="float" office:value="3195">
            <text:p>3,195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63.2653">
            <text:p>63.265</text:p>
          </table:table-cell>
          <table:table-cell table:style-name="ACE-0x23f63a8" table:formula="of:=[.K48]*[.G48]/100" office:value-type="float" office:value="0">
            <text:p>0</text:p>
          </table:table-cell>
          <table:table-cell table:style-name="ACE-0x23f63a8" table:formula="of:=[.L48]*[.H48]/100" office:value-type="float" office:value="0">
            <text:p>0</text:p>
          </table:table-cell>
          <table:table-cell table:style-name="ACE-0x23f63a8" table:formula="of:=[.M48]*[.I48]/100" office:value-type="float" office:value="123.999988">
            <text:p>124</text:p>
          </table:table-cell>
          <table:table-cell table:style-name="ACE-0x23f6948" table:formula="of:=SUM([.N48:.P48])" office:value-type="float" office:value="123.999988">
            <text:p>124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25.7661">
            <text:p>25.766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14.7063">
            <text:p>14.706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2">
            <text:p>2</text:p>
          </table:table-cell>
          <table:covered-table-cell table:number-columns-repeated="5"/>
          <table:table-cell table:style-name="ACE-0x23f63a8" office:value-type="float" office:value="6">
            <text:p>6</text:p>
          </table:table-cell>
          <table:table-cell table:style-name="ACE-0x23f63a8" office:value-type="float" office:value="66">
            <text:p>66</text:p>
          </table:table-cell>
          <table:table-cell table:style-name="ACE-0x23f6948" office:value-type="float" office:value="170">
            <text:p>170</text:p>
          </table:table-cell>
          <table:table-cell table:style-name="ACE-0x23f7368" office:value-type="float" office:value="1220">
            <text:p>1,22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3.0303">
            <text:p>3.030</text:p>
          </table:table-cell>
          <table:table-cell table:style-name="ACE-0x23f7a28" office:value-type="float" office:value="52.3529">
            <text:p>52.353</text:p>
          </table:table-cell>
          <table:table-cell table:style-name="ACE-0x23f63a8" table:formula="of:=[.K49]*[.G49]/100" office:value-type="float" office:value="0">
            <text:p>0</text:p>
          </table:table-cell>
          <table:table-cell table:style-name="ACE-0x23f63a8" table:formula="of:=[.L49]*[.H49]/100" office:value-type="float" office:value="1.999998">
            <text:p>2</text:p>
          </table:table-cell>
          <table:table-cell table:style-name="ACE-0x23f63a8" table:formula="of:=[.M49]*[.I49]/100" office:value-type="float" office:value="88.99993">
            <text:p>89</text:p>
          </table:table-cell>
          <table:table-cell table:style-name="ACE-0x23f6948" table:formula="of:=SUM([.N49:.P49])" office:value-type="float" office:value="90.999928">
            <text:p>91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2.5">
            <text:p>2.500</text:p>
          </table:table-cell>
          <table:table-cell table:style-name="ACE-0x23f7a28" office:value-type="float" office:value="13.6517">
            <text:p>13.652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.5">
            <text:p>0.500</text:p>
          </table:table-cell>
          <table:table-cell table:style-name="ACE-0x23f80e8" office:value-type="float" office:value="7.01219">
            <text:p>7.012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3">
            <text:p>3</text:p>
          </table:table-cell>
          <table:covered-table-cell table:number-columns-repeated="5"/>
          <table:table-cell table:style-name="ACE-0x23f63a8" office:value-type="float" office:value="15">
            <text:p>15</text:p>
          </table:table-cell>
          <table:table-cell table:style-name="ACE-0x23f63a8" office:value-type="float" office:value="73">
            <text:p>73</text:p>
          </table:table-cell>
          <table:table-cell table:style-name="ACE-0x23f6948" office:value-type="float" office:value="172">
            <text:p>172</text:p>
          </table:table-cell>
          <table:table-cell table:style-name="ACE-0x23f7368" office:value-type="float" office:value="1622">
            <text:p>1,622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49.4186">
            <text:p>49.419</text:p>
          </table:table-cell>
          <table:table-cell table:style-name="ACE-0x23f63a8" table:formula="of:=[.K50]*[.G50]/100" office:value-type="float" office:value="0">
            <text:p>0</text:p>
          </table:table-cell>
          <table:table-cell table:style-name="ACE-0x23f63a8" table:formula="of:=[.L50]*[.H50]/100" office:value-type="float" office:value="0">
            <text:p>0</text:p>
          </table:table-cell>
          <table:table-cell table:style-name="ACE-0x23f63a8" table:formula="of:=[.M50]*[.I50]/100" office:value-type="float" office:value="84.999992">
            <text:p>85</text:p>
          </table:table-cell>
          <table:table-cell table:style-name="ACE-0x23f6948" table:formula="of:=SUM([.N50:.P50])" office:value-type="float" office:value="84.999992">
            <text:p>85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19.0824">
            <text:p>19.082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11.0807">
            <text:p>11.081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4">
            <text:p>4</text:p>
          </table:table-cell>
          <table:covered-table-cell table:number-columns-repeated="5"/>
          <table:table-cell table:style-name="ACE-0x23f63a8" office:value-type="float" office:value="15">
            <text:p>15</text:p>
          </table:table-cell>
          <table:table-cell table:style-name="ACE-0x23f63a8" office:value-type="float" office:value="95">
            <text:p>95</text:p>
          </table:table-cell>
          <table:table-cell table:style-name="ACE-0x23f6948" office:value-type="float" office:value="196">
            <text:p>196</text:p>
          </table:table-cell>
          <table:table-cell table:style-name="ACE-0x23f7368" office:value-type="float" office:value="2508">
            <text:p>2,508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4.21053">
            <text:p>4.211</text:p>
          </table:table-cell>
          <table:table-cell table:style-name="ACE-0x23f7a28" office:value-type="float" office:value="60.2041">
            <text:p>60.204</text:p>
          </table:table-cell>
          <table:table-cell table:style-name="ACE-0x23f63a8" table:formula="of:=[.K51]*[.G51]/100" office:value-type="float" office:value="0">
            <text:p>0</text:p>
          </table:table-cell>
          <table:table-cell table:style-name="ACE-0x23f63a8" table:formula="of:=[.L51]*[.H51]/100" office:value-type="float" office:value="4.0000035">
            <text:p>4</text:p>
          </table:table-cell>
          <table:table-cell table:style-name="ACE-0x23f63a8" table:formula="of:=[.M51]*[.I51]/100" office:value-type="float" office:value="118.000036">
            <text:p>118</text:p>
          </table:table-cell>
          <table:table-cell table:style-name="ACE-0x23f6948" table:formula="of:=SUM([.N51:.P51])" office:value-type="float" office:value="122.0000395">
            <text:p>122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8">
            <text:p>8.000</text:p>
          </table:table-cell>
          <table:table-cell table:style-name="ACE-0x23f7a28" office:value-type="float" office:value="20.9831">
            <text:p>20.983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3">
            <text:p>3.000</text:p>
          </table:table-cell>
          <table:table-cell table:style-name="ACE-0x23f80e8" office:value-type="float" office:value="13.3677">
            <text:p>13.368</text:p>
          </table:table-cell>
          <table:table-cell table:number-columns-repeated="233" table:style-name="ACE-0x23f5f28"/>
        </table:table-row>
        <table:table-row table:style-name="AROW-4">
          <table:table-cell table:style-name="ACE-0x23f5e08" office:value-type="float" office:value="5">
            <text:p>5</text:p>
          </table:table-cell>
          <table:covered-table-cell table:number-columns-repeated="5"/>
          <table:table-cell table:style-name="ACE-0x23f63a8" office:value-type="float" office:value="19">
            <text:p>19</text:p>
          </table:table-cell>
          <table:table-cell table:style-name="ACE-0x23f63a8" office:value-type="float" office:value="82">
            <text:p>82</text:p>
          </table:table-cell>
          <table:table-cell table:style-name="ACE-0x23f6948" office:value-type="float" office:value="172">
            <text:p>172</text:p>
          </table:table-cell>
          <table:table-cell table:style-name="ACE-0x23f7368" office:value-type="float" office:value="1469">
            <text:p>1,469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59.8837">
            <text:p>59.884</text:p>
          </table:table-cell>
          <table:table-cell table:style-name="ACE-0x23f63a8" table:formula="of:=[.K52]*[.G52]/100" office:value-type="float" office:value="0">
            <text:p>0</text:p>
          </table:table-cell>
          <table:table-cell table:style-name="ACE-0x23f63a8" table:formula="of:=[.L52]*[.H52]/100" office:value-type="float" office:value="0">
            <text:p>0</text:p>
          </table:table-cell>
          <table:table-cell table:style-name="ACE-0x23f63a8" table:formula="of:=[.M52]*[.I52]/100" office:value-type="float" office:value="102.999964">
            <text:p>103</text:p>
          </table:table-cell>
          <table:table-cell table:style-name="ACE-0x23f6948" table:formula="of:=SUM([.N52:.P52])" office:value-type="float" office:value="102.999964">
            <text:p>103</text:p>
          </table:table-cell>
          <table:table-cell table:style-name="ACE-0x23f7d8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14.2621">
            <text:p>14.262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0">
            <text:p>0.000</text:p>
          </table:table-cell>
          <table:table-cell table:style-name="ACE-0x23f80e8" office:value-type="float" office:value="9.28718">
            <text:p>9.287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1">
            <text:p>1</text:p>
          </table:table-cell>
          <table:table-cell table:number-rows-spanned="5" table:style-name="ACE-0x23f5ce8" office:value-type="float" office:value="60">
            <text:p>60</text:p>
          </table:table-cell>
          <table:table-cell table:number-rows-spanned="5" table:style-name="ACE-0x23f5ce8" office:value-type="float" office:value="20">
            <text:p>20</text:p>
          </table:table-cell>
          <table:table-cell table:number-rows-spanned="5" table:style-name="ACE-0x23f6168" office:value-type="float" office:value="1">
            <text:p>1.0</text:p>
          </table:table-cell>
          <table:table-cell table:number-rows-spanned="5" table:style-name="ACE-0x23f6168" office:value-type="float" office:value="0.5">
            <text:p>0.5</text:p>
          </table:table-cell>
          <table:table-cell table:number-rows-spanned="5" table:style-name="ACE-0x23f6168" office:value-type="float" office:value="0">
            <text:p>0.0</text:p>
          </table:table-cell>
          <table:table-cell table:style-name="ACE-0x23f63a8" office:value-type="float" office:value="23">
            <text:p>23</text:p>
          </table:table-cell>
          <table:table-cell table:style-name="ACE-0x23f63a8" office:value-type="float" office:value="154">
            <text:p>154</text:p>
          </table:table-cell>
          <table:table-cell table:style-name="ACE-0x23f6948" office:value-type="float" office:value="374">
            <text:p>374</text:p>
          </table:table-cell>
          <table:table-cell table:style-name="ACE-0x23f7368" office:value-type="float" office:value="31558">
            <text:p>31,558</text:p>
          </table:table-cell>
          <table:table-cell table:style-name="ACE-0x23f7a28" office:value-type="float" office:value="26.087">
            <text:p>26.087</text:p>
          </table:table-cell>
          <table:table-cell table:style-name="ACE-0x23f7a28" office:value-type="float" office:value="40.9091">
            <text:p>40.909</text:p>
          </table:table-cell>
          <table:table-cell table:style-name="ACE-0x23f7a28" office:value-type="float" office:value="80.7487">
            <text:p>80.749</text:p>
          </table:table-cell>
          <table:table-cell table:style-name="ACE-0x23f63a8" table:formula="of:=[.K53]*[.G53]/100" office:value-type="float" office:value="6.00001">
            <text:p>6</text:p>
          </table:table-cell>
          <table:table-cell table:style-name="ACE-0x23f63a8" table:formula="of:=[.L53]*[.H53]/100" office:value-type="float" office:value="63.000014">
            <text:p>63</text:p>
          </table:table-cell>
          <table:table-cell table:style-name="ACE-0x23f63a8" table:formula="of:=[.M53]*[.I53]/100" office:value-type="float" office:value="302.000138">
            <text:p>302</text:p>
          </table:table-cell>
          <table:table-cell table:style-name="ACE-0x23f6948" table:formula="of:=SUM([.N53:.P53])" office:value-type="float" office:value="371.000162">
            <text:p>371</text:p>
          </table:table-cell>
          <table:table-cell table:style-name="ACE-0x23f7d88" office:value-type="float" office:value="13.6667">
            <text:p>13.667</text:p>
          </table:table-cell>
          <table:table-cell table:style-name="ACE-0x23f7a28" office:value-type="float" office:value="23.5556">
            <text:p>23.556</text:p>
          </table:table-cell>
          <table:table-cell table:style-name="ACE-0x23f7a28" office:value-type="float" office:value="99.3113">
            <text:p>99.311</text:p>
          </table:table-cell>
          <table:table-cell table:style-name="ACE-0x23f7a28" office:value-type="float" office:value="6.31576">
            <text:p>6.316</text:p>
          </table:table-cell>
          <table:table-cell table:style-name="ACE-0x23f7a28" office:value-type="float" office:value="23.0257">
            <text:p>23.026</text:p>
          </table:table-cell>
          <table:table-cell table:style-name="ACE-0x23f80e8" office:value-type="float" office:value="45.4949">
            <text:p>45.495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2">
            <text:p>2</text:p>
          </table:table-cell>
          <table:covered-table-cell table:number-columns-repeated="5"/>
          <table:table-cell table:style-name="ACE-0x23f63a8" office:value-type="float" office:value="29">
            <text:p>29</text:p>
          </table:table-cell>
          <table:table-cell table:style-name="ACE-0x23f63a8" office:value-type="float" office:value="161">
            <text:p>161</text:p>
          </table:table-cell>
          <table:table-cell table:style-name="ACE-0x23f6948" office:value-type="float" office:value="333">
            <text:p>333</text:p>
          </table:table-cell>
          <table:table-cell table:style-name="ACE-0x23f7368" office:value-type="float" office:value="24709">
            <text:p>24,709</text:p>
          </table:table-cell>
          <table:table-cell table:style-name="ACE-0x23f7a28" office:value-type="float" office:value="13.7931">
            <text:p>13.793</text:p>
          </table:table-cell>
          <table:table-cell table:style-name="ACE-0x23f7a28" office:value-type="float" office:value="38.5093">
            <text:p>38.509</text:p>
          </table:table-cell>
          <table:table-cell table:style-name="ACE-0x23f7a28" office:value-type="float" office:value="77.1772">
            <text:p>77.177</text:p>
          </table:table-cell>
          <table:table-cell table:style-name="ACE-0x23f63a8" table:formula="of:=[.K54]*[.G54]/100" office:value-type="float" office:value="3.999999">
            <text:p>4</text:p>
          </table:table-cell>
          <table:table-cell table:style-name="ACE-0x23f63a8" table:formula="of:=[.L54]*[.H54]/100" office:value-type="float" office:value="61.999973">
            <text:p>62</text:p>
          </table:table-cell>
          <table:table-cell table:style-name="ACE-0x23f63a8" table:formula="of:=[.M54]*[.I54]/100" office:value-type="float" office:value="257.000076">
            <text:p>257</text:p>
          </table:table-cell>
          <table:table-cell table:style-name="ACE-0x23f6948" table:formula="of:=SUM([.N54:.P54])" office:value-type="float" office:value="323.000048">
            <text:p>323</text:p>
          </table:table-cell>
          <table:table-cell table:style-name="ACE-0x23f7d88" office:value-type="float" office:value="25">
            <text:p>25.000</text:p>
          </table:table-cell>
          <table:table-cell table:style-name="ACE-0x23f7a28" office:value-type="float" office:value="28.7581">
            <text:p>28.758</text:p>
          </table:table-cell>
          <table:table-cell table:style-name="ACE-0x23f7a28" office:value-type="float" office:value="88.8171">
            <text:p>88.817</text:p>
          </table:table-cell>
          <table:table-cell table:style-name="ACE-0x23f7a28" office:value-type="float" office:value="21.4593">
            <text:p>21.459</text:p>
          </table:table-cell>
          <table:table-cell table:style-name="ACE-0x23f7a28" office:value-type="float" office:value="25.4087">
            <text:p>25.409</text:p>
          </table:table-cell>
          <table:table-cell table:style-name="ACE-0x23f80e8" office:value-type="float" office:value="36.8958">
            <text:p>36.896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3">
            <text:p>3</text:p>
          </table:table-cell>
          <table:covered-table-cell table:number-columns-repeated="5"/>
          <table:table-cell table:style-name="ACE-0x23f63a8" office:value-type="float" office:value="36">
            <text:p>36</text:p>
          </table:table-cell>
          <table:table-cell table:style-name="ACE-0x23f63a8" office:value-type="float" office:value="178">
            <text:p>178</text:p>
          </table:table-cell>
          <table:table-cell table:style-name="ACE-0x23f6948" office:value-type="float" office:value="401">
            <text:p>401</text:p>
          </table:table-cell>
          <table:table-cell table:style-name="ACE-0x23f7368" office:value-type="float" office:value="40540">
            <text:p>40,540</text:p>
          </table:table-cell>
          <table:table-cell table:style-name="ACE-0x23f7a28" office:value-type="float" office:value="27.7778">
            <text:p>27.778</text:p>
          </table:table-cell>
          <table:table-cell table:style-name="ACE-0x23f7a28" office:value-type="float" office:value="38.764">
            <text:p>38.764</text:p>
          </table:table-cell>
          <table:table-cell table:style-name="ACE-0x23f7a28" office:value-type="float" office:value="76.3092">
            <text:p>76.309</text:p>
          </table:table-cell>
          <table:table-cell table:style-name="ACE-0x23f63a8" table:formula="of:=[.K55]*[.G55]/100" office:value-type="float" office:value="10.000008">
            <text:p>10</text:p>
          </table:table-cell>
          <table:table-cell table:style-name="ACE-0x23f63a8" table:formula="of:=[.L55]*[.H55]/100" office:value-type="float" office:value="68.99992">
            <text:p>69</text:p>
          </table:table-cell>
          <table:table-cell table:style-name="ACE-0x23f63a8" table:formula="of:=[.M55]*[.I55]/100" office:value-type="float" office:value="305.999892">
            <text:p>306</text:p>
          </table:table-cell>
          <table:table-cell table:style-name="ACE-0x23f6948" table:formula="of:=SUM([.N55:.P55])" office:value-type="float" office:value="384.99982">
            <text:p>385</text:p>
          </table:table-cell>
          <table:table-cell table:style-name="ACE-0x23f7d88" office:value-type="float" office:value="74.6">
            <text:p>74.600</text:p>
          </table:table-cell>
          <table:table-cell table:style-name="ACE-0x23f7a28" office:value-type="float" office:value="56.6667">
            <text:p>56.667</text:p>
          </table:table-cell>
          <table:table-cell table:style-name="ACE-0x23f7a28" office:value-type="float" office:value="117.268">
            <text:p>117.268</text:p>
          </table:table-cell>
          <table:table-cell table:style-name="ACE-0x23f7a28" office:value-type="float" office:value="36.7864">
            <text:p>36.786</text:p>
          </table:table-cell>
          <table:table-cell table:style-name="ACE-0x23f7a28" office:value-type="float" office:value="42.6376">
            <text:p>42.638</text:p>
          </table:table-cell>
          <table:table-cell table:style-name="ACE-0x23f80e8" office:value-type="float" office:value="52.5642">
            <text:p>52.564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4">
            <text:p>4</text:p>
          </table:table-cell>
          <table:covered-table-cell table:number-columns-repeated="5"/>
          <table:table-cell table:style-name="ACE-0x23f63a8" office:value-type="float" office:value="38">
            <text:p>38</text:p>
          </table:table-cell>
          <table:table-cell table:style-name="ACE-0x23f63a8" office:value-type="float" office:value="151">
            <text:p>151</text:p>
          </table:table-cell>
          <table:table-cell table:style-name="ACE-0x23f6948" office:value-type="float" office:value="370">
            <text:p>370</text:p>
          </table:table-cell>
          <table:table-cell table:style-name="ACE-0x23f7368" office:value-type="float" office:value="29296">
            <text:p>29,296</text:p>
          </table:table-cell>
          <table:table-cell table:style-name="ACE-0x23f7a28" office:value-type="float" office:value="2.63158">
            <text:p>2.632</text:p>
          </table:table-cell>
          <table:table-cell table:style-name="ACE-0x23f7a28" office:value-type="float" office:value="37.0861">
            <text:p>37.086</text:p>
          </table:table-cell>
          <table:table-cell table:style-name="ACE-0x23f7a28" office:value-type="float" office:value="81.8919">
            <text:p>81.892</text:p>
          </table:table-cell>
          <table:table-cell table:style-name="ACE-0x23f63a8" table:formula="of:=[.K56]*[.G56]/100" office:value-type="float" office:value="1.0000004">
            <text:p>1</text:p>
          </table:table-cell>
          <table:table-cell table:style-name="ACE-0x23f63a8" table:formula="of:=[.L56]*[.H56]/100" office:value-type="float" office:value="56.000011">
            <text:p>56</text:p>
          </table:table-cell>
          <table:table-cell table:style-name="ACE-0x23f63a8" table:formula="of:=[.M56]*[.I56]/100" office:value-type="float" office:value="303.00003">
            <text:p>303</text:p>
          </table:table-cell>
          <table:table-cell table:style-name="ACE-0x23f6948" table:formula="of:=SUM([.N56:.P56])" office:value-type="float" office:value="360.0000414">
            <text:p>360</text:p>
          </table:table-cell>
          <table:table-cell table:style-name="ACE-0x23f7d88" office:value-type="float" office:value="22">
            <text:p>22.000</text:p>
          </table:table-cell>
          <table:table-cell table:style-name="ACE-0x23f7a28" office:value-type="float" office:value="25.375">
            <text:p>25.375</text:p>
          </table:table-cell>
          <table:table-cell table:style-name="ACE-0x23f7a28" office:value-type="float" office:value="91.9241">
            <text:p>91.924</text:p>
          </table:table-cell>
          <table:table-cell table:style-name="ACE-0x23f7a28" office:value-type="float" office:value="0">
            <text:p>0.000</text:p>
          </table:table-cell>
          <table:table-cell table:style-name="ACE-0x23f7a28" office:value-type="float" office:value="30.5536">
            <text:p>30.554</text:p>
          </table:table-cell>
          <table:table-cell table:style-name="ACE-0x23f80e8" office:value-type="float" office:value="47.4697">
            <text:p>47.470</text:p>
          </table:table-cell>
          <table:table-cell table:number-columns-repeated="233" table:style-name="ACE-0x23f5f28"/>
        </table:table-row>
        <table:table-row table:style-name="AROW-4">
          <table:table-cell table:style-name="ACE-0x23f5e08" office:value-type="float" office:value="5">
            <text:p>5</text:p>
          </table:table-cell>
          <table:covered-table-cell table:number-columns-repeated="5"/>
          <table:table-cell table:style-name="ACE-0x23f63a8" office:value-type="float" office:value="29">
            <text:p>29</text:p>
          </table:table-cell>
          <table:table-cell table:style-name="ACE-0x23f63a8" office:value-type="float" office:value="181">
            <text:p>181</text:p>
          </table:table-cell>
          <table:table-cell table:style-name="ACE-0x23f6948" office:value-type="float" office:value="385">
            <text:p>385</text:p>
          </table:table-cell>
          <table:table-cell table:style-name="ACE-0x23f7368" office:value-type="float" office:value="35205">
            <text:p>35,205</text:p>
          </table:table-cell>
          <table:table-cell table:style-name="ACE-0x23f7a28" office:value-type="float" office:value="31.0345">
            <text:p>31.035</text:p>
          </table:table-cell>
          <table:table-cell table:style-name="ACE-0x23f7a28" office:value-type="float" office:value="40.884">
            <text:p>40.884</text:p>
          </table:table-cell>
          <table:table-cell table:style-name="ACE-0x23f7a28" office:value-type="float" office:value="79.4805">
            <text:p>79.481</text:p>
          </table:table-cell>
          <table:table-cell table:style-name="ACE-0x23f63a8" table:formula="of:=[.K57]*[.G57]/100" office:value-type="float" office:value="9.000005">
            <text:p>9</text:p>
          </table:table-cell>
          <table:table-cell table:style-name="ACE-0x23f63a8" table:formula="of:=[.L57]*[.H57]/100" office:value-type="float" office:value="74.00004">
            <text:p>74</text:p>
          </table:table-cell>
          <table:table-cell table:style-name="ACE-0x23f63a8" table:formula="of:=[.M57]*[.I57]/100" office:value-type="float" office:value="305.999925">
            <text:p>306</text:p>
          </table:table-cell>
          <table:table-cell table:style-name="ACE-0x23f6948" table:formula="of:=SUM([.N57:.P57])" office:value-type="float" office:value="388.99997">
            <text:p>389</text:p>
          </table:table-cell>
          <table:table-cell table:style-name="ACE-0x23f7d88" office:value-type="float" office:value="45.4444">
            <text:p>45.444</text:p>
          </table:table-cell>
          <table:table-cell table:style-name="ACE-0x23f7a28" office:value-type="float" office:value="30.8919">
            <text:p>30.892</text:p>
          </table:table-cell>
          <table:table-cell table:style-name="ACE-0x23f7a28" office:value-type="float" office:value="106.242">
            <text:p>106.242</text:p>
          </table:table-cell>
          <table:table-cell table:style-name="ACE-0x23f7a28" office:value-type="float" office:value="35.0717">
            <text:p>35.072</text:p>
          </table:table-cell>
          <table:table-cell table:style-name="ACE-0x23f7a28" office:value-type="float" office:value="26.1335">
            <text:p>26.134</text:p>
          </table:table-cell>
          <table:table-cell table:style-name="ACE-0x23f80e8" office:value-type="float" office:value="47.2725">
            <text:p>47.273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1">
            <text:p>1</text:p>
          </table:table-cell>
          <table:table-cell table:number-rows-spanned="5" table:style-name="ACE-0x23f5ce8" office:value-type="float" office:value="60">
            <text:p>60</text:p>
          </table:table-cell>
          <table:table-cell table:number-rows-spanned="5" table:style-name="ACE-0x23f5ce8" office:value-type="float" office:value="30">
            <text:p>30</text:p>
          </table:table-cell>
          <table:table-cell table:number-rows-spanned="5" table:style-name="ACE-0x23f6168" office:value-type="float" office:value="1">
            <text:p>1.0</text:p>
          </table:table-cell>
          <table:table-cell table:number-rows-spanned="5" table:style-name="ACE-0x23f6168" office:value-type="float" office:value="0.5">
            <text:p>0.5</text:p>
          </table:table-cell>
          <table:table-cell table:number-rows-spanned="5" table:style-name="ACE-0x23f6168" office:value-type="float" office:value="0">
            <text:p>0.0</text:p>
          </table:table-cell>
          <table:table-cell table:style-name="ACE-0x23f63a8" office:value-type="float" office:value="33">
            <text:p>33</text:p>
          </table:table-cell>
          <table:table-cell table:style-name="ACE-0x23f63a8" office:value-type="float" office:value="223">
            <text:p>223</text:p>
          </table:table-cell>
          <table:table-cell table:style-name="ACE-0x23f6948" office:value-type="float" office:value="580">
            <text:p>580</text:p>
          </table:table-cell>
          <table:table-cell table:style-name="ACE-0x23f7368" office:value-type="float" office:value="101629">
            <text:p>101,629</text:p>
          </table:table-cell>
          <table:table-cell table:style-name="ACE-0x23f7a28" office:value-type="float" office:value="21.2121">
            <text:p>21.212</text:p>
          </table:table-cell>
          <table:table-cell table:style-name="ACE-0x23f7a28" office:value-type="float" office:value="58.7444">
            <text:p>58.744</text:p>
          </table:table-cell>
          <table:table-cell table:style-name="ACE-0x23f7a28" office:value-type="float" office:value="83.2759">
            <text:p>83.276</text:p>
          </table:table-cell>
          <table:table-cell table:style-name="ACE-0x23f63a8" table:formula="of:=[.K58]*[.G58]/100" office:value-type="float" office:value="6.999993">
            <text:p>7</text:p>
          </table:table-cell>
          <table:table-cell table:style-name="ACE-0x23f63a8" table:formula="of:=[.L58]*[.H58]/100" office:value-type="float" office:value="131.000012">
            <text:p>131</text:p>
          </table:table-cell>
          <table:table-cell table:style-name="ACE-0x23f63a8" table:formula="of:=[.M58]*[.I58]/100" office:value-type="float" office:value="483.00022">
            <text:p>483</text:p>
          </table:table-cell>
          <table:table-cell table:style-name="ACE-0x23f6948" table:formula="of:=SUM([.N58:.P58])" office:value-type="float" office:value="621.000225">
            <text:p>621</text:p>
          </table:table-cell>
          <table:table-cell table:style-name="ACE-0x23f7d88" office:value-type="float" office:value="62">
            <text:p>62.000</text:p>
          </table:table-cell>
          <table:table-cell table:style-name="ACE-0x23f7a28" office:value-type="float" office:value="54.6412">
            <text:p>54.641</text:p>
          </table:table-cell>
          <table:table-cell table:style-name="ACE-0x23f7a28" office:value-type="float" office:value="194.694">
            <text:p>194.694</text:p>
          </table:table-cell>
          <table:table-cell table:style-name="ACE-0x23f7a28" office:value-type="float" office:value="64.5534">
            <text:p>64.553</text:p>
          </table:table-cell>
          <table:table-cell table:style-name="ACE-0x23f7a28" office:value-type="float" office:value="50.4398">
            <text:p>50.440</text:p>
          </table:table-cell>
          <table:table-cell table:style-name="ACE-0x23f80e8" office:value-type="float" office:value="80.8113">
            <text:p>80.811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2">
            <text:p>2</text:p>
          </table:table-cell>
          <table:covered-table-cell table:number-columns-repeated="5"/>
          <table:table-cell table:style-name="ACE-0x23f63a8" office:value-type="float" office:value="35">
            <text:p>35</text:p>
          </table:table-cell>
          <table:table-cell table:style-name="ACE-0x23f63a8" office:value-type="float" office:value="232">
            <text:p>232</text:p>
          </table:table-cell>
          <table:table-cell table:style-name="ACE-0x23f6948" office:value-type="float" office:value="552">
            <text:p>552</text:p>
          </table:table-cell>
          <table:table-cell table:style-name="ACE-0x23f7368" office:value-type="float" office:value="87660">
            <text:p>87,660</text:p>
          </table:table-cell>
          <table:table-cell table:style-name="ACE-0x23f7a28" office:value-type="float" office:value="28.5714">
            <text:p>28.571</text:p>
          </table:table-cell>
          <table:table-cell table:style-name="ACE-0x23f7a28" office:value-type="float" office:value="59.0517">
            <text:p>59.052</text:p>
          </table:table-cell>
          <table:table-cell table:style-name="ACE-0x23f7a28" office:value-type="float" office:value="80.9783">
            <text:p>80.978</text:p>
          </table:table-cell>
          <table:table-cell table:style-name="ACE-0x23f63a8" table:formula="of:=[.K59]*[.G59]/100" office:value-type="float" office:value="9.99999">
            <text:p>10</text:p>
          </table:table-cell>
          <table:table-cell table:style-name="ACE-0x23f63a8" table:formula="of:=[.L59]*[.H59]/100" office:value-type="float" office:value="136.999944">
            <text:p>137</text:p>
          </table:table-cell>
          <table:table-cell table:style-name="ACE-0x23f63a8" table:formula="of:=[.M59]*[.I59]/100" office:value-type="float" office:value="447.000216">
            <text:p>447</text:p>
          </table:table-cell>
          <table:table-cell table:style-name="ACE-0x23f6948" table:formula="of:=SUM([.N59:.P59])" office:value-type="float" office:value="594.00015">
            <text:p>594</text:p>
          </table:table-cell>
          <table:table-cell table:style-name="ACE-0x23f7d88" office:value-type="float" office:value="85.7">
            <text:p>85.700</text:p>
          </table:table-cell>
          <table:table-cell table:style-name="ACE-0x23f7a28" office:value-type="float" office:value="46.1606">
            <text:p>46.161</text:p>
          </table:table-cell>
          <table:table-cell table:style-name="ACE-0x23f7a28" office:value-type="float" office:value="180.043">
            <text:p>180.043</text:p>
          </table:table-cell>
          <table:table-cell table:style-name="ACE-0x23f7a28" office:value-type="float" office:value="83.2179">
            <text:p>83.218</text:p>
          </table:table-cell>
          <table:table-cell table:style-name="ACE-0x23f7a28" office:value-type="float" office:value="42.6967">
            <text:p>42.697</text:p>
          </table:table-cell>
          <table:table-cell table:style-name="ACE-0x23f80e8" office:value-type="float" office:value="75.4289">
            <text:p>75.429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3">
            <text:p>3</text:p>
          </table:table-cell>
          <table:covered-table-cell table:number-columns-repeated="5"/>
          <table:table-cell table:style-name="ACE-0x23f63a8" office:value-type="float" office:value="36">
            <text:p>36</text:p>
          </table:table-cell>
          <table:table-cell table:style-name="ACE-0x23f63a8" office:value-type="float" office:value="261">
            <text:p>261</text:p>
          </table:table-cell>
          <table:table-cell table:style-name="ACE-0x23f6948" office:value-type="float" office:value="531">
            <text:p>531</text:p>
          </table:table-cell>
          <table:table-cell table:style-name="ACE-0x23f7368" office:value-type="float" office:value="79393">
            <text:p>79,393</text:p>
          </table:table-cell>
          <table:table-cell table:style-name="ACE-0x23f7a28" office:value-type="float" office:value="27.7778">
            <text:p>27.778</text:p>
          </table:table-cell>
          <table:table-cell table:style-name="ACE-0x23f7a28" office:value-type="float" office:value="52.4904">
            <text:p>52.490</text:p>
          </table:table-cell>
          <table:table-cell table:style-name="ACE-0x23f7a28" office:value-type="float" office:value="80.6026">
            <text:p>80.603</text:p>
          </table:table-cell>
          <table:table-cell table:style-name="ACE-0x23f63a8" table:formula="of:=[.K60]*[.G60]/100" office:value-type="float" office:value="10.000008">
            <text:p>10</text:p>
          </table:table-cell>
          <table:table-cell table:style-name="ACE-0x23f63a8" table:formula="of:=[.L60]*[.H60]/100" office:value-type="float" office:value="136.999944">
            <text:p>137</text:p>
          </table:table-cell>
          <table:table-cell table:style-name="ACE-0x23f63a8" table:formula="of:=[.M60]*[.I60]/100" office:value-type="float" office:value="427.999806">
            <text:p>428</text:p>
          </table:table-cell>
          <table:table-cell table:style-name="ACE-0x23f6948" table:formula="of:=SUM([.N60:.P60])" office:value-type="float" office:value="574.999758">
            <text:p>575</text:p>
          </table:table-cell>
          <table:table-cell table:style-name="ACE-0x23f7d88" office:value-type="float" office:value="40.3">
            <text:p>40.300</text:p>
          </table:table-cell>
          <table:table-cell table:style-name="ACE-0x23f7a28" office:value-type="float" office:value="52.5839">
            <text:p>52.584</text:p>
          </table:table-cell>
          <table:table-cell table:style-name="ACE-0x23f7a28" office:value-type="float" office:value="167.724">
            <text:p>167.724</text:p>
          </table:table-cell>
          <table:table-cell table:style-name="ACE-0x23f7a28" office:value-type="float" office:value="37.256">
            <text:p>37.256</text:p>
          </table:table-cell>
          <table:table-cell table:style-name="ACE-0x23f7a28" office:value-type="float" office:value="47.254">
            <text:p>47.254</text:p>
          </table:table-cell>
          <table:table-cell table:style-name="ACE-0x23f80e8" office:value-type="float" office:value="69.4998">
            <text:p>69.500</text:p>
          </table:table-cell>
          <table:table-cell table:number-columns-repeated="233" table:style-name="ACE-0x23f5f28"/>
        </table:table-row>
        <table:table-row table:style-name="AROW-4">
          <table:table-cell table:style-name="ACE-0x23f5ce8" office:value-type="float" office:value="4">
            <text:p>4</text:p>
          </table:table-cell>
          <table:covered-table-cell table:number-columns-repeated="5"/>
          <table:table-cell table:style-name="ACE-0x23f63a8" office:value-type="float" office:value="62">
            <text:p>62</text:p>
          </table:table-cell>
          <table:table-cell table:style-name="ACE-0x23f63a8" office:value-type="float" office:value="282">
            <text:p>282</text:p>
          </table:table-cell>
          <table:table-cell table:style-name="ACE-0x23f6948" office:value-type="float" office:value="646">
            <text:p>646</text:p>
          </table:table-cell>
          <table:table-cell table:style-name="ACE-0x23f7368" office:value-type="float" office:value="117832">
            <text:p>117,832</text:p>
          </table:table-cell>
          <table:table-cell table:style-name="ACE-0x23f7a28" office:value-type="float" office:value="19.3548">
            <text:p>19.355</text:p>
          </table:table-cell>
          <table:table-cell table:style-name="ACE-0x23f7a28" office:value-type="float" office:value="62.0567">
            <text:p>62.057</text:p>
          </table:table-cell>
          <table:table-cell table:style-name="ACE-0x23f7a28" office:value-type="float" office:value="79.4118">
            <text:p>79.412</text:p>
          </table:table-cell>
          <table:table-cell table:style-name="ACE-0x23f63a8" table:formula="of:=[.K61]*[.G61]/100" office:value-type="float" office:value="11.999976">
            <text:p>12</text:p>
          </table:table-cell>
          <table:table-cell table:style-name="ACE-0x23f63a8" table:formula="of:=[.L61]*[.H61]/100" office:value-type="float" office:value="174.999894">
            <text:p>175</text:p>
          </table:table-cell>
          <table:table-cell table:style-name="ACE-0x23f63a8" table:formula="of:=[.M61]*[.I61]/100" office:value-type="float" office:value="513.000228">
            <text:p>513</text:p>
          </table:table-cell>
          <table:table-cell table:style-name="ACE-0x23f6948" table:formula="of:=SUM([.N61:.P61])" office:value-type="float" office:value="700.000098">
            <text:p>700</text:p>
          </table:table-cell>
          <table:table-cell table:style-name="ACE-0x23f7d88" office:value-type="float" office:value="38.25">
            <text:p>38.250</text:p>
          </table:table-cell>
          <table:table-cell table:style-name="ACE-0x23f7a28" office:value-type="float" office:value="91.6114">
            <text:p>91.611</text:p>
          </table:table-cell>
          <table:table-cell table:style-name="ACE-0x23f7a28" office:value-type="float" office:value="197.546">
            <text:p>197.546</text:p>
          </table:table-cell>
          <table:table-cell table:style-name="ACE-0x23f7a28" office:value-type="float" office:value="72.5995">
            <text:p>72.600</text:p>
          </table:table-cell>
          <table:table-cell table:style-name="ACE-0x23f7a28" office:value-type="float" office:value="99.8993">
            <text:p>99.899</text:p>
          </table:table-cell>
          <table:table-cell table:style-name="ACE-0x23f80e8" office:value-type="float" office:value="102.468">
            <text:p>102.468</text:p>
          </table:table-cell>
          <table:table-cell table:number-columns-repeated="233" table:style-name="ACE-0x23f5f28"/>
        </table:table-row>
        <table:table-row table:style-name="AROW-4">
          <table:table-cell table:style-name="ACE-0x23f5e08" office:value-type="float" office:value="5">
            <text:p>5</text:p>
          </table:table-cell>
          <table:covered-table-cell table:number-columns-repeated="5"/>
          <table:table-cell table:style-name="ACE-0x23f65e8" office:value-type="float" office:value="43">
            <text:p>43</text:p>
          </table:table-cell>
          <table:table-cell table:style-name="ACE-0x23f65e8" office:value-type="float" office:value="232">
            <text:p>232</text:p>
          </table:table-cell>
          <table:table-cell table:style-name="ACE-0x23f6b88" office:value-type="float" office:value="503">
            <text:p>503</text:p>
          </table:table-cell>
          <table:table-cell table:style-name="ACE-0x23f76c8" office:value-type="float" office:value="65045">
            <text:p>65,045</text:p>
          </table:table-cell>
          <table:table-cell table:style-name="ACE-0x23f7c68" office:value-type="float" office:value="11.6279">
            <text:p>11.628</text:p>
          </table:table-cell>
          <table:table-cell table:style-name="ACE-0x23f7c68" office:value-type="float" office:value="60.3448">
            <text:p>60.345</text:p>
          </table:table-cell>
          <table:table-cell table:style-name="ACE-0x23f7c68" office:value-type="float" office:value="78.33">
            <text:p>78.330</text:p>
          </table:table-cell>
          <table:table-cell table:style-name="ACE-0x23f65e8" table:formula="of:=[.K62]*[.G62]/100" office:value-type="float" office:value="4.999997">
            <text:p>5</text:p>
          </table:table-cell>
          <table:table-cell table:style-name="ACE-0x23f65e8" table:formula="of:=[.L62]*[.H62]/100" office:value-type="float" office:value="139.999936">
            <text:p>140</text:p>
          </table:table-cell>
          <table:table-cell table:style-name="ACE-0x23f65e8" table:formula="of:=[.M62]*[.I62]/100" office:value-type="float" office:value="393.9999">
            <text:p>394</text:p>
          </table:table-cell>
          <table:table-cell table:style-name="ACE-0x23f6b88" table:formula="of:=SUM([.N62:.P62])" office:value-type="float" office:value="538.999833">
            <text:p>539</text:p>
          </table:table-cell>
          <table:table-cell table:style-name="ACE-0x23f7fc8" office:value-type="float" office:value="30.2">
            <text:p>30.200</text:p>
          </table:table-cell>
          <table:table-cell table:style-name="ACE-0x23f7c68" office:value-type="float" office:value="41.4071">
            <text:p>41.407</text:p>
          </table:table-cell>
          <table:table-cell table:style-name="ACE-0x23f7c68" office:value-type="float" office:value="149.992">
            <text:p>149.992</text:p>
          </table:table-cell>
          <table:table-cell table:style-name="ACE-0x23f7c68" office:value-type="float" office:value="16.7141">
            <text:p>16.714</text:p>
          </table:table-cell>
          <table:table-cell table:style-name="ACE-0x23f7c68" office:value-type="float" office:value="47.7595">
            <text:p>47.760</text:p>
          </table:table-cell>
          <table:table-cell table:style-name="ACE-0x23f8328" office:value-type="float" office:value="68.9685">
            <text:p>68.969</text:p>
          </table:table-cell>
          <table:table-cell table:number-columns-repeated="233" table:style-name="ACE-0x23f5f28"/>
        </table:table-row>
        <table:table-row table:style-name="AROW-4">
          <table:table-cell table:number-columns-repeated="24" table:style-name="ACE-0x23f5f28"/>
          <table:table-cell table:number-columns-repeated="40" table:style-name="ACE-0x23f5f28"/>
          <table:table-cell table:number-columns-repeated="192" table:style-name="ACE-0x23f5f28"/>
        </table:table-row>
        <table:table-row table:style-name="AROW-4">
          <table:table-cell table:number-columns-repeated="24" table:style-name="ACE-0x23f5f28"/>
          <table:table-cell table:number-columns-repeated="40" table:style-name="ACE-0x23f5f28"/>
          <table:table-cell table:number-columns-repeated="192" table:style-name="ACE-0x23f5f28"/>
        </table:table-row>
        <table:table-row table:style-name="AROW-4">
          <table:table-cell table:number-columns-repeated="24" table:style-name="ACE-0x23f5f28"/>
          <table:table-cell table:number-columns-repeated="40" table:style-name="ACE-0x23f5f28"/>
          <table:table-cell table:number-columns-repeated="192" table:style-name="ACE-0x23f5f28"/>
        </table:table-row>
        <table:table-row table:style-name="AROW-4" table:number-rows-repeated="112">
          <table:table-cell table:number-columns-repeated="24" table:style-name="ACE-0x23f5f28"/>
          <table:table-cell table:number-columns-repeated="40" table:style-name="ACE-0x23f5f28"/>
          <table:table-cell table:number-columns-repeated="192" table:style-name="ACE-0x23f5f28"/>
        </table:table-row>
        <table:table-row table:style-name="AROW-0">
          <table:table-cell table:number-columns-repeated="24" table:style-name="ACE-0x23f5f28"/>
          <table:table-cell table:number-columns-repeated="40" table:style-name="ACE-0x23f5f28"/>
          <table:table-cell table:number-columns-repeated="192" table:style-name="ACE-0x23f5f28"/>
        </table:table-row>
        <table:table-row table:style-name="AROW-0" table:number-rows-repeated="78">
          <table:table-cell table:number-columns-repeated="24" table:style-name="ACE-0x23f5f28"/>
          <table:table-cell table:number-columns-repeated="40" table:style-name="ACE-0x23f5f28"/>
          <table:table-cell table:number-columns-repeated="192" table:style-name="ACE-0x23f5f28"/>
        </table:table-row>
        <table:table-row table:style-name="AROW-0">
          <table:table-cell table:number-columns-repeated="64" table:style-name="ACE-0x23f5f28"/>
          <table:table-cell table:number-columns-repeated="192" table:style-name="ACE-0x23f5f28"/>
        </table:table-row>
        <table:table-row table:style-name="AROW-0" table:number-rows-repeated="65279">
          <table:table-cell table:number-columns-repeated="64" table:style-name="ACE-0x23f5f28"/>
          <table:table-cell table:number-columns-repeated="192" table:style-name="ACE-0x23f5f28"/>
        </table:table-row>
        <table:named-expressions>
          <table:named-expression table:name="Print_Area" table:expression="of:=#REF!" table:base-cell-address="$'asap'.$A$1"/>
          <table:named-expression table:name="Sheet_Title" table:expression="of:=&quot;asap&quot;" table:base-cell-address="$'asap'.$A$1"/>
        </table:named-expressions>
      </table:table>
      <table:table table:name="jit" table:style-name="ta-0x23075f0" table:print="true">
        <office:forms form:automatic-focus="false" form:apply-design-mode="false">
          <form:form/>
        </office:forms>
        <table:table-column table:default-cell-style-name="ACE-0x24efe58" table:style-name="ACOL-1"/>
        <table:table-column table:default-cell-style-name="ACE-0x24efe58" table:style-name="ACOL-0"/>
        <table:table-column table:default-cell-style-name="ACE-0x24efe58" table:style-name="ACOL-12"/>
        <table:table-column table:default-cell-style-name="ACE-0x24efe58" table:style-name="ACOL-2" table:number-columns-repeated="3"/>
        <table:table-column table:default-cell-style-name="ACE-0x24efe58" table:style-name="ACOL-3"/>
        <table:table-column table:default-cell-style-name="ACE-0x24efe58" table:style-name="ACOL-4"/>
        <table:table-column table:default-cell-style-name="ACE-0x24efe58" table:style-name="ACOL-5"/>
        <table:table-column table:default-cell-style-name="ACE-0x24efe58" table:style-name="ACOL-0"/>
        <table:table-column table:default-cell-style-name="ACE-0x24efe58" table:style-name="ACOL-3"/>
        <table:table-column table:default-cell-style-name="ACE-0x24efe58" table:style-name="ACOL-4"/>
        <table:table-column table:default-cell-style-name="ACE-0x24efe58" table:style-name="ACOL-5"/>
        <table:table-column table:default-cell-style-name="ACE-0x24efe58" table:style-name="ACOL-3"/>
        <table:table-column table:default-cell-style-name="ACE-0x24efe58" table:style-name="ACOL-4"/>
        <table:table-column table:default-cell-style-name="ACE-0x24efe58" table:style-name="ACOL-5"/>
        <table:table-column table:default-cell-style-name="ACE-0x24efe58" table:style-name="ACOL-0"/>
        <table:table-column table:default-cell-style-name="ACE-0x24efe58" table:style-name="ACOL-3"/>
        <table:table-column table:default-cell-style-name="ACE-0x24efe58" table:style-name="ACOL-13"/>
        <table:table-column table:default-cell-style-name="ACE-0x24efe58" table:style-name="ACOL-5"/>
        <table:table-column table:default-cell-style-name="ACE-0x24efe58" table:style-name="ACOL-3"/>
        <table:table-column table:default-cell-style-name="ACE-0x24efe58" table:style-name="ACOL-4"/>
        <table:table-column table:default-cell-style-name="ACE-0x24efe58" table:style-name="ACOL-5"/>
        <table:table-column table:default-cell-style-name="ACE-0x24efe58" table:style-name="ACOL-0"/>
        <table:table-column table:default-cell-style-name="ACE-0x24efe58" table:style-name="ACOL-0" table:number-columns-repeated="232"/>
        <table:table-row table:style-name="AROW-0">
          <table:table-cell table:number-rows-spanned="2" table:style-name="ACE-0x23f8448" office:value-type="string" office:string-value="Instancia">
            <text:p>Instancia</text:p>
          </table:table-cell>
          <table:table-cell table:number-rows-spanned="2" table:style-name="ACE-0x23f8448" office:value-type="string" office:string-value="Dias">
            <text:p>Dias</text:p>
          </table:table-cell>
          <table:table-cell table:number-rows-spanned="2" table:style-name="ACE-0x23f8448" office:value-type="string" office:string-value="Pacientes por dia">
            <text:p>Pacientes por dia</text:p>
          </table:table-cell>
          <table:table-cell table:number-columns-spanned="3" table:style-name="ACE-0x24eff78" office:value-type="string" office:string-value="Probabilidad maquina">
            <text:p>Probabilidad maquina</text:p>
          </table:table-cell>
          <table:covered-table-cell table:number-columns-repeated="2"/>
          <table:table-cell table:number-columns-spanned="3" table:style-name="ACE-0x23f8448" office:value-type="string" office:string-value="Numero pacientes">
            <text:p>Numero pacientes</text:p>
          </table:table-cell>
          <table:covered-table-cell table:number-columns-repeated="2"/>
          <table:table-cell table:number-rows-spanned="2" table:style-name="ACE-0x24eff78" office:value-type="string" office:string-value="Delay">
            <text:p>Delay</text:p>
          </table:table-cell>
          <table:table-cell table:number-columns-spanned="3" table:style-name="ACE-0x23f8448" office:value-type="string" office:string-value="% atrasados">
            <text:p>% atrasados</text:p>
          </table:table-cell>
          <table:covered-table-cell table:number-columns-repeated="2"/>
          <table:table-cell table:number-columns-spanned="3" table:style-name="ACE-0x24f0518" office:value-type="string" office:string-value="Cantidad pacientes atrasados">
            <text:p>Cantidad pacientes atrasados</text:p>
          </table:table-cell>
          <table:covered-table-cell table:number-columns-repeated="2"/>
          <table:table-cell table:number-rows-spanned="2" table:style-name="ACE-0x24f0518" office:value-type="string" office:string-value="Total atrasados">
            <text:p>Total atrasados</text:p>
          </table:table-cell>
          <table:table-cell table:number-columns-spanned="3" table:style-name="ACE-0x24eff78" office:value-type="string" office:string-value="Promedio">
            <text:p>Promedio</text:p>
          </table:table-cell>
          <table:covered-table-cell table:number-columns-repeated="2"/>
          <table:table-cell table:number-columns-spanned="3" table:style-name="ACE-0x24eff78" office:value-type="string" office:string-value="Desviación estándar">
            <text:p>Desviación estándar</text:p>
          </table:table-cell>
          <table:covered-table-cell table:number-columns-repeated="2"/>
          <table:table-cell table:number-columns-repeated="233" table:style-name="ACE-0x24efe58"/>
        </table:table-row>
        <table:table-row table:style-name="AROW-4">
          <table:covered-table-cell table:number-columns-repeated="3"/>
          <table:table-cell table:style-name="ACE-0x24eff78" office:value-type="string" office:string-value="Urgente">
            <text:p>Urgente</text:p>
          </table:table-cell>
          <table:table-cell table:style-name="ACE-0x24eff78" office:value-type="string" office:string-value="Paliativo">
            <text:p>Paliativo</text:p>
          </table:table-cell>
          <table:table-cell table:style-name="ACE-0x24eff78" office:value-type="string" office:string-value="Radical">
            <text:p>Radical</text:p>
          </table:table-cell>
          <table:table-cell table:style-name="ACE-0x24eff78" office:value-type="string" office:string-value="Urgentes ">
            <text:p>Urgentes </text:p>
          </table:table-cell>
          <table:table-cell table:style-name="ACE-0x24eff78" office:value-type="string" office:string-value="Paliativos">
            <text:p>Paliativos</text:p>
          </table:table-cell>
          <table:table-cell table:style-name="ACE-0x24f0638" office:value-type="string" office:string-value="Radicales">
            <text:p>Radicales</text:p>
          </table:table-cell>
          <table:covered-table-cell/>
          <table:table-cell table:style-name="ACE-0x24eff78" office:value-type="string" office:string-value="Urgentes ">
            <text:p>Urgentes </text:p>
          </table:table-cell>
          <table:table-cell table:style-name="ACE-0x24eff78" office:value-type="string" office:string-value="Paliativos">
            <text:p>Paliativos</text:p>
          </table:table-cell>
          <table:table-cell table:style-name="ACE-0x24f0638" office:value-type="string" office:string-value="Radicales">
            <text:p>Radicales</text:p>
          </table:table-cell>
          <table:table-cell table:style-name="ACE-0x24eff78" office:value-type="string" office:string-value="Urgentes ">
            <text:p>Urgentes </text:p>
          </table:table-cell>
          <table:table-cell table:style-name="ACE-0x24eff78" office:value-type="string" office:string-value="Paliativos">
            <text:p>Paliativos</text:p>
          </table:table-cell>
          <table:table-cell table:style-name="ACE-0x24f0638" office:value-type="string" office:string-value="Radicales">
            <text:p>Radicales</text:p>
          </table:table-cell>
          <table:covered-table-cell/>
          <table:table-cell table:style-name="ACE-0x24eff78" office:value-type="string" office:string-value="Urgentes ">
            <text:p>Urgentes </text:p>
          </table:table-cell>
          <table:table-cell table:style-name="ACE-0x24eff78" office:value-type="string" office:string-value="Paliativos">
            <text:p>Paliativos</text:p>
          </table:table-cell>
          <table:table-cell table:style-name="ACE-0x24eff78" office:value-type="string" office:string-value="Radicales">
            <text:p>Radicales</text:p>
          </table:table-cell>
          <table:table-cell table:style-name="ACE-0x24eff78" office:value-type="string" office:string-value="Urgentes ">
            <text:p>Urgentes </text:p>
          </table:table-cell>
          <table:table-cell table:style-name="ACE-0x24eff78" office:value-type="string" office:string-value="Paliativos">
            <text:p>Paliativos</text:p>
          </table:table-cell>
          <table:table-cell table:style-name="ACE-0x24f0638" office:value-type="string" office:string-value="Radicales">
            <text:p>Radicales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1">
            <text:p>1</text:p>
          </table:table-cell>
          <table:table-cell table:number-rows-spanned="5" table:style-name="ACE-0x24efc18" office:value-type="float" office:value="30">
            <text:p>30</text:p>
          </table:table-cell>
          <table:table-cell table:number-rows-spanned="5" table:style-name="ACE-0x24efc18" office:value-type="float" office:value="10">
            <text:p>10</text:p>
          </table:table-cell>
          <table:table-cell table:number-rows-spanned="5" table:style-name="ACE-0x24f0098" office:value-type="float" office:value="1">
            <text:p>1.0</text:p>
          </table:table-cell>
          <table:table-cell table:number-rows-spanned="5" table:style-name="ACE-0x24f0098" office:value-type="float" office:value="0">
            <text:p>0.0</text:p>
          </table:table-cell>
          <table:table-cell table:number-rows-spanned="5" table:style-name="ACE-0x24f0098" office:value-type="float" office:value="0.5">
            <text:p>0.5</text:p>
          </table:table-cell>
          <table:table-cell table:style-name="ACE-0x24f02d8" office:value-type="float" office:value="1">
            <text:p>1</text:p>
          </table:table-cell>
          <table:table-cell table:style-name="ACE-0x24f02d8" office:value-type="float" office:value="31">
            <text:p>31</text:p>
          </table:table-cell>
          <table:table-cell table:style-name="ACE-0x24f0758" office:value-type="float" office:value="100">
            <text:p>100</text:p>
          </table:table-cell>
          <table:table-cell table:style-name="ACE-0x24f0998" office:value-type="float" office:value="45">
            <text:p>45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32.2581">
            <text:p>32.258</text:p>
          </table:table-cell>
          <table:table-cell table:style-name="ACE-0x24f0bd8" office:value-type="float" office:value="23">
            <text:p>23.000</text:p>
          </table:table-cell>
          <table:table-cell table:style-name="ACE-0x24f02d8" table:formula="of:=[.K3]*[.G3]/100" office:value-type="float" office:value="0">
            <text:p>0</text:p>
          </table:table-cell>
          <table:table-cell table:style-name="ACE-0x24f02d8" table:formula="of:=[.L3]*[.H3]/100" office:value-type="float" office:value="10.000011">
            <text:p>10</text:p>
          </table:table-cell>
          <table:table-cell table:style-name="ACE-0x24f02d8" table:formula="of:=[.M3]*[.I3]/100" office:value-type="float" office:value="23">
            <text:p>23</text:p>
          </table:table-cell>
          <table:table-cell table:style-name="ACE-0x24f0758" table:formula="of:=SUM([.N3:.P3])" office:value-type="float" office:value="33.000011">
            <text:p>33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3">
            <text:p>1.300</text:p>
          </table:table-cell>
          <table:table-cell table:style-name="ACE-0x24f0bd8" office:value-type="float" office:value="1.3913">
            <text:p>1.39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458258">
            <text:p>0.458</text:p>
          </table:table-cell>
          <table:table-cell table:style-name="ACE-0x24f1058" office:value-type="float" office:value="0.488042">
            <text:p>0.488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2">
            <text:p>2</text:p>
          </table:table-cell>
          <table:covered-table-cell table:number-columns-repeated="5"/>
          <table:table-cell table:style-name="ACE-0x24f02d8" office:value-type="float" office:value="3">
            <text:p>3</text:p>
          </table:table-cell>
          <table:table-cell table:style-name="ACE-0x24f02d8" office:value-type="float" office:value="33">
            <text:p>33</text:p>
          </table:table-cell>
          <table:table-cell table:style-name="ACE-0x24f0758" office:value-type="float" office:value="92">
            <text:p>92</text:p>
          </table:table-cell>
          <table:table-cell table:style-name="ACE-0x24f0998" office:value-type="float" office:value="48">
            <text:p>48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7.2727">
            <text:p>27.273</text:p>
          </table:table-cell>
          <table:table-cell table:style-name="ACE-0x24f0bd8" office:value-type="float" office:value="27.1739">
            <text:p>27.174</text:p>
          </table:table-cell>
          <table:table-cell table:style-name="ACE-0x24f02d8" table:formula="of:=[.K4]*[.G4]/100" office:value-type="float" office:value="0">
            <text:p>0</text:p>
          </table:table-cell>
          <table:table-cell table:style-name="ACE-0x24f02d8" table:formula="of:=[.L4]*[.H4]/100" office:value-type="float" office:value="8.999991">
            <text:p>9</text:p>
          </table:table-cell>
          <table:table-cell table:style-name="ACE-0x24f02d8" table:formula="of:=[.M4]*[.I4]/100" office:value-type="float" office:value="24.999988">
            <text:p>25</text:p>
          </table:table-cell>
          <table:table-cell table:style-name="ACE-0x24f0758" table:formula="of:=SUM([.N4:.P4])" office:value-type="float" office:value="33.999979">
            <text:p>34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55556">
            <text:p>1.556</text:p>
          </table:table-cell>
          <table:table-cell table:style-name="ACE-0x24f0bd8" office:value-type="float" office:value="1.36">
            <text:p>1.360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496904">
            <text:p>0.497</text:p>
          </table:table-cell>
          <table:table-cell table:style-name="ACE-0x24f1058" office:value-type="float" office:value="0.48">
            <text:p>0.480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3">
            <text:p>3</text:p>
          </table:table-cell>
          <table:covered-table-cell table:number-columns-repeated="5"/>
          <table:table-cell table:style-name="ACE-0x24f02d8" office:value-type="float" office:value="8">
            <text:p>8</text:p>
          </table:table-cell>
          <table:table-cell table:style-name="ACE-0x24f02d8" office:value-type="float" office:value="34">
            <text:p>34</text:p>
          </table:table-cell>
          <table:table-cell table:style-name="ACE-0x24f0758" office:value-type="float" office:value="87">
            <text:p>87</text:p>
          </table:table-cell>
          <table:table-cell table:style-name="ACE-0x24f0998" office:value-type="float" office:value="47">
            <text:p>47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3.5294">
            <text:p>23.529</text:p>
          </table:table-cell>
          <table:table-cell table:style-name="ACE-0x24f0bd8" office:value-type="float" office:value="29.8851">
            <text:p>29.885</text:p>
          </table:table-cell>
          <table:table-cell table:style-name="ACE-0x24f02d8" table:formula="of:=[.K5]*[.G5]/100" office:value-type="float" office:value="0">
            <text:p>0</text:p>
          </table:table-cell>
          <table:table-cell table:style-name="ACE-0x24f02d8" table:formula="of:=[.L5]*[.H5]/100" office:value-type="float" office:value="7.999996">
            <text:p>8</text:p>
          </table:table-cell>
          <table:table-cell table:style-name="ACE-0x24f02d8" table:formula="of:=[.M5]*[.I5]/100" office:value-type="float" office:value="26.000037">
            <text:p>26</text:p>
          </table:table-cell>
          <table:table-cell table:style-name="ACE-0x24f0758" table:formula="of:=SUM([.N5:.P5])" office:value-type="float" office:value="34.000033">
            <text:p>34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5">
            <text:p>1.500</text:p>
          </table:table-cell>
          <table:table-cell table:style-name="ACE-0x24f0bd8" office:value-type="float" office:value="1.34615">
            <text:p>1.346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5">
            <text:p>0.500</text:p>
          </table:table-cell>
          <table:table-cell table:style-name="ACE-0x24f1058" office:value-type="float" office:value="0.475743">
            <text:p>0.476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4">
            <text:p>4</text:p>
          </table:table-cell>
          <table:covered-table-cell table:number-columns-repeated="5"/>
          <table:table-cell table:style-name="ACE-0x24f02d8" office:value-type="float" office:value="10">
            <text:p>10</text:p>
          </table:table-cell>
          <table:table-cell table:style-name="ACE-0x24f02d8" office:value-type="float" office:value="56">
            <text:p>56</text:p>
          </table:table-cell>
          <table:table-cell table:style-name="ACE-0x24f0758" office:value-type="float" office:value="94">
            <text:p>94</text:p>
          </table:table-cell>
          <table:table-cell table:style-name="ACE-0x24f0998" office:value-type="float" office:value="56">
            <text:p>56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6.0714">
            <text:p>16.071</text:p>
          </table:table-cell>
          <table:table-cell table:style-name="ACE-0x24f0bd8" office:value-type="float" office:value="30.8511">
            <text:p>30.851</text:p>
          </table:table-cell>
          <table:table-cell table:style-name="ACE-0x24f02d8" table:formula="of:=[.K6]*[.G6]/100" office:value-type="float" office:value="0">
            <text:p>0</text:p>
          </table:table-cell>
          <table:table-cell table:style-name="ACE-0x24f02d8" table:formula="of:=[.L6]*[.H6]/100" office:value-type="float" office:value="8.999984">
            <text:p>9</text:p>
          </table:table-cell>
          <table:table-cell table:style-name="ACE-0x24f02d8" table:formula="of:=[.M6]*[.I6]/100" office:value-type="float" office:value="29.000034">
            <text:p>29</text:p>
          </table:table-cell>
          <table:table-cell table:style-name="ACE-0x24f0758" table:formula="of:=SUM([.N6:.P6])" office:value-type="float" office:value="38.000018">
            <text:p>38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88889">
            <text:p>1.889</text:p>
          </table:table-cell>
          <table:table-cell table:style-name="ACE-0x24f0bd8" office:value-type="float" office:value="1.34483">
            <text:p>1.345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31427">
            <text:p>0.314</text:p>
          </table:table-cell>
          <table:table-cell table:style-name="ACE-0x24f1058" office:value-type="float" office:value="0.475312">
            <text:p>0.475</text:p>
          </table:table-cell>
          <table:table-cell table:number-columns-repeated="233" table:style-name="ACE-0x24efe58"/>
        </table:table-row>
        <table:table-row table:style-name="AROW-4">
          <table:table-cell table:style-name="ACE-0x24efd38" office:value-type="float" office:value="5">
            <text:p>5</text:p>
          </table:table-cell>
          <table:covered-table-cell table:number-columns-repeated="5"/>
          <table:table-cell table:style-name="ACE-0x24f02d8" office:value-type="float" office:value="11">
            <text:p>11</text:p>
          </table:table-cell>
          <table:table-cell table:style-name="ACE-0x24f02d8" office:value-type="float" office:value="34">
            <text:p>34</text:p>
          </table:table-cell>
          <table:table-cell table:style-name="ACE-0x24f0758" office:value-type="float" office:value="84">
            <text:p>84</text:p>
          </table:table-cell>
          <table:table-cell table:style-name="ACE-0x24f0998" office:value-type="float" office:value="40">
            <text:p>40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6.4706">
            <text:p>26.471</text:p>
          </table:table-cell>
          <table:table-cell table:style-name="ACE-0x24f0bd8" office:value-type="float" office:value="23.8095">
            <text:p>23.809</text:p>
          </table:table-cell>
          <table:table-cell table:style-name="ACE-0x24f02d8" table:formula="of:=[.K7]*[.G7]/100" office:value-type="float" office:value="0">
            <text:p>0</text:p>
          </table:table-cell>
          <table:table-cell table:style-name="ACE-0x24f02d8" table:formula="of:=[.L7]*[.H7]/100" office:value-type="float" office:value="9.000004">
            <text:p>9</text:p>
          </table:table-cell>
          <table:table-cell table:style-name="ACE-0x24f02d8" table:formula="of:=[.M7]*[.I7]/100" office:value-type="float" office:value="19.99998">
            <text:p>20</text:p>
          </table:table-cell>
          <table:table-cell table:style-name="ACE-0x24f0758" table:formula="of:=SUM([.N7:.P7])" office:value-type="float" office:value="28.999984">
            <text:p>29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44444">
            <text:p>1.444</text:p>
          </table:table-cell>
          <table:table-cell table:style-name="ACE-0x24f0bd8" office:value-type="float" office:value="1.35">
            <text:p>1.350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496904">
            <text:p>0.497</text:p>
          </table:table-cell>
          <table:table-cell table:style-name="ACE-0x24f1058" office:value-type="float" office:value="0.476969">
            <text:p>0.477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1">
            <text:p>1</text:p>
          </table:table-cell>
          <table:table-cell table:number-rows-spanned="5" table:style-name="ACE-0x24efc18" office:value-type="float" office:value="30">
            <text:p>30</text:p>
          </table:table-cell>
          <table:table-cell table:number-rows-spanned="5" table:style-name="ACE-0x24efc18" office:value-type="float" office:value="20">
            <text:p>20</text:p>
          </table:table-cell>
          <table:table-cell table:number-rows-spanned="5" table:style-name="ACE-0x24f0098" office:value-type="float" office:value="1">
            <text:p>1.0</text:p>
          </table:table-cell>
          <table:table-cell table:number-rows-spanned="5" table:style-name="ACE-0x24f0098" office:value-type="float" office:value="0">
            <text:p>0.0</text:p>
          </table:table-cell>
          <table:table-cell table:number-rows-spanned="5" table:style-name="ACE-0x24f0098" office:value-type="float" office:value="0.5">
            <text:p>0.5</text:p>
          </table:table-cell>
          <table:table-cell table:style-name="ACE-0x24f02d8" office:value-type="float" office:value="9">
            <text:p>9</text:p>
          </table:table-cell>
          <table:table-cell table:style-name="ACE-0x24f02d8" office:value-type="float" office:value="80">
            <text:p>80</text:p>
          </table:table-cell>
          <table:table-cell table:style-name="ACE-0x24f0758" office:value-type="float" office:value="196">
            <text:p>196</text:p>
          </table:table-cell>
          <table:table-cell table:style-name="ACE-0x24f0998" office:value-type="float" office:value="1979">
            <text:p>1,979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3.75">
            <text:p>23.750</text:p>
          </table:table-cell>
          <table:table-cell table:style-name="ACE-0x24f0bd8" office:value-type="float" office:value="52.0408">
            <text:p>52.041</text:p>
          </table:table-cell>
          <table:table-cell table:style-name="ACE-0x24f02d8" table:formula="of:=[.K8]*[.G8]/100" office:value-type="float" office:value="0">
            <text:p>0</text:p>
          </table:table-cell>
          <table:table-cell table:style-name="ACE-0x24f02d8" table:formula="of:=[.L8]*[.H8]/100" office:value-type="float" office:value="19">
            <text:p>19</text:p>
          </table:table-cell>
          <table:table-cell table:style-name="ACE-0x24f02d8" table:formula="of:=[.M8]*[.I8]/100" office:value-type="float" office:value="101.999968">
            <text:p>102</text:p>
          </table:table-cell>
          <table:table-cell table:style-name="ACE-0x24f0758" table:formula="of:=SUM([.N8:.P8])" office:value-type="float" office:value="120.999968">
            <text:p>121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78947">
            <text:p>1.789</text:p>
          </table:table-cell>
          <table:table-cell table:style-name="ACE-0x24f0bd8" office:value-type="float" office:value="19.0686">
            <text:p>19.069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407683">
            <text:p>0.408</text:p>
          </table:table-cell>
          <table:table-cell table:style-name="ACE-0x24f1058" office:value-type="float" office:value="9.63781">
            <text:p>9.638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2">
            <text:p>2</text:p>
          </table:table-cell>
          <table:covered-table-cell table:number-columns-repeated="5"/>
          <table:table-cell table:style-name="ACE-0x24f02d8" office:value-type="float" office:value="18">
            <text:p>18</text:p>
          </table:table-cell>
          <table:table-cell table:style-name="ACE-0x24f02d8" office:value-type="float" office:value="94">
            <text:p>94</text:p>
          </table:table-cell>
          <table:table-cell table:style-name="ACE-0x24f0758" office:value-type="float" office:value="199">
            <text:p>199</text:p>
          </table:table-cell>
          <table:table-cell table:style-name="ACE-0x24f0998" office:value-type="float" office:value="2235">
            <text:p>2,235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9.1489">
            <text:p>19.149</text:p>
          </table:table-cell>
          <table:table-cell table:style-name="ACE-0x24f0bd8" office:value-type="float" office:value="52.7638">
            <text:p>52.764</text:p>
          </table:table-cell>
          <table:table-cell table:style-name="ACE-0x24f02d8" table:formula="of:=[.K9]*[.G9]/100" office:value-type="float" office:value="0">
            <text:p>0</text:p>
          </table:table-cell>
          <table:table-cell table:style-name="ACE-0x24f02d8" table:formula="of:=[.L9]*[.H9]/100" office:value-type="float" office:value="17.999966">
            <text:p>18</text:p>
          </table:table-cell>
          <table:table-cell table:style-name="ACE-0x24f02d8" table:formula="of:=[.M9]*[.I9]/100" office:value-type="float" office:value="104.999962">
            <text:p>105</text:p>
          </table:table-cell>
          <table:table-cell table:style-name="ACE-0x24f0758" table:formula="of:=SUM([.N9:.P9])" office:value-type="float" office:value="122.999928">
            <text:p>123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61111">
            <text:p>1.611</text:p>
          </table:table-cell>
          <table:table-cell table:style-name="ACE-0x24f0bd8" office:value-type="float" office:value="21.0095">
            <text:p>21.009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487498">
            <text:p>0.487</text:p>
          </table:table-cell>
          <table:table-cell table:style-name="ACE-0x24f1058" office:value-type="float" office:value="10.6623">
            <text:p>10.662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3">
            <text:p>3</text:p>
          </table:table-cell>
          <table:covered-table-cell table:number-columns-repeated="5"/>
          <table:table-cell table:style-name="ACE-0x24f02d8" office:value-type="float" office:value="18">
            <text:p>18</text:p>
          </table:table-cell>
          <table:table-cell table:style-name="ACE-0x24f02d8" office:value-type="float" office:value="107">
            <text:p>107</text:p>
          </table:table-cell>
          <table:table-cell table:style-name="ACE-0x24f0758" office:value-type="float" office:value="237">
            <text:p>237</text:p>
          </table:table-cell>
          <table:table-cell table:style-name="ACE-0x24f0998" office:value-type="float" office:value="3689">
            <text:p>3,689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4.2991">
            <text:p>24.299</text:p>
          </table:table-cell>
          <table:table-cell table:style-name="ACE-0x24f0bd8" office:value-type="float" office:value="59.0717">
            <text:p>59.072</text:p>
          </table:table-cell>
          <table:table-cell table:style-name="ACE-0x24f02d8" table:formula="of:=[.K10]*[.G10]/100" office:value-type="float" office:value="0">
            <text:p>0</text:p>
          </table:table-cell>
          <table:table-cell table:style-name="ACE-0x24f02d8" table:formula="of:=[.L10]*[.H10]/100" office:value-type="float" office:value="26.000037">
            <text:p>26</text:p>
          </table:table-cell>
          <table:table-cell table:style-name="ACE-0x24f02d8" table:formula="of:=[.M10]*[.I10]/100" office:value-type="float" office:value="139.999929">
            <text:p>140</text:p>
          </table:table-cell>
          <table:table-cell table:style-name="ACE-0x24f0758" table:formula="of:=SUM([.N10:.P10])" office:value-type="float" office:value="165.999966">
            <text:p>166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57692">
            <text:p>1.577</text:p>
          </table:table-cell>
          <table:table-cell table:style-name="ACE-0x24f0bd8" office:value-type="float" office:value="26.0571">
            <text:p>26.057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494047">
            <text:p>0.494</text:p>
          </table:table-cell>
          <table:table-cell table:style-name="ACE-0x24f1058" office:value-type="float" office:value="11.6569">
            <text:p>11.657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4">
            <text:p>4</text:p>
          </table:table-cell>
          <table:covered-table-cell table:number-columns-repeated="5"/>
          <table:table-cell table:style-name="ACE-0x24f02d8" office:value-type="float" office:value="17">
            <text:p>17</text:p>
          </table:table-cell>
          <table:table-cell table:style-name="ACE-0x24f02d8" office:value-type="float" office:value="68">
            <text:p>68</text:p>
          </table:table-cell>
          <table:table-cell table:style-name="ACE-0x24f0758" office:value-type="float" office:value="166">
            <text:p>166</text:p>
          </table:table-cell>
          <table:table-cell table:style-name="ACE-0x24f0998" office:value-type="float" office:value="847">
            <text:p>847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7.9412">
            <text:p>27.941</text:p>
          </table:table-cell>
          <table:table-cell table:style-name="ACE-0x24f0bd8" office:value-type="float" office:value="43.3735">
            <text:p>43.373</text:p>
          </table:table-cell>
          <table:table-cell table:style-name="ACE-0x24f02d8" table:formula="of:=[.K11]*[.G11]/100" office:value-type="float" office:value="0">
            <text:p>0</text:p>
          </table:table-cell>
          <table:table-cell table:style-name="ACE-0x24f02d8" table:formula="of:=[.L11]*[.H11]/100" office:value-type="float" office:value="19.000016">
            <text:p>19</text:p>
          </table:table-cell>
          <table:table-cell table:style-name="ACE-0x24f02d8" table:formula="of:=[.M11]*[.I11]/100" office:value-type="float" office:value="72.00001">
            <text:p>72</text:p>
          </table:table-cell>
          <table:table-cell table:style-name="ACE-0x24f0758" table:formula="of:=SUM([.N11:.P11])" office:value-type="float" office:value="91.000026">
            <text:p>91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57895">
            <text:p>1.579</text:p>
          </table:table-cell>
          <table:table-cell table:style-name="ACE-0x24f0bd8" office:value-type="float" office:value="11.3472">
            <text:p>11.347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493728">
            <text:p>0.494</text:p>
          </table:table-cell>
          <table:table-cell table:style-name="ACE-0x24f1058" office:value-type="float" office:value="7.4015">
            <text:p>7.402</text:p>
          </table:table-cell>
          <table:table-cell table:number-columns-repeated="233" table:style-name="ACE-0x24efe58"/>
        </table:table-row>
        <table:table-row table:style-name="AROW-4">
          <table:table-cell table:style-name="ACE-0x24efd38" office:value-type="float" office:value="5">
            <text:p>5</text:p>
          </table:table-cell>
          <table:covered-table-cell table:number-columns-repeated="5"/>
          <table:table-cell table:style-name="ACE-0x24f02d8" office:value-type="float" office:value="14">
            <text:p>14</text:p>
          </table:table-cell>
          <table:table-cell table:style-name="ACE-0x24f02d8" office:value-type="float" office:value="95">
            <text:p>95</text:p>
          </table:table-cell>
          <table:table-cell table:style-name="ACE-0x24f0758" office:value-type="float" office:value="198">
            <text:p>198</text:p>
          </table:table-cell>
          <table:table-cell table:style-name="ACE-0x24f0998" office:value-type="float" office:value="2202">
            <text:p>2,202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4.7368">
            <text:p>14.737</text:p>
          </table:table-cell>
          <table:table-cell table:style-name="ACE-0x24f0bd8" office:value-type="float" office:value="62.6263">
            <text:p>62.626</text:p>
          </table:table-cell>
          <table:table-cell table:style-name="ACE-0x24f02d8" table:formula="of:=[.K12]*[.G12]/100" office:value-type="float" office:value="0">
            <text:p>0</text:p>
          </table:table-cell>
          <table:table-cell table:style-name="ACE-0x24f02d8" table:formula="of:=[.L12]*[.H12]/100" office:value-type="float" office:value="13.99996">
            <text:p>14</text:p>
          </table:table-cell>
          <table:table-cell table:style-name="ACE-0x24f02d8" table:formula="of:=[.M12]*[.I12]/100" office:value-type="float" office:value="124.000074">
            <text:p>124</text:p>
          </table:table-cell>
          <table:table-cell table:style-name="ACE-0x24f0758" table:formula="of:=SUM([.N12:.P12])" office:value-type="float" office:value="138.000034">
            <text:p>138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5">
            <text:p>1.500</text:p>
          </table:table-cell>
          <table:table-cell table:style-name="ACE-0x24f0bd8" office:value-type="float" office:value="17.5887">
            <text:p>17.589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5">
            <text:p>0.500</text:p>
          </table:table-cell>
          <table:table-cell table:style-name="ACE-0x24f1058" office:value-type="float" office:value="11.5675">
            <text:p>11.568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1">
            <text:p>1</text:p>
          </table:table-cell>
          <table:table-cell table:number-rows-spanned="5" table:style-name="ACE-0x24efc18" office:value-type="float" office:value="30">
            <text:p>30</text:p>
          </table:table-cell>
          <table:table-cell table:number-rows-spanned="5" table:style-name="ACE-0x24efc18" office:value-type="float" office:value="30">
            <text:p>30</text:p>
          </table:table-cell>
          <table:table-cell table:number-rows-spanned="5" table:style-name="ACE-0x24f0098" office:value-type="float" office:value="1">
            <text:p>1.0</text:p>
          </table:table-cell>
          <table:table-cell table:number-rows-spanned="5" table:style-name="ACE-0x24f0098" office:value-type="float" office:value="0">
            <text:p>0.0</text:p>
          </table:table-cell>
          <table:table-cell table:number-rows-spanned="5" table:style-name="ACE-0x24f0098" office:value-type="float" office:value="0.5">
            <text:p>0.5</text:p>
          </table:table-cell>
          <table:table-cell table:style-name="ACE-0x24f02d8" office:value-type="float" office:value="13">
            <text:p>13</text:p>
          </table:table-cell>
          <table:table-cell table:style-name="ACE-0x24f02d8" office:value-type="float" office:value="108">
            <text:p>108</text:p>
          </table:table-cell>
          <table:table-cell table:style-name="ACE-0x24f0758" office:value-type="float" office:value="297">
            <text:p>297</text:p>
          </table:table-cell>
          <table:table-cell table:style-name="ACE-0x24f0998" office:value-type="float" office:value="8251">
            <text:p>8,25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5.9259">
            <text:p>25.926</text:p>
          </table:table-cell>
          <table:table-cell table:style-name="ACE-0x24f0bd8" office:value-type="float" office:value="68.0135">
            <text:p>68.013</text:p>
          </table:table-cell>
          <table:table-cell table:style-name="ACE-0x24f02d8" table:formula="of:=[.K13]*[.G13]/100" office:value-type="float" office:value="0">
            <text:p>0</text:p>
          </table:table-cell>
          <table:table-cell table:style-name="ACE-0x24f02d8" table:formula="of:=[.L13]*[.H13]/100" office:value-type="float" office:value="27.999972">
            <text:p>28</text:p>
          </table:table-cell>
          <table:table-cell table:style-name="ACE-0x24f02d8" table:formula="of:=[.M13]*[.I13]/100" office:value-type="float" office:value="202.000095">
            <text:p>202</text:p>
          </table:table-cell>
          <table:table-cell table:style-name="ACE-0x24f0758" table:formula="of:=SUM([.N13:.P13])" office:value-type="float" office:value="230.000067">
            <text:p>230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3.71429">
            <text:p>3.714</text:p>
          </table:table-cell>
          <table:table-cell table:style-name="ACE-0x24f0bd8" office:value-type="float" office:value="40.3317">
            <text:p>40.332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8.41706">
            <text:p>8.417</text:p>
          </table:table-cell>
          <table:table-cell table:style-name="ACE-0x24f1058" office:value-type="float" office:value="15.723">
            <text:p>15.723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2">
            <text:p>2</text:p>
          </table:table-cell>
          <table:covered-table-cell table:number-columns-repeated="5"/>
          <table:table-cell table:style-name="ACE-0x24f02d8" office:value-type="float" office:value="21">
            <text:p>21</text:p>
          </table:table-cell>
          <table:table-cell table:style-name="ACE-0x24f02d8" office:value-type="float" office:value="120">
            <text:p>120</text:p>
          </table:table-cell>
          <table:table-cell table:style-name="ACE-0x24f0758" office:value-type="float" office:value="324">
            <text:p>324</text:p>
          </table:table-cell>
          <table:table-cell table:style-name="ACE-0x24f0998" office:value-type="float" office:value="11225">
            <text:p>11,225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9.1667">
            <text:p>19.167</text:p>
          </table:table-cell>
          <table:table-cell table:style-name="ACE-0x24f0bd8" office:value-type="float" office:value="73.1481">
            <text:p>73.148</text:p>
          </table:table-cell>
          <table:table-cell table:style-name="ACE-0x24f02d8" table:formula="of:=[.K14]*[.G14]/100" office:value-type="float" office:value="0">
            <text:p>0</text:p>
          </table:table-cell>
          <table:table-cell table:style-name="ACE-0x24f02d8" table:formula="of:=[.L14]*[.H14]/100" office:value-type="float" office:value="23.00004">
            <text:p>23</text:p>
          </table:table-cell>
          <table:table-cell table:style-name="ACE-0x24f02d8" table:formula="of:=[.M14]*[.I14]/100" office:value-type="float" office:value="236.999844">
            <text:p>237</text:p>
          </table:table-cell>
          <table:table-cell table:style-name="ACE-0x24f0758" table:formula="of:=SUM([.N14:.P14])" office:value-type="float" office:value="259.999884">
            <text:p>260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3.91304">
            <text:p>3.913</text:p>
          </table:table-cell>
          <table:table-cell table:style-name="ACE-0x24f0bd8" office:value-type="float" office:value="46.9831">
            <text:p>46.983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7.61528">
            <text:p>7.615</text:p>
          </table:table-cell>
          <table:table-cell table:style-name="ACE-0x24f1058" office:value-type="float" office:value="22.3905">
            <text:p>22.390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3">
            <text:p>3</text:p>
          </table:table-cell>
          <table:covered-table-cell table:number-columns-repeated="5"/>
          <table:table-cell table:style-name="ACE-0x24f02d8" office:value-type="float" office:value="16">
            <text:p>16</text:p>
          </table:table-cell>
          <table:table-cell table:style-name="ACE-0x24f02d8" office:value-type="float" office:value="139">
            <text:p>139</text:p>
          </table:table-cell>
          <table:table-cell table:style-name="ACE-0x24f0758" office:value-type="float" office:value="271">
            <text:p>271</text:p>
          </table:table-cell>
          <table:table-cell table:style-name="ACE-0x24f0998" office:value-type="float" office:value="5918">
            <text:p>5,918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7.2662">
            <text:p>17.266</text:p>
          </table:table-cell>
          <table:table-cell table:style-name="ACE-0x24f0bd8" office:value-type="float" office:value="69.0037">
            <text:p>69.004</text:p>
          </table:table-cell>
          <table:table-cell table:style-name="ACE-0x24f02d8" table:formula="of:=[.K15]*[.G15]/100" office:value-type="float" office:value="0">
            <text:p>0</text:p>
          </table:table-cell>
          <table:table-cell table:style-name="ACE-0x24f02d8" table:formula="of:=[.L15]*[.H15]/100" office:value-type="float" office:value="24.000018">
            <text:p>24</text:p>
          </table:table-cell>
          <table:table-cell table:style-name="ACE-0x24f02d8" table:formula="of:=[.M15]*[.I15]/100" office:value-type="float" office:value="187.000027">
            <text:p>187</text:p>
          </table:table-cell>
          <table:table-cell table:style-name="ACE-0x24f0758" table:formula="of:=SUM([.N15:.P15])" office:value-type="float" office:value="211.000045">
            <text:p>211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3.08333">
            <text:p>3.083</text:p>
          </table:table-cell>
          <table:table-cell table:style-name="ACE-0x24f0bd8" office:value-type="float" office:value="31.2513">
            <text:p>31.25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5.13904">
            <text:p>5.139</text:p>
          </table:table-cell>
          <table:table-cell table:style-name="ACE-0x24f1058" office:value-type="float" office:value="15.6624">
            <text:p>15.662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4">
            <text:p>4</text:p>
          </table:table-cell>
          <table:covered-table-cell table:number-columns-repeated="5"/>
          <table:table-cell table:style-name="ACE-0x24f02d8" office:value-type="float" office:value="28">
            <text:p>28</text:p>
          </table:table-cell>
          <table:table-cell table:style-name="ACE-0x24f02d8" office:value-type="float" office:value="127">
            <text:p>127</text:p>
          </table:table-cell>
          <table:table-cell table:style-name="ACE-0x24f0758" office:value-type="float" office:value="297">
            <text:p>297</text:p>
          </table:table-cell>
          <table:table-cell table:style-name="ACE-0x24f0998" office:value-type="float" office:value="7438">
            <text:p>7,438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1.2598">
            <text:p>21.260</text:p>
          </table:table-cell>
          <table:table-cell table:style-name="ACE-0x24f0bd8" office:value-type="float" office:value="67.3401">
            <text:p>67.340</text:p>
          </table:table-cell>
          <table:table-cell table:style-name="ACE-0x24f02d8" table:formula="of:=[.K16]*[.G16]/100" office:value-type="float" office:value="0">
            <text:p>0</text:p>
          </table:table-cell>
          <table:table-cell table:style-name="ACE-0x24f02d8" table:formula="of:=[.L16]*[.H16]/100" office:value-type="float" office:value="26.999946">
            <text:p>27</text:p>
          </table:table-cell>
          <table:table-cell table:style-name="ACE-0x24f02d8" table:formula="of:=[.M16]*[.I16]/100" office:value-type="float" office:value="200.000097">
            <text:p>200</text:p>
          </table:table-cell>
          <table:table-cell table:style-name="ACE-0x24f0758" table:formula="of:=SUM([.N16:.P16])" office:value-type="float" office:value="227.000043">
            <text:p>227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62963">
            <text:p>1.630</text:p>
          </table:table-cell>
          <table:table-cell table:style-name="ACE-0x24f0bd8" office:value-type="float" office:value="36.97">
            <text:p>36.970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986882">
            <text:p>0.987</text:p>
          </table:table-cell>
          <table:table-cell table:style-name="ACE-0x24f1058" office:value-type="float" office:value="16.196">
            <text:p>16.196</text:p>
          </table:table-cell>
          <table:table-cell table:number-columns-repeated="233" table:style-name="ACE-0x24efe58"/>
        </table:table-row>
        <table:table-row table:style-name="AROW-4">
          <table:table-cell table:style-name="ACE-0x24efd38" office:value-type="float" office:value="5">
            <text:p>5</text:p>
          </table:table-cell>
          <table:covered-table-cell table:number-columns-repeated="5"/>
          <table:table-cell table:style-name="ACE-0x24f02d8" office:value-type="float" office:value="16">
            <text:p>16</text:p>
          </table:table-cell>
          <table:table-cell table:style-name="ACE-0x24f02d8" office:value-type="float" office:value="118">
            <text:p>118</text:p>
          </table:table-cell>
          <table:table-cell table:style-name="ACE-0x24f0758" office:value-type="float" office:value="229">
            <text:p>229</text:p>
          </table:table-cell>
          <table:table-cell table:style-name="ACE-0x24f0998" office:value-type="float" office:value="3671">
            <text:p>3,67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33.0508">
            <text:p>33.051</text:p>
          </table:table-cell>
          <table:table-cell table:style-name="ACE-0x24f0bd8" office:value-type="float" office:value="59.8253">
            <text:p>59.825</text:p>
          </table:table-cell>
          <table:table-cell table:style-name="ACE-0x24f02d8" table:formula="of:=[.K17]*[.G17]/100" office:value-type="float" office:value="0">
            <text:p>0</text:p>
          </table:table-cell>
          <table:table-cell table:style-name="ACE-0x24f02d8" table:formula="of:=[.L17]*[.H17]/100" office:value-type="float" office:value="38.999944">
            <text:p>39</text:p>
          </table:table-cell>
          <table:table-cell table:style-name="ACE-0x24f02d8" table:formula="of:=[.M17]*[.I17]/100" office:value-type="float" office:value="136.999937">
            <text:p>137</text:p>
          </table:table-cell>
          <table:table-cell table:style-name="ACE-0x24f0758" table:formula="of:=SUM([.N17:.P17])" office:value-type="float" office:value="175.999881">
            <text:p>176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58974">
            <text:p>1.590</text:p>
          </table:table-cell>
          <table:table-cell table:style-name="ACE-0x24f0bd8" office:value-type="float" office:value="26.3431">
            <text:p>26.343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49188">
            <text:p>0.492</text:p>
          </table:table-cell>
          <table:table-cell table:style-name="ACE-0x24f1058" office:value-type="float" office:value="10.3129">
            <text:p>10.313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1">
            <text:p>1</text:p>
          </table:table-cell>
          <table:table-cell table:number-rows-spanned="5" table:style-name="ACE-0x24efc18" office:value-type="float" office:value="60">
            <text:p>60</text:p>
          </table:table-cell>
          <table:table-cell table:number-rows-spanned="5" table:style-name="ACE-0x24efc18" office:value-type="float" office:value="10">
            <text:p>10</text:p>
          </table:table-cell>
          <table:table-cell table:number-rows-spanned="5" table:style-name="ACE-0x24f0098" office:value-type="float" office:value="1">
            <text:p>1.0</text:p>
          </table:table-cell>
          <table:table-cell table:number-rows-spanned="5" table:style-name="ACE-0x24f0098" office:value-type="float" office:value="0">
            <text:p>0.0</text:p>
          </table:table-cell>
          <table:table-cell table:number-rows-spanned="5" table:style-name="ACE-0x24f0098" office:value-type="float" office:value="0.5">
            <text:p>0.5</text:p>
          </table:table-cell>
          <table:table-cell table:style-name="ACE-0x24f02d8" office:value-type="float" office:value="9">
            <text:p>9</text:p>
          </table:table-cell>
          <table:table-cell table:style-name="ACE-0x24f02d8" office:value-type="float" office:value="66">
            <text:p>66</text:p>
          </table:table-cell>
          <table:table-cell table:style-name="ACE-0x24f0758" office:value-type="float" office:value="196">
            <text:p>196</text:p>
          </table:table-cell>
          <table:table-cell table:style-name="ACE-0x24f0998" office:value-type="float" office:value="1035">
            <text:p>1,035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7.2727">
            <text:p>27.273</text:p>
          </table:table-cell>
          <table:table-cell table:style-name="ACE-0x24f0bd8" office:value-type="float" office:value="54.5918">
            <text:p>54.592</text:p>
          </table:table-cell>
          <table:table-cell table:style-name="ACE-0x24f02d8" table:formula="of:=[.K18]*[.G18]/100" office:value-type="float" office:value="0">
            <text:p>0</text:p>
          </table:table-cell>
          <table:table-cell table:style-name="ACE-0x24f02d8" table:formula="of:=[.L18]*[.H18]/100" office:value-type="float" office:value="17.999982">
            <text:p>18</text:p>
          </table:table-cell>
          <table:table-cell table:style-name="ACE-0x24f02d8" table:formula="of:=[.M18]*[.I18]/100" office:value-type="float" office:value="106.999928">
            <text:p>107</text:p>
          </table:table-cell>
          <table:table-cell table:style-name="ACE-0x24f0758" table:formula="of:=SUM([.N18:.P18])" office:value-type="float" office:value="124.99991">
            <text:p>125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22222">
            <text:p>1.222</text:p>
          </table:table-cell>
          <table:table-cell table:style-name="ACE-0x24f0bd8" office:value-type="float" office:value="9.46729">
            <text:p>9.467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41574">
            <text:p>0.416</text:p>
          </table:table-cell>
          <table:table-cell table:style-name="ACE-0x24f1058" office:value-type="float" office:value="7.03704">
            <text:p>7.037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2">
            <text:p>2</text:p>
          </table:table-cell>
          <table:covered-table-cell table:number-columns-repeated="5"/>
          <table:table-cell table:style-name="ACE-0x24f02d8" office:value-type="float" office:value="6">
            <text:p>6</text:p>
          </table:table-cell>
          <table:table-cell table:style-name="ACE-0x24f02d8" office:value-type="float" office:value="66">
            <text:p>66</text:p>
          </table:table-cell>
          <table:table-cell table:style-name="ACE-0x24f0758" office:value-type="float" office:value="170">
            <text:p>170</text:p>
          </table:table-cell>
          <table:table-cell table:style-name="ACE-0x24f0998" office:value-type="float" office:value="223">
            <text:p>223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7.2727">
            <text:p>27.273</text:p>
          </table:table-cell>
          <table:table-cell table:style-name="ACE-0x24f0bd8" office:value-type="float" office:value="33.5294">
            <text:p>33.529</text:p>
          </table:table-cell>
          <table:table-cell table:style-name="ACE-0x24f02d8" table:formula="of:=[.K19]*[.G19]/100" office:value-type="float" office:value="0">
            <text:p>0</text:p>
          </table:table-cell>
          <table:table-cell table:style-name="ACE-0x24f02d8" table:formula="of:=[.L19]*[.H19]/100" office:value-type="float" office:value="17.999982">
            <text:p>18</text:p>
          </table:table-cell>
          <table:table-cell table:style-name="ACE-0x24f02d8" table:formula="of:=[.M19]*[.I19]/100" office:value-type="float" office:value="56.99998">
            <text:p>57</text:p>
          </table:table-cell>
          <table:table-cell table:style-name="ACE-0x24f0758" table:formula="of:=SUM([.N19:.P19])" office:value-type="float" office:value="74.999962">
            <text:p>75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5">
            <text:p>1.500</text:p>
          </table:table-cell>
          <table:table-cell table:style-name="ACE-0x24f0bd8" office:value-type="float" office:value="3.4386">
            <text:p>3.439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5">
            <text:p>0.500</text:p>
          </table:table-cell>
          <table:table-cell table:style-name="ACE-0x24f1058" office:value-type="float" office:value="4.25098">
            <text:p>4.251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3">
            <text:p>3</text:p>
          </table:table-cell>
          <table:covered-table-cell table:number-columns-repeated="5"/>
          <table:table-cell table:style-name="ACE-0x24f02d8" office:value-type="float" office:value="15">
            <text:p>15</text:p>
          </table:table-cell>
          <table:table-cell table:style-name="ACE-0x24f02d8" office:value-type="float" office:value="73">
            <text:p>73</text:p>
          </table:table-cell>
          <table:table-cell table:style-name="ACE-0x24f0758" office:value-type="float" office:value="172">
            <text:p>172</text:p>
          </table:table-cell>
          <table:table-cell table:style-name="ACE-0x24f0998" office:value-type="float" office:value="313">
            <text:p>313</text:p>
          </table:table-cell>
          <table:table-cell table:style-name="ACE-0x24f0bd8" office:value-type="float" office:value="6.66667">
            <text:p>6.667</text:p>
          </table:table-cell>
          <table:table-cell table:style-name="ACE-0x24f0bd8" office:value-type="float" office:value="30.137">
            <text:p>30.137</text:p>
          </table:table-cell>
          <table:table-cell table:style-name="ACE-0x24f0bd8" office:value-type="float" office:value="41.8605">
            <text:p>41.861</text:p>
          </table:table-cell>
          <table:table-cell table:style-name="ACE-0x24f02d8" table:formula="of:=[.K20]*[.G20]/100" office:value-type="float" office:value="1.0000005">
            <text:p>1</text:p>
          </table:table-cell>
          <table:table-cell table:style-name="ACE-0x24f02d8" table:formula="of:=[.L20]*[.H20]/100" office:value-type="float" office:value="22.00001">
            <text:p>22</text:p>
          </table:table-cell>
          <table:table-cell table:style-name="ACE-0x24f02d8" table:formula="of:=[.M20]*[.I20]/100" office:value-type="float" office:value="72.00006">
            <text:p>72</text:p>
          </table:table-cell>
          <table:table-cell table:style-name="ACE-0x24f0758" table:formula="of:=SUM([.N20:.P20])" office:value-type="float" office:value="95.0000705">
            <text:p>95</text:p>
          </table:table-cell>
          <table:table-cell table:style-name="ACE-0x24f0e18" office:value-type="float" office:value="2">
            <text:p>2.000</text:p>
          </table:table-cell>
          <table:table-cell table:style-name="ACE-0x24f0bd8" office:value-type="float" office:value="1.45455">
            <text:p>1.455</text:p>
          </table:table-cell>
          <table:table-cell table:style-name="ACE-0x24f0bd8" office:value-type="float" office:value="3.875">
            <text:p>3.875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497929">
            <text:p>0.498</text:p>
          </table:table-cell>
          <table:table-cell table:style-name="ACE-0x24f1058" office:value-type="float" office:value="3.40317">
            <text:p>3.403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4">
            <text:p>4</text:p>
          </table:table-cell>
          <table:covered-table-cell table:number-columns-repeated="5"/>
          <table:table-cell table:style-name="ACE-0x24f02d8" office:value-type="float" office:value="15">
            <text:p>15</text:p>
          </table:table-cell>
          <table:table-cell table:style-name="ACE-0x24f02d8" office:value-type="float" office:value="95">
            <text:p>95</text:p>
          </table:table-cell>
          <table:table-cell table:style-name="ACE-0x24f0758" office:value-type="float" office:value="196">
            <text:p>196</text:p>
          </table:table-cell>
          <table:table-cell table:style-name="ACE-0x24f0998" office:value-type="float" office:value="581">
            <text:p>58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4.2105">
            <text:p>24.210</text:p>
          </table:table-cell>
          <table:table-cell table:style-name="ACE-0x24f0bd8" office:value-type="float" office:value="55.6122">
            <text:p>55.612</text:p>
          </table:table-cell>
          <table:table-cell table:style-name="ACE-0x24f02d8" table:formula="of:=[.K21]*[.G21]/100" office:value-type="float" office:value="0">
            <text:p>0</text:p>
          </table:table-cell>
          <table:table-cell table:style-name="ACE-0x24f02d8" table:formula="of:=[.L21]*[.H21]/100" office:value-type="float" office:value="22.999975">
            <text:p>23</text:p>
          </table:table-cell>
          <table:table-cell table:style-name="ACE-0x24f02d8" table:formula="of:=[.M21]*[.I21]/100" office:value-type="float" office:value="108.999912">
            <text:p>109</text:p>
          </table:table-cell>
          <table:table-cell table:style-name="ACE-0x24f0758" table:formula="of:=SUM([.N21:.P21])" office:value-type="float" office:value="131.999887">
            <text:p>132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56522">
            <text:p>1.565</text:p>
          </table:table-cell>
          <table:table-cell table:style-name="ACE-0x24f0bd8" office:value-type="float" office:value="5">
            <text:p>5.000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495729">
            <text:p>0.496</text:p>
          </table:table-cell>
          <table:table-cell table:style-name="ACE-0x24f1058" office:value-type="float" office:value="5.44362">
            <text:p>5.444</text:p>
          </table:table-cell>
          <table:table-cell table:number-columns-repeated="233" table:style-name="ACE-0x24efe58"/>
        </table:table-row>
        <table:table-row table:style-name="AROW-4">
          <table:table-cell table:style-name="ACE-0x24efd38" office:value-type="float" office:value="5">
            <text:p>5</text:p>
          </table:table-cell>
          <table:covered-table-cell table:number-columns-repeated="5"/>
          <table:table-cell table:style-name="ACE-0x24f02d8" office:value-type="float" office:value="19">
            <text:p>19</text:p>
          </table:table-cell>
          <table:table-cell table:style-name="ACE-0x24f02d8" office:value-type="float" office:value="82">
            <text:p>82</text:p>
          </table:table-cell>
          <table:table-cell table:style-name="ACE-0x24f0758" office:value-type="float" office:value="172">
            <text:p>172</text:p>
          </table:table-cell>
          <table:table-cell table:style-name="ACE-0x24f0998" office:value-type="float" office:value="232">
            <text:p>232</text:p>
          </table:table-cell>
          <table:table-cell table:style-name="ACE-0x24f0bd8" office:value-type="float" office:value="10.5263">
            <text:p>10.526</text:p>
          </table:table-cell>
          <table:table-cell table:style-name="ACE-0x24f0bd8" office:value-type="float" office:value="25.6098">
            <text:p>25.610</text:p>
          </table:table-cell>
          <table:table-cell table:style-name="ACE-0x24f0bd8" office:value-type="float" office:value="29.6512">
            <text:p>29.651</text:p>
          </table:table-cell>
          <table:table-cell table:style-name="ACE-0x24f02d8" table:formula="of:=[.K22]*[.G22]/100" office:value-type="float" office:value="1.999997">
            <text:p>2</text:p>
          </table:table-cell>
          <table:table-cell table:style-name="ACE-0x24f02d8" table:formula="of:=[.L22]*[.H22]/100" office:value-type="float" office:value="21.000036">
            <text:p>21</text:p>
          </table:table-cell>
          <table:table-cell table:style-name="ACE-0x24f02d8" table:formula="of:=[.M22]*[.I22]/100" office:value-type="float" office:value="51.000064">
            <text:p>51</text:p>
          </table:table-cell>
          <table:table-cell table:style-name="ACE-0x24f0758" table:formula="of:=SUM([.N22:.P22])" office:value-type="float" office:value="74.000097">
            <text:p>74</text:p>
          </table:table-cell>
          <table:table-cell table:style-name="ACE-0x24f0e18" office:value-type="float" office:value="2">
            <text:p>2.000</text:p>
          </table:table-cell>
          <table:table-cell table:style-name="ACE-0x24f0bd8" office:value-type="float" office:value="1.28571">
            <text:p>1.286</text:p>
          </table:table-cell>
          <table:table-cell table:style-name="ACE-0x24f0bd8" office:value-type="float" office:value="3.94118">
            <text:p>3.94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451754">
            <text:p>0.452</text:p>
          </table:table-cell>
          <table:table-cell table:style-name="ACE-0x24f1058" office:value-type="float" office:value="5.30043">
            <text:p>5.300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1">
            <text:p>1</text:p>
          </table:table-cell>
          <table:table-cell table:number-rows-spanned="5" table:style-name="ACE-0x24efc18" office:value-type="float" office:value="60">
            <text:p>60</text:p>
          </table:table-cell>
          <table:table-cell table:number-rows-spanned="5" table:style-name="ACE-0x24efc18" office:value-type="float" office:value="20">
            <text:p>20</text:p>
          </table:table-cell>
          <table:table-cell table:number-rows-spanned="5" table:style-name="ACE-0x24f0098" office:value-type="float" office:value="1">
            <text:p>1.0</text:p>
          </table:table-cell>
          <table:table-cell table:number-rows-spanned="5" table:style-name="ACE-0x24f0098" office:value-type="float" office:value="0">
            <text:p>0.0</text:p>
          </table:table-cell>
          <table:table-cell table:number-rows-spanned="5" table:style-name="ACE-0x24f0098" office:value-type="float" office:value="0.5">
            <text:p>0.5</text:p>
          </table:table-cell>
          <table:table-cell table:style-name="ACE-0x24f02d8" office:value-type="float" office:value="23">
            <text:p>23</text:p>
          </table:table-cell>
          <table:table-cell table:style-name="ACE-0x24f02d8" office:value-type="float" office:value="154">
            <text:p>154</text:p>
          </table:table-cell>
          <table:table-cell table:style-name="ACE-0x24f0758" office:value-type="float" office:value="374">
            <text:p>374</text:p>
          </table:table-cell>
          <table:table-cell table:style-name="ACE-0x24f0998" office:value-type="float" office:value="15034">
            <text:p>15,034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7.2727">
            <text:p>27.273</text:p>
          </table:table-cell>
          <table:table-cell table:style-name="ACE-0x24f0bd8" office:value-type="float" office:value="87.9679">
            <text:p>87.968</text:p>
          </table:table-cell>
          <table:table-cell table:style-name="ACE-0x24f02d8" table:formula="of:=[.K23]*[.G23]/100" office:value-type="float" office:value="0">
            <text:p>0</text:p>
          </table:table-cell>
          <table:table-cell table:style-name="ACE-0x24f02d8" table:formula="of:=[.L23]*[.H23]/100" office:value-type="float" office:value="41.999958">
            <text:p>42</text:p>
          </table:table-cell>
          <table:table-cell table:style-name="ACE-0x24f02d8" table:formula="of:=[.M23]*[.I23]/100" office:value-type="float" office:value="328.999946">
            <text:p>329</text:p>
          </table:table-cell>
          <table:table-cell table:style-name="ACE-0x24f0758" table:formula="of:=SUM([.N23:.P23])" office:value-type="float" office:value="370.999904">
            <text:p>371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3.66667">
            <text:p>3.667</text:p>
          </table:table-cell>
          <table:table-cell table:style-name="ACE-0x24f0bd8" office:value-type="float" office:value="45.228">
            <text:p>45.228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5.37484">
            <text:p>5.375</text:p>
          </table:table-cell>
          <table:table-cell table:style-name="ACE-0x24f1058" office:value-type="float" office:value="18.474">
            <text:p>18.474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2">
            <text:p>2</text:p>
          </table:table-cell>
          <table:covered-table-cell table:number-columns-repeated="5"/>
          <table:table-cell table:style-name="ACE-0x24f02d8" office:value-type="float" office:value="29">
            <text:p>29</text:p>
          </table:table-cell>
          <table:table-cell table:style-name="ACE-0x24f02d8" office:value-type="float" office:value="161">
            <text:p>161</text:p>
          </table:table-cell>
          <table:table-cell table:style-name="ACE-0x24f0758" office:value-type="float" office:value="333">
            <text:p>333</text:p>
          </table:table-cell>
          <table:table-cell table:style-name="ACE-0x24f0998" office:value-type="float" office:value="11865">
            <text:p>11,865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7.9503">
            <text:p>27.950</text:p>
          </table:table-cell>
          <table:table-cell table:style-name="ACE-0x24f0bd8" office:value-type="float" office:value="84.0841">
            <text:p>84.084</text:p>
          </table:table-cell>
          <table:table-cell table:style-name="ACE-0x24f02d8" table:formula="of:=[.K24]*[.G24]/100" office:value-type="float" office:value="0">
            <text:p>0</text:p>
          </table:table-cell>
          <table:table-cell table:style-name="ACE-0x24f02d8" table:formula="of:=[.L24]*[.H24]/100" office:value-type="float" office:value="44.999983">
            <text:p>45</text:p>
          </table:table-cell>
          <table:table-cell table:style-name="ACE-0x24f02d8" table:formula="of:=[.M24]*[.I24]/100" office:value-type="float" office:value="280.000053">
            <text:p>280</text:p>
          </table:table-cell>
          <table:table-cell table:style-name="ACE-0x24f0758" table:formula="of:=SUM([.N24:.P24])" office:value-type="float" office:value="325.000036">
            <text:p>325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6.62222">
            <text:p>6.622</text:p>
          </table:table-cell>
          <table:table-cell table:style-name="ACE-0x24f0bd8" office:value-type="float" office:value="41.3107">
            <text:p>41.31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9.65238">
            <text:p>9.652</text:p>
          </table:table-cell>
          <table:table-cell table:style-name="ACE-0x24f1058" office:value-type="float" office:value="16.7221">
            <text:p>16.722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3">
            <text:p>3</text:p>
          </table:table-cell>
          <table:covered-table-cell table:number-columns-repeated="5"/>
          <table:table-cell table:style-name="ACE-0x24f02d8" office:value-type="float" office:value="36">
            <text:p>36</text:p>
          </table:table-cell>
          <table:table-cell table:style-name="ACE-0x24f02d8" office:value-type="float" office:value="178">
            <text:p>178</text:p>
          </table:table-cell>
          <table:table-cell table:style-name="ACE-0x24f0758" office:value-type="float" office:value="401">
            <text:p>401</text:p>
          </table:table-cell>
          <table:table-cell table:style-name="ACE-0x24f0998" office:value-type="float" office:value="18621">
            <text:p>18,62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30.3371">
            <text:p>30.337</text:p>
          </table:table-cell>
          <table:table-cell table:style-name="ACE-0x24f0bd8" office:value-type="float" office:value="87.2818">
            <text:p>87.282</text:p>
          </table:table-cell>
          <table:table-cell table:style-name="ACE-0x24f02d8" table:formula="of:=[.K25]*[.G25]/100" office:value-type="float" office:value="0">
            <text:p>0</text:p>
          </table:table-cell>
          <table:table-cell table:style-name="ACE-0x24f02d8" table:formula="of:=[.L25]*[.H25]/100" office:value-type="float" office:value="54.000038">
            <text:p>54</text:p>
          </table:table-cell>
          <table:table-cell table:style-name="ACE-0x24f02d8" table:formula="of:=[.M25]*[.I25]/100" office:value-type="float" office:value="350.000018">
            <text:p>350</text:p>
          </table:table-cell>
          <table:table-cell table:style-name="ACE-0x24f0758" table:formula="of:=SUM([.N25:.P25])" office:value-type="float" office:value="404.000056">
            <text:p>404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7.96296">
            <text:p>7.963</text:p>
          </table:table-cell>
          <table:table-cell table:style-name="ACE-0x24f0bd8" office:value-type="float" office:value="51.9743">
            <text:p>51.974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9.59352">
            <text:p>9.594</text:p>
          </table:table-cell>
          <table:table-cell table:style-name="ACE-0x24f1058" office:value-type="float" office:value="20.4307">
            <text:p>20.431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4">
            <text:p>4</text:p>
          </table:table-cell>
          <table:covered-table-cell table:number-columns-repeated="5"/>
          <table:table-cell table:style-name="ACE-0x24f02d8" office:value-type="float" office:value="38">
            <text:p>38</text:p>
          </table:table-cell>
          <table:table-cell table:style-name="ACE-0x24f02d8" office:value-type="float" office:value="151">
            <text:p>151</text:p>
          </table:table-cell>
          <table:table-cell table:style-name="ACE-0x24f0758" office:value-type="float" office:value="370">
            <text:p>370</text:p>
          </table:table-cell>
          <table:table-cell table:style-name="ACE-0x24f0998" office:value-type="float" office:value="13571">
            <text:p>13,57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33.1126">
            <text:p>33.113</text:p>
          </table:table-cell>
          <table:table-cell table:style-name="ACE-0x24f0bd8" office:value-type="float" office:value="86.4865">
            <text:p>86.487</text:p>
          </table:table-cell>
          <table:table-cell table:style-name="ACE-0x24f02d8" table:formula="of:=[.K26]*[.G26]/100" office:value-type="float" office:value="0">
            <text:p>0</text:p>
          </table:table-cell>
          <table:table-cell table:style-name="ACE-0x24f02d8" table:formula="of:=[.L26]*[.H26]/100" office:value-type="float" office:value="50.000026">
            <text:p>50</text:p>
          </table:table-cell>
          <table:table-cell table:style-name="ACE-0x24f02d8" table:formula="of:=[.M26]*[.I26]/100" office:value-type="float" office:value="320.00005">
            <text:p>320</text:p>
          </table:table-cell>
          <table:table-cell table:style-name="ACE-0x24f0758" table:formula="of:=SUM([.N26:.P26])" office:value-type="float" office:value="370.000076">
            <text:p>370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4.1">
            <text:p>4.100</text:p>
          </table:table-cell>
          <table:table-cell table:style-name="ACE-0x24f0bd8" office:value-type="float" office:value="42.3312">
            <text:p>42.33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5.48179">
            <text:p>5.482</text:p>
          </table:table-cell>
          <table:table-cell table:style-name="ACE-0x24f1058" office:value-type="float" office:value="18.0711">
            <text:p>18.071</text:p>
          </table:table-cell>
          <table:table-cell table:number-columns-repeated="233" table:style-name="ACE-0x24efe58"/>
        </table:table-row>
        <table:table-row table:style-name="AROW-4">
          <table:table-cell table:style-name="ACE-0x24efd38" office:value-type="float" office:value="5">
            <text:p>5</text:p>
          </table:table-cell>
          <table:covered-table-cell table:number-columns-repeated="5"/>
          <table:table-cell table:style-name="ACE-0x24f02d8" office:value-type="float" office:value="29">
            <text:p>29</text:p>
          </table:table-cell>
          <table:table-cell table:style-name="ACE-0x24f02d8" office:value-type="float" office:value="181">
            <text:p>181</text:p>
          </table:table-cell>
          <table:table-cell table:style-name="ACE-0x24f0758" office:value-type="float" office:value="385">
            <text:p>385</text:p>
          </table:table-cell>
          <table:table-cell table:style-name="ACE-0x24f0998" office:value-type="float" office:value="17457">
            <text:p>17,457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38.1215">
            <text:p>38.121</text:p>
          </table:table-cell>
          <table:table-cell table:style-name="ACE-0x24f0bd8" office:value-type="float" office:value="89.8701">
            <text:p>89.870</text:p>
          </table:table-cell>
          <table:table-cell table:style-name="ACE-0x24f02d8" table:formula="of:=[.K27]*[.G27]/100" office:value-type="float" office:value="0">
            <text:p>0</text:p>
          </table:table-cell>
          <table:table-cell table:style-name="ACE-0x24f02d8" table:formula="of:=[.L27]*[.H27]/100" office:value-type="float" office:value="68.999915">
            <text:p>69</text:p>
          </table:table-cell>
          <table:table-cell table:style-name="ACE-0x24f02d8" table:formula="of:=[.M27]*[.I27]/100" office:value-type="float" office:value="345.999885">
            <text:p>346</text:p>
          </table:table-cell>
          <table:table-cell table:style-name="ACE-0x24f0758" table:formula="of:=SUM([.N27:.P27])" office:value-type="float" office:value="414.9998">
            <text:p>415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6.33333">
            <text:p>6.333</text:p>
          </table:table-cell>
          <table:table-cell table:style-name="ACE-0x24f0bd8" office:value-type="float" office:value="49.1908">
            <text:p>49.19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8.71392">
            <text:p>8.714</text:p>
          </table:table-cell>
          <table:table-cell table:style-name="ACE-0x24f1058" office:value-type="float" office:value="17.6443">
            <text:p>17.644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1">
            <text:p>1</text:p>
          </table:table-cell>
          <table:table-cell table:number-rows-spanned="5" table:style-name="ACE-0x24efc18" office:value-type="float" office:value="60">
            <text:p>60</text:p>
          </table:table-cell>
          <table:table-cell table:number-rows-spanned="5" table:style-name="ACE-0x24efc18" office:value-type="float" office:value="30">
            <text:p>30</text:p>
          </table:table-cell>
          <table:table-cell table:number-rows-spanned="5" table:style-name="ACE-0x24f0098" office:value-type="float" office:value="1">
            <text:p>1.0</text:p>
          </table:table-cell>
          <table:table-cell table:number-rows-spanned="5" table:style-name="ACE-0x24f0098" office:value-type="float" office:value="0">
            <text:p>0.0</text:p>
          </table:table-cell>
          <table:table-cell table:number-rows-spanned="5" table:style-name="ACE-0x24f0098" office:value-type="float" office:value="0.5">
            <text:p>0.5</text:p>
          </table:table-cell>
          <table:table-cell table:style-name="ACE-0x24f02d8" office:value-type="float" office:value="33">
            <text:p>33</text:p>
          </table:table-cell>
          <table:table-cell table:style-name="ACE-0x24f02d8" office:value-type="float" office:value="223">
            <text:p>223</text:p>
          </table:table-cell>
          <table:table-cell table:style-name="ACE-0x24f0758" office:value-type="float" office:value="580">
            <text:p>580</text:p>
          </table:table-cell>
          <table:table-cell table:style-name="ACE-0x24f0998" office:value-type="float" office:value="55160">
            <text:p>55,160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46.6368">
            <text:p>46.637</text:p>
          </table:table-cell>
          <table:table-cell table:style-name="ACE-0x24f0bd8" office:value-type="float" office:value="92.4138">
            <text:p>92.414</text:p>
          </table:table-cell>
          <table:table-cell table:style-name="ACE-0x24f02d8" table:formula="of:=[.K28]*[.G28]/100" office:value-type="float" office:value="0">
            <text:p>0</text:p>
          </table:table-cell>
          <table:table-cell table:style-name="ACE-0x24f02d8" table:formula="of:=[.L28]*[.H28]/100" office:value-type="float" office:value="104.000064">
            <text:p>104</text:p>
          </table:table-cell>
          <table:table-cell table:style-name="ACE-0x24f02d8" table:formula="of:=[.M28]*[.I28]/100" office:value-type="float" office:value="536.00004">
            <text:p>536</text:p>
          </table:table-cell>
          <table:table-cell table:style-name="ACE-0x24f0758" table:formula="of:=SUM([.N28:.P28])" office:value-type="float" office:value="640.000104">
            <text:p>640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21.7596">
            <text:p>21.760</text:p>
          </table:table-cell>
          <table:table-cell table:style-name="ACE-0x24f0bd8" office:value-type="float" office:value="91.972">
            <text:p>91.972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4.3323">
            <text:p>14.332</text:p>
          </table:table-cell>
          <table:table-cell table:style-name="ACE-0x24f1058" office:value-type="float" office:value="33.9827">
            <text:p>33.983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2">
            <text:p>2</text:p>
          </table:table-cell>
          <table:covered-table-cell table:number-columns-repeated="5"/>
          <table:table-cell table:style-name="ACE-0x24f02d8" office:value-type="float" office:value="35">
            <text:p>35</text:p>
          </table:table-cell>
          <table:table-cell table:style-name="ACE-0x24f02d8" office:value-type="float" office:value="232">
            <text:p>232</text:p>
          </table:table-cell>
          <table:table-cell table:style-name="ACE-0x24f0758" office:value-type="float" office:value="552">
            <text:p>552</text:p>
          </table:table-cell>
          <table:table-cell table:style-name="ACE-0x24f0998" office:value-type="float" office:value="49964">
            <text:p>49,964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42.6724">
            <text:p>42.672</text:p>
          </table:table-cell>
          <table:table-cell table:style-name="ACE-0x24f0bd8" office:value-type="float" office:value="92.029">
            <text:p>92.029</text:p>
          </table:table-cell>
          <table:table-cell table:style-name="ACE-0x24f02d8" table:formula="of:=[.K29]*[.G29]/100" office:value-type="float" office:value="0">
            <text:p>0</text:p>
          </table:table-cell>
          <table:table-cell table:style-name="ACE-0x24f02d8" table:formula="of:=[.L29]*[.H29]/100" office:value-type="float" office:value="98.999968">
            <text:p>99</text:p>
          </table:table-cell>
          <table:table-cell table:style-name="ACE-0x24f02d8" table:formula="of:=[.M29]*[.I29]/100" office:value-type="float" office:value="508.00008">
            <text:p>508</text:p>
          </table:table-cell>
          <table:table-cell table:style-name="ACE-0x24f0758" table:formula="of:=SUM([.N29:.P29])" office:value-type="float" office:value="607.000048">
            <text:p>607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21.5253">
            <text:p>21.525</text:p>
          </table:table-cell>
          <table:table-cell table:style-name="ACE-0x24f0bd8" office:value-type="float" office:value="94.1594">
            <text:p>94.159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3.7366">
            <text:p>13.737</text:p>
          </table:table-cell>
          <table:table-cell table:style-name="ACE-0x24f1058" office:value-type="float" office:value="39.0863">
            <text:p>39.086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3">
            <text:p>3</text:p>
          </table:table-cell>
          <table:covered-table-cell table:number-columns-repeated="5"/>
          <table:table-cell table:style-name="ACE-0x24f02d8" office:value-type="float" office:value="36">
            <text:p>36</text:p>
          </table:table-cell>
          <table:table-cell table:style-name="ACE-0x24f02d8" office:value-type="float" office:value="261">
            <text:p>261</text:p>
          </table:table-cell>
          <table:table-cell table:style-name="ACE-0x24f0758" office:value-type="float" office:value="531">
            <text:p>531</text:p>
          </table:table-cell>
          <table:table-cell table:style-name="ACE-0x24f0998" office:value-type="float" office:value="41591">
            <text:p>41,59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45.2107">
            <text:p>45.211</text:p>
          </table:table-cell>
          <table:table-cell table:style-name="ACE-0x24f0bd8" office:value-type="float" office:value="90.5838">
            <text:p>90.584</text:p>
          </table:table-cell>
          <table:table-cell table:style-name="ACE-0x24f02d8" table:formula="of:=[.K30]*[.G30]/100" office:value-type="float" office:value="0">
            <text:p>0</text:p>
          </table:table-cell>
          <table:table-cell table:style-name="ACE-0x24f02d8" table:formula="of:=[.L30]*[.H30]/100" office:value-type="float" office:value="117.999927">
            <text:p>118</text:p>
          </table:table-cell>
          <table:table-cell table:style-name="ACE-0x24f02d8" table:formula="of:=[.M30]*[.I30]/100" office:value-type="float" office:value="480.999978">
            <text:p>481</text:p>
          </table:table-cell>
          <table:table-cell table:style-name="ACE-0x24f0758" table:formula="of:=SUM([.N30:.P30])" office:value-type="float" office:value="598.999905">
            <text:p>599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7.1525">
            <text:p>17.152</text:p>
          </table:table-cell>
          <table:table-cell table:style-name="ACE-0x24f0bd8" office:value-type="float" office:value="82.2599">
            <text:p>82.260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2.7543">
            <text:p>12.754</text:p>
          </table:table-cell>
          <table:table-cell table:style-name="ACE-0x24f1058" office:value-type="float" office:value="28.8814">
            <text:p>28.881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4">
            <text:p>4</text:p>
          </table:table-cell>
          <table:covered-table-cell table:number-columns-repeated="5"/>
          <table:table-cell table:style-name="ACE-0x24f02d8" office:value-type="float" office:value="62">
            <text:p>62</text:p>
          </table:table-cell>
          <table:table-cell table:style-name="ACE-0x24f02d8" office:value-type="float" office:value="282">
            <text:p>282</text:p>
          </table:table-cell>
          <table:table-cell table:style-name="ACE-0x24f0758" office:value-type="float" office:value="646">
            <text:p>646</text:p>
          </table:table-cell>
          <table:table-cell table:style-name="ACE-0x24f0998" office:value-type="float" office:value="69072">
            <text:p>69,072</text:p>
          </table:table-cell>
          <table:table-cell table:style-name="ACE-0x24f0bd8" office:value-type="float" office:value="6.45161">
            <text:p>6.452</text:p>
          </table:table-cell>
          <table:table-cell table:style-name="ACE-0x24f0bd8" office:value-type="float" office:value="51.4184">
            <text:p>51.418</text:p>
          </table:table-cell>
          <table:table-cell table:style-name="ACE-0x24f0bd8" office:value-type="float" office:value="92.5697">
            <text:p>92.570</text:p>
          </table:table-cell>
          <table:table-cell table:style-name="ACE-0x24f02d8" table:formula="of:=[.K31]*[.G31]/100" office:value-type="float" office:value="3.9999982">
            <text:p>4</text:p>
          </table:table-cell>
          <table:table-cell table:style-name="ACE-0x24f02d8" table:formula="of:=[.L31]*[.H31]/100" office:value-type="float" office:value="144.999888">
            <text:p>145</text:p>
          </table:table-cell>
          <table:table-cell table:style-name="ACE-0x24f02d8" table:formula="of:=[.M31]*[.I31]/100" office:value-type="float" office:value="598.000262">
            <text:p>598</text:p>
          </table:table-cell>
          <table:table-cell table:style-name="ACE-0x24f0758" table:formula="of:=SUM([.N31:.P31])" office:value-type="float" office:value="747.0001482">
            <text:p>747</text:p>
          </table:table-cell>
          <table:table-cell table:style-name="ACE-0x24f0e18" office:value-type="float" office:value="2">
            <text:p>2.000</text:p>
          </table:table-cell>
          <table:table-cell table:style-name="ACE-0x24f0bd8" office:value-type="float" office:value="23.331">
            <text:p>23.331</text:p>
          </table:table-cell>
          <table:table-cell table:style-name="ACE-0x24f0bd8" office:value-type="float" office:value="109.834">
            <text:p>109.834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4.1534">
            <text:p>14.153</text:p>
          </table:table-cell>
          <table:table-cell table:style-name="ACE-0x24f1058" office:value-type="float" office:value="39.0074">
            <text:p>39.007</text:p>
          </table:table-cell>
          <table:table-cell table:number-columns-repeated="233" table:style-name="ACE-0x24efe58"/>
        </table:table-row>
        <table:table-row table:style-name="AROW-4">
          <table:table-cell table:style-name="ACE-0x24efd38" office:value-type="float" office:value="5">
            <text:p>5</text:p>
          </table:table-cell>
          <table:covered-table-cell table:number-columns-repeated="5"/>
          <table:table-cell table:style-name="ACE-0x24f02d8" office:value-type="float" office:value="43">
            <text:p>43</text:p>
          </table:table-cell>
          <table:table-cell table:style-name="ACE-0x24f02d8" office:value-type="float" office:value="232">
            <text:p>232</text:p>
          </table:table-cell>
          <table:table-cell table:style-name="ACE-0x24f0758" office:value-type="float" office:value="503">
            <text:p>503</text:p>
          </table:table-cell>
          <table:table-cell table:style-name="ACE-0x24f0998" office:value-type="float" office:value="34475">
            <text:p>34,475</text:p>
          </table:table-cell>
          <table:table-cell table:style-name="ACE-0x24f0bd8" office:value-type="float" office:value="4.65116">
            <text:p>4.651</text:p>
          </table:table-cell>
          <table:table-cell table:style-name="ACE-0x24f0bd8" office:value-type="float" office:value="46.5517">
            <text:p>46.552</text:p>
          </table:table-cell>
          <table:table-cell table:style-name="ACE-0x24f0bd8" office:value-type="float" office:value="88.4692">
            <text:p>88.469</text:p>
          </table:table-cell>
          <table:table-cell table:style-name="ACE-0x24f02d8" table:formula="of:=[.K32]*[.G32]/100" office:value-type="float" office:value="1.9999988">
            <text:p>2</text:p>
          </table:table-cell>
          <table:table-cell table:style-name="ACE-0x24f02d8" table:formula="of:=[.L32]*[.H32]/100" office:value-type="float" office:value="107.999944">
            <text:p>108</text:p>
          </table:table-cell>
          <table:table-cell table:style-name="ACE-0x24f02d8" table:formula="of:=[.M32]*[.I32]/100" office:value-type="float" office:value="445.000076">
            <text:p>445</text:p>
          </table:table-cell>
          <table:table-cell table:style-name="ACE-0x24f0758" table:formula="of:=SUM([.N32:.P32])" office:value-type="float" office:value="555.0000188">
            <text:p>555</text:p>
          </table:table-cell>
          <table:table-cell table:style-name="ACE-0x24f0e18" office:value-type="float" office:value="2">
            <text:p>2.000</text:p>
          </table:table-cell>
          <table:table-cell table:style-name="ACE-0x24f0bd8" office:value-type="float" office:value="13.9907">
            <text:p>13.991</text:p>
          </table:table-cell>
          <table:table-cell table:style-name="ACE-0x24f0bd8" office:value-type="float" office:value="74.0674">
            <text:p>74.067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2.1819">
            <text:p>12.182</text:p>
          </table:table-cell>
          <table:table-cell table:style-name="ACE-0x24f1058" office:value-type="float" office:value="28.0905">
            <text:p>28.090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1">
            <text:p>1</text:p>
          </table:table-cell>
          <table:table-cell table:number-rows-spanned="5" table:style-name="ACE-0x24efc18" office:value-type="float" office:value="30">
            <text:p>30</text:p>
          </table:table-cell>
          <table:table-cell table:number-rows-spanned="5" table:style-name="ACE-0x24efc18" office:value-type="float" office:value="10">
            <text:p>10</text:p>
          </table:table-cell>
          <table:table-cell table:number-rows-spanned="5" table:style-name="ACE-0x24f0098" office:value-type="float" office:value="1">
            <text:p>1.0</text:p>
          </table:table-cell>
          <table:table-cell table:number-rows-spanned="5" table:style-name="ACE-0x24f0098" office:value-type="float" office:value="0.5">
            <text:p>0.5</text:p>
          </table:table-cell>
          <table:table-cell table:number-rows-spanned="5" table:style-name="ACE-0x24f0098" office:value-type="float" office:value="0">
            <text:p>0.0</text:p>
          </table:table-cell>
          <table:table-cell table:style-name="ACE-0x24f02d8" office:value-type="float" office:value="1">
            <text:p>1</text:p>
          </table:table-cell>
          <table:table-cell table:style-name="ACE-0x24f02d8" office:value-type="float" office:value="31">
            <text:p>31</text:p>
          </table:table-cell>
          <table:table-cell table:style-name="ACE-0x24f0758" office:value-type="float" office:value="100">
            <text:p>100</text:p>
          </table:table-cell>
          <table:table-cell table:style-name="ACE-0x24f0998" office:value-type="float" office:value="985">
            <text:p>985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32.2581">
            <text:p>32.258</text:p>
          </table:table-cell>
          <table:table-cell table:style-name="ACE-0x24f0bd8" office:value-type="float" office:value="55">
            <text:p>55.000</text:p>
          </table:table-cell>
          <table:table-cell table:style-name="ACE-0x24f02d8" table:formula="of:=[.K33]*[.G33]/100" office:value-type="float" office:value="0">
            <text:p>0</text:p>
          </table:table-cell>
          <table:table-cell table:style-name="ACE-0x24f02d8" table:formula="of:=[.L33]*[.H33]/100" office:value-type="float" office:value="10.000011">
            <text:p>10</text:p>
          </table:table-cell>
          <table:table-cell table:style-name="ACE-0x24f02d8" table:formula="of:=[.M33]*[.I33]/100" office:value-type="float" office:value="55">
            <text:p>55</text:p>
          </table:table-cell>
          <table:table-cell table:style-name="ACE-0x24f0758" table:formula="of:=SUM([.N33:.P33])" office:value-type="float" office:value="65.000011">
            <text:p>65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3">
            <text:p>1.300</text:p>
          </table:table-cell>
          <table:table-cell table:style-name="ACE-0x24f0bd8" office:value-type="float" office:value="17.6727">
            <text:p>17.673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458258">
            <text:p>0.458</text:p>
          </table:table-cell>
          <table:table-cell table:style-name="ACE-0x24f1058" office:value-type="float" office:value="10.294">
            <text:p>10.294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2">
            <text:p>2</text:p>
          </table:table-cell>
          <table:covered-table-cell table:number-columns-repeated="5"/>
          <table:table-cell table:style-name="ACE-0x24f02d8" office:value-type="float" office:value="3">
            <text:p>3</text:p>
          </table:table-cell>
          <table:table-cell table:style-name="ACE-0x24f02d8" office:value-type="float" office:value="33">
            <text:p>33</text:p>
          </table:table-cell>
          <table:table-cell table:style-name="ACE-0x24f0758" office:value-type="float" office:value="92">
            <text:p>92</text:p>
          </table:table-cell>
          <table:table-cell table:style-name="ACE-0x24f0998" office:value-type="float" office:value="771">
            <text:p>77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7.2727">
            <text:p>27.273</text:p>
          </table:table-cell>
          <table:table-cell table:style-name="ACE-0x24f0bd8" office:value-type="float" office:value="51.087">
            <text:p>51.087</text:p>
          </table:table-cell>
          <table:table-cell table:style-name="ACE-0x24f02d8" table:formula="of:=[.K34]*[.G34]/100" office:value-type="float" office:value="0">
            <text:p>0</text:p>
          </table:table-cell>
          <table:table-cell table:style-name="ACE-0x24f02d8" table:formula="of:=[.L34]*[.H34]/100" office:value-type="float" office:value="8.999991">
            <text:p>9</text:p>
          </table:table-cell>
          <table:table-cell table:style-name="ACE-0x24f02d8" table:formula="of:=[.M34]*[.I34]/100" office:value-type="float" office:value="47.00004">
            <text:p>47</text:p>
          </table:table-cell>
          <table:table-cell table:style-name="ACE-0x24f0758" table:formula="of:=SUM([.N34:.P34])" office:value-type="float" office:value="56.000031">
            <text:p>56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55556">
            <text:p>1.556</text:p>
          </table:table-cell>
          <table:table-cell table:style-name="ACE-0x24f0bd8" office:value-type="float" office:value="16.1064">
            <text:p>16.106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496904">
            <text:p>0.497</text:p>
          </table:table-cell>
          <table:table-cell table:style-name="ACE-0x24f1058" office:value-type="float" office:value="9.81582">
            <text:p>9.816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3">
            <text:p>3</text:p>
          </table:table-cell>
          <table:covered-table-cell table:number-columns-repeated="5"/>
          <table:table-cell table:style-name="ACE-0x24f02d8" office:value-type="float" office:value="8">
            <text:p>8</text:p>
          </table:table-cell>
          <table:table-cell table:style-name="ACE-0x24f02d8" office:value-type="float" office:value="34">
            <text:p>34</text:p>
          </table:table-cell>
          <table:table-cell table:style-name="ACE-0x24f0758" office:value-type="float" office:value="87">
            <text:p>87</text:p>
          </table:table-cell>
          <table:table-cell table:style-name="ACE-0x24f0998" office:value-type="float" office:value="624">
            <text:p>624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3.5294">
            <text:p>23.529</text:p>
          </table:table-cell>
          <table:table-cell table:style-name="ACE-0x24f0bd8" office:value-type="float" office:value="55.1724">
            <text:p>55.172</text:p>
          </table:table-cell>
          <table:table-cell table:style-name="ACE-0x24f02d8" table:formula="of:=[.K35]*[.G35]/100" office:value-type="float" office:value="0">
            <text:p>0</text:p>
          </table:table-cell>
          <table:table-cell table:style-name="ACE-0x24f02d8" table:formula="of:=[.L35]*[.H35]/100" office:value-type="float" office:value="7.999996">
            <text:p>8</text:p>
          </table:table-cell>
          <table:table-cell table:style-name="ACE-0x24f02d8" table:formula="of:=[.M35]*[.I35]/100" office:value-type="float" office:value="47.999988">
            <text:p>48</text:p>
          </table:table-cell>
          <table:table-cell table:style-name="ACE-0x24f0758" table:formula="of:=SUM([.N35:.P35])" office:value-type="float" office:value="55.999984">
            <text:p>56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5">
            <text:p>1.500</text:p>
          </table:table-cell>
          <table:table-cell table:style-name="ACE-0x24f0bd8" office:value-type="float" office:value="12.75">
            <text:p>12.750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5">
            <text:p>0.500</text:p>
          </table:table-cell>
          <table:table-cell table:style-name="ACE-0x24f1058" office:value-type="float" office:value="9.86048">
            <text:p>9.860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4">
            <text:p>4</text:p>
          </table:table-cell>
          <table:covered-table-cell table:number-columns-repeated="5"/>
          <table:table-cell table:style-name="ACE-0x24f02d8" office:value-type="float" office:value="10">
            <text:p>10</text:p>
          </table:table-cell>
          <table:table-cell table:style-name="ACE-0x24f02d8" office:value-type="float" office:value="56">
            <text:p>56</text:p>
          </table:table-cell>
          <table:table-cell table:style-name="ACE-0x24f0758" office:value-type="float" office:value="94">
            <text:p>94</text:p>
          </table:table-cell>
          <table:table-cell table:style-name="ACE-0x24f0998" office:value-type="float" office:value="789">
            <text:p>789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6.0714">
            <text:p>16.071</text:p>
          </table:table-cell>
          <table:table-cell table:style-name="ACE-0x24f0bd8" office:value-type="float" office:value="54.2553">
            <text:p>54.255</text:p>
          </table:table-cell>
          <table:table-cell table:style-name="ACE-0x24f02d8" table:formula="of:=[.K36]*[.G36]/100" office:value-type="float" office:value="0">
            <text:p>0</text:p>
          </table:table-cell>
          <table:table-cell table:style-name="ACE-0x24f02d8" table:formula="of:=[.L36]*[.H36]/100" office:value-type="float" office:value="8.999984">
            <text:p>9</text:p>
          </table:table-cell>
          <table:table-cell table:style-name="ACE-0x24f02d8" table:formula="of:=[.M36]*[.I36]/100" office:value-type="float" office:value="50.999982">
            <text:p>51</text:p>
          </table:table-cell>
          <table:table-cell table:style-name="ACE-0x24f0758" table:formula="of:=SUM([.N36:.P36])" office:value-type="float" office:value="59.999966">
            <text:p>60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88889">
            <text:p>1.889</text:p>
          </table:table-cell>
          <table:table-cell table:style-name="ACE-0x24f0bd8" office:value-type="float" office:value="15.1373">
            <text:p>15.137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31427">
            <text:p>0.314</text:p>
          </table:table-cell>
          <table:table-cell table:style-name="ACE-0x24f1058" office:value-type="float" office:value="9.48274">
            <text:p>9.483</text:p>
          </table:table-cell>
          <table:table-cell table:number-columns-repeated="233" table:style-name="ACE-0x24efe58"/>
        </table:table-row>
        <table:table-row table:style-name="AROW-4">
          <table:table-cell table:style-name="ACE-0x24efd38" office:value-type="float" office:value="5">
            <text:p>5</text:p>
          </table:table-cell>
          <table:covered-table-cell table:number-columns-repeated="5"/>
          <table:table-cell table:style-name="ACE-0x24f02d8" office:value-type="float" office:value="11">
            <text:p>11</text:p>
          </table:table-cell>
          <table:table-cell table:style-name="ACE-0x24f02d8" office:value-type="float" office:value="34">
            <text:p>34</text:p>
          </table:table-cell>
          <table:table-cell table:style-name="ACE-0x24f0758" office:value-type="float" office:value="84">
            <text:p>84</text:p>
          </table:table-cell>
          <table:table-cell table:style-name="ACE-0x24f0998" office:value-type="float" office:value="486">
            <text:p>486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6.4706">
            <text:p>26.471</text:p>
          </table:table-cell>
          <table:table-cell table:style-name="ACE-0x24f0bd8" office:value-type="float" office:value="51.1905">
            <text:p>51.191</text:p>
          </table:table-cell>
          <table:table-cell table:style-name="ACE-0x24f02d8" table:formula="of:=[.K37]*[.G37]/100" office:value-type="float" office:value="0">
            <text:p>0</text:p>
          </table:table-cell>
          <table:table-cell table:style-name="ACE-0x24f02d8" table:formula="of:=[.L37]*[.H37]/100" office:value-type="float" office:value="9.000004">
            <text:p>9</text:p>
          </table:table-cell>
          <table:table-cell table:style-name="ACE-0x24f02d8" table:formula="of:=[.M37]*[.I37]/100" office:value-type="float" office:value="43.00002">
            <text:p>43</text:p>
          </table:table-cell>
          <table:table-cell table:style-name="ACE-0x24f0758" table:formula="of:=SUM([.N37:.P37])" office:value-type="float" office:value="52.000024">
            <text:p>52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44444">
            <text:p>1.444</text:p>
          </table:table-cell>
          <table:table-cell table:style-name="ACE-0x24f0bd8" office:value-type="float" office:value="11">
            <text:p>11.000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496904">
            <text:p>0.497</text:p>
          </table:table-cell>
          <table:table-cell table:style-name="ACE-0x24f1058" office:value-type="float" office:value="8.5888">
            <text:p>8.589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1">
            <text:p>1</text:p>
          </table:table-cell>
          <table:table-cell table:number-rows-spanned="5" table:style-name="ACE-0x24efc18" office:value-type="float" office:value="30">
            <text:p>30</text:p>
          </table:table-cell>
          <table:table-cell table:number-rows-spanned="5" table:style-name="ACE-0x24efc18" office:value-type="float" office:value="20">
            <text:p>20</text:p>
          </table:table-cell>
          <table:table-cell table:number-rows-spanned="5" table:style-name="ACE-0x24f0098" office:value-type="float" office:value="1">
            <text:p>1.0</text:p>
          </table:table-cell>
          <table:table-cell table:number-rows-spanned="5" table:style-name="ACE-0x24f0098" office:value-type="float" office:value="0.5">
            <text:p>0.5</text:p>
          </table:table-cell>
          <table:table-cell table:number-rows-spanned="5" table:style-name="ACE-0x24f0098" office:value-type="float" office:value="0">
            <text:p>0.0</text:p>
          </table:table-cell>
          <table:table-cell table:style-name="ACE-0x24f02d8" office:value-type="float" office:value="9">
            <text:p>9</text:p>
          </table:table-cell>
          <table:table-cell table:style-name="ACE-0x24f02d8" office:value-type="float" office:value="80">
            <text:p>80</text:p>
          </table:table-cell>
          <table:table-cell table:style-name="ACE-0x24f0758" office:value-type="float" office:value="196">
            <text:p>196</text:p>
          </table:table-cell>
          <table:table-cell table:style-name="ACE-0x24f0998" office:value-type="float" office:value="8166">
            <text:p>8,166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30">
            <text:p>30.000</text:p>
          </table:table-cell>
          <table:table-cell table:style-name="ACE-0x24f0bd8" office:value-type="float" office:value="73.4694">
            <text:p>73.469</text:p>
          </table:table-cell>
          <table:table-cell table:style-name="ACE-0x24f02d8" table:formula="of:=[.K38]*[.G38]/100" office:value-type="float" office:value="0">
            <text:p>0</text:p>
          </table:table-cell>
          <table:table-cell table:style-name="ACE-0x24f02d8" table:formula="of:=[.L38]*[.H38]/100" office:value-type="float" office:value="24">
            <text:p>24</text:p>
          </table:table-cell>
          <table:table-cell table:style-name="ACE-0x24f02d8" table:formula="of:=[.M38]*[.I38]/100" office:value-type="float" office:value="144.000024">
            <text:p>144</text:p>
          </table:table-cell>
          <table:table-cell table:style-name="ACE-0x24f0758" table:formula="of:=SUM([.N38:.P38])" office:value-type="float" office:value="168.000024">
            <text:p>168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7.54167">
            <text:p>7.542</text:p>
          </table:table-cell>
          <table:table-cell table:style-name="ACE-0x24f0bd8" office:value-type="float" office:value="55.4514">
            <text:p>55.45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0.6926">
            <text:p>10.693</text:p>
          </table:table-cell>
          <table:table-cell table:style-name="ACE-0x24f1058" office:value-type="float" office:value="25.4307">
            <text:p>25.431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2">
            <text:p>2</text:p>
          </table:table-cell>
          <table:covered-table-cell table:number-columns-repeated="5"/>
          <table:table-cell table:style-name="ACE-0x24f02d8" office:value-type="float" office:value="18">
            <text:p>18</text:p>
          </table:table-cell>
          <table:table-cell table:style-name="ACE-0x24f02d8" office:value-type="float" office:value="94">
            <text:p>94</text:p>
          </table:table-cell>
          <table:table-cell table:style-name="ACE-0x24f0758" office:value-type="float" office:value="199">
            <text:p>199</text:p>
          </table:table-cell>
          <table:table-cell table:style-name="ACE-0x24f0998" office:value-type="float" office:value="8738">
            <text:p>8,738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44.6809">
            <text:p>44.681</text:p>
          </table:table-cell>
          <table:table-cell table:style-name="ACE-0x24f0bd8" office:value-type="float" office:value="68.3417">
            <text:p>68.342</text:p>
          </table:table-cell>
          <table:table-cell table:style-name="ACE-0x24f02d8" table:formula="of:=[.K39]*[.G39]/100" office:value-type="float" office:value="0">
            <text:p>0</text:p>
          </table:table-cell>
          <table:table-cell table:style-name="ACE-0x24f02d8" table:formula="of:=[.L39]*[.H39]/100" office:value-type="float" office:value="42.000046">
            <text:p>42</text:p>
          </table:table-cell>
          <table:table-cell table:style-name="ACE-0x24f02d8" table:formula="of:=[.M39]*[.I39]/100" office:value-type="float" office:value="135.999983">
            <text:p>136</text:p>
          </table:table-cell>
          <table:table-cell table:style-name="ACE-0x24f0758" table:formula="of:=SUM([.N39:.P39])" office:value-type="float" office:value="178.000029">
            <text:p>178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7.5238">
            <text:p>17.524</text:p>
          </table:table-cell>
          <table:table-cell table:style-name="ACE-0x24f0bd8" office:value-type="float" office:value="58.8382">
            <text:p>58.838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6.4146">
            <text:p>16.415</text:p>
          </table:table-cell>
          <table:table-cell table:style-name="ACE-0x24f1058" office:value-type="float" office:value="27.4154">
            <text:p>27.415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3">
            <text:p>3</text:p>
          </table:table-cell>
          <table:covered-table-cell table:number-columns-repeated="5"/>
          <table:table-cell table:style-name="ACE-0x24f02d8" office:value-type="float" office:value="18">
            <text:p>18</text:p>
          </table:table-cell>
          <table:table-cell table:style-name="ACE-0x24f02d8" office:value-type="float" office:value="107">
            <text:p>107</text:p>
          </table:table-cell>
          <table:table-cell table:style-name="ACE-0x24f0758" office:value-type="float" office:value="237">
            <text:p>237</text:p>
          </table:table-cell>
          <table:table-cell table:style-name="ACE-0x24f0998" office:value-type="float" office:value="12850">
            <text:p>12,850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45.7944">
            <text:p>45.794</text:p>
          </table:table-cell>
          <table:table-cell table:style-name="ACE-0x24f0bd8" office:value-type="float" office:value="69.6203">
            <text:p>69.620</text:p>
          </table:table-cell>
          <table:table-cell table:style-name="ACE-0x24f02d8" table:formula="of:=[.K40]*[.G40]/100" office:value-type="float" office:value="0">
            <text:p>0</text:p>
          </table:table-cell>
          <table:table-cell table:style-name="ACE-0x24f02d8" table:formula="of:=[.L40]*[.H40]/100" office:value-type="float" office:value="49.000008">
            <text:p>49</text:p>
          </table:table-cell>
          <table:table-cell table:style-name="ACE-0x24f02d8" table:formula="of:=[.M40]*[.I40]/100" office:value-type="float" office:value="165.000111">
            <text:p>165</text:p>
          </table:table-cell>
          <table:table-cell table:style-name="ACE-0x24f0758" table:formula="of:=SUM([.N40:.P40])" office:value-type="float" office:value="214.000119">
            <text:p>214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4.8367">
            <text:p>14.837</text:p>
          </table:table-cell>
          <table:table-cell table:style-name="ACE-0x24f0bd8" office:value-type="float" office:value="73.4727">
            <text:p>73.473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4.8864">
            <text:p>14.886</text:p>
          </table:table-cell>
          <table:table-cell table:style-name="ACE-0x24f1058" office:value-type="float" office:value="32.0567">
            <text:p>32.057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4">
            <text:p>4</text:p>
          </table:table-cell>
          <table:covered-table-cell table:number-columns-repeated="5"/>
          <table:table-cell table:style-name="ACE-0x24f02d8" office:value-type="float" office:value="17">
            <text:p>17</text:p>
          </table:table-cell>
          <table:table-cell table:style-name="ACE-0x24f02d8" office:value-type="float" office:value="68">
            <text:p>68</text:p>
          </table:table-cell>
          <table:table-cell table:style-name="ACE-0x24f0758" office:value-type="float" office:value="166">
            <text:p>166</text:p>
          </table:table-cell>
          <table:table-cell table:style-name="ACE-0x24f0998" office:value-type="float" office:value="4677">
            <text:p>4,677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30.8824">
            <text:p>30.882</text:p>
          </table:table-cell>
          <table:table-cell table:style-name="ACE-0x24f0bd8" office:value-type="float" office:value="66.8675">
            <text:p>66.868</text:p>
          </table:table-cell>
          <table:table-cell table:style-name="ACE-0x24f02d8" table:formula="of:=[.K41]*[.G41]/100" office:value-type="float" office:value="0">
            <text:p>0</text:p>
          </table:table-cell>
          <table:table-cell table:style-name="ACE-0x24f02d8" table:formula="of:=[.L41]*[.H41]/100" office:value-type="float" office:value="21.000032">
            <text:p>21</text:p>
          </table:table-cell>
          <table:table-cell table:style-name="ACE-0x24f02d8" table:formula="of:=[.M41]*[.I41]/100" office:value-type="float" office:value="111.00005">
            <text:p>111</text:p>
          </table:table-cell>
          <table:table-cell table:style-name="ACE-0x24f0758" table:formula="of:=SUM([.N41:.P41])" office:value-type="float" office:value="132.000082">
            <text:p>132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5.52381">
            <text:p>5.524</text:p>
          </table:table-cell>
          <table:table-cell table:style-name="ACE-0x24f0bd8" office:value-type="float" office:value="41.0901">
            <text:p>41.090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9.7376">
            <text:p>9.738</text:p>
          </table:table-cell>
          <table:table-cell table:style-name="ACE-0x24f1058" office:value-type="float" office:value="17.5774">
            <text:p>17.577</text:p>
          </table:table-cell>
          <table:table-cell table:number-columns-repeated="233" table:style-name="ACE-0x24efe58"/>
        </table:table-row>
        <table:table-row table:style-name="AROW-4">
          <table:table-cell table:style-name="ACE-0x24efd38" office:value-type="float" office:value="5">
            <text:p>5</text:p>
          </table:table-cell>
          <table:covered-table-cell table:number-columns-repeated="5"/>
          <table:table-cell table:style-name="ACE-0x24f02d8" office:value-type="float" office:value="14">
            <text:p>14</text:p>
          </table:table-cell>
          <table:table-cell table:style-name="ACE-0x24f02d8" office:value-type="float" office:value="95">
            <text:p>95</text:p>
          </table:table-cell>
          <table:table-cell table:style-name="ACE-0x24f0758" office:value-type="float" office:value="198">
            <text:p>198</text:p>
          </table:table-cell>
          <table:table-cell table:style-name="ACE-0x24f0998" office:value-type="float" office:value="8815">
            <text:p>8,815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7.3684">
            <text:p>27.368</text:p>
          </table:table-cell>
          <table:table-cell table:style-name="ACE-0x24f0bd8" office:value-type="float" office:value="77.2727">
            <text:p>77.273</text:p>
          </table:table-cell>
          <table:table-cell table:style-name="ACE-0x24f02d8" table:formula="of:=[.K42]*[.G42]/100" office:value-type="float" office:value="0">
            <text:p>0</text:p>
          </table:table-cell>
          <table:table-cell table:style-name="ACE-0x24f02d8" table:formula="of:=[.L42]*[.H42]/100" office:value-type="float" office:value="25.99998">
            <text:p>26</text:p>
          </table:table-cell>
          <table:table-cell table:style-name="ACE-0x24f02d8" table:formula="of:=[.M42]*[.I42]/100" office:value-type="float" office:value="152.999946">
            <text:p>153</text:p>
          </table:table-cell>
          <table:table-cell table:style-name="ACE-0x24f0758" table:formula="of:=SUM([.N42:.P42])" office:value-type="float" office:value="178.999926">
            <text:p>179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4.3846">
            <text:p>14.385</text:p>
          </table:table-cell>
          <table:table-cell table:style-name="ACE-0x24f0bd8" office:value-type="float" office:value="55.1699">
            <text:p>55.170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5.5417">
            <text:p>15.542</text:p>
          </table:table-cell>
          <table:table-cell table:style-name="ACE-0x24f1058" office:value-type="float" office:value="28.5164">
            <text:p>28.516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1">
            <text:p>1</text:p>
          </table:table-cell>
          <table:table-cell table:number-rows-spanned="5" table:style-name="ACE-0x24efc18" office:value-type="float" office:value="30">
            <text:p>30</text:p>
          </table:table-cell>
          <table:table-cell table:number-rows-spanned="5" table:style-name="ACE-0x24efc18" office:value-type="float" office:value="30">
            <text:p>30</text:p>
          </table:table-cell>
          <table:table-cell table:number-rows-spanned="5" table:style-name="ACE-0x24f0098" office:value-type="float" office:value="1">
            <text:p>1.0</text:p>
          </table:table-cell>
          <table:table-cell table:number-rows-spanned="5" table:style-name="ACE-0x24f0098" office:value-type="float" office:value="0.5">
            <text:p>0.5</text:p>
          </table:table-cell>
          <table:table-cell table:number-rows-spanned="5" table:style-name="ACE-0x24f0098" office:value-type="float" office:value="0">
            <text:p>0.0</text:p>
          </table:table-cell>
          <table:table-cell table:style-name="ACE-0x24f02d8" office:value-type="float" office:value="13">
            <text:p>13</text:p>
          </table:table-cell>
          <table:table-cell table:style-name="ACE-0x24f02d8" office:value-type="float" office:value="108">
            <text:p>108</text:p>
          </table:table-cell>
          <table:table-cell table:style-name="ACE-0x24f0758" office:value-type="float" office:value="297">
            <text:p>297</text:p>
          </table:table-cell>
          <table:table-cell table:style-name="ACE-0x24f0998" office:value-type="float" office:value="24225">
            <text:p>24,225</text:p>
          </table:table-cell>
          <table:table-cell table:style-name="ACE-0x24f0bd8" office:value-type="float" office:value="7.69231">
            <text:p>7.692</text:p>
          </table:table-cell>
          <table:table-cell table:style-name="ACE-0x24f0bd8" office:value-type="float" office:value="38.8889">
            <text:p>38.889</text:p>
          </table:table-cell>
          <table:table-cell table:style-name="ACE-0x24f0bd8" office:value-type="float" office:value="78.1145">
            <text:p>78.115</text:p>
          </table:table-cell>
          <table:table-cell table:style-name="ACE-0x24f02d8" table:formula="of:=[.K43]*[.G43]/100" office:value-type="float" office:value="1.0000003">
            <text:p>1</text:p>
          </table:table-cell>
          <table:table-cell table:style-name="ACE-0x24f02d8" table:formula="of:=[.L43]*[.H43]/100" office:value-type="float" office:value="42.000012">
            <text:p>42</text:p>
          </table:table-cell>
          <table:table-cell table:style-name="ACE-0x24f02d8" table:formula="of:=[.M43]*[.I43]/100" office:value-type="float" office:value="232.000065">
            <text:p>232</text:p>
          </table:table-cell>
          <table:table-cell table:style-name="ACE-0x24f0758" table:formula="of:=SUM([.N43:.P43])" office:value-type="float" office:value="275.0000773">
            <text:p>275</text:p>
          </table:table-cell>
          <table:table-cell table:style-name="ACE-0x24f0e18" office:value-type="float" office:value="7">
            <text:p>7.000</text:p>
          </table:table-cell>
          <table:table-cell table:style-name="ACE-0x24f0bd8" office:value-type="float" office:value="24.2857">
            <text:p>24.286</text:p>
          </table:table-cell>
          <table:table-cell table:style-name="ACE-0x24f0bd8" office:value-type="float" office:value="99.9914">
            <text:p>99.99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0.4197">
            <text:p>20.420</text:p>
          </table:table-cell>
          <table:table-cell table:style-name="ACE-0x24f1058" office:value-type="float" office:value="44.78">
            <text:p>44.780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2">
            <text:p>2</text:p>
          </table:table-cell>
          <table:covered-table-cell table:number-columns-repeated="5"/>
          <table:table-cell table:style-name="ACE-0x24f02d8" office:value-type="float" office:value="21">
            <text:p>21</text:p>
          </table:table-cell>
          <table:table-cell table:style-name="ACE-0x24f02d8" office:value-type="float" office:value="120">
            <text:p>120</text:p>
          </table:table-cell>
          <table:table-cell table:style-name="ACE-0x24f0758" office:value-type="float" office:value="324">
            <text:p>324</text:p>
          </table:table-cell>
          <table:table-cell table:style-name="ACE-0x24f0998" office:value-type="float" office:value="28281">
            <text:p>28,281</text:p>
          </table:table-cell>
          <table:table-cell table:style-name="ACE-0x24f0bd8" office:value-type="float" office:value="4.7619">
            <text:p>4.762</text:p>
          </table:table-cell>
          <table:table-cell table:style-name="ACE-0x24f0bd8" office:value-type="float" office:value="45">
            <text:p>45.000</text:p>
          </table:table-cell>
          <table:table-cell table:style-name="ACE-0x24f0bd8" office:value-type="float" office:value="73.7654">
            <text:p>73.765</text:p>
          </table:table-cell>
          <table:table-cell table:style-name="ACE-0x24f02d8" table:formula="of:=[.K44]*[.G44]/100" office:value-type="float" office:value="0.999999">
            <text:p>1</text:p>
          </table:table-cell>
          <table:table-cell table:style-name="ACE-0x24f02d8" table:formula="of:=[.L44]*[.H44]/100" office:value-type="float" office:value="54">
            <text:p>54</text:p>
          </table:table-cell>
          <table:table-cell table:style-name="ACE-0x24f02d8" table:formula="of:=[.M44]*[.I44]/100" office:value-type="float" office:value="238.999896">
            <text:p>239</text:p>
          </table:table-cell>
          <table:table-cell table:style-name="ACE-0x24f0758" table:formula="of:=SUM([.N44:.P44])" office:value-type="float" office:value="293.999895">
            <text:p>294</text:p>
          </table:table-cell>
          <table:table-cell table:style-name="ACE-0x24f0e18" office:value-type="float" office:value="35">
            <text:p>35.000</text:p>
          </table:table-cell>
          <table:table-cell table:style-name="ACE-0x24f0bd8" office:value-type="float" office:value="31.1667">
            <text:p>31.167</text:p>
          </table:table-cell>
          <table:table-cell table:style-name="ACE-0x24f0bd8" office:value-type="float" office:value="111.142">
            <text:p>111.142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4.445">
            <text:p>14.445</text:p>
          </table:table-cell>
          <table:table-cell table:style-name="ACE-0x24f1058" office:value-type="float" office:value="48.0087">
            <text:p>48.009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3">
            <text:p>3</text:p>
          </table:table-cell>
          <table:covered-table-cell table:number-columns-repeated="5"/>
          <table:table-cell table:style-name="ACE-0x24f02d8" office:value-type="float" office:value="16">
            <text:p>16</text:p>
          </table:table-cell>
          <table:table-cell table:style-name="ACE-0x24f02d8" office:value-type="float" office:value="139">
            <text:p>139</text:p>
          </table:table-cell>
          <table:table-cell table:style-name="ACE-0x24f0758" office:value-type="float" office:value="271">
            <text:p>271</text:p>
          </table:table-cell>
          <table:table-cell table:style-name="ACE-0x24f0998" office:value-type="float" office:value="18547">
            <text:p>18,547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42.446">
            <text:p>42.446</text:p>
          </table:table-cell>
          <table:table-cell table:style-name="ACE-0x24f0bd8" office:value-type="float" office:value="72.6937">
            <text:p>72.694</text:p>
          </table:table-cell>
          <table:table-cell table:style-name="ACE-0x24f02d8" table:formula="of:=[.K45]*[.G45]/100" office:value-type="float" office:value="0">
            <text:p>0</text:p>
          </table:table-cell>
          <table:table-cell table:style-name="ACE-0x24f02d8" table:formula="of:=[.L45]*[.H45]/100" office:value-type="float" office:value="58.99994">
            <text:p>59</text:p>
          </table:table-cell>
          <table:table-cell table:style-name="ACE-0x24f02d8" table:formula="of:=[.M45]*[.I45]/100" office:value-type="float" office:value="196.999927">
            <text:p>197</text:p>
          </table:table-cell>
          <table:table-cell table:style-name="ACE-0x24f0758" table:formula="of:=SUM([.N45:.P45])" office:value-type="float" office:value="255.999867">
            <text:p>256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23.2034">
            <text:p>23.203</text:p>
          </table:table-cell>
          <table:table-cell table:style-name="ACE-0x24f0bd8" office:value-type="float" office:value="87.198">
            <text:p>87.198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6.5107">
            <text:p>16.511</text:p>
          </table:table-cell>
          <table:table-cell table:style-name="ACE-0x24f1058" office:value-type="float" office:value="39.8842">
            <text:p>39.884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4">
            <text:p>4</text:p>
          </table:table-cell>
          <table:covered-table-cell table:number-columns-repeated="5"/>
          <table:table-cell table:style-name="ACE-0x24f02d8" office:value-type="float" office:value="28">
            <text:p>28</text:p>
          </table:table-cell>
          <table:table-cell table:style-name="ACE-0x24f02d8" office:value-type="float" office:value="127">
            <text:p>127</text:p>
          </table:table-cell>
          <table:table-cell table:style-name="ACE-0x24f0758" office:value-type="float" office:value="297">
            <text:p>297</text:p>
          </table:table-cell>
          <table:table-cell table:style-name="ACE-0x24f0998" office:value-type="float" office:value="21517">
            <text:p>21,517</text:p>
          </table:table-cell>
          <table:table-cell table:style-name="ACE-0x24f0bd8" office:value-type="float" office:value="3.57143">
            <text:p>3.571</text:p>
          </table:table-cell>
          <table:table-cell table:style-name="ACE-0x24f0bd8" office:value-type="float" office:value="51.9685">
            <text:p>51.968</text:p>
          </table:table-cell>
          <table:table-cell table:style-name="ACE-0x24f0bd8" office:value-type="float" office:value="71.0438">
            <text:p>71.044</text:p>
          </table:table-cell>
          <table:table-cell table:style-name="ACE-0x24f02d8" table:formula="of:=[.K46]*[.G46]/100" office:value-type="float" office:value="1.0000004">
            <text:p>1</text:p>
          </table:table-cell>
          <table:table-cell table:style-name="ACE-0x24f02d8" table:formula="of:=[.L46]*[.H46]/100" office:value-type="float" office:value="65.999995">
            <text:p>66</text:p>
          </table:table-cell>
          <table:table-cell table:style-name="ACE-0x24f02d8" table:formula="of:=[.M46]*[.I46]/100" office:value-type="float" office:value="211.000086">
            <text:p>211</text:p>
          </table:table-cell>
          <table:table-cell table:style-name="ACE-0x24f0758" table:formula="of:=SUM([.N46:.P46])" office:value-type="float" office:value="278.0000814">
            <text:p>278</text:p>
          </table:table-cell>
          <table:table-cell table:style-name="ACE-0x24f0e18" office:value-type="float" office:value="38">
            <text:p>38.000</text:p>
          </table:table-cell>
          <table:table-cell table:style-name="ACE-0x24f0bd8" office:value-type="float" office:value="21.0758">
            <text:p>21.076</text:p>
          </table:table-cell>
          <table:table-cell table:style-name="ACE-0x24f0bd8" office:value-type="float" office:value="95.2038">
            <text:p>95.204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5.5926">
            <text:p>15.593</text:p>
          </table:table-cell>
          <table:table-cell table:style-name="ACE-0x24f1058" office:value-type="float" office:value="41.4357">
            <text:p>41.436</text:p>
          </table:table-cell>
          <table:table-cell table:number-columns-repeated="233" table:style-name="ACE-0x24efe58"/>
        </table:table-row>
        <table:table-row table:style-name="AROW-4">
          <table:table-cell table:style-name="ACE-0x24efd38" office:value-type="float" office:value="5">
            <text:p>5</text:p>
          </table:table-cell>
          <table:covered-table-cell table:number-columns-repeated="5"/>
          <table:table-cell table:style-name="ACE-0x24f02d8" office:value-type="float" office:value="16">
            <text:p>16</text:p>
          </table:table-cell>
          <table:table-cell table:style-name="ACE-0x24f02d8" office:value-type="float" office:value="118">
            <text:p>118</text:p>
          </table:table-cell>
          <table:table-cell table:style-name="ACE-0x24f0758" office:value-type="float" office:value="229">
            <text:p>229</text:p>
          </table:table-cell>
          <table:table-cell table:style-name="ACE-0x24f0998" office:value-type="float" office:value="11954">
            <text:p>11,954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49.1525">
            <text:p>49.153</text:p>
          </table:table-cell>
          <table:table-cell table:style-name="ACE-0x24f0bd8" office:value-type="float" office:value="71.179">
            <text:p>71.179</text:p>
          </table:table-cell>
          <table:table-cell table:style-name="ACE-0x24f02d8" table:formula="of:=[.K47]*[.G47]/100" office:value-type="float" office:value="0">
            <text:p>0</text:p>
          </table:table-cell>
          <table:table-cell table:style-name="ACE-0x24f02d8" table:formula="of:=[.L47]*[.H47]/100" office:value-type="float" office:value="57.99995">
            <text:p>58</text:p>
          </table:table-cell>
          <table:table-cell table:style-name="ACE-0x24f02d8" table:formula="of:=[.M47]*[.I47]/100" office:value-type="float" office:value="162.99991">
            <text:p>163</text:p>
          </table:table-cell>
          <table:table-cell table:style-name="ACE-0x24f0758" table:formula="of:=SUM([.N47:.P47])" office:value-type="float" office:value="220.99986">
            <text:p>221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4.0345">
            <text:p>14.034</text:p>
          </table:table-cell>
          <table:table-cell table:style-name="ACE-0x24f0bd8" office:value-type="float" office:value="68.3436">
            <text:p>68.344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4.5791">
            <text:p>14.579</text:p>
          </table:table-cell>
          <table:table-cell table:style-name="ACE-0x24f1058" office:value-type="float" office:value="31.153">
            <text:p>31.153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1">
            <text:p>1</text:p>
          </table:table-cell>
          <table:table-cell table:number-rows-spanned="5" table:style-name="ACE-0x24efc18" office:value-type="float" office:value="60">
            <text:p>60</text:p>
          </table:table-cell>
          <table:table-cell table:number-rows-spanned="5" table:style-name="ACE-0x24efc18" office:value-type="float" office:value="10">
            <text:p>10</text:p>
          </table:table-cell>
          <table:table-cell table:number-rows-spanned="5" table:style-name="ACE-0x24f0098" office:value-type="float" office:value="1">
            <text:p>1.0</text:p>
          </table:table-cell>
          <table:table-cell table:number-rows-spanned="5" table:style-name="ACE-0x24f0098" office:value-type="float" office:value="0.5">
            <text:p>0.5</text:p>
          </table:table-cell>
          <table:table-cell table:number-rows-spanned="5" table:style-name="ACE-0x24f0098" office:value-type="float" office:value="0">
            <text:p>0.0</text:p>
          </table:table-cell>
          <table:table-cell table:style-name="ACE-0x24f02d8" office:value-type="float" office:value="9">
            <text:p>9</text:p>
          </table:table-cell>
          <table:table-cell table:style-name="ACE-0x24f02d8" office:value-type="float" office:value="66">
            <text:p>66</text:p>
          </table:table-cell>
          <table:table-cell table:style-name="ACE-0x24f0758" office:value-type="float" office:value="196">
            <text:p>196</text:p>
          </table:table-cell>
          <table:table-cell table:style-name="ACE-0x24f0998" office:value-type="float" office:value="6386">
            <text:p>6,386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7.2727">
            <text:p>27.273</text:p>
          </table:table-cell>
          <table:table-cell table:style-name="ACE-0x24f0bd8" office:value-type="float" office:value="81.1225">
            <text:p>81.123</text:p>
          </table:table-cell>
          <table:table-cell table:style-name="ACE-0x24f02d8" table:formula="of:=[.K48]*[.G48]/100" office:value-type="float" office:value="0">
            <text:p>0</text:p>
          </table:table-cell>
          <table:table-cell table:style-name="ACE-0x24f02d8" table:formula="of:=[.L48]*[.H48]/100" office:value-type="float" office:value="17.999982">
            <text:p>18</text:p>
          </table:table-cell>
          <table:table-cell table:style-name="ACE-0x24f02d8" table:formula="of:=[.M48]*[.I48]/100" office:value-type="float" office:value="159.0001">
            <text:p>159</text:p>
          </table:table-cell>
          <table:table-cell table:style-name="ACE-0x24f0758" table:formula="of:=SUM([.N48:.P48])" office:value-type="float" office:value="177.000082">
            <text:p>177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22222">
            <text:p>1.222</text:p>
          </table:table-cell>
          <table:table-cell table:style-name="ACE-0x24f0bd8" office:value-type="float" office:value="40.0252">
            <text:p>40.025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41574">
            <text:p>0.416</text:p>
          </table:table-cell>
          <table:table-cell table:style-name="ACE-0x24f1058" office:value-type="float" office:value="19.8972">
            <text:p>19.897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2">
            <text:p>2</text:p>
          </table:table-cell>
          <table:covered-table-cell table:number-columns-repeated="5"/>
          <table:table-cell table:style-name="ACE-0x24f02d8" office:value-type="float" office:value="6">
            <text:p>6</text:p>
          </table:table-cell>
          <table:table-cell table:style-name="ACE-0x24f02d8" office:value-type="float" office:value="66">
            <text:p>66</text:p>
          </table:table-cell>
          <table:table-cell table:style-name="ACE-0x24f0758" office:value-type="float" office:value="170">
            <text:p>170</text:p>
          </table:table-cell>
          <table:table-cell table:style-name="ACE-0x24f0998" office:value-type="float" office:value="3804">
            <text:p>3,804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7.2727">
            <text:p>27.273</text:p>
          </table:table-cell>
          <table:table-cell table:style-name="ACE-0x24f0bd8" office:value-type="float" office:value="75.8824">
            <text:p>75.882</text:p>
          </table:table-cell>
          <table:table-cell table:style-name="ACE-0x24f02d8" table:formula="of:=[.K49]*[.G49]/100" office:value-type="float" office:value="0">
            <text:p>0</text:p>
          </table:table-cell>
          <table:table-cell table:style-name="ACE-0x24f02d8" table:formula="of:=[.L49]*[.H49]/100" office:value-type="float" office:value="17.999982">
            <text:p>18</text:p>
          </table:table-cell>
          <table:table-cell table:style-name="ACE-0x24f02d8" table:formula="of:=[.M49]*[.I49]/100" office:value-type="float" office:value="129.00008">
            <text:p>129</text:p>
          </table:table-cell>
          <table:table-cell table:style-name="ACE-0x24f0758" table:formula="of:=SUM([.N49:.P49])" office:value-type="float" office:value="147.000062">
            <text:p>147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1.5">
            <text:p>1.500</text:p>
          </table:table-cell>
          <table:table-cell table:style-name="ACE-0x24f0bd8" office:value-type="float" office:value="29.2791">
            <text:p>29.279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0.5">
            <text:p>0.500</text:p>
          </table:table-cell>
          <table:table-cell table:style-name="ACE-0x24f1058" office:value-type="float" office:value="13.1744">
            <text:p>13.174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3">
            <text:p>3</text:p>
          </table:table-cell>
          <table:covered-table-cell table:number-columns-repeated="5"/>
          <table:table-cell table:style-name="ACE-0x24f02d8" office:value-type="float" office:value="15">
            <text:p>15</text:p>
          </table:table-cell>
          <table:table-cell table:style-name="ACE-0x24f02d8" office:value-type="float" office:value="73">
            <text:p>73</text:p>
          </table:table-cell>
          <table:table-cell table:style-name="ACE-0x24f0758" office:value-type="float" office:value="172">
            <text:p>172</text:p>
          </table:table-cell>
          <table:table-cell table:style-name="ACE-0x24f0998" office:value-type="float" office:value="4744">
            <text:p>4,744</text:p>
          </table:table-cell>
          <table:table-cell table:style-name="ACE-0x24f0bd8" office:value-type="float" office:value="6.66667">
            <text:p>6.667</text:p>
          </table:table-cell>
          <table:table-cell table:style-name="ACE-0x24f0bd8" office:value-type="float" office:value="32.8767">
            <text:p>32.877</text:p>
          </table:table-cell>
          <table:table-cell table:style-name="ACE-0x24f0bd8" office:value-type="float" office:value="80.814">
            <text:p>80.814</text:p>
          </table:table-cell>
          <table:table-cell table:style-name="ACE-0x24f02d8" table:formula="of:=[.K50]*[.G50]/100" office:value-type="float" office:value="1.0000005">
            <text:p>1</text:p>
          </table:table-cell>
          <table:table-cell table:style-name="ACE-0x24f02d8" table:formula="of:=[.L50]*[.H50]/100" office:value-type="float" office:value="23.999991">
            <text:p>24</text:p>
          </table:table-cell>
          <table:table-cell table:style-name="ACE-0x24f02d8" table:formula="of:=[.M50]*[.I50]/100" office:value-type="float" office:value="139.00008">
            <text:p>139</text:p>
          </table:table-cell>
          <table:table-cell table:style-name="ACE-0x24f0758" table:formula="of:=SUM([.N50:.P50])" office:value-type="float" office:value="164.0000715">
            <text:p>164</text:p>
          </table:table-cell>
          <table:table-cell table:style-name="ACE-0x24f0e18" office:value-type="float" office:value="2">
            <text:p>2.000</text:p>
          </table:table-cell>
          <table:table-cell table:style-name="ACE-0x24f0bd8" office:value-type="float" office:value="3.20833">
            <text:p>3.208</text:p>
          </table:table-cell>
          <table:table-cell table:style-name="ACE-0x24f0bd8" office:value-type="float" office:value="33.5611">
            <text:p>33.56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5.99291">
            <text:p>5.993</text:p>
          </table:table-cell>
          <table:table-cell table:style-name="ACE-0x24f1058" office:value-type="float" office:value="17.3757">
            <text:p>17.376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4">
            <text:p>4</text:p>
          </table:table-cell>
          <table:covered-table-cell table:number-columns-repeated="5"/>
          <table:table-cell table:style-name="ACE-0x24f02d8" office:value-type="float" office:value="15">
            <text:p>15</text:p>
          </table:table-cell>
          <table:table-cell table:style-name="ACE-0x24f02d8" office:value-type="float" office:value="95">
            <text:p>95</text:p>
          </table:table-cell>
          <table:table-cell table:style-name="ACE-0x24f0758" office:value-type="float" office:value="196">
            <text:p>196</text:p>
          </table:table-cell>
          <table:table-cell table:style-name="ACE-0x24f0998" office:value-type="float" office:value="6041">
            <text:p>6,041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9.4737">
            <text:p>29.474</text:p>
          </table:table-cell>
          <table:table-cell table:style-name="ACE-0x24f0bd8" office:value-type="float" office:value="79.5918">
            <text:p>79.592</text:p>
          </table:table-cell>
          <table:table-cell table:style-name="ACE-0x24f02d8" table:formula="of:=[.K51]*[.G51]/100" office:value-type="float" office:value="0">
            <text:p>0</text:p>
          </table:table-cell>
          <table:table-cell table:style-name="ACE-0x24f02d8" table:formula="of:=[.L51]*[.H51]/100" office:value-type="float" office:value="28.000015">
            <text:p>28</text:p>
          </table:table-cell>
          <table:table-cell table:style-name="ACE-0x24f02d8" table:formula="of:=[.M51]*[.I51]/100" office:value-type="float" office:value="155.999928">
            <text:p>156</text:p>
          </table:table-cell>
          <table:table-cell table:style-name="ACE-0x24f0758" table:formula="of:=SUM([.N51:.P51])" office:value-type="float" office:value="183.999943">
            <text:p>184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5.96429">
            <text:p>5.964</text:p>
          </table:table-cell>
          <table:table-cell table:style-name="ACE-0x24f0bd8" office:value-type="float" office:value="37.6538">
            <text:p>37.654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7.31184">
            <text:p>7.312</text:p>
          </table:table-cell>
          <table:table-cell table:style-name="ACE-0x24f1058" office:value-type="float" office:value="18.8957">
            <text:p>18.896</text:p>
          </table:table-cell>
          <table:table-cell table:number-columns-repeated="233" table:style-name="ACE-0x24efe58"/>
        </table:table-row>
        <table:table-row table:style-name="AROW-4">
          <table:table-cell table:style-name="ACE-0x24efd38" office:value-type="float" office:value="5">
            <text:p>5</text:p>
          </table:table-cell>
          <table:covered-table-cell table:number-columns-repeated="5"/>
          <table:table-cell table:style-name="ACE-0x24f02d8" office:value-type="float" office:value="19">
            <text:p>19</text:p>
          </table:table-cell>
          <table:table-cell table:style-name="ACE-0x24f02d8" office:value-type="float" office:value="82">
            <text:p>82</text:p>
          </table:table-cell>
          <table:table-cell table:style-name="ACE-0x24f0758" office:value-type="float" office:value="172">
            <text:p>172</text:p>
          </table:table-cell>
          <table:table-cell table:style-name="ACE-0x24f0998" office:value-type="float" office:value="4102">
            <text:p>4,102</text:p>
          </table:table-cell>
          <table:table-cell table:style-name="ACE-0x24f0bd8" office:value-type="float" office:value="10.5263">
            <text:p>10.526</text:p>
          </table:table-cell>
          <table:table-cell table:style-name="ACE-0x24f0bd8" office:value-type="float" office:value="36.5854">
            <text:p>36.585</text:p>
          </table:table-cell>
          <table:table-cell table:style-name="ACE-0x24f0bd8" office:value-type="float" office:value="75">
            <text:p>75.000</text:p>
          </table:table-cell>
          <table:table-cell table:style-name="ACE-0x24f02d8" table:formula="of:=[.K52]*[.G52]/100" office:value-type="float" office:value="1.999997">
            <text:p>2</text:p>
          </table:table-cell>
          <table:table-cell table:style-name="ACE-0x24f02d8" table:formula="of:=[.L52]*[.H52]/100" office:value-type="float" office:value="30.000028">
            <text:p>30</text:p>
          </table:table-cell>
          <table:table-cell table:style-name="ACE-0x24f02d8" table:formula="of:=[.M52]*[.I52]/100" office:value-type="float" office:value="129">
            <text:p>129</text:p>
          </table:table-cell>
          <table:table-cell table:style-name="ACE-0x24f0758" table:formula="of:=SUM([.N52:.P52])" office:value-type="float" office:value="161.000025">
            <text:p>161</text:p>
          </table:table-cell>
          <table:table-cell table:style-name="ACE-0x24f0e18" office:value-type="float" office:value="2">
            <text:p>2.000</text:p>
          </table:table-cell>
          <table:table-cell table:style-name="ACE-0x24f0bd8" office:value-type="float" office:value="4.53333">
            <text:p>4.533</text:p>
          </table:table-cell>
          <table:table-cell table:style-name="ACE-0x24f0bd8" office:value-type="float" office:value="30.7132">
            <text:p>30.713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5.97067">
            <text:p>5.971</text:p>
          </table:table-cell>
          <table:table-cell table:style-name="ACE-0x24f1058" office:value-type="float" office:value="14.736">
            <text:p>14.736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1">
            <text:p>1</text:p>
          </table:table-cell>
          <table:table-cell table:number-rows-spanned="5" table:style-name="ACE-0x24efc18" office:value-type="float" office:value="60">
            <text:p>60</text:p>
          </table:table-cell>
          <table:table-cell table:number-rows-spanned="5" table:style-name="ACE-0x24efc18" office:value-type="float" office:value="20">
            <text:p>20</text:p>
          </table:table-cell>
          <table:table-cell table:number-rows-spanned="5" table:style-name="ACE-0x24f0098" office:value-type="float" office:value="1">
            <text:p>1.0</text:p>
          </table:table-cell>
          <table:table-cell table:number-rows-spanned="5" table:style-name="ACE-0x24f0098" office:value-type="float" office:value="0.5">
            <text:p>0.5</text:p>
          </table:table-cell>
          <table:table-cell table:number-rows-spanned="5" table:style-name="ACE-0x24f0098" office:value-type="float" office:value="0">
            <text:p>0.0</text:p>
          </table:table-cell>
          <table:table-cell table:style-name="ACE-0x24f02d8" office:value-type="float" office:value="23">
            <text:p>23</text:p>
          </table:table-cell>
          <table:table-cell table:style-name="ACE-0x24f02d8" office:value-type="float" office:value="154">
            <text:p>154</text:p>
          </table:table-cell>
          <table:table-cell table:style-name="ACE-0x24f0758" office:value-type="float" office:value="374">
            <text:p>374</text:p>
          </table:table-cell>
          <table:table-cell table:style-name="ACE-0x24f0998" office:value-type="float" office:value="38259">
            <text:p>38,259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56.4935">
            <text:p>56.493</text:p>
          </table:table-cell>
          <table:table-cell table:style-name="ACE-0x24f0bd8" office:value-type="float" office:value="80.2139">
            <text:p>80.214</text:p>
          </table:table-cell>
          <table:table-cell table:style-name="ACE-0x24f02d8" table:formula="of:=[.K53]*[.G53]/100" office:value-type="float" office:value="0">
            <text:p>0</text:p>
          </table:table-cell>
          <table:table-cell table:style-name="ACE-0x24f02d8" table:formula="of:=[.L53]*[.H53]/100" office:value-type="float" office:value="86.99999">
            <text:p>87</text:p>
          </table:table-cell>
          <table:table-cell table:style-name="ACE-0x24f02d8" table:formula="of:=[.M53]*[.I53]/100" office:value-type="float" office:value="299.999986">
            <text:p>300</text:p>
          </table:table-cell>
          <table:table-cell table:style-name="ACE-0x24f0758" table:formula="of:=SUM([.N53:.P53])" office:value-type="float" office:value="386.999976">
            <text:p>387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26.8621">
            <text:p>26.862</text:p>
          </table:table-cell>
          <table:table-cell table:style-name="ACE-0x24f0bd8" office:value-type="float" office:value="119.74">
            <text:p>119.740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6.3117">
            <text:p>16.312</text:p>
          </table:table-cell>
          <table:table-cell table:style-name="ACE-0x24f1058" office:value-type="float" office:value="49.4554">
            <text:p>49.455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2">
            <text:p>2</text:p>
          </table:table-cell>
          <table:covered-table-cell table:number-columns-repeated="5"/>
          <table:table-cell table:style-name="ACE-0x24f02d8" office:value-type="float" office:value="29">
            <text:p>29</text:p>
          </table:table-cell>
          <table:table-cell table:style-name="ACE-0x24f02d8" office:value-type="float" office:value="161">
            <text:p>161</text:p>
          </table:table-cell>
          <table:table-cell table:style-name="ACE-0x24f0758" office:value-type="float" office:value="333">
            <text:p>333</text:p>
          </table:table-cell>
          <table:table-cell table:style-name="ACE-0x24f0998" office:value-type="float" office:value="30256">
            <text:p>30,256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58.3851">
            <text:p>58.385</text:p>
          </table:table-cell>
          <table:table-cell table:style-name="ACE-0x24f0bd8" office:value-type="float" office:value="76.8769">
            <text:p>76.877</text:p>
          </table:table-cell>
          <table:table-cell table:style-name="ACE-0x24f02d8" table:formula="of:=[.K54]*[.G54]/100" office:value-type="float" office:value="0">
            <text:p>0</text:p>
          </table:table-cell>
          <table:table-cell table:style-name="ACE-0x24f02d8" table:formula="of:=[.L54]*[.H54]/100" office:value-type="float" office:value="94.000011">
            <text:p>94</text:p>
          </table:table-cell>
          <table:table-cell table:style-name="ACE-0x24f02d8" table:formula="of:=[.M54]*[.I54]/100" office:value-type="float" office:value="256.000077">
            <text:p>256</text:p>
          </table:table-cell>
          <table:table-cell table:style-name="ACE-0x24f0758" table:formula="of:=SUM([.N54:.P54])" office:value-type="float" office:value="350.000088">
            <text:p>350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29.7128">
            <text:p>29.713</text:p>
          </table:table-cell>
          <table:table-cell table:style-name="ACE-0x24f0bd8" office:value-type="float" office:value="107.277">
            <text:p>107.277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9.4387">
            <text:p>19.439</text:p>
          </table:table-cell>
          <table:table-cell table:style-name="ACE-0x24f1058" office:value-type="float" office:value="42.5622">
            <text:p>42.562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3">
            <text:p>3</text:p>
          </table:table-cell>
          <table:covered-table-cell table:number-columns-repeated="5"/>
          <table:table-cell table:style-name="ACE-0x24f02d8" office:value-type="float" office:value="36">
            <text:p>36</text:p>
          </table:table-cell>
          <table:table-cell table:style-name="ACE-0x24f02d8" office:value-type="float" office:value="178">
            <text:p>178</text:p>
          </table:table-cell>
          <table:table-cell table:style-name="ACE-0x24f0758" office:value-type="float" office:value="401">
            <text:p>401</text:p>
          </table:table-cell>
          <table:table-cell table:style-name="ACE-0x24f0998" office:value-type="float" office:value="45742">
            <text:p>45,742</text:p>
          </table:table-cell>
          <table:table-cell table:style-name="ACE-0x24f0bd8" office:value-type="float" office:value="2.77778">
            <text:p>2.778</text:p>
          </table:table-cell>
          <table:table-cell table:style-name="ACE-0x24f0bd8" office:value-type="float" office:value="57.3034">
            <text:p>57.303</text:p>
          </table:table-cell>
          <table:table-cell table:style-name="ACE-0x24f0bd8" office:value-type="float" office:value="80.5486">
            <text:p>80.549</text:p>
          </table:table-cell>
          <table:table-cell table:style-name="ACE-0x24f02d8" table:formula="of:=[.K55]*[.G55]/100" office:value-type="float" office:value="1.0000008">
            <text:p>1</text:p>
          </table:table-cell>
          <table:table-cell table:style-name="ACE-0x24f02d8" table:formula="of:=[.L55]*[.H55]/100" office:value-type="float" office:value="102.000052">
            <text:p>102</text:p>
          </table:table-cell>
          <table:table-cell table:style-name="ACE-0x24f02d8" table:formula="of:=[.M55]*[.I55]/100" office:value-type="float" office:value="322.999886">
            <text:p>323</text:p>
          </table:table-cell>
          <table:table-cell table:style-name="ACE-0x24f0758" table:formula="of:=SUM([.N55:.P55])" office:value-type="float" office:value="425.9999388">
            <text:p>426</text:p>
          </table:table-cell>
          <table:table-cell table:style-name="ACE-0x24f0e18" office:value-type="float" office:value="39">
            <text:p>39.000</text:p>
          </table:table-cell>
          <table:table-cell table:style-name="ACE-0x24f0bd8" office:value-type="float" office:value="28.8824">
            <text:p>28.882</text:p>
          </table:table-cell>
          <table:table-cell table:style-name="ACE-0x24f0bd8" office:value-type="float" office:value="132.375">
            <text:p>132.375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0.5609">
            <text:p>20.561</text:p>
          </table:table-cell>
          <table:table-cell table:style-name="ACE-0x24f1058" office:value-type="float" office:value="55.1654">
            <text:p>55.165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4">
            <text:p>4</text:p>
          </table:table-cell>
          <table:covered-table-cell table:number-columns-repeated="5"/>
          <table:table-cell table:style-name="ACE-0x24f02d8" office:value-type="float" office:value="38">
            <text:p>38</text:p>
          </table:table-cell>
          <table:table-cell table:style-name="ACE-0x24f02d8" office:value-type="float" office:value="151">
            <text:p>151</text:p>
          </table:table-cell>
          <table:table-cell table:style-name="ACE-0x24f0758" office:value-type="float" office:value="370">
            <text:p>370</text:p>
          </table:table-cell>
          <table:table-cell table:style-name="ACE-0x24f0998" office:value-type="float" office:value="38414">
            <text:p>38,414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60.2649">
            <text:p>60.265</text:p>
          </table:table-cell>
          <table:table-cell table:style-name="ACE-0x24f0bd8" office:value-type="float" office:value="81.8919">
            <text:p>81.892</text:p>
          </table:table-cell>
          <table:table-cell table:style-name="ACE-0x24f02d8" table:formula="of:=[.K56]*[.G56]/100" office:value-type="float" office:value="0">
            <text:p>0</text:p>
          </table:table-cell>
          <table:table-cell table:style-name="ACE-0x24f02d8" table:formula="of:=[.L56]*[.H56]/100" office:value-type="float" office:value="90.999999">
            <text:p>91</text:p>
          </table:table-cell>
          <table:table-cell table:style-name="ACE-0x24f02d8" table:formula="of:=[.M56]*[.I56]/100" office:value-type="float" office:value="303.00003">
            <text:p>303</text:p>
          </table:table-cell>
          <table:table-cell table:style-name="ACE-0x24f0758" table:formula="of:=SUM([.N56:.P56])" office:value-type="float" office:value="394.000029">
            <text:p>394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24.6813">
            <text:p>24.681</text:p>
          </table:table-cell>
          <table:table-cell table:style-name="ACE-0x24f0bd8" office:value-type="float" office:value="119.366">
            <text:p>119.366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15.8661">
            <text:p>15.866</text:p>
          </table:table-cell>
          <table:table-cell table:style-name="ACE-0x24f1058" office:value-type="float" office:value="48.0799">
            <text:p>48.080</text:p>
          </table:table-cell>
          <table:table-cell table:number-columns-repeated="233" table:style-name="ACE-0x24efe58"/>
        </table:table-row>
        <table:table-row table:style-name="AROW-4">
          <table:table-cell table:style-name="ACE-0x24efd38" office:value-type="float" office:value="5">
            <text:p>5</text:p>
          </table:table-cell>
          <table:covered-table-cell table:number-columns-repeated="5"/>
          <table:table-cell table:style-name="ACE-0x24f02d8" office:value-type="float" office:value="29">
            <text:p>29</text:p>
          </table:table-cell>
          <table:table-cell table:style-name="ACE-0x24f02d8" office:value-type="float" office:value="181">
            <text:p>181</text:p>
          </table:table-cell>
          <table:table-cell table:style-name="ACE-0x24f0758" office:value-type="float" office:value="385">
            <text:p>385</text:p>
          </table:table-cell>
          <table:table-cell table:style-name="ACE-0x24f0998" office:value-type="float" office:value="42023">
            <text:p>42,023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58.5635">
            <text:p>58.563</text:p>
          </table:table-cell>
          <table:table-cell table:style-name="ACE-0x24f0bd8" office:value-type="float" office:value="81.8182">
            <text:p>81.818</text:p>
          </table:table-cell>
          <table:table-cell table:style-name="ACE-0x24f02d8" table:formula="of:=[.K57]*[.G57]/100" office:value-type="float" office:value="0">
            <text:p>0</text:p>
          </table:table-cell>
          <table:table-cell table:style-name="ACE-0x24f02d8" table:formula="of:=[.L57]*[.H57]/100" office:value-type="float" office:value="105.999935">
            <text:p>106</text:p>
          </table:table-cell>
          <table:table-cell table:style-name="ACE-0x24f02d8" table:formula="of:=[.M57]*[.I57]/100" office:value-type="float" office:value="315.00007">
            <text:p>315</text:p>
          </table:table-cell>
          <table:table-cell table:style-name="ACE-0x24f0758" table:formula="of:=SUM([.N57:.P57])" office:value-type="float" office:value="421.000005">
            <text:p>421</text:p>
          </table:table-cell>
          <table:table-cell table:style-name="ACE-0x24f0e18" office:value-type="float" office:value="0">
            <text:p>0.000</text:p>
          </table:table-cell>
          <table:table-cell table:style-name="ACE-0x24f0bd8" office:value-type="float" office:value="32.1792">
            <text:p>32.179</text:p>
          </table:table-cell>
          <table:table-cell table:style-name="ACE-0x24f0bd8" office:value-type="float" office:value="122.578">
            <text:p>122.578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1.3682">
            <text:p>21.368</text:p>
          </table:table-cell>
          <table:table-cell table:style-name="ACE-0x24f1058" office:value-type="float" office:value="54.9548">
            <text:p>54.955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1">
            <text:p>1</text:p>
          </table:table-cell>
          <table:table-cell table:number-rows-spanned="5" table:style-name="ACE-0x24efc18" office:value-type="float" office:value="60">
            <text:p>60</text:p>
          </table:table-cell>
          <table:table-cell table:number-rows-spanned="5" table:style-name="ACE-0x24efc18" office:value-type="float" office:value="30">
            <text:p>30</text:p>
          </table:table-cell>
          <table:table-cell table:number-rows-spanned="5" table:style-name="ACE-0x24f0098" office:value-type="float" office:value="1">
            <text:p>1.0</text:p>
          </table:table-cell>
          <table:table-cell table:number-rows-spanned="5" table:style-name="ACE-0x24f0098" office:value-type="float" office:value="0.5">
            <text:p>0.5</text:p>
          </table:table-cell>
          <table:table-cell table:number-rows-spanned="5" table:style-name="ACE-0x24f0098" office:value-type="float" office:value="0">
            <text:p>0.0</text:p>
          </table:table-cell>
          <table:table-cell table:style-name="ACE-0x24f02d8" office:value-type="float" office:value="33">
            <text:p>33</text:p>
          </table:table-cell>
          <table:table-cell table:style-name="ACE-0x24f02d8" office:value-type="float" office:value="223">
            <text:p>223</text:p>
          </table:table-cell>
          <table:table-cell table:style-name="ACE-0x24f0758" office:value-type="float" office:value="580">
            <text:p>580</text:p>
          </table:table-cell>
          <table:table-cell table:style-name="ACE-0x24f0998" office:value-type="float" office:value="110585">
            <text:p>110,585</text:p>
          </table:table-cell>
          <table:table-cell table:style-name="ACE-0x24f0bd8" office:value-type="float" office:value="6.06061">
            <text:p>6.061</text:p>
          </table:table-cell>
          <table:table-cell table:style-name="ACE-0x24f0bd8" office:value-type="float" office:value="66.8161">
            <text:p>66.816</text:p>
          </table:table-cell>
          <table:table-cell table:style-name="ACE-0x24f0bd8" office:value-type="float" office:value="82.7586">
            <text:p>82.759</text:p>
          </table:table-cell>
          <table:table-cell table:style-name="ACE-0x24f02d8" table:formula="of:=[.K58]*[.G58]/100" office:value-type="float" office:value="2.0000013">
            <text:p>2</text:p>
          </table:table-cell>
          <table:table-cell table:style-name="ACE-0x24f02d8" table:formula="of:=[.L58]*[.H58]/100" office:value-type="float" office:value="148.999903">
            <text:p>149</text:p>
          </table:table-cell>
          <table:table-cell table:style-name="ACE-0x24f02d8" table:formula="of:=[.M58]*[.I58]/100" office:value-type="float" office:value="479.99988">
            <text:p>480</text:p>
          </table:table-cell>
          <table:table-cell table:style-name="ACE-0x24f0758" table:formula="of:=SUM([.N58:.P58])" office:value-type="float" office:value="630.9997843">
            <text:p>631</text:p>
          </table:table-cell>
          <table:table-cell table:style-name="ACE-0x24f0e18" office:value-type="float" office:value="19.5">
            <text:p>19.500</text:p>
          </table:table-cell>
          <table:table-cell table:style-name="ACE-0x24f0bd8" office:value-type="float" office:value="55.3825">
            <text:p>55.383</text:p>
          </table:table-cell>
          <table:table-cell table:style-name="ACE-0x24f0bd8" office:value-type="float" office:value="213.113">
            <text:p>213.113</text:p>
          </table:table-cell>
          <table:table-cell table:style-name="ACE-0x24f0bd8" office:value-type="float" office:value="12.5">
            <text:p>12.500</text:p>
          </table:table-cell>
          <table:table-cell table:style-name="ACE-0x24f0bd8" office:value-type="float" office:value="30.2896">
            <text:p>30.290</text:p>
          </table:table-cell>
          <table:table-cell table:style-name="ACE-0x24f1058" office:value-type="float" office:value="87.7627">
            <text:p>87.763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2">
            <text:p>2</text:p>
          </table:table-cell>
          <table:covered-table-cell table:number-columns-repeated="5"/>
          <table:table-cell table:style-name="ACE-0x24f02d8" office:value-type="float" office:value="35">
            <text:p>35</text:p>
          </table:table-cell>
          <table:table-cell table:style-name="ACE-0x24f02d8" office:value-type="float" office:value="232">
            <text:p>232</text:p>
          </table:table-cell>
          <table:table-cell table:style-name="ACE-0x24f0758" office:value-type="float" office:value="552">
            <text:p>552</text:p>
          </table:table-cell>
          <table:table-cell table:style-name="ACE-0x24f0998" office:value-type="float" office:value="98113">
            <text:p>98,113</text:p>
          </table:table-cell>
          <table:table-cell table:style-name="ACE-0x24f0bd8" office:value-type="float" office:value="2.85714">
            <text:p>2.857</text:p>
          </table:table-cell>
          <table:table-cell table:style-name="ACE-0x24f0bd8" office:value-type="float" office:value="61.2069">
            <text:p>61.207</text:p>
          </table:table-cell>
          <table:table-cell table:style-name="ACE-0x24f0bd8" office:value-type="float" office:value="81.5217">
            <text:p>81.522</text:p>
          </table:table-cell>
          <table:table-cell table:style-name="ACE-0x24f02d8" table:formula="of:=[.K59]*[.G59]/100" office:value-type="float" office:value="0.999999">
            <text:p>1</text:p>
          </table:table-cell>
          <table:table-cell table:style-name="ACE-0x24f02d8" table:formula="of:=[.L59]*[.H59]/100" office:value-type="float" office:value="142.000008">
            <text:p>142</text:p>
          </table:table-cell>
          <table:table-cell table:style-name="ACE-0x24f02d8" table:formula="of:=[.M59]*[.I59]/100" office:value-type="float" office:value="449.999784">
            <text:p>450</text:p>
          </table:table-cell>
          <table:table-cell table:style-name="ACE-0x24f0758" table:formula="of:=SUM([.N59:.P59])" office:value-type="float" office:value="592.999791">
            <text:p>593</text:p>
          </table:table-cell>
          <table:table-cell table:style-name="ACE-0x24f0e18" office:value-type="float" office:value="35">
            <text:p>35.000</text:p>
          </table:table-cell>
          <table:table-cell table:style-name="ACE-0x24f0bd8" office:value-type="float" office:value="55.0634">
            <text:p>55.063</text:p>
          </table:table-cell>
          <table:table-cell table:style-name="ACE-0x24f0bd8" office:value-type="float" office:value="200.576">
            <text:p>200.576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28.5189">
            <text:p>28.519</text:p>
          </table:table-cell>
          <table:table-cell table:style-name="ACE-0x24f1058" office:value-type="float" office:value="82.3978">
            <text:p>82.398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3">
            <text:p>3</text:p>
          </table:table-cell>
          <table:covered-table-cell table:number-columns-repeated="5"/>
          <table:table-cell table:style-name="ACE-0x24f02d8" office:value-type="float" office:value="36">
            <text:p>36</text:p>
          </table:table-cell>
          <table:table-cell table:style-name="ACE-0x24f02d8" office:value-type="float" office:value="261">
            <text:p>261</text:p>
          </table:table-cell>
          <table:table-cell table:style-name="ACE-0x24f0758" office:value-type="float" office:value="531">
            <text:p>531</text:p>
          </table:table-cell>
          <table:table-cell table:style-name="ACE-0x24f0998" office:value-type="float" office:value="89824">
            <text:p>89,824</text:p>
          </table:table-cell>
          <table:table-cell table:style-name="ACE-0x24f0bd8" office:value-type="float" office:value="2.77778">
            <text:p>2.778</text:p>
          </table:table-cell>
          <table:table-cell table:style-name="ACE-0x24f0bd8" office:value-type="float" office:value="60.9195">
            <text:p>60.919</text:p>
          </table:table-cell>
          <table:table-cell table:style-name="ACE-0x24f0bd8" office:value-type="float" office:value="81.1676">
            <text:p>81.168</text:p>
          </table:table-cell>
          <table:table-cell table:style-name="ACE-0x24f02d8" table:formula="of:=[.K60]*[.G60]/100" office:value-type="float" office:value="1.0000008">
            <text:p>1</text:p>
          </table:table-cell>
          <table:table-cell table:style-name="ACE-0x24f02d8" table:formula="of:=[.L60]*[.H60]/100" office:value-type="float" office:value="158.999895">
            <text:p>159</text:p>
          </table:table-cell>
          <table:table-cell table:style-name="ACE-0x24f02d8" table:formula="of:=[.M60]*[.I60]/100" office:value-type="float" office:value="430.999956">
            <text:p>431</text:p>
          </table:table-cell>
          <table:table-cell table:style-name="ACE-0x24f0758" table:formula="of:=SUM([.N60:.P60])" office:value-type="float" office:value="590.9998518">
            <text:p>591</text:p>
          </table:table-cell>
          <table:table-cell table:style-name="ACE-0x24f0e18" office:value-type="float" office:value="34">
            <text:p>34.000</text:p>
          </table:table-cell>
          <table:table-cell table:style-name="ACE-0x24f0bd8" office:value-type="float" office:value="48.8239">
            <text:p>48.824</text:p>
          </table:table-cell>
          <table:table-cell table:style-name="ACE-0x24f0bd8" office:value-type="float" office:value="190.318">
            <text:p>190.318</text:p>
          </table:table-cell>
          <table:table-cell table:style-name="ACE-0x24f0bd8" office:value-type="float" office:value="0">
            <text:p>0.000</text:p>
          </table:table-cell>
          <table:table-cell table:style-name="ACE-0x24f0bd8" office:value-type="float" office:value="30.0359">
            <text:p>30.036</text:p>
          </table:table-cell>
          <table:table-cell table:style-name="ACE-0x24f1058" office:value-type="float" office:value="74.1573">
            <text:p>74.157</text:p>
          </table:table-cell>
          <table:table-cell table:number-columns-repeated="233" table:style-name="ACE-0x24efe58"/>
        </table:table-row>
        <table:table-row table:style-name="AROW-4">
          <table:table-cell table:style-name="ACE-0x24efc18" office:value-type="float" office:value="4">
            <text:p>4</text:p>
          </table:table-cell>
          <table:covered-table-cell table:number-columns-repeated="5"/>
          <table:table-cell table:style-name="ACE-0x24f02d8" office:value-type="float" office:value="62">
            <text:p>62</text:p>
          </table:table-cell>
          <table:table-cell table:style-name="ACE-0x24f02d8" office:value-type="float" office:value="282">
            <text:p>282</text:p>
          </table:table-cell>
          <table:table-cell table:style-name="ACE-0x24f0758" office:value-type="float" office:value="646">
            <text:p>646</text:p>
          </table:table-cell>
          <table:table-cell table:style-name="ACE-0x24f0998" office:value-type="float" office:value="135441">
            <text:p>135,441</text:p>
          </table:table-cell>
          <table:table-cell table:style-name="ACE-0x24f0bd8" office:value-type="float" office:value="11.2903">
            <text:p>11.290</text:p>
          </table:table-cell>
          <table:table-cell table:style-name="ACE-0x24f0bd8" office:value-type="float" office:value="68.0851">
            <text:p>68.085</text:p>
          </table:table-cell>
          <table:table-cell table:style-name="ACE-0x24f0bd8" office:value-type="float" office:value="79.7214">
            <text:p>79.721</text:p>
          </table:table-cell>
          <table:table-cell table:style-name="ACE-0x24f02d8" table:formula="of:=[.K61]*[.G61]/100" office:value-type="float" office:value="6.999986">
            <text:p>7</text:p>
          </table:table-cell>
          <table:table-cell table:style-name="ACE-0x24f02d8" table:formula="of:=[.L61]*[.H61]/100" office:value-type="float" office:value="191.999982">
            <text:p>192</text:p>
          </table:table-cell>
          <table:table-cell table:style-name="ACE-0x24f02d8" table:formula="of:=[.M61]*[.I61]/100" office:value-type="float" office:value="515.000244">
            <text:p>515</text:p>
          </table:table-cell>
          <table:table-cell table:style-name="ACE-0x24f0758" table:formula="of:=SUM([.N61:.P61])" office:value-type="float" office:value="714.000212">
            <text:p>714</text:p>
          </table:table-cell>
          <table:table-cell table:style-name="ACE-0x24f0e18" office:value-type="float" office:value="12.2857">
            <text:p>12.286</text:p>
          </table:table-cell>
          <table:table-cell table:style-name="ACE-0x24f0bd8" office:value-type="float" office:value="59.4792">
            <text:p>59.479</text:p>
          </table:table-cell>
          <table:table-cell table:style-name="ACE-0x24f0bd8" office:value-type="float" office:value="240.65">
            <text:p>240.650</text:p>
          </table:table-cell>
          <table:table-cell table:style-name="ACE-0x24f0bd8" office:value-type="float" office:value="14.7814">
            <text:p>14.781</text:p>
          </table:table-cell>
          <table:table-cell table:style-name="ACE-0x24f0bd8" office:value-type="float" office:value="36.6592">
            <text:p>36.659</text:p>
          </table:table-cell>
          <table:table-cell table:style-name="ACE-0x24f1058" office:value-type="float" office:value="94.4222">
            <text:p>94.422</text:p>
          </table:table-cell>
          <table:table-cell table:number-columns-repeated="233" table:style-name="ACE-0x24efe58"/>
        </table:table-row>
        <table:table-row table:style-name="AROW-4">
          <table:table-cell table:style-name="ACE-0x24efd38" office:value-type="float" office:value="5">
            <text:p>5</text:p>
          </table:table-cell>
          <table:covered-table-cell table:number-columns-repeated="5"/>
          <table:table-cell table:style-name="ACE-0x24f03f8" office:value-type="float" office:value="43">
            <text:p>43</text:p>
          </table:table-cell>
          <table:table-cell table:style-name="ACE-0x24f03f8" office:value-type="float" office:value="232">
            <text:p>232</text:p>
          </table:table-cell>
          <table:table-cell table:style-name="ACE-0x24f0878" office:value-type="float" office:value="503">
            <text:p>503</text:p>
          </table:table-cell>
          <table:table-cell table:style-name="ACE-0x24f0ab8" office:value-type="float" office:value="74073">
            <text:p>74,073</text:p>
          </table:table-cell>
          <table:table-cell table:style-name="ACE-0x24f0cf8" office:value-type="float" office:value="6.97674">
            <text:p>6.977</text:p>
          </table:table-cell>
          <table:table-cell table:style-name="ACE-0x24f0cf8" office:value-type="float" office:value="66.8103">
            <text:p>66.810</text:p>
          </table:table-cell>
          <table:table-cell table:style-name="ACE-0x24f0cf8" office:value-type="float" office:value="78.33">
            <text:p>78.330</text:p>
          </table:table-cell>
          <table:table-cell table:style-name="ACE-0x24f03f8" table:formula="of:=[.K62]*[.G62]/100" office:value-type="float" office:value="2.9999982">
            <text:p>3</text:p>
          </table:table-cell>
          <table:table-cell table:style-name="ACE-0x24f03f8" table:formula="of:=[.L62]*[.H62]/100" office:value-type="float" office:value="154.999896">
            <text:p>155</text:p>
          </table:table-cell>
          <table:table-cell table:style-name="ACE-0x24f03f8" table:formula="of:=[.M62]*[.I62]/100" office:value-type="float" office:value="393.9999">
            <text:p>394</text:p>
          </table:table-cell>
          <table:table-cell table:style-name="ACE-0x24f0878" table:formula="of:=SUM([.N62:.P62])" office:value-type="float" office:value="551.9997942">
            <text:p>552</text:p>
          </table:table-cell>
          <table:table-cell table:style-name="ACE-0x24f0f38" office:value-type="float" office:value="12.6667">
            <text:p>12.667</text:p>
          </table:table-cell>
          <table:table-cell table:style-name="ACE-0x24f0cf8" office:value-type="float" office:value="38.1097">
            <text:p>38.110</text:p>
          </table:table-cell>
          <table:table-cell table:style-name="ACE-0x24f0cf8" office:value-type="float" office:value="172.914">
            <text:p>172.914</text:p>
          </table:table-cell>
          <table:table-cell table:style-name="ACE-0x24f0cf8" office:value-type="float" office:value="15.0849">
            <text:p>15.085</text:p>
          </table:table-cell>
          <table:table-cell table:style-name="ACE-0x24f0cf8" office:value-type="float" office:value="27.5544">
            <text:p>27.554</text:p>
          </table:table-cell>
          <table:table-cell table:style-name="ACE-0x24f1178" office:value-type="float" office:value="71.2243">
            <text:p>71.224</text:p>
          </table:table-cell>
          <table:table-cell table:number-columns-repeated="233" table:style-name="ACE-0x24efe58"/>
        </table:table-row>
        <table:table-row table:style-name="AROW-0">
          <table:table-cell table:number-columns-repeated="24" table:style-name="ACE-0x24efe58"/>
          <table:table-cell table:number-columns-repeated="40" table:style-name="ACE-0x24efe58"/>
          <table:table-cell table:number-columns-repeated="192" table:style-name="ACE-0x24efe58"/>
        </table:table-row>
        <table:table-row table:style-name="AROW-0">
          <table:table-cell table:number-columns-repeated="24" table:style-name="ACE-0x24efe58"/>
          <table:table-cell table:number-columns-repeated="40" table:style-name="ACE-0x24efe58"/>
          <table:table-cell table:number-columns-repeated="192" table:style-name="ACE-0x24efe58"/>
        </table:table-row>
        <table:table-row table:style-name="AROW-0">
          <table:table-cell table:number-columns-repeated="24" table:style-name="ACE-0x24efe58"/>
          <table:table-cell table:number-columns-repeated="40" table:style-name="ACE-0x24efe58"/>
          <table:table-cell table:number-columns-repeated="192" table:style-name="ACE-0x24efe58"/>
        </table:table-row>
        <table:table-row table:style-name="AROW-0" table:number-rows-repeated="191">
          <table:table-cell table:number-columns-repeated="24" table:style-name="ACE-0x24efe58"/>
          <table:table-cell table:number-columns-repeated="40" table:style-name="ACE-0x24efe58"/>
          <table:table-cell table:number-columns-repeated="192" table:style-name="ACE-0x24efe58"/>
        </table:table-row>
        <table:table-row table:style-name="AROW-0">
          <table:table-cell table:number-columns-repeated="64" table:style-name="ACE-0x24efe58"/>
          <table:table-cell table:number-columns-repeated="192" table:style-name="ACE-0x24efe58"/>
        </table:table-row>
        <table:table-row table:style-name="AROW-0" table:number-rows-repeated="65279">
          <table:table-cell table:number-columns-repeated="64" table:style-name="ACE-0x24efe58"/>
          <table:table-cell table:number-columns-repeated="192" table:style-name="ACE-0x24efe58"/>
        </table:table-row>
        <table:named-expressions>
          <table:named-expression table:name="Print_Area" table:expression="of:=#REF!" table:base-cell-address="$'jit'.$A$1"/>
          <table:named-expression table:name="Sheet_Title" table:expression="of:=&quot;jit&quot;" table:base-cell-address="$'jit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1" number:display-factor="1" number:grouping="false" number:min-integer-digits="1"/>
    </number:number-style>
    <number:number-style style:name="ND.1">
      <number:number number:decimal-places="0" number:display-factor="1" number:grouping="false" number:min-integer-digits="1"/>
    </number:number-style>
    <number:number-style style:name="ND.4">
      <number:number number:decimal-places="0" number:display-factor="1" number:grouping="true" number:min-integer-digits="1"/>
    </number:number-style>
    <number:number-style style:name="ND.2">
      <number:number number:decimal-places="2" number:display-factor="1" number:grouping="false" number:min-integer-digits="1"/>
    </number:number-style>
    <number:number-style style:name="ND.3">
      <number:number number:decimal-places="3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Gnumeric-1" style:family="table-cell">
      <style:table-cell-properties fo:background-color="#ff0000" style:print-content="true" style:decimal-places="13" style:repeat-content="false"/>
      <style:paragraph-properties/>
      <style:text-properties/>
    </style:style>
    <style:style style:name="Gnumeric-6" style:family="table-cell">
      <style:table-cell-properties fo:background-color="#00ff00" style:print-content="true" style:decimal-places="13" style:repeat-content="false"/>
      <style:paragraph-properties/>
      <style:text-properties/>
    </style:style>
    <style:style style:name="Gnumeric-7" style:family="table-cell">
      <style:table-cell-properties fo:background-color="#00ff00" style:print-content="true" style:decimal-places="13" style:repeat-content="false"/>
      <style:paragraph-properties/>
      <style:text-properties/>
    </style:style>
    <style:style style:name="Gnumeric-4" style:family="table-cell">
      <style:table-cell-properties fo:background-color="#00ff00" style:print-content="true" style:decimal-places="13" style:repeat-content="false"/>
      <style:paragraph-properties/>
      <style:text-properties/>
    </style:style>
    <style:style style:name="Gnumeric-5" style:family="table-cell">
      <style:table-cell-properties fo:background-color="#00ff00" style:print-content="true" style:decimal-places="13" style:repeat-content="false"/>
      <style:paragraph-properties/>
      <style:text-properties/>
    </style:style>
    <style:style style:name="Gnumeric-2" style:family="table-cell">
      <style:table-cell-properties fo:background-color="#ff0000" style:print-content="true" style:decimal-places="13" style:repeat-content="false"/>
      <style:paragraph-properties/>
      <style:text-properties/>
    </style:style>
    <style:style style:name="Gnumeric-3" style:family="table-cell">
      <style:table-cell-properties fo:background-color="#ff0000" style:print-content="true" style:decimal-places="13" style:repeat-content="false"/>
      <style:paragraph-properties/>
      <style:text-properties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23cb340" style:page-usage="all">
      <style:page-layout-properties fo:margin-top="72.00pt" fo:margin-bottom="72.00pt" fo:margin-left="72.00pt" fo:margin-right="72.00pt" fo:page-width="792.00pt" fo:page-height="612.00pt" style:table-centering="none" style:print-page-order="ttb" style:writing-mode="lr-tb" style:print-orientation="landscape" style:print="charts drawings object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232103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23c911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2307210" style:display-name="Propio" style:page-layout-name="pl-0x23cb3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2307400" style:display-name="asap" style:page-layout-name="pl-0x23210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23075f0" style:display-name="jit" style:page-layout-name="pl-0x23c91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4-16T21:22:39Z</dc:date>
    <meta:creation-date>2013-09-07T01:15:14Z</meta:creation-date>
    <meta:generator>gnumeric/1.10.17</meta:generator>
  </office:meta>
</office:document-meta>
</file>